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7.80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6.7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6.579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161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5.196cm"/>
    </style:style>
    <style:style style:name="co12" style:family="table-column">
      <style:table-column-properties fo:break-before="auto" style:column-width="1.104cm"/>
    </style:style>
    <style:style style:name="co13" style:family="table-column">
      <style:table-column-properties fo:break-before="auto" style:column-width="1.244cm"/>
    </style:style>
    <style:style style:name="co14" style:family="table-column">
      <style:table-column-properties fo:break-before="auto" style:column-width="1.353cm"/>
    </style:style>
    <style:style style:name="co15" style:family="table-column">
      <style:table-column-properties fo:break-before="auto" style:column-width="1.187cm"/>
    </style:style>
    <style:style style:name="co16" style:family="table-column">
      <style:table-column-properties fo:break-before="auto" style:column-width="1.603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2.044cm"/>
    </style:style>
    <style:style style:name="co19" style:family="table-column">
      <style:table-column-properties fo:break-before="auto" style:column-width="6.302cm"/>
    </style:style>
    <style:style style:name="co20" style:family="table-column">
      <style:table-column-properties fo:break-before="auto" style:column-width="2.3cm"/>
    </style:style>
    <style:style style:name="co21" style:family="table-column">
      <style:table-column-properties fo:break-before="auto" style:column-width="0.889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3.598cm"/>
    </style:style>
    <style:style style:name="co24" style:family="table-column">
      <style:table-column-properties fo:break-before="auto" style:column-width="3.538cm"/>
    </style:style>
    <style:style style:name="co25" style:family="table-column">
      <style:table-column-properties fo:break-before="auto" style:column-width="3.87cm"/>
    </style:style>
    <style:style style:name="co26" style:family="table-column">
      <style:table-column-properties fo:break-before="auto" style:column-width="2.681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vertical-align="top"/>
      <style:text-properties style:text-position="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ext-properties style:text-position=""/>
      <style:map style:condition="cell-content()&lt;100" style:apply-style-name="Errore" style:base-cell-address="user_trainings.E20"/>
    </style:style>
    <style:style style:name="ce7" style:family="table-cell" style:parent-style-name="Default" style:data-style-name="N0"/>
    <style:style style:name="ce8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map style:condition="cell-content()&lt;100" style:apply-style-name="Errore" style:base-cell-address="user_trainings.E20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ext-properties fo:color="#0047ff" fo:font-weight="bold" style:font-weight-asian="bold" style:font-weight-complex="bold"/>
    </style:style>
    <style:style style:name="ce15" style:family="table-cell" style:parent-style-name="Default">
      <style:text-properties fo:color="#999999"/>
    </style:style>
    <style:style style:name="ce16" style:family="table-cell" style:parent-style-name="Default">
      <style:text-properties fo:color="#999999" fo:font-weight="bold" style:font-weight-asian="bold" style:font-weight-complex="bold"/>
    </style:style>
    <style:style style:name="ce17" style:family="table-cell" style:parent-style-name="Default">
      <style:table-cell-properties style:vertical-align="top"/>
      <style:text-properties fo:color="#999999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 fo:font-weight="bold" style:font-weight-asian="bold" style:font-weight-complex="bold"/>
    </style:style>
    <style:style style:name="ce22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user_train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6"/>
        <table:table-column table:style-name="co5" table:number-columns-repeated="1008" table:default-cell-style-name="Default"/>
        <table:table-row table:style-name="ro1">
          <table:table-cell table:style-name="ce2" office:value-type="string" calcext:value-type="string">
            <text:p>user_trainings</text:p>
          </table:table-cell>
          <table:table-cell table:number-columns-repeated="3"/>
          <table:table-cell table:style-name="ce3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s&#13;&#10;-- " calcext:value-type="string">
            <text:p>--</text:p>
            <text:p>-- Dump dei dati per la tabella user_trainings</text:p>
            <text:p>-- 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string" calcext:value-type="string">
            <text:p>user_id</text:p>
          </table:table-cell>
          <table:table-cell table:style-name="ce3"/>
          <table:table-cell table:style-name="Default" table:formula="of:=&quot;INSERT INTO &quot;&amp;[.$A$1]&amp;&quot; (&quot;&amp;[.$A$3]&amp;&quot;,&quot;&amp;[.$B$3]&amp;&quot;,&quot;&amp;[.$C$3]&amp;&quot;,lock_version,created_at,updated_at) VALUES &quot;" office:value-type="string" office:string-value="INSERT INTO user_trainings (id,description,user_id,lock_version,created_at,updated_at) VALUES " calcext:value-type="string">
            <text:p>INSERT INTO user_trainings (id,description,user_id,lock_version,created_at,updated_at) VALUES </text:p>
          </table:table-cell>
          <table:table-cell table:style-name="ce3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4]&amp;&quot;,'&quot;&amp;SUBSTITUTE([.B4];&quot;'&quot;;&quot;''&quot;)&amp;&quot;',&quot;&amp;[.C4]&amp;&quot;,0,CURDATE(),CURDATE())&quot;&amp;IF(INDIRECT(ADDRESS(ROW([.A4])+1;1))&gt;0;&quot;,&quot;;&quot;;&quot;)" office:value-type="string" office:string-value="(1,'Aerobico frizzante Lun 10 Febbraio, 25',2,0,CURDATE(),CURDATE())," calcext:value-type="string">
            <text:p>(1,'Aerobico frizzante Lun 10 Febbraio, 25',2,0,CURDATE(),CURDATE()),</text:p>
          </table:table-cell>
          <table:table-cell table:number-columns-repeated="100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5]&amp;&quot;,'&quot;&amp;SUBSTITUTE([.B5];&quot;'&quot;;&quot;''&quot;)&amp;&quot;',&quot;&amp;[.C5]&amp;&quot;,0,CURDATE(),CURDATE())&quot;&amp;IF(INDIRECT(ADDRESS(ROW([.A5])+1;1))&gt;0;&quot;,&quot;;&quot;;&quot;)" office:value-type="string" office:string-value="(2,'VO2Max stile ed attrezzi Mar 11 Febbraio, 50',2,0,CURDATE(),CURDATE())," calcext:value-type="string">
            <text:p>(2,'VO2Max stile ed attrezzi Mar 11 Febbraio, 50',2,0,CURDATE(),CURDATE()),</text:p>
          </table:table-cell>
          <table:table-cell table:number-columns-repeated="100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6]&amp;&quot;,'&quot;&amp;SUBSTITUTE([.B6];&quot;'&quot;;&quot;''&quot;)&amp;&quot;',&quot;&amp;[.C6]&amp;&quot;,0,CURDATE(),CURDATE())&quot;&amp;IF(INDIRECT(ADDRESS(ROW([.A6])+1;1))&gt;0;&quot;,&quot;;&quot;;&quot;)" office:value-type="string" office:string-value="(3,'Luca Mer 12 Febbraio, 50',2,0,CURDATE(),CURDATE())," calcext:value-type="string">
            <text:p>(3,'Luca Mer 12 Febbraio, 50',2,0,CURDATE(),CURDATE()),</text:p>
          </table:table-cell>
          <table:table-cell table:number-columns-repeated="100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7]&amp;&quot;,'&quot;&amp;SUBSTITUTE([.B7];&quot;'&quot;;&quot;''&quot;)&amp;&quot;',&quot;&amp;[.C7]&amp;&quot;,0,CURDATE(),CURDATE())&quot;&amp;IF(INDIRECT(ADDRESS(ROW([.A7])+1;1))&gt;0;&quot;,&quot;;&quot;;&quot;)" office:value-type="string" office:string-value="(4,'Aerobico liscio Gio 13 Febbraio, 50',2,0,CURDATE(),CURDATE())," calcext:value-type="string">
            <text:p>(4,'Aerobico liscio Gio 13 Febbraio, 50',2,0,CURDATE(),CURDATE()),</text:p>
          </table:table-cell>
          <table:table-cell table:number-columns-repeated="1008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8]&amp;&quot;,'&quot;&amp;SUBSTITUTE([.B8];&quot;'&quot;;&quot;''&quot;)&amp;&quot;',&quot;&amp;[.C8]&amp;&quot;,0,CURDATE(),CURDATE())&quot;&amp;IF(INDIRECT(ADDRESS(ROW([.A8])+1;1))&gt;0;&quot;,&quot;;&quot;;&quot;)" office:value-type="string" office:string-value="(5,'C3 Ven 14 Febbraio, 50',2,0,CURDATE(),CURDATE())," calcext:value-type="string">
            <text:p>(5,'C3 Ven 14 Febbraio, 50',2,0,CURDATE(),CURDATE()),</text:p>
          </table:table-cell>
          <table:table-cell table:number-columns-repeated="100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9]&amp;&quot;,'&quot;&amp;SUBSTITUTE([.B9];&quot;'&quot;;&quot;''&quot;)&amp;&quot;',&quot;&amp;[.C9]&amp;&quot;,0,CURDATE(),CURDATE())&quot;&amp;IF(INDIRECT(ADDRESS(ROW([.A9])+1;1))&gt;0;&quot;,&quot;;&quot;;&quot;)" office:value-type="string" office:string-value="(6,'Aerobico frizzante Lun 17 Febbraio, 25',2,0,CURDATE(),CURDATE())," calcext:value-type="string">
            <text:p>(6,'Aerobico frizzante Lun 17 Febbraio, 25',2,0,CURDATE(),CURDATE()),</text:p>
          </table:table-cell>
          <table:table-cell table:number-columns-repeated="100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0]&amp;&quot;,'&quot;&amp;SUBSTITUTE([.B10];&quot;'&quot;;&quot;''&quot;)&amp;&quot;',&quot;&amp;[.C10]&amp;&quot;,0,CURDATE(),CURDATE())&quot;&amp;IF(INDIRECT(ADDRESS(ROW([.A10])+1;1))&gt;0;&quot;,&quot;;&quot;;&quot;)" office:value-type="string" office:string-value="(7,'VO2Max con partenze Mar 18 Febbraio, 25',2,0,CURDATE(),CURDATE())," calcext:value-type="string">
            <text:p>(7,'VO2Max con partenze Mar 18 Febbraio, 25',2,0,CURDATE(),CURDATE()),</text:p>
          </table:table-cell>
          <table:table-cell table:number-columns-repeated="1008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1]&amp;&quot;,'&quot;&amp;SUBSTITUTE([.B11];&quot;'&quot;;&quot;''&quot;)&amp;&quot;',&quot;&amp;[.C11]&amp;&quot;,0,CURDATE(),CURDATE())&quot;&amp;IF(INDIRECT(ADDRESS(ROW([.A11])+1;1))&gt;0;&quot;,&quot;;&quot;;&quot;)" office:value-type="string" office:string-value="(8,'Ripresa.1 aerobico molte gambe',2,0,CURDATE(),CURDATE())," calcext:value-type="string">
            <text:p>(8,'Ripresa.1 aerobico molte gambe',2,0,CURDATE(),CURDATE()),</text:p>
          </table:table-cell>
          <table:table-cell table:number-columns-repeated="1008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.2 misti e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2]&amp;&quot;,'&quot;&amp;SUBSTITUTE([.B12];&quot;'&quot;;&quot;''&quot;)&amp;&quot;',&quot;&amp;[.C12]&amp;&quot;,0,CURDATE(),CURDATE())&quot;&amp;IF(INDIRECT(ADDRESS(ROW([.A12])+1;1))&gt;0;&quot;,&quot;;&quot;;&quot;)" office:value-type="string" office:string-value="(9,'Ripresa.2 misti e molte gambe',2,0,CURDATE(),CURDATE())," calcext:value-type="string">
            <text:p>(9,'Ripresa.2 misti e molte gambe',2,0,CURDATE(),CURDATE()),</text:p>
          </table:table-cell>
          <table:table-cell table:number-columns-repeated="100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.3 fartlek gambe ed aerobico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3]&amp;&quot;,'&quot;&amp;SUBSTITUTE([.B13];&quot;'&quot;;&quot;''&quot;)&amp;&quot;',&quot;&amp;[.C13]&amp;&quot;,0,CURDATE(),CURDATE())&quot;&amp;IF(INDIRECT(ADDRESS(ROW([.A13])+1;1))&gt;0;&quot;,&quot;;&quot;;&quot;)" office:value-type="string" office:string-value="(10,'Ripresa.3 fartlek gambe ed aerobico',2,0,CURDATE(),CURDATE())," calcext:value-type="string">
            <text:p>(10,'Ripresa.3 fartlek gambe ed aerobico',2,0,CURDATE(),CURDATE()),</text:p>
          </table:table-cell>
          <table:table-cell table:number-columns-repeated="100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.4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4]&amp;&quot;,'&quot;&amp;SUBSTITUTE([.B14];&quot;'&quot;;&quot;''&quot;)&amp;&quot;',&quot;&amp;[.C14]&amp;&quot;,0,CURDATE(),CURDATE())&quot;&amp;IF(INDIRECT(ADDRESS(ROW([.A14])+1;1))&gt;0;&quot;,&quot;;&quot;;&quot;)" office:value-type="string" office:string-value="(11,'Ripresa.4 fartlek completo e gambe',2,0,CURDATE(),CURDATE())," calcext:value-type="string">
            <text:p>(11,'Ripresa.4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MC1 Set 01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5]&amp;&quot;,'&quot;&amp;SUBSTITUTE([.B15];&quot;'&quot;;&quot;''&quot;)&amp;&quot;',&quot;&amp;[.C15]&amp;&quot;,0,CURDATE(),CURDATE())&quot;&amp;IF(INDIRECT(ADDRESS(ROW([.A15])+1;1))&gt;0;&quot;,&quot;;&quot;;&quot;)" office:value-type="string" office:string-value="(12,'MC1 Set 01.1 aerobico molte gambe',2,0,CURDATE(),CURDATE())," calcext:value-type="string">
            <text:p>(12,'MC1 Set 01.1 aerobico molte gambe',2,0,CURDATE(),CURDATE()),</text:p>
          </table:table-cell>
          <table:table-cell table:number-columns-repeated="100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MC1 Set 01.2 timida soglia con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6]&amp;&quot;,'&quot;&amp;SUBSTITUTE([.B16];&quot;'&quot;;&quot;''&quot;)&amp;&quot;',&quot;&amp;[.C16]&amp;&quot;,0,CURDATE(),CURDATE())&quot;&amp;IF(INDIRECT(ADDRESS(ROW([.A16])+1;1))&gt;0;&quot;,&quot;;&quot;;&quot;)" office:value-type="string" office:string-value="(13,'MC1 Set 01.2 timida soglia con molte gambe',2,0,CURDATE(),CURDATE())," calcext:value-type="string">
            <text:p>(13,'MC1 Set 01.2 timida soglia con molte gambe',2,0,CURDATE(),CURDATE()),</text:p>
          </table:table-cell>
          <table:table-cell table:number-columns-repeated="100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MC1 Set 01.3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7]&amp;&quot;,'&quot;&amp;SUBSTITUTE([.B17];&quot;'&quot;;&quot;''&quot;)&amp;&quot;',&quot;&amp;[.C17]&amp;&quot;,0,CURDATE(),CURDATE())&quot;&amp;IF(INDIRECT(ADDRESS(ROW([.A17])+1;1))&gt;0;&quot;,&quot;;&quot;;&quot;)" office:value-type="string" office:string-value="(14,'MC1 Set 01.3 fartlek completo e gambe',2,0,CURDATE(),CURDATE())," calcext:value-type="string">
            <text:p>(14,'MC1 Set 01.3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MC1 Set 02.1 aerobico con misti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8]&amp;&quot;,'&quot;&amp;SUBSTITUTE([.B18];&quot;'&quot;;&quot;''&quot;)&amp;&quot;',&quot;&amp;[.C18]&amp;&quot;,0,CURDATE(),CURDATE())&quot;&amp;IF(INDIRECT(ADDRESS(ROW([.A18])+1;1))&gt;0;&quot;,&quot;;&quot;;&quot;)" office:value-type="string" office:string-value="(15,'MC1 Set 02.1 aerobico con misti',2,0,CURDATE(),CURDATE())," calcext:value-type="string">
            <text:p>(15,'MC1 Set 02.1 aerobico con misti',2,0,CURDATE(),CURDATE()),</text:p>
          </table:table-cell>
          <table:table-cell table:number-columns-repeated="1008"/>
        </table:table-row>
        <table:table-row table:style-name="ro5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MC1 Set 02.2 quasi soglia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9]&amp;&quot;,'&quot;&amp;SUBSTITUTE([.B19];&quot;'&quot;;&quot;''&quot;)&amp;&quot;',&quot;&amp;[.C19]&amp;&quot;,0,CURDATE(),CURDATE())&quot;&amp;IF(INDIRECT(ADDRESS(ROW([.A19])+1;1))&gt;0;&quot;,&quot;;&quot;;&quot;)" office:value-type="string" office:string-value="(16,'MC1 Set 02.2 quasi soglia con gambe',2,0,CURDATE(),CURDATE());" calcext:value-type="string">
            <text:p>(16,'MC1 Set 02.2 quasi soglia con gambe',2,0,CURDATE(),CURDATE());</text:p>
          </table:table-cell>
          <table:table-cell table:number-columns-repeated="1008"/>
        </table:table-row>
        <table:table-row table:style-name="ro3" table:number-rows-repeated="279">
          <table:table-cell table:number-columns-repeated="1013"/>
        </table:table-row>
        <table:table-row table:style-name="ro3">
          <table:table-cell table:number-columns-repeated="1013"/>
        </table:table-row>
        <calcext:conditional-formats>
          <calcext:conditional-format calcext:target-range-address="user_trainings.E20:user_trainings.E299">
            <calcext:condition calcext:apply-style-name="Errore" calcext:value="&lt;100" calcext:base-cell-address="user_trainings.E20"/>
          </calcext:conditional-format>
        </calcext:conditional-formats>
      </table:table>
      <table:table table:name="user_training_row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7" table:number-columns-repeated="4" table:default-cell-style-name="Default"/>
        <table:table-column table:style-name="co5" table:number-columns-repeated="3" table:default-cell-style-name="Default"/>
        <table:table-column table:style-name="co18" table:number-columns-repeated="4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7" table:default-cell-style-name="Default"/>
        <table:table-row table:style-name="ro6">
          <table:table-cell table:style-name="ce8" office:value-type="string" calcext:value-type="string">
            <text:p>user_training_rows</text:p>
          </table:table-cell>
          <table:table-cell table:number-columns-repeated="25"/>
          <table:table-cell table:style-name="ce9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14" office:value-type="string" calcext:value-type="string">
            <text:p>user_trainings</text:p>
          </table:table-cell>
          <table:table-cell table:number-columns-repeated="3"/>
          <table:table-cell table:style-name="ce14" office:value-type="string" calcext:value-type="string">
            <text:p>exercises</text:p>
          </table:table-cell>
          <table:table-cell table:style-name="ce16"/>
          <table:table-cell table:style-name="ce14" office:value-type="string" calcext:value-type="string">
            <text:p>training_step_types</text:p>
          </table:table-cell>
          <table:table-cell table:number-columns-repeated="6"/>
          <table:table-cell table:style-name="ce14" office:value-type="string" calcext:value-type="string">
            <text:p>arm_aux_types</text:p>
          </table:table-cell>
          <table:table-cell table:style-name="ce14" office:value-type="string" calcext:value-type="string">
            <text:p>kick_aux_types</text:p>
          </table:table-cell>
          <table:table-cell table:style-name="ce14" office:value-type="string" calcext:value-type="string">
            <text:p>body_aux_types</text:p>
          </table:table-cell>
          <table:table-cell table:style-name="ce14" office:value-type="string" calcext:value-type="string">
            <text:p>breath_aux_types</text:p>
          </table:table-cell>
          <table:table-cell table:number-columns-repeated="8"/>
          <table:table-cell table:style-name="ce11" table:formula="of:=&quot;--&quot;&amp;CHAR(13)&amp;CHAR(10)&amp;&quot;-- Dump dei dati per la tabella &quot;&amp;[.$A$1]&amp;CHAR(13)&amp;CHAR(10)&amp;&quot;-- &quot;" office:value-type="string" office:string-value="--&#13;&#10;-- Dump dei dati per la tabella user_training_rows&#13;&#10;-- " calcext:value-type="string">
            <text:p>--</text:p>
            <text:p>-- Dump dei dati per la tabella user_training_rows</text:p>
            <text:p>-- </text:p>
          </table:table-cell>
          <table:table-cell table:number-columns-repeated="997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14" office:value-type="string" calcext:value-type="string">
            <text:p>description</text:p>
          </table:table-cell>
          <table:table-cell table:style-name="ce9" office:value-type="string" calcext:value-type="string">
            <text:p>part_order</text:p>
          </table:table-cell>
          <table:table-cell table:style-name="ce9" office:value-type="string" calcext:value-type="string">
            <text:p>times</text:p>
          </table:table-cell>
          <table:table-cell table:style-name="ce9" office:value-type="string" calcext:value-type="string">
            <text:p>distance</text:p>
          </table:table-cell>
          <table:table-cell table:style-name="ce14" office:value-type="string" calcext:value-type="string">
            <text:p>code</text:p>
          </table:table-cell>
          <table:table-cell table:style-name="ce16" office:value-type="string" calcext:value-type="string">
            <text:p>description</text:p>
          </table:table-cell>
          <table:table-cell table:style-name="ce14" office:value-type="string" calcext:value-type="string">
            <text:p>code</text:p>
          </table:table-cell>
          <table:table-cell table:style-name="ce9" office:value-type="string" calcext:value-type="string">
            <text:p>start_and_rest</text:p>
          </table:table-cell>
          <table:table-cell table:style-name="ce9" office:value-type="string" calcext:value-type="string">
            <text:p>pause</text:p>
          </table:table-cell>
          <table:table-cell table:style-name="ce9" office:value-type="string" calcext:value-type="string">
            <text:p>group_id</text:p>
          </table:table-cell>
          <table:table-cell table:style-name="ce9" office:value-type="string" calcext:value-type="string">
            <text:p>group_times</text:p>
          </table:table-cell>
          <table:table-cell table:style-name="ce9" office:value-type="string" calcext:value-type="string">
            <text:p>group_start_and_rest</text:p>
          </table:table-cell>
          <table:table-cell table:style-name="ce9" office:value-type="string" calcext:value-type="string">
            <text:p>group_pause</text:p>
          </table:table-cell>
          <table:table-cell table:number-columns-repeated="4" table:style-name="ce14" office:value-type="string" calcext:value-type="string">
            <text:p>code</text:p>
          </table:table-cell>
          <table:table-cell table:style-name="ce9" office:value-type="string" calcext:value-type="string">
            <text:p>user_training_id</text:p>
          </table:table-cell>
          <table:table-cell table:style-name="ce9" office:value-type="string" calcext:value-type="string">
            <text:p>exercise_id</text:p>
          </table:table-cell>
          <table:table-cell table:style-name="ce9" office:value-type="string" calcext:value-type="string">
            <text:p>training_step_type_id</text:p>
          </table:table-cell>
          <table:table-cell table:style-name="ce9" office:value-type="string" calcext:value-type="string">
            <text:p>arm_aux_type_id</text:p>
          </table:table-cell>
          <table:table-cell table:style-name="ce9" office:value-type="string" calcext:value-type="string">
            <text:p>kick_aux_type_id</text:p>
          </table:table-cell>
          <table:table-cell table:style-name="ce9" office:value-type="string" calcext:value-type="string">
            <text:p>body_aux_type_id</text:p>
          </table:table-cell>
          <table:table-cell table:style-name="ce9" office:value-type="string" calcext:value-type="string">
            <text:p>breath_aux_type_id</text:p>
          </table:table-cell>
          <table:table-cell table:style-name="ce9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style-name="ce9" table:number-columns-repeated="997"/>
        </table:table-row>
        <table:table-row table:style-name="ro5">
          <table:table-cell table:style-name="ce13" table:formula="of:=ROW([.A4])-3" office:value-type="float" office:value="1" calcext:value-type="float">
            <text:p>1</text:p>
          </table:table-cell>
          <table:table-cell table:style-name="ce13" office:value-type="string" calcext:value-type="string">
            <text:p>Aerobico frizzante Lun 10 Febbraio, 2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4];;2;0)" office:value-type="string" office:string-value="" calcext:value-type="error">
            <text:p>Err:504</text:p>
          </table:table-cell>
          <table:table-cell table:style-name="ce13" office:value-type="string" calcext:value-type="string">
            <text:p>R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3"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3"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AND([.B4]&lt;&gt;INDIRECT(ADDRESS(ROW([.B4]) + 1;2));INDIRECT(ADDRESS(ROW([.A4]) + 1;1)) &gt; 0); &quot;;&quot;&amp;CHAR(13)&amp;CHAR(10)&amp;CHAR(13)&amp;CHAR(10)&amp;[.AA$3];IF(INDIRECT(ADDRESS(ROW([.A4]) + 1;1)) &gt; 0;&quot;,&quot;;&quot;;&quot;))" office:value-type="string" office:string-value="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5])-3" office:value-type="float" office:value="2" calcext:value-type="float">
            <text:p>2</text:p>
          </table:table-cell>
          <table:table-cell table:style-name="ce13" office:value-type="string" calcext:value-type="string">
            <text:p>Aerobico frizzante Lun 10 Febbraio, 25</text:p>
          </table:table-cell>
          <table:table-cell table:style-name="ce13" table:formula="of:=IF([.B5]=[.B4];[.C4]+1;1)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SLAA</text:p>
          </table:table-cell>
          <table:table-cell table:style-name="ce17" table:formula="of:=VLOOKUP([.F5];;2;0)" office:value-type="string" office:string-value="" calcext:value-type="error">
            <text:p>Err:504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3" table:formula="of:=&quot;(select t.id from &quot;&amp;[.F$2]&amp;&quot; t where t.&quot;&amp;[.F$3]&amp;&quot; = '&quot;&amp;[.F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13"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AND([.B5]&lt;&gt;INDIRECT(ADDRESS(ROW([.B5]) + 1;2));INDIRECT(ADDRESS(ROW([.A5]) + 1;1)) &gt; 0); &quot;;&quot;&amp;CHAR(13)&amp;CHAR(10)&amp;CHAR(13)&amp;CHAR(10)&amp;[.AA$3];IF(INDIRECT(ADDRESS(ROW([.A5]) + 1;1)) &gt; 0;&quot;,&quot;;&quot;;&quot;))" office:value-type="string" office:string-value="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6])-3" office:value-type="float" office:value="3" calcext:value-type="float">
            <text:p>3</text:p>
          </table:table-cell>
          <table:table-cell table:style-name="ce13" office:value-type="string" calcext:value-type="string">
            <text:p>Aerobico frizzante Lun 10 Febbraio, 25</text:p>
          </table:table-cell>
          <table:table-cell table:style-name="ce13" table:formula="of:=IF([.B6]=[.B5];[.C5]+1;1)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SLCP</text:p>
          </table:table-cell>
          <table:table-cell table:style-name="ce17" table:formula="of:=VLOOKUP([.F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3"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13"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AND([.B6]&lt;&gt;INDIRECT(ADDRESS(ROW([.B6]) + 1;2));INDIRECT(ADDRESS(ROW([.A6]) + 1;1)) &gt; 0); &quot;;&quot;&amp;CHAR(13)&amp;CHAR(10)&amp;CHAR(13)&amp;CHAR(10)&amp;[.AA$3];IF(INDIRECT(ADDRESS(ROW([.A6]) + 1;1)) &gt; 0;&quot;,&quot;;&quot;;&quot;))" office:value-type="string" office:string-value="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7])-3" office:value-type="float" office:value="4" calcext:value-type="float">
            <text:p>4</text:p>
          </table:table-cell>
          <table:table-cell table:style-name="ce13" office:value-type="string" calcext:value-type="string">
            <text:p>Aerobico frizzante Lun 10 Febbraio, 25</text:p>
          </table:table-cell>
          <table:table-cell table:style-name="ce13" table:formula="of:=IF([.B7]=[.B6];[.C6]+1;1)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SLDA</text:p>
          </table:table-cell>
          <table:table-cell table:style-name="ce17" table:formula="of:=VLOOKUP([.F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3"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13"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AND([.B7]&lt;&gt;INDIRECT(ADDRESS(ROW([.B7]) + 1;2));INDIRECT(ADDRESS(ROW([.A7]) + 1;1)) &gt; 0); &quot;;&quot;&amp;CHAR(13)&amp;CHAR(10)&amp;CHAR(13)&amp;CHAR(10)&amp;[.AA$3];IF(INDIRECT(ADDRESS(ROW([.A7]) + 1;1)) &gt; 0;&quot;,&quot;;&quot;;&quot;))" office:value-type="string" office:string-value="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8])-3" office:value-type="float" office:value="5" calcext:value-type="float">
            <text:p>5</text:p>
          </table:table-cell>
          <table:table-cell table:style-name="ce13" office:value-type="string" calcext:value-type="string">
            <text:p>Aerobico frizzante Lun 10 Febbraio, 25</text:p>
          </table:table-cell>
          <table:table-cell table:style-name="ce13" table:formula="of:=IF([.B8]=[.B7];[.C7]+1;1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FABS</text:p>
          </table:table-cell>
          <table:table-cell table:style-name="ce17" table:formula="of:=VLOOKUP([.F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3" table:formula="of:=&quot;(select t.id from &quot;&amp;[.F$2]&amp;&quot; t where t.&quot;&amp;[.F$3]&amp;&quot; = '&quot;&amp;[.F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13" table:formula="of:=&quot;(select t.id from &quot;&amp;[.H$2]&amp;&quot; t where t.&quot;&amp;[.H$3]&amp;&quot; = '&quot;&amp;[.H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AND([.B8]&lt;&gt;INDIRECT(ADDRESS(ROW([.B8]) + 1;2));INDIRECT(ADDRESS(ROW([.A8]) + 1;1)) &gt; 0); &quot;;&quot;&amp;CHAR(13)&amp;CHAR(10)&amp;CHAR(13)&amp;CHAR(10)&amp;[.AA$3];IF(INDIRECT(ADDRESS(ROW([.A8]) + 1;1)) &gt; 0;&quot;,&quot;;&quot;;&quot;))" office:value-type="string" office:string-value="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9])-3" office:value-type="float" office:value="6" calcext:value-type="float">
            <text:p>6</text:p>
          </table:table-cell>
          <table:table-cell table:style-name="ce13" office:value-type="string" calcext:value-type="string">
            <text:p>Aerobico frizzante Lun 10 Febbraio, 25</text:p>
          </table:table-cell>
          <table:table-cell table:style-name="ce13" table:formula="of:=IF([.B9]=[.B8];[.C8]+1;1)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FACP</text:p>
          </table:table-cell>
          <table:table-cell table:style-name="ce17" table:formula="of:=VLOOKUP([.F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3" table:formula="of:=&quot;(select t.id from &quot;&amp;[.F$2]&amp;&quot; t where t.&quot;&amp;[.F$3]&amp;&quot; = '&quot;&amp;[.F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13" table:formula="of:=&quot;(select t.id from &quot;&amp;[.H$2]&amp;&quot; t where t.&quot;&amp;[.H$3]&amp;&quot; = '&quot;&amp;[.H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AND([.B9]&lt;&gt;INDIRECT(ADDRESS(ROW([.B9]) + 1;2));INDIRECT(ADDRESS(ROW([.A9]) + 1;1)) &gt; 0); &quot;;&quot;&amp;CHAR(13)&amp;CHAR(10)&amp;CHAR(13)&amp;CHAR(10)&amp;[.AA$3];IF(INDIRECT(ADDRESS(ROW([.A9]) + 1;1)) &gt; 0;&quot;,&quot;;&quot;;&quot;))" office:value-type="string" office:string-value="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0])-3" office:value-type="float" office:value="7" calcext:value-type="float">
            <text:p>7</text:p>
          </table:table-cell>
          <table:table-cell table:style-name="ce13" office:value-type="string" calcext:value-type="string">
            <text:p>Aerobico frizzante Lun 10 Febbraio, 25</text:p>
          </table:table-cell>
          <table:table-cell table:style-name="ce13" table:formula="of:=IF([.B10]=[.B9];[.C9]+1;1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FADA</text:p>
          </table:table-cell>
          <table:table-cell table:style-name="ce17" table:formula="of:=VLOOKUP([.F1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3" table:formula="of:=&quot;(select t.id from &quot;&amp;[.F$2]&amp;&quot; t where t.&quot;&amp;[.F$3]&amp;&quot; = '&quot;&amp;[.F1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13" table:formula="of:=&quot;(select t.id from &quot;&amp;[.H$2]&amp;&quot; t where t.&quot;&amp;[.H$3]&amp;&quot; = '&quot;&amp;[.H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AND([.B10]&lt;&gt;INDIRECT(ADDRESS(ROW([.B10]) + 1;2));INDIRECT(ADDRESS(ROW([.A10]) + 1;1)) &gt; 0); &quot;;&quot;&amp;CHAR(13)&amp;CHAR(10)&amp;CHAR(13)&amp;CHAR(10)&amp;[.AA$3];IF(INDIRECT(ADDRESS(ROW([.A10]) + 1;1)) &gt; 0;&quot;,&quot;;&quot;;&quot;))" office:value-type="string" office:string-value="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1])-3" office:value-type="float" office:value="8" calcext:value-type="float">
            <text:p>8</text:p>
          </table:table-cell>
          <table:table-cell table:style-name="ce13" office:value-type="string" calcext:value-type="string">
            <text:p>Aerobico frizzante Lun 10 Febbraio, 25</text:p>
          </table:table-cell>
          <table:table-cell table:style-name="ce13" table:formula="of:=IF([.B11]=[.B10];[.C10]+1;1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2MICM</text:p>
          </table:table-cell>
          <table:table-cell table:style-name="ce17" table:formula="of:=VLOOKUP([.F1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3" table:formula="of:=&quot;(select t.id from &quot;&amp;[.F$2]&amp;&quot; t where t.&quot;&amp;[.F$3]&amp;&quot; = '&quot;&amp;[.F1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13" table:formula="of:=&quot;(select t.id from &quot;&amp;[.H$2]&amp;&quot; t where t.&quot;&amp;[.H$3]&amp;&quot; = '&quot;&amp;[.H1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AND([.B11]&lt;&gt;INDIRECT(ADDRESS(ROW([.B11]) + 1;2));INDIRECT(ADDRESS(ROW([.A11]) + 1;1)) &gt; 0); &quot;;&quot;&amp;CHAR(13)&amp;CHAR(10)&amp;CHAR(13)&amp;CHAR(10)&amp;[.AA$3];IF(INDIRECT(ADDRESS(ROW([.A11]) + 1;1)) &gt; 0;&quot;,&quot;;&quot;;&quot;))" office:value-type="string" office:string-value="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2])-3" office:value-type="float" office:value="9" calcext:value-type="float">
            <text:p>9</text:p>
          </table:table-cell>
          <table:table-cell table:style-name="ce13" office:value-type="string" calcext:value-type="string">
            <text:p>Aerobico frizzante Lun 10 Febbraio, 25</text:p>
          </table:table-cell>
          <table:table-cell table:style-name="ce13" table:formula="of:=IF([.B12]=[.B11];[.C11]+1;1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1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3" table:formula="of:=&quot;(select t.id from &quot;&amp;[.F$2]&amp;&quot; t where t.&quot;&amp;[.F$3]&amp;&quot; = '&quot;&amp;[.F1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1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AND([.B12]&lt;&gt;INDIRECT(ADDRESS(ROW([.B12]) + 1;2));INDIRECT(ADDRESS(ROW([.A12]) + 1;1)) &gt; 0); &quot;;&quot;&amp;CHAR(13)&amp;CHAR(10)&amp;CHAR(13)&amp;CHAR(10)&amp;[.AA$3];IF(INDIRECT(ADDRESS(ROW([.A12]) + 1;1)) &gt; 0;&quot;,&quot;;&quot;;&quot;))" office:value-type="string" office:string-value="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3])-3" office:value-type="float" office:value="10" calcext:value-type="float">
            <text:p>10</text:p>
          </table:table-cell>
          <table:table-cell table:style-name="ce13" office:value-type="string" calcext:value-type="string">
            <text:p>Aerobico frizzante Lun 10 Febbraio, 25</text:p>
          </table:table-cell>
          <table:table-cell table:style-name="ce13" table:formula="of:=IF([.B13]=[.B12];[.C12]+1;1)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A2MICM</text:p>
          </table:table-cell>
          <table:table-cell table:style-name="ce17" table:formula="of:=VLOOKUP([.F13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3" table:formula="of:=&quot;(select t.id from &quot;&amp;[.F$2]&amp;&quot; t where t.&quot;&amp;[.F$3]&amp;&quot; = '&quot;&amp;[.F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13" table:formula="of:=&quot;(select t.id from &quot;&amp;[.H$2]&amp;&quot; t where t.&quot;&amp;[.H$3]&amp;&quot; = '&quot;&amp;[.H1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AND([.B13]&lt;&gt;INDIRECT(ADDRESS(ROW([.B13]) + 1;2));INDIRECT(ADDRESS(ROW([.A13]) + 1;1)) &gt; 0); &quot;;&quot;&amp;CHAR(13)&amp;CHAR(10)&amp;CHAR(13)&amp;CHAR(10)&amp;[.AA$3];IF(INDIRECT(ADDRESS(ROW([.A13]) + 1;1)) &gt; 0;&quot;,&quot;;&quot;;&quot;))" office:value-type="string" office:string-value="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4])-3" office:value-type="float" office:value="11" calcext:value-type="float">
            <text:p>11</text:p>
          </table:table-cell>
          <table:table-cell table:style-name="ce13" office:value-type="string" calcext:value-type="string">
            <text:p>Aerobico frizzante Lun 10 Febbraio, 25</text:p>
          </table:table-cell>
          <table:table-cell table:style-name="ce13" table:formula="of:=IF([.B14]=[.B13];[.C13]+1;1)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1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3" table:formula="of:=&quot;(select t.id from &quot;&amp;[.F$2]&amp;&quot; t where t.&quot;&amp;[.F$3]&amp;&quot; = '&quot;&amp;[.F1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AND([.B14]&lt;&gt;INDIRECT(ADDRESS(ROW([.B14]) + 1;2));INDIRECT(ADDRESS(ROW([.A14]) + 1;1)) &gt; 0); &quot;;&quot;&amp;CHAR(13)&amp;CHAR(10)&amp;CHAR(13)&amp;CHAR(10)&amp;[.AA$3];IF(INDIRECT(ADDRESS(ROW([.A14]) + 1;1)) &gt; 0;&quot;,&quot;;&quot;;&quot;))" office:value-type="string" office:string-value="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5])-3" office:value-type="float" office:value="12" calcext:value-type="float">
            <text:p>12</text:p>
          </table:table-cell>
          <table:table-cell table:style-name="ce13" office:value-type="string" calcext:value-type="string">
            <text:p>Aerobico frizzante Lun 10 Febbraio, 25</text:p>
          </table:table-cell>
          <table:table-cell table:style-name="ce13" table:formula="of:=IF([.B15]=[.B14];[.C14]+1;1)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string" calcext:value-type="string">
            <text:p>A2MICM</text:p>
          </table:table-cell>
          <table:table-cell table:style-name="ce17" table:formula="of:=VLOOKUP([.F15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3" table:formula="of:=&quot;(select t.id from &quot;&amp;[.F$2]&amp;&quot; t where t.&quot;&amp;[.F$3]&amp;&quot; = '&quot;&amp;[.F15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13" table:formula="of:=&quot;(select t.id from &quot;&amp;[.H$2]&amp;&quot; t where t.&quot;&amp;[.H$3]&amp;&quot; = '&quot;&amp;[.H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AND([.B15]&lt;&gt;INDIRECT(ADDRESS(ROW([.B15]) + 1;2));INDIRECT(ADDRESS(ROW([.A15]) + 1;1)) &gt; 0); &quot;;&quot;&amp;CHAR(13)&amp;CHAR(10)&amp;CHAR(13)&amp;CHAR(10)&amp;[.AA$3];IF(INDIRECT(ADDRESS(ROW([.A15]) + 1;1)) &gt; 0;&quot;,&quot;;&quot;;&quot;))" office:value-type="string" office:string-value="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6])-3" office:value-type="float" office:value="13" calcext:value-type="float">
            <text:p>13</text:p>
          </table:table-cell>
          <table:table-cell table:style-name="ce13" office:value-type="string" calcext:value-type="string">
            <text:p>Aerobico frizzante Lun 10 Febbraio, 25</text:p>
          </table:table-cell>
          <table:table-cell table:style-name="ce13" table:formula="of:=IF([.B16]=[.B15];[.C15]+1;1)" office:value-type="float" office:value="13" calcext:value-type="float">
            <text:p>1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1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P</text:p>
          </table:table-cell>
          <table:table-cell table:style-name="ce13" table:number-columns-repeated="3"/>
          <table:table-cell table:style-name="ce13" table:formula="of:=&quot;(select t.id from &quot;&amp;[.B$2]&amp;&quot; t where t.&quot;&amp;[.B$3]&amp;&quot; = '&quot;&amp;[.B1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3" table:formula="of:=&quot;(select t.id from &quot;&amp;[.F$2]&amp;&quot; t where t.&quot;&amp;[.F$3]&amp;&quot; = '&quot;&amp;[.F1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13"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AND([.B16]&lt;&gt;INDIRECT(ADDRESS(ROW([.B16]) + 1;2));INDIRECT(ADDRESS(ROW([.A16]) + 1;1)) &gt; 0); &quot;;&quot;&amp;CHAR(13)&amp;CHAR(10)&amp;CHAR(13)&amp;CHAR(10)&amp;[.AA$3];IF(INDIRECT(ADDRESS(ROW([.A16]) + 1;1)) &gt; 0;&quot;,&quot;;&quot;;&quot;))" office:value-type="string" office:string-value="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7])-3" office:value-type="float" office:value="14" calcext:value-type="float">
            <text:p>14</text:p>
          </table:table-cell>
          <table:table-cell table:style-name="ce13" office:value-type="string" calcext:value-type="string">
            <text:p>Aerobico frizzante Lun 10 Febbraio, 25</text:p>
          </table:table-cell>
          <table:table-cell table:style-name="ce13" table:formula="of:=IF([.B17]=[.B16];[.C16]+1;1)" office:value-type="float" office:value="14" calcext:value-type="float">
            <text:p>1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A2MICM</text:p>
          </table:table-cell>
          <table:table-cell table:style-name="ce17" table:formula="of:=VLOOKUP([.F1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3" table:formula="of:=&quot;(select t.id from &quot;&amp;[.F$2]&amp;&quot; t where t.&quot;&amp;[.F$3]&amp;&quot; = '&quot;&amp;[.F1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13" table:formula="of:=&quot;(select t.id from &quot;&amp;[.H$2]&amp;&quot; t where t.&quot;&amp;[.H$3]&amp;&quot; = '&quot;&amp;[.H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AND([.B17]&lt;&gt;INDIRECT(ADDRESS(ROW([.B17]) + 1;2));INDIRECT(ADDRESS(ROW([.A17]) + 1;1)) &gt; 0); &quot;;&quot;&amp;CHAR(13)&amp;CHAR(10)&amp;CHAR(13)&amp;CHAR(10)&amp;[.AA$3];IF(INDIRECT(ADDRESS(ROW([.A17]) + 1;1)) &gt; 0;&quot;,&quot;;&quot;;&quot;))" office:value-type="string" office:string-value="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8])-3" office:value-type="float" office:value="15" calcext:value-type="float">
            <text:p>15</text:p>
          </table:table-cell>
          <table:table-cell table:style-name="ce13" office:value-type="string" calcext:value-type="string">
            <text:p>Aerobico frizzante Lun 10 Febbraio, 25</text:p>
          </table:table-cell>
          <table:table-cell table:style-name="ce13" table:formula="of:=IF([.B18]=[.B17];[.C17]+1;1)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1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3" table:formula="of:=&quot;(select t.id from &quot;&amp;[.F$2]&amp;&quot; t where t.&quot;&amp;[.F$3]&amp;&quot; = '&quot;&amp;[.F1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8]&amp;&quot;,&quot;&amp;[.C18]&amp;&quot;,&quot;&amp;IF(ISBLANK([.D18]);0;[.D18])&amp;&quot;,&quot;&amp;IF(ISBLANK([.E18]);0;[.E18])&amp;&quot;,&quot;&amp;[.I18]&amp;&quot;,&quot;&amp;[.J18]&amp;&quot;,&quot;&amp;[.K18]&amp;&quot;,&quot;&amp;[.L18]&amp;&quot;,&quot;&amp;[.M18]&amp;&quot;,&quot;&amp;[.N18]&amp;&quot;,&quot;&amp;[.S18]&amp;&quot;,&quot;&amp;[.T18]&amp;&quot;,&quot;&amp;[.U18]&amp;&quot;,&quot;&amp;[.V18]&amp;&quot;,&quot;&amp;[.W18]&amp;&quot;,&quot;&amp;[.X18]&amp;&quot;,&quot;&amp;[.Y18]&amp;&quot;,0,CURDATE(),CURDATE())&quot;&amp;IF(AND([.B18]&lt;&gt;INDIRECT(ADDRESS(ROW([.B18]) + 1;2));INDIRECT(ADDRESS(ROW([.A18]) + 1;1)) &gt; 0); &quot;;&quot;&amp;CHAR(13)&amp;CHAR(10)&amp;CHAR(13)&amp;CHAR(10)&amp;[.AA$3];IF(INDIRECT(ADDRESS(ROW([.A18]) + 1;1)) &gt; 0;&quot;,&quot;;&quot;;&quot;))" office:value-type="string" office:string-value="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9])-3" office:value-type="float" office:value="16" calcext:value-type="float">
            <text:p>16</text:p>
          </table:table-cell>
          <table:table-cell table:style-name="ce13" office:value-type="string" calcext:value-type="string">
            <text:p>Aerobico frizzante Lun 10 Febbraio, 25</text:p>
          </table:table-cell>
          <table:table-cell table:style-name="ce13" table:formula="of:=IF([.B19]=[.B18];[.C18]+1;1)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2MICM</text:p>
          </table:table-cell>
          <table:table-cell table:style-name="ce17" table:formula="of:=VLOOKUP([.F19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3" table:formula="of:=&quot;(select t.id from &quot;&amp;[.F$2]&amp;&quot; t where t.&quot;&amp;[.F$3]&amp;&quot; = '&quot;&amp;[.F19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13" table:formula="of:=&quot;(select t.id from &quot;&amp;[.H$2]&amp;&quot; t where t.&quot;&amp;[.H$3]&amp;&quot; = '&quot;&amp;[.H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9]&amp;&quot;,&quot;&amp;[.C19]&amp;&quot;,&quot;&amp;IF(ISBLANK([.D19]);0;[.D19])&amp;&quot;,&quot;&amp;IF(ISBLANK([.E19]);0;[.E19])&amp;&quot;,&quot;&amp;[.I19]&amp;&quot;,&quot;&amp;[.J19]&amp;&quot;,&quot;&amp;[.K19]&amp;&quot;,&quot;&amp;[.L19]&amp;&quot;,&quot;&amp;[.M19]&amp;&quot;,&quot;&amp;[.N19]&amp;&quot;,&quot;&amp;[.S19]&amp;&quot;,&quot;&amp;[.T19]&amp;&quot;,&quot;&amp;[.U19]&amp;&quot;,&quot;&amp;[.V19]&amp;&quot;,&quot;&amp;[.W19]&amp;&quot;,&quot;&amp;[.X19]&amp;&quot;,&quot;&amp;[.Y19]&amp;&quot;,0,CURDATE(),CURDATE())&quot;&amp;IF(AND([.B19]&lt;&gt;INDIRECT(ADDRESS(ROW([.B19]) + 1;2));INDIRECT(ADDRESS(ROW([.A19]) + 1;1)) &gt; 0); &quot;;&quot;&amp;CHAR(13)&amp;CHAR(10)&amp;CHAR(13)&amp;CHAR(10)&amp;[.AA$3];IF(INDIRECT(ADDRESS(ROW([.A19]) + 1;1)) &gt; 0;&quot;,&quot;;&quot;;&quot;))" office:value-type="string" office:string-value="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0])-3" office:value-type="float" office:value="17" calcext:value-type="float">
            <text:p>17</text:p>
          </table:table-cell>
          <table:table-cell table:style-name="ce13" office:value-type="string" calcext:value-type="string">
            <text:p>Aerobico frizzante Lun 10 Febbraio, 25</text:p>
          </table:table-cell>
          <table:table-cell table:style-name="ce13" table:formula="of:=IF([.B20]=[.B19];[.C19]+1;1)" office:value-type="float" office:value="17" calcext:value-type="float">
            <text:p>1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2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3" table:formula="of:=&quot;(select t.id from &quot;&amp;[.F$2]&amp;&quot; t where t.&quot;&amp;[.F$3]&amp;&quot; = '&quot;&amp;[.F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0]&amp;&quot;,&quot;&amp;[.C20]&amp;&quot;,&quot;&amp;IF(ISBLANK([.D20]);0;[.D20])&amp;&quot;,&quot;&amp;IF(ISBLANK([.E20]);0;[.E20])&amp;&quot;,&quot;&amp;[.I20]&amp;&quot;,&quot;&amp;[.J20]&amp;&quot;,&quot;&amp;[.K20]&amp;&quot;,&quot;&amp;[.L20]&amp;&quot;,&quot;&amp;[.M20]&amp;&quot;,&quot;&amp;[.N20]&amp;&quot;,&quot;&amp;[.S20]&amp;&quot;,&quot;&amp;[.T20]&amp;&quot;,&quot;&amp;[.U20]&amp;&quot;,&quot;&amp;[.V20]&amp;&quot;,&quot;&amp;[.W20]&amp;&quot;,&quot;&amp;[.X20]&amp;&quot;,&quot;&amp;[.Y20]&amp;&quot;,0,CURDATE(),CURDATE())&quot;&amp;IF(AND([.B20]&lt;&gt;INDIRECT(ADDRESS(ROW([.B20]) + 1;2));INDIRECT(ADDRESS(ROW([.A20]) + 1;1)) &gt; 0); &quot;;&quot;&amp;CHAR(13)&amp;CHAR(10)&amp;CHAR(13)&amp;CHAR(10)&amp;[.AA$3];IF(INDIRECT(ADDRESS(ROW([.A20]) + 1;1)) &gt; 0;&quot;,&quot;;&quot;;&quot;))" office:value-type="string" office:string-value="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1])-3" office:value-type="float" office:value="18" calcext:value-type="float">
            <text:p>18</text:p>
          </table:table-cell>
          <table:table-cell table:style-name="ce13" office:value-type="string" calcext:value-type="string">
            <text:p>Aerobico frizzante Lun 10 Febbraio, 25</text:p>
          </table:table-cell>
          <table:table-cell table:style-name="ce13" table:formula="of:=IF([.B21]=[.B20];[.C20]+1;1)" office:value-type="float" office:value="18" calcext:value-type="float">
            <text:p>1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GASL</text:p>
          </table:table-cell>
          <table:table-cell table:style-name="ce17" table:formula="of:=VLOOKUP([.F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2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3" table:formula="of:=&quot;(select t.id from &quot;&amp;[.F$2]&amp;&quot; t where t.&quot;&amp;[.F$3]&amp;&quot; = '&quot;&amp;[.F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3" table:formula="of:=&quot;(select t.id from &quot;&amp;[.H$2]&amp;&quot; t where t.&quot;&amp;[.H$3]&amp;&quot; = '&quot;&amp;[.H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13" table:formula="of:=&quot;(select t.id from &quot;&amp;[.Q$2]&amp;&quot; t where t.&quot;&amp;[.Q$3]&amp;&quot; = '&quot;&amp;[.Q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1]&amp;&quot;,&quot;&amp;[.C21]&amp;&quot;,&quot;&amp;IF(ISBLANK([.D21]);0;[.D21])&amp;&quot;,&quot;&amp;IF(ISBLANK([.E21]);0;[.E21])&amp;&quot;,&quot;&amp;[.I21]&amp;&quot;,&quot;&amp;[.J21]&amp;&quot;,&quot;&amp;[.K21]&amp;&quot;,&quot;&amp;[.L21]&amp;&quot;,&quot;&amp;[.M21]&amp;&quot;,&quot;&amp;[.N21]&amp;&quot;,&quot;&amp;[.S21]&amp;&quot;,&quot;&amp;[.T21]&amp;&quot;,&quot;&amp;[.U21]&amp;&quot;,&quot;&amp;[.V21]&amp;&quot;,&quot;&amp;[.W21]&amp;&quot;,&quot;&amp;[.X21]&amp;&quot;,&quot;&amp;[.Y21]&amp;&quot;,0,CURDATE(),CURDATE())&quot;&amp;IF(AND([.B21]&lt;&gt;INDIRECT(ADDRESS(ROW([.B21]) + 1;2));INDIRECT(ADDRESS(ROW([.A21]) + 1;1)) &gt; 0); &quot;;&quot;&amp;CHAR(13)&amp;CHAR(10)&amp;CHAR(13)&amp;CHAR(10)&amp;[.AA$3];IF(INDIRECT(ADDRESS(ROW([.A21]) + 1;1)) &gt; 0;&quot;,&quot;;&quot;;&quot;))" office:value-type="string" office:string-value="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2])-3" office:value-type="float" office:value="19" calcext:value-type="float">
            <text:p>19</text:p>
          </table:table-cell>
          <table:table-cell table:style-name="ce13" office:value-type="string" calcext:value-type="string">
            <text:p>Aerobico frizzante Lun 10 Febbraio, 25</text:p>
          </table:table-cell>
          <table:table-cell table:style-name="ce13" table:formula="of:=IF([.B22]=[.B21];[.C21]+1;1)" office:value-type="float" office:value="19" calcext:value-type="float">
            <text:p>1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GSLRA</text:p>
          </table:table-cell>
          <table:table-cell table:style-name="ce17" table:formula="of:=VLOOKUP([.F22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3" table:formula="of:=&quot;(select t.id from &quot;&amp;[.F$2]&amp;&quot; t where t.&quot;&amp;[.F$3]&amp;&quot; = '&quot;&amp;[.F22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13" table:formula="of:=&quot;(select t.id from &quot;&amp;[.H$2]&amp;&quot; t where t.&quot;&amp;[.H$3]&amp;&quot; = '&quot;&amp;[.H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2]&amp;&quot;,&quot;&amp;[.C22]&amp;&quot;,&quot;&amp;IF(ISBLANK([.D22]);0;[.D22])&amp;&quot;,&quot;&amp;IF(ISBLANK([.E22]);0;[.E22])&amp;&quot;,&quot;&amp;[.I22]&amp;&quot;,&quot;&amp;[.J22]&amp;&quot;,&quot;&amp;[.K22]&amp;&quot;,&quot;&amp;[.L22]&amp;&quot;,&quot;&amp;[.M22]&amp;&quot;,&quot;&amp;[.N22]&amp;&quot;,&quot;&amp;[.S22]&amp;&quot;,&quot;&amp;[.T22]&amp;&quot;,&quot;&amp;[.U22]&amp;&quot;,&quot;&amp;[.V22]&amp;&quot;,&quot;&amp;[.W22]&amp;&quot;,&quot;&amp;[.X22]&amp;&quot;,&quot;&amp;[.Y22]&amp;&quot;,0,CURDATE(),CURDATE())&quot;&amp;IF(AND([.B22]&lt;&gt;INDIRECT(ADDRESS(ROW([.B22]) + 1;2));INDIRECT(ADDRESS(ROW([.A22]) + 1;1)) &gt; 0); &quot;;&quot;&amp;CHAR(13)&amp;CHAR(10)&amp;CHAR(13)&amp;CHAR(10)&amp;[.AA$3];IF(INDIRECT(ADDRESS(ROW([.A22]) + 1;1)) &gt; 0;&quot;,&quot;;&quot;;&quot;))" office:value-type="string" office:string-value="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3])-3" office:value-type="float" office:value="20" calcext:value-type="float">
            <text:p>20</text:p>
          </table:table-cell>
          <table:table-cell table:style-name="ce13" office:value-type="string" calcext:value-type="string">
            <text:p>Aerobico frizzante Lun 10 Febbraio, 25</text:p>
          </table:table-cell>
          <table:table-cell table:style-name="ce13" table:formula="of:=IF([.B23]=[.B22];[.C22]+1;1)" office:value-type="float" office:value="20" calcext:value-type="float">
            <text:p>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1SLCM</text:p>
          </table:table-cell>
          <table:table-cell table:style-name="ce17" table:formula="of:=VLOOKUP([.F23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3" table:formula="of:=&quot;(select t.id from &quot;&amp;[.F$2]&amp;&quot; t where t.&quot;&amp;[.F$3]&amp;&quot; = '&quot;&amp;[.F23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13" table:formula="of:=&quot;(select t.id from &quot;&amp;[.H$2]&amp;&quot; t where t.&quot;&amp;[.H$3]&amp;&quot; = '&quot;&amp;[.H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3" table:formula="of:=&quot;(select t.id from &quot;&amp;[.O$2]&amp;&quot; t where t.&quot;&amp;[.O$3]&amp;&quot; = '&quot;&amp;[.O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3]&amp;&quot;,&quot;&amp;[.C23]&amp;&quot;,&quot;&amp;IF(ISBLANK([.D23]);0;[.D23])&amp;&quot;,&quot;&amp;IF(ISBLANK([.E23]);0;[.E23])&amp;&quot;,&quot;&amp;[.I23]&amp;&quot;,&quot;&amp;[.J23]&amp;&quot;,&quot;&amp;[.K23]&amp;&quot;,&quot;&amp;[.L23]&amp;&quot;,&quot;&amp;[.M23]&amp;&quot;,&quot;&amp;[.N23]&amp;&quot;,&quot;&amp;[.S23]&amp;&quot;,&quot;&amp;[.T23]&amp;&quot;,&quot;&amp;[.U23]&amp;&quot;,&quot;&amp;[.V23]&amp;&quot;,&quot;&amp;[.W23]&amp;&quot;,&quot;&amp;[.X23]&amp;&quot;,&quot;&amp;[.Y23]&amp;&quot;,0,CURDATE(),CURDATE())&quot;&amp;IF(AND([.B23]&lt;&gt;INDIRECT(ADDRESS(ROW([.B23]) + 1;2));INDIRECT(ADDRESS(ROW([.A23]) + 1;1)) &gt; 0); &quot;;&quot;&amp;CHAR(13)&amp;CHAR(10)&amp;CHAR(13)&amp;CHAR(10)&amp;[.AA$3];IF(INDIRECT(ADDRESS(ROW([.A23]) + 1;1)) &gt; 0;&quot;,&quot;;&quot;;&quot;))" office:value-type="string" office:string-value="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3" table:formula="of:=ROW([.A24])-3" office:value-type="float" office:value="21" calcext:value-type="float">
            <text:p>21</text:p>
          </table:table-cell>
          <table:table-cell table:style-name="ce13" office:value-type="string" calcext:value-type="string">
            <text:p>Aerobico frizzante Lun 10 Febbraio, 25</text:p>
          </table:table-cell>
          <table:table-cell table:style-name="ce13" table:formula="of:=IF([.B24]=[.B23];[.C23]+1;1)" office:value-type="float" office:value="21" calcext:value-type="float">
            <text:p>2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1DOCM</text:p>
          </table:table-cell>
          <table:table-cell table:style-name="ce17" table:formula="of:=VLOOKUP([.F24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13" table:formula="of:=&quot;(select t.id from &quot;&amp;[.F$2]&amp;&quot; t where t.&quot;&amp;[.F$3]&amp;&quot; = '&quot;&amp;[.F24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13" table:formula="of:=&quot;(select t.id from &quot;&amp;[.H$2]&amp;&quot; t where t.&quot;&amp;[.H$3]&amp;&quot; = '&quot;&amp;[.H2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3" table:formula="of:=&quot;(select t.id from &quot;&amp;[.O$2]&amp;&quot; t where t.&quot;&amp;[.O$3]&amp;&quot; = '&quot;&amp;[.O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4]&amp;&quot;,&quot;&amp;[.C24]&amp;&quot;,&quot;&amp;IF(ISBLANK([.D24]);0;[.D24])&amp;&quot;,&quot;&amp;IF(ISBLANK([.E24]);0;[.E24])&amp;&quot;,&quot;&amp;[.I24]&amp;&quot;,&quot;&amp;[.J24]&amp;&quot;,&quot;&amp;[.K24]&amp;&quot;,&quot;&amp;[.L24]&amp;&quot;,&quot;&amp;[.M24]&amp;&quot;,&quot;&amp;[.N24]&amp;&quot;,&quot;&amp;[.S24]&amp;&quot;,&quot;&amp;[.T24]&amp;&quot;,&quot;&amp;[.U24]&amp;&quot;,&quot;&amp;[.V24]&amp;&quot;,&quot;&amp;[.W24]&amp;&quot;,&quot;&amp;[.X24]&amp;&quot;,&quot;&amp;[.Y24]&amp;&quot;,0,CURDATE(),CURDATE())&quot;&amp;IF(AND([.B24]&lt;&gt;INDIRECT(ADDRESS(ROW([.B24]) + 1;2));INDIRECT(ADDRESS(ROW([.A24]) + 1;1)) &gt; 0); &quot;;&quot;&amp;CHAR(13)&amp;CHAR(10)&amp;CHAR(13)&amp;CHAR(10)&amp;[.AA$3];IF(INDIRECT(ADDRESS(ROW([.A24]) + 1;1)) &gt; 0;&quot;,&quot;;&quot;;&quot;))" office:value-type="string" office:string-value="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3" table:formula="of:=ROW([.A25])-3" office:value-type="float" office:value="22" calcext:value-type="float">
            <text:p>22</text:p>
          </table:table-cell>
          <table:table-cell table:style-name="ce13" office:value-type="string" calcext:value-type="string">
            <text:p>VO2Max stile ed attrezzi Mar 11 Febbraio, 50</text:p>
          </table:table-cell>
          <table:table-cell table:style-name="ce13" table:formula="of:=IF([.B25]=[.B24];[.C24]+1;1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2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R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3" table:formula="of:=&quot;(select t.id from &quot;&amp;[.F$2]&amp;&quot; t where t.&quot;&amp;[.F$3]&amp;&quot; = '&quot;&amp;[.F2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2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3" table:formula="of:=&quot;(select t.id from &quot;&amp;[.O$2]&amp;&quot; t where t.&quot;&amp;[.O$3]&amp;&quot; = '&quot;&amp;[.O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5]&amp;&quot;,&quot;&amp;[.C25]&amp;&quot;,&quot;&amp;IF(ISBLANK([.D25]);0;[.D25])&amp;&quot;,&quot;&amp;IF(ISBLANK([.E25]);0;[.E25])&amp;&quot;,&quot;&amp;[.I25]&amp;&quot;,&quot;&amp;[.J25]&amp;&quot;,&quot;&amp;[.K25]&amp;&quot;,&quot;&amp;[.L25]&amp;&quot;,&quot;&amp;[.M25]&amp;&quot;,&quot;&amp;[.N25]&amp;&quot;,&quot;&amp;[.S25]&amp;&quot;,&quot;&amp;[.T25]&amp;&quot;,&quot;&amp;[.U25]&amp;&quot;,&quot;&amp;[.V25]&amp;&quot;,&quot;&amp;[.W25]&amp;&quot;,&quot;&amp;[.X25]&amp;&quot;,&quot;&amp;[.Y25]&amp;&quot;,0,CURDATE(),CURDATE())&quot;&amp;IF(AND([.B25]&lt;&gt;INDIRECT(ADDRESS(ROW([.B25]) + 1;2));INDIRECT(ADDRESS(ROW([.A25]) + 1;1)) &gt; 0); &quot;;&quot;&amp;CHAR(13)&amp;CHAR(10)&amp;CHAR(13)&amp;CHAR(10)&amp;[.AA$3];IF(INDIRECT(ADDRESS(ROW([.A25]) + 1;1)) &gt; 0;&quot;,&quot;;&quot;;&quot;))" office:value-type="string" office:string-value="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6])-3" office:value-type="float" office:value="23" calcext:value-type="float">
            <text:p>23</text:p>
          </table:table-cell>
          <table:table-cell table:style-name="ce13" office:value-type="string" calcext:value-type="string">
            <text:p>VO2Max stile ed attrezzi Mar 11 Febbraio, 50</text:p>
          </table:table-cell>
          <table:table-cell table:style-name="ce13" table:formula="of:=IF([.B26]=[.B25];[.C25]+1;1)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SLSO</text:p>
          </table:table-cell>
          <table:table-cell table:style-name="ce17" table:formula="of:=VLOOKUP([.F26];['file:///C:/Sites/goggles/db/seed_generators/training/Dati_Training.ods'#$exercises.$B$4:.$C$250];2;0)" office:value-type="string" office:string-value="Esercizi SL sovrapposto/opposto" calcext:value-type="string">
            <text:p>Esercizi SL sovrapposto/opposto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3" table:formula="of:=&quot;(select t.id from &quot;&amp;[.F$2]&amp;&quot; t where t.&quot;&amp;[.F$3]&amp;&quot; = '&quot;&amp;[.F26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style-name="ce13" table:formula="of:=&quot;(select t.id from &quot;&amp;[.H$2]&amp;&quot; t where t.&quot;&amp;[.H$3]&amp;&quot; = '&quot;&amp;[.H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6]&amp;&quot;,&quot;&amp;[.C26]&amp;&quot;,&quot;&amp;IF(ISBLANK([.D26]);0;[.D26])&amp;&quot;,&quot;&amp;IF(ISBLANK([.E26]);0;[.E26])&amp;&quot;,&quot;&amp;[.I26]&amp;&quot;,&quot;&amp;[.J26]&amp;&quot;,&quot;&amp;[.K26]&amp;&quot;,&quot;&amp;[.L26]&amp;&quot;,&quot;&amp;[.M26]&amp;&quot;,&quot;&amp;[.N26]&amp;&quot;,&quot;&amp;[.S26]&amp;&quot;,&quot;&amp;[.T26]&amp;&quot;,&quot;&amp;[.U26]&amp;&quot;,&quot;&amp;[.V26]&amp;&quot;,&quot;&amp;[.W26]&amp;&quot;,&quot;&amp;[.X26]&amp;&quot;,&quot;&amp;[.Y26]&amp;&quot;,0,CURDATE(),CURDATE())&quot;&amp;IF(AND([.B26]&lt;&gt;INDIRECT(ADDRESS(ROW([.B26]) + 1;2));INDIRECT(ADDRESS(ROW([.A26]) + 1;1)) &gt; 0); &quot;;&quot;&amp;CHAR(13)&amp;CHAR(10)&amp;CHAR(13)&amp;CHAR(10)&amp;[.AA$3];IF(INDIRECT(ADDRESS(ROW([.A26]) + 1;1)) &gt; 0;&quot;,&quot;;&quot;;&quot;))" office:value-type="string" office:string-value="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7])-3" office:value-type="float" office:value="24" calcext:value-type="float">
            <text:p>24</text:p>
          </table:table-cell>
          <table:table-cell table:style-name="ce13" office:value-type="string" calcext:value-type="string">
            <text:p>VO2Max stile ed attrezzi Mar 11 Febbraio, 50</text:p>
          </table:table-cell>
          <table:table-cell table:style-name="ce13" table:formula="of:=IF([.B27]=[.B26];[.C26]+1;1)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SLCP</text:p>
          </table:table-cell>
          <table:table-cell table:style-name="ce17" table:formula="of:=VLOOKUP([.F27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3" table:formula="of:=&quot;(select t.id from &quot;&amp;[.F$2]&amp;&quot; t where t.&quot;&amp;[.F$3]&amp;&quot; = '&quot;&amp;[.F27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13" table:formula="of:=&quot;(select t.id from &quot;&amp;[.H$2]&amp;&quot; t where t.&quot;&amp;[.H$3]&amp;&quot; = '&quot;&amp;[.H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7]&amp;&quot;,&quot;&amp;[.C27]&amp;&quot;,&quot;&amp;IF(ISBLANK([.D27]);0;[.D27])&amp;&quot;,&quot;&amp;IF(ISBLANK([.E27]);0;[.E27])&amp;&quot;,&quot;&amp;[.I27]&amp;&quot;,&quot;&amp;[.J27]&amp;&quot;,&quot;&amp;[.K27]&amp;&quot;,&quot;&amp;[.L27]&amp;&quot;,&quot;&amp;[.M27]&amp;&quot;,&quot;&amp;[.N27]&amp;&quot;,&quot;&amp;[.S27]&amp;&quot;,&quot;&amp;[.T27]&amp;&quot;,&quot;&amp;[.U27]&amp;&quot;,&quot;&amp;[.V27]&amp;&quot;,&quot;&amp;[.W27]&amp;&quot;,&quot;&amp;[.X27]&amp;&quot;,&quot;&amp;[.Y27]&amp;&quot;,0,CURDATE(),CURDATE())&quot;&amp;IF(AND([.B27]&lt;&gt;INDIRECT(ADDRESS(ROW([.B27]) + 1;2));INDIRECT(ADDRESS(ROW([.A27]) + 1;1)) &gt; 0); &quot;;&quot;&amp;CHAR(13)&amp;CHAR(10)&amp;CHAR(13)&amp;CHAR(10)&amp;[.AA$3];IF(INDIRECT(ADDRESS(ROW([.A27]) + 1;1)) &gt; 0;&quot;,&quot;;&quot;;&quot;))" office:value-type="string" office:string-value="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8])-3" office:value-type="float" office:value="25" calcext:value-type="float">
            <text:p>25</text:p>
          </table:table-cell>
          <table:table-cell table:style-name="ce13" office:value-type="string" calcext:value-type="string">
            <text:p>VO2Max stile ed attrezzi Mar 11 Febbraio, 50</text:p>
          </table:table-cell>
          <table:table-cell table:style-name="ce13" table:formula="of:=IF([.B28]=[.B27];[.C27]+1;1)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SLDA</text:p>
          </table:table-cell>
          <table:table-cell table:style-name="ce17" table:formula="of:=VLOOKUP([.F28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3" table:formula="of:=&quot;(select t.id from &quot;&amp;[.F$2]&amp;&quot; t where t.&quot;&amp;[.F$3]&amp;&quot; = '&quot;&amp;[.F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13" table:formula="of:=&quot;(select t.id from &quot;&amp;[.H$2]&amp;&quot; t where t.&quot;&amp;[.H$3]&amp;&quot; = '&quot;&amp;[.H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8]&amp;&quot;,&quot;&amp;[.C28]&amp;&quot;,&quot;&amp;IF(ISBLANK([.D28]);0;[.D28])&amp;&quot;,&quot;&amp;IF(ISBLANK([.E28]);0;[.E28])&amp;&quot;,&quot;&amp;[.I28]&amp;&quot;,&quot;&amp;[.J28]&amp;&quot;,&quot;&amp;[.K28]&amp;&quot;,&quot;&amp;[.L28]&amp;&quot;,&quot;&amp;[.M28]&amp;&quot;,&quot;&amp;[.N28]&amp;&quot;,&quot;&amp;[.S28]&amp;&quot;,&quot;&amp;[.T28]&amp;&quot;,&quot;&amp;[.U28]&amp;&quot;,&quot;&amp;[.V28]&amp;&quot;,&quot;&amp;[.W28]&amp;&quot;,&quot;&amp;[.X28]&amp;&quot;,&quot;&amp;[.Y28]&amp;&quot;,0,CURDATE(),CURDATE())&quot;&amp;IF(AND([.B28]&lt;&gt;INDIRECT(ADDRESS(ROW([.B28]) + 1;2));INDIRECT(ADDRESS(ROW([.A28]) + 1;1)) &gt; 0); &quot;;&quot;&amp;CHAR(13)&amp;CHAR(10)&amp;CHAR(13)&amp;CHAR(10)&amp;[.AA$3];IF(INDIRECT(ADDRESS(ROW([.A28]) + 1;1)) &gt; 0;&quot;,&quot;;&quot;;&quot;))" office:value-type="string" office:string-value="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9])-3" office:value-type="float" office:value="26" calcext:value-type="float">
            <text:p>26</text:p>
          </table:table-cell>
          <table:table-cell table:style-name="ce13" office:value-type="string" calcext:value-type="string">
            <text:p>VO2Max stile ed attrezzi Mar 11 Febbraio, 50</text:p>
          </table:table-cell>
          <table:table-cell table:style-name="ce13" table:formula="of:=IF([.B29]=[.B28];[.C28]+1;1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DOPG</text:p>
          </table:table-cell>
          <table:table-cell table:style-name="ce17" table:formula="of:=VLOOKUP([.F2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3" table:formula="of:=&quot;(select t.id from &quot;&amp;[.F$2]&amp;&quot; t where t.&quot;&amp;[.F$3]&amp;&quot; = '&quot;&amp;[.F2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13" table:formula="of:=&quot;(select t.id from &quot;&amp;[.H$2]&amp;&quot; t where t.&quot;&amp;[.H$3]&amp;&quot; = '&quot;&amp;[.H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9]&amp;&quot;,&quot;&amp;[.C29]&amp;&quot;,&quot;&amp;IF(ISBLANK([.D29]);0;[.D29])&amp;&quot;,&quot;&amp;IF(ISBLANK([.E29]);0;[.E29])&amp;&quot;,&quot;&amp;[.I29]&amp;&quot;,&quot;&amp;[.J29]&amp;&quot;,&quot;&amp;[.K29]&amp;&quot;,&quot;&amp;[.L29]&amp;&quot;,&quot;&amp;[.M29]&amp;&quot;,&quot;&amp;[.N29]&amp;&quot;,&quot;&amp;[.S29]&amp;&quot;,&quot;&amp;[.T29]&amp;&quot;,&quot;&amp;[.U29]&amp;&quot;,&quot;&amp;[.V29]&amp;&quot;,&quot;&amp;[.W29]&amp;&quot;,&quot;&amp;[.X29]&amp;&quot;,&quot;&amp;[.Y29]&amp;&quot;,0,CURDATE(),CURDATE())&quot;&amp;IF(AND([.B29]&lt;&gt;INDIRECT(ADDRESS(ROW([.B29]) + 1;2));INDIRECT(ADDRESS(ROW([.A29]) + 1;1)) &gt; 0); &quot;;&quot;&amp;CHAR(13)&amp;CHAR(10)&amp;CHAR(13)&amp;CHAR(10)&amp;[.AA$3];IF(INDIRECT(ADDRESS(ROW([.A29]) + 1;1)) &gt; 0;&quot;,&quot;;&quot;;&quot;))" office:value-type="string" office:string-value="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30])-3" office:value-type="float" office:value="27" calcext:value-type="float">
            <text:p>27</text:p>
          </table:table-cell>
          <table:table-cell table:style-name="ce13" office:value-type="string" calcext:value-type="string">
            <text:p>VO2Max stile ed attrezzi Mar 11 Febbraio, 50</text:p>
          </table:table-cell>
          <table:table-cell table:style-name="ce13" table:formula="of:=IF([.B30]=[.B29];[.C29]+1;1)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DOCP</text:p>
          </table:table-cell>
          <table:table-cell table:style-name="ce17" table:formula="of:=VLOOKUP([.F3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3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3" table:formula="of:=&quot;(select t.id from &quot;&amp;[.F$2]&amp;&quot; t where t.&quot;&amp;[.F$3]&amp;&quot; = '&quot;&amp;[.F3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13" table:formula="of:=&quot;(select t.id from &quot;&amp;[.H$2]&amp;&quot; t where t.&quot;&amp;[.H$3]&amp;&quot; = '&quot;&amp;[.H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30]&amp;&quot;,&quot;&amp;[.C30]&amp;&quot;,&quot;&amp;IF(ISBLANK([.D30]);0;[.D30])&amp;&quot;,&quot;&amp;IF(ISBLANK([.E30]);0;[.E30])&amp;&quot;,&quot;&amp;[.I30]&amp;&quot;,&quot;&amp;[.J30]&amp;&quot;,&quot;&amp;[.K30]&amp;&quot;,&quot;&amp;[.L30]&amp;&quot;,&quot;&amp;[.M30]&amp;&quot;,&quot;&amp;[.N30]&amp;&quot;,&quot;&amp;[.S30]&amp;&quot;,&quot;&amp;[.T30]&amp;&quot;,&quot;&amp;[.U30]&amp;&quot;,&quot;&amp;[.V30]&amp;&quot;,&quot;&amp;[.W30]&amp;&quot;,&quot;&amp;[.X30]&amp;&quot;,&quot;&amp;[.Y30]&amp;&quot;,0,CURDATE(),CURDATE())&quot;&amp;IF(AND([.B30]&lt;&gt;INDIRECT(ADDRESS(ROW([.B30]) + 1;2));INDIRECT(ADDRESS(ROW([.A30]) + 1;1)) &gt; 0); &quot;;&quot;&amp;CHAR(13)&amp;CHAR(10)&amp;CHAR(13)&amp;CHAR(10)&amp;[.AA$3];IF(INDIRECT(ADDRESS(ROW([.A30]) + 1;1)) &gt; 0;&quot;,&quot;;&quot;;&quot;))" office:value-type="string" office:string-value="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31])-3" office:value-type="float" office:value="28" calcext:value-type="float">
            <text:p>28</text:p>
          </table:table-cell>
          <table:table-cell table:style-name="ce13" office:value-type="string" calcext:value-type="string">
            <text:p>VO2Max stile ed attrezzi Mar 11 Febbraio, 50</text:p>
          </table:table-cell>
          <table:table-cell table:style-name="ce13" table:formula="of:=IF([.B31]=[.B30];[.C30]+1;1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DODA</text:p>
          </table:table-cell>
          <table:table-cell table:style-name="ce17" table:formula="of:=VLOOKUP([.F3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3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3" table:formula="of:=&quot;(select t.id from &quot;&amp;[.F$2]&amp;&quot; t where t.&quot;&amp;[.F$3]&amp;&quot; = '&quot;&amp;[.F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13" table:formula="of:=&quot;(select t.id from &quot;&amp;[.H$2]&amp;&quot; t where t.&quot;&amp;[.H$3]&amp;&quot; = '&quot;&amp;[.H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31]&amp;&quot;,&quot;&amp;[.C31]&amp;&quot;,&quot;&amp;IF(ISBLANK([.D31]);0;[.D31])&amp;&quot;,&quot;&amp;IF(ISBLANK([.E31]);0;[.E31])&amp;&quot;,&quot;&amp;[.I31]&amp;&quot;,&quot;&amp;[.J31]&amp;&quot;,&quot;&amp;[.K31]&amp;&quot;,&quot;&amp;[.L31]&amp;&quot;,&quot;&amp;[.M31]&amp;&quot;,&quot;&amp;[.N31]&amp;&quot;,&quot;&amp;[.S31]&amp;&quot;,&quot;&amp;[.T31]&amp;&quot;,&quot;&amp;[.U31]&amp;&quot;,&quot;&amp;[.V31]&amp;&quot;,&quot;&amp;[.W31]&amp;&quot;,&quot;&amp;[.X31]&amp;&quot;,&quot;&amp;[.Y31]&amp;&quot;,0,CURDATE(),CURDATE())&quot;&amp;IF(AND([.B31]&lt;&gt;INDIRECT(ADDRESS(ROW([.B31]) + 1;2));INDIRECT(ADDRESS(ROW([.A31]) + 1;1)) &gt; 0); &quot;;&quot;&amp;CHAR(13)&amp;CHAR(10)&amp;CHAR(13)&amp;CHAR(10)&amp;[.AA$3];IF(INDIRECT(ADDRESS(ROW([.A31]) + 1;1)) &gt; 0;&quot;,&quot;;&quot;;&quot;))" office:value-type="string" office:string-value="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32])-3" office:value-type="float" office:value="29" calcext:value-type="float">
            <text:p>29</text:p>
          </table:table-cell>
          <table:table-cell table:style-name="ce13" office:value-type="string" calcext:value-type="string">
            <text:p>VO2Max stile ed attrezzi Mar 11 Febbraio, 50</text:p>
          </table:table-cell>
          <table:table-cell table:style-name="ce13" table:formula="of:=IF([.B32]=[.B31];[.C31]+1;1)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FACM</text:p>
          </table:table-cell>
          <table:table-cell table:style-name="ce17" table:formula="of:=VLOOKUP([.F32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3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3" table:formula="of:=&quot;(select t.id from &quot;&amp;[.F$2]&amp;&quot; t where t.&quot;&amp;[.F$3]&amp;&quot; = '&quot;&amp;[.F32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13" table:formula="of:=&quot;(select t.id from &quot;&amp;[.H$2]&amp;&quot; t where t.&quot;&amp;[.H$3]&amp;&quot; = '&quot;&amp;[.H32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13" table:formula="of:=&quot;(select t.id from &quot;&amp;[.O$2]&amp;&quot; t where t.&quot;&amp;[.O$3]&amp;&quot; = '&quot;&amp;[.O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32]&amp;&quot;,&quot;&amp;[.C32]&amp;&quot;,&quot;&amp;IF(ISBLANK([.D32]);0;[.D32])&amp;&quot;,&quot;&amp;IF(ISBLANK([.E32]);0;[.E32])&amp;&quot;,&quot;&amp;[.I32]&amp;&quot;,&quot;&amp;[.J32]&amp;&quot;,&quot;&amp;[.K32]&amp;&quot;,&quot;&amp;[.L32]&amp;&quot;,&quot;&amp;[.M32]&amp;&quot;,&quot;&amp;[.N32]&amp;&quot;,&quot;&amp;[.S32]&amp;&quot;,&quot;&amp;[.T32]&amp;&quot;,&quot;&amp;[.U32]&amp;&quot;,&quot;&amp;[.V32]&amp;&quot;,&quot;&amp;[.W32]&amp;&quot;,&quot;&amp;[.X32]&amp;&quot;,&quot;&amp;[.Y32]&amp;&quot;,0,CURDATE(),CURDATE())&quot;&amp;IF(AND([.B32]&lt;&gt;INDIRECT(ADDRESS(ROW([.B32]) + 1;2));INDIRECT(ADDRESS(ROW([.A32]) + 1;1)) &gt; 0); &quot;;&quot;&amp;CHAR(13)&amp;CHAR(10)&amp;CHAR(13)&amp;CHAR(10)&amp;[.AA$3];IF(INDIRECT(ADDRESS(ROW([.A32]) + 1;1)) &gt; 0;&quot;,&quot;;&quot;;&quot;))" office:value-type="string" office:string-value="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33])-3" office:value-type="float" office:value="30" calcext:value-type="float">
            <text:p>30</text:p>
          </table:table-cell>
          <table:table-cell table:style-name="ce13" office:value-type="string" calcext:value-type="string">
            <text:p>VO2Max stile ed attrezzi Mar 11 Febbraio, 50</text:p>
          </table:table-cell>
          <table:table-cell table:style-name="ce13" table:formula="of:=IF([.B33]=[.B32];[.C32]+1;1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FACM</text:p>
          </table:table-cell>
          <table:table-cell table:style-name="ce17" table:formula="of:=VLOOKUP([.F33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C</text:p>
          </table:table-cell>
          <table:table-cell table:style-name="ce13" table:number-columns-repeated="2"/>
          <table:table-cell table:style-name="ce13" table:formula="of:=&quot;(select t.id from &quot;&amp;[.B$2]&amp;&quot; t where t.&quot;&amp;[.B$3]&amp;&quot; = '&quot;&amp;[.B3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3" table:formula="of:=&quot;(select t.id from &quot;&amp;[.F$2]&amp;&quot; t where t.&quot;&amp;[.F$3]&amp;&quot; = '&quot;&amp;[.F33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13" table:formula="of:=&quot;(select t.id from &quot;&amp;[.H$2]&amp;&quot; t where t.&quot;&amp;[.H$3]&amp;&quot; = '&quot;&amp;[.H33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13" table:formula="of:=&quot;(select t.id from &quot;&amp;[.O$2]&amp;&quot; t where t.&quot;&amp;[.O$3]&amp;&quot; = '&quot;&amp;[.O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33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13" table:formula="of:=&quot;(select t.id from &quot;&amp;[.Q$2]&amp;&quot; t where t.&quot;&amp;[.Q$3]&amp;&quot; = '&quot;&amp;[.Q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33]&amp;&quot;,&quot;&amp;[.C33]&amp;&quot;,&quot;&amp;IF(ISBLANK([.D33]);0;[.D33])&amp;&quot;,&quot;&amp;IF(ISBLANK([.E33]);0;[.E33])&amp;&quot;,&quot;&amp;[.I33]&amp;&quot;,&quot;&amp;[.J33]&amp;&quot;,&quot;&amp;[.K33]&amp;&quot;,&quot;&amp;[.L33]&amp;&quot;,&quot;&amp;[.M33]&amp;&quot;,&quot;&amp;[.N33]&amp;&quot;,&quot;&amp;[.S33]&amp;&quot;,&quot;&amp;[.T33]&amp;&quot;,&quot;&amp;[.U33]&amp;&quot;,&quot;&amp;[.V33]&amp;&quot;,&quot;&amp;[.W33]&amp;&quot;,&quot;&amp;[.X33]&amp;&quot;,&quot;&amp;[.Y33]&amp;&quot;,0,CURDATE(),CURDATE())&quot;&amp;IF(AND([.B33]&lt;&gt;INDIRECT(ADDRESS(ROW([.B33]) + 1;2));INDIRECT(ADDRESS(ROW([.A33]) + 1;1)) &gt; 0); &quot;;&quot;&amp;CHAR(13)&amp;CHAR(10)&amp;CHAR(13)&amp;CHAR(10)&amp;[.AA$3];IF(INDIRECT(ADDRESS(ROW([.A33]) + 1;1)) &gt; 0;&quot;,&quot;;&quot;;&quot;))" office:value-type="string" office:string-value="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34])-3" office:value-type="float" office:value="31" calcext:value-type="float">
            <text:p>31</text:p>
          </table:table-cell>
          <table:table-cell table:style-name="ce13" office:value-type="string" calcext:value-type="string">
            <text:p>VO2Max stile ed attrezzi Mar 11 Febbraio, 50</text:p>
          </table:table-cell>
          <table:table-cell table:style-name="ce13" table:formula="of:=IF([.B34]=[.B33];[.C33]+1;1)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3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A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3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3" table:formula="of:=&quot;(select t.id from &quot;&amp;[.F$2]&amp;&quot; t where t.&quot;&amp;[.F$3]&amp;&quot; = '&quot;&amp;[.F3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3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13" table:formula="of:=&quot;(select t.id from &quot;&amp;[.O$2]&amp;&quot; t where t.&quot;&amp;[.O$3]&amp;&quot; = '&quot;&amp;[.O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34]&amp;&quot;,&quot;&amp;[.C34]&amp;&quot;,&quot;&amp;IF(ISBLANK([.D34]);0;[.D34])&amp;&quot;,&quot;&amp;IF(ISBLANK([.E34]);0;[.E34])&amp;&quot;,&quot;&amp;[.I34]&amp;&quot;,&quot;&amp;[.J34]&amp;&quot;,&quot;&amp;[.K34]&amp;&quot;,&quot;&amp;[.L34]&amp;&quot;,&quot;&amp;[.M34]&amp;&quot;,&quot;&amp;[.N34]&amp;&quot;,&quot;&amp;[.S34]&amp;&quot;,&quot;&amp;[.T34]&amp;&quot;,&quot;&amp;[.U34]&amp;&quot;,&quot;&amp;[.V34]&amp;&quot;,&quot;&amp;[.W34]&amp;&quot;,&quot;&amp;[.X34]&amp;&quot;,&quot;&amp;[.Y34]&amp;&quot;,0,CURDATE(),CURDATE())&quot;&amp;IF(AND([.B34]&lt;&gt;INDIRECT(ADDRESS(ROW([.B34]) + 1;2));INDIRECT(ADDRESS(ROW([.A34]) + 1;1)) &gt; 0); &quot;;&quot;&amp;CHAR(13)&amp;CHAR(10)&amp;CHAR(13)&amp;CHAR(10)&amp;[.AA$3];IF(INDIRECT(ADDRESS(ROW([.A34]) + 1;1)) &gt; 0;&quot;,&quot;;&quot;;&quot;))" office:value-type="string" office:string-value="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35])-3" office:value-type="float" office:value="32" calcext:value-type="float">
            <text:p>32</text:p>
          </table:table-cell>
          <table:table-cell table:style-name="ce13" office:value-type="string" calcext:value-type="string">
            <text:p>VO2Max stile ed attrezzi Mar 11 Febbraio, 50</text:p>
          </table:table-cell>
          <table:table-cell table:style-name="ce13" table:formula="of:=IF([.B35]=[.B34];[.C34]+1;1)" office:value-type="float" office:value="11" calcext:value-type="float">
            <text:p>1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B2SLCM</text:p>
          </table:table-cell>
          <table:table-cell table:style-name="ce17" table:formula="of:=VLOOKUP([.F35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3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3" table:formula="of:=&quot;(select t.id from &quot;&amp;[.F$2]&amp;&quot; t where t.&quot;&amp;[.F$3]&amp;&quot; = '&quot;&amp;[.F35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13" table:formula="of:=&quot;(select t.id from &quot;&amp;[.H$2]&amp;&quot; t where t.&quot;&amp;[.H$3]&amp;&quot; = '&quot;&amp;[.H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35]&amp;&quot;,&quot;&amp;[.C35]&amp;&quot;,&quot;&amp;IF(ISBLANK([.D35]);0;[.D35])&amp;&quot;,&quot;&amp;IF(ISBLANK([.E35]);0;[.E35])&amp;&quot;,&quot;&amp;[.I35]&amp;&quot;,&quot;&amp;[.J35]&amp;&quot;,&quot;&amp;[.K35]&amp;&quot;,&quot;&amp;[.L35]&amp;&quot;,&quot;&amp;[.M35]&amp;&quot;,&quot;&amp;[.N35]&amp;&quot;,&quot;&amp;[.S35]&amp;&quot;,&quot;&amp;[.T35]&amp;&quot;,&quot;&amp;[.U35]&amp;&quot;,&quot;&amp;[.V35]&amp;&quot;,&quot;&amp;[.W35]&amp;&quot;,&quot;&amp;[.X35]&amp;&quot;,&quot;&amp;[.Y35]&amp;&quot;,0,CURDATE(),CURDATE())&quot;&amp;IF(AND([.B35]&lt;&gt;INDIRECT(ADDRESS(ROW([.B35]) + 1;2));INDIRECT(ADDRESS(ROW([.A35]) + 1;1)) &gt; 0); &quot;;&quot;&amp;CHAR(13)&amp;CHAR(10)&amp;CHAR(13)&amp;CHAR(10)&amp;[.AA$3];IF(INDIRECT(ADDRESS(ROW([.A35]) + 1;1)) &gt; 0;&quot;,&quot;;&quot;;&quot;))" office:value-type="string" office:string-value="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36])-3" office:value-type="float" office:value="33" calcext:value-type="float">
            <text:p>33</text:p>
          </table:table-cell>
          <table:table-cell table:style-name="ce13" office:value-type="string" calcext:value-type="string">
            <text:p>VO2Max stile ed attrezzi Mar 11 Febbraio, 50</text:p>
          </table:table-cell>
          <table:table-cell table:style-name="ce13" table:formula="of:=IF([.B36]=[.B35];[.C35]+1;1)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3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3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3" table:formula="of:=&quot;(select t.id from &quot;&amp;[.F$2]&amp;&quot; t where t.&quot;&amp;[.F$3]&amp;&quot; = '&quot;&amp;[.F3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36]&amp;&quot;,&quot;&amp;[.C36]&amp;&quot;,&quot;&amp;IF(ISBLANK([.D36]);0;[.D36])&amp;&quot;,&quot;&amp;IF(ISBLANK([.E36]);0;[.E36])&amp;&quot;,&quot;&amp;[.I36]&amp;&quot;,&quot;&amp;[.J36]&amp;&quot;,&quot;&amp;[.K36]&amp;&quot;,&quot;&amp;[.L36]&amp;&quot;,&quot;&amp;[.M36]&amp;&quot;,&quot;&amp;[.N36]&amp;&quot;,&quot;&amp;[.S36]&amp;&quot;,&quot;&amp;[.T36]&amp;&quot;,&quot;&amp;[.U36]&amp;&quot;,&quot;&amp;[.V36]&amp;&quot;,&quot;&amp;[.W36]&amp;&quot;,&quot;&amp;[.X36]&amp;&quot;,&quot;&amp;[.Y36]&amp;&quot;,0,CURDATE(),CURDATE())&quot;&amp;IF(AND([.B36]&lt;&gt;INDIRECT(ADDRESS(ROW([.B36]) + 1;2));INDIRECT(ADDRESS(ROW([.A36]) + 1;1)) &gt; 0); &quot;;&quot;&amp;CHAR(13)&amp;CHAR(10)&amp;CHAR(13)&amp;CHAR(10)&amp;[.AA$3];IF(INDIRECT(ADDRESS(ROW([.A36]) + 1;1)) &gt; 0;&quot;,&quot;;&quot;;&quot;))" office:value-type="string" office:string-value="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37])-3" office:value-type="float" office:value="34" calcext:value-type="float">
            <text:p>34</text:p>
          </table:table-cell>
          <table:table-cell table:style-name="ce13" office:value-type="string" calcext:value-type="string">
            <text:p>VO2Max stile ed attrezzi Mar 11 Febbraio, 50</text:p>
          </table:table-cell>
          <table:table-cell table:style-name="ce13" table:formula="of:=IF([.B37]=[.B36];[.C36]+1;1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B2SLCM</text:p>
          </table:table-cell>
          <table:table-cell table:style-name="ce17" table:formula="of:=VLOOKUP([.F37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string" calcext:value-type="string">
            <text:p>P</text:p>
          </table:table-cell>
          <table:table-cell table:style-name="ce13" table:number-columns-repeated="3"/>
          <table:table-cell table:style-name="ce13" table:formula="of:=&quot;(select t.id from &quot;&amp;[.B$2]&amp;&quot; t where t.&quot;&amp;[.B$3]&amp;&quot; = '&quot;&amp;[.B3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3" table:formula="of:=&quot;(select t.id from &quot;&amp;[.F$2]&amp;&quot; t where t.&quot;&amp;[.F$3]&amp;&quot; = '&quot;&amp;[.F37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13" table:formula="of:=&quot;(select t.id from &quot;&amp;[.H$2]&amp;&quot; t where t.&quot;&amp;[.H$3]&amp;&quot; = '&quot;&amp;[.H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37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13" table:formula="of:=&quot;(select t.id from &quot;&amp;[.P$2]&amp;&quot; t where t.&quot;&amp;[.P$3]&amp;&quot; = '&quot;&amp;[.P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37]&amp;&quot;,&quot;&amp;[.C37]&amp;&quot;,&quot;&amp;IF(ISBLANK([.D37]);0;[.D37])&amp;&quot;,&quot;&amp;IF(ISBLANK([.E37]);0;[.E37])&amp;&quot;,&quot;&amp;[.I37]&amp;&quot;,&quot;&amp;[.J37]&amp;&quot;,&quot;&amp;[.K37]&amp;&quot;,&quot;&amp;[.L37]&amp;&quot;,&quot;&amp;[.M37]&amp;&quot;,&quot;&amp;[.N37]&amp;&quot;,&quot;&amp;[.S37]&amp;&quot;,&quot;&amp;[.T37]&amp;&quot;,&quot;&amp;[.U37]&amp;&quot;,&quot;&amp;[.V37]&amp;&quot;,&quot;&amp;[.W37]&amp;&quot;,&quot;&amp;[.X37]&amp;&quot;,&quot;&amp;[.Y37]&amp;&quot;,0,CURDATE(),CURDATE())&quot;&amp;IF(AND([.B37]&lt;&gt;INDIRECT(ADDRESS(ROW([.B37]) + 1;2));INDIRECT(ADDRESS(ROW([.A37]) + 1;1)) &gt; 0); &quot;;&quot;&amp;CHAR(13)&amp;CHAR(10)&amp;CHAR(13)&amp;CHAR(10)&amp;[.AA$3];IF(INDIRECT(ADDRESS(ROW([.A37]) + 1;1)) &gt; 0;&quot;,&quot;;&quot;;&quot;))" office:value-type="string" office:string-value="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38])-3" office:value-type="float" office:value="35" calcext:value-type="float">
            <text:p>35</text:p>
          </table:table-cell>
          <table:table-cell table:style-name="ce13" office:value-type="string" calcext:value-type="string">
            <text:p>VO2Max stile ed attrezzi Mar 11 Febbraio, 50</text:p>
          </table:table-cell>
          <table:table-cell table:style-name="ce13" table:formula="of:=IF([.B38]=[.B37];[.C37]+1;1)" office:value-type="float" office:value="14" calcext:value-type="float">
            <text:p>1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string" calcext:value-type="string">
            <text:p>P</text:p>
          </table:table-cell>
          <table:table-cell table:style-name="ce13" table:number-columns-repeated="3"/>
          <table:table-cell table:style-name="ce13" table:formula="of:=&quot;(select t.id from &quot;&amp;[.B$2]&amp;&quot; t where t.&quot;&amp;[.B$3]&amp;&quot; = '&quot;&amp;[.B3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3" table:formula="of:=&quot;(select t.id from &quot;&amp;[.F$2]&amp;&quot; t where t.&quot;&amp;[.F$3]&amp;&quot; = '&quot;&amp;[.F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38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13" table:formula="of:=&quot;(select t.id from &quot;&amp;[.P$2]&amp;&quot; t where t.&quot;&amp;[.P$3]&amp;&quot; = '&quot;&amp;[.P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38]&amp;&quot;,&quot;&amp;[.C38]&amp;&quot;,&quot;&amp;IF(ISBLANK([.D38]);0;[.D38])&amp;&quot;,&quot;&amp;IF(ISBLANK([.E38]);0;[.E38])&amp;&quot;,&quot;&amp;[.I38]&amp;&quot;,&quot;&amp;[.J38]&amp;&quot;,&quot;&amp;[.K38]&amp;&quot;,&quot;&amp;[.L38]&amp;&quot;,&quot;&amp;[.M38]&amp;&quot;,&quot;&amp;[.N38]&amp;&quot;,&quot;&amp;[.S38]&amp;&quot;,&quot;&amp;[.T38]&amp;&quot;,&quot;&amp;[.U38]&amp;&quot;,&quot;&amp;[.V38]&amp;&quot;,&quot;&amp;[.W38]&amp;&quot;,&quot;&amp;[.X38]&amp;&quot;,&quot;&amp;[.Y38]&amp;&quot;,0,CURDATE(),CURDATE())&quot;&amp;IF(AND([.B38]&lt;&gt;INDIRECT(ADDRESS(ROW([.B38]) + 1;2));INDIRECT(ADDRESS(ROW([.A38]) + 1;1)) &gt; 0); &quot;;&quot;&amp;CHAR(13)&amp;CHAR(10)&amp;CHAR(13)&amp;CHAR(10)&amp;[.AA$3];IF(INDIRECT(ADDRESS(ROW([.A38]) + 1;1)) &gt; 0;&quot;,&quot;;&quot;;&quot;))" office:value-type="string" office:string-value="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39])-3" office:value-type="float" office:value="36" calcext:value-type="float">
            <text:p>36</text:p>
          </table:table-cell>
          <table:table-cell table:style-name="ce13" office:value-type="string" calcext:value-type="string">
            <text:p>VO2Max stile ed attrezzi Mar 11 Febbraio, 50</text:p>
          </table:table-cell>
          <table:table-cell table:style-name="ce13" table:formula="of:=IF([.B39]=[.B38];[.C38]+1;1)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B2SLCM</text:p>
          </table:table-cell>
          <table:table-cell table:style-name="ce17" table:formula="of:=VLOOKUP([.F39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3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3" table:formula="of:=&quot;(select t.id from &quot;&amp;[.F$2]&amp;&quot; t where t.&quot;&amp;[.F$3]&amp;&quot; = '&quot;&amp;[.F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13" table:formula="of:=&quot;(select t.id from &quot;&amp;[.H$2]&amp;&quot; t where t.&quot;&amp;[.H$3]&amp;&quot; = '&quot;&amp;[.H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39]&amp;&quot;,&quot;&amp;[.C39]&amp;&quot;,&quot;&amp;IF(ISBLANK([.D39]);0;[.D39])&amp;&quot;,&quot;&amp;IF(ISBLANK([.E39]);0;[.E39])&amp;&quot;,&quot;&amp;[.I39]&amp;&quot;,&quot;&amp;[.J39]&amp;&quot;,&quot;&amp;[.K39]&amp;&quot;,&quot;&amp;[.L39]&amp;&quot;,&quot;&amp;[.M39]&amp;&quot;,&quot;&amp;[.N39]&amp;&quot;,&quot;&amp;[.S39]&amp;&quot;,&quot;&amp;[.T39]&amp;&quot;,&quot;&amp;[.U39]&amp;&quot;,&quot;&amp;[.V39]&amp;&quot;,&quot;&amp;[.W39]&amp;&quot;,&quot;&amp;[.X39]&amp;&quot;,&quot;&amp;[.Y39]&amp;&quot;,0,CURDATE(),CURDATE())&quot;&amp;IF(AND([.B39]&lt;&gt;INDIRECT(ADDRESS(ROW([.B39]) + 1;2));INDIRECT(ADDRESS(ROW([.A39]) + 1;1)) &gt; 0); &quot;;&quot;&amp;CHAR(13)&amp;CHAR(10)&amp;CHAR(13)&amp;CHAR(10)&amp;[.AA$3];IF(INDIRECT(ADDRESS(ROW([.A39]) + 1;1)) &gt; 0;&quot;,&quot;;&quot;;&quot;))" office:value-type="string" office:string-value="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40])-3" office:value-type="float" office:value="37" calcext:value-type="float">
            <text:p>37</text:p>
          </table:table-cell>
          <table:table-cell table:style-name="ce13" office:value-type="string" calcext:value-type="string">
            <text:p>VO2Max stile ed attrezzi Mar 11 Febbraio, 50</text:p>
          </table:table-cell>
          <table:table-cell table:style-name="ce13" table:formula="of:=IF([.B40]=[.B39];[.C39]+1;1)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4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4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3" table:formula="of:=&quot;(select t.id from &quot;&amp;[.F$2]&amp;&quot; t where t.&quot;&amp;[.F$3]&amp;&quot; = '&quot;&amp;[.F4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40]&amp;&quot;,&quot;&amp;[.C40]&amp;&quot;,&quot;&amp;IF(ISBLANK([.D40]);0;[.D40])&amp;&quot;,&quot;&amp;IF(ISBLANK([.E40]);0;[.E40])&amp;&quot;,&quot;&amp;[.I40]&amp;&quot;,&quot;&amp;[.J40]&amp;&quot;,&quot;&amp;[.K40]&amp;&quot;,&quot;&amp;[.L40]&amp;&quot;,&quot;&amp;[.M40]&amp;&quot;,&quot;&amp;[.N40]&amp;&quot;,&quot;&amp;[.S40]&amp;&quot;,&quot;&amp;[.T40]&amp;&quot;,&quot;&amp;[.U40]&amp;&quot;,&quot;&amp;[.V40]&amp;&quot;,&quot;&amp;[.W40]&amp;&quot;,&quot;&amp;[.X40]&amp;&quot;,&quot;&amp;[.Y40]&amp;&quot;,0,CURDATE(),CURDATE())&quot;&amp;IF(AND([.B40]&lt;&gt;INDIRECT(ADDRESS(ROW([.B40]) + 1;2));INDIRECT(ADDRESS(ROW([.A40]) + 1;1)) &gt; 0); &quot;;&quot;&amp;CHAR(13)&amp;CHAR(10)&amp;CHAR(13)&amp;CHAR(10)&amp;[.AA$3];IF(INDIRECT(ADDRESS(ROW([.A40]) + 1;1)) &gt; 0;&quot;,&quot;;&quot;;&quot;))" office:value-type="string" office:string-value="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41])-3" office:value-type="float" office:value="38" calcext:value-type="float">
            <text:p>38</text:p>
          </table:table-cell>
          <table:table-cell table:style-name="ce13" office:value-type="string" calcext:value-type="string">
            <text:p>VO2Max stile ed attrezzi Mar 11 Febbraio, 50</text:p>
          </table:table-cell>
          <table:table-cell table:style-name="ce13" table:formula="of:=IF([.B41]=[.B40];[.C40]+1;1)" office:value-type="float" office:value="17" calcext:value-type="float">
            <text:p>1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B2SLCM</text:p>
          </table:table-cell>
          <table:table-cell table:style-name="ce17" table:formula="of:=VLOOKUP([.F4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0" calcext:value-type="float">
            <text:p>120</text:p>
          </table:table-cell>
          <table:table-cell table:style-name="ce13"/>
          <table:table-cell table:style-name="ce13" office:value-type="string" calcext:value-type="string">
            <text:p>C</text:p>
          </table:table-cell>
          <table:table-cell table:style-name="ce13" table:number-columns-repeated="2"/>
          <table:table-cell table:style-name="ce13" table:formula="of:=&quot;(select t.id from &quot;&amp;[.B$2]&amp;&quot; t where t.&quot;&amp;[.B$3]&amp;&quot; = '&quot;&amp;[.B4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3" table:formula="of:=&quot;(select t.id from &quot;&amp;[.F$2]&amp;&quot; t where t.&quot;&amp;[.F$3]&amp;&quot; = '&quot;&amp;[.F4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13" table:formula="of:=&quot;(select t.id from &quot;&amp;[.H$2]&amp;&quot; t where t.&quot;&amp;[.H$3]&amp;&quot; = '&quot;&amp;[.H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4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13" table:formula="of:=&quot;(select t.id from &quot;&amp;[.Q$2]&amp;&quot; t where t.&quot;&amp;[.Q$3]&amp;&quot; = '&quot;&amp;[.Q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41]&amp;&quot;,&quot;&amp;[.C41]&amp;&quot;,&quot;&amp;IF(ISBLANK([.D41]);0;[.D41])&amp;&quot;,&quot;&amp;IF(ISBLANK([.E41]);0;[.E41])&amp;&quot;,&quot;&amp;[.I41]&amp;&quot;,&quot;&amp;[.J41]&amp;&quot;,&quot;&amp;[.K41]&amp;&quot;,&quot;&amp;[.L41]&amp;&quot;,&quot;&amp;[.M41]&amp;&quot;,&quot;&amp;[.N41]&amp;&quot;,&quot;&amp;[.S41]&amp;&quot;,&quot;&amp;[.T41]&amp;&quot;,&quot;&amp;[.U41]&amp;&quot;,&quot;&amp;[.V41]&amp;&quot;,&quot;&amp;[.W41]&amp;&quot;,&quot;&amp;[.X41]&amp;&quot;,&quot;&amp;[.Y41]&amp;&quot;,0,CURDATE(),CURDATE())&quot;&amp;IF(AND([.B41]&lt;&gt;INDIRECT(ADDRESS(ROW([.B41]) + 1;2));INDIRECT(ADDRESS(ROW([.A41]) + 1;1)) &gt; 0); &quot;;&quot;&amp;CHAR(13)&amp;CHAR(10)&amp;CHAR(13)&amp;CHAR(10)&amp;[.AA$3];IF(INDIRECT(ADDRESS(ROW([.A41]) + 1;1)) &gt; 0;&quot;,&quot;;&quot;;&quot;))" office:value-type="string" office:string-value="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42])-3" office:value-type="float" office:value="39" calcext:value-type="float">
            <text:p>39</text:p>
          </table:table-cell>
          <table:table-cell table:style-name="ce13" office:value-type="string" calcext:value-type="string">
            <text:p>VO2Max stile ed attrezzi Mar 11 Febbraio, 50</text:p>
          </table:table-cell>
          <table:table-cell table:style-name="ce13" table:formula="of:=IF([.B42]=[.B41];[.C41]+1;1)" office:value-type="float" office:value="18" calcext:value-type="float">
            <text:p>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20" calcext:value-type="float">
            <text:p>120</text:p>
          </table:table-cell>
          <table:table-cell table:style-name="ce13"/>
          <table:table-cell table:style-name="ce13" office:value-type="string" calcext:value-type="string">
            <text:p>C</text:p>
          </table:table-cell>
          <table:table-cell table:style-name="ce13" table:number-columns-repeated="2"/>
          <table:table-cell table:style-name="ce13" table:formula="of:=&quot;(select t.id from &quot;&amp;[.B$2]&amp;&quot; t where t.&quot;&amp;[.B$3]&amp;&quot; = '&quot;&amp;[.B4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3" table:formula="of:=&quot;(select t.id from &quot;&amp;[.F$2]&amp;&quot; t where t.&quot;&amp;[.F$3]&amp;&quot; = '&quot;&amp;[.F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42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13" table:formula="of:=&quot;(select t.id from &quot;&amp;[.Q$2]&amp;&quot; t where t.&quot;&amp;[.Q$3]&amp;&quot; = '&quot;&amp;[.Q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42]&amp;&quot;,&quot;&amp;[.C42]&amp;&quot;,&quot;&amp;IF(ISBLANK([.D42]);0;[.D42])&amp;&quot;,&quot;&amp;IF(ISBLANK([.E42]);0;[.E42])&amp;&quot;,&quot;&amp;[.I42]&amp;&quot;,&quot;&amp;[.J42]&amp;&quot;,&quot;&amp;[.K42]&amp;&quot;,&quot;&amp;[.L42]&amp;&quot;,&quot;&amp;[.M42]&amp;&quot;,&quot;&amp;[.N42]&amp;&quot;,&quot;&amp;[.S42]&amp;&quot;,&quot;&amp;[.T42]&amp;&quot;,&quot;&amp;[.U42]&amp;&quot;,&quot;&amp;[.V42]&amp;&quot;,&quot;&amp;[.W42]&amp;&quot;,&quot;&amp;[.X42]&amp;&quot;,&quot;&amp;[.Y42]&amp;&quot;,0,CURDATE(),CURDATE())&quot;&amp;IF(AND([.B42]&lt;&gt;INDIRECT(ADDRESS(ROW([.B42]) + 1;2));INDIRECT(ADDRESS(ROW([.A42]) + 1;1)) &gt; 0); &quot;;&quot;&amp;CHAR(13)&amp;CHAR(10)&amp;CHAR(13)&amp;CHAR(10)&amp;[.AA$3];IF(INDIRECT(ADDRESS(ROW([.A42]) + 1;1)) &gt; 0;&quot;,&quot;;&quot;;&quot;))" office:value-type="string" office:string-value="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43])-3" office:value-type="float" office:value="40" calcext:value-type="float">
            <text:p>40</text:p>
          </table:table-cell>
          <table:table-cell table:style-name="ce13" office:value-type="string" calcext:value-type="string">
            <text:p>VO2Max stile ed attrezzi Mar 11 Febbraio, 50</text:p>
          </table:table-cell>
          <table:table-cell table:style-name="ce13" table:formula="of:=IF([.B43]=[.B42];[.C42]+1;1)" office:value-type="float" office:value="19" calcext:value-type="float">
            <text:p>1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4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C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4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3" table:formula="of:=&quot;(select t.id from &quot;&amp;[.F$2]&amp;&quot; t where t.&quot;&amp;[.F$3]&amp;&quot; = '&quot;&amp;[.F4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43]&amp;&quot;,&quot;&amp;[.C43]&amp;&quot;,&quot;&amp;IF(ISBLANK([.D43]);0;[.D43])&amp;&quot;,&quot;&amp;IF(ISBLANK([.E43]);0;[.E43])&amp;&quot;,&quot;&amp;[.I43]&amp;&quot;,&quot;&amp;[.J43]&amp;&quot;,&quot;&amp;[.K43]&amp;&quot;,&quot;&amp;[.L43]&amp;&quot;,&quot;&amp;[.M43]&amp;&quot;,&quot;&amp;[.N43]&amp;&quot;,&quot;&amp;[.S43]&amp;&quot;,&quot;&amp;[.T43]&amp;&quot;,&quot;&amp;[.U43]&amp;&quot;,&quot;&amp;[.V43]&amp;&quot;,&quot;&amp;[.W43]&amp;&quot;,&quot;&amp;[.X43]&amp;&quot;,&quot;&amp;[.Y43]&amp;&quot;,0,CURDATE(),CURDATE())&quot;&amp;IF(AND([.B43]&lt;&gt;INDIRECT(ADDRESS(ROW([.B43]) + 1;2));INDIRECT(ADDRESS(ROW([.A43]) + 1;1)) &gt; 0); &quot;;&quot;&amp;CHAR(13)&amp;CHAR(10)&amp;CHAR(13)&amp;CHAR(10)&amp;[.AA$3];IF(INDIRECT(ADDRESS(ROW([.A43]) + 1;1)) &gt; 0;&quot;,&quot;;&quot;;&quot;))" office:value-type="string" office:string-value="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3" table:formula="of:=ROW([.A44])-3" office:value-type="float" office:value="41" calcext:value-type="float">
            <text:p>41</text:p>
          </table:table-cell>
          <table:table-cell table:style-name="ce13" office:value-type="string" calcext:value-type="string">
            <text:p>VO2Max stile ed attrezzi Mar 11 Febbraio, 50</text:p>
          </table:table-cell>
          <table:table-cell table:style-name="ce13" table:formula="of:=IF([.B44]=[.B43];[.C43]+1;1)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GSLRA</text:p>
          </table:table-cell>
          <table:table-cell table:style-name="ce17" table:formula="of:=VLOOKUP([.F44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float" office:value="75" calcext:value-type="float">
            <text:p>7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4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13" table:formula="of:=&quot;(select t.id from &quot;&amp;[.F$2]&amp;&quot; t where t.&quot;&amp;[.F$3]&amp;&quot; = '&quot;&amp;[.F44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13" table:formula="of:=&quot;(select t.id from &quot;&amp;[.H$2]&amp;&quot; t where t.&quot;&amp;[.H$3]&amp;&quot; = '&quot;&amp;[.H4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3" table:formula="of:=&quot;(select t.id from &quot;&amp;[.O$2]&amp;&quot; t where t.&quot;&amp;[.O$3]&amp;&quot; = '&quot;&amp;[.O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44]&amp;&quot;,&quot;&amp;[.C44]&amp;&quot;,&quot;&amp;IF(ISBLANK([.D44]);0;[.D44])&amp;&quot;,&quot;&amp;IF(ISBLANK([.E44]);0;[.E44])&amp;&quot;,&quot;&amp;[.I44]&amp;&quot;,&quot;&amp;[.J44]&amp;&quot;,&quot;&amp;[.K44]&amp;&quot;,&quot;&amp;[.L44]&amp;&quot;,&quot;&amp;[.M44]&amp;&quot;,&quot;&amp;[.N44]&amp;&quot;,&quot;&amp;[.S44]&amp;&quot;,&quot;&amp;[.T44]&amp;&quot;,&quot;&amp;[.U44]&amp;&quot;,&quot;&amp;[.V44]&amp;&quot;,&quot;&amp;[.W44]&amp;&quot;,&quot;&amp;[.X44]&amp;&quot;,&quot;&amp;[.Y44]&amp;&quot;,0,CURDATE(),CURDATE())&quot;&amp;IF(AND([.B44]&lt;&gt;INDIRECT(ADDRESS(ROW([.B44]) + 1;2));INDIRECT(ADDRESS(ROW([.A44]) + 1;1)) &gt; 0); &quot;;&quot;&amp;CHAR(13)&amp;CHAR(10)&amp;CHAR(13)&amp;CHAR(10)&amp;[.AA$3];IF(INDIRECT(ADDRESS(ROW([.A44]) + 1;1)) &gt; 0;&quot;,&quot;;&quot;;&quot;))" office:value-type="string" office:string-value="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3" table:formula="of:=ROW([.A45])-3" office:value-type="float" office:value="42" calcext:value-type="float">
            <text:p>42</text:p>
          </table:table-cell>
          <table:table-cell table:style-name="ce13" office:value-type="string" calcext:value-type="string">
            <text:p>Luca Mer 12 Febbraio, 50</text:p>
          </table:table-cell>
          <table:table-cell table:style-name="ce13" table:formula="of:=IF([.B45]=[.B44];[.C44]+1;1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4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R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4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3" table:formula="of:=&quot;(select t.id from &quot;&amp;[.F$2]&amp;&quot; t where t.&quot;&amp;[.F$3]&amp;&quot; = '&quot;&amp;[.F4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4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3" table:formula="of:=&quot;(select t.id from &quot;&amp;[.O$2]&amp;&quot; t where t.&quot;&amp;[.O$3]&amp;&quot; = '&quot;&amp;[.O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45]&amp;&quot;,&quot;&amp;[.C45]&amp;&quot;,&quot;&amp;IF(ISBLANK([.D45]);0;[.D45])&amp;&quot;,&quot;&amp;IF(ISBLANK([.E45]);0;[.E45])&amp;&quot;,&quot;&amp;[.I45]&amp;&quot;,&quot;&amp;[.J45]&amp;&quot;,&quot;&amp;[.K45]&amp;&quot;,&quot;&amp;[.L45]&amp;&quot;,&quot;&amp;[.M45]&amp;&quot;,&quot;&amp;[.N45]&amp;&quot;,&quot;&amp;[.S45]&amp;&quot;,&quot;&amp;[.T45]&amp;&quot;,&quot;&amp;[.U45]&amp;&quot;,&quot;&amp;[.V45]&amp;&quot;,&quot;&amp;[.W45]&amp;&quot;,&quot;&amp;[.X45]&amp;&quot;,&quot;&amp;[.Y45]&amp;&quot;,0,CURDATE(),CURDATE())&quot;&amp;IF(AND([.B45]&lt;&gt;INDIRECT(ADDRESS(ROW([.B45]) + 1;2));INDIRECT(ADDRESS(ROW([.A45]) + 1;1)) &gt; 0); &quot;;&quot;&amp;CHAR(13)&amp;CHAR(10)&amp;CHAR(13)&amp;CHAR(10)&amp;[.AA$3];IF(INDIRECT(ADDRESS(ROW([.A45]) + 1;1)) &gt; 0;&quot;,&quot;;&quot;;&quot;))" office:value-type="string" office:string-value="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46])-3" office:value-type="float" office:value="43" calcext:value-type="float">
            <text:p>43</text:p>
          </table:table-cell>
          <table:table-cell table:style-name="ce13" office:value-type="string" calcext:value-type="string">
            <text:p>Luca Mer 12 Febbraio, 50</text:p>
          </table:table-cell>
          <table:table-cell table:style-name="ce13" table:formula="of:=IF([.B46]=[.B45];[.C45]+1;1)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FABS</text:p>
          </table:table-cell>
          <table:table-cell table:style-name="ce17" table:formula="of:=VLOOKUP([.F46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4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3" table:formula="of:=&quot;(select t.id from &quot;&amp;[.F$2]&amp;&quot; t where t.&quot;&amp;[.F$3]&amp;&quot; = '&quot;&amp;[.F46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13" table:formula="of:=&quot;(select t.id from &quot;&amp;[.H$2]&amp;&quot; t where t.&quot;&amp;[.H$3]&amp;&quot; = '&quot;&amp;[.H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46]&amp;&quot;,&quot;&amp;[.C46]&amp;&quot;,&quot;&amp;IF(ISBLANK([.D46]);0;[.D46])&amp;&quot;,&quot;&amp;IF(ISBLANK([.E46]);0;[.E46])&amp;&quot;,&quot;&amp;[.I46]&amp;&quot;,&quot;&amp;[.J46]&amp;&quot;,&quot;&amp;[.K46]&amp;&quot;,&quot;&amp;[.L46]&amp;&quot;,&quot;&amp;[.M46]&amp;&quot;,&quot;&amp;[.N46]&amp;&quot;,&quot;&amp;[.S46]&amp;&quot;,&quot;&amp;[.T46]&amp;&quot;,&quot;&amp;[.U46]&amp;&quot;,&quot;&amp;[.V46]&amp;&quot;,&quot;&amp;[.W46]&amp;&quot;,&quot;&amp;[.X46]&amp;&quot;,&quot;&amp;[.Y46]&amp;&quot;,0,CURDATE(),CURDATE())&quot;&amp;IF(AND([.B46]&lt;&gt;INDIRECT(ADDRESS(ROW([.B46]) + 1;2));INDIRECT(ADDRESS(ROW([.A46]) + 1;1)) &gt; 0); &quot;;&quot;&amp;CHAR(13)&amp;CHAR(10)&amp;CHAR(13)&amp;CHAR(10)&amp;[.AA$3];IF(INDIRECT(ADDRESS(ROW([.A46]) + 1;1)) &gt; 0;&quot;,&quot;;&quot;;&quot;))" office:value-type="string" office:string-value="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47])-3" office:value-type="float" office:value="44" calcext:value-type="float">
            <text:p>44</text:p>
          </table:table-cell>
          <table:table-cell table:style-name="ce13" office:value-type="string" calcext:value-type="string">
            <text:p>Luca Mer 12 Febbraio, 50</text:p>
          </table:table-cell>
          <table:table-cell table:style-name="ce13" table:formula="of:=IF([.B47]=[.B46];[.C46]+1;1)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SLAA</text:p>
          </table:table-cell>
          <table:table-cell table:style-name="ce17" table:formula="of:=VLOOKUP([.F47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4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3" table:formula="of:=&quot;(select t.id from &quot;&amp;[.F$2]&amp;&quot; t where t.&quot;&amp;[.F$3]&amp;&quot; = '&quot;&amp;[.F47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13" table:formula="of:=&quot;(select t.id from &quot;&amp;[.H$2]&amp;&quot; t where t.&quot;&amp;[.H$3]&amp;&quot; = '&quot;&amp;[.H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47]&amp;&quot;,&quot;&amp;[.C47]&amp;&quot;,&quot;&amp;IF(ISBLANK([.D47]);0;[.D47])&amp;&quot;,&quot;&amp;IF(ISBLANK([.E47]);0;[.E47])&amp;&quot;,&quot;&amp;[.I47]&amp;&quot;,&quot;&amp;[.J47]&amp;&quot;,&quot;&amp;[.K47]&amp;&quot;,&quot;&amp;[.L47]&amp;&quot;,&quot;&amp;[.M47]&amp;&quot;,&quot;&amp;[.N47]&amp;&quot;,&quot;&amp;[.S47]&amp;&quot;,&quot;&amp;[.T47]&amp;&quot;,&quot;&amp;[.U47]&amp;&quot;,&quot;&amp;[.V47]&amp;&quot;,&quot;&amp;[.W47]&amp;&quot;,&quot;&amp;[.X47]&amp;&quot;,&quot;&amp;[.Y47]&amp;&quot;,0,CURDATE(),CURDATE())&quot;&amp;IF(AND([.B47]&lt;&gt;INDIRECT(ADDRESS(ROW([.B47]) + 1;2));INDIRECT(ADDRESS(ROW([.A47]) + 1;1)) &gt; 0); &quot;;&quot;&amp;CHAR(13)&amp;CHAR(10)&amp;CHAR(13)&amp;CHAR(10)&amp;[.AA$3];IF(INDIRECT(ADDRESS(ROW([.A47]) + 1;1)) &gt; 0;&quot;,&quot;;&quot;;&quot;))" office:value-type="string" office:string-value="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48])-3" office:value-type="float" office:value="45" calcext:value-type="float">
            <text:p>45</text:p>
          </table:table-cell>
          <table:table-cell table:style-name="ce13" office:value-type="string" calcext:value-type="string">
            <text:p>Luca Mer 12 Febbraio, 50</text:p>
          </table:table-cell>
          <table:table-cell table:style-name="ce13" table:formula="of:=IF([.B48]=[.B47];[.C47]+1;1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1SLCM</text:p>
          </table:table-cell>
          <table:table-cell table:style-name="ce17" table:formula="of:=VLOOKUP([.F4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48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3" table:formula="of:=&quot;(select t.id from &quot;&amp;[.F$2]&amp;&quot; t where t.&quot;&amp;[.F$3]&amp;&quot; = '&quot;&amp;[.F4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13" table:formula="of:=&quot;(select t.id from &quot;&amp;[.H$2]&amp;&quot; t where t.&quot;&amp;[.H$3]&amp;&quot; = '&quot;&amp;[.H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48]&amp;&quot;,&quot;&amp;[.C48]&amp;&quot;,&quot;&amp;IF(ISBLANK([.D48]);0;[.D48])&amp;&quot;,&quot;&amp;IF(ISBLANK([.E48]);0;[.E48])&amp;&quot;,&quot;&amp;[.I48]&amp;&quot;,&quot;&amp;[.J48]&amp;&quot;,&quot;&amp;[.K48]&amp;&quot;,&quot;&amp;[.L48]&amp;&quot;,&quot;&amp;[.M48]&amp;&quot;,&quot;&amp;[.N48]&amp;&quot;,&quot;&amp;[.S48]&amp;&quot;,&quot;&amp;[.T48]&amp;&quot;,&quot;&amp;[.U48]&amp;&quot;,&quot;&amp;[.V48]&amp;&quot;,&quot;&amp;[.W48]&amp;&quot;,&quot;&amp;[.X48]&amp;&quot;,&quot;&amp;[.Y48]&amp;&quot;,0,CURDATE(),CURDATE())&quot;&amp;IF(AND([.B48]&lt;&gt;INDIRECT(ADDRESS(ROW([.B48]) + 1;2));INDIRECT(ADDRESS(ROW([.A48]) + 1;1)) &gt; 0); &quot;;&quot;&amp;CHAR(13)&amp;CHAR(10)&amp;CHAR(13)&amp;CHAR(10)&amp;[.AA$3];IF(INDIRECT(ADDRESS(ROW([.A48]) + 1;1)) &gt; 0;&quot;,&quot;;&quot;;&quot;))" office:value-type="string" office:string-value="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49])-3" office:value-type="float" office:value="46" calcext:value-type="float">
            <text:p>46</text:p>
          </table:table-cell>
          <table:table-cell table:style-name="ce13" office:value-type="string" calcext:value-type="string">
            <text:p>Luca Mer 12 Febbraio, 50</text:p>
          </table:table-cell>
          <table:table-cell table:style-name="ce13" table:formula="of:=IF([.B49]=[.B48];[.C48]+1;1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B1MICM</text:p>
          </table:table-cell>
          <table:table-cell table:style-name="ce17" table:formula="of:=VLOOKUP([.F49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49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3" table:formula="of:=&quot;(select t.id from &quot;&amp;[.F$2]&amp;&quot; t where t.&quot;&amp;[.F$3]&amp;&quot; = '&quot;&amp;[.F49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13" table:formula="of:=&quot;(select t.id from &quot;&amp;[.H$2]&amp;&quot; t where t.&quot;&amp;[.H$3]&amp;&quot; = '&quot;&amp;[.H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49]&amp;&quot;,&quot;&amp;[.C49]&amp;&quot;,&quot;&amp;IF(ISBLANK([.D49]);0;[.D49])&amp;&quot;,&quot;&amp;IF(ISBLANK([.E49]);0;[.E49])&amp;&quot;,&quot;&amp;[.I49]&amp;&quot;,&quot;&amp;[.J49]&amp;&quot;,&quot;&amp;[.K49]&amp;&quot;,&quot;&amp;[.L49]&amp;&quot;,&quot;&amp;[.M49]&amp;&quot;,&quot;&amp;[.N49]&amp;&quot;,&quot;&amp;[.S49]&amp;&quot;,&quot;&amp;[.T49]&amp;&quot;,&quot;&amp;[.U49]&amp;&quot;,&quot;&amp;[.V49]&amp;&quot;,&quot;&amp;[.W49]&amp;&quot;,&quot;&amp;[.X49]&amp;&quot;,&quot;&amp;[.Y49]&amp;&quot;,0,CURDATE(),CURDATE())&quot;&amp;IF(AND([.B49]&lt;&gt;INDIRECT(ADDRESS(ROW([.B49]) + 1;2));INDIRECT(ADDRESS(ROW([.A49]) + 1;1)) &gt; 0); &quot;;&quot;&amp;CHAR(13)&amp;CHAR(10)&amp;CHAR(13)&amp;CHAR(10)&amp;[.AA$3];IF(INDIRECT(ADDRESS(ROW([.A49]) + 1;1)) &gt; 0;&quot;,&quot;;&quot;;&quot;))" office:value-type="string" office:string-value="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50])-3" office:value-type="float" office:value="47" calcext:value-type="float">
            <text:p>47</text:p>
          </table:table-cell>
          <table:table-cell table:style-name="ce13" office:value-type="string" calcext:value-type="string">
            <text:p>Luca Mer 12 Febbraio, 50</text:p>
          </table:table-cell>
          <table:table-cell table:style-name="ce13" table:formula="of:=IF([.B50]=[.B49];[.C49]+1;1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5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50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3" table:formula="of:=&quot;(select t.id from &quot;&amp;[.F$2]&amp;&quot; t where t.&quot;&amp;[.F$3]&amp;&quot; = '&quot;&amp;[.F5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5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50]&amp;&quot;,&quot;&amp;[.C50]&amp;&quot;,&quot;&amp;IF(ISBLANK([.D50]);0;[.D50])&amp;&quot;,&quot;&amp;IF(ISBLANK([.E50]);0;[.E50])&amp;&quot;,&quot;&amp;[.I50]&amp;&quot;,&quot;&amp;[.J50]&amp;&quot;,&quot;&amp;[.K50]&amp;&quot;,&quot;&amp;[.L50]&amp;&quot;,&quot;&amp;[.M50]&amp;&quot;,&quot;&amp;[.N50]&amp;&quot;,&quot;&amp;[.S50]&amp;&quot;,&quot;&amp;[.T50]&amp;&quot;,&quot;&amp;[.U50]&amp;&quot;,&quot;&amp;[.V50]&amp;&quot;,&quot;&amp;[.W50]&amp;&quot;,&quot;&amp;[.X50]&amp;&quot;,&quot;&amp;[.Y50]&amp;&quot;,0,CURDATE(),CURDATE())&quot;&amp;IF(AND([.B50]&lt;&gt;INDIRECT(ADDRESS(ROW([.B50]) + 1;2));INDIRECT(ADDRESS(ROW([.A50]) + 1;1)) &gt; 0); &quot;;&quot;&amp;CHAR(13)&amp;CHAR(10)&amp;CHAR(13)&amp;CHAR(10)&amp;[.AA$3];IF(INDIRECT(ADDRESS(ROW([.A50]) + 1;1)) &gt; 0;&quot;,&quot;;&quot;;&quot;))" office:value-type="string" office:string-value="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51])-3" office:value-type="float" office:value="48" calcext:value-type="float">
            <text:p>48</text:p>
          </table:table-cell>
          <table:table-cell table:style-name="ce13" office:value-type="string" calcext:value-type="string">
            <text:p>Luca Mer 12 Febbraio, 50</text:p>
          </table:table-cell>
          <table:table-cell table:style-name="ce13" table:formula="of:=IF([.B51]=[.B50];[.C50]+1;1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B1MICM</text:p>
          </table:table-cell>
          <table:table-cell table:style-name="ce17" table:formula="of:=VLOOKUP([.F51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51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3" table:formula="of:=&quot;(select t.id from &quot;&amp;[.F$2]&amp;&quot; t where t.&quot;&amp;[.F$3]&amp;&quot; = '&quot;&amp;[.F51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13" table:formula="of:=&quot;(select t.id from &quot;&amp;[.H$2]&amp;&quot; t where t.&quot;&amp;[.H$3]&amp;&quot; = '&quot;&amp;[.H5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51]&amp;&quot;,&quot;&amp;[.C51]&amp;&quot;,&quot;&amp;IF(ISBLANK([.D51]);0;[.D51])&amp;&quot;,&quot;&amp;IF(ISBLANK([.E51]);0;[.E51])&amp;&quot;,&quot;&amp;[.I51]&amp;&quot;,&quot;&amp;[.J51]&amp;&quot;,&quot;&amp;[.K51]&amp;&quot;,&quot;&amp;[.L51]&amp;&quot;,&quot;&amp;[.M51]&amp;&quot;,&quot;&amp;[.N51]&amp;&quot;,&quot;&amp;[.S51]&amp;&quot;,&quot;&amp;[.T51]&amp;&quot;,&quot;&amp;[.U51]&amp;&quot;,&quot;&amp;[.V51]&amp;&quot;,&quot;&amp;[.W51]&amp;&quot;,&quot;&amp;[.X51]&amp;&quot;,&quot;&amp;[.Y51]&amp;&quot;,0,CURDATE(),CURDATE())&quot;&amp;IF(AND([.B51]&lt;&gt;INDIRECT(ADDRESS(ROW([.B51]) + 1;2));INDIRECT(ADDRESS(ROW([.A51]) + 1;1)) &gt; 0); &quot;;&quot;&amp;CHAR(13)&amp;CHAR(10)&amp;CHAR(13)&amp;CHAR(10)&amp;[.AA$3];IF(INDIRECT(ADDRESS(ROW([.A51]) + 1;1)) &gt; 0;&quot;,&quot;;&quot;;&quot;))" office:value-type="string" office:string-value="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52])-3" office:value-type="float" office:value="49" calcext:value-type="float">
            <text:p>49</text:p>
          </table:table-cell>
          <table:table-cell table:style-name="ce13" office:value-type="string" calcext:value-type="string">
            <text:p>Luca Mer 12 Febbraio, 50</text:p>
          </table:table-cell>
          <table:table-cell table:style-name="ce13" table:formula="of:=IF([.B52]=[.B51];[.C51]+1;1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1SLCM</text:p>
          </table:table-cell>
          <table:table-cell table:style-name="ce17" table:formula="of:=VLOOKUP([.F5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52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3" table:formula="of:=&quot;(select t.id from &quot;&amp;[.F$2]&amp;&quot; t where t.&quot;&amp;[.F$3]&amp;&quot; = '&quot;&amp;[.F5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13" table:formula="of:=&quot;(select t.id from &quot;&amp;[.H$2]&amp;&quot; t where t.&quot;&amp;[.H$3]&amp;&quot; = '&quot;&amp;[.H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52]&amp;&quot;,&quot;&amp;[.C52]&amp;&quot;,&quot;&amp;IF(ISBLANK([.D52]);0;[.D52])&amp;&quot;,&quot;&amp;IF(ISBLANK([.E52]);0;[.E52])&amp;&quot;,&quot;&amp;[.I52]&amp;&quot;,&quot;&amp;[.J52]&amp;&quot;,&quot;&amp;[.K52]&amp;&quot;,&quot;&amp;[.L52]&amp;&quot;,&quot;&amp;[.M52]&amp;&quot;,&quot;&amp;[.N52]&amp;&quot;,&quot;&amp;[.S52]&amp;&quot;,&quot;&amp;[.T52]&amp;&quot;,&quot;&amp;[.U52]&amp;&quot;,&quot;&amp;[.V52]&amp;&quot;,&quot;&amp;[.W52]&amp;&quot;,&quot;&amp;[.X52]&amp;&quot;,&quot;&amp;[.Y52]&amp;&quot;,0,CURDATE(),CURDATE())&quot;&amp;IF(AND([.B52]&lt;&gt;INDIRECT(ADDRESS(ROW([.B52]) + 1;2));INDIRECT(ADDRESS(ROW([.A52]) + 1;1)) &gt; 0); &quot;;&quot;&amp;CHAR(13)&amp;CHAR(10)&amp;CHAR(13)&amp;CHAR(10)&amp;[.AA$3];IF(INDIRECT(ADDRESS(ROW([.A52]) + 1;1)) &gt; 0;&quot;,&quot;;&quot;;&quot;))" office:value-type="string" office:string-value="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53])-3" office:value-type="float" office:value="50" calcext:value-type="float">
            <text:p>50</text:p>
          </table:table-cell>
          <table:table-cell table:style-name="ce13" office:value-type="string" calcext:value-type="string">
            <text:p>Luca Mer 12 Febbraio, 50</text:p>
          </table:table-cell>
          <table:table-cell table:style-name="ce13" table:formula="of:=IF([.B53]=[.B52];[.C52]+1;1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5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53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3" table:formula="of:=&quot;(select t.id from &quot;&amp;[.F$2]&amp;&quot; t where t.&quot;&amp;[.F$3]&amp;&quot; = '&quot;&amp;[.F5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53]&amp;&quot;,&quot;&amp;[.C53]&amp;&quot;,&quot;&amp;IF(ISBLANK([.D53]);0;[.D53])&amp;&quot;,&quot;&amp;IF(ISBLANK([.E53]);0;[.E53])&amp;&quot;,&quot;&amp;[.I53]&amp;&quot;,&quot;&amp;[.J53]&amp;&quot;,&quot;&amp;[.K53]&amp;&quot;,&quot;&amp;[.L53]&amp;&quot;,&quot;&amp;[.M53]&amp;&quot;,&quot;&amp;[.N53]&amp;&quot;,&quot;&amp;[.S53]&amp;&quot;,&quot;&amp;[.T53]&amp;&quot;,&quot;&amp;[.U53]&amp;&quot;,&quot;&amp;[.V53]&amp;&quot;,&quot;&amp;[.W53]&amp;&quot;,&quot;&amp;[.X53]&amp;&quot;,&quot;&amp;[.Y53]&amp;&quot;,0,CURDATE(),CURDATE())&quot;&amp;IF(AND([.B53]&lt;&gt;INDIRECT(ADDRESS(ROW([.B53]) + 1;2));INDIRECT(ADDRESS(ROW([.A53]) + 1;1)) &gt; 0); &quot;;&quot;&amp;CHAR(13)&amp;CHAR(10)&amp;CHAR(13)&amp;CHAR(10)&amp;[.AA$3];IF(INDIRECT(ADDRESS(ROW([.A53]) + 1;1)) &gt; 0;&quot;,&quot;;&quot;;&quot;))" office:value-type="string" office:string-value="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54])-3" office:value-type="float" office:value="51" calcext:value-type="float">
            <text:p>51</text:p>
          </table:table-cell>
          <table:table-cell table:style-name="ce13" office:value-type="string" calcext:value-type="string">
            <text:p>Luca Mer 12 Febbraio, 50</text:p>
          </table:table-cell>
          <table:table-cell table:style-name="ce13" table:formula="of:=IF([.B54]=[.B53];[.C53]+1;1)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C1GAFA</text:p>
          </table:table-cell>
          <table:table-cell table:style-name="ce17" table:formula="of:=VLOOKUP([.F54];['file:///C:/Sites/goggles/db/seed_generators/training/Dati_Training.ods'#$exercises.$B$4:.$C$250];2;0)" office:value-type="string" office:string-value="Gambe FA forte" calcext:value-type="string">
            <text:p>Gambe FA forte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54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3" table:formula="of:=&quot;(select t.id from &quot;&amp;[.F$2]&amp;&quot; t where t.&quot;&amp;[.F$3]&amp;&quot; = '&quot;&amp;[.F54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style-name="ce13" table:formula="of:=&quot;(select t.id from &quot;&amp;[.H$2]&amp;&quot; t where t.&quot;&amp;[.H$3]&amp;&quot; = '&quot;&amp;[.H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54]&amp;&quot;,&quot;&amp;[.C54]&amp;&quot;,&quot;&amp;IF(ISBLANK([.D54]);0;[.D54])&amp;&quot;,&quot;&amp;IF(ISBLANK([.E54]);0;[.E54])&amp;&quot;,&quot;&amp;[.I54]&amp;&quot;,&quot;&amp;[.J54]&amp;&quot;,&quot;&amp;[.K54]&amp;&quot;,&quot;&amp;[.L54]&amp;&quot;,&quot;&amp;[.M54]&amp;&quot;,&quot;&amp;[.N54]&amp;&quot;,&quot;&amp;[.S54]&amp;&quot;,&quot;&amp;[.T54]&amp;&quot;,&quot;&amp;[.U54]&amp;&quot;,&quot;&amp;[.V54]&amp;&quot;,&quot;&amp;[.W54]&amp;&quot;,&quot;&amp;[.X54]&amp;&quot;,&quot;&amp;[.Y54]&amp;&quot;,0,CURDATE(),CURDATE())&quot;&amp;IF(AND([.B54]&lt;&gt;INDIRECT(ADDRESS(ROW([.B54]) + 1;2));INDIRECT(ADDRESS(ROW([.A54]) + 1;1)) &gt; 0); &quot;;&quot;&amp;CHAR(13)&amp;CHAR(10)&amp;CHAR(13)&amp;CHAR(10)&amp;[.AA$3];IF(INDIRECT(ADDRESS(ROW([.A54]) + 1;1)) &gt; 0;&quot;,&quot;;&quot;;&quot;))" office:value-type="string" office:string-value="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55])-3" office:value-type="float" office:value="52" calcext:value-type="float">
            <text:p>52</text:p>
          </table:table-cell>
          <table:table-cell table:style-name="ce13" office:value-type="string" calcext:value-type="string">
            <text:p>Luca Mer 12 Febbraio, 50</text:p>
          </table:table-cell>
          <table:table-cell table:style-name="ce13" table:formula="of:=IF([.B55]=[.B54];[.C54]+1;1)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A2FACM</text:p>
          </table:table-cell>
          <table:table-cell table:style-name="ce17" table:formula="of:=VLOOKUP([.F5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5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3" table:formula="of:=&quot;(select t.id from &quot;&amp;[.F$2]&amp;&quot; t where t.&quot;&amp;[.F$3]&amp;&quot; = '&quot;&amp;[.F5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13" table:formula="of:=&quot;(select t.id from &quot;&amp;[.H$2]&amp;&quot; t where t.&quot;&amp;[.H$3]&amp;&quot; = '&quot;&amp;[.H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55]&amp;&quot;,&quot;&amp;[.C55]&amp;&quot;,&quot;&amp;IF(ISBLANK([.D55]);0;[.D55])&amp;&quot;,&quot;&amp;IF(ISBLANK([.E55]);0;[.E55])&amp;&quot;,&quot;&amp;[.I55]&amp;&quot;,&quot;&amp;[.J55]&amp;&quot;,&quot;&amp;[.K55]&amp;&quot;,&quot;&amp;[.L55]&amp;&quot;,&quot;&amp;[.M55]&amp;&quot;,&quot;&amp;[.N55]&amp;&quot;,&quot;&amp;[.S55]&amp;&quot;,&quot;&amp;[.T55]&amp;&quot;,&quot;&amp;[.U55]&amp;&quot;,&quot;&amp;[.V55]&amp;&quot;,&quot;&amp;[.W55]&amp;&quot;,&quot;&amp;[.X55]&amp;&quot;,&quot;&amp;[.Y55]&amp;&quot;,0,CURDATE(),CURDATE())&quot;&amp;IF(AND([.B55]&lt;&gt;INDIRECT(ADDRESS(ROW([.B55]) + 1;2));INDIRECT(ADDRESS(ROW([.A55]) + 1;1)) &gt; 0); &quot;;&quot;&amp;CHAR(13)&amp;CHAR(10)&amp;CHAR(13)&amp;CHAR(10)&amp;[.AA$3];IF(INDIRECT(ADDRESS(ROW([.A55]) + 1;1)) &gt; 0;&quot;,&quot;;&quot;;&quot;))" office:value-type="string" office:string-value="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56])-3" office:value-type="float" office:value="53" calcext:value-type="float">
            <text:p>53</text:p>
          </table:table-cell>
          <table:table-cell table:style-name="ce13" office:value-type="string" calcext:value-type="string">
            <text:p>Luca Mer 12 Febbraio, 50</text:p>
          </table:table-cell>
          <table:table-cell table:style-name="ce13" table:formula="of:=IF([.B56]=[.B55];[.C55]+1;1)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C1GASL</text:p>
          </table:table-cell>
          <table:table-cell table:style-name="ce17" table:formula="of:=VLOOKUP([.F56];['file:///C:/Sites/goggles/db/seed_generators/training/Dati_Training.ods'#$exercises.$B$4:.$C$250];2;0)" office:value-type="string" office:string-value="Gambe SL forte" calcext:value-type="string">
            <text:p>Gambe SL forte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5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3" table:formula="of:=&quot;(select t.id from &quot;&amp;[.F$2]&amp;&quot; t where t.&quot;&amp;[.F$3]&amp;&quot; = '&quot;&amp;[.F56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style-name="ce13" table:formula="of:=&quot;(select t.id from &quot;&amp;[.H$2]&amp;&quot; t where t.&quot;&amp;[.H$3]&amp;&quot; = '&quot;&amp;[.H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56]&amp;&quot;,&quot;&amp;[.C56]&amp;&quot;,&quot;&amp;IF(ISBLANK([.D56]);0;[.D56])&amp;&quot;,&quot;&amp;IF(ISBLANK([.E56]);0;[.E56])&amp;&quot;,&quot;&amp;[.I56]&amp;&quot;,&quot;&amp;[.J56]&amp;&quot;,&quot;&amp;[.K56]&amp;&quot;,&quot;&amp;[.L56]&amp;&quot;,&quot;&amp;[.M56]&amp;&quot;,&quot;&amp;[.N56]&amp;&quot;,&quot;&amp;[.S56]&amp;&quot;,&quot;&amp;[.T56]&amp;&quot;,&quot;&amp;[.U56]&amp;&quot;,&quot;&amp;[.V56]&amp;&quot;,&quot;&amp;[.W56]&amp;&quot;,&quot;&amp;[.X56]&amp;&quot;,&quot;&amp;[.Y56]&amp;&quot;,0,CURDATE(),CURDATE())&quot;&amp;IF(AND([.B56]&lt;&gt;INDIRECT(ADDRESS(ROW([.B56]) + 1;2));INDIRECT(ADDRESS(ROW([.A56]) + 1;1)) &gt; 0); &quot;;&quot;&amp;CHAR(13)&amp;CHAR(10)&amp;CHAR(13)&amp;CHAR(10)&amp;[.AA$3];IF(INDIRECT(ADDRESS(ROW([.A56]) + 1;1)) &gt; 0;&quot;,&quot;;&quot;;&quot;))" office:value-type="string" office:string-value="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3" table:formula="of:=ROW([.A57])-3" office:value-type="float" office:value="54" calcext:value-type="float">
            <text:p>54</text:p>
          </table:table-cell>
          <table:table-cell table:style-name="ce13" office:value-type="string" calcext:value-type="string">
            <text:p>Luca Mer 12 Febbraio, 50</text:p>
          </table:table-cell>
          <table:table-cell table:style-name="ce13" table:formula="of:=IF([.B57]=[.B56];[.C56]+1;1)" office:value-type="float" office:value="13" calcext:value-type="float">
            <text:p>1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5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5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13" table:formula="of:=&quot;(select t.id from &quot;&amp;[.F$2]&amp;&quot; t where t.&quot;&amp;[.F$3]&amp;&quot; = '&quot;&amp;[.F5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57]&amp;&quot;,&quot;&amp;[.C57]&amp;&quot;,&quot;&amp;IF(ISBLANK([.D57]);0;[.D57])&amp;&quot;,&quot;&amp;IF(ISBLANK([.E57]);0;[.E57])&amp;&quot;,&quot;&amp;[.I57]&amp;&quot;,&quot;&amp;[.J57]&amp;&quot;,&quot;&amp;[.K57]&amp;&quot;,&quot;&amp;[.L57]&amp;&quot;,&quot;&amp;[.M57]&amp;&quot;,&quot;&amp;[.N57]&amp;&quot;,&quot;&amp;[.S57]&amp;&quot;,&quot;&amp;[.T57]&amp;&quot;,&quot;&amp;[.U57]&amp;&quot;,&quot;&amp;[.V57]&amp;&quot;,&quot;&amp;[.W57]&amp;&quot;,&quot;&amp;[.X57]&amp;&quot;,&quot;&amp;[.Y57]&amp;&quot;,0,CURDATE(),CURDATE())&quot;&amp;IF(AND([.B57]&lt;&gt;INDIRECT(ADDRESS(ROW([.B57]) + 1;2));INDIRECT(ADDRESS(ROW([.A57]) + 1;1)) &gt; 0); &quot;;&quot;&amp;CHAR(13)&amp;CHAR(10)&amp;CHAR(13)&amp;CHAR(10)&amp;[.AA$3];IF(INDIRECT(ADDRESS(ROW([.A57]) + 1;1)) &gt; 0;&quot;,&quot;;&quot;;&quot;))" office:value-type="string" office:string-value="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3" table:formula="of:=ROW([.A58])-3" office:value-type="float" office:value="55" calcext:value-type="float">
            <text:p>55</text:p>
          </table:table-cell>
          <table:table-cell table:style-name="ce13" office:value-type="string" calcext:value-type="string">
            <text:p>Aerobico liscio Gio 13 Febbraio, 50</text:p>
          </table:table-cell>
          <table:table-cell table:style-name="ce13" table:formula="of:=IF([.B58]=[.B57];[.C57]+1;1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5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R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5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3" table:formula="of:=&quot;(select t.id from &quot;&amp;[.F$2]&amp;&quot; t where t.&quot;&amp;[.F$3]&amp;&quot; = '&quot;&amp;[.F5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5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3" table:formula="of:=&quot;(select t.id from &quot;&amp;[.O$2]&amp;&quot; t where t.&quot;&amp;[.O$3]&amp;&quot; = '&quot;&amp;[.O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58]&amp;&quot;,&quot;&amp;[.C58]&amp;&quot;,&quot;&amp;IF(ISBLANK([.D58]);0;[.D58])&amp;&quot;,&quot;&amp;IF(ISBLANK([.E58]);0;[.E58])&amp;&quot;,&quot;&amp;[.I58]&amp;&quot;,&quot;&amp;[.J58]&amp;&quot;,&quot;&amp;[.K58]&amp;&quot;,&quot;&amp;[.L58]&amp;&quot;,&quot;&amp;[.M58]&amp;&quot;,&quot;&amp;[.N58]&amp;&quot;,&quot;&amp;[.S58]&amp;&quot;,&quot;&amp;[.T58]&amp;&quot;,&quot;&amp;[.U58]&amp;&quot;,&quot;&amp;[.V58]&amp;&quot;,&quot;&amp;[.W58]&amp;&quot;,&quot;&amp;[.X58]&amp;&quot;,&quot;&amp;[.Y58]&amp;&quot;,0,CURDATE(),CURDATE())&quot;&amp;IF(AND([.B58]&lt;&gt;INDIRECT(ADDRESS(ROW([.B58]) + 1;2));INDIRECT(ADDRESS(ROW([.A58]) + 1;1)) &gt; 0); &quot;;&quot;&amp;CHAR(13)&amp;CHAR(10)&amp;CHAR(13)&amp;CHAR(10)&amp;[.AA$3];IF(INDIRECT(ADDRESS(ROW([.A58]) + 1;1)) &gt; 0;&quot;,&quot;;&quot;;&quot;))" office:value-type="string" office:string-value="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59])-3" office:value-type="float" office:value="56" calcext:value-type="float">
            <text:p>56</text:p>
          </table:table-cell>
          <table:table-cell table:style-name="ce13" office:value-type="string" calcext:value-type="string">
            <text:p>Aerobico liscio Gio 13 Febbraio, 50</text:p>
          </table:table-cell>
          <table:table-cell table:style-name="ce13" table:formula="of:=IF([.B59]=[.B58];[.C58]+1;1)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SLPG</text:p>
          </table:table-cell>
          <table:table-cell table:style-name="ce17" table:formula="of:=VLOOKUP([.F59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5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3" table:formula="of:=&quot;(select t.id from &quot;&amp;[.F$2]&amp;&quot; t where t.&quot;&amp;[.F$3]&amp;&quot; = '&quot;&amp;[.F59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13" table:formula="of:=&quot;(select t.id from &quot;&amp;[.H$2]&amp;&quot; t where t.&quot;&amp;[.H$3]&amp;&quot; = '&quot;&amp;[.H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59]&amp;&quot;,&quot;&amp;[.C59]&amp;&quot;,&quot;&amp;IF(ISBLANK([.D59]);0;[.D59])&amp;&quot;,&quot;&amp;IF(ISBLANK([.E59]);0;[.E59])&amp;&quot;,&quot;&amp;[.I59]&amp;&quot;,&quot;&amp;[.J59]&amp;&quot;,&quot;&amp;[.K59]&amp;&quot;,&quot;&amp;[.L59]&amp;&quot;,&quot;&amp;[.M59]&amp;&quot;,&quot;&amp;[.N59]&amp;&quot;,&quot;&amp;[.S59]&amp;&quot;,&quot;&amp;[.T59]&amp;&quot;,&quot;&amp;[.U59]&amp;&quot;,&quot;&amp;[.V59]&amp;&quot;,&quot;&amp;[.W59]&amp;&quot;,&quot;&amp;[.X59]&amp;&quot;,&quot;&amp;[.Y59]&amp;&quot;,0,CURDATE(),CURDATE())&quot;&amp;IF(AND([.B59]&lt;&gt;INDIRECT(ADDRESS(ROW([.B59]) + 1;2));INDIRECT(ADDRESS(ROW([.A59]) + 1;1)) &gt; 0); &quot;;&quot;&amp;CHAR(13)&amp;CHAR(10)&amp;CHAR(13)&amp;CHAR(10)&amp;[.AA$3];IF(INDIRECT(ADDRESS(ROW([.A59]) + 1;1)) &gt; 0;&quot;,&quot;;&quot;;&quot;))" office:value-type="string" office:string-value="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60])-3" office:value-type="float" office:value="57" calcext:value-type="float">
            <text:p>57</text:p>
          </table:table-cell>
          <table:table-cell table:style-name="ce13" office:value-type="string" calcext:value-type="string">
            <text:p>Aerobico liscio Gio 13 Febbraio, 50</text:p>
          </table:table-cell>
          <table:table-cell table:style-name="ce13" table:formula="of:=IF([.B60]=[.B59];[.C59]+1;1)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SLCP</text:p>
          </table:table-cell>
          <table:table-cell table:style-name="ce17" table:formula="of:=VLOOKUP([.F6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6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3" table:formula="of:=&quot;(select t.id from &quot;&amp;[.F$2]&amp;&quot; t where t.&quot;&amp;[.F$3]&amp;&quot; = '&quot;&amp;[.F6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13" table:formula="of:=&quot;(select t.id from &quot;&amp;[.H$2]&amp;&quot; t where t.&quot;&amp;[.H$3]&amp;&quot; = '&quot;&amp;[.H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60]&amp;&quot;,&quot;&amp;[.C60]&amp;&quot;,&quot;&amp;IF(ISBLANK([.D60]);0;[.D60])&amp;&quot;,&quot;&amp;IF(ISBLANK([.E60]);0;[.E60])&amp;&quot;,&quot;&amp;[.I60]&amp;&quot;,&quot;&amp;[.J60]&amp;&quot;,&quot;&amp;[.K60]&amp;&quot;,&quot;&amp;[.L60]&amp;&quot;,&quot;&amp;[.M60]&amp;&quot;,&quot;&amp;[.N60]&amp;&quot;,&quot;&amp;[.S60]&amp;&quot;,&quot;&amp;[.T60]&amp;&quot;,&quot;&amp;[.U60]&amp;&quot;,&quot;&amp;[.V60]&amp;&quot;,&quot;&amp;[.W60]&amp;&quot;,&quot;&amp;[.X60]&amp;&quot;,&quot;&amp;[.Y60]&amp;&quot;,0,CURDATE(),CURDATE())&quot;&amp;IF(AND([.B60]&lt;&gt;INDIRECT(ADDRESS(ROW([.B60]) + 1;2));INDIRECT(ADDRESS(ROW([.A60]) + 1;1)) &gt; 0); &quot;;&quot;&amp;CHAR(13)&amp;CHAR(10)&amp;CHAR(13)&amp;CHAR(10)&amp;[.AA$3];IF(INDIRECT(ADDRESS(ROW([.A60]) + 1;1)) &gt; 0;&quot;,&quot;;&quot;;&quot;))" office:value-type="string" office:string-value="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61])-3" office:value-type="float" office:value="58" calcext:value-type="float">
            <text:p>58</text:p>
          </table:table-cell>
          <table:table-cell table:style-name="ce13" office:value-type="string" calcext:value-type="string">
            <text:p>Aerobico liscio Gio 13 Febbraio, 50</text:p>
          </table:table-cell>
          <table:table-cell table:style-name="ce13" table:formula="of:=IF([.B61]=[.B60];[.C60]+1;1)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SLDA</text:p>
          </table:table-cell>
          <table:table-cell table:style-name="ce17" table:formula="of:=VLOOKUP([.F6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6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3" table:formula="of:=&quot;(select t.id from &quot;&amp;[.F$2]&amp;&quot; t where t.&quot;&amp;[.F$3]&amp;&quot; = '&quot;&amp;[.F6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13" table:formula="of:=&quot;(select t.id from &quot;&amp;[.H$2]&amp;&quot; t where t.&quot;&amp;[.H$3]&amp;&quot; = '&quot;&amp;[.H6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61]&amp;&quot;,&quot;&amp;[.C61]&amp;&quot;,&quot;&amp;IF(ISBLANK([.D61]);0;[.D61])&amp;&quot;,&quot;&amp;IF(ISBLANK([.E61]);0;[.E61])&amp;&quot;,&quot;&amp;[.I61]&amp;&quot;,&quot;&amp;[.J61]&amp;&quot;,&quot;&amp;[.K61]&amp;&quot;,&quot;&amp;[.L61]&amp;&quot;,&quot;&amp;[.M61]&amp;&quot;,&quot;&amp;[.N61]&amp;&quot;,&quot;&amp;[.S61]&amp;&quot;,&quot;&amp;[.T61]&amp;&quot;,&quot;&amp;[.U61]&amp;&quot;,&quot;&amp;[.V61]&amp;&quot;,&quot;&amp;[.W61]&amp;&quot;,&quot;&amp;[.X61]&amp;&quot;,&quot;&amp;[.Y61]&amp;&quot;,0,CURDATE(),CURDATE())&quot;&amp;IF(AND([.B61]&lt;&gt;INDIRECT(ADDRESS(ROW([.B61]) + 1;2));INDIRECT(ADDRESS(ROW([.A61]) + 1;1)) &gt; 0); &quot;;&quot;&amp;CHAR(13)&amp;CHAR(10)&amp;CHAR(13)&amp;CHAR(10)&amp;[.AA$3];IF(INDIRECT(ADDRESS(ROW([.A61]) + 1;1)) &gt; 0;&quot;,&quot;;&quot;;&quot;))" office:value-type="string" office:string-value="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62])-3" office:value-type="float" office:value="59" calcext:value-type="float">
            <text:p>59</text:p>
          </table:table-cell>
          <table:table-cell table:style-name="ce13" office:value-type="string" calcext:value-type="string">
            <text:p>Aerobico liscio Gio 13 Febbraio, 50</text:p>
          </table:table-cell>
          <table:table-cell table:style-name="ce13" table:formula="of:=IF([.B62]=[.B61];[.C61]+1;1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RASC</text:p>
          </table:table-cell>
          <table:table-cell table:style-name="ce17" table:formula="of:=VLOOKUP([.F62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6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3" table:formula="of:=&quot;(select t.id from &quot;&amp;[.F$2]&amp;&quot; t where t.&quot;&amp;[.F$3]&amp;&quot; = '&quot;&amp;[.F62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13" table:formula="of:=&quot;(select t.id from &quot;&amp;[.H$2]&amp;&quot; t where t.&quot;&amp;[.H$3]&amp;&quot; = '&quot;&amp;[.H6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62]&amp;&quot;,&quot;&amp;[.C62]&amp;&quot;,&quot;&amp;IF(ISBLANK([.D62]);0;[.D62])&amp;&quot;,&quot;&amp;IF(ISBLANK([.E62]);0;[.E62])&amp;&quot;,&quot;&amp;[.I62]&amp;&quot;,&quot;&amp;[.J62]&amp;&quot;,&quot;&amp;[.K62]&amp;&quot;,&quot;&amp;[.L62]&amp;&quot;,&quot;&amp;[.M62]&amp;&quot;,&quot;&amp;[.N62]&amp;&quot;,&quot;&amp;[.S62]&amp;&quot;,&quot;&amp;[.T62]&amp;&quot;,&quot;&amp;[.U62]&amp;&quot;,&quot;&amp;[.V62]&amp;&quot;,&quot;&amp;[.W62]&amp;&quot;,&quot;&amp;[.X62]&amp;&quot;,&quot;&amp;[.Y62]&amp;&quot;,0,CURDATE(),CURDATE())&quot;&amp;IF(AND([.B62]&lt;&gt;INDIRECT(ADDRESS(ROW([.B62]) + 1;2));INDIRECT(ADDRESS(ROW([.A62]) + 1;1)) &gt; 0); &quot;;&quot;&amp;CHAR(13)&amp;CHAR(10)&amp;CHAR(13)&amp;CHAR(10)&amp;[.AA$3];IF(INDIRECT(ADDRESS(ROW([.A62]) + 1;1)) &gt; 0;&quot;,&quot;;&quot;;&quot;))" office:value-type="string" office:string-value="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63])-3" office:value-type="float" office:value="60" calcext:value-type="float">
            <text:p>60</text:p>
          </table:table-cell>
          <table:table-cell table:style-name="ce13" office:value-type="string" calcext:value-type="string">
            <text:p>Aerobico liscio Gio 13 Febbraio, 50</text:p>
          </table:table-cell>
          <table:table-cell table:style-name="ce13" table:formula="of:=IF([.B63]=[.B62];[.C62]+1;1)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RACP</text:p>
          </table:table-cell>
          <table:table-cell table:style-name="ce17" table:formula="of:=VLOOKUP([.F6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6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3" table:formula="of:=&quot;(select t.id from &quot;&amp;[.F$2]&amp;&quot; t where t.&quot;&amp;[.F$3]&amp;&quot; = '&quot;&amp;[.F6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13" table:formula="of:=&quot;(select t.id from &quot;&amp;[.H$2]&amp;&quot; t where t.&quot;&amp;[.H$3]&amp;&quot; = '&quot;&amp;[.H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63]&amp;&quot;,&quot;&amp;[.C63]&amp;&quot;,&quot;&amp;IF(ISBLANK([.D63]);0;[.D63])&amp;&quot;,&quot;&amp;IF(ISBLANK([.E63]);0;[.E63])&amp;&quot;,&quot;&amp;[.I63]&amp;&quot;,&quot;&amp;[.J63]&amp;&quot;,&quot;&amp;[.K63]&amp;&quot;,&quot;&amp;[.L63]&amp;&quot;,&quot;&amp;[.M63]&amp;&quot;,&quot;&amp;[.N63]&amp;&quot;,&quot;&amp;[.S63]&amp;&quot;,&quot;&amp;[.T63]&amp;&quot;,&quot;&amp;[.U63]&amp;&quot;,&quot;&amp;[.V63]&amp;&quot;,&quot;&amp;[.W63]&amp;&quot;,&quot;&amp;[.X63]&amp;&quot;,&quot;&amp;[.Y63]&amp;&quot;,0,CURDATE(),CURDATE())&quot;&amp;IF(AND([.B63]&lt;&gt;INDIRECT(ADDRESS(ROW([.B63]) + 1;2));INDIRECT(ADDRESS(ROW([.A63]) + 1;1)) &gt; 0); &quot;;&quot;&amp;CHAR(13)&amp;CHAR(10)&amp;CHAR(13)&amp;CHAR(10)&amp;[.AA$3];IF(INDIRECT(ADDRESS(ROW([.A63]) + 1;1)) &gt; 0;&quot;,&quot;;&quot;;&quot;))" office:value-type="string" office:string-value="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64])-3" office:value-type="float" office:value="61" calcext:value-type="float">
            <text:p>61</text:p>
          </table:table-cell>
          <table:table-cell table:style-name="ce13" office:value-type="string" calcext:value-type="string">
            <text:p>Aerobico liscio Gio 13 Febbraio, 50</text:p>
          </table:table-cell>
          <table:table-cell table:style-name="ce13" table:formula="of:=IF([.B64]=[.B63];[.C63]+1;1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RADA</text:p>
          </table:table-cell>
          <table:table-cell table:style-name="ce17" table:formula="of:=VLOOKUP([.F6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6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3" table:formula="of:=&quot;(select t.id from &quot;&amp;[.F$2]&amp;&quot; t where t.&quot;&amp;[.F$3]&amp;&quot; = '&quot;&amp;[.F6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13" table:formula="of:=&quot;(select t.id from &quot;&amp;[.H$2]&amp;&quot; t where t.&quot;&amp;[.H$3]&amp;&quot; = '&quot;&amp;[.H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64]&amp;&quot;,&quot;&amp;[.C64]&amp;&quot;,&quot;&amp;IF(ISBLANK([.D64]);0;[.D64])&amp;&quot;,&quot;&amp;IF(ISBLANK([.E64]);0;[.E64])&amp;&quot;,&quot;&amp;[.I64]&amp;&quot;,&quot;&amp;[.J64]&amp;&quot;,&quot;&amp;[.K64]&amp;&quot;,&quot;&amp;[.L64]&amp;&quot;,&quot;&amp;[.M64]&amp;&quot;,&quot;&amp;[.N64]&amp;&quot;,&quot;&amp;[.S64]&amp;&quot;,&quot;&amp;[.T64]&amp;&quot;,&quot;&amp;[.U64]&amp;&quot;,&quot;&amp;[.V64]&amp;&quot;,&quot;&amp;[.W64]&amp;&quot;,&quot;&amp;[.X64]&amp;&quot;,&quot;&amp;[.Y64]&amp;&quot;,0,CURDATE(),CURDATE())&quot;&amp;IF(AND([.B64]&lt;&gt;INDIRECT(ADDRESS(ROW([.B64]) + 1;2));INDIRECT(ADDRESS(ROW([.A64]) + 1;1)) &gt; 0); &quot;;&quot;&amp;CHAR(13)&amp;CHAR(10)&amp;CHAR(13)&amp;CHAR(10)&amp;[.AA$3];IF(INDIRECT(ADDRESS(ROW([.A64]) + 1;1)) &gt; 0;&quot;,&quot;;&quot;;&quot;))" office:value-type="string" office:string-value="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65])-3" office:value-type="float" office:value="62" calcext:value-type="float">
            <text:p>62</text:p>
          </table:table-cell>
          <table:table-cell table:style-name="ce13" office:value-type="string" calcext:value-type="string">
            <text:p>Aerobico liscio Gio 13 Febbraio, 50</text:p>
          </table:table-cell>
          <table:table-cell table:style-name="ce13" table:formula="of:=IF([.B65]=[.B64];[.C64]+1;1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6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6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3" table:formula="of:=&quot;(select t.id from &quot;&amp;[.F$2]&amp;&quot; t where t.&quot;&amp;[.F$3]&amp;&quot; = '&quot;&amp;[.F6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65]&amp;&quot;,&quot;&amp;[.C65]&amp;&quot;,&quot;&amp;IF(ISBLANK([.D65]);0;[.D65])&amp;&quot;,&quot;&amp;IF(ISBLANK([.E65]);0;[.E65])&amp;&quot;,&quot;&amp;[.I65]&amp;&quot;,&quot;&amp;[.J65]&amp;&quot;,&quot;&amp;[.K65]&amp;&quot;,&quot;&amp;[.L65]&amp;&quot;,&quot;&amp;[.M65]&amp;&quot;,&quot;&amp;[.N65]&amp;&quot;,&quot;&amp;[.S65]&amp;&quot;,&quot;&amp;[.T65]&amp;&quot;,&quot;&amp;[.U65]&amp;&quot;,&quot;&amp;[.V65]&amp;&quot;,&quot;&amp;[.W65]&amp;&quot;,&quot;&amp;[.X65]&amp;&quot;,&quot;&amp;[.Y65]&amp;&quot;,0,CURDATE(),CURDATE())&quot;&amp;IF(AND([.B65]&lt;&gt;INDIRECT(ADDRESS(ROW([.B65]) + 1;2));INDIRECT(ADDRESS(ROW([.A65]) + 1;1)) &gt; 0); &quot;;&quot;&amp;CHAR(13)&amp;CHAR(10)&amp;CHAR(13)&amp;CHAR(10)&amp;[.AA$3];IF(INDIRECT(ADDRESS(ROW([.A65]) + 1;1)) &gt; 0;&quot;,&quot;;&quot;;&quot;))" office:value-type="string" office:string-value="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66])-3" office:value-type="float" office:value="63" calcext:value-type="float">
            <text:p>63</text:p>
          </table:table-cell>
          <table:table-cell table:style-name="ce13" office:value-type="string" calcext:value-type="string">
            <text:p>Aerobico liscio Gio 13 Febbraio, 50</text:p>
          </table:table-cell>
          <table:table-cell table:style-name="ce13" table:formula="of:=IF([.B66]=[.B65];[.C65]+1;1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6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P</text:p>
          </table:table-cell>
          <table:table-cell table:style-name="ce13" table:number-columns-repeated="3"/>
          <table:table-cell table:style-name="ce13" table:formula="of:=&quot;(select t.id from &quot;&amp;[.B$2]&amp;&quot; t where t.&quot;&amp;[.B$3]&amp;&quot; = '&quot;&amp;[.B6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3" table:formula="of:=&quot;(select t.id from &quot;&amp;[.F$2]&amp;&quot; t where t.&quot;&amp;[.F$3]&amp;&quot; = '&quot;&amp;[.F6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6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13" table:formula="of:=&quot;(select t.id from &quot;&amp;[.P$2]&amp;&quot; t where t.&quot;&amp;[.P$3]&amp;&quot; = '&quot;&amp;[.P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66]&amp;&quot;,&quot;&amp;[.C66]&amp;&quot;,&quot;&amp;IF(ISBLANK([.D66]);0;[.D66])&amp;&quot;,&quot;&amp;IF(ISBLANK([.E66]);0;[.E66])&amp;&quot;,&quot;&amp;[.I66]&amp;&quot;,&quot;&amp;[.J66]&amp;&quot;,&quot;&amp;[.K66]&amp;&quot;,&quot;&amp;[.L66]&amp;&quot;,&quot;&amp;[.M66]&amp;&quot;,&quot;&amp;[.N66]&amp;&quot;,&quot;&amp;[.S66]&amp;&quot;,&quot;&amp;[.T66]&amp;&quot;,&quot;&amp;[.U66]&amp;&quot;,&quot;&amp;[.V66]&amp;&quot;,&quot;&amp;[.W66]&amp;&quot;,&quot;&amp;[.X66]&amp;&quot;,&quot;&amp;[.Y66]&amp;&quot;,0,CURDATE(),CURDATE())&quot;&amp;IF(AND([.B66]&lt;&gt;INDIRECT(ADDRESS(ROW([.B66]) + 1;2));INDIRECT(ADDRESS(ROW([.A66]) + 1;1)) &gt; 0); &quot;;&quot;&amp;CHAR(13)&amp;CHAR(10)&amp;CHAR(13)&amp;CHAR(10)&amp;[.AA$3];IF(INDIRECT(ADDRESS(ROW([.A66]) + 1;1)) &gt; 0;&quot;,&quot;;&quot;;&quot;))" office:value-type="string" office:string-value="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67])-3" office:value-type="float" office:value="64" calcext:value-type="float">
            <text:p>64</text:p>
          </table:table-cell>
          <table:table-cell table:style-name="ce13" office:value-type="string" calcext:value-type="string">
            <text:p>Aerobico liscio Gio 13 Febbraio, 50</text:p>
          </table:table-cell>
          <table:table-cell table:style-name="ce13" table:formula="of:=IF([.B67]=[.B66];[.C66]+1;1)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6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6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3" table:formula="of:=&quot;(select t.id from &quot;&amp;[.F$2]&amp;&quot; t where t.&quot;&amp;[.F$3]&amp;&quot; = '&quot;&amp;[.F6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67]&amp;&quot;,&quot;&amp;[.C67]&amp;&quot;,&quot;&amp;IF(ISBLANK([.D67]);0;[.D67])&amp;&quot;,&quot;&amp;IF(ISBLANK([.E67]);0;[.E67])&amp;&quot;,&quot;&amp;[.I67]&amp;&quot;,&quot;&amp;[.J67]&amp;&quot;,&quot;&amp;[.K67]&amp;&quot;,&quot;&amp;[.L67]&amp;&quot;,&quot;&amp;[.M67]&amp;&quot;,&quot;&amp;[.N67]&amp;&quot;,&quot;&amp;[.S67]&amp;&quot;,&quot;&amp;[.T67]&amp;&quot;,&quot;&amp;[.U67]&amp;&quot;,&quot;&amp;[.V67]&amp;&quot;,&quot;&amp;[.W67]&amp;&quot;,&quot;&amp;[.X67]&amp;&quot;,&quot;&amp;[.Y67]&amp;&quot;,0,CURDATE(),CURDATE())&quot;&amp;IF(AND([.B67]&lt;&gt;INDIRECT(ADDRESS(ROW([.B67]) + 1;2));INDIRECT(ADDRESS(ROW([.A67]) + 1;1)) &gt; 0); &quot;;&quot;&amp;CHAR(13)&amp;CHAR(10)&amp;CHAR(13)&amp;CHAR(10)&amp;[.AA$3];IF(INDIRECT(ADDRESS(ROW([.A67]) + 1;1)) &gt; 0;&quot;,&quot;;&quot;;&quot;))" office:value-type="string" office:string-value="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68])-3" office:value-type="float" office:value="65" calcext:value-type="float">
            <text:p>65</text:p>
          </table:table-cell>
          <table:table-cell table:style-name="ce13" office:value-type="string" calcext:value-type="string">
            <text:p>Aerobico liscio Gio 13 Febbraio, 50</text:p>
          </table:table-cell>
          <table:table-cell table:style-name="ce13" table:formula="of:=IF([.B68]=[.B67];[.C67]+1;1)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C1SLCM</text:p>
          </table:table-cell>
          <table:table-cell table:style-name="ce17" table:formula="of:=VLOOKUP([.F6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6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3" table:formula="of:=&quot;(select t.id from &quot;&amp;[.F$2]&amp;&quot; t where t.&quot;&amp;[.F$3]&amp;&quot; = '&quot;&amp;[.F6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13" table:formula="of:=&quot;(select t.id from &quot;&amp;[.H$2]&amp;&quot; t where t.&quot;&amp;[.H$3]&amp;&quot; = '&quot;&amp;[.H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68]&amp;&quot;,&quot;&amp;[.C68]&amp;&quot;,&quot;&amp;IF(ISBLANK([.D68]);0;[.D68])&amp;&quot;,&quot;&amp;IF(ISBLANK([.E68]);0;[.E68])&amp;&quot;,&quot;&amp;[.I68]&amp;&quot;,&quot;&amp;[.J68]&amp;&quot;,&quot;&amp;[.K68]&amp;&quot;,&quot;&amp;[.L68]&amp;&quot;,&quot;&amp;[.M68]&amp;&quot;,&quot;&amp;[.N68]&amp;&quot;,&quot;&amp;[.S68]&amp;&quot;,&quot;&amp;[.T68]&amp;&quot;,&quot;&amp;[.U68]&amp;&quot;,&quot;&amp;[.V68]&amp;&quot;,&quot;&amp;[.W68]&amp;&quot;,&quot;&amp;[.X68]&amp;&quot;,&quot;&amp;[.Y68]&amp;&quot;,0,CURDATE(),CURDATE())&quot;&amp;IF(AND([.B68]&lt;&gt;INDIRECT(ADDRESS(ROW([.B68]) + 1;2));INDIRECT(ADDRESS(ROW([.A68]) + 1;1)) &gt; 0); &quot;;&quot;&amp;CHAR(13)&amp;CHAR(10)&amp;CHAR(13)&amp;CHAR(10)&amp;[.AA$3];IF(INDIRECT(ADDRESS(ROW([.A68]) + 1;1)) &gt; 0;&quot;,&quot;;&quot;;&quot;))" office:value-type="string" office:string-value="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69])-3" office:value-type="float" office:value="66" calcext:value-type="float">
            <text:p>66</text:p>
          </table:table-cell>
          <table:table-cell table:style-name="ce13" office:value-type="string" calcext:value-type="string">
            <text:p>Aerobico liscio Gio 13 Febbraio, 50</text:p>
          </table:table-cell>
          <table:table-cell table:style-name="ce13" table:formula="of:=IF([.B69]=[.B68];[.C68]+1;1)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6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6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3" table:formula="of:=&quot;(select t.id from &quot;&amp;[.F$2]&amp;&quot; t where t.&quot;&amp;[.F$3]&amp;&quot; = '&quot;&amp;[.F6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69]&amp;&quot;,&quot;&amp;[.C69]&amp;&quot;,&quot;&amp;IF(ISBLANK([.D69]);0;[.D69])&amp;&quot;,&quot;&amp;IF(ISBLANK([.E69]);0;[.E69])&amp;&quot;,&quot;&amp;[.I69]&amp;&quot;,&quot;&amp;[.J69]&amp;&quot;,&quot;&amp;[.K69]&amp;&quot;,&quot;&amp;[.L69]&amp;&quot;,&quot;&amp;[.M69]&amp;&quot;,&quot;&amp;[.N69]&amp;&quot;,&quot;&amp;[.S69]&amp;&quot;,&quot;&amp;[.T69]&amp;&quot;,&quot;&amp;[.U69]&amp;&quot;,&quot;&amp;[.V69]&amp;&quot;,&quot;&amp;[.W69]&amp;&quot;,&quot;&amp;[.X69]&amp;&quot;,&quot;&amp;[.Y69]&amp;&quot;,0,CURDATE(),CURDATE())&quot;&amp;IF(AND([.B69]&lt;&gt;INDIRECT(ADDRESS(ROW([.B69]) + 1;2));INDIRECT(ADDRESS(ROW([.A69]) + 1;1)) &gt; 0); &quot;;&quot;&amp;CHAR(13)&amp;CHAR(10)&amp;CHAR(13)&amp;CHAR(10)&amp;[.AA$3];IF(INDIRECT(ADDRESS(ROW([.A69]) + 1;1)) &gt; 0;&quot;,&quot;;&quot;;&quot;))" office:value-type="string" office:string-value="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70])-3" office:value-type="float" office:value="67" calcext:value-type="float">
            <text:p>67</text:p>
          </table:table-cell>
          <table:table-cell table:style-name="ce13" office:value-type="string" calcext:value-type="string">
            <text:p>Aerobico liscio Gio 13 Febbraio, 50</text:p>
          </table:table-cell>
          <table:table-cell table:style-name="ce13" table:formula="of:=IF([.B70]=[.B69];[.C69]+1;1)" office:value-type="float" office:value="13" calcext:value-type="float">
            <text:p>1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C1SLCM</text:p>
          </table:table-cell>
          <table:table-cell table:style-name="ce17" table:formula="of:=VLOOKUP([.F70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7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3" table:formula="of:=&quot;(select t.id from &quot;&amp;[.F$2]&amp;&quot; t where t.&quot;&amp;[.F$3]&amp;&quot; = '&quot;&amp;[.F70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13" table:formula="of:=&quot;(select t.id from &quot;&amp;[.H$2]&amp;&quot; t where t.&quot;&amp;[.H$3]&amp;&quot; = '&quot;&amp;[.H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70]&amp;&quot;,&quot;&amp;[.C70]&amp;&quot;,&quot;&amp;IF(ISBLANK([.D70]);0;[.D70])&amp;&quot;,&quot;&amp;IF(ISBLANK([.E70]);0;[.E70])&amp;&quot;,&quot;&amp;[.I70]&amp;&quot;,&quot;&amp;[.J70]&amp;&quot;,&quot;&amp;[.K70]&amp;&quot;,&quot;&amp;[.L70]&amp;&quot;,&quot;&amp;[.M70]&amp;&quot;,&quot;&amp;[.N70]&amp;&quot;,&quot;&amp;[.S70]&amp;&quot;,&quot;&amp;[.T70]&amp;&quot;,&quot;&amp;[.U70]&amp;&quot;,&quot;&amp;[.V70]&amp;&quot;,&quot;&amp;[.W70]&amp;&quot;,&quot;&amp;[.X70]&amp;&quot;,&quot;&amp;[.Y70]&amp;&quot;,0,CURDATE(),CURDATE())&quot;&amp;IF(AND([.B70]&lt;&gt;INDIRECT(ADDRESS(ROW([.B70]) + 1;2));INDIRECT(ADDRESS(ROW([.A70]) + 1;1)) &gt; 0); &quot;;&quot;&amp;CHAR(13)&amp;CHAR(10)&amp;CHAR(13)&amp;CHAR(10)&amp;[.AA$3];IF(INDIRECT(ADDRESS(ROW([.A70]) + 1;1)) &gt; 0;&quot;,&quot;;&quot;;&quot;))" office:value-type="string" office:string-value="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71])-3" office:value-type="float" office:value="68" calcext:value-type="float">
            <text:p>68</text:p>
          </table:table-cell>
          <table:table-cell table:style-name="ce13" office:value-type="string" calcext:value-type="string">
            <text:p>Aerobico liscio Gio 13 Febbraio, 50</text:p>
          </table:table-cell>
          <table:table-cell table:style-name="ce13" table:formula="of:=IF([.B71]=[.B70];[.C70]+1;1)" office:value-type="float" office:value="14" calcext:value-type="float">
            <text:p>1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71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7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3" table:formula="of:=&quot;(select t.id from &quot;&amp;[.F$2]&amp;&quot; t where t.&quot;&amp;[.F$3]&amp;&quot; = '&quot;&amp;[.F71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71]&amp;&quot;,&quot;&amp;[.C71]&amp;&quot;,&quot;&amp;IF(ISBLANK([.D71]);0;[.D71])&amp;&quot;,&quot;&amp;IF(ISBLANK([.E71]);0;[.E71])&amp;&quot;,&quot;&amp;[.I71]&amp;&quot;,&quot;&amp;[.J71]&amp;&quot;,&quot;&amp;[.K71]&amp;&quot;,&quot;&amp;[.L71]&amp;&quot;,&quot;&amp;[.M71]&amp;&quot;,&quot;&amp;[.N71]&amp;&quot;,&quot;&amp;[.S71]&amp;&quot;,&quot;&amp;[.T71]&amp;&quot;,&quot;&amp;[.U71]&amp;&quot;,&quot;&amp;[.V71]&amp;&quot;,&quot;&amp;[.W71]&amp;&quot;,&quot;&amp;[.X71]&amp;&quot;,&quot;&amp;[.Y71]&amp;&quot;,0,CURDATE(),CURDATE())&quot;&amp;IF(AND([.B71]&lt;&gt;INDIRECT(ADDRESS(ROW([.B71]) + 1;2));INDIRECT(ADDRESS(ROW([.A71]) + 1;1)) &gt; 0); &quot;;&quot;&amp;CHAR(13)&amp;CHAR(10)&amp;CHAR(13)&amp;CHAR(10)&amp;[.AA$3];IF(INDIRECT(ADDRESS(ROW([.A71]) + 1;1)) &gt; 0;&quot;,&quot;;&quot;;&quot;))" office:value-type="string" office:string-value="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72])-3" office:value-type="float" office:value="69" calcext:value-type="float">
            <text:p>69</text:p>
          </table:table-cell>
          <table:table-cell table:style-name="ce13" office:value-type="string" calcext:value-type="string">
            <text:p>Aerobico liscio Gio 13 Febbraio, 50</text:p>
          </table:table-cell>
          <table:table-cell table:style-name="ce13" table:formula="of:=IF([.B72]=[.B71];[.C71]+1;1)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C1SLCM</text:p>
          </table:table-cell>
          <table:table-cell table:style-name="ce17" table:formula="of:=VLOOKUP([.F7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7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3" table:formula="of:=&quot;(select t.id from &quot;&amp;[.F$2]&amp;&quot; t where t.&quot;&amp;[.F$3]&amp;&quot; = '&quot;&amp;[.F7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13" table:formula="of:=&quot;(select t.id from &quot;&amp;[.H$2]&amp;&quot; t where t.&quot;&amp;[.H$3]&amp;&quot; = '&quot;&amp;[.H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72]&amp;&quot;,&quot;&amp;[.C72]&amp;&quot;,&quot;&amp;IF(ISBLANK([.D72]);0;[.D72])&amp;&quot;,&quot;&amp;IF(ISBLANK([.E72]);0;[.E72])&amp;&quot;,&quot;&amp;[.I72]&amp;&quot;,&quot;&amp;[.J72]&amp;&quot;,&quot;&amp;[.K72]&amp;&quot;,&quot;&amp;[.L72]&amp;&quot;,&quot;&amp;[.M72]&amp;&quot;,&quot;&amp;[.N72]&amp;&quot;,&quot;&amp;[.S72]&amp;&quot;,&quot;&amp;[.T72]&amp;&quot;,&quot;&amp;[.U72]&amp;&quot;,&quot;&amp;[.V72]&amp;&quot;,&quot;&amp;[.W72]&amp;&quot;,&quot;&amp;[.X72]&amp;&quot;,&quot;&amp;[.Y72]&amp;&quot;,0,CURDATE(),CURDATE())&quot;&amp;IF(AND([.B72]&lt;&gt;INDIRECT(ADDRESS(ROW([.B72]) + 1;2));INDIRECT(ADDRESS(ROW([.A72]) + 1;1)) &gt; 0); &quot;;&quot;&amp;CHAR(13)&amp;CHAR(10)&amp;CHAR(13)&amp;CHAR(10)&amp;[.AA$3];IF(INDIRECT(ADDRESS(ROW([.A72]) + 1;1)) &gt; 0;&quot;,&quot;;&quot;;&quot;))" office:value-type="string" office:string-value="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73])-3" office:value-type="float" office:value="70" calcext:value-type="float">
            <text:p>70</text:p>
          </table:table-cell>
          <table:table-cell table:style-name="ce13" office:value-type="string" calcext:value-type="string">
            <text:p>Aerobico liscio Gio 13 Febbraio, 50</text:p>
          </table:table-cell>
          <table:table-cell table:style-name="ce13" table:formula="of:=IF([.B73]=[.B72];[.C72]+1;1)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73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7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3" table:formula="of:=&quot;(select t.id from &quot;&amp;[.F$2]&amp;&quot; t where t.&quot;&amp;[.F$3]&amp;&quot; = '&quot;&amp;[.F73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73]&amp;&quot;,&quot;&amp;[.C73]&amp;&quot;,&quot;&amp;IF(ISBLANK([.D73]);0;[.D73])&amp;&quot;,&quot;&amp;IF(ISBLANK([.E73]);0;[.E73])&amp;&quot;,&quot;&amp;[.I73]&amp;&quot;,&quot;&amp;[.J73]&amp;&quot;,&quot;&amp;[.K73]&amp;&quot;,&quot;&amp;[.L73]&amp;&quot;,&quot;&amp;[.M73]&amp;&quot;,&quot;&amp;[.N73]&amp;&quot;,&quot;&amp;[.S73]&amp;&quot;,&quot;&amp;[.T73]&amp;&quot;,&quot;&amp;[.U73]&amp;&quot;,&quot;&amp;[.V73]&amp;&quot;,&quot;&amp;[.W73]&amp;&quot;,&quot;&amp;[.X73]&amp;&quot;,&quot;&amp;[.Y73]&amp;&quot;,0,CURDATE(),CURDATE())&quot;&amp;IF(AND([.B73]&lt;&gt;INDIRECT(ADDRESS(ROW([.B73]) + 1;2));INDIRECT(ADDRESS(ROW([.A73]) + 1;1)) &gt; 0); &quot;;&quot;&amp;CHAR(13)&amp;CHAR(10)&amp;CHAR(13)&amp;CHAR(10)&amp;[.AA$3];IF(INDIRECT(ADDRESS(ROW([.A73]) + 1;1)) &gt; 0;&quot;,&quot;;&quot;;&quot;))" office:value-type="string" office:string-value="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74])-3" office:value-type="float" office:value="71" calcext:value-type="float">
            <text:p>71</text:p>
          </table:table-cell>
          <table:table-cell table:style-name="ce13" office:value-type="string" calcext:value-type="string">
            <text:p>Aerobico liscio Gio 13 Febbraio, 50</text:p>
          </table:table-cell>
          <table:table-cell table:style-name="ce13" table:formula="of:=IF([.B74]=[.B73];[.C73]+1;1)" office:value-type="float" office:value="17" calcext:value-type="float">
            <text:p>1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C1SLCM</text:p>
          </table:table-cell>
          <table:table-cell table:style-name="ce17" table:formula="of:=VLOOKUP([.F74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7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3" table:formula="of:=&quot;(select t.id from &quot;&amp;[.F$2]&amp;&quot; t where t.&quot;&amp;[.F$3]&amp;&quot; = '&quot;&amp;[.F74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13" table:formula="of:=&quot;(select t.id from &quot;&amp;[.H$2]&amp;&quot; t where t.&quot;&amp;[.H$3]&amp;&quot; = '&quot;&amp;[.H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74]&amp;&quot;,&quot;&amp;[.C74]&amp;&quot;,&quot;&amp;IF(ISBLANK([.D74]);0;[.D74])&amp;&quot;,&quot;&amp;IF(ISBLANK([.E74]);0;[.E74])&amp;&quot;,&quot;&amp;[.I74]&amp;&quot;,&quot;&amp;[.J74]&amp;&quot;,&quot;&amp;[.K74]&amp;&quot;,&quot;&amp;[.L74]&amp;&quot;,&quot;&amp;[.M74]&amp;&quot;,&quot;&amp;[.N74]&amp;&quot;,&quot;&amp;[.S74]&amp;&quot;,&quot;&amp;[.T74]&amp;&quot;,&quot;&amp;[.U74]&amp;&quot;,&quot;&amp;[.V74]&amp;&quot;,&quot;&amp;[.W74]&amp;&quot;,&quot;&amp;[.X74]&amp;&quot;,&quot;&amp;[.Y74]&amp;&quot;,0,CURDATE(),CURDATE())&quot;&amp;IF(AND([.B74]&lt;&gt;INDIRECT(ADDRESS(ROW([.B74]) + 1;2));INDIRECT(ADDRESS(ROW([.A74]) + 1;1)) &gt; 0); &quot;;&quot;&amp;CHAR(13)&amp;CHAR(10)&amp;CHAR(13)&amp;CHAR(10)&amp;[.AA$3];IF(INDIRECT(ADDRESS(ROW([.A74]) + 1;1)) &gt; 0;&quot;,&quot;;&quot;;&quot;))" office:value-type="string" office:string-value="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75])-3" office:value-type="float" office:value="72" calcext:value-type="float">
            <text:p>72</text:p>
          </table:table-cell>
          <table:table-cell table:style-name="ce13" office:value-type="string" calcext:value-type="string">
            <text:p>Aerobico liscio Gio 13 Febbraio, 50</text:p>
          </table:table-cell>
          <table:table-cell table:style-name="ce13" table:formula="of:=IF([.B75]=[.B74];[.C74]+1;1)" office:value-type="float" office:value="18" calcext:value-type="float">
            <text:p>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7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3" table:formula="of:=&quot;(select t.id from &quot;&amp;[.F$2]&amp;&quot; t where t.&quot;&amp;[.F$3]&amp;&quot; = '&quot;&amp;[.F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75]&amp;&quot;,&quot;&amp;[.C75]&amp;&quot;,&quot;&amp;IF(ISBLANK([.D75]);0;[.D75])&amp;&quot;,&quot;&amp;IF(ISBLANK([.E75]);0;[.E75])&amp;&quot;,&quot;&amp;[.I75]&amp;&quot;,&quot;&amp;[.J75]&amp;&quot;,&quot;&amp;[.K75]&amp;&quot;,&quot;&amp;[.L75]&amp;&quot;,&quot;&amp;[.M75]&amp;&quot;,&quot;&amp;[.N75]&amp;&quot;,&quot;&amp;[.S75]&amp;&quot;,&quot;&amp;[.T75]&amp;&quot;,&quot;&amp;[.U75]&amp;&quot;,&quot;&amp;[.V75]&amp;&quot;,&quot;&amp;[.W75]&amp;&quot;,&quot;&amp;[.X75]&amp;&quot;,&quot;&amp;[.Y75]&amp;&quot;,0,CURDATE(),CURDATE())&quot;&amp;IF(AND([.B75]&lt;&gt;INDIRECT(ADDRESS(ROW([.B75]) + 1;2));INDIRECT(ADDRESS(ROW([.A75]) + 1;1)) &gt; 0); &quot;;&quot;&amp;CHAR(13)&amp;CHAR(10)&amp;CHAR(13)&amp;CHAR(10)&amp;[.AA$3];IF(INDIRECT(ADDRESS(ROW([.A75]) + 1;1)) &gt; 0;&quot;,&quot;;&quot;;&quot;))" office:value-type="string" office:string-value="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76])-3" office:value-type="float" office:value="73" calcext:value-type="float">
            <text:p>73</text:p>
          </table:table-cell>
          <table:table-cell table:style-name="ce13" office:value-type="string" calcext:value-type="string">
            <text:p>Aerobico liscio Gio 13 Febbraio, 50</text:p>
          </table:table-cell>
          <table:table-cell table:style-name="ce13" table:formula="of:=IF([.B76]=[.B75];[.C75]+1;1)" office:value-type="float" office:value="19" calcext:value-type="float">
            <text:p>19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GASL</text:p>
          </table:table-cell>
          <table:table-cell table:style-name="ce17" table:formula="of:=VLOOKUP([.F76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7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3" table:formula="of:=&quot;(select t.id from &quot;&amp;[.F$2]&amp;&quot; t where t.&quot;&amp;[.F$3]&amp;&quot; = '&quot;&amp;[.F76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3" table:formula="of:=&quot;(select t.id from &quot;&amp;[.H$2]&amp;&quot; t where t.&quot;&amp;[.H$3]&amp;&quot; = '&quot;&amp;[.H7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3" table:formula="of:=&quot;(select t.id from &quot;&amp;[.O$2]&amp;&quot; t where t.&quot;&amp;[.O$3]&amp;&quot; = '&quot;&amp;[.O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7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13" table:formula="of:=&quot;(select t.id from &quot;&amp;[.Q$2]&amp;&quot; t where t.&quot;&amp;[.Q$3]&amp;&quot; = '&quot;&amp;[.Q7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76]&amp;&quot;,&quot;&amp;[.C76]&amp;&quot;,&quot;&amp;IF(ISBLANK([.D76]);0;[.D76])&amp;&quot;,&quot;&amp;IF(ISBLANK([.E76]);0;[.E76])&amp;&quot;,&quot;&amp;[.I76]&amp;&quot;,&quot;&amp;[.J76]&amp;&quot;,&quot;&amp;[.K76]&amp;&quot;,&quot;&amp;[.L76]&amp;&quot;,&quot;&amp;[.M76]&amp;&quot;,&quot;&amp;[.N76]&amp;&quot;,&quot;&amp;[.S76]&amp;&quot;,&quot;&amp;[.T76]&amp;&quot;,&quot;&amp;[.U76]&amp;&quot;,&quot;&amp;[.V76]&amp;&quot;,&quot;&amp;[.W76]&amp;&quot;,&quot;&amp;[.X76]&amp;&quot;,&quot;&amp;[.Y76]&amp;&quot;,0,CURDATE(),CURDATE())&quot;&amp;IF(AND([.B76]&lt;&gt;INDIRECT(ADDRESS(ROW([.B76]) + 1;2));INDIRECT(ADDRESS(ROW([.A76]) + 1;1)) &gt; 0); &quot;;&quot;&amp;CHAR(13)&amp;CHAR(10)&amp;CHAR(13)&amp;CHAR(10)&amp;[.AA$3];IF(INDIRECT(ADDRESS(ROW([.A76]) + 1;1)) &gt; 0;&quot;,&quot;;&quot;;&quot;))" office:value-type="string" office:string-value="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3" table:formula="of:=ROW([.A77])-3" office:value-type="float" office:value="74" calcext:value-type="float">
            <text:p>74</text:p>
          </table:table-cell>
          <table:table-cell table:style-name="ce13" office:value-type="string" calcext:value-type="string">
            <text:p>Aerobico liscio Gio 13 Febbraio, 50</text:p>
          </table:table-cell>
          <table:table-cell table:style-name="ce13" table:formula="of:=IF([.B77]=[.B76];[.C76]+1;1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GSLRA</text:p>
          </table:table-cell>
          <table:table-cell table:style-name="ce17" table:formula="of:=VLOOKUP([.F77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float" office:value="75" calcext:value-type="float">
            <text:p>7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7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13" table:formula="of:=&quot;(select t.id from &quot;&amp;[.F$2]&amp;&quot; t where t.&quot;&amp;[.F$3]&amp;&quot; = '&quot;&amp;[.F7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13" table:formula="of:=&quot;(select t.id from &quot;&amp;[.H$2]&amp;&quot; t where t.&quot;&amp;[.H$3]&amp;&quot; = '&quot;&amp;[.H7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3" table:formula="of:=&quot;(select t.id from &quot;&amp;[.O$2]&amp;&quot; t where t.&quot;&amp;[.O$3]&amp;&quot; = '&quot;&amp;[.O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77]&amp;&quot;,&quot;&amp;[.C77]&amp;&quot;,&quot;&amp;IF(ISBLANK([.D77]);0;[.D77])&amp;&quot;,&quot;&amp;IF(ISBLANK([.E77]);0;[.E77])&amp;&quot;,&quot;&amp;[.I77]&amp;&quot;,&quot;&amp;[.J77]&amp;&quot;,&quot;&amp;[.K77]&amp;&quot;,&quot;&amp;[.L77]&amp;&quot;,&quot;&amp;[.M77]&amp;&quot;,&quot;&amp;[.N77]&amp;&quot;,&quot;&amp;[.S77]&amp;&quot;,&quot;&amp;[.T77]&amp;&quot;,&quot;&amp;[.U77]&amp;&quot;,&quot;&amp;[.V77]&amp;&quot;,&quot;&amp;[.W77]&amp;&quot;,&quot;&amp;[.X77]&amp;&quot;,&quot;&amp;[.Y77]&amp;&quot;,0,CURDATE(),CURDATE())&quot;&amp;IF(AND([.B77]&lt;&gt;INDIRECT(ADDRESS(ROW([.B77]) + 1;2));INDIRECT(ADDRESS(ROW([.A77]) + 1;1)) &gt; 0); &quot;;&quot;&amp;CHAR(13)&amp;CHAR(10)&amp;CHAR(13)&amp;CHAR(10)&amp;[.AA$3];IF(INDIRECT(ADDRESS(ROW([.A77]) + 1;1)) &gt; 0;&quot;,&quot;;&quot;;&quot;))" office:value-type="string" office:string-value="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3" table:formula="of:=ROW([.A78])-3" office:value-type="float" office:value="75" calcext:value-type="float">
            <text:p>75</text:p>
          </table:table-cell>
          <table:table-cell table:style-name="ce13" office:value-type="string" calcext:value-type="string">
            <text:p>C3 Ven 14 Febbraio, 50</text:p>
          </table:table-cell>
          <table:table-cell table:style-name="ce13" table:formula="of:=IF([.B78]=[.B77];[.C77]+1;1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7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R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7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3" table:formula="of:=&quot;(select t.id from &quot;&amp;[.F$2]&amp;&quot; t where t.&quot;&amp;[.F$3]&amp;&quot; = '&quot;&amp;[.F7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7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3" table:formula="of:=&quot;(select t.id from &quot;&amp;[.O$2]&amp;&quot; t where t.&quot;&amp;[.O$3]&amp;&quot; = '&quot;&amp;[.O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78]&amp;&quot;,&quot;&amp;[.C78]&amp;&quot;,&quot;&amp;IF(ISBLANK([.D78]);0;[.D78])&amp;&quot;,&quot;&amp;IF(ISBLANK([.E78]);0;[.E78])&amp;&quot;,&quot;&amp;[.I78]&amp;&quot;,&quot;&amp;[.J78]&amp;&quot;,&quot;&amp;[.K78]&amp;&quot;,&quot;&amp;[.L78]&amp;&quot;,&quot;&amp;[.M78]&amp;&quot;,&quot;&amp;[.N78]&amp;&quot;,&quot;&amp;[.S78]&amp;&quot;,&quot;&amp;[.T78]&amp;&quot;,&quot;&amp;[.U78]&amp;&quot;,&quot;&amp;[.V78]&amp;&quot;,&quot;&amp;[.W78]&amp;&quot;,&quot;&amp;[.X78]&amp;&quot;,&quot;&amp;[.Y78]&amp;&quot;,0,CURDATE(),CURDATE())&quot;&amp;IF(AND([.B78]&lt;&gt;INDIRECT(ADDRESS(ROW([.B78]) + 1;2));INDIRECT(ADDRESS(ROW([.A78]) + 1;1)) &gt; 0); &quot;;&quot;&amp;CHAR(13)&amp;CHAR(10)&amp;CHAR(13)&amp;CHAR(10)&amp;[.AA$3];IF(INDIRECT(ADDRESS(ROW([.A78]) + 1;1)) &gt; 0;&quot;,&quot;;&quot;;&quot;))" office:value-type="string" office:string-value="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79])-3" office:value-type="float" office:value="76" calcext:value-type="float">
            <text:p>76</text:p>
          </table:table-cell>
          <table:table-cell table:style-name="ce13" office:value-type="string" calcext:value-type="string">
            <text:p>C3 Ven 14 Febbraio, 50</text:p>
          </table:table-cell>
          <table:table-cell table:style-name="ce13" table:formula="of:=IF([.B79]=[.B78];[.C78]+1;1)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SLAA</text:p>
          </table:table-cell>
          <table:table-cell table:style-name="ce17" table:formula="of:=VLOOKUP([.F79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7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3" table:formula="of:=&quot;(select t.id from &quot;&amp;[.F$2]&amp;&quot; t where t.&quot;&amp;[.F$3]&amp;&quot; = '&quot;&amp;[.F79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13" table:formula="of:=&quot;(select t.id from &quot;&amp;[.H$2]&amp;&quot; t where t.&quot;&amp;[.H$3]&amp;&quot; = '&quot;&amp;[.H7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79]&amp;&quot;,&quot;&amp;[.C79]&amp;&quot;,&quot;&amp;IF(ISBLANK([.D79]);0;[.D79])&amp;&quot;,&quot;&amp;IF(ISBLANK([.E79]);0;[.E79])&amp;&quot;,&quot;&amp;[.I79]&amp;&quot;,&quot;&amp;[.J79]&amp;&quot;,&quot;&amp;[.K79]&amp;&quot;,&quot;&amp;[.L79]&amp;&quot;,&quot;&amp;[.M79]&amp;&quot;,&quot;&amp;[.N79]&amp;&quot;,&quot;&amp;[.S79]&amp;&quot;,&quot;&amp;[.T79]&amp;&quot;,&quot;&amp;[.U79]&amp;&quot;,&quot;&amp;[.V79]&amp;&quot;,&quot;&amp;[.W79]&amp;&quot;,&quot;&amp;[.X79]&amp;&quot;,&quot;&amp;[.Y79]&amp;&quot;,0,CURDATE(),CURDATE())&quot;&amp;IF(AND([.B79]&lt;&gt;INDIRECT(ADDRESS(ROW([.B79]) + 1;2));INDIRECT(ADDRESS(ROW([.A79]) + 1;1)) &gt; 0); &quot;;&quot;&amp;CHAR(13)&amp;CHAR(10)&amp;CHAR(13)&amp;CHAR(10)&amp;[.AA$3];IF(INDIRECT(ADDRESS(ROW([.A79]) + 1;1)) &gt; 0;&quot;,&quot;;&quot;;&quot;))" office:value-type="string" office:string-value="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80])-3" office:value-type="float" office:value="77" calcext:value-type="float">
            <text:p>77</text:p>
          </table:table-cell>
          <table:table-cell table:style-name="ce13" office:value-type="string" calcext:value-type="string">
            <text:p>C3 Ven 14 Febbraio, 50</text:p>
          </table:table-cell>
          <table:table-cell table:style-name="ce13" table:formula="of:=IF([.B80]=[.B79];[.C79]+1;1)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SLCP</text:p>
          </table:table-cell>
          <table:table-cell table:style-name="ce17" table:formula="of:=VLOOKUP([.F8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8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3" table:formula="of:=&quot;(select t.id from &quot;&amp;[.F$2]&amp;&quot; t where t.&quot;&amp;[.F$3]&amp;&quot; = '&quot;&amp;[.F8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13" table:formula="of:=&quot;(select t.id from &quot;&amp;[.H$2]&amp;&quot; t where t.&quot;&amp;[.H$3]&amp;&quot; = '&quot;&amp;[.H8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80]&amp;&quot;,&quot;&amp;[.C80]&amp;&quot;,&quot;&amp;IF(ISBLANK([.D80]);0;[.D80])&amp;&quot;,&quot;&amp;IF(ISBLANK([.E80]);0;[.E80])&amp;&quot;,&quot;&amp;[.I80]&amp;&quot;,&quot;&amp;[.J80]&amp;&quot;,&quot;&amp;[.K80]&amp;&quot;,&quot;&amp;[.L80]&amp;&quot;,&quot;&amp;[.M80]&amp;&quot;,&quot;&amp;[.N80]&amp;&quot;,&quot;&amp;[.S80]&amp;&quot;,&quot;&amp;[.T80]&amp;&quot;,&quot;&amp;[.U80]&amp;&quot;,&quot;&amp;[.V80]&amp;&quot;,&quot;&amp;[.W80]&amp;&quot;,&quot;&amp;[.X80]&amp;&quot;,&quot;&amp;[.Y80]&amp;&quot;,0,CURDATE(),CURDATE())&quot;&amp;IF(AND([.B80]&lt;&gt;INDIRECT(ADDRESS(ROW([.B80]) + 1;2));INDIRECT(ADDRESS(ROW([.A80]) + 1;1)) &gt; 0); &quot;;&quot;&amp;CHAR(13)&amp;CHAR(10)&amp;CHAR(13)&amp;CHAR(10)&amp;[.AA$3];IF(INDIRECT(ADDRESS(ROW([.A80]) + 1;1)) &gt; 0;&quot;,&quot;;&quot;;&quot;))" office:value-type="string" office:string-value="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81])-3" office:value-type="float" office:value="78" calcext:value-type="float">
            <text:p>78</text:p>
          </table:table-cell>
          <table:table-cell table:style-name="ce13" office:value-type="string" calcext:value-type="string">
            <text:p>C3 Ven 14 Febbraio, 50</text:p>
          </table:table-cell>
          <table:table-cell table:style-name="ce13" table:formula="of:=IF([.B81]=[.B80];[.C80]+1;1)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SLDA</text:p>
          </table:table-cell>
          <table:table-cell table:style-name="ce17" table:formula="of:=VLOOKUP([.F8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8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3" table:formula="of:=&quot;(select t.id from &quot;&amp;[.F$2]&amp;&quot; t where t.&quot;&amp;[.F$3]&amp;&quot; = '&quot;&amp;[.F8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13" table:formula="of:=&quot;(select t.id from &quot;&amp;[.H$2]&amp;&quot; t where t.&quot;&amp;[.H$3]&amp;&quot; = '&quot;&amp;[.H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81]&amp;&quot;,&quot;&amp;[.C81]&amp;&quot;,&quot;&amp;IF(ISBLANK([.D81]);0;[.D81])&amp;&quot;,&quot;&amp;IF(ISBLANK([.E81]);0;[.E81])&amp;&quot;,&quot;&amp;[.I81]&amp;&quot;,&quot;&amp;[.J81]&amp;&quot;,&quot;&amp;[.K81]&amp;&quot;,&quot;&amp;[.L81]&amp;&quot;,&quot;&amp;[.M81]&amp;&quot;,&quot;&amp;[.N81]&amp;&quot;,&quot;&amp;[.S81]&amp;&quot;,&quot;&amp;[.T81]&amp;&quot;,&quot;&amp;[.U81]&amp;&quot;,&quot;&amp;[.V81]&amp;&quot;,&quot;&amp;[.W81]&amp;&quot;,&quot;&amp;[.X81]&amp;&quot;,&quot;&amp;[.Y81]&amp;&quot;,0,CURDATE(),CURDATE())&quot;&amp;IF(AND([.B81]&lt;&gt;INDIRECT(ADDRESS(ROW([.B81]) + 1;2));INDIRECT(ADDRESS(ROW([.A81]) + 1;1)) &gt; 0); &quot;;&quot;&amp;CHAR(13)&amp;CHAR(10)&amp;CHAR(13)&amp;CHAR(10)&amp;[.AA$3];IF(INDIRECT(ADDRESS(ROW([.A81]) + 1;1)) &gt; 0;&quot;,&quot;;&quot;;&quot;))" office:value-type="string" office:string-value="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82])-3" office:value-type="float" office:value="79" calcext:value-type="float">
            <text:p>79</text:p>
          </table:table-cell>
          <table:table-cell table:style-name="ce13" office:value-type="string" calcext:value-type="string">
            <text:p>C3 Ven 14 Febbraio, 50</text:p>
          </table:table-cell>
          <table:table-cell table:style-name="ce13" table:formula="of:=IF([.B82]=[.B81];[.C81]+1;1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DOPG</text:p>
          </table:table-cell>
          <table:table-cell table:style-name="ce17" table:formula="of:=VLOOKUP([.F82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8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3" table:formula="of:=&quot;(select t.id from &quot;&amp;[.F$2]&amp;&quot; t where t.&quot;&amp;[.F$3]&amp;&quot; = '&quot;&amp;[.F8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13" table:formula="of:=&quot;(select t.id from &quot;&amp;[.H$2]&amp;&quot; t where t.&quot;&amp;[.H$3]&amp;&quot; = '&quot;&amp;[.H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82]&amp;&quot;,&quot;&amp;[.C82]&amp;&quot;,&quot;&amp;IF(ISBLANK([.D82]);0;[.D82])&amp;&quot;,&quot;&amp;IF(ISBLANK([.E82]);0;[.E82])&amp;&quot;,&quot;&amp;[.I82]&amp;&quot;,&quot;&amp;[.J82]&amp;&quot;,&quot;&amp;[.K82]&amp;&quot;,&quot;&amp;[.L82]&amp;&quot;,&quot;&amp;[.M82]&amp;&quot;,&quot;&amp;[.N82]&amp;&quot;,&quot;&amp;[.S82]&amp;&quot;,&quot;&amp;[.T82]&amp;&quot;,&quot;&amp;[.U82]&amp;&quot;,&quot;&amp;[.V82]&amp;&quot;,&quot;&amp;[.W82]&amp;&quot;,&quot;&amp;[.X82]&amp;&quot;,&quot;&amp;[.Y82]&amp;&quot;,0,CURDATE(),CURDATE())&quot;&amp;IF(AND([.B82]&lt;&gt;INDIRECT(ADDRESS(ROW([.B82]) + 1;2));INDIRECT(ADDRESS(ROW([.A82]) + 1;1)) &gt; 0); &quot;;&quot;&amp;CHAR(13)&amp;CHAR(10)&amp;CHAR(13)&amp;CHAR(10)&amp;[.AA$3];IF(INDIRECT(ADDRESS(ROW([.A82]) + 1;1)) &gt; 0;&quot;,&quot;;&quot;;&quot;))" office:value-type="string" office:string-value="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83])-3" office:value-type="float" office:value="80" calcext:value-type="float">
            <text:p>80</text:p>
          </table:table-cell>
          <table:table-cell table:style-name="ce13" office:value-type="string" calcext:value-type="string">
            <text:p>C3 Ven 14 Febbraio, 50</text:p>
          </table:table-cell>
          <table:table-cell table:style-name="ce13" table:formula="of:=IF([.B83]=[.B82];[.C82]+1;1)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DOCP</text:p>
          </table:table-cell>
          <table:table-cell table:style-name="ce17" table:formula="of:=VLOOKUP([.F83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8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3" table:formula="of:=&quot;(select t.id from &quot;&amp;[.F$2]&amp;&quot; t where t.&quot;&amp;[.F$3]&amp;&quot; = '&quot;&amp;[.F8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13" table:formula="of:=&quot;(select t.id from &quot;&amp;[.H$2]&amp;&quot; t where t.&quot;&amp;[.H$3]&amp;&quot; = '&quot;&amp;[.H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83]&amp;&quot;,&quot;&amp;[.C83]&amp;&quot;,&quot;&amp;IF(ISBLANK([.D83]);0;[.D83])&amp;&quot;,&quot;&amp;IF(ISBLANK([.E83]);0;[.E83])&amp;&quot;,&quot;&amp;[.I83]&amp;&quot;,&quot;&amp;[.J83]&amp;&quot;,&quot;&amp;[.K83]&amp;&quot;,&quot;&amp;[.L83]&amp;&quot;,&quot;&amp;[.M83]&amp;&quot;,&quot;&amp;[.N83]&amp;&quot;,&quot;&amp;[.S83]&amp;&quot;,&quot;&amp;[.T83]&amp;&quot;,&quot;&amp;[.U83]&amp;&quot;,&quot;&amp;[.V83]&amp;&quot;,&quot;&amp;[.W83]&amp;&quot;,&quot;&amp;[.X83]&amp;&quot;,&quot;&amp;[.Y83]&amp;&quot;,0,CURDATE(),CURDATE())&quot;&amp;IF(AND([.B83]&lt;&gt;INDIRECT(ADDRESS(ROW([.B83]) + 1;2));INDIRECT(ADDRESS(ROW([.A83]) + 1;1)) &gt; 0); &quot;;&quot;&amp;CHAR(13)&amp;CHAR(10)&amp;CHAR(13)&amp;CHAR(10)&amp;[.AA$3];IF(INDIRECT(ADDRESS(ROW([.A83]) + 1;1)) &gt; 0;&quot;,&quot;;&quot;;&quot;))" office:value-type="string" office:string-value="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84])-3" office:value-type="float" office:value="81" calcext:value-type="float">
            <text:p>81</text:p>
          </table:table-cell>
          <table:table-cell table:style-name="ce13" office:value-type="string" calcext:value-type="string">
            <text:p>C3 Ven 14 Febbraio, 50</text:p>
          </table:table-cell>
          <table:table-cell table:style-name="ce13" table:formula="of:=IF([.B84]=[.B83];[.C83]+1;1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DODA</text:p>
          </table:table-cell>
          <table:table-cell table:style-name="ce17" table:formula="of:=VLOOKUP([.F84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84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3" table:formula="of:=&quot;(select t.id from &quot;&amp;[.F$2]&amp;&quot; t where t.&quot;&amp;[.F$3]&amp;&quot; = '&quot;&amp;[.F8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13" table:formula="of:=&quot;(select t.id from &quot;&amp;[.H$2]&amp;&quot; t where t.&quot;&amp;[.H$3]&amp;&quot; = '&quot;&amp;[.H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84]&amp;&quot;,&quot;&amp;[.C84]&amp;&quot;,&quot;&amp;IF(ISBLANK([.D84]);0;[.D84])&amp;&quot;,&quot;&amp;IF(ISBLANK([.E84]);0;[.E84])&amp;&quot;,&quot;&amp;[.I84]&amp;&quot;,&quot;&amp;[.J84]&amp;&quot;,&quot;&amp;[.K84]&amp;&quot;,&quot;&amp;[.L84]&amp;&quot;,&quot;&amp;[.M84]&amp;&quot;,&quot;&amp;[.N84]&amp;&quot;,&quot;&amp;[.S84]&amp;&quot;,&quot;&amp;[.T84]&amp;&quot;,&quot;&amp;[.U84]&amp;&quot;,&quot;&amp;[.V84]&amp;&quot;,&quot;&amp;[.W84]&amp;&quot;,&quot;&amp;[.X84]&amp;&quot;,&quot;&amp;[.Y84]&amp;&quot;,0,CURDATE(),CURDATE())&quot;&amp;IF(AND([.B84]&lt;&gt;INDIRECT(ADDRESS(ROW([.B84]) + 1;2));INDIRECT(ADDRESS(ROW([.A84]) + 1;1)) &gt; 0); &quot;;&quot;&amp;CHAR(13)&amp;CHAR(10)&amp;CHAR(13)&amp;CHAR(10)&amp;[.AA$3];IF(INDIRECT(ADDRESS(ROW([.A84]) + 1;1)) &gt; 0;&quot;,&quot;;&quot;;&quot;))" office:value-type="string" office:string-value="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85])-3" office:value-type="float" office:value="82" calcext:value-type="float">
            <text:p>82</text:p>
          </table:table-cell>
          <table:table-cell table:style-name="ce13" office:value-type="string" calcext:value-type="string">
            <text:p>C3 Ven 14 Febbraio, 50</text:p>
          </table:table-cell>
          <table:table-cell table:style-name="ce13" table:formula="of:=IF([.B85]=[.B84];[.C84]+1;1)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FACM</text:p>
          </table:table-cell>
          <table:table-cell table:style-name="ce17" table:formula="of:=VLOOKUP([.F8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85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3" table:formula="of:=&quot;(select t.id from &quot;&amp;[.F$2]&amp;&quot; t where t.&quot;&amp;[.F$3]&amp;&quot; = '&quot;&amp;[.F8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13" table:formula="of:=&quot;(select t.id from &quot;&amp;[.H$2]&amp;&quot; t where t.&quot;&amp;[.H$3]&amp;&quot; = '&quot;&amp;[.H8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13" table:formula="of:=&quot;(select t.id from &quot;&amp;[.O$2]&amp;&quot; t where t.&quot;&amp;[.O$3]&amp;&quot; = '&quot;&amp;[.O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85]&amp;&quot;,&quot;&amp;[.C85]&amp;&quot;,&quot;&amp;IF(ISBLANK([.D85]);0;[.D85])&amp;&quot;,&quot;&amp;IF(ISBLANK([.E85]);0;[.E85])&amp;&quot;,&quot;&amp;[.I85]&amp;&quot;,&quot;&amp;[.J85]&amp;&quot;,&quot;&amp;[.K85]&amp;&quot;,&quot;&amp;[.L85]&amp;&quot;,&quot;&amp;[.M85]&amp;&quot;,&quot;&amp;[.N85]&amp;&quot;,&quot;&amp;[.S85]&amp;&quot;,&quot;&amp;[.T85]&amp;&quot;,&quot;&amp;[.U85]&amp;&quot;,&quot;&amp;[.V85]&amp;&quot;,&quot;&amp;[.W85]&amp;&quot;,&quot;&amp;[.X85]&amp;&quot;,&quot;&amp;[.Y85]&amp;&quot;,0,CURDATE(),CURDATE())&quot;&amp;IF(AND([.B85]&lt;&gt;INDIRECT(ADDRESS(ROW([.B85]) + 1;2));INDIRECT(ADDRESS(ROW([.A85]) + 1;1)) &gt; 0); &quot;;&quot;&amp;CHAR(13)&amp;CHAR(10)&amp;CHAR(13)&amp;CHAR(10)&amp;[.AA$3];IF(INDIRECT(ADDRESS(ROW([.A85]) + 1;1)) &gt; 0;&quot;,&quot;;&quot;;&quot;))" office:value-type="string" office:string-value="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86])-3" office:value-type="float" office:value="83" calcext:value-type="float">
            <text:p>83</text:p>
          </table:table-cell>
          <table:table-cell table:style-name="ce13" office:value-type="string" calcext:value-type="string">
            <text:p>C3 Ven 14 Febbraio, 50</text:p>
          </table:table-cell>
          <table:table-cell table:style-name="ce13" table:formula="of:=IF([.B86]=[.B85];[.C85]+1;1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FACM</text:p>
          </table:table-cell>
          <table:table-cell table:style-name="ce17" table:formula="of:=VLOOKUP([.F86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C</text:p>
          </table:table-cell>
          <table:table-cell table:style-name="ce13" table:number-columns-repeated="2"/>
          <table:table-cell table:style-name="ce13" table:formula="of:=&quot;(select t.id from &quot;&amp;[.B$2]&amp;&quot; t where t.&quot;&amp;[.B$3]&amp;&quot; = '&quot;&amp;[.B86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3" table:formula="of:=&quot;(select t.id from &quot;&amp;[.F$2]&amp;&quot; t where t.&quot;&amp;[.F$3]&amp;&quot; = '&quot;&amp;[.F86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13" table:formula="of:=&quot;(select t.id from &quot;&amp;[.H$2]&amp;&quot; t where t.&quot;&amp;[.H$3]&amp;&quot; = '&quot;&amp;[.H8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13" table:formula="of:=&quot;(select t.id from &quot;&amp;[.O$2]&amp;&quot; t where t.&quot;&amp;[.O$3]&amp;&quot; = '&quot;&amp;[.O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8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13" table:formula="of:=&quot;(select t.id from &quot;&amp;[.Q$2]&amp;&quot; t where t.&quot;&amp;[.Q$3]&amp;&quot; = '&quot;&amp;[.Q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86]&amp;&quot;,&quot;&amp;[.C86]&amp;&quot;,&quot;&amp;IF(ISBLANK([.D86]);0;[.D86])&amp;&quot;,&quot;&amp;IF(ISBLANK([.E86]);0;[.E86])&amp;&quot;,&quot;&amp;[.I86]&amp;&quot;,&quot;&amp;[.J86]&amp;&quot;,&quot;&amp;[.K86]&amp;&quot;,&quot;&amp;[.L86]&amp;&quot;,&quot;&amp;[.M86]&amp;&quot;,&quot;&amp;[.N86]&amp;&quot;,&quot;&amp;[.S86]&amp;&quot;,&quot;&amp;[.T86]&amp;&quot;,&quot;&amp;[.U86]&amp;&quot;,&quot;&amp;[.V86]&amp;&quot;,&quot;&amp;[.W86]&amp;&quot;,&quot;&amp;[.X86]&amp;&quot;,&quot;&amp;[.Y86]&amp;&quot;,0,CURDATE(),CURDATE())&quot;&amp;IF(AND([.B86]&lt;&gt;INDIRECT(ADDRESS(ROW([.B86]) + 1;2));INDIRECT(ADDRESS(ROW([.A86]) + 1;1)) &gt; 0); &quot;;&quot;&amp;CHAR(13)&amp;CHAR(10)&amp;CHAR(13)&amp;CHAR(10)&amp;[.AA$3];IF(INDIRECT(ADDRESS(ROW([.A86]) + 1;1)) &gt; 0;&quot;,&quot;;&quot;;&quot;))" office:value-type="string" office:string-value="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87])-3" office:value-type="float" office:value="84" calcext:value-type="float">
            <text:p>84</text:p>
          </table:table-cell>
          <table:table-cell table:style-name="ce13" office:value-type="string" calcext:value-type="string">
            <text:p>C3 Ven 14 Febbraio, 50</text:p>
          </table:table-cell>
          <table:table-cell table:style-name="ce13" table:formula="of:=IF([.B87]=[.B86];[.C86]+1;1)" office:value-type="float" office:value="10" calcext:value-type="float">
            <text:p>1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1SLFP</text:p>
          </table:table-cell>
          <table:table-cell table:style-name="ce17" table:formula="of:=VLOOKUP([.F87];['file:///C:/Sites/goggles/db/seed_generators/training/Dati_Training.ods'#$exercises.$B$4:.$C$250];2;0)" office:value-type="string" office:string-value="SL forte/piano" calcext:value-type="string">
            <text:p>SL forte/piano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75" calcext:value-type="float">
            <text:p>7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87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3" table:formula="of:=&quot;(select t.id from &quot;&amp;[.F$2]&amp;&quot; t where t.&quot;&amp;[.F$3]&amp;&quot; = '&quot;&amp;[.F87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style-name="ce13" table:formula="of:=&quot;(select t.id from &quot;&amp;[.H$2]&amp;&quot; t where t.&quot;&amp;[.H$3]&amp;&quot; = '&quot;&amp;[.H8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87]&amp;&quot;,&quot;&amp;[.C87]&amp;&quot;,&quot;&amp;IF(ISBLANK([.D87]);0;[.D87])&amp;&quot;,&quot;&amp;IF(ISBLANK([.E87]);0;[.E87])&amp;&quot;,&quot;&amp;[.I87]&amp;&quot;,&quot;&amp;[.J87]&amp;&quot;,&quot;&amp;[.K87]&amp;&quot;,&quot;&amp;[.L87]&amp;&quot;,&quot;&amp;[.M87]&amp;&quot;,&quot;&amp;[.N87]&amp;&quot;,&quot;&amp;[.S87]&amp;&quot;,&quot;&amp;[.T87]&amp;&quot;,&quot;&amp;[.U87]&amp;&quot;,&quot;&amp;[.V87]&amp;&quot;,&quot;&amp;[.W87]&amp;&quot;,&quot;&amp;[.X87]&amp;&quot;,&quot;&amp;[.Y87]&amp;&quot;,0,CURDATE(),CURDATE())&quot;&amp;IF(AND([.B87]&lt;&gt;INDIRECT(ADDRESS(ROW([.B87]) + 1;2));INDIRECT(ADDRESS(ROW([.A87]) + 1;1)) &gt; 0); &quot;;&quot;&amp;CHAR(13)&amp;CHAR(10)&amp;CHAR(13)&amp;CHAR(10)&amp;[.AA$3];IF(INDIRECT(ADDRESS(ROW([.A87]) + 1;1)) &gt; 0;&quot;,&quot;;&quot;;&quot;))" office:value-type="string" office:string-value="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88])-3" office:value-type="float" office:value="85" calcext:value-type="float">
            <text:p>85</text:p>
          </table:table-cell>
          <table:table-cell table:style-name="ce13" office:value-type="string" calcext:value-type="string">
            <text:p>C3 Ven 14 Febbraio, 50</text:p>
          </table:table-cell>
          <table:table-cell table:style-name="ce13" table:formula="of:=IF([.B88]=[.B87];[.C87]+1;1)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8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C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8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3" table:formula="of:=&quot;(select t.id from &quot;&amp;[.F$2]&amp;&quot; t where t.&quot;&amp;[.F$3]&amp;&quot; = '&quot;&amp;[.F8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88]&amp;&quot;,&quot;&amp;[.C88]&amp;&quot;,&quot;&amp;IF(ISBLANK([.D88]);0;[.D88])&amp;&quot;,&quot;&amp;IF(ISBLANK([.E88]);0;[.E88])&amp;&quot;,&quot;&amp;[.I88]&amp;&quot;,&quot;&amp;[.J88]&amp;&quot;,&quot;&amp;[.K88]&amp;&quot;,&quot;&amp;[.L88]&amp;&quot;,&quot;&amp;[.M88]&amp;&quot;,&quot;&amp;[.N88]&amp;&quot;,&quot;&amp;[.S88]&amp;&quot;,&quot;&amp;[.T88]&amp;&quot;,&quot;&amp;[.U88]&amp;&quot;,&quot;&amp;[.V88]&amp;&quot;,&quot;&amp;[.W88]&amp;&quot;,&quot;&amp;[.X88]&amp;&quot;,&quot;&amp;[.Y88]&amp;&quot;,0,CURDATE(),CURDATE())&quot;&amp;IF(AND([.B88]&lt;&gt;INDIRECT(ADDRESS(ROW([.B88]) + 1;2));INDIRECT(ADDRESS(ROW([.A88]) + 1;1)) &gt; 0); &quot;;&quot;&amp;CHAR(13)&amp;CHAR(10)&amp;CHAR(13)&amp;CHAR(10)&amp;[.AA$3];IF(INDIRECT(ADDRESS(ROW([.A88]) + 1;1)) &gt; 0;&quot;,&quot;;&quot;;&quot;))" office:value-type="string" office:string-value="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89])-3" office:value-type="float" office:value="86" calcext:value-type="float">
            <text:p>86</text:p>
          </table:table-cell>
          <table:table-cell table:style-name="ce13" office:value-type="string" calcext:value-type="string">
            <text:p>C3 Ven 14 Febbraio, 50</text:p>
          </table:table-cell>
          <table:table-cell table:style-name="ce13" table:formula="of:=IF([.B89]=[.B88];[.C88]+1;1)" office:value-type="float" office:value="12" calcext:value-type="float">
            <text:p>12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1FAFP</text:p>
          </table:table-cell>
          <table:table-cell table:style-name="ce17" table:formula="of:=VLOOKUP([.F89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75" calcext:value-type="float">
            <text:p>7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8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3" table:formula="of:=&quot;(select t.id from &quot;&amp;[.F$2]&amp;&quot; t where t.&quot;&amp;[.F$3]&amp;&quot; = '&quot;&amp;[.F89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13" table:formula="of:=&quot;(select t.id from &quot;&amp;[.H$2]&amp;&quot; t where t.&quot;&amp;[.H$3]&amp;&quot; = '&quot;&amp;[.H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89]&amp;&quot;,&quot;&amp;[.C89]&amp;&quot;,&quot;&amp;IF(ISBLANK([.D89]);0;[.D89])&amp;&quot;,&quot;&amp;IF(ISBLANK([.E89]);0;[.E89])&amp;&quot;,&quot;&amp;[.I89]&amp;&quot;,&quot;&amp;[.J89]&amp;&quot;,&quot;&amp;[.K89]&amp;&quot;,&quot;&amp;[.L89]&amp;&quot;,&quot;&amp;[.M89]&amp;&quot;,&quot;&amp;[.N89]&amp;&quot;,&quot;&amp;[.S89]&amp;&quot;,&quot;&amp;[.T89]&amp;&quot;,&quot;&amp;[.U89]&amp;&quot;,&quot;&amp;[.V89]&amp;&quot;,&quot;&amp;[.W89]&amp;&quot;,&quot;&amp;[.X89]&amp;&quot;,&quot;&amp;[.Y89]&amp;&quot;,0,CURDATE(),CURDATE())&quot;&amp;IF(AND([.B89]&lt;&gt;INDIRECT(ADDRESS(ROW([.B89]) + 1;2));INDIRECT(ADDRESS(ROW([.A89]) + 1;1)) &gt; 0); &quot;;&quot;&amp;CHAR(13)&amp;CHAR(10)&amp;CHAR(13)&amp;CHAR(10)&amp;[.AA$3];IF(INDIRECT(ADDRESS(ROW([.A89]) + 1;1)) &gt; 0;&quot;,&quot;;&quot;;&quot;))" office:value-type="string" office:string-value="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90])-3" office:value-type="float" office:value="87" calcext:value-type="float">
            <text:p>87</text:p>
          </table:table-cell>
          <table:table-cell table:style-name="ce13" office:value-type="string" calcext:value-type="string">
            <text:p>C3 Ven 14 Febbraio, 50</text:p>
          </table:table-cell>
          <table:table-cell table:style-name="ce13" table:formula="of:=IF([.B90]=[.B89];[.C89]+1;1)" office:value-type="float" office:value="13" calcext:value-type="float">
            <text:p>1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9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C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9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3" table:formula="of:=&quot;(select t.id from &quot;&amp;[.F$2]&amp;&quot; t where t.&quot;&amp;[.F$3]&amp;&quot; = '&quot;&amp;[.F9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90]&amp;&quot;,&quot;&amp;[.C90]&amp;&quot;,&quot;&amp;IF(ISBLANK([.D90]);0;[.D90])&amp;&quot;,&quot;&amp;IF(ISBLANK([.E90]);0;[.E90])&amp;&quot;,&quot;&amp;[.I90]&amp;&quot;,&quot;&amp;[.J90]&amp;&quot;,&quot;&amp;[.K90]&amp;&quot;,&quot;&amp;[.L90]&amp;&quot;,&quot;&amp;[.M90]&amp;&quot;,&quot;&amp;[.N90]&amp;&quot;,&quot;&amp;[.S90]&amp;&quot;,&quot;&amp;[.T90]&amp;&quot;,&quot;&amp;[.U90]&amp;&quot;,&quot;&amp;[.V90]&amp;&quot;,&quot;&amp;[.W90]&amp;&quot;,&quot;&amp;[.X90]&amp;&quot;,&quot;&amp;[.Y90]&amp;&quot;,0,CURDATE(),CURDATE())&quot;&amp;IF(AND([.B90]&lt;&gt;INDIRECT(ADDRESS(ROW([.B90]) + 1;2));INDIRECT(ADDRESS(ROW([.A90]) + 1;1)) &gt; 0); &quot;;&quot;&amp;CHAR(13)&amp;CHAR(10)&amp;CHAR(13)&amp;CHAR(10)&amp;[.AA$3];IF(INDIRECT(ADDRESS(ROW([.A90]) + 1;1)) &gt; 0;&quot;,&quot;;&quot;;&quot;))" office:value-type="string" office:string-value="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91])-3" office:value-type="float" office:value="88" calcext:value-type="float">
            <text:p>88</text:p>
          </table:table-cell>
          <table:table-cell table:style-name="ce13" office:value-type="string" calcext:value-type="string">
            <text:p>C3 Ven 14 Febbraio, 50</text:p>
          </table:table-cell>
          <table:table-cell table:style-name="ce13" table:formula="of:=IF([.B91]=[.B90];[.C90]+1;1)" office:value-type="float" office:value="14" calcext:value-type="float">
            <text:p>1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1FAFP</text:p>
          </table:table-cell>
          <table:table-cell table:style-name="ce17" table:formula="of:=VLOOKUP([.F91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C</text:p>
          </table:table-cell>
          <table:table-cell table:style-name="ce13" table:number-columns-repeated="2"/>
          <table:table-cell table:style-name="ce13" table:formula="of:=&quot;(select t.id from &quot;&amp;[.B$2]&amp;&quot; t where t.&quot;&amp;[.B$3]&amp;&quot; = '&quot;&amp;[.B9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3" table:formula="of:=&quot;(select t.id from &quot;&amp;[.F$2]&amp;&quot; t where t.&quot;&amp;[.F$3]&amp;&quot; = '&quot;&amp;[.F91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13" table:formula="of:=&quot;(select t.id from &quot;&amp;[.H$2]&amp;&quot; t where t.&quot;&amp;[.H$3]&amp;&quot; = '&quot;&amp;[.H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9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13" table:formula="of:=&quot;(select t.id from &quot;&amp;[.Q$2]&amp;&quot; t where t.&quot;&amp;[.Q$3]&amp;&quot; = '&quot;&amp;[.Q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91]&amp;&quot;,&quot;&amp;[.C91]&amp;&quot;,&quot;&amp;IF(ISBLANK([.D91]);0;[.D91])&amp;&quot;,&quot;&amp;IF(ISBLANK([.E91]);0;[.E91])&amp;&quot;,&quot;&amp;[.I91]&amp;&quot;,&quot;&amp;[.J91]&amp;&quot;,&quot;&amp;[.K91]&amp;&quot;,&quot;&amp;[.L91]&amp;&quot;,&quot;&amp;[.M91]&amp;&quot;,&quot;&amp;[.N91]&amp;&quot;,&quot;&amp;[.S91]&amp;&quot;,&quot;&amp;[.T91]&amp;&quot;,&quot;&amp;[.U91]&amp;&quot;,&quot;&amp;[.V91]&amp;&quot;,&quot;&amp;[.W91]&amp;&quot;,&quot;&amp;[.X91]&amp;&quot;,&quot;&amp;[.Y91]&amp;&quot;,0,CURDATE(),CURDATE())&quot;&amp;IF(AND([.B91]&lt;&gt;INDIRECT(ADDRESS(ROW([.B91]) + 1;2));INDIRECT(ADDRESS(ROW([.A91]) + 1;1)) &gt; 0); &quot;;&quot;&amp;CHAR(13)&amp;CHAR(10)&amp;CHAR(13)&amp;CHAR(10)&amp;[.AA$3];IF(INDIRECT(ADDRESS(ROW([.A91]) + 1;1)) &gt; 0;&quot;,&quot;;&quot;;&quot;))" office:value-type="string" office:string-value="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92])-3" office:value-type="float" office:value="89" calcext:value-type="float">
            <text:p>89</text:p>
          </table:table-cell>
          <table:table-cell table:style-name="ce13" office:value-type="string" calcext:value-type="string">
            <text:p>C3 Ven 14 Febbraio, 50</text:p>
          </table:table-cell>
          <table:table-cell table:style-name="ce13" table:formula="of:=IF([.B92]=[.B91];[.C91]+1;1)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9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C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9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3" table:formula="of:=&quot;(select t.id from &quot;&amp;[.F$2]&amp;&quot; t where t.&quot;&amp;[.F$3]&amp;&quot; = '&quot;&amp;[.F9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92]&amp;&quot;,&quot;&amp;[.C92]&amp;&quot;,&quot;&amp;IF(ISBLANK([.D92]);0;[.D92])&amp;&quot;,&quot;&amp;IF(ISBLANK([.E92]);0;[.E92])&amp;&quot;,&quot;&amp;[.I92]&amp;&quot;,&quot;&amp;[.J92]&amp;&quot;,&quot;&amp;[.K92]&amp;&quot;,&quot;&amp;[.L92]&amp;&quot;,&quot;&amp;[.M92]&amp;&quot;,&quot;&amp;[.N92]&amp;&quot;,&quot;&amp;[.S92]&amp;&quot;,&quot;&amp;[.T92]&amp;&quot;,&quot;&amp;[.U92]&amp;&quot;,&quot;&amp;[.V92]&amp;&quot;,&quot;&amp;[.W92]&amp;&quot;,&quot;&amp;[.X92]&amp;&quot;,&quot;&amp;[.Y92]&amp;&quot;,0,CURDATE(),CURDATE())&quot;&amp;IF(AND([.B92]&lt;&gt;INDIRECT(ADDRESS(ROW([.B92]) + 1;2));INDIRECT(ADDRESS(ROW([.A92]) + 1;1)) &gt; 0); &quot;;&quot;&amp;CHAR(13)&amp;CHAR(10)&amp;CHAR(13)&amp;CHAR(10)&amp;[.AA$3];IF(INDIRECT(ADDRESS(ROW([.A92]) + 1;1)) &gt; 0;&quot;,&quot;;&quot;;&quot;))" office:value-type="string" office:string-value="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3" table:formula="of:=ROW([.A93])-3" office:value-type="float" office:value="90" calcext:value-type="float">
            <text:p>90</text:p>
          </table:table-cell>
          <table:table-cell table:style-name="ce13" office:value-type="string" calcext:value-type="string">
            <text:p>C3 Ven 14 Febbraio, 50</text:p>
          </table:table-cell>
          <table:table-cell table:style-name="ce13" table:formula="of:=IF([.B93]=[.B92];[.C92]+1;1)" office:value-type="float" office:value="16" calcext:value-type="float">
            <text:p>1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GSLRA</text:p>
          </table:table-cell>
          <table:table-cell table:style-name="ce17" table:formula="of:=VLOOKUP([.F9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float" office:value="75" calcext:value-type="float">
            <text:p>7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9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13" table:formula="of:=&quot;(select t.id from &quot;&amp;[.F$2]&amp;&quot; t where t.&quot;&amp;[.F$3]&amp;&quot; = '&quot;&amp;[.F9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13" table:formula="of:=&quot;(select t.id from &quot;&amp;[.H$2]&amp;&quot; t where t.&quot;&amp;[.H$3]&amp;&quot; = '&quot;&amp;[.H9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3" table:formula="of:=&quot;(select t.id from &quot;&amp;[.O$2]&amp;&quot; t where t.&quot;&amp;[.O$3]&amp;&quot; = '&quot;&amp;[.O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93]&amp;&quot;,&quot;&amp;[.C93]&amp;&quot;,&quot;&amp;IF(ISBLANK([.D93]);0;[.D93])&amp;&quot;,&quot;&amp;IF(ISBLANK([.E93]);0;[.E93])&amp;&quot;,&quot;&amp;[.I93]&amp;&quot;,&quot;&amp;[.J93]&amp;&quot;,&quot;&amp;[.K93]&amp;&quot;,&quot;&amp;[.L93]&amp;&quot;,&quot;&amp;[.M93]&amp;&quot;,&quot;&amp;[.N93]&amp;&quot;,&quot;&amp;[.S93]&amp;&quot;,&quot;&amp;[.T93]&amp;&quot;,&quot;&amp;[.U93]&amp;&quot;,&quot;&amp;[.V93]&amp;&quot;,&quot;&amp;[.W93]&amp;&quot;,&quot;&amp;[.X93]&amp;&quot;,&quot;&amp;[.Y93]&amp;&quot;,0,CURDATE(),CURDATE())&quot;&amp;IF(AND([.B93]&lt;&gt;INDIRECT(ADDRESS(ROW([.B93]) + 1;2));INDIRECT(ADDRESS(ROW([.A93]) + 1;1)) &gt; 0); &quot;;&quot;&amp;CHAR(13)&amp;CHAR(10)&amp;CHAR(13)&amp;CHAR(10)&amp;[.AA$3];IF(INDIRECT(ADDRESS(ROW([.A93]) + 1;1)) &gt; 0;&quot;,&quot;;&quot;;&quot;))" office:value-type="string" office:string-value="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3" table:formula="of:=ROW([.A94])-3" office:value-type="float" office:value="91" calcext:value-type="float">
            <text:p>91</text:p>
          </table:table-cell>
          <table:table-cell table:style-name="ce13" office:value-type="string" calcext:value-type="string">
            <text:p>Aerobico frizzante Lun 17 Febbraio, 25</text:p>
          </table:table-cell>
          <table:table-cell table:style-name="ce13" table:formula="of:=IF([.B94]=[.B93];[.C93]+1;1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9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R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9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3" table:formula="of:=&quot;(select t.id from &quot;&amp;[.F$2]&amp;&quot; t where t.&quot;&amp;[.F$3]&amp;&quot; = '&quot;&amp;[.F9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9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3" table:formula="of:=&quot;(select t.id from &quot;&amp;[.O$2]&amp;&quot; t where t.&quot;&amp;[.O$3]&amp;&quot; = '&quot;&amp;[.O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94]&amp;&quot;,&quot;&amp;[.C94]&amp;&quot;,&quot;&amp;IF(ISBLANK([.D94]);0;[.D94])&amp;&quot;,&quot;&amp;IF(ISBLANK([.E94]);0;[.E94])&amp;&quot;,&quot;&amp;[.I94]&amp;&quot;,&quot;&amp;[.J94]&amp;&quot;,&quot;&amp;[.K94]&amp;&quot;,&quot;&amp;[.L94]&amp;&quot;,&quot;&amp;[.M94]&amp;&quot;,&quot;&amp;[.N94]&amp;&quot;,&quot;&amp;[.S94]&amp;&quot;,&quot;&amp;[.T94]&amp;&quot;,&quot;&amp;[.U94]&amp;&quot;,&quot;&amp;[.V94]&amp;&quot;,&quot;&amp;[.W94]&amp;&quot;,&quot;&amp;[.X94]&amp;&quot;,&quot;&amp;[.Y94]&amp;&quot;,0,CURDATE(),CURDATE())&quot;&amp;IF(AND([.B94]&lt;&gt;INDIRECT(ADDRESS(ROW([.B94]) + 1;2));INDIRECT(ADDRESS(ROW([.A94]) + 1;1)) &gt; 0); &quot;;&quot;&amp;CHAR(13)&amp;CHAR(10)&amp;CHAR(13)&amp;CHAR(10)&amp;[.AA$3];IF(INDIRECT(ADDRESS(ROW([.A94]) + 1;1)) &gt; 0;&quot;,&quot;;&quot;;&quot;))" office:value-type="string" office:string-value="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95])-3" office:value-type="float" office:value="92" calcext:value-type="float">
            <text:p>92</text:p>
          </table:table-cell>
          <table:table-cell table:style-name="ce13" office:value-type="string" calcext:value-type="string">
            <text:p>Aerobico frizzante Lun 17 Febbraio, 25</text:p>
          </table:table-cell>
          <table:table-cell table:style-name="ce13" table:formula="of:=IF([.B95]=[.B94];[.C94]+1;1)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SLAA</text:p>
          </table:table-cell>
          <table:table-cell table:style-name="ce17" table:formula="of:=VLOOKUP([.F9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9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3" table:formula="of:=&quot;(select t.id from &quot;&amp;[.F$2]&amp;&quot; t where t.&quot;&amp;[.F$3]&amp;&quot; = '&quot;&amp;[.F9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13" table:formula="of:=&quot;(select t.id from &quot;&amp;[.H$2]&amp;&quot; t where t.&quot;&amp;[.H$3]&amp;&quot; = '&quot;&amp;[.H9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95]&amp;&quot;,&quot;&amp;[.C95]&amp;&quot;,&quot;&amp;IF(ISBLANK([.D95]);0;[.D95])&amp;&quot;,&quot;&amp;IF(ISBLANK([.E95]);0;[.E95])&amp;&quot;,&quot;&amp;[.I95]&amp;&quot;,&quot;&amp;[.J95]&amp;&quot;,&quot;&amp;[.K95]&amp;&quot;,&quot;&amp;[.L95]&amp;&quot;,&quot;&amp;[.M95]&amp;&quot;,&quot;&amp;[.N95]&amp;&quot;,&quot;&amp;[.S95]&amp;&quot;,&quot;&amp;[.T95]&amp;&quot;,&quot;&amp;[.U95]&amp;&quot;,&quot;&amp;[.V95]&amp;&quot;,&quot;&amp;[.W95]&amp;&quot;,&quot;&amp;[.X95]&amp;&quot;,&quot;&amp;[.Y95]&amp;&quot;,0,CURDATE(),CURDATE())&quot;&amp;IF(AND([.B95]&lt;&gt;INDIRECT(ADDRESS(ROW([.B95]) + 1;2));INDIRECT(ADDRESS(ROW([.A95]) + 1;1)) &gt; 0); &quot;;&quot;&amp;CHAR(13)&amp;CHAR(10)&amp;CHAR(13)&amp;CHAR(10)&amp;[.AA$3];IF(INDIRECT(ADDRESS(ROW([.A95]) + 1;1)) &gt; 0;&quot;,&quot;;&quot;;&quot;))" office:value-type="string" office:string-value="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96])-3" office:value-type="float" office:value="93" calcext:value-type="float">
            <text:p>93</text:p>
          </table:table-cell>
          <table:table-cell table:style-name="ce13" office:value-type="string" calcext:value-type="string">
            <text:p>Aerobico frizzante Lun 17 Febbraio, 25</text:p>
          </table:table-cell>
          <table:table-cell table:style-name="ce13" table:formula="of:=IF([.B96]=[.B95];[.C95]+1;1)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SLCP</text:p>
          </table:table-cell>
          <table:table-cell table:style-name="ce17" table:formula="of:=VLOOKUP([.F9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9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3" table:formula="of:=&quot;(select t.id from &quot;&amp;[.F$2]&amp;&quot; t where t.&quot;&amp;[.F$3]&amp;&quot; = '&quot;&amp;[.F9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13" table:formula="of:=&quot;(select t.id from &quot;&amp;[.H$2]&amp;&quot; t where t.&quot;&amp;[.H$3]&amp;&quot; = '&quot;&amp;[.H9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96]&amp;&quot;,&quot;&amp;[.C96]&amp;&quot;,&quot;&amp;IF(ISBLANK([.D96]);0;[.D96])&amp;&quot;,&quot;&amp;IF(ISBLANK([.E96]);0;[.E96])&amp;&quot;,&quot;&amp;[.I96]&amp;&quot;,&quot;&amp;[.J96]&amp;&quot;,&quot;&amp;[.K96]&amp;&quot;,&quot;&amp;[.L96]&amp;&quot;,&quot;&amp;[.M96]&amp;&quot;,&quot;&amp;[.N96]&amp;&quot;,&quot;&amp;[.S96]&amp;&quot;,&quot;&amp;[.T96]&amp;&quot;,&quot;&amp;[.U96]&amp;&quot;,&quot;&amp;[.V96]&amp;&quot;,&quot;&amp;[.W96]&amp;&quot;,&quot;&amp;[.X96]&amp;&quot;,&quot;&amp;[.Y96]&amp;&quot;,0,CURDATE(),CURDATE())&quot;&amp;IF(AND([.B96]&lt;&gt;INDIRECT(ADDRESS(ROW([.B96]) + 1;2));INDIRECT(ADDRESS(ROW([.A96]) + 1;1)) &gt; 0); &quot;;&quot;&amp;CHAR(13)&amp;CHAR(10)&amp;CHAR(13)&amp;CHAR(10)&amp;[.AA$3];IF(INDIRECT(ADDRESS(ROW([.A96]) + 1;1)) &gt; 0;&quot;,&quot;;&quot;;&quot;))" office:value-type="string" office:string-value="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97])-3" office:value-type="float" office:value="94" calcext:value-type="float">
            <text:p>94</text:p>
          </table:table-cell>
          <table:table-cell table:style-name="ce13" office:value-type="string" calcext:value-type="string">
            <text:p>Aerobico frizzante Lun 17 Febbraio, 25</text:p>
          </table:table-cell>
          <table:table-cell table:style-name="ce13" table:formula="of:=IF([.B97]=[.B96];[.C96]+1;1)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SLDA</text:p>
          </table:table-cell>
          <table:table-cell table:style-name="ce17" table:formula="of:=VLOOKUP([.F9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97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3" table:formula="of:=&quot;(select t.id from &quot;&amp;[.F$2]&amp;&quot; t where t.&quot;&amp;[.F$3]&amp;&quot; = '&quot;&amp;[.F9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13" table:formula="of:=&quot;(select t.id from &quot;&amp;[.H$2]&amp;&quot; t where t.&quot;&amp;[.H$3]&amp;&quot; = '&quot;&amp;[.H9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97]&amp;&quot;,&quot;&amp;[.C97]&amp;&quot;,&quot;&amp;IF(ISBLANK([.D97]);0;[.D97])&amp;&quot;,&quot;&amp;IF(ISBLANK([.E97]);0;[.E97])&amp;&quot;,&quot;&amp;[.I97]&amp;&quot;,&quot;&amp;[.J97]&amp;&quot;,&quot;&amp;[.K97]&amp;&quot;,&quot;&amp;[.L97]&amp;&quot;,&quot;&amp;[.M97]&amp;&quot;,&quot;&amp;[.N97]&amp;&quot;,&quot;&amp;[.S97]&amp;&quot;,&quot;&amp;[.T97]&amp;&quot;,&quot;&amp;[.U97]&amp;&quot;,&quot;&amp;[.V97]&amp;&quot;,&quot;&amp;[.W97]&amp;&quot;,&quot;&amp;[.X97]&amp;&quot;,&quot;&amp;[.Y97]&amp;&quot;,0,CURDATE(),CURDATE())&quot;&amp;IF(AND([.B97]&lt;&gt;INDIRECT(ADDRESS(ROW([.B97]) + 1;2));INDIRECT(ADDRESS(ROW([.A97]) + 1;1)) &gt; 0); &quot;;&quot;&amp;CHAR(13)&amp;CHAR(10)&amp;CHAR(13)&amp;CHAR(10)&amp;[.AA$3];IF(INDIRECT(ADDRESS(ROW([.A97]) + 1;1)) &gt; 0;&quot;,&quot;;&quot;;&quot;))" office:value-type="string" office:string-value="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98])-3" office:value-type="float" office:value="95" calcext:value-type="float">
            <text:p>95</text:p>
          </table:table-cell>
          <table:table-cell table:style-name="ce13" office:value-type="string" calcext:value-type="string">
            <text:p>Aerobico frizzante Lun 17 Febbraio, 25</text:p>
          </table:table-cell>
          <table:table-cell table:style-name="ce13" table:formula="of:=IF([.B98]=[.B97];[.C97]+1;1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FASB</text:p>
          </table:table-cell>
          <table:table-cell table:style-name="ce17" table:formula="of:=VLOOKUP([.F98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98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3" table:formula="of:=&quot;(select t.id from &quot;&amp;[.F$2]&amp;&quot; t where t.&quot;&amp;[.F$3]&amp;&quot; = '&quot;&amp;[.F98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13" table:formula="of:=&quot;(select t.id from &quot;&amp;[.H$2]&amp;&quot; t where t.&quot;&amp;[.H$3]&amp;&quot; = '&quot;&amp;[.H9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98]&amp;&quot;,&quot;&amp;[.C98]&amp;&quot;,&quot;&amp;IF(ISBLANK([.D98]);0;[.D98])&amp;&quot;,&quot;&amp;IF(ISBLANK([.E98]);0;[.E98])&amp;&quot;,&quot;&amp;[.I98]&amp;&quot;,&quot;&amp;[.J98]&amp;&quot;,&quot;&amp;[.K98]&amp;&quot;,&quot;&amp;[.L98]&amp;&quot;,&quot;&amp;[.M98]&amp;&quot;,&quot;&amp;[.N98]&amp;&quot;,&quot;&amp;[.S98]&amp;&quot;,&quot;&amp;[.T98]&amp;&quot;,&quot;&amp;[.U98]&amp;&quot;,&quot;&amp;[.V98]&amp;&quot;,&quot;&amp;[.W98]&amp;&quot;,&quot;&amp;[.X98]&amp;&quot;,&quot;&amp;[.Y98]&amp;&quot;,0,CURDATE(),CURDATE())&quot;&amp;IF(AND([.B98]&lt;&gt;INDIRECT(ADDRESS(ROW([.B98]) + 1;2));INDIRECT(ADDRESS(ROW([.A98]) + 1;1)) &gt; 0); &quot;;&quot;&amp;CHAR(13)&amp;CHAR(10)&amp;CHAR(13)&amp;CHAR(10)&amp;[.AA$3];IF(INDIRECT(ADDRESS(ROW([.A98]) + 1;1)) &gt; 0;&quot;,&quot;;&quot;;&quot;))" office:value-type="string" office:string-value="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99])-3" office:value-type="float" office:value="96" calcext:value-type="float">
            <text:p>96</text:p>
          </table:table-cell>
          <table:table-cell table:style-name="ce13" office:value-type="string" calcext:value-type="string">
            <text:p>Aerobico frizzante Lun 17 Febbraio, 25</text:p>
          </table:table-cell>
          <table:table-cell table:style-name="ce13" table:formula="of:=IF([.B99]=[.B98];[.C98]+1;1)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FACP</text:p>
          </table:table-cell>
          <table:table-cell table:style-name="ce17" table:formula="of:=VLOOKUP([.F9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9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3" table:formula="of:=&quot;(select t.id from &quot;&amp;[.F$2]&amp;&quot; t where t.&quot;&amp;[.F$3]&amp;&quot; = '&quot;&amp;[.F9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13" table:formula="of:=&quot;(select t.id from &quot;&amp;[.H$2]&amp;&quot; t where t.&quot;&amp;[.H$3]&amp;&quot; = '&quot;&amp;[.H9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99]&amp;&quot;,&quot;&amp;[.C99]&amp;&quot;,&quot;&amp;IF(ISBLANK([.D99]);0;[.D99])&amp;&quot;,&quot;&amp;IF(ISBLANK([.E99]);0;[.E99])&amp;&quot;,&quot;&amp;[.I99]&amp;&quot;,&quot;&amp;[.J99]&amp;&quot;,&quot;&amp;[.K99]&amp;&quot;,&quot;&amp;[.L99]&amp;&quot;,&quot;&amp;[.M99]&amp;&quot;,&quot;&amp;[.N99]&amp;&quot;,&quot;&amp;[.S99]&amp;&quot;,&quot;&amp;[.T99]&amp;&quot;,&quot;&amp;[.U99]&amp;&quot;,&quot;&amp;[.V99]&amp;&quot;,&quot;&amp;[.W99]&amp;&quot;,&quot;&amp;[.X99]&amp;&quot;,&quot;&amp;[.Y99]&amp;&quot;,0,CURDATE(),CURDATE())&quot;&amp;IF(AND([.B99]&lt;&gt;INDIRECT(ADDRESS(ROW([.B99]) + 1;2));INDIRECT(ADDRESS(ROW([.A99]) + 1;1)) &gt; 0); &quot;;&quot;&amp;CHAR(13)&amp;CHAR(10)&amp;CHAR(13)&amp;CHAR(10)&amp;[.AA$3];IF(INDIRECT(ADDRESS(ROW([.A99]) + 1;1)) &gt; 0;&quot;,&quot;;&quot;;&quot;))" office:value-type="string" office:string-value="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00])-3" office:value-type="float" office:value="97" calcext:value-type="float">
            <text:p>97</text:p>
          </table:table-cell>
          <table:table-cell table:style-name="ce13" office:value-type="string" calcext:value-type="string">
            <text:p>Aerobico frizzante Lun 17 Febbraio, 25</text:p>
          </table:table-cell>
          <table:table-cell table:style-name="ce13" table:formula="of:=IF([.B100]=[.B99];[.C99]+1;1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FADA</text:p>
          </table:table-cell>
          <table:table-cell table:style-name="ce17" table:formula="of:=VLOOKUP([.F10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00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3" table:formula="of:=&quot;(select t.id from &quot;&amp;[.F$2]&amp;&quot; t where t.&quot;&amp;[.F$3]&amp;&quot; = '&quot;&amp;[.F10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13" table:formula="of:=&quot;(select t.id from &quot;&amp;[.H$2]&amp;&quot; t where t.&quot;&amp;[.H$3]&amp;&quot; = '&quot;&amp;[.H10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00]&amp;&quot;,&quot;&amp;[.C100]&amp;&quot;,&quot;&amp;IF(ISBLANK([.D100]);0;[.D100])&amp;&quot;,&quot;&amp;IF(ISBLANK([.E100]);0;[.E100])&amp;&quot;,&quot;&amp;[.I100]&amp;&quot;,&quot;&amp;[.J100]&amp;&quot;,&quot;&amp;[.K100]&amp;&quot;,&quot;&amp;[.L100]&amp;&quot;,&quot;&amp;[.M100]&amp;&quot;,&quot;&amp;[.N100]&amp;&quot;,&quot;&amp;[.S100]&amp;&quot;,&quot;&amp;[.T100]&amp;&quot;,&quot;&amp;[.U100]&amp;&quot;,&quot;&amp;[.V100]&amp;&quot;,&quot;&amp;[.W100]&amp;&quot;,&quot;&amp;[.X100]&amp;&quot;,&quot;&amp;[.Y100]&amp;&quot;,0,CURDATE(),CURDATE())&quot;&amp;IF(AND([.B100]&lt;&gt;INDIRECT(ADDRESS(ROW([.B100]) + 1;2));INDIRECT(ADDRESS(ROW([.A100]) + 1;1)) &gt; 0); &quot;;&quot;&amp;CHAR(13)&amp;CHAR(10)&amp;CHAR(13)&amp;CHAR(10)&amp;[.AA$3];IF(INDIRECT(ADDRESS(ROW([.A100]) + 1;1)) &gt; 0;&quot;,&quot;;&quot;;&quot;))" office:value-type="string" office:string-value="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01])-3" office:value-type="float" office:value="98" calcext:value-type="float">
            <text:p>98</text:p>
          </table:table-cell>
          <table:table-cell table:style-name="ce13" office:value-type="string" calcext:value-type="string">
            <text:p>Aerobico frizzante Lun 17 Febbraio, 25</text:p>
          </table:table-cell>
          <table:table-cell table:style-name="ce13" table:formula="of:=IF([.B101]=[.B100];[.C100]+1;1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FACM</text:p>
          </table:table-cell>
          <table:table-cell table:style-name="ce17" table:formula="of:=VLOOKUP([.F101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01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3" table:formula="of:=&quot;(select t.id from &quot;&amp;[.F$2]&amp;&quot; t where t.&quot;&amp;[.F$3]&amp;&quot; = '&quot;&amp;[.F10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13" table:formula="of:=&quot;(select t.id from &quot;&amp;[.H$2]&amp;&quot; t where t.&quot;&amp;[.H$3]&amp;&quot; = '&quot;&amp;[.H1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01]&amp;&quot;,&quot;&amp;[.C101]&amp;&quot;,&quot;&amp;IF(ISBLANK([.D101]);0;[.D101])&amp;&quot;,&quot;&amp;IF(ISBLANK([.E101]);0;[.E101])&amp;&quot;,&quot;&amp;[.I101]&amp;&quot;,&quot;&amp;[.J101]&amp;&quot;,&quot;&amp;[.K101]&amp;&quot;,&quot;&amp;[.L101]&amp;&quot;,&quot;&amp;[.M101]&amp;&quot;,&quot;&amp;[.N101]&amp;&quot;,&quot;&amp;[.S101]&amp;&quot;,&quot;&amp;[.T101]&amp;&quot;,&quot;&amp;[.U101]&amp;&quot;,&quot;&amp;[.V101]&amp;&quot;,&quot;&amp;[.W101]&amp;&quot;,&quot;&amp;[.X101]&amp;&quot;,&quot;&amp;[.Y101]&amp;&quot;,0,CURDATE(),CURDATE())&quot;&amp;IF(AND([.B101]&lt;&gt;INDIRECT(ADDRESS(ROW([.B101]) + 1;2));INDIRECT(ADDRESS(ROW([.A101]) + 1;1)) &gt; 0); &quot;;&quot;&amp;CHAR(13)&amp;CHAR(10)&amp;CHAR(13)&amp;CHAR(10)&amp;[.AA$3];IF(INDIRECT(ADDRESS(ROW([.A101]) + 1;1)) &gt; 0;&quot;,&quot;;&quot;;&quot;))" office:value-type="string" office:string-value="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02])-3" office:value-type="float" office:value="99" calcext:value-type="float">
            <text:p>99</text:p>
          </table:table-cell>
          <table:table-cell table:style-name="ce13" office:value-type="string" calcext:value-type="string">
            <text:p>Aerobico frizzante Lun 17 Febbraio, 25</text:p>
          </table:table-cell>
          <table:table-cell table:style-name="ce13" table:formula="of:=IF([.B102]=[.B101];[.C101]+1;1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2DOCM</text:p>
          </table:table-cell>
          <table:table-cell table:style-name="ce17" table:formula="of:=VLOOKUP([.F102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02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3" table:formula="of:=&quot;(select t.id from &quot;&amp;[.F$2]&amp;&quot; t where t.&quot;&amp;[.F$3]&amp;&quot; = '&quot;&amp;[.F102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13" table:formula="of:=&quot;(select t.id from &quot;&amp;[.H$2]&amp;&quot; t where t.&quot;&amp;[.H$3]&amp;&quot; = '&quot;&amp;[.H1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02]&amp;&quot;,&quot;&amp;[.C102]&amp;&quot;,&quot;&amp;IF(ISBLANK([.D102]);0;[.D102])&amp;&quot;,&quot;&amp;IF(ISBLANK([.E102]);0;[.E102])&amp;&quot;,&quot;&amp;[.I102]&amp;&quot;,&quot;&amp;[.J102]&amp;&quot;,&quot;&amp;[.K102]&amp;&quot;,&quot;&amp;[.L102]&amp;&quot;,&quot;&amp;[.M102]&amp;&quot;,&quot;&amp;[.N102]&amp;&quot;,&quot;&amp;[.S102]&amp;&quot;,&quot;&amp;[.T102]&amp;&quot;,&quot;&amp;[.U102]&amp;&quot;,&quot;&amp;[.V102]&amp;&quot;,&quot;&amp;[.W102]&amp;&quot;,&quot;&amp;[.X102]&amp;&quot;,&quot;&amp;[.Y102]&amp;&quot;,0,CURDATE(),CURDATE())&quot;&amp;IF(AND([.B102]&lt;&gt;INDIRECT(ADDRESS(ROW([.B102]) + 1;2));INDIRECT(ADDRESS(ROW([.A102]) + 1;1)) &gt; 0); &quot;;&quot;&amp;CHAR(13)&amp;CHAR(10)&amp;CHAR(13)&amp;CHAR(10)&amp;[.AA$3];IF(INDIRECT(ADDRESS(ROW([.A102]) + 1;1)) &gt; 0;&quot;,&quot;;&quot;;&quot;))" office:value-type="string" office:string-value="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03])-3" office:value-type="float" office:value="100" calcext:value-type="float">
            <text:p>100</text:p>
          </table:table-cell>
          <table:table-cell table:style-name="ce13" office:value-type="string" calcext:value-type="string">
            <text:p>Aerobico frizzante Lun 17 Febbraio, 25</text:p>
          </table:table-cell>
          <table:table-cell table:style-name="ce13" table:formula="of:=IF([.B103]=[.B102];[.C102]+1;1)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RACM</text:p>
          </table:table-cell>
          <table:table-cell table:style-name="ce17" table:formula="of:=VLOOKUP([.F103];['file:///C:/Sites/goggles/db/seed_generators/training/Dati_Training.ods'#$exercises.$B$4:.$C$250];2;0)" office:value-type="string" office:string-value="RA completo resistenza" calcext:value-type="string">
            <text:p>RA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03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3" table:formula="of:=&quot;(select t.id from &quot;&amp;[.F$2]&amp;&quot; t where t.&quot;&amp;[.F$3]&amp;&quot; = '&quot;&amp;[.F103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style-name="ce13" table:formula="of:=&quot;(select t.id from &quot;&amp;[.H$2]&amp;&quot; t where t.&quot;&amp;[.H$3]&amp;&quot; = '&quot;&amp;[.H1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03]&amp;&quot;,&quot;&amp;[.C103]&amp;&quot;,&quot;&amp;IF(ISBLANK([.D103]);0;[.D103])&amp;&quot;,&quot;&amp;IF(ISBLANK([.E103]);0;[.E103])&amp;&quot;,&quot;&amp;[.I103]&amp;&quot;,&quot;&amp;[.J103]&amp;&quot;,&quot;&amp;[.K103]&amp;&quot;,&quot;&amp;[.L103]&amp;&quot;,&quot;&amp;[.M103]&amp;&quot;,&quot;&amp;[.N103]&amp;&quot;,&quot;&amp;[.S103]&amp;&quot;,&quot;&amp;[.T103]&amp;&quot;,&quot;&amp;[.U103]&amp;&quot;,&quot;&amp;[.V103]&amp;&quot;,&quot;&amp;[.W103]&amp;&quot;,&quot;&amp;[.X103]&amp;&quot;,&quot;&amp;[.Y103]&amp;&quot;,0,CURDATE(),CURDATE())&quot;&amp;IF(AND([.B103]&lt;&gt;INDIRECT(ADDRESS(ROW([.B103]) + 1;2));INDIRECT(ADDRESS(ROW([.A103]) + 1;1)) &gt; 0); &quot;;&quot;&amp;CHAR(13)&amp;CHAR(10)&amp;CHAR(13)&amp;CHAR(10)&amp;[.AA$3];IF(INDIRECT(ADDRESS(ROW([.A103]) + 1;1)) &gt; 0;&quot;,&quot;;&quot;;&quot;))" office:value-type="string" office:string-value="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04])-3" office:value-type="float" office:value="101" calcext:value-type="float">
            <text:p>101</text:p>
          </table:table-cell>
          <table:table-cell table:style-name="ce13" office:value-type="string" calcext:value-type="string">
            <text:p>Aerobico frizzante Lun 17 Febbraio, 25</text:p>
          </table:table-cell>
          <table:table-cell table:style-name="ce13" table:formula="of:=IF([.B104]=[.B103];[.C103]+1;1)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1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0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3" table:formula="of:=&quot;(select t.id from &quot;&amp;[.F$2]&amp;&quot; t where t.&quot;&amp;[.F$3]&amp;&quot; = '&quot;&amp;[.F1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1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04]&amp;&quot;,&quot;&amp;[.C104]&amp;&quot;,&quot;&amp;IF(ISBLANK([.D104]);0;[.D104])&amp;&quot;,&quot;&amp;IF(ISBLANK([.E104]);0;[.E104])&amp;&quot;,&quot;&amp;[.I104]&amp;&quot;,&quot;&amp;[.J104]&amp;&quot;,&quot;&amp;[.K104]&amp;&quot;,&quot;&amp;[.L104]&amp;&quot;,&quot;&amp;[.M104]&amp;&quot;,&quot;&amp;[.N104]&amp;&quot;,&quot;&amp;[.S104]&amp;&quot;,&quot;&amp;[.T104]&amp;&quot;,&quot;&amp;[.U104]&amp;&quot;,&quot;&amp;[.V104]&amp;&quot;,&quot;&amp;[.W104]&amp;&quot;,&quot;&amp;[.X104]&amp;&quot;,&quot;&amp;[.Y104]&amp;&quot;,0,CURDATE(),CURDATE())&quot;&amp;IF(AND([.B104]&lt;&gt;INDIRECT(ADDRESS(ROW([.B104]) + 1;2));INDIRECT(ADDRESS(ROW([.A104]) + 1;1)) &gt; 0); &quot;;&quot;&amp;CHAR(13)&amp;CHAR(10)&amp;CHAR(13)&amp;CHAR(10)&amp;[.AA$3];IF(INDIRECT(ADDRESS(ROW([.A104]) + 1;1)) &gt; 0;&quot;,&quot;;&quot;;&quot;))" office:value-type="string" office:string-value="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05])-3" office:value-type="float" office:value="102" calcext:value-type="float">
            <text:p>102</text:p>
          </table:table-cell>
          <table:table-cell table:style-name="ce13" office:value-type="string" calcext:value-type="string">
            <text:p>Aerobico frizzante Lun 17 Febbraio, 25</text:p>
          </table:table-cell>
          <table:table-cell table:style-name="ce13" table:formula="of:=IF([.B105]=[.B104];[.C104]+1;1)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CGSLRA</text:p>
          </table:table-cell>
          <table:table-cell table:style-name="ce17" table:formula="of:=VLOOKUP([.F105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0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3" table:formula="of:=&quot;(select t.id from &quot;&amp;[.F$2]&amp;&quot; t where t.&quot;&amp;[.F$3]&amp;&quot; = '&quot;&amp;[.F10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13" table:formula="of:=&quot;(select t.id from &quot;&amp;[.H$2]&amp;&quot; t where t.&quot;&amp;[.H$3]&amp;&quot; = '&quot;&amp;[.H1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05]&amp;&quot;,&quot;&amp;[.C105]&amp;&quot;,&quot;&amp;IF(ISBLANK([.D105]);0;[.D105])&amp;&quot;,&quot;&amp;IF(ISBLANK([.E105]);0;[.E105])&amp;&quot;,&quot;&amp;[.I105]&amp;&quot;,&quot;&amp;[.J105]&amp;&quot;,&quot;&amp;[.K105]&amp;&quot;,&quot;&amp;[.L105]&amp;&quot;,&quot;&amp;[.M105]&amp;&quot;,&quot;&amp;[.N105]&amp;&quot;,&quot;&amp;[.S105]&amp;&quot;,&quot;&amp;[.T105]&amp;&quot;,&quot;&amp;[.U105]&amp;&quot;,&quot;&amp;[.V105]&amp;&quot;,&quot;&amp;[.W105]&amp;&quot;,&quot;&amp;[.X105]&amp;&quot;,&quot;&amp;[.Y105]&amp;&quot;,0,CURDATE(),CURDATE())&quot;&amp;IF(AND([.B105]&lt;&gt;INDIRECT(ADDRESS(ROW([.B105]) + 1;2));INDIRECT(ADDRESS(ROW([.A105]) + 1;1)) &gt; 0); &quot;;&quot;&amp;CHAR(13)&amp;CHAR(10)&amp;CHAR(13)&amp;CHAR(10)&amp;[.AA$3];IF(INDIRECT(ADDRESS(ROW([.A105]) + 1;1)) &gt; 0;&quot;,&quot;;&quot;;&quot;))" office:value-type="string" office:string-value="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3" table:formula="of:=ROW([.A106])-3" office:value-type="float" office:value="103" calcext:value-type="float">
            <text:p>103</text:p>
          </table:table-cell>
          <table:table-cell table:style-name="ce13" office:value-type="string" calcext:value-type="string">
            <text:p>Aerobico frizzante Lun 17 Febbraio, 25</text:p>
          </table:table-cell>
          <table:table-cell table:style-name="ce13" table:formula="of:=IF([.B106]=[.B105];[.C105]+1;1)" office:value-type="float" office:value="13" calcext:value-type="float">
            <text:p>1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1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D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0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13" table:formula="of:=&quot;(select t.id from &quot;&amp;[.F$2]&amp;&quot; t where t.&quot;&amp;[.F$3]&amp;&quot; = '&quot;&amp;[.F1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10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3" table:formula="of:=&quot;(select t.id from &quot;&amp;[.O$2]&amp;&quot; t where t.&quot;&amp;[.O$3]&amp;&quot; = '&quot;&amp;[.O1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06]&amp;&quot;,&quot;&amp;[.C106]&amp;&quot;,&quot;&amp;IF(ISBLANK([.D106]);0;[.D106])&amp;&quot;,&quot;&amp;IF(ISBLANK([.E106]);0;[.E106])&amp;&quot;,&quot;&amp;[.I106]&amp;&quot;,&quot;&amp;[.J106]&amp;&quot;,&quot;&amp;[.K106]&amp;&quot;,&quot;&amp;[.L106]&amp;&quot;,&quot;&amp;[.M106]&amp;&quot;,&quot;&amp;[.N106]&amp;&quot;,&quot;&amp;[.S106]&amp;&quot;,&quot;&amp;[.T106]&amp;&quot;,&quot;&amp;[.U106]&amp;&quot;,&quot;&amp;[.V106]&amp;&quot;,&quot;&amp;[.W106]&amp;&quot;,&quot;&amp;[.X106]&amp;&quot;,&quot;&amp;[.Y106]&amp;&quot;,0,CURDATE(),CURDATE())&quot;&amp;IF(AND([.B106]&lt;&gt;INDIRECT(ADDRESS(ROW([.B106]) + 1;2));INDIRECT(ADDRESS(ROW([.A106]) + 1;1)) &gt; 0); &quot;;&quot;&amp;CHAR(13)&amp;CHAR(10)&amp;CHAR(13)&amp;CHAR(10)&amp;[.AA$3];IF(INDIRECT(ADDRESS(ROW([.A106]) + 1;1)) &gt; 0;&quot;,&quot;;&quot;;&quot;))" office:value-type="string" office:string-value="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3" table:formula="of:=ROW([.A107])-3" office:value-type="float" office:value="104" calcext:value-type="float">
            <text:p>104</text:p>
          </table:table-cell>
          <table:table-cell table:style-name="ce13" office:value-type="string" calcext:value-type="string">
            <text:p>VO2Max con partenze Mar 18 Febbraio, 25</text:p>
          </table:table-cell>
          <table:table-cell table:style-name="ce13" table:formula="of:=IF([.B107]=[.B106];[.C106]+1;1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10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R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0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3" table:formula="of:=&quot;(select t.id from &quot;&amp;[.F$2]&amp;&quot; t where t.&quot;&amp;[.F$3]&amp;&quot; = '&quot;&amp;[.F10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10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3" table:formula="of:=&quot;(select t.id from &quot;&amp;[.O$2]&amp;&quot; t where t.&quot;&amp;[.O$3]&amp;&quot; = '&quot;&amp;[.O1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07]&amp;&quot;,&quot;&amp;[.C107]&amp;&quot;,&quot;&amp;IF(ISBLANK([.D107]);0;[.D107])&amp;&quot;,&quot;&amp;IF(ISBLANK([.E107]);0;[.E107])&amp;&quot;,&quot;&amp;[.I107]&amp;&quot;,&quot;&amp;[.J107]&amp;&quot;,&quot;&amp;[.K107]&amp;&quot;,&quot;&amp;[.L107]&amp;&quot;,&quot;&amp;[.M107]&amp;&quot;,&quot;&amp;[.N107]&amp;&quot;,&quot;&amp;[.S107]&amp;&quot;,&quot;&amp;[.T107]&amp;&quot;,&quot;&amp;[.U107]&amp;&quot;,&quot;&amp;[.V107]&amp;&quot;,&quot;&amp;[.W107]&amp;&quot;,&quot;&amp;[.X107]&amp;&quot;,&quot;&amp;[.Y107]&amp;&quot;,0,CURDATE(),CURDATE())&quot;&amp;IF(AND([.B107]&lt;&gt;INDIRECT(ADDRESS(ROW([.B107]) + 1;2));INDIRECT(ADDRESS(ROW([.A107]) + 1;1)) &gt; 0); &quot;;&quot;&amp;CHAR(13)&amp;CHAR(10)&amp;CHAR(13)&amp;CHAR(10)&amp;[.AA$3];IF(INDIRECT(ADDRESS(ROW([.A107]) + 1;1)) &gt; 0;&quot;,&quot;;&quot;;&quot;))" office:value-type="string" office:string-value="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08])-3" office:value-type="float" office:value="105" calcext:value-type="float">
            <text:p>105</text:p>
          </table:table-cell>
          <table:table-cell table:style-name="ce13" office:value-type="string" calcext:value-type="string">
            <text:p>VO2Max con partenze Mar 18 Febbraio, 25</text:p>
          </table:table-cell>
          <table:table-cell table:style-name="ce13" table:formula="of:=IF([.B108]=[.B107];[.C107]+1;1)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SLPG</text:p>
          </table:table-cell>
          <table:table-cell table:style-name="ce17" table:formula="of:=VLOOKUP([.F108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0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3" table:formula="of:=&quot;(select t.id from &quot;&amp;[.F$2]&amp;&quot; t where t.&quot;&amp;[.F$3]&amp;&quot; = '&quot;&amp;[.F108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13" table:formula="of:=&quot;(select t.id from &quot;&amp;[.H$2]&amp;&quot; t where t.&quot;&amp;[.H$3]&amp;&quot; = '&quot;&amp;[.H1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08]&amp;&quot;,&quot;&amp;[.C108]&amp;&quot;,&quot;&amp;IF(ISBLANK([.D108]);0;[.D108])&amp;&quot;,&quot;&amp;IF(ISBLANK([.E108]);0;[.E108])&amp;&quot;,&quot;&amp;[.I108]&amp;&quot;,&quot;&amp;[.J108]&amp;&quot;,&quot;&amp;[.K108]&amp;&quot;,&quot;&amp;[.L108]&amp;&quot;,&quot;&amp;[.M108]&amp;&quot;,&quot;&amp;[.N108]&amp;&quot;,&quot;&amp;[.S108]&amp;&quot;,&quot;&amp;[.T108]&amp;&quot;,&quot;&amp;[.U108]&amp;&quot;,&quot;&amp;[.V108]&amp;&quot;,&quot;&amp;[.W108]&amp;&quot;,&quot;&amp;[.X108]&amp;&quot;,&quot;&amp;[.Y108]&amp;&quot;,0,CURDATE(),CURDATE())&quot;&amp;IF(AND([.B108]&lt;&gt;INDIRECT(ADDRESS(ROW([.B108]) + 1;2));INDIRECT(ADDRESS(ROW([.A108]) + 1;1)) &gt; 0); &quot;;&quot;&amp;CHAR(13)&amp;CHAR(10)&amp;CHAR(13)&amp;CHAR(10)&amp;[.AA$3];IF(INDIRECT(ADDRESS(ROW([.A108]) + 1;1)) &gt; 0;&quot;,&quot;;&quot;;&quot;))" office:value-type="string" office:string-value="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09])-3" office:value-type="float" office:value="106" calcext:value-type="float">
            <text:p>106</text:p>
          </table:table-cell>
          <table:table-cell table:style-name="ce13" office:value-type="string" calcext:value-type="string">
            <text:p>VO2Max con partenze Mar 18 Febbraio, 25</text:p>
          </table:table-cell>
          <table:table-cell table:style-name="ce13" table:formula="of:=IF([.B109]=[.B108];[.C108]+1;1)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SLCP</text:p>
          </table:table-cell>
          <table:table-cell table:style-name="ce17" table:formula="of:=VLOOKUP([.F10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0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3" table:formula="of:=&quot;(select t.id from &quot;&amp;[.F$2]&amp;&quot; t where t.&quot;&amp;[.F$3]&amp;&quot; = '&quot;&amp;[.F10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13" table:formula="of:=&quot;(select t.id from &quot;&amp;[.H$2]&amp;&quot; t where t.&quot;&amp;[.H$3]&amp;&quot; = '&quot;&amp;[.H1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09]&amp;&quot;,&quot;&amp;[.C109]&amp;&quot;,&quot;&amp;IF(ISBLANK([.D109]);0;[.D109])&amp;&quot;,&quot;&amp;IF(ISBLANK([.E109]);0;[.E109])&amp;&quot;,&quot;&amp;[.I109]&amp;&quot;,&quot;&amp;[.J109]&amp;&quot;,&quot;&amp;[.K109]&amp;&quot;,&quot;&amp;[.L109]&amp;&quot;,&quot;&amp;[.M109]&amp;&quot;,&quot;&amp;[.N109]&amp;&quot;,&quot;&amp;[.S109]&amp;&quot;,&quot;&amp;[.T109]&amp;&quot;,&quot;&amp;[.U109]&amp;&quot;,&quot;&amp;[.V109]&amp;&quot;,&quot;&amp;[.W109]&amp;&quot;,&quot;&amp;[.X109]&amp;&quot;,&quot;&amp;[.Y109]&amp;&quot;,0,CURDATE(),CURDATE())&quot;&amp;IF(AND([.B109]&lt;&gt;INDIRECT(ADDRESS(ROW([.B109]) + 1;2));INDIRECT(ADDRESS(ROW([.A109]) + 1;1)) &gt; 0); &quot;;&quot;&amp;CHAR(13)&amp;CHAR(10)&amp;CHAR(13)&amp;CHAR(10)&amp;[.AA$3];IF(INDIRECT(ADDRESS(ROW([.A109]) + 1;1)) &gt; 0;&quot;,&quot;;&quot;;&quot;))" office:value-type="string" office:string-value="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10])-3" office:value-type="float" office:value="107" calcext:value-type="float">
            <text:p>107</text:p>
          </table:table-cell>
          <table:table-cell table:style-name="ce13" office:value-type="string" calcext:value-type="string">
            <text:p>VO2Max con partenze Mar 18 Febbraio, 25</text:p>
          </table:table-cell>
          <table:table-cell table:style-name="ce13" table:formula="of:=IF([.B110]=[.B109];[.C109]+1;1)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SLDA</text:p>
          </table:table-cell>
          <table:table-cell table:style-name="ce17" table:formula="of:=VLOOKUP([.F11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3" table:formula="of:=&quot;(select t.id from &quot;&amp;[.F$2]&amp;&quot; t where t.&quot;&amp;[.F$3]&amp;&quot; = '&quot;&amp;[.F11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13" table:formula="of:=&quot;(select t.id from &quot;&amp;[.H$2]&amp;&quot; t where t.&quot;&amp;[.H$3]&amp;&quot; = '&quot;&amp;[.H1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10]&amp;&quot;,&quot;&amp;[.C110]&amp;&quot;,&quot;&amp;IF(ISBLANK([.D110]);0;[.D110])&amp;&quot;,&quot;&amp;IF(ISBLANK([.E110]);0;[.E110])&amp;&quot;,&quot;&amp;[.I110]&amp;&quot;,&quot;&amp;[.J110]&amp;&quot;,&quot;&amp;[.K110]&amp;&quot;,&quot;&amp;[.L110]&amp;&quot;,&quot;&amp;[.M110]&amp;&quot;,&quot;&amp;[.N110]&amp;&quot;,&quot;&amp;[.S110]&amp;&quot;,&quot;&amp;[.T110]&amp;&quot;,&quot;&amp;[.U110]&amp;&quot;,&quot;&amp;[.V110]&amp;&quot;,&quot;&amp;[.W110]&amp;&quot;,&quot;&amp;[.X110]&amp;&quot;,&quot;&amp;[.Y110]&amp;&quot;,0,CURDATE(),CURDATE())&quot;&amp;IF(AND([.B110]&lt;&gt;INDIRECT(ADDRESS(ROW([.B110]) + 1;2));INDIRECT(ADDRESS(ROW([.A110]) + 1;1)) &gt; 0); &quot;;&quot;&amp;CHAR(13)&amp;CHAR(10)&amp;CHAR(13)&amp;CHAR(10)&amp;[.AA$3];IF(INDIRECT(ADDRESS(ROW([.A110]) + 1;1)) &gt; 0;&quot;,&quot;;&quot;;&quot;))" office:value-type="string" office:string-value="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11])-3" office:value-type="float" office:value="108" calcext:value-type="float">
            <text:p>108</text:p>
          </table:table-cell>
          <table:table-cell table:style-name="ce13" office:value-type="string" calcext:value-type="string">
            <text:p>VO2Max con partenze Mar 18 Febbraio, 25</text:p>
          </table:table-cell>
          <table:table-cell table:style-name="ce13" table:formula="of:=IF([.B111]=[.B110];[.C110]+1;1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FASB</text:p>
          </table:table-cell>
          <table:table-cell table:style-name="ce17" table:formula="of:=VLOOKUP([.F111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1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3" table:formula="of:=&quot;(select t.id from &quot;&amp;[.F$2]&amp;&quot; t where t.&quot;&amp;[.F$3]&amp;&quot; = '&quot;&amp;[.F111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13" table:formula="of:=&quot;(select t.id from &quot;&amp;[.H$2]&amp;&quot; t where t.&quot;&amp;[.H$3]&amp;&quot; = '&quot;&amp;[.H1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11]&amp;&quot;,&quot;&amp;[.C111]&amp;&quot;,&quot;&amp;IF(ISBLANK([.D111]);0;[.D111])&amp;&quot;,&quot;&amp;IF(ISBLANK([.E111]);0;[.E111])&amp;&quot;,&quot;&amp;[.I111]&amp;&quot;,&quot;&amp;[.J111]&amp;&quot;,&quot;&amp;[.K111]&amp;&quot;,&quot;&amp;[.L111]&amp;&quot;,&quot;&amp;[.M111]&amp;&quot;,&quot;&amp;[.N111]&amp;&quot;,&quot;&amp;[.S111]&amp;&quot;,&quot;&amp;[.T111]&amp;&quot;,&quot;&amp;[.U111]&amp;&quot;,&quot;&amp;[.V111]&amp;&quot;,&quot;&amp;[.W111]&amp;&quot;,&quot;&amp;[.X111]&amp;&quot;,&quot;&amp;[.Y111]&amp;&quot;,0,CURDATE(),CURDATE())&quot;&amp;IF(AND([.B111]&lt;&gt;INDIRECT(ADDRESS(ROW([.B111]) + 1;2));INDIRECT(ADDRESS(ROW([.A111]) + 1;1)) &gt; 0); &quot;;&quot;&amp;CHAR(13)&amp;CHAR(10)&amp;CHAR(13)&amp;CHAR(10)&amp;[.AA$3];IF(INDIRECT(ADDRESS(ROW([.A111]) + 1;1)) &gt; 0;&quot;,&quot;;&quot;;&quot;))" office:value-type="string" office:string-value="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12])-3" office:value-type="float" office:value="109" calcext:value-type="float">
            <text:p>109</text:p>
          </table:table-cell>
          <table:table-cell table:style-name="ce13" office:value-type="string" calcext:value-type="string">
            <text:p>VO2Max con partenze Mar 18 Febbraio, 25</text:p>
          </table:table-cell>
          <table:table-cell table:style-name="ce13" table:formula="of:=IF([.B112]=[.B111];[.C111]+1;1)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FACP</text:p>
          </table:table-cell>
          <table:table-cell table:style-name="ce17" table:formula="of:=VLOOKUP([.F11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1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3" table:formula="of:=&quot;(select t.id from &quot;&amp;[.F$2]&amp;&quot; t where t.&quot;&amp;[.F$3]&amp;&quot; = '&quot;&amp;[.F11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13" table:formula="of:=&quot;(select t.id from &quot;&amp;[.H$2]&amp;&quot; t where t.&quot;&amp;[.H$3]&amp;&quot; = '&quot;&amp;[.H1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12]&amp;&quot;,&quot;&amp;[.C112]&amp;&quot;,&quot;&amp;IF(ISBLANK([.D112]);0;[.D112])&amp;&quot;,&quot;&amp;IF(ISBLANK([.E112]);0;[.E112])&amp;&quot;,&quot;&amp;[.I112]&amp;&quot;,&quot;&amp;[.J112]&amp;&quot;,&quot;&amp;[.K112]&amp;&quot;,&quot;&amp;[.L112]&amp;&quot;,&quot;&amp;[.M112]&amp;&quot;,&quot;&amp;[.N112]&amp;&quot;,&quot;&amp;[.S112]&amp;&quot;,&quot;&amp;[.T112]&amp;&quot;,&quot;&amp;[.U112]&amp;&quot;,&quot;&amp;[.V112]&amp;&quot;,&quot;&amp;[.W112]&amp;&quot;,&quot;&amp;[.X112]&amp;&quot;,&quot;&amp;[.Y112]&amp;&quot;,0,CURDATE(),CURDATE())&quot;&amp;IF(AND([.B112]&lt;&gt;INDIRECT(ADDRESS(ROW([.B112]) + 1;2));INDIRECT(ADDRESS(ROW([.A112]) + 1;1)) &gt; 0); &quot;;&quot;&amp;CHAR(13)&amp;CHAR(10)&amp;CHAR(13)&amp;CHAR(10)&amp;[.AA$3];IF(INDIRECT(ADDRESS(ROW([.A112]) + 1;1)) &gt; 0;&quot;,&quot;;&quot;;&quot;))" office:value-type="string" office:string-value="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13])-3" office:value-type="float" office:value="110" calcext:value-type="float">
            <text:p>110</text:p>
          </table:table-cell>
          <table:table-cell table:style-name="ce13" office:value-type="string" calcext:value-type="string">
            <text:p>VO2Max con partenze Mar 18 Febbraio, 25</text:p>
          </table:table-cell>
          <table:table-cell table:style-name="ce13" table:formula="of:=IF([.B113]=[.B112];[.C112]+1;1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FADA</text:p>
          </table:table-cell>
          <table:table-cell table:style-name="ce17" table:formula="of:=VLOOKUP([.F11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1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3" table:formula="of:=&quot;(select t.id from &quot;&amp;[.F$2]&amp;&quot; t where t.&quot;&amp;[.F$3]&amp;&quot; = '&quot;&amp;[.F11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13" table:formula="of:=&quot;(select t.id from &quot;&amp;[.H$2]&amp;&quot; t where t.&quot;&amp;[.H$3]&amp;&quot; = '&quot;&amp;[.H1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13]&amp;&quot;,&quot;&amp;[.C113]&amp;&quot;,&quot;&amp;IF(ISBLANK([.D113]);0;[.D113])&amp;&quot;,&quot;&amp;IF(ISBLANK([.E113]);0;[.E113])&amp;&quot;,&quot;&amp;[.I113]&amp;&quot;,&quot;&amp;[.J113]&amp;&quot;,&quot;&amp;[.K113]&amp;&quot;,&quot;&amp;[.L113]&amp;&quot;,&quot;&amp;[.M113]&amp;&quot;,&quot;&amp;[.N113]&amp;&quot;,&quot;&amp;[.S113]&amp;&quot;,&quot;&amp;[.T113]&amp;&quot;,&quot;&amp;[.U113]&amp;&quot;,&quot;&amp;[.V113]&amp;&quot;,&quot;&amp;[.W113]&amp;&quot;,&quot;&amp;[.X113]&amp;&quot;,&quot;&amp;[.Y113]&amp;&quot;,0,CURDATE(),CURDATE())&quot;&amp;IF(AND([.B113]&lt;&gt;INDIRECT(ADDRESS(ROW([.B113]) + 1;2));INDIRECT(ADDRESS(ROW([.A113]) + 1;1)) &gt; 0); &quot;;&quot;&amp;CHAR(13)&amp;CHAR(10)&amp;CHAR(13)&amp;CHAR(10)&amp;[.AA$3];IF(INDIRECT(ADDRESS(ROW([.A113]) + 1;1)) &gt; 0;&quot;,&quot;;&quot;;&quot;))" office:value-type="string" office:string-value="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14])-3" office:value-type="float" office:value="111" calcext:value-type="float">
            <text:p>111</text:p>
          </table:table-cell>
          <table:table-cell table:style-name="ce13" office:value-type="string" calcext:value-type="string">
            <text:p>VO2Max con partenze Mar 18 Febbraio, 25</text:p>
          </table:table-cell>
          <table:table-cell table:style-name="ce13" table:formula="of:=IF([.B114]=[.B113];[.C113]+1;1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OSLFA</text:p>
          </table:table-cell>
          <table:table-cell table:style-name="ce17" table:formula="of:=VLOOKUP([.F114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1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3" table:formula="of:=&quot;(select t.id from &quot;&amp;[.F$2]&amp;&quot; t where t.&quot;&amp;[.F$3]&amp;&quot; = '&quot;&amp;[.F114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13" table:formula="of:=&quot;(select t.id from &quot;&amp;[.H$2]&amp;&quot; t where t.&quot;&amp;[.H$3]&amp;&quot; = '&quot;&amp;[.H11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13" table:formula="of:=&quot;(select t.id from &quot;&amp;[.O$2]&amp;&quot; t where t.&quot;&amp;[.O$3]&amp;&quot; = '&quot;&amp;[.O1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14]&amp;&quot;,&quot;&amp;[.C114]&amp;&quot;,&quot;&amp;IF(ISBLANK([.D114]);0;[.D114])&amp;&quot;,&quot;&amp;IF(ISBLANK([.E114]);0;[.E114])&amp;&quot;,&quot;&amp;[.I114]&amp;&quot;,&quot;&amp;[.J114]&amp;&quot;,&quot;&amp;[.K114]&amp;&quot;,&quot;&amp;[.L114]&amp;&quot;,&quot;&amp;[.M114]&amp;&quot;,&quot;&amp;[.N114]&amp;&quot;,&quot;&amp;[.S114]&amp;&quot;,&quot;&amp;[.T114]&amp;&quot;,&quot;&amp;[.U114]&amp;&quot;,&quot;&amp;[.V114]&amp;&quot;,&quot;&amp;[.W114]&amp;&quot;,&quot;&amp;[.X114]&amp;&quot;,&quot;&amp;[.Y114]&amp;&quot;,0,CURDATE(),CURDATE())&quot;&amp;IF(AND([.B114]&lt;&gt;INDIRECT(ADDRESS(ROW([.B114]) + 1;2));INDIRECT(ADDRESS(ROW([.A114]) + 1;1)) &gt; 0); &quot;;&quot;&amp;CHAR(13)&amp;CHAR(10)&amp;CHAR(13)&amp;CHAR(10)&amp;[.AA$3];IF(INDIRECT(ADDRESS(ROW([.A114]) + 1;1)) &gt; 0;&quot;,&quot;;&quot;;&quot;))" office:value-type="string" office:string-value="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15])-3" office:value-type="float" office:value="112" calcext:value-type="float">
            <text:p>112</text:p>
          </table:table-cell>
          <table:table-cell table:style-name="ce13" office:value-type="string" calcext:value-type="string">
            <text:p>VO2Max con partenze Mar 18 Febbraio, 25</text:p>
          </table:table-cell>
          <table:table-cell table:style-name="ce13" table:formula="of:=IF([.B115]=[.B114];[.C114]+1;1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1RAPF</text:p>
          </table:table-cell>
          <table:table-cell table:style-name="ce17" table:formula="of:=VLOOKUP([.F115];['file:///C:/Sites/goggles/db/seed_generators/training/Dati_Training.ods'#$exercises.$B$4:.$C$250];2;0)" office:value-type="string" office:string-value="SL piano/RA forte" calcext:value-type="string">
            <text:p>SL piano/RA forte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1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3" table:formula="of:=&quot;(select t.id from &quot;&amp;[.F$2]&amp;&quot; t where t.&quot;&amp;[.F$3]&amp;&quot; = '&quot;&amp;[.F115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style-name="ce13" table:formula="of:=&quot;(select t.id from &quot;&amp;[.H$2]&amp;&quot; t where t.&quot;&amp;[.H$3]&amp;&quot; = '&quot;&amp;[.H11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13" table:formula="of:=&quot;(select t.id from &quot;&amp;[.O$2]&amp;&quot; t where t.&quot;&amp;[.O$3]&amp;&quot; = '&quot;&amp;[.O1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15]&amp;&quot;,&quot;&amp;[.C115]&amp;&quot;,&quot;&amp;IF(ISBLANK([.D115]);0;[.D115])&amp;&quot;,&quot;&amp;IF(ISBLANK([.E115]);0;[.E115])&amp;&quot;,&quot;&amp;[.I115]&amp;&quot;,&quot;&amp;[.J115]&amp;&quot;,&quot;&amp;[.K115]&amp;&quot;,&quot;&amp;[.L115]&amp;&quot;,&quot;&amp;[.M115]&amp;&quot;,&quot;&amp;[.N115]&amp;&quot;,&quot;&amp;[.S115]&amp;&quot;,&quot;&amp;[.T115]&amp;&quot;,&quot;&amp;[.U115]&amp;&quot;,&quot;&amp;[.V115]&amp;&quot;,&quot;&amp;[.W115]&amp;&quot;,&quot;&amp;[.X115]&amp;&quot;,&quot;&amp;[.Y115]&amp;&quot;,0,CURDATE(),CURDATE())&quot;&amp;IF(AND([.B115]&lt;&gt;INDIRECT(ADDRESS(ROW([.B115]) + 1;2));INDIRECT(ADDRESS(ROW([.A115]) + 1;1)) &gt; 0); &quot;;&quot;&amp;CHAR(13)&amp;CHAR(10)&amp;CHAR(13)&amp;CHAR(10)&amp;[.AA$3];IF(INDIRECT(ADDRESS(ROW([.A115]) + 1;1)) &gt; 0;&quot;,&quot;;&quot;;&quot;))" office:value-type="string" office:string-value="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16])-3" office:value-type="float" office:value="113" calcext:value-type="float">
            <text:p>113</text:p>
          </table:table-cell>
          <table:table-cell table:style-name="ce13" office:value-type="string" calcext:value-type="string">
            <text:p>VO2Max con partenze Mar 18 Febbraio, 25</text:p>
          </table:table-cell>
          <table:table-cell table:style-name="ce13" table:formula="of:=IF([.B116]=[.B115];[.C115]+1;1)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11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A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1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3" table:formula="of:=&quot;(select t.id from &quot;&amp;[.F$2]&amp;&quot; t where t.&quot;&amp;[.F$3]&amp;&quot; = '&quot;&amp;[.F11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11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13" table:formula="of:=&quot;(select t.id from &quot;&amp;[.O$2]&amp;&quot; t where t.&quot;&amp;[.O$3]&amp;&quot; = '&quot;&amp;[.O1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16]&amp;&quot;,&quot;&amp;[.C116]&amp;&quot;,&quot;&amp;IF(ISBLANK([.D116]);0;[.D116])&amp;&quot;,&quot;&amp;IF(ISBLANK([.E116]);0;[.E116])&amp;&quot;,&quot;&amp;[.I116]&amp;&quot;,&quot;&amp;[.J116]&amp;&quot;,&quot;&amp;[.K116]&amp;&quot;,&quot;&amp;[.L116]&amp;&quot;,&quot;&amp;[.M116]&amp;&quot;,&quot;&amp;[.N116]&amp;&quot;,&quot;&amp;[.S116]&amp;&quot;,&quot;&amp;[.T116]&amp;&quot;,&quot;&amp;[.U116]&amp;&quot;,&quot;&amp;[.V116]&amp;&quot;,&quot;&amp;[.W116]&amp;&quot;,&quot;&amp;[.X116]&amp;&quot;,&quot;&amp;[.Y116]&amp;&quot;,0,CURDATE(),CURDATE())&quot;&amp;IF(AND([.B116]&lt;&gt;INDIRECT(ADDRESS(ROW([.B116]) + 1;2));INDIRECT(ADDRESS(ROW([.A116]) + 1;1)) &gt; 0); &quot;;&quot;&amp;CHAR(13)&amp;CHAR(10)&amp;CHAR(13)&amp;CHAR(10)&amp;[.AA$3];IF(INDIRECT(ADDRESS(ROW([.A116]) + 1;1)) &gt; 0;&quot;,&quot;;&quot;;&quot;))" office:value-type="string" office:string-value="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17])-3" office:value-type="float" office:value="114" calcext:value-type="float">
            <text:p>114</text:p>
          </table:table-cell>
          <table:table-cell table:style-name="ce13" office:value-type="string" calcext:value-type="string">
            <text:p>VO2Max con partenze Mar 18 Febbraio, 25</text:p>
          </table:table-cell>
          <table:table-cell table:style-name="ce13" table:formula="of:=IF([.B117]=[.B116];[.C116]+1;1)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1SLCT</text:p>
          </table:table-cell>
          <table:table-cell table:style-name="ce17" table:formula="of:=VLOOKUP([.F117];['file:///C:/Sites/goggles/db/seed_generators/training/Dati_Training.ods'#$exercises.$B$4:.$C$250];2;0)" office:value-type="string" office:string-value="SL forte con partenza" calcext:value-type="string">
            <text:p>SL forte con par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1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3" table:formula="of:=&quot;(select t.id from &quot;&amp;[.F$2]&amp;&quot; t where t.&quot;&amp;[.F$3]&amp;&quot; = '&quot;&amp;[.F11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style-name="ce13" table:formula="of:=&quot;(select t.id from &quot;&amp;[.H$2]&amp;&quot; t where t.&quot;&amp;[.H$3]&amp;&quot; = '&quot;&amp;[.H1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17]&amp;&quot;,&quot;&amp;[.C117]&amp;&quot;,&quot;&amp;IF(ISBLANK([.D117]);0;[.D117])&amp;&quot;,&quot;&amp;IF(ISBLANK([.E117]);0;[.E117])&amp;&quot;,&quot;&amp;[.I117]&amp;&quot;,&quot;&amp;[.J117]&amp;&quot;,&quot;&amp;[.K117]&amp;&quot;,&quot;&amp;[.L117]&amp;&quot;,&quot;&amp;[.M117]&amp;&quot;,&quot;&amp;[.N117]&amp;&quot;,&quot;&amp;[.S117]&amp;&quot;,&quot;&amp;[.T117]&amp;&quot;,&quot;&amp;[.U117]&amp;&quot;,&quot;&amp;[.V117]&amp;&quot;,&quot;&amp;[.W117]&amp;&quot;,&quot;&amp;[.X117]&amp;&quot;,&quot;&amp;[.Y117]&amp;&quot;,0,CURDATE(),CURDATE())&quot;&amp;IF(AND([.B117]&lt;&gt;INDIRECT(ADDRESS(ROW([.B117]) + 1;2));INDIRECT(ADDRESS(ROW([.A117]) + 1;1)) &gt; 0); &quot;;&quot;&amp;CHAR(13)&amp;CHAR(10)&amp;CHAR(13)&amp;CHAR(10)&amp;[.AA$3];IF(INDIRECT(ADDRESS(ROW([.A117]) + 1;1)) &gt; 0;&quot;,&quot;;&quot;;&quot;))" office:value-type="string" office:string-value="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18])-3" office:value-type="float" office:value="115" calcext:value-type="float">
            <text:p>115</text:p>
          </table:table-cell>
          <table:table-cell table:style-name="ce13" office:value-type="string" calcext:value-type="string">
            <text:p>VO2Max con partenze Mar 18 Febbraio, 25</text:p>
          </table:table-cell>
          <table:table-cell table:style-name="ce13" table:formula="of:=IF([.B118]=[.B117];[.C117]+1;1)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B2SLCM</text:p>
          </table:table-cell>
          <table:table-cell table:style-name="ce17" table:formula="of:=VLOOKUP([.F118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1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3" table:formula="of:=&quot;(select t.id from &quot;&amp;[.F$2]&amp;&quot; t where t.&quot;&amp;[.F$3]&amp;&quot; = '&quot;&amp;[.F118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13" table:formula="of:=&quot;(select t.id from &quot;&amp;[.H$2]&amp;&quot; t where t.&quot;&amp;[.H$3]&amp;&quot; = '&quot;&amp;[.H1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18]&amp;&quot;,&quot;&amp;[.C118]&amp;&quot;,&quot;&amp;IF(ISBLANK([.D118]);0;[.D118])&amp;&quot;,&quot;&amp;IF(ISBLANK([.E118]);0;[.E118])&amp;&quot;,&quot;&amp;[.I118]&amp;&quot;,&quot;&amp;[.J118]&amp;&quot;,&quot;&amp;[.K118]&amp;&quot;,&quot;&amp;[.L118]&amp;&quot;,&quot;&amp;[.M118]&amp;&quot;,&quot;&amp;[.N118]&amp;&quot;,&quot;&amp;[.S118]&amp;&quot;,&quot;&amp;[.T118]&amp;&quot;,&quot;&amp;[.U118]&amp;&quot;,&quot;&amp;[.V118]&amp;&quot;,&quot;&amp;[.W118]&amp;&quot;,&quot;&amp;[.X118]&amp;&quot;,&quot;&amp;[.Y118]&amp;&quot;,0,CURDATE(),CURDATE())&quot;&amp;IF(AND([.B118]&lt;&gt;INDIRECT(ADDRESS(ROW([.B118]) + 1;2));INDIRECT(ADDRESS(ROW([.A118]) + 1;1)) &gt; 0); &quot;;&quot;&amp;CHAR(13)&amp;CHAR(10)&amp;CHAR(13)&amp;CHAR(10)&amp;[.AA$3];IF(INDIRECT(ADDRESS(ROW([.A118]) + 1;1)) &gt; 0;&quot;,&quot;;&quot;;&quot;))" office:value-type="string" office:string-value="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19])-3" office:value-type="float" office:value="116" calcext:value-type="float">
            <text:p>116</text:p>
          </table:table-cell>
          <table:table-cell table:style-name="ce13" office:value-type="string" calcext:value-type="string">
            <text:p>VO2Max con partenze Mar 18 Febbraio, 25</text:p>
          </table:table-cell>
          <table:table-cell table:style-name="ce13" table:formula="of:=IF([.B119]=[.B118];[.C118]+1;1)" office:value-type="float" office:value="13" calcext:value-type="float">
            <text:p>1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11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1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3" table:formula="of:=&quot;(select t.id from &quot;&amp;[.F$2]&amp;&quot; t where t.&quot;&amp;[.F$3]&amp;&quot; = '&quot;&amp;[.F11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1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19]&amp;&quot;,&quot;&amp;[.C119]&amp;&quot;,&quot;&amp;IF(ISBLANK([.D119]);0;[.D119])&amp;&quot;,&quot;&amp;IF(ISBLANK([.E119]);0;[.E119])&amp;&quot;,&quot;&amp;[.I119]&amp;&quot;,&quot;&amp;[.J119]&amp;&quot;,&quot;&amp;[.K119]&amp;&quot;,&quot;&amp;[.L119]&amp;&quot;,&quot;&amp;[.M119]&amp;&quot;,&quot;&amp;[.N119]&amp;&quot;,&quot;&amp;[.S119]&amp;&quot;,&quot;&amp;[.T119]&amp;&quot;,&quot;&amp;[.U119]&amp;&quot;,&quot;&amp;[.V119]&amp;&quot;,&quot;&amp;[.W119]&amp;&quot;,&quot;&amp;[.X119]&amp;&quot;,&quot;&amp;[.Y119]&amp;&quot;,0,CURDATE(),CURDATE())&quot;&amp;IF(AND([.B119]&lt;&gt;INDIRECT(ADDRESS(ROW([.B119]) + 1;2));INDIRECT(ADDRESS(ROW([.A119]) + 1;1)) &gt; 0); &quot;;&quot;&amp;CHAR(13)&amp;CHAR(10)&amp;CHAR(13)&amp;CHAR(10)&amp;[.AA$3];IF(INDIRECT(ADDRESS(ROW([.A119]) + 1;1)) &gt; 0;&quot;,&quot;;&quot;;&quot;))" office:value-type="string" office:string-value="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20])-3" office:value-type="float" office:value="117" calcext:value-type="float">
            <text:p>117</text:p>
          </table:table-cell>
          <table:table-cell table:style-name="ce13" office:value-type="string" calcext:value-type="string">
            <text:p>VO2Max con partenze Mar 18 Febbraio, 25</text:p>
          </table:table-cell>
          <table:table-cell table:style-name="ce13" table:formula="of:=IF([.B120]=[.B119];[.C119]+1;1)" office:value-type="float" office:value="14" calcext:value-type="float">
            <text:p>1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12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A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2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3" table:formula="of:=&quot;(select t.id from &quot;&amp;[.F$2]&amp;&quot; t where t.&quot;&amp;[.F$3]&amp;&quot; = '&quot;&amp;[.F12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120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13" table:formula="of:=&quot;(select t.id from &quot;&amp;[.O$2]&amp;&quot; t where t.&quot;&amp;[.O$3]&amp;&quot; = '&quot;&amp;[.O1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20]&amp;&quot;,&quot;&amp;[.C120]&amp;&quot;,&quot;&amp;IF(ISBLANK([.D120]);0;[.D120])&amp;&quot;,&quot;&amp;IF(ISBLANK([.E120]);0;[.E120])&amp;&quot;,&quot;&amp;[.I120]&amp;&quot;,&quot;&amp;[.J120]&amp;&quot;,&quot;&amp;[.K120]&amp;&quot;,&quot;&amp;[.L120]&amp;&quot;,&quot;&amp;[.M120]&amp;&quot;,&quot;&amp;[.N120]&amp;&quot;,&quot;&amp;[.S120]&amp;&quot;,&quot;&amp;[.T120]&amp;&quot;,&quot;&amp;[.U120]&amp;&quot;,&quot;&amp;[.V120]&amp;&quot;,&quot;&amp;[.W120]&amp;&quot;,&quot;&amp;[.X120]&amp;&quot;,&quot;&amp;[.Y120]&amp;&quot;,0,CURDATE(),CURDATE())&quot;&amp;IF(AND([.B120]&lt;&gt;INDIRECT(ADDRESS(ROW([.B120]) + 1;2));INDIRECT(ADDRESS(ROW([.A120]) + 1;1)) &gt; 0); &quot;;&quot;&amp;CHAR(13)&amp;CHAR(10)&amp;CHAR(13)&amp;CHAR(10)&amp;[.AA$3];IF(INDIRECT(ADDRESS(ROW([.A120]) + 1;1)) &gt; 0;&quot;,&quot;;&quot;;&quot;))" office:value-type="string" office:string-value="(117,14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7,14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21])-3" office:value-type="float" office:value="118" calcext:value-type="float">
            <text:p>118</text:p>
          </table:table-cell>
          <table:table-cell table:style-name="ce13" office:value-type="string" calcext:value-type="string">
            <text:p>VO2Max con partenze Mar 18 Febbraio, 25</text:p>
          </table:table-cell>
          <table:table-cell table:style-name="ce13" table:formula="of:=IF([.B121]=[.B120];[.C120]+1;1)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B2SLCM</text:p>
          </table:table-cell>
          <table:table-cell table:style-name="ce17" table:formula="of:=VLOOKUP([.F12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2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3" table:formula="of:=&quot;(select t.id from &quot;&amp;[.F$2]&amp;&quot; t where t.&quot;&amp;[.F$3]&amp;&quot; = '&quot;&amp;[.F12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13" table:formula="of:=&quot;(select t.id from &quot;&amp;[.H$2]&amp;&quot; t where t.&quot;&amp;[.H$3]&amp;&quot; = '&quot;&amp;[.H1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21]&amp;&quot;,&quot;&amp;[.C121]&amp;&quot;,&quot;&amp;IF(ISBLANK([.D121]);0;[.D121])&amp;&quot;,&quot;&amp;IF(ISBLANK([.E121]);0;[.E121])&amp;&quot;,&quot;&amp;[.I121]&amp;&quot;,&quot;&amp;[.J121]&amp;&quot;,&quot;&amp;[.K121]&amp;&quot;,&quot;&amp;[.L121]&amp;&quot;,&quot;&amp;[.M121]&amp;&quot;,&quot;&amp;[.N121]&amp;&quot;,&quot;&amp;[.S121]&amp;&quot;,&quot;&amp;[.T121]&amp;&quot;,&quot;&amp;[.U121]&amp;&quot;,&quot;&amp;[.V121]&amp;&quot;,&quot;&amp;[.W121]&amp;&quot;,&quot;&amp;[.X121]&amp;&quot;,&quot;&amp;[.Y121]&amp;&quot;,0,CURDATE(),CURDATE())&quot;&amp;IF(AND([.B121]&lt;&gt;INDIRECT(ADDRESS(ROW([.B121]) + 1;2));INDIRECT(ADDRESS(ROW([.A121]) + 1;1)) &gt; 0); &quot;;&quot;&amp;CHAR(13)&amp;CHAR(10)&amp;CHAR(13)&amp;CHAR(10)&amp;[.AA$3];IF(INDIRECT(ADDRESS(ROW([.A121]) + 1;1)) &gt; 0;&quot;,&quot;;&quot;;&quot;))" office:value-type="string" office:string-value="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22])-3" office:value-type="float" office:value="119" calcext:value-type="float">
            <text:p>119</text:p>
          </table:table-cell>
          <table:table-cell table:style-name="ce13" office:value-type="string" calcext:value-type="string">
            <text:p>VO2Max con partenze Mar 18 Febbraio, 25</text:p>
          </table:table-cell>
          <table:table-cell table:style-name="ce13" table:formula="of:=IF([.B122]=[.B121];[.C121]+1;1)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1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2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3" table:formula="of:=&quot;(select t.id from &quot;&amp;[.F$2]&amp;&quot; t where t.&quot;&amp;[.F$3]&amp;&quot; = '&quot;&amp;[.F1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1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22]&amp;&quot;,&quot;&amp;[.C122]&amp;&quot;,&quot;&amp;IF(ISBLANK([.D122]);0;[.D122])&amp;&quot;,&quot;&amp;IF(ISBLANK([.E122]);0;[.E122])&amp;&quot;,&quot;&amp;[.I122]&amp;&quot;,&quot;&amp;[.J122]&amp;&quot;,&quot;&amp;[.K122]&amp;&quot;,&quot;&amp;[.L122]&amp;&quot;,&quot;&amp;[.M122]&amp;&quot;,&quot;&amp;[.N122]&amp;&quot;,&quot;&amp;[.S122]&amp;&quot;,&quot;&amp;[.T122]&amp;&quot;,&quot;&amp;[.U122]&amp;&quot;,&quot;&amp;[.V122]&amp;&quot;,&quot;&amp;[.W122]&amp;&quot;,&quot;&amp;[.X122]&amp;&quot;,&quot;&amp;[.Y122]&amp;&quot;,0,CURDATE(),CURDATE())&quot;&amp;IF(AND([.B122]&lt;&gt;INDIRECT(ADDRESS(ROW([.B122]) + 1;2));INDIRECT(ADDRESS(ROW([.A122]) + 1;1)) &gt; 0); &quot;;&quot;&amp;CHAR(13)&amp;CHAR(10)&amp;CHAR(13)&amp;CHAR(10)&amp;[.AA$3];IF(INDIRECT(ADDRESS(ROW([.A122]) + 1;1)) &gt; 0;&quot;,&quot;;&quot;;&quot;))" office:value-type="string" office:string-value="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23])-3" office:value-type="float" office:value="120" calcext:value-type="float">
            <text:p>120</text:p>
          </table:table-cell>
          <table:table-cell table:style-name="ce13" office:value-type="string" calcext:value-type="string">
            <text:p>VO2Max con partenze Mar 18 Febbraio, 25</text:p>
          </table:table-cell>
          <table:table-cell table:style-name="ce13" table:formula="of:=IF([.B123]=[.B122];[.C122]+1;1)" office:value-type="float" office:value="17" calcext:value-type="float">
            <text:p>1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12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A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2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3" table:formula="of:=&quot;(select t.id from &quot;&amp;[.F$2]&amp;&quot; t where t.&quot;&amp;[.F$3]&amp;&quot; = '&quot;&amp;[.F12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123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13" table:formula="of:=&quot;(select t.id from &quot;&amp;[.O$2]&amp;&quot; t where t.&quot;&amp;[.O$3]&amp;&quot; = '&quot;&amp;[.O1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23]&amp;&quot;,&quot;&amp;[.C123]&amp;&quot;,&quot;&amp;IF(ISBLANK([.D123]);0;[.D123])&amp;&quot;,&quot;&amp;IF(ISBLANK([.E123]);0;[.E123])&amp;&quot;,&quot;&amp;[.I123]&amp;&quot;,&quot;&amp;[.J123]&amp;&quot;,&quot;&amp;[.K123]&amp;&quot;,&quot;&amp;[.L123]&amp;&quot;,&quot;&amp;[.M123]&amp;&quot;,&quot;&amp;[.N123]&amp;&quot;,&quot;&amp;[.S123]&amp;&quot;,&quot;&amp;[.T123]&amp;&quot;,&quot;&amp;[.U123]&amp;&quot;,&quot;&amp;[.V123]&amp;&quot;,&quot;&amp;[.W123]&amp;&quot;,&quot;&amp;[.X123]&amp;&quot;,&quot;&amp;[.Y123]&amp;&quot;,0,CURDATE(),CURDATE())&quot;&amp;IF(AND([.B123]&lt;&gt;INDIRECT(ADDRESS(ROW([.B123]) + 1;2));INDIRECT(ADDRESS(ROW([.A123]) + 1;1)) &gt; 0); &quot;;&quot;&amp;CHAR(13)&amp;CHAR(10)&amp;CHAR(13)&amp;CHAR(10)&amp;[.AA$3];IF(INDIRECT(ADDRESS(ROW([.A123]) + 1;1)) &gt; 0;&quot;,&quot;;&quot;;&quot;))" office:value-type="string" office:string-value="(120,17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0,17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24])-3" office:value-type="float" office:value="121" calcext:value-type="float">
            <text:p>121</text:p>
          </table:table-cell>
          <table:table-cell table:style-name="ce13" office:value-type="string" calcext:value-type="string">
            <text:p>VO2Max con partenze Mar 18 Febbraio, 25</text:p>
          </table:table-cell>
          <table:table-cell table:style-name="ce13" table:formula="of:=IF([.B124]=[.B123];[.C123]+1;1)" office:value-type="float" office:value="18" calcext:value-type="float">
            <text:p>1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B2GAFA</text:p>
          </table:table-cell>
          <table:table-cell table:style-name="ce17" table:formula="of:=VLOOKUP([.F124];['file:///C:/Sites/goggles/db/seed_generators/training/Dati_Training.ods'#$exercises.$B$4:.$C$250];2;0)" office:value-type="string" office:string-value="Gambe FA VO2Max" calcext:value-type="string">
            <text:p>Gambe FA VO2Max</text:p>
          </table:table-cell>
          <table:table-cell table:style-name="ce13" office:value-type="string" calcext:value-type="string">
            <text:p>C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C</text:p>
          </table:table-cell>
          <table:table-cell table:style-name="ce13" table:number-columns-repeated="2"/>
          <table:table-cell table:style-name="ce13" table:formula="of:=&quot;(select t.id from &quot;&amp;[.B$2]&amp;&quot; t where t.&quot;&amp;[.B$3]&amp;&quot; = '&quot;&amp;[.B12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3" table:formula="of:=&quot;(select t.id from &quot;&amp;[.F$2]&amp;&quot; t where t.&quot;&amp;[.F$3]&amp;&quot; = '&quot;&amp;[.F124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style-name="ce13" table:formula="of:=&quot;(select t.id from &quot;&amp;[.H$2]&amp;&quot; t where t.&quot;&amp;[.H$3]&amp;&quot; = '&quot;&amp;[.H1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24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13" table:formula="of:=&quot;(select t.id from &quot;&amp;[.Q$2]&amp;&quot; t where t.&quot;&amp;[.Q$3]&amp;&quot; = '&quot;&amp;[.Q1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24]&amp;&quot;,&quot;&amp;[.C124]&amp;&quot;,&quot;&amp;IF(ISBLANK([.D124]);0;[.D124])&amp;&quot;,&quot;&amp;IF(ISBLANK([.E124]);0;[.E124])&amp;&quot;,&quot;&amp;[.I124]&amp;&quot;,&quot;&amp;[.J124]&amp;&quot;,&quot;&amp;[.K124]&amp;&quot;,&quot;&amp;[.L124]&amp;&quot;,&quot;&amp;[.M124]&amp;&quot;,&quot;&amp;[.N124]&amp;&quot;,&quot;&amp;[.S124]&amp;&quot;,&quot;&amp;[.T124]&amp;&quot;,&quot;&amp;[.U124]&amp;&quot;,&quot;&amp;[.V124]&amp;&quot;,&quot;&amp;[.W124]&amp;&quot;,&quot;&amp;[.X124]&amp;&quot;,&quot;&amp;[.Y124]&amp;&quot;,0,CURDATE(),CURDATE())&quot;&amp;IF(AND([.B124]&lt;&gt;INDIRECT(ADDRESS(ROW([.B124]) + 1;2));INDIRECT(ADDRESS(ROW([.A124]) + 1;1)) &gt; 0); &quot;;&quot;&amp;CHAR(13)&amp;CHAR(10)&amp;CHAR(13)&amp;CHAR(10)&amp;[.AA$3];IF(INDIRECT(ADDRESS(ROW([.A124]) + 1;1)) &gt; 0;&quot;,&quot;;&quot;;&quot;))" office:value-type="string" office:string-value="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25])-3" office:value-type="float" office:value="122" calcext:value-type="float">
            <text:p>122</text:p>
          </table:table-cell>
          <table:table-cell table:style-name="ce13" office:value-type="string" calcext:value-type="string">
            <text:p>VO2Max con partenze Mar 18 Febbraio, 25</text:p>
          </table:table-cell>
          <table:table-cell table:style-name="ce13" table:formula="of:=IF([.B125]=[.B124];[.C124]+1;1)" office:value-type="float" office:value="19" calcext:value-type="float">
            <text:p>1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1SLCM</text:p>
          </table:table-cell>
          <table:table-cell table:style-name="ce17" table:formula="of:=VLOOKUP([.F125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13" office:value-type="string" calcext:value-type="string">
            <text:p>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2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3" table:formula="of:=&quot;(select t.id from &quot;&amp;[.F$2]&amp;&quot; t where t.&quot;&amp;[.F$3]&amp;&quot; = '&quot;&amp;[.F12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13" table:formula="of:=&quot;(select t.id from &quot;&amp;[.H$2]&amp;&quot; t where t.&quot;&amp;[.H$3]&amp;&quot; = '&quot;&amp;[.H12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3" table:formula="of:=&quot;(select t.id from &quot;&amp;[.O$2]&amp;&quot; t where t.&quot;&amp;[.O$3]&amp;&quot; = '&quot;&amp;[.O1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25]&amp;&quot;,&quot;&amp;[.C125]&amp;&quot;,&quot;&amp;IF(ISBLANK([.D125]);0;[.D125])&amp;&quot;,&quot;&amp;IF(ISBLANK([.E125]);0;[.E125])&amp;&quot;,&quot;&amp;[.I125]&amp;&quot;,&quot;&amp;[.J125]&amp;&quot;,&quot;&amp;[.K125]&amp;&quot;,&quot;&amp;[.L125]&amp;&quot;,&quot;&amp;[.M125]&amp;&quot;,&quot;&amp;[.N125]&amp;&quot;,&quot;&amp;[.S125]&amp;&quot;,&quot;&amp;[.T125]&amp;&quot;,&quot;&amp;[.U125]&amp;&quot;,&quot;&amp;[.V125]&amp;&quot;,&quot;&amp;[.W125]&amp;&quot;,&quot;&amp;[.X125]&amp;&quot;,&quot;&amp;[.Y125]&amp;&quot;,0,CURDATE(),CURDATE())&quot;&amp;IF(AND([.B125]&lt;&gt;INDIRECT(ADDRESS(ROW([.B125]) + 1;2));INDIRECT(ADDRESS(ROW([.A125]) + 1;1)) &gt; 0); &quot;;&quot;&amp;CHAR(13)&amp;CHAR(10)&amp;CHAR(13)&amp;CHAR(10)&amp;[.AA$3];IF(INDIRECT(ADDRESS(ROW([.A125]) + 1;1)) &gt; 0;&quot;,&quot;;&quot;;&quot;))" office:value-type="string" office:string-value="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3" table:formula="of:=ROW([.A126])-3" office:value-type="float" office:value="123" calcext:value-type="float">
            <text:p>123</text:p>
          </table:table-cell>
          <table:table-cell table:style-name="ce13" office:value-type="string" calcext:value-type="string">
            <text:p>VO2Max con partenze Mar 18 Febbraio, 25</text:p>
          </table:table-cell>
          <table:table-cell table:style-name="ce13" table:formula="of:=IF([.B126]=[.B125];[.C125]+1;1)" office:value-type="float" office:value="20" calcext:value-type="float">
            <text:p>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1DOCM</text:p>
          </table:table-cell>
          <table:table-cell table:style-name="ce17" table:formula="of:=VLOOKUP([.F126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13" office:value-type="string" calcext:value-type="string">
            <text:p>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2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13" table:formula="of:=&quot;(select t.id from &quot;&amp;[.F$2]&amp;&quot; t where t.&quot;&amp;[.F$3]&amp;&quot; = '&quot;&amp;[.F12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13" table:formula="of:=&quot;(select t.id from &quot;&amp;[.H$2]&amp;&quot; t where t.&quot;&amp;[.H$3]&amp;&quot; = '&quot;&amp;[.H12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3" table:formula="of:=&quot;(select t.id from &quot;&amp;[.O$2]&amp;&quot; t where t.&quot;&amp;[.O$3]&amp;&quot; = '&quot;&amp;[.O1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26]&amp;&quot;,&quot;&amp;[.C126]&amp;&quot;,&quot;&amp;IF(ISBLANK([.D126]);0;[.D126])&amp;&quot;,&quot;&amp;IF(ISBLANK([.E126]);0;[.E126])&amp;&quot;,&quot;&amp;[.I126]&amp;&quot;,&quot;&amp;[.J126]&amp;&quot;,&quot;&amp;[.K126]&amp;&quot;,&quot;&amp;[.L126]&amp;&quot;,&quot;&amp;[.M126]&amp;&quot;,&quot;&amp;[.N126]&amp;&quot;,&quot;&amp;[.S126]&amp;&quot;,&quot;&amp;[.T126]&amp;&quot;,&quot;&amp;[.U126]&amp;&quot;,&quot;&amp;[.V126]&amp;&quot;,&quot;&amp;[.W126]&amp;&quot;,&quot;&amp;[.X126]&amp;&quot;,&quot;&amp;[.Y126]&amp;&quot;,0,CURDATE(),CURDATE())&quot;&amp;IF(AND([.B126]&lt;&gt;INDIRECT(ADDRESS(ROW([.B126]) + 1;2));INDIRECT(ADDRESS(ROW([.A126]) + 1;1)) &gt; 0); &quot;;&quot;&amp;CHAR(13)&amp;CHAR(10)&amp;CHAR(13)&amp;CHAR(10)&amp;[.AA$3];IF(INDIRECT(ADDRESS(ROW([.A126]) + 1;1)) &gt; 0;&quot;,&quot;;&quot;;&quot;))" office:value-type="string" office:string-value="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3" table:formula="of:=ROW([.A127])-3" office:value-type="float" office:value="124" calcext:value-type="float">
            <text:p>124</text:p>
          </table:table-cell>
          <table:table-cell table:style-name="ce13" office:value-type="string" calcext:value-type="string">
            <text:p>Ripresa.1 aerobico molte gambe</text:p>
          </table:table-cell>
          <table:table-cell table:style-name="ce13" table:formula="of:=IF([.B127]=[.B126];[.C126]+1;1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12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R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2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3" table:formula="of:=&quot;(select t.id from &quot;&amp;[.F$2]&amp;&quot; t where t.&quot;&amp;[.F$3]&amp;&quot; = '&quot;&amp;[.F12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12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3" table:formula="of:=&quot;(select t.id from &quot;&amp;[.O$2]&amp;&quot; t where t.&quot;&amp;[.O$3]&amp;&quot; = '&quot;&amp;[.O1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27]&amp;&quot;,&quot;&amp;[.C127]&amp;&quot;,&quot;&amp;IF(ISBLANK([.D127]);0;[.D127])&amp;&quot;,&quot;&amp;IF(ISBLANK([.E127]);0;[.E127])&amp;&quot;,&quot;&amp;[.I127]&amp;&quot;,&quot;&amp;[.J127]&amp;&quot;,&quot;&amp;[.K127]&amp;&quot;,&quot;&amp;[.L127]&amp;&quot;,&quot;&amp;[.M127]&amp;&quot;,&quot;&amp;[.N127]&amp;&quot;,&quot;&amp;[.S127]&amp;&quot;,&quot;&amp;[.T127]&amp;&quot;,&quot;&amp;[.U127]&amp;&quot;,&quot;&amp;[.V127]&amp;&quot;,&quot;&amp;[.W127]&amp;&quot;,&quot;&amp;[.X127]&amp;&quot;,&quot;&amp;[.Y127]&amp;&quot;,0,CURDATE(),CURDATE())&quot;&amp;IF(AND([.B127]&lt;&gt;INDIRECT(ADDRESS(ROW([.B127]) + 1;2));INDIRECT(ADDRESS(ROW([.A127]) + 1;1)) &gt; 0); &quot;;&quot;&amp;CHAR(13)&amp;CHAR(10)&amp;CHAR(13)&amp;CHAR(10)&amp;[.AA$3];IF(INDIRECT(ADDRESS(ROW([.A127]) + 1;1)) &gt; 0;&quot;,&quot;;&quot;;&quot;))" office:value-type="string" office:string-value="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28])-3" office:value-type="float" office:value="125" calcext:value-type="float">
            <text:p>125</text:p>
          </table:table-cell>
          <table:table-cell table:style-name="ce13" office:value-type="string" calcext:value-type="string">
            <text:p>Ripresa.1 aerobico molte gambe</text:p>
          </table:table-cell>
          <table:table-cell table:style-name="ce13" table:formula="of:=IF([.B128]=[.B127];[.C127]+1;1)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SLAA</text:p>
          </table:table-cell>
          <table:table-cell table:style-name="ce17" table:formula="of:=VLOOKUP([.F128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2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3" table:formula="of:=&quot;(select t.id from &quot;&amp;[.F$2]&amp;&quot; t where t.&quot;&amp;[.F$3]&amp;&quot; = '&quot;&amp;[.F128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13" table:formula="of:=&quot;(select t.id from &quot;&amp;[.H$2]&amp;&quot; t where t.&quot;&amp;[.H$3]&amp;&quot; = '&quot;&amp;[.H1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28]&amp;&quot;,&quot;&amp;[.C128]&amp;&quot;,&quot;&amp;IF(ISBLANK([.D128]);0;[.D128])&amp;&quot;,&quot;&amp;IF(ISBLANK([.E128]);0;[.E128])&amp;&quot;,&quot;&amp;[.I128]&amp;&quot;,&quot;&amp;[.J128]&amp;&quot;,&quot;&amp;[.K128]&amp;&quot;,&quot;&amp;[.L128]&amp;&quot;,&quot;&amp;[.M128]&amp;&quot;,&quot;&amp;[.N128]&amp;&quot;,&quot;&amp;[.S128]&amp;&quot;,&quot;&amp;[.T128]&amp;&quot;,&quot;&amp;[.U128]&amp;&quot;,&quot;&amp;[.V128]&amp;&quot;,&quot;&amp;[.W128]&amp;&quot;,&quot;&amp;[.X128]&amp;&quot;,&quot;&amp;[.Y128]&amp;&quot;,0,CURDATE(),CURDATE())&quot;&amp;IF(AND([.B128]&lt;&gt;INDIRECT(ADDRESS(ROW([.B128]) + 1;2));INDIRECT(ADDRESS(ROW([.A128]) + 1;1)) &gt; 0); &quot;;&quot;&amp;CHAR(13)&amp;CHAR(10)&amp;CHAR(13)&amp;CHAR(10)&amp;[.AA$3];IF(INDIRECT(ADDRESS(ROW([.A128]) + 1;1)) &gt; 0;&quot;,&quot;;&quot;;&quot;))" office:value-type="string" office:string-value="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29])-3" office:value-type="float" office:value="126" calcext:value-type="float">
            <text:p>126</text:p>
          </table:table-cell>
          <table:table-cell table:style-name="ce13" office:value-type="string" calcext:value-type="string">
            <text:p>Ripresa.1 aerobico molte gambe</text:p>
          </table:table-cell>
          <table:table-cell table:style-name="ce13" table:formula="of:=IF([.B129]=[.B128];[.C128]+1;1)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SLCP</text:p>
          </table:table-cell>
          <table:table-cell table:style-name="ce17" table:formula="of:=VLOOKUP([.F12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2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3" table:formula="of:=&quot;(select t.id from &quot;&amp;[.F$2]&amp;&quot; t where t.&quot;&amp;[.F$3]&amp;&quot; = '&quot;&amp;[.F12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13" table:formula="of:=&quot;(select t.id from &quot;&amp;[.H$2]&amp;&quot; t where t.&quot;&amp;[.H$3]&amp;&quot; = '&quot;&amp;[.H1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29]&amp;&quot;,&quot;&amp;[.C129]&amp;&quot;,&quot;&amp;IF(ISBLANK([.D129]);0;[.D129])&amp;&quot;,&quot;&amp;IF(ISBLANK([.E129]);0;[.E129])&amp;&quot;,&quot;&amp;[.I129]&amp;&quot;,&quot;&amp;[.J129]&amp;&quot;,&quot;&amp;[.K129]&amp;&quot;,&quot;&amp;[.L129]&amp;&quot;,&quot;&amp;[.M129]&amp;&quot;,&quot;&amp;[.N129]&amp;&quot;,&quot;&amp;[.S129]&amp;&quot;,&quot;&amp;[.T129]&amp;&quot;,&quot;&amp;[.U129]&amp;&quot;,&quot;&amp;[.V129]&amp;&quot;,&quot;&amp;[.W129]&amp;&quot;,&quot;&amp;[.X129]&amp;&quot;,&quot;&amp;[.Y129]&amp;&quot;,0,CURDATE(),CURDATE())&quot;&amp;IF(AND([.B129]&lt;&gt;INDIRECT(ADDRESS(ROW([.B129]) + 1;2));INDIRECT(ADDRESS(ROW([.A129]) + 1;1)) &gt; 0); &quot;;&quot;&amp;CHAR(13)&amp;CHAR(10)&amp;CHAR(13)&amp;CHAR(10)&amp;[.AA$3];IF(INDIRECT(ADDRESS(ROW([.A129]) + 1;1)) &gt; 0;&quot;,&quot;;&quot;;&quot;))" office:value-type="string" office:string-value="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30])-3" office:value-type="float" office:value="127" calcext:value-type="float">
            <text:p>127</text:p>
          </table:table-cell>
          <table:table-cell table:style-name="ce13" office:value-type="string" calcext:value-type="string">
            <text:p>Ripresa.1 aerobico molte gambe</text:p>
          </table:table-cell>
          <table:table-cell table:style-name="ce13" table:formula="of:=IF([.B130]=[.B129];[.C129]+1;1)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SLDA</text:p>
          </table:table-cell>
          <table:table-cell table:style-name="ce17" table:formula="of:=VLOOKUP([.F13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3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3" table:formula="of:=&quot;(select t.id from &quot;&amp;[.F$2]&amp;&quot; t where t.&quot;&amp;[.F$3]&amp;&quot; = '&quot;&amp;[.F13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13" table:formula="of:=&quot;(select t.id from &quot;&amp;[.H$2]&amp;&quot; t where t.&quot;&amp;[.H$3]&amp;&quot; = '&quot;&amp;[.H1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30]&amp;&quot;,&quot;&amp;[.C130]&amp;&quot;,&quot;&amp;IF(ISBLANK([.D130]);0;[.D130])&amp;&quot;,&quot;&amp;IF(ISBLANK([.E130]);0;[.E130])&amp;&quot;,&quot;&amp;[.I130]&amp;&quot;,&quot;&amp;[.J130]&amp;&quot;,&quot;&amp;[.K130]&amp;&quot;,&quot;&amp;[.L130]&amp;&quot;,&quot;&amp;[.M130]&amp;&quot;,&quot;&amp;[.N130]&amp;&quot;,&quot;&amp;[.S130]&amp;&quot;,&quot;&amp;[.T130]&amp;&quot;,&quot;&amp;[.U130]&amp;&quot;,&quot;&amp;[.V130]&amp;&quot;,&quot;&amp;[.W130]&amp;&quot;,&quot;&amp;[.X130]&amp;&quot;,&quot;&amp;[.Y130]&amp;&quot;,0,CURDATE(),CURDATE())&quot;&amp;IF(AND([.B130]&lt;&gt;INDIRECT(ADDRESS(ROW([.B130]) + 1;2));INDIRECT(ADDRESS(ROW([.A130]) + 1;1)) &gt; 0); &quot;;&quot;&amp;CHAR(13)&amp;CHAR(10)&amp;CHAR(13)&amp;CHAR(10)&amp;[.AA$3];IF(INDIRECT(ADDRESS(ROW([.A130]) + 1;1)) &gt; 0;&quot;,&quot;;&quot;;&quot;))" office:value-type="string" office:string-value="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31])-3" office:value-type="float" office:value="128" calcext:value-type="float">
            <text:p>128</text:p>
          </table:table-cell>
          <table:table-cell table:style-name="ce13" office:value-type="string" calcext:value-type="string">
            <text:p>Ripresa.1 aerobico molte gambe</text:p>
          </table:table-cell>
          <table:table-cell table:style-name="ce13" table:formula="of:=IF([.B131]=[.B130];[.C130]+1;1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FABS</text:p>
          </table:table-cell>
          <table:table-cell table:style-name="ce17" table:formula="of:=VLOOKUP([.F131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3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3" table:formula="of:=&quot;(select t.id from &quot;&amp;[.F$2]&amp;&quot; t where t.&quot;&amp;[.F$3]&amp;&quot; = '&quot;&amp;[.F131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13" table:formula="of:=&quot;(select t.id from &quot;&amp;[.H$2]&amp;&quot; t where t.&quot;&amp;[.H$3]&amp;&quot; = '&quot;&amp;[.H1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31]&amp;&quot;,&quot;&amp;[.C131]&amp;&quot;,&quot;&amp;IF(ISBLANK([.D131]);0;[.D131])&amp;&quot;,&quot;&amp;IF(ISBLANK([.E131]);0;[.E131])&amp;&quot;,&quot;&amp;[.I131]&amp;&quot;,&quot;&amp;[.J131]&amp;&quot;,&quot;&amp;[.K131]&amp;&quot;,&quot;&amp;[.L131]&amp;&quot;,&quot;&amp;[.M131]&amp;&quot;,&quot;&amp;[.N131]&amp;&quot;,&quot;&amp;[.S131]&amp;&quot;,&quot;&amp;[.T131]&amp;&quot;,&quot;&amp;[.U131]&amp;&quot;,&quot;&amp;[.V131]&amp;&quot;,&quot;&amp;[.W131]&amp;&quot;,&quot;&amp;[.X131]&amp;&quot;,&quot;&amp;[.Y131]&amp;&quot;,0,CURDATE(),CURDATE())&quot;&amp;IF(AND([.B131]&lt;&gt;INDIRECT(ADDRESS(ROW([.B131]) + 1;2));INDIRECT(ADDRESS(ROW([.A131]) + 1;1)) &gt; 0); &quot;;&quot;&amp;CHAR(13)&amp;CHAR(10)&amp;CHAR(13)&amp;CHAR(10)&amp;[.AA$3];IF(INDIRECT(ADDRESS(ROW([.A131]) + 1;1)) &gt; 0;&quot;,&quot;;&quot;;&quot;))" office:value-type="string" office:string-value="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32])-3" office:value-type="float" office:value="129" calcext:value-type="float">
            <text:p>129</text:p>
          </table:table-cell>
          <table:table-cell table:style-name="ce13" office:value-type="string" calcext:value-type="string">
            <text:p>Ripresa.1 aerobico molte gambe</text:p>
          </table:table-cell>
          <table:table-cell table:style-name="ce13" table:formula="of:=IF([.B132]=[.B131];[.C131]+1;1)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FACP</text:p>
          </table:table-cell>
          <table:table-cell table:style-name="ce17" table:formula="of:=VLOOKUP([.F13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3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3" table:formula="of:=&quot;(select t.id from &quot;&amp;[.F$2]&amp;&quot; t where t.&quot;&amp;[.F$3]&amp;&quot; = '&quot;&amp;[.F13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13" table:formula="of:=&quot;(select t.id from &quot;&amp;[.H$2]&amp;&quot; t where t.&quot;&amp;[.H$3]&amp;&quot; = '&quot;&amp;[.H1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32]&amp;&quot;,&quot;&amp;[.C132]&amp;&quot;,&quot;&amp;IF(ISBLANK([.D132]);0;[.D132])&amp;&quot;,&quot;&amp;IF(ISBLANK([.E132]);0;[.E132])&amp;&quot;,&quot;&amp;[.I132]&amp;&quot;,&quot;&amp;[.J132]&amp;&quot;,&quot;&amp;[.K132]&amp;&quot;,&quot;&amp;[.L132]&amp;&quot;,&quot;&amp;[.M132]&amp;&quot;,&quot;&amp;[.N132]&amp;&quot;,&quot;&amp;[.S132]&amp;&quot;,&quot;&amp;[.T132]&amp;&quot;,&quot;&amp;[.U132]&amp;&quot;,&quot;&amp;[.V132]&amp;&quot;,&quot;&amp;[.W132]&amp;&quot;,&quot;&amp;[.X132]&amp;&quot;,&quot;&amp;[.Y132]&amp;&quot;,0,CURDATE(),CURDATE())&quot;&amp;IF(AND([.B132]&lt;&gt;INDIRECT(ADDRESS(ROW([.B132]) + 1;2));INDIRECT(ADDRESS(ROW([.A132]) + 1;1)) &gt; 0); &quot;;&quot;&amp;CHAR(13)&amp;CHAR(10)&amp;CHAR(13)&amp;CHAR(10)&amp;[.AA$3];IF(INDIRECT(ADDRESS(ROW([.A132]) + 1;1)) &gt; 0;&quot;,&quot;;&quot;;&quot;))" office:value-type="string" office:string-value="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33])-3" office:value-type="float" office:value="130" calcext:value-type="float">
            <text:p>130</text:p>
          </table:table-cell>
          <table:table-cell table:style-name="ce13" office:value-type="string" calcext:value-type="string">
            <text:p>Ripresa.1 aerobico molte gambe</text:p>
          </table:table-cell>
          <table:table-cell table:style-name="ce13" table:formula="of:=IF([.B133]=[.B132];[.C132]+1;1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FADA</text:p>
          </table:table-cell>
          <table:table-cell table:style-name="ce17" table:formula="of:=VLOOKUP([.F13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3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3" table:formula="of:=&quot;(select t.id from &quot;&amp;[.F$2]&amp;&quot; t where t.&quot;&amp;[.F$3]&amp;&quot; = '&quot;&amp;[.F13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13" table:formula="of:=&quot;(select t.id from &quot;&amp;[.H$2]&amp;&quot; t where t.&quot;&amp;[.H$3]&amp;&quot; = '&quot;&amp;[.H1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33]&amp;&quot;,&quot;&amp;[.C133]&amp;&quot;,&quot;&amp;IF(ISBLANK([.D133]);0;[.D133])&amp;&quot;,&quot;&amp;IF(ISBLANK([.E133]);0;[.E133])&amp;&quot;,&quot;&amp;[.I133]&amp;&quot;,&quot;&amp;[.J133]&amp;&quot;,&quot;&amp;[.K133]&amp;&quot;,&quot;&amp;[.L133]&amp;&quot;,&quot;&amp;[.M133]&amp;&quot;,&quot;&amp;[.N133]&amp;&quot;,&quot;&amp;[.S133]&amp;&quot;,&quot;&amp;[.T133]&amp;&quot;,&quot;&amp;[.U133]&amp;&quot;,&quot;&amp;[.V133]&amp;&quot;,&quot;&amp;[.W133]&amp;&quot;,&quot;&amp;[.X133]&amp;&quot;,&quot;&amp;[.Y133]&amp;&quot;,0,CURDATE(),CURDATE())&quot;&amp;IF(AND([.B133]&lt;&gt;INDIRECT(ADDRESS(ROW([.B133]) + 1;2));INDIRECT(ADDRESS(ROW([.A133]) + 1;1)) &gt; 0); &quot;;&quot;&amp;CHAR(13)&amp;CHAR(10)&amp;CHAR(13)&amp;CHAR(10)&amp;[.AA$3];IF(INDIRECT(ADDRESS(ROW([.A133]) + 1;1)) &gt; 0;&quot;,&quot;;&quot;;&quot;))" office:value-type="string" office:string-value="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34])-3" office:value-type="float" office:value="131" calcext:value-type="float">
            <text:p>131</text:p>
          </table:table-cell>
          <table:table-cell table:style-name="ce13" office:value-type="string" calcext:value-type="string">
            <text:p>Ripresa.1 aerobico molte gambe</text:p>
          </table:table-cell>
          <table:table-cell table:style-name="ce13" table:formula="of:=IF([.B134]=[.B133];[.C133]+1;1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13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3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3" table:formula="of:=&quot;(select t.id from &quot;&amp;[.F$2]&amp;&quot; t where t.&quot;&amp;[.F$3]&amp;&quot; = '&quot;&amp;[.F13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1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34]&amp;&quot;,&quot;&amp;[.C134]&amp;&quot;,&quot;&amp;IF(ISBLANK([.D134]);0;[.D134])&amp;&quot;,&quot;&amp;IF(ISBLANK([.E134]);0;[.E134])&amp;&quot;,&quot;&amp;[.I134]&amp;&quot;,&quot;&amp;[.J134]&amp;&quot;,&quot;&amp;[.K134]&amp;&quot;,&quot;&amp;[.L134]&amp;&quot;,&quot;&amp;[.M134]&amp;&quot;,&quot;&amp;[.N134]&amp;&quot;,&quot;&amp;[.S134]&amp;&quot;,&quot;&amp;[.T134]&amp;&quot;,&quot;&amp;[.U134]&amp;&quot;,&quot;&amp;[.V134]&amp;&quot;,&quot;&amp;[.W134]&amp;&quot;,&quot;&amp;[.X134]&amp;&quot;,&quot;&amp;[.Y134]&amp;&quot;,0,CURDATE(),CURDATE())&quot;&amp;IF(AND([.B134]&lt;&gt;INDIRECT(ADDRESS(ROW([.B134]) + 1;2));INDIRECT(ADDRESS(ROW([.A134]) + 1;1)) &gt; 0); &quot;;&quot;&amp;CHAR(13)&amp;CHAR(10)&amp;CHAR(13)&amp;CHAR(10)&amp;[.AA$3];IF(INDIRECT(ADDRESS(ROW([.A134]) + 1;1)) &gt; 0;&quot;,&quot;;&quot;;&quot;))" office:value-type="string" office:string-value="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35])-3" office:value-type="float" office:value="132" calcext:value-type="float">
            <text:p>132</text:p>
          </table:table-cell>
          <table:table-cell table:style-name="ce13" office:value-type="string" calcext:value-type="string">
            <text:p>Ripresa.1 aerobico molte gambe</text:p>
          </table:table-cell>
          <table:table-cell table:style-name="ce13" table:formula="of:=IF([.B135]=[.B134];[.C134]+1;1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A2DOCM</text:p>
          </table:table-cell>
          <table:table-cell table:style-name="ce17" table:formula="of:=VLOOKUP([.F13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3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3" table:formula="of:=&quot;(select t.id from &quot;&amp;[.F$2]&amp;&quot; t where t.&quot;&amp;[.F$3]&amp;&quot; = '&quot;&amp;[.F13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13" table:formula="of:=&quot;(select t.id from &quot;&amp;[.H$2]&amp;&quot; t where t.&quot;&amp;[.H$3]&amp;&quot; = '&quot;&amp;[.H1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35]&amp;&quot;,&quot;&amp;[.C135]&amp;&quot;,&quot;&amp;IF(ISBLANK([.D135]);0;[.D135])&amp;&quot;,&quot;&amp;IF(ISBLANK([.E135]);0;[.E135])&amp;&quot;,&quot;&amp;[.I135]&amp;&quot;,&quot;&amp;[.J135]&amp;&quot;,&quot;&amp;[.K135]&amp;&quot;,&quot;&amp;[.L135]&amp;&quot;,&quot;&amp;[.M135]&amp;&quot;,&quot;&amp;[.N135]&amp;&quot;,&quot;&amp;[.S135]&amp;&quot;,&quot;&amp;[.T135]&amp;&quot;,&quot;&amp;[.U135]&amp;&quot;,&quot;&amp;[.V135]&amp;&quot;,&quot;&amp;[.W135]&amp;&quot;,&quot;&amp;[.X135]&amp;&quot;,&quot;&amp;[.Y135]&amp;&quot;,0,CURDATE(),CURDATE())&quot;&amp;IF(AND([.B135]&lt;&gt;INDIRECT(ADDRESS(ROW([.B135]) + 1;2));INDIRECT(ADDRESS(ROW([.A135]) + 1;1)) &gt; 0); &quot;;&quot;&amp;CHAR(13)&amp;CHAR(10)&amp;CHAR(13)&amp;CHAR(10)&amp;[.AA$3];IF(INDIRECT(ADDRESS(ROW([.A135]) + 1;1)) &gt; 0;&quot;,&quot;;&quot;;&quot;))" office:value-type="string" office:string-value="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36])-3" office:value-type="float" office:value="133" calcext:value-type="float">
            <text:p>133</text:p>
          </table:table-cell>
          <table:table-cell table:style-name="ce13" office:value-type="string" calcext:value-type="string">
            <text:p>Ripresa.1 aerobico molte gambe</text:p>
          </table:table-cell>
          <table:table-cell table:style-name="ce13" table:formula="of:=IF([.B136]=[.B135];[.C135]+1;1)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A2MICM</text:p>
          </table:table-cell>
          <table:table-cell table:style-name="ce17" table:formula="of:=VLOOKUP([.F13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3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3" table:formula="of:=&quot;(select t.id from &quot;&amp;[.F$2]&amp;&quot; t where t.&quot;&amp;[.F$3]&amp;&quot; = '&quot;&amp;[.F13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13" table:formula="of:=&quot;(select t.id from &quot;&amp;[.H$2]&amp;&quot; t where t.&quot;&amp;[.H$3]&amp;&quot; = '&quot;&amp;[.H1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36]&amp;&quot;,&quot;&amp;[.C136]&amp;&quot;,&quot;&amp;IF(ISBLANK([.D136]);0;[.D136])&amp;&quot;,&quot;&amp;IF(ISBLANK([.E136]);0;[.E136])&amp;&quot;,&quot;&amp;[.I136]&amp;&quot;,&quot;&amp;[.J136]&amp;&quot;,&quot;&amp;[.K136]&amp;&quot;,&quot;&amp;[.L136]&amp;&quot;,&quot;&amp;[.M136]&amp;&quot;,&quot;&amp;[.N136]&amp;&quot;,&quot;&amp;[.S136]&amp;&quot;,&quot;&amp;[.T136]&amp;&quot;,&quot;&amp;[.U136]&amp;&quot;,&quot;&amp;[.V136]&amp;&quot;,&quot;&amp;[.W136]&amp;&quot;,&quot;&amp;[.X136]&amp;&quot;,&quot;&amp;[.Y136]&amp;&quot;,0,CURDATE(),CURDATE())&quot;&amp;IF(AND([.B136]&lt;&gt;INDIRECT(ADDRESS(ROW([.B136]) + 1;2));INDIRECT(ADDRESS(ROW([.A136]) + 1;1)) &gt; 0); &quot;;&quot;&amp;CHAR(13)&amp;CHAR(10)&amp;CHAR(13)&amp;CHAR(10)&amp;[.AA$3];IF(INDIRECT(ADDRESS(ROW([.A136]) + 1;1)) &gt; 0;&quot;,&quot;;&quot;;&quot;))" office:value-type="string" office:string-value="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37])-3" office:value-type="float" office:value="134" calcext:value-type="float">
            <text:p>134</text:p>
          </table:table-cell>
          <table:table-cell table:style-name="ce13" office:value-type="string" calcext:value-type="string">
            <text:p>Ripresa.1 aerobico molte gambe</text:p>
          </table:table-cell>
          <table:table-cell table:style-name="ce13" table:formula="of:=IF([.B137]=[.B136];[.C136]+1;1)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A2DOCM</text:p>
          </table:table-cell>
          <table:table-cell table:style-name="ce17" table:formula="of:=VLOOKUP([.F13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3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3" table:formula="of:=&quot;(select t.id from &quot;&amp;[.F$2]&amp;&quot; t where t.&quot;&amp;[.F$3]&amp;&quot; = '&quot;&amp;[.F13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13" table:formula="of:=&quot;(select t.id from &quot;&amp;[.H$2]&amp;&quot; t where t.&quot;&amp;[.H$3]&amp;&quot; = '&quot;&amp;[.H1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37]&amp;&quot;,&quot;&amp;[.C137]&amp;&quot;,&quot;&amp;IF(ISBLANK([.D137]);0;[.D137])&amp;&quot;,&quot;&amp;IF(ISBLANK([.E137]);0;[.E137])&amp;&quot;,&quot;&amp;[.I137]&amp;&quot;,&quot;&amp;[.J137]&amp;&quot;,&quot;&amp;[.K137]&amp;&quot;,&quot;&amp;[.L137]&amp;&quot;,&quot;&amp;[.M137]&amp;&quot;,&quot;&amp;[.N137]&amp;&quot;,&quot;&amp;[.S137]&amp;&quot;,&quot;&amp;[.T137]&amp;&quot;,&quot;&amp;[.U137]&amp;&quot;,&quot;&amp;[.V137]&amp;&quot;,&quot;&amp;[.W137]&amp;&quot;,&quot;&amp;[.X137]&amp;&quot;,&quot;&amp;[.Y137]&amp;&quot;,0,CURDATE(),CURDATE())&quot;&amp;IF(AND([.B137]&lt;&gt;INDIRECT(ADDRESS(ROW([.B137]) + 1;2));INDIRECT(ADDRESS(ROW([.A137]) + 1;1)) &gt; 0); &quot;;&quot;&amp;CHAR(13)&amp;CHAR(10)&amp;CHAR(13)&amp;CHAR(10)&amp;[.AA$3];IF(INDIRECT(ADDRESS(ROW([.A137]) + 1;1)) &gt; 0;&quot;,&quot;;&quot;;&quot;))" office:value-type="string" office:string-value="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38])-3" office:value-type="float" office:value="135" calcext:value-type="float">
            <text:p>135</text:p>
          </table:table-cell>
          <table:table-cell table:style-name="ce13" office:value-type="string" calcext:value-type="string">
            <text:p>Ripresa.1 aerobico molte gambe</text:p>
          </table:table-cell>
          <table:table-cell table:style-name="ce13" table:formula="of:=IF([.B138]=[.B137];[.C137]+1;1)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1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3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3" table:formula="of:=&quot;(select t.id from &quot;&amp;[.F$2]&amp;&quot; t where t.&quot;&amp;[.F$3]&amp;&quot; = '&quot;&amp;[.F1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1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38]&amp;&quot;,&quot;&amp;[.C138]&amp;&quot;,&quot;&amp;IF(ISBLANK([.D138]);0;[.D138])&amp;&quot;,&quot;&amp;IF(ISBLANK([.E138]);0;[.E138])&amp;&quot;,&quot;&amp;[.I138]&amp;&quot;,&quot;&amp;[.J138]&amp;&quot;,&quot;&amp;[.K138]&amp;&quot;,&quot;&amp;[.L138]&amp;&quot;,&quot;&amp;[.M138]&amp;&quot;,&quot;&amp;[.N138]&amp;&quot;,&quot;&amp;[.S138]&amp;&quot;,&quot;&amp;[.T138]&amp;&quot;,&quot;&amp;[.U138]&amp;&quot;,&quot;&amp;[.V138]&amp;&quot;,&quot;&amp;[.W138]&amp;&quot;,&quot;&amp;[.X138]&amp;&quot;,&quot;&amp;[.Y138]&amp;&quot;,0,CURDATE(),CURDATE())&quot;&amp;IF(AND([.B138]&lt;&gt;INDIRECT(ADDRESS(ROW([.B138]) + 1;2));INDIRECT(ADDRESS(ROW([.A138]) + 1;1)) &gt; 0); &quot;;&quot;&amp;CHAR(13)&amp;CHAR(10)&amp;CHAR(13)&amp;CHAR(10)&amp;[.AA$3];IF(INDIRECT(ADDRESS(ROW([.A138]) + 1;1)) &gt; 0;&quot;,&quot;;&quot;;&quot;))" office:value-type="string" office:string-value="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39])-3" office:value-type="float" office:value="136" calcext:value-type="float">
            <text:p>136</text:p>
          </table:table-cell>
          <table:table-cell table:style-name="ce13" office:value-type="string" calcext:value-type="string">
            <text:p>Ripresa.1 aerobico molte gambe</text:p>
          </table:table-cell>
          <table:table-cell table:style-name="ce13" table:formula="of:=IF([.B139]=[.B138];[.C138]+1;1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3SFPR</text:p>
          </table:table-cell>
          <table:table-cell table:style-name="ce17" table:formula="of:=VLOOKUP([.F139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75" calcext:value-type="float">
            <text:p>7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13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3" table:formula="of:=&quot;(select t.id from &quot;&amp;[.F$2]&amp;&quot; t where t.&quot;&amp;[.F$3]&amp;&quot; = '&quot;&amp;[.F139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13" table:formula="of:=&quot;(select t.id from &quot;&amp;[.H$2]&amp;&quot; t where t.&quot;&amp;[.H$3]&amp;&quot; = '&quot;&amp;[.H1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1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39]&amp;&quot;,&quot;&amp;[.C139]&amp;&quot;,&quot;&amp;IF(ISBLANK([.D139]);0;[.D139])&amp;&quot;,&quot;&amp;IF(ISBLANK([.E139]);0;[.E139])&amp;&quot;,&quot;&amp;[.I139]&amp;&quot;,&quot;&amp;[.J139]&amp;&quot;,&quot;&amp;[.K139]&amp;&quot;,&quot;&amp;[.L139]&amp;&quot;,&quot;&amp;[.M139]&amp;&quot;,&quot;&amp;[.N139]&amp;&quot;,&quot;&amp;[.S139]&amp;&quot;,&quot;&amp;[.T139]&amp;&quot;,&quot;&amp;[.U139]&amp;&quot;,&quot;&amp;[.V139]&amp;&quot;,&quot;&amp;[.W139]&amp;&quot;,&quot;&amp;[.X139]&amp;&quot;,&quot;&amp;[.Y139]&amp;&quot;,0,CURDATE(),CURDATE())&quot;&amp;IF(AND([.B139]&lt;&gt;INDIRECT(ADDRESS(ROW([.B139]) + 1;2));INDIRECT(ADDRESS(ROW([.A139]) + 1;1)) &gt; 0); &quot;;&quot;&amp;CHAR(13)&amp;CHAR(10)&amp;CHAR(13)&amp;CHAR(10)&amp;[.AA$3];IF(INDIRECT(ADDRESS(ROW([.A139]) + 1;1)) &gt; 0;&quot;,&quot;;&quot;;&quot;))" office:value-type="string" office:string-value="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40])-3" office:value-type="float" office:value="137" calcext:value-type="float">
            <text:p>137</text:p>
          </table:table-cell>
          <table:table-cell table:style-name="ce13" office:value-type="string" calcext:value-type="string">
            <text:p>Ripresa.1 aerobico molte gambe</text:p>
          </table:table-cell>
          <table:table-cell table:style-name="ce13" table:formula="of:=IF([.B140]=[.B139];[.C139]+1;1)" office:value-type="float" office:value="14" calcext:value-type="float">
            <text:p>1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string" calcext:value-type="string">
            <text:p>A2GASL</text:p>
          </table:table-cell>
          <table:table-cell table:style-name="ce17" table:formula="of:=VLOOKUP([.F14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14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3" table:formula="of:=&quot;(select t.id from &quot;&amp;[.F$2]&amp;&quot; t where t.&quot;&amp;[.F$3]&amp;&quot; = '&quot;&amp;[.F14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3" table:formula="of:=&quot;(select t.id from &quot;&amp;[.H$2]&amp;&quot; t where t.&quot;&amp;[.H$3]&amp;&quot; = '&quot;&amp;[.H1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4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1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40]&amp;&quot;,&quot;&amp;[.C140]&amp;&quot;,&quot;&amp;IF(ISBLANK([.D140]);0;[.D140])&amp;&quot;,&quot;&amp;IF(ISBLANK([.E140]);0;[.E140])&amp;&quot;,&quot;&amp;[.I140]&amp;&quot;,&quot;&amp;[.J140]&amp;&quot;,&quot;&amp;[.K140]&amp;&quot;,&quot;&amp;[.L140]&amp;&quot;,&quot;&amp;[.M140]&amp;&quot;,&quot;&amp;[.N140]&amp;&quot;,&quot;&amp;[.S140]&amp;&quot;,&quot;&amp;[.T140]&amp;&quot;,&quot;&amp;[.U140]&amp;&quot;,&quot;&amp;[.V140]&amp;&quot;,&quot;&amp;[.W140]&amp;&quot;,&quot;&amp;[.X140]&amp;&quot;,&quot;&amp;[.Y140]&amp;&quot;,0,CURDATE(),CURDATE())&quot;&amp;IF(AND([.B140]&lt;&gt;INDIRECT(ADDRESS(ROW([.B140]) + 1;2));INDIRECT(ADDRESS(ROW([.A140]) + 1;1)) &gt; 0); &quot;;&quot;&amp;CHAR(13)&amp;CHAR(10)&amp;CHAR(13)&amp;CHAR(10)&amp;[.AA$3];IF(INDIRECT(ADDRESS(ROW([.A140]) + 1;1)) &gt; 0;&quot;,&quot;;&quot;;&quot;))" office:value-type="string" office:string-value="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41])-3" office:value-type="float" office:value="138" calcext:value-type="float">
            <text:p>138</text:p>
          </table:table-cell>
          <table:table-cell table:style-name="ce13" office:value-type="string" calcext:value-type="string">
            <text:p>Ripresa.1 aerobico molte gambe</text:p>
          </table:table-cell>
          <table:table-cell table:style-name="ce13" table:formula="of:=IF([.B141]=[.B140];[.C140]+1;1)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A2GARA</text:p>
          </table:table-cell>
          <table:table-cell table:style-name="ce17" table:formula="of:=VLOOKUP([.F141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14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3" table:formula="of:=&quot;(select t.id from &quot;&amp;[.F$2]&amp;&quot; t where t.&quot;&amp;[.F$3]&amp;&quot; = '&quot;&amp;[.F141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13" table:formula="of:=&quot;(select t.id from &quot;&amp;[.H$2]&amp;&quot; t where t.&quot;&amp;[.H$3]&amp;&quot; = '&quot;&amp;[.H1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4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1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41]&amp;&quot;,&quot;&amp;[.C141]&amp;&quot;,&quot;&amp;IF(ISBLANK([.D141]);0;[.D141])&amp;&quot;,&quot;&amp;IF(ISBLANK([.E141]);0;[.E141])&amp;&quot;,&quot;&amp;[.I141]&amp;&quot;,&quot;&amp;[.J141]&amp;&quot;,&quot;&amp;[.K141]&amp;&quot;,&quot;&amp;[.L141]&amp;&quot;,&quot;&amp;[.M141]&amp;&quot;,&quot;&amp;[.N141]&amp;&quot;,&quot;&amp;[.S141]&amp;&quot;,&quot;&amp;[.T141]&amp;&quot;,&quot;&amp;[.U141]&amp;&quot;,&quot;&amp;[.V141]&amp;&quot;,&quot;&amp;[.W141]&amp;&quot;,&quot;&amp;[.X141]&amp;&quot;,&quot;&amp;[.Y141]&amp;&quot;,0,CURDATE(),CURDATE())&quot;&amp;IF(AND([.B141]&lt;&gt;INDIRECT(ADDRESS(ROW([.B141]) + 1;2));INDIRECT(ADDRESS(ROW([.A141]) + 1;1)) &gt; 0); &quot;;&quot;&amp;CHAR(13)&amp;CHAR(10)&amp;CHAR(13)&amp;CHAR(10)&amp;[.AA$3];IF(INDIRECT(ADDRESS(ROW([.A141]) + 1;1)) &gt; 0;&quot;,&quot;;&quot;;&quot;))" office:value-type="string" office:string-value="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42])-3" office:value-type="float" office:value="139" calcext:value-type="float">
            <text:p>139</text:p>
          </table:table-cell>
          <table:table-cell table:style-name="ce13" office:value-type="string" calcext:value-type="string">
            <text:p>Ripresa.1 aerobico molte gambe</text:p>
          </table:table-cell>
          <table:table-cell table:style-name="ce13" table:formula="of:=IF([.B142]=[.B141];[.C141]+1;1)" office:value-type="float" office:value="16" calcext:value-type="float">
            <text:p>1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2GASL</text:p>
          </table:table-cell>
          <table:table-cell table:style-name="ce17" table:formula="of:=VLOOKUP([.F142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14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3" table:formula="of:=&quot;(select t.id from &quot;&amp;[.F$2]&amp;&quot; t where t.&quot;&amp;[.F$3]&amp;&quot; = '&quot;&amp;[.F142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3" table:formula="of:=&quot;(select t.id from &quot;&amp;[.H$2]&amp;&quot; t where t.&quot;&amp;[.H$3]&amp;&quot; = '&quot;&amp;[.H1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4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1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42]&amp;&quot;,&quot;&amp;[.C142]&amp;&quot;,&quot;&amp;IF(ISBLANK([.D142]);0;[.D142])&amp;&quot;,&quot;&amp;IF(ISBLANK([.E142]);0;[.E142])&amp;&quot;,&quot;&amp;[.I142]&amp;&quot;,&quot;&amp;[.J142]&amp;&quot;,&quot;&amp;[.K142]&amp;&quot;,&quot;&amp;[.L142]&amp;&quot;,&quot;&amp;[.M142]&amp;&quot;,&quot;&amp;[.N142]&amp;&quot;,&quot;&amp;[.S142]&amp;&quot;,&quot;&amp;[.T142]&amp;&quot;,&quot;&amp;[.U142]&amp;&quot;,&quot;&amp;[.V142]&amp;&quot;,&quot;&amp;[.W142]&amp;&quot;,&quot;&amp;[.X142]&amp;&quot;,&quot;&amp;[.Y142]&amp;&quot;,0,CURDATE(),CURDATE())&quot;&amp;IF(AND([.B142]&lt;&gt;INDIRECT(ADDRESS(ROW([.B142]) + 1;2));INDIRECT(ADDRESS(ROW([.A142]) + 1;1)) &gt; 0); &quot;;&quot;&amp;CHAR(13)&amp;CHAR(10)&amp;CHAR(13)&amp;CHAR(10)&amp;[.AA$3];IF(INDIRECT(ADDRESS(ROW([.A142]) + 1;1)) &gt; 0;&quot;,&quot;;&quot;;&quot;))" office:value-type="string" office:string-value="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43])-3" office:value-type="float" office:value="140" calcext:value-type="float">
            <text:p>140</text:p>
          </table:table-cell>
          <table:table-cell table:style-name="ce13" office:value-type="string" calcext:value-type="string">
            <text:p>Ripresa.1 aerobico molte gambe</text:p>
          </table:table-cell>
          <table:table-cell table:style-name="ce13" table:formula="of:=IF([.B143]=[.B142];[.C142]+1;1)" office:value-type="float" office:value="17" calcext:value-type="float">
            <text:p>1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string" calcext:value-type="string">
            <text:p>A2GASL</text:p>
          </table:table-cell>
          <table:table-cell table:style-name="ce17" table:formula="of:=VLOOKUP([.F14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14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3" table:formula="of:=&quot;(select t.id from &quot;&amp;[.F$2]&amp;&quot; t where t.&quot;&amp;[.F$3]&amp;&quot; = '&quot;&amp;[.F14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3" table:formula="of:=&quot;(select t.id from &quot;&amp;[.H$2]&amp;&quot; t where t.&quot;&amp;[.H$3]&amp;&quot; = '&quot;&amp;[.H1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4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1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43]&amp;&quot;,&quot;&amp;[.C143]&amp;&quot;,&quot;&amp;IF(ISBLANK([.D143]);0;[.D143])&amp;&quot;,&quot;&amp;IF(ISBLANK([.E143]);0;[.E143])&amp;&quot;,&quot;&amp;[.I143]&amp;&quot;,&quot;&amp;[.J143]&amp;&quot;,&quot;&amp;[.K143]&amp;&quot;,&quot;&amp;[.L143]&amp;&quot;,&quot;&amp;[.M143]&amp;&quot;,&quot;&amp;[.N143]&amp;&quot;,&quot;&amp;[.S143]&amp;&quot;,&quot;&amp;[.T143]&amp;&quot;,&quot;&amp;[.U143]&amp;&quot;,&quot;&amp;[.V143]&amp;&quot;,&quot;&amp;[.W143]&amp;&quot;,&quot;&amp;[.X143]&amp;&quot;,&quot;&amp;[.Y143]&amp;&quot;,0,CURDATE(),CURDATE())&quot;&amp;IF(AND([.B143]&lt;&gt;INDIRECT(ADDRESS(ROW([.B143]) + 1;2));INDIRECT(ADDRESS(ROW([.A143]) + 1;1)) &gt; 0); &quot;;&quot;&amp;CHAR(13)&amp;CHAR(10)&amp;CHAR(13)&amp;CHAR(10)&amp;[.AA$3];IF(INDIRECT(ADDRESS(ROW([.A143]) + 1;1)) &gt; 0;&quot;,&quot;;&quot;;&quot;))" office:value-type="string" office:string-value="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44])-3" office:value-type="float" office:value="141" calcext:value-type="float">
            <text:p>141</text:p>
          </table:table-cell>
          <table:table-cell table:style-name="ce13" office:value-type="string" calcext:value-type="string">
            <text:p>Ripresa.1 aerobico molte gambe</text:p>
          </table:table-cell>
          <table:table-cell table:style-name="ce13" table:formula="of:=IF([.B144]=[.B143];[.C143]+1;1)" office:value-type="float" office:value="18" calcext:value-type="float">
            <text:p>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A2GARA</text:p>
          </table:table-cell>
          <table:table-cell table:style-name="ce17" table:formula="of:=VLOOKUP([.F144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13" office:value-type="string" calcext:value-type="string">
            <text:p>C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14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3" table:formula="of:=&quot;(select t.id from &quot;&amp;[.F$2]&amp;&quot; t where t.&quot;&amp;[.F$3]&amp;&quot; = '&quot;&amp;[.F144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13" table:formula="of:=&quot;(select t.id from &quot;&amp;[.H$2]&amp;&quot; t where t.&quot;&amp;[.H$3]&amp;&quot; = '&quot;&amp;[.H1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4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1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44]&amp;&quot;,&quot;&amp;[.C144]&amp;&quot;,&quot;&amp;IF(ISBLANK([.D144]);0;[.D144])&amp;&quot;,&quot;&amp;IF(ISBLANK([.E144]);0;[.E144])&amp;&quot;,&quot;&amp;[.I144]&amp;&quot;,&quot;&amp;[.J144]&amp;&quot;,&quot;&amp;[.K144]&amp;&quot;,&quot;&amp;[.L144]&amp;&quot;,&quot;&amp;[.M144]&amp;&quot;,&quot;&amp;[.N144]&amp;&quot;,&quot;&amp;[.S144]&amp;&quot;,&quot;&amp;[.T144]&amp;&quot;,&quot;&amp;[.U144]&amp;&quot;,&quot;&amp;[.V144]&amp;&quot;,&quot;&amp;[.W144]&amp;&quot;,&quot;&amp;[.X144]&amp;&quot;,&quot;&amp;[.Y144]&amp;&quot;,0,CURDATE(),CURDATE())&quot;&amp;IF(AND([.B144]&lt;&gt;INDIRECT(ADDRESS(ROW([.B144]) + 1;2));INDIRECT(ADDRESS(ROW([.A144]) + 1;1)) &gt; 0); &quot;;&quot;&amp;CHAR(13)&amp;CHAR(10)&amp;CHAR(13)&amp;CHAR(10)&amp;[.AA$3];IF(INDIRECT(ADDRESS(ROW([.A144]) + 1;1)) &gt; 0;&quot;,&quot;;&quot;;&quot;))" office:value-type="string" office:string-value="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45])-3" office:value-type="float" office:value="142" calcext:value-type="float">
            <text:p>142</text:p>
          </table:table-cell>
          <table:table-cell table:style-name="ce13" office:value-type="string" calcext:value-type="string">
            <text:p>Ripresa.1 aerobico molte gambe</text:p>
          </table:table-cell>
          <table:table-cell table:style-name="ce13" table:formula="of:=IF([.B145]=[.B144];[.C144]+1;1)" office:value-type="float" office:value="19" calcext:value-type="float">
            <text:p>19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3SFPR</text:p>
          </table:table-cell>
          <table:table-cell table:style-name="ce17" table:formula="of:=VLOOKUP([.F145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75" calcext:value-type="float">
            <text:p>7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14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3" table:formula="of:=&quot;(select t.id from &quot;&amp;[.F$2]&amp;&quot; t where t.&quot;&amp;[.F$3]&amp;&quot; = '&quot;&amp;[.F145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13" table:formula="of:=&quot;(select t.id from &quot;&amp;[.H$2]&amp;&quot; t where t.&quot;&amp;[.H$3]&amp;&quot; = '&quot;&amp;[.H1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4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1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45]&amp;&quot;,&quot;&amp;[.C145]&amp;&quot;,&quot;&amp;IF(ISBLANK([.D145]);0;[.D145])&amp;&quot;,&quot;&amp;IF(ISBLANK([.E145]);0;[.E145])&amp;&quot;,&quot;&amp;[.I145]&amp;&quot;,&quot;&amp;[.J145]&amp;&quot;,&quot;&amp;[.K145]&amp;&quot;,&quot;&amp;[.L145]&amp;&quot;,&quot;&amp;[.M145]&amp;&quot;,&quot;&amp;[.N145]&amp;&quot;,&quot;&amp;[.S145]&amp;&quot;,&quot;&amp;[.T145]&amp;&quot;,&quot;&amp;[.U145]&amp;&quot;,&quot;&amp;[.V145]&amp;&quot;,&quot;&amp;[.W145]&amp;&quot;,&quot;&amp;[.X145]&amp;&quot;,&quot;&amp;[.Y145]&amp;&quot;,0,CURDATE(),CURDATE())&quot;&amp;IF(AND([.B145]&lt;&gt;INDIRECT(ADDRESS(ROW([.B145]) + 1;2));INDIRECT(ADDRESS(ROW([.A145]) + 1;1)) &gt; 0); &quot;;&quot;&amp;CHAR(13)&amp;CHAR(10)&amp;CHAR(13)&amp;CHAR(10)&amp;[.AA$3];IF(INDIRECT(ADDRESS(ROW([.A145]) + 1;1)) &gt; 0;&quot;,&quot;;&quot;;&quot;))" office:value-type="string" office:string-value="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46])-3" office:value-type="float" office:value="143" calcext:value-type="float">
            <text:p>143</text:p>
          </table:table-cell>
          <table:table-cell table:style-name="ce13" office:value-type="string" calcext:value-type="string">
            <text:p>Ripresa.1 aerobico molte gambe</text:p>
          </table:table-cell>
          <table:table-cell table:style-name="ce13" table:formula="of:=IF([.B146]=[.B145];[.C145]+1;1)" office:value-type="float" office:value="20" calcext:value-type="float">
            <text:p>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14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4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3" table:formula="of:=&quot;(select t.id from &quot;&amp;[.F$2]&amp;&quot; t where t.&quot;&amp;[.F$3]&amp;&quot; = '&quot;&amp;[.F14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14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3" table:formula="of:=&quot;(select t.id from &quot;&amp;[.O$2]&amp;&quot; t where t.&quot;&amp;[.O$3]&amp;&quot; = '&quot;&amp;[.O1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46]&amp;&quot;,&quot;&amp;[.C146]&amp;&quot;,&quot;&amp;IF(ISBLANK([.D146]);0;[.D146])&amp;&quot;,&quot;&amp;IF(ISBLANK([.E146]);0;[.E146])&amp;&quot;,&quot;&amp;[.I146]&amp;&quot;,&quot;&amp;[.J146]&amp;&quot;,&quot;&amp;[.K146]&amp;&quot;,&quot;&amp;[.L146]&amp;&quot;,&quot;&amp;[.M146]&amp;&quot;,&quot;&amp;[.N146]&amp;&quot;,&quot;&amp;[.S146]&amp;&quot;,&quot;&amp;[.T146]&amp;&quot;,&quot;&amp;[.U146]&amp;&quot;,&quot;&amp;[.V146]&amp;&quot;,&quot;&amp;[.W146]&amp;&quot;,&quot;&amp;[.X146]&amp;&quot;,&quot;&amp;[.Y146]&amp;&quot;,0,CURDATE(),CURDATE())&quot;&amp;IF(AND([.B146]&lt;&gt;INDIRECT(ADDRESS(ROW([.B146]) + 1;2));INDIRECT(ADDRESS(ROW([.A146]) + 1;1)) &gt; 0); &quot;;&quot;&amp;CHAR(13)&amp;CHAR(10)&amp;CHAR(13)&amp;CHAR(10)&amp;[.AA$3];IF(INDIRECT(ADDRESS(ROW([.A146]) + 1;1)) &gt; 0;&quot;,&quot;;&quot;;&quot;))" office:value-type="string" office:string-value="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3" table:formula="of:=ROW([.A147])-3" office:value-type="float" office:value="144" calcext:value-type="float">
            <text:p>144</text:p>
          </table:table-cell>
          <table:table-cell table:style-name="ce13" office:value-type="string" calcext:value-type="string">
            <text:p>Ripresa.1 aerobico molte gambe</text:p>
          </table:table-cell>
          <table:table-cell table:style-name="ce13" table:formula="of:=IF([.B147]=[.B146];[.C146]+1;1)" office:value-type="float" office:value="21" calcext:value-type="float">
            <text:p>2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DOCM</text:p>
          </table:table-cell>
          <table:table-cell table:style-name="ce17" table:formula="of:=VLOOKUP([.F14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13" office:value-type="string" calcext:value-type="string">
            <text:p>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4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13" table:formula="of:=&quot;(select t.id from &quot;&amp;[.F$2]&amp;&quot; t where t.&quot;&amp;[.F$3]&amp;&quot; = '&quot;&amp;[.F14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13" table:formula="of:=&quot;(select t.id from &quot;&amp;[.H$2]&amp;&quot; t where t.&quot;&amp;[.H$3]&amp;&quot; = '&quot;&amp;[.H14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3" table:formula="of:=&quot;(select t.id from &quot;&amp;[.O$2]&amp;&quot; t where t.&quot;&amp;[.O$3]&amp;&quot; = '&quot;&amp;[.O1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47]&amp;&quot;,&quot;&amp;[.C147]&amp;&quot;,&quot;&amp;IF(ISBLANK([.D147]);0;[.D147])&amp;&quot;,&quot;&amp;IF(ISBLANK([.E147]);0;[.E147])&amp;&quot;,&quot;&amp;[.I147]&amp;&quot;,&quot;&amp;[.J147]&amp;&quot;,&quot;&amp;[.K147]&amp;&quot;,&quot;&amp;[.L147]&amp;&quot;,&quot;&amp;[.M147]&amp;&quot;,&quot;&amp;[.N147]&amp;&quot;,&quot;&amp;[.S147]&amp;&quot;,&quot;&amp;[.T147]&amp;&quot;,&quot;&amp;[.U147]&amp;&quot;,&quot;&amp;[.V147]&amp;&quot;,&quot;&amp;[.W147]&amp;&quot;,&quot;&amp;[.X147]&amp;&quot;,&quot;&amp;[.Y147]&amp;&quot;,0,CURDATE(),CURDATE())&quot;&amp;IF(AND([.B147]&lt;&gt;INDIRECT(ADDRESS(ROW([.B147]) + 1;2));INDIRECT(ADDRESS(ROW([.A147]) + 1;1)) &gt; 0); &quot;;&quot;&amp;CHAR(13)&amp;CHAR(10)&amp;CHAR(13)&amp;CHAR(10)&amp;[.AA$3];IF(INDIRECT(ADDRESS(ROW([.A147]) + 1;1)) &gt; 0;&quot;,&quot;;&quot;;&quot;))" office:value-type="string" office:string-value="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3" table:formula="of:=ROW([.A148])-3" office:value-type="float" office:value="145" calcext:value-type="float">
            <text:p>145</text:p>
          </table:table-cell>
          <table:table-cell table:style-name="ce13" office:value-type="string" calcext:value-type="string">
            <text:p>Ripresa.2 misti e molte gambe</text:p>
          </table:table-cell>
          <table:table-cell table:style-name="ce13" table:formula="of:=IF([.B148]=[.B147];[.C147]+1;1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14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R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4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3" table:formula="of:=&quot;(select t.id from &quot;&amp;[.F$2]&amp;&quot; t where t.&quot;&amp;[.F$3]&amp;&quot; = '&quot;&amp;[.F14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14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3" table:formula="of:=&quot;(select t.id from &quot;&amp;[.O$2]&amp;&quot; t where t.&quot;&amp;[.O$3]&amp;&quot; = '&quot;&amp;[.O1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48]&amp;&quot;,&quot;&amp;[.C148]&amp;&quot;,&quot;&amp;IF(ISBLANK([.D148]);0;[.D148])&amp;&quot;,&quot;&amp;IF(ISBLANK([.E148]);0;[.E148])&amp;&quot;,&quot;&amp;[.I148]&amp;&quot;,&quot;&amp;[.J148]&amp;&quot;,&quot;&amp;[.K148]&amp;&quot;,&quot;&amp;[.L148]&amp;&quot;,&quot;&amp;[.M148]&amp;&quot;,&quot;&amp;[.N148]&amp;&quot;,&quot;&amp;[.S148]&amp;&quot;,&quot;&amp;[.T148]&amp;&quot;,&quot;&amp;[.U148]&amp;&quot;,&quot;&amp;[.V148]&amp;&quot;,&quot;&amp;[.W148]&amp;&quot;,&quot;&amp;[.X148]&amp;&quot;,&quot;&amp;[.Y148]&amp;&quot;,0,CURDATE(),CURDATE())&quot;&amp;IF(AND([.B148]&lt;&gt;INDIRECT(ADDRESS(ROW([.B148]) + 1;2));INDIRECT(ADDRESS(ROW([.A148]) + 1;1)) &gt; 0); &quot;;&quot;&amp;CHAR(13)&amp;CHAR(10)&amp;CHAR(13)&amp;CHAR(10)&amp;[.AA$3];IF(INDIRECT(ADDRESS(ROW([.A148]) + 1;1)) &gt; 0;&quot;,&quot;;&quot;;&quot;))" office:value-type="string" office:string-value="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49])-3" office:value-type="float" office:value="146" calcext:value-type="float">
            <text:p>146</text:p>
          </table:table-cell>
          <table:table-cell table:style-name="ce13" office:value-type="string" calcext:value-type="string">
            <text:p>Ripresa.2 misti e molte gambe</text:p>
          </table:table-cell>
          <table:table-cell table:style-name="ce13" table:formula="of:=IF([.B149]=[.B148];[.C148]+1;1)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DOPG</text:p>
          </table:table-cell>
          <table:table-cell table:style-name="ce17" table:formula="of:=VLOOKUP([.F14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4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3" table:formula="of:=&quot;(select t.id from &quot;&amp;[.F$2]&amp;&quot; t where t.&quot;&amp;[.F$3]&amp;&quot; = '&quot;&amp;[.F14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13" table:formula="of:=&quot;(select t.id from &quot;&amp;[.H$2]&amp;&quot; t where t.&quot;&amp;[.H$3]&amp;&quot; = '&quot;&amp;[.H1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49]&amp;&quot;,&quot;&amp;[.C149]&amp;&quot;,&quot;&amp;IF(ISBLANK([.D149]);0;[.D149])&amp;&quot;,&quot;&amp;IF(ISBLANK([.E149]);0;[.E149])&amp;&quot;,&quot;&amp;[.I149]&amp;&quot;,&quot;&amp;[.J149]&amp;&quot;,&quot;&amp;[.K149]&amp;&quot;,&quot;&amp;[.L149]&amp;&quot;,&quot;&amp;[.M149]&amp;&quot;,&quot;&amp;[.N149]&amp;&quot;,&quot;&amp;[.S149]&amp;&quot;,&quot;&amp;[.T149]&amp;&quot;,&quot;&amp;[.U149]&amp;&quot;,&quot;&amp;[.V149]&amp;&quot;,&quot;&amp;[.W149]&amp;&quot;,&quot;&amp;[.X149]&amp;&quot;,&quot;&amp;[.Y149]&amp;&quot;,0,CURDATE(),CURDATE())&quot;&amp;IF(AND([.B149]&lt;&gt;INDIRECT(ADDRESS(ROW([.B149]) + 1;2));INDIRECT(ADDRESS(ROW([.A149]) + 1;1)) &gt; 0); &quot;;&quot;&amp;CHAR(13)&amp;CHAR(10)&amp;CHAR(13)&amp;CHAR(10)&amp;[.AA$3];IF(INDIRECT(ADDRESS(ROW([.A149]) + 1;1)) &gt; 0;&quot;,&quot;;&quot;;&quot;))" office:value-type="string" office:string-value="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50])-3" office:value-type="float" office:value="147" calcext:value-type="float">
            <text:p>147</text:p>
          </table:table-cell>
          <table:table-cell table:style-name="ce13" office:value-type="string" calcext:value-type="string">
            <text:p>Ripresa.2 misti e molte gambe</text:p>
          </table:table-cell>
          <table:table-cell table:style-name="ce13" table:formula="of:=IF([.B150]=[.B149];[.C149]+1;1)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DOCP</text:p>
          </table:table-cell>
          <table:table-cell table:style-name="ce17" table:formula="of:=VLOOKUP([.F15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5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3" table:formula="of:=&quot;(select t.id from &quot;&amp;[.F$2]&amp;&quot; t where t.&quot;&amp;[.F$3]&amp;&quot; = '&quot;&amp;[.F15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13" table:formula="of:=&quot;(select t.id from &quot;&amp;[.H$2]&amp;&quot; t where t.&quot;&amp;[.H$3]&amp;&quot; = '&quot;&amp;[.H1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50]&amp;&quot;,&quot;&amp;[.C150]&amp;&quot;,&quot;&amp;IF(ISBLANK([.D150]);0;[.D150])&amp;&quot;,&quot;&amp;IF(ISBLANK([.E150]);0;[.E150])&amp;&quot;,&quot;&amp;[.I150]&amp;&quot;,&quot;&amp;[.J150]&amp;&quot;,&quot;&amp;[.K150]&amp;&quot;,&quot;&amp;[.L150]&amp;&quot;,&quot;&amp;[.M150]&amp;&quot;,&quot;&amp;[.N150]&amp;&quot;,&quot;&amp;[.S150]&amp;&quot;,&quot;&amp;[.T150]&amp;&quot;,&quot;&amp;[.U150]&amp;&quot;,&quot;&amp;[.V150]&amp;&quot;,&quot;&amp;[.W150]&amp;&quot;,&quot;&amp;[.X150]&amp;&quot;,&quot;&amp;[.Y150]&amp;&quot;,0,CURDATE(),CURDATE())&quot;&amp;IF(AND([.B150]&lt;&gt;INDIRECT(ADDRESS(ROW([.B150]) + 1;2));INDIRECT(ADDRESS(ROW([.A150]) + 1;1)) &gt; 0); &quot;;&quot;&amp;CHAR(13)&amp;CHAR(10)&amp;CHAR(13)&amp;CHAR(10)&amp;[.AA$3];IF(INDIRECT(ADDRESS(ROW([.A150]) + 1;1)) &gt; 0;&quot;,&quot;;&quot;;&quot;))" office:value-type="string" office:string-value="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51])-3" office:value-type="float" office:value="148" calcext:value-type="float">
            <text:p>148</text:p>
          </table:table-cell>
          <table:table-cell table:style-name="ce13" office:value-type="string" calcext:value-type="string">
            <text:p>Ripresa.2 misti e molte gambe</text:p>
          </table:table-cell>
          <table:table-cell table:style-name="ce13" table:formula="of:=IF([.B151]=[.B150];[.C150]+1;1)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DODA</text:p>
          </table:table-cell>
          <table:table-cell table:style-name="ce17" table:formula="of:=VLOOKUP([.F15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5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3" table:formula="of:=&quot;(select t.id from &quot;&amp;[.F$2]&amp;&quot; t where t.&quot;&amp;[.F$3]&amp;&quot; = '&quot;&amp;[.F15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13" table:formula="of:=&quot;(select t.id from &quot;&amp;[.H$2]&amp;&quot; t where t.&quot;&amp;[.H$3]&amp;&quot; = '&quot;&amp;[.H1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51]&amp;&quot;,&quot;&amp;[.C151]&amp;&quot;,&quot;&amp;IF(ISBLANK([.D151]);0;[.D151])&amp;&quot;,&quot;&amp;IF(ISBLANK([.E151]);0;[.E151])&amp;&quot;,&quot;&amp;[.I151]&amp;&quot;,&quot;&amp;[.J151]&amp;&quot;,&quot;&amp;[.K151]&amp;&quot;,&quot;&amp;[.L151]&amp;&quot;,&quot;&amp;[.M151]&amp;&quot;,&quot;&amp;[.N151]&amp;&quot;,&quot;&amp;[.S151]&amp;&quot;,&quot;&amp;[.T151]&amp;&quot;,&quot;&amp;[.U151]&amp;&quot;,&quot;&amp;[.V151]&amp;&quot;,&quot;&amp;[.W151]&amp;&quot;,&quot;&amp;[.X151]&amp;&quot;,&quot;&amp;[.Y151]&amp;&quot;,0,CURDATE(),CURDATE())&quot;&amp;IF(AND([.B151]&lt;&gt;INDIRECT(ADDRESS(ROW([.B151]) + 1;2));INDIRECT(ADDRESS(ROW([.A151]) + 1;1)) &gt; 0); &quot;;&quot;&amp;CHAR(13)&amp;CHAR(10)&amp;CHAR(13)&amp;CHAR(10)&amp;[.AA$3];IF(INDIRECT(ADDRESS(ROW([.A151]) + 1;1)) &gt; 0;&quot;,&quot;;&quot;;&quot;))" office:value-type="string" office:string-value="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52])-3" office:value-type="float" office:value="149" calcext:value-type="float">
            <text:p>149</text:p>
          </table:table-cell>
          <table:table-cell table:style-name="ce13" office:value-type="string" calcext:value-type="string">
            <text:p>Ripresa.2 misti e molte gambe</text:p>
          </table:table-cell>
          <table:table-cell table:style-name="ce13" table:formula="of:=IF([.B152]=[.B151];[.C151]+1;1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RAMP</text:p>
          </table:table-cell>
          <table:table-cell table:style-name="ce17" table:formula="of:=VLOOKUP([.F152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5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3" table:formula="of:=&quot;(select t.id from &quot;&amp;[.F$2]&amp;&quot; t where t.&quot;&amp;[.F$3]&amp;&quot; = '&quot;&amp;[.F152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13" table:formula="of:=&quot;(select t.id from &quot;&amp;[.H$2]&amp;&quot; t where t.&quot;&amp;[.H$3]&amp;&quot; = '&quot;&amp;[.H15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52]&amp;&quot;,&quot;&amp;[.C152]&amp;&quot;,&quot;&amp;IF(ISBLANK([.D152]);0;[.D152])&amp;&quot;,&quot;&amp;IF(ISBLANK([.E152]);0;[.E152])&amp;&quot;,&quot;&amp;[.I152]&amp;&quot;,&quot;&amp;[.J152]&amp;&quot;,&quot;&amp;[.K152]&amp;&quot;,&quot;&amp;[.L152]&amp;&quot;,&quot;&amp;[.M152]&amp;&quot;,&quot;&amp;[.N152]&amp;&quot;,&quot;&amp;[.S152]&amp;&quot;,&quot;&amp;[.T152]&amp;&quot;,&quot;&amp;[.U152]&amp;&quot;,&quot;&amp;[.V152]&amp;&quot;,&quot;&amp;[.W152]&amp;&quot;,&quot;&amp;[.X152]&amp;&quot;,&quot;&amp;[.Y152]&amp;&quot;,0,CURDATE(),CURDATE())&quot;&amp;IF(AND([.B152]&lt;&gt;INDIRECT(ADDRESS(ROW([.B152]) + 1;2));INDIRECT(ADDRESS(ROW([.A152]) + 1;1)) &gt; 0); &quot;;&quot;&amp;CHAR(13)&amp;CHAR(10)&amp;CHAR(13)&amp;CHAR(10)&amp;[.AA$3];IF(INDIRECT(ADDRESS(ROW([.A152]) + 1;1)) &gt; 0;&quot;,&quot;;&quot;;&quot;))" office:value-type="string" office:string-value="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53])-3" office:value-type="float" office:value="150" calcext:value-type="float">
            <text:p>150</text:p>
          </table:table-cell>
          <table:table-cell table:style-name="ce13" office:value-type="string" calcext:value-type="string">
            <text:p>Ripresa.2 misti e molte gambe</text:p>
          </table:table-cell>
          <table:table-cell table:style-name="ce13" table:formula="of:=IF([.B153]=[.B152];[.C152]+1;1)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RACP</text:p>
          </table:table-cell>
          <table:table-cell table:style-name="ce17" table:formula="of:=VLOOKUP([.F15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5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3" table:formula="of:=&quot;(select t.id from &quot;&amp;[.F$2]&amp;&quot; t where t.&quot;&amp;[.F$3]&amp;&quot; = '&quot;&amp;[.F15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13" table:formula="of:=&quot;(select t.id from &quot;&amp;[.H$2]&amp;&quot; t where t.&quot;&amp;[.H$3]&amp;&quot; = '&quot;&amp;[.H15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53]&amp;&quot;,&quot;&amp;[.C153]&amp;&quot;,&quot;&amp;IF(ISBLANK([.D153]);0;[.D153])&amp;&quot;,&quot;&amp;IF(ISBLANK([.E153]);0;[.E153])&amp;&quot;,&quot;&amp;[.I153]&amp;&quot;,&quot;&amp;[.J153]&amp;&quot;,&quot;&amp;[.K153]&amp;&quot;,&quot;&amp;[.L153]&amp;&quot;,&quot;&amp;[.M153]&amp;&quot;,&quot;&amp;[.N153]&amp;&quot;,&quot;&amp;[.S153]&amp;&quot;,&quot;&amp;[.T153]&amp;&quot;,&quot;&amp;[.U153]&amp;&quot;,&quot;&amp;[.V153]&amp;&quot;,&quot;&amp;[.W153]&amp;&quot;,&quot;&amp;[.X153]&amp;&quot;,&quot;&amp;[.Y153]&amp;&quot;,0,CURDATE(),CURDATE())&quot;&amp;IF(AND([.B153]&lt;&gt;INDIRECT(ADDRESS(ROW([.B153]) + 1;2));INDIRECT(ADDRESS(ROW([.A153]) + 1;1)) &gt; 0); &quot;;&quot;&amp;CHAR(13)&amp;CHAR(10)&amp;CHAR(13)&amp;CHAR(10)&amp;[.AA$3];IF(INDIRECT(ADDRESS(ROW([.A153]) + 1;1)) &gt; 0;&quot;,&quot;;&quot;;&quot;))" office:value-type="string" office:string-value="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54])-3" office:value-type="float" office:value="151" calcext:value-type="float">
            <text:p>151</text:p>
          </table:table-cell>
          <table:table-cell table:style-name="ce13" office:value-type="string" calcext:value-type="string">
            <text:p>Ripresa.2 misti e molte gambe</text:p>
          </table:table-cell>
          <table:table-cell table:style-name="ce13" table:formula="of:=IF([.B154]=[.B153];[.C153]+1;1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RADA</text:p>
          </table:table-cell>
          <table:table-cell table:style-name="ce17" table:formula="of:=VLOOKUP([.F15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5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3" table:formula="of:=&quot;(select t.id from &quot;&amp;[.F$2]&amp;&quot; t where t.&quot;&amp;[.F$3]&amp;&quot; = '&quot;&amp;[.F15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13" table:formula="of:=&quot;(select t.id from &quot;&amp;[.H$2]&amp;&quot; t where t.&quot;&amp;[.H$3]&amp;&quot; = '&quot;&amp;[.H15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54]&amp;&quot;,&quot;&amp;[.C154]&amp;&quot;,&quot;&amp;IF(ISBLANK([.D154]);0;[.D154])&amp;&quot;,&quot;&amp;IF(ISBLANK([.E154]);0;[.E154])&amp;&quot;,&quot;&amp;[.I154]&amp;&quot;,&quot;&amp;[.J154]&amp;&quot;,&quot;&amp;[.K154]&amp;&quot;,&quot;&amp;[.L154]&amp;&quot;,&quot;&amp;[.M154]&amp;&quot;,&quot;&amp;[.N154]&amp;&quot;,&quot;&amp;[.S154]&amp;&quot;,&quot;&amp;[.T154]&amp;&quot;,&quot;&amp;[.U154]&amp;&quot;,&quot;&amp;[.V154]&amp;&quot;,&quot;&amp;[.W154]&amp;&quot;,&quot;&amp;[.X154]&amp;&quot;,&quot;&amp;[.Y154]&amp;&quot;,0,CURDATE(),CURDATE())&quot;&amp;IF(AND([.B154]&lt;&gt;INDIRECT(ADDRESS(ROW([.B154]) + 1;2));INDIRECT(ADDRESS(ROW([.A154]) + 1;1)) &gt; 0); &quot;;&quot;&amp;CHAR(13)&amp;CHAR(10)&amp;CHAR(13)&amp;CHAR(10)&amp;[.AA$3];IF(INDIRECT(ADDRESS(ROW([.A154]) + 1;1)) &gt; 0;&quot;,&quot;;&quot;;&quot;))" office:value-type="string" office:string-value="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55])-3" office:value-type="float" office:value="152" calcext:value-type="float">
            <text:p>152</text:p>
          </table:table-cell>
          <table:table-cell table:style-name="ce13" office:value-type="string" calcext:value-type="string">
            <text:p>Ripresa.2 misti e molte gambe</text:p>
          </table:table-cell>
          <table:table-cell table:style-name="ce13" table:formula="of:=IF([.B155]=[.B154];[.C154]+1;1)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A2GUFA</text:p>
          </table:table-cell>
          <table:table-cell table:style-name="ce17" table:formula="of:=VLOOKUP([.F155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5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3" table:formula="of:=&quot;(select t.id from &quot;&amp;[.F$2]&amp;&quot; t where t.&quot;&amp;[.F$3]&amp;&quot; = '&quot;&amp;[.F155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13" table:formula="of:=&quot;(select t.id from &quot;&amp;[.H$2]&amp;&quot; t where t.&quot;&amp;[.H$3]&amp;&quot; = '&quot;&amp;[.H15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55]&amp;&quot;,&quot;&amp;[.C155]&amp;&quot;,&quot;&amp;IF(ISBLANK([.D155]);0;[.D155])&amp;&quot;,&quot;&amp;IF(ISBLANK([.E155]);0;[.E155])&amp;&quot;,&quot;&amp;[.I155]&amp;&quot;,&quot;&amp;[.J155]&amp;&quot;,&quot;&amp;[.K155]&amp;&quot;,&quot;&amp;[.L155]&amp;&quot;,&quot;&amp;[.M155]&amp;&quot;,&quot;&amp;[.N155]&amp;&quot;,&quot;&amp;[.S155]&amp;&quot;,&quot;&amp;[.T155]&amp;&quot;,&quot;&amp;[.U155]&amp;&quot;,&quot;&amp;[.V155]&amp;&quot;,&quot;&amp;[.W155]&amp;&quot;,&quot;&amp;[.X155]&amp;&quot;,&quot;&amp;[.Y155]&amp;&quot;,0,CURDATE(),CURDATE())&quot;&amp;IF(AND([.B155]&lt;&gt;INDIRECT(ADDRESS(ROW([.B155]) + 1;2));INDIRECT(ADDRESS(ROW([.A155]) + 1;1)) &gt; 0); &quot;;&quot;&amp;CHAR(13)&amp;CHAR(10)&amp;CHAR(13)&amp;CHAR(10)&amp;[.AA$3];IF(INDIRECT(ADDRESS(ROW([.A155]) + 1;1)) &gt; 0;&quot;,&quot;;&quot;;&quot;))" office:value-type="string" office:string-value="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56])-3" office:value-type="float" office:value="153" calcext:value-type="float">
            <text:p>153</text:p>
          </table:table-cell>
          <table:table-cell table:style-name="ce13" office:value-type="string" calcext:value-type="string">
            <text:p>Ripresa.2 misti e molte gambe</text:p>
          </table:table-cell>
          <table:table-cell table:style-name="ce13" table:formula="of:=IF([.B156]=[.B155];[.C155]+1;1)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2MICM</text:p>
          </table:table-cell>
          <table:table-cell table:style-name="ce17" table:formula="of:=VLOOKUP([.F15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56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3" table:formula="of:=&quot;(select t.id from &quot;&amp;[.F$2]&amp;&quot; t where t.&quot;&amp;[.F$3]&amp;&quot; = '&quot;&amp;[.F15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13" table:formula="of:=&quot;(select t.id from &quot;&amp;[.H$2]&amp;&quot; t where t.&quot;&amp;[.H$3]&amp;&quot; = '&quot;&amp;[.H1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56]&amp;&quot;,&quot;&amp;[.C156]&amp;&quot;,&quot;&amp;IF(ISBLANK([.D156]);0;[.D156])&amp;&quot;,&quot;&amp;IF(ISBLANK([.E156]);0;[.E156])&amp;&quot;,&quot;&amp;[.I156]&amp;&quot;,&quot;&amp;[.J156]&amp;&quot;,&quot;&amp;[.K156]&amp;&quot;,&quot;&amp;[.L156]&amp;&quot;,&quot;&amp;[.M156]&amp;&quot;,&quot;&amp;[.N156]&amp;&quot;,&quot;&amp;[.S156]&amp;&quot;,&quot;&amp;[.T156]&amp;&quot;,&quot;&amp;[.U156]&amp;&quot;,&quot;&amp;[.V156]&amp;&quot;,&quot;&amp;[.W156]&amp;&quot;,&quot;&amp;[.X156]&amp;&quot;,&quot;&amp;[.Y156]&amp;&quot;,0,CURDATE(),CURDATE())&quot;&amp;IF(AND([.B156]&lt;&gt;INDIRECT(ADDRESS(ROW([.B156]) + 1;2));INDIRECT(ADDRESS(ROW([.A156]) + 1;1)) &gt; 0); &quot;;&quot;&amp;CHAR(13)&amp;CHAR(10)&amp;CHAR(13)&amp;CHAR(10)&amp;[.AA$3];IF(INDIRECT(ADDRESS(ROW([.A156]) + 1;1)) &gt; 0;&quot;,&quot;;&quot;;&quot;))" office:value-type="string" office:string-value="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57])-3" office:value-type="float" office:value="154" calcext:value-type="float">
            <text:p>154</text:p>
          </table:table-cell>
          <table:table-cell table:style-name="ce13" office:value-type="string" calcext:value-type="string">
            <text:p>Ripresa.2 misti e molte gambe</text:p>
          </table:table-cell>
          <table:table-cell table:style-name="ce13" table:formula="of:=IF([.B157]=[.B156];[.C156]+1;1)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GAFA</text:p>
          </table:table-cell>
          <table:table-cell table:style-name="ce17" table:formula="of:=VLOOKUP([.F1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57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3" table:formula="of:=&quot;(select t.id from &quot;&amp;[.F$2]&amp;&quot; t where t.&quot;&amp;[.F$3]&amp;&quot; = '&quot;&amp;[.F1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13" table:formula="of:=&quot;(select t.id from &quot;&amp;[.H$2]&amp;&quot; t where t.&quot;&amp;[.H$3]&amp;&quot; = '&quot;&amp;[.H1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57]&amp;&quot;,&quot;&amp;[.C157]&amp;&quot;,&quot;&amp;IF(ISBLANK([.D157]);0;[.D157])&amp;&quot;,&quot;&amp;IF(ISBLANK([.E157]);0;[.E157])&amp;&quot;,&quot;&amp;[.I157]&amp;&quot;,&quot;&amp;[.J157]&amp;&quot;,&quot;&amp;[.K157]&amp;&quot;,&quot;&amp;[.L157]&amp;&quot;,&quot;&amp;[.M157]&amp;&quot;,&quot;&amp;[.N157]&amp;&quot;,&quot;&amp;[.S157]&amp;&quot;,&quot;&amp;[.T157]&amp;&quot;,&quot;&amp;[.U157]&amp;&quot;,&quot;&amp;[.V157]&amp;&quot;,&quot;&amp;[.W157]&amp;&quot;,&quot;&amp;[.X157]&amp;&quot;,&quot;&amp;[.Y157]&amp;&quot;,0,CURDATE(),CURDATE())&quot;&amp;IF(AND([.B157]&lt;&gt;INDIRECT(ADDRESS(ROW([.B157]) + 1;2));INDIRECT(ADDRESS(ROW([.A157]) + 1;1)) &gt; 0); &quot;;&quot;&amp;CHAR(13)&amp;CHAR(10)&amp;CHAR(13)&amp;CHAR(10)&amp;[.AA$3];IF(INDIRECT(ADDRESS(ROW([.A157]) + 1;1)) &gt; 0;&quot;,&quot;;&quot;;&quot;))" office:value-type="string" office:string-value="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58])-3" office:value-type="float" office:value="155" calcext:value-type="float">
            <text:p>155</text:p>
          </table:table-cell>
          <table:table-cell table:style-name="ce13" office:value-type="string" calcext:value-type="string">
            <text:p>Ripresa.2 misti e molte gambe</text:p>
          </table:table-cell>
          <table:table-cell table:style-name="ce13" table:formula="of:=IF([.B158]=[.B157];[.C157]+1;1)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GADO</text:p>
          </table:table-cell>
          <table:table-cell table:style-name="ce17" table:formula="of:=VLOOKUP([.F1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5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3" table:formula="of:=&quot;(select t.id from &quot;&amp;[.F$2]&amp;&quot; t where t.&quot;&amp;[.F$3]&amp;&quot; = '&quot;&amp;[.F1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13" table:formula="of:=&quot;(select t.id from &quot;&amp;[.H$2]&amp;&quot; t where t.&quot;&amp;[.H$3]&amp;&quot; = '&quot;&amp;[.H1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58]&amp;&quot;,&quot;&amp;[.C158]&amp;&quot;,&quot;&amp;IF(ISBLANK([.D158]);0;[.D158])&amp;&quot;,&quot;&amp;IF(ISBLANK([.E158]);0;[.E158])&amp;&quot;,&quot;&amp;[.I158]&amp;&quot;,&quot;&amp;[.J158]&amp;&quot;,&quot;&amp;[.K158]&amp;&quot;,&quot;&amp;[.L158]&amp;&quot;,&quot;&amp;[.M158]&amp;&quot;,&quot;&amp;[.N158]&amp;&quot;,&quot;&amp;[.S158]&amp;&quot;,&quot;&amp;[.T158]&amp;&quot;,&quot;&amp;[.U158]&amp;&quot;,&quot;&amp;[.V158]&amp;&quot;,&quot;&amp;[.W158]&amp;&quot;,&quot;&amp;[.X158]&amp;&quot;,&quot;&amp;[.Y158]&amp;&quot;,0,CURDATE(),CURDATE())&quot;&amp;IF(AND([.B158]&lt;&gt;INDIRECT(ADDRESS(ROW([.B158]) + 1;2));INDIRECT(ADDRESS(ROW([.A158]) + 1;1)) &gt; 0); &quot;;&quot;&amp;CHAR(13)&amp;CHAR(10)&amp;CHAR(13)&amp;CHAR(10)&amp;[.AA$3];IF(INDIRECT(ADDRESS(ROW([.A158]) + 1;1)) &gt; 0;&quot;,&quot;;&quot;;&quot;))" office:value-type="string" office:string-value="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59])-3" office:value-type="float" office:value="156" calcext:value-type="float">
            <text:p>156</text:p>
          </table:table-cell>
          <table:table-cell table:style-name="ce13" office:value-type="string" calcext:value-type="string">
            <text:p>Ripresa.2 misti e molte gambe</text:p>
          </table:table-cell>
          <table:table-cell table:style-name="ce13" table:formula="of:=IF([.B159]=[.B158];[.C158]+1;1)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GARA</text:p>
          </table:table-cell>
          <table:table-cell table:style-name="ce17" table:formula="of:=VLOOKUP([.F15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15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3" table:formula="of:=&quot;(select t.id from &quot;&amp;[.F$2]&amp;&quot; t where t.&quot;&amp;[.F$3]&amp;&quot; = '&quot;&amp;[.F15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13" table:formula="of:=&quot;(select t.id from &quot;&amp;[.H$2]&amp;&quot; t where t.&quot;&amp;[.H$3]&amp;&quot; = '&quot;&amp;[.H1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1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59]&amp;&quot;,&quot;&amp;[.C159]&amp;&quot;,&quot;&amp;IF(ISBLANK([.D159]);0;[.D159])&amp;&quot;,&quot;&amp;IF(ISBLANK([.E159]);0;[.E159])&amp;&quot;,&quot;&amp;[.I159]&amp;&quot;,&quot;&amp;[.J159]&amp;&quot;,&quot;&amp;[.K159]&amp;&quot;,&quot;&amp;[.L159]&amp;&quot;,&quot;&amp;[.M159]&amp;&quot;,&quot;&amp;[.N159]&amp;&quot;,&quot;&amp;[.S159]&amp;&quot;,&quot;&amp;[.T159]&amp;&quot;,&quot;&amp;[.U159]&amp;&quot;,&quot;&amp;[.V159]&amp;&quot;,&quot;&amp;[.W159]&amp;&quot;,&quot;&amp;[.X159]&amp;&quot;,&quot;&amp;[.Y159]&amp;&quot;,0,CURDATE(),CURDATE())&quot;&amp;IF(AND([.B159]&lt;&gt;INDIRECT(ADDRESS(ROW([.B159]) + 1;2));INDIRECT(ADDRESS(ROW([.A159]) + 1;1)) &gt; 0); &quot;;&quot;&amp;CHAR(13)&amp;CHAR(10)&amp;CHAR(13)&amp;CHAR(10)&amp;[.AA$3];IF(INDIRECT(ADDRESS(ROW([.A159]) + 1;1)) &gt; 0;&quot;,&quot;;&quot;;&quot;))" office:value-type="string" office:string-value="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60])-3" office:value-type="float" office:value="157" calcext:value-type="float">
            <text:p>157</text:p>
          </table:table-cell>
          <table:table-cell table:style-name="ce13" office:value-type="string" calcext:value-type="string">
            <text:p>Ripresa.2 misti e molte gambe</text:p>
          </table:table-cell>
          <table:table-cell table:style-name="ce13" table:formula="of:=IF([.B160]=[.B159];[.C159]+1;1)" office:value-type="float" office:value="13" calcext:value-type="float">
            <text:p>1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GASL</text:p>
          </table:table-cell>
          <table:table-cell table:style-name="ce17" table:formula="of:=VLOOKUP([.F16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16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3" table:formula="of:=&quot;(select t.id from &quot;&amp;[.F$2]&amp;&quot; t where t.&quot;&amp;[.F$3]&amp;&quot; = '&quot;&amp;[.F16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3" table:formula="of:=&quot;(select t.id from &quot;&amp;[.H$2]&amp;&quot; t where t.&quot;&amp;[.H$3]&amp;&quot; = '&quot;&amp;[.H16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6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1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60]&amp;&quot;,&quot;&amp;[.C160]&amp;&quot;,&quot;&amp;IF(ISBLANK([.D160]);0;[.D160])&amp;&quot;,&quot;&amp;IF(ISBLANK([.E160]);0;[.E160])&amp;&quot;,&quot;&amp;[.I160]&amp;&quot;,&quot;&amp;[.J160]&amp;&quot;,&quot;&amp;[.K160]&amp;&quot;,&quot;&amp;[.L160]&amp;&quot;,&quot;&amp;[.M160]&amp;&quot;,&quot;&amp;[.N160]&amp;&quot;,&quot;&amp;[.S160]&amp;&quot;,&quot;&amp;[.T160]&amp;&quot;,&quot;&amp;[.U160]&amp;&quot;,&quot;&amp;[.V160]&amp;&quot;,&quot;&amp;[.W160]&amp;&quot;,&quot;&amp;[.X160]&amp;&quot;,&quot;&amp;[.Y160]&amp;&quot;,0,CURDATE(),CURDATE())&quot;&amp;IF(AND([.B160]&lt;&gt;INDIRECT(ADDRESS(ROW([.B160]) + 1;2));INDIRECT(ADDRESS(ROW([.A160]) + 1;1)) &gt; 0); &quot;;&quot;&amp;CHAR(13)&amp;CHAR(10)&amp;CHAR(13)&amp;CHAR(10)&amp;[.AA$3];IF(INDIRECT(ADDRESS(ROW([.A160]) + 1;1)) &gt; 0;&quot;,&quot;;&quot;;&quot;))" office:value-type="string" office:string-value="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61])-3" office:value-type="float" office:value="158" calcext:value-type="float">
            <text:p>158</text:p>
          </table:table-cell>
          <table:table-cell table:style-name="ce13" office:value-type="string" calcext:value-type="string">
            <text:p>Ripresa.2 misti e molte gambe</text:p>
          </table:table-cell>
          <table:table-cell table:style-name="ce13" table:formula="of:=IF([.B161]=[.B160];[.C160]+1;1)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C1GSFL</text:p>
          </table:table-cell>
          <table:table-cell table:style-name="ce17" table:formula="of:=VLOOKUP([.F161];['file:///C:/Sites/goggles/db/seed_generators/training/Dati_Training.ods'#$exercises.$B$4:.$C$250];2;0)" office:value-type="string" office:string-value="Gambe SL fartlek 25" calcext:value-type="string">
            <text:p>Gambe SL fartlek 25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16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3" table:formula="of:=&quot;(select t.id from &quot;&amp;[.F$2]&amp;&quot; t where t.&quot;&amp;[.F$3]&amp;&quot; = '&quot;&amp;[.F161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style-name="ce13" table:formula="of:=&quot;(select t.id from &quot;&amp;[.H$2]&amp;&quot; t where t.&quot;&amp;[.H$3]&amp;&quot; = '&quot;&amp;[.H16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6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1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61]&amp;&quot;,&quot;&amp;[.C161]&amp;&quot;,&quot;&amp;IF(ISBLANK([.D161]);0;[.D161])&amp;&quot;,&quot;&amp;IF(ISBLANK([.E161]);0;[.E161])&amp;&quot;,&quot;&amp;[.I161]&amp;&quot;,&quot;&amp;[.J161]&amp;&quot;,&quot;&amp;[.K161]&amp;&quot;,&quot;&amp;[.L161]&amp;&quot;,&quot;&amp;[.M161]&amp;&quot;,&quot;&amp;[.N161]&amp;&quot;,&quot;&amp;[.S161]&amp;&quot;,&quot;&amp;[.T161]&amp;&quot;,&quot;&amp;[.U161]&amp;&quot;,&quot;&amp;[.V161]&amp;&quot;,&quot;&amp;[.W161]&amp;&quot;,&quot;&amp;[.X161]&amp;&quot;,&quot;&amp;[.Y161]&amp;&quot;,0,CURDATE(),CURDATE())&quot;&amp;IF(AND([.B161]&lt;&gt;INDIRECT(ADDRESS(ROW([.B161]) + 1;2));INDIRECT(ADDRESS(ROW([.A161]) + 1;1)) &gt; 0); &quot;;&quot;&amp;CHAR(13)&amp;CHAR(10)&amp;CHAR(13)&amp;CHAR(10)&amp;[.AA$3];IF(INDIRECT(ADDRESS(ROW([.A161]) + 1;1)) &gt; 0;&quot;,&quot;;&quot;;&quot;))" office:value-type="string" office:string-value="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62])-3" office:value-type="float" office:value="159" calcext:value-type="float">
            <text:p>159</text:p>
          </table:table-cell>
          <table:table-cell table:style-name="ce13" office:value-type="string" calcext:value-type="string">
            <text:p>Ripresa.2 misti e molte gambe</text:p>
          </table:table-cell>
          <table:table-cell table:style-name="ce13" table:formula="of:=IF([.B162]=[.B161];[.C161]+1;1)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3SFPR</text:p>
          </table:table-cell>
          <table:table-cell table:style-name="ce17" table:formula="of:=VLOOKUP([.F162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16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3" table:formula="of:=&quot;(select t.id from &quot;&amp;[.F$2]&amp;&quot; t where t.&quot;&amp;[.F$3]&amp;&quot; = '&quot;&amp;[.F162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13" table:formula="of:=&quot;(select t.id from &quot;&amp;[.H$2]&amp;&quot; t where t.&quot;&amp;[.H$3]&amp;&quot; = '&quot;&amp;[.H16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6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1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62]&amp;&quot;,&quot;&amp;[.C162]&amp;&quot;,&quot;&amp;IF(ISBLANK([.D162]);0;[.D162])&amp;&quot;,&quot;&amp;IF(ISBLANK([.E162]);0;[.E162])&amp;&quot;,&quot;&amp;[.I162]&amp;&quot;,&quot;&amp;[.J162]&amp;&quot;,&quot;&amp;[.K162]&amp;&quot;,&quot;&amp;[.L162]&amp;&quot;,&quot;&amp;[.M162]&amp;&quot;,&quot;&amp;[.N162]&amp;&quot;,&quot;&amp;[.S162]&amp;&quot;,&quot;&amp;[.T162]&amp;&quot;,&quot;&amp;[.U162]&amp;&quot;,&quot;&amp;[.V162]&amp;&quot;,&quot;&amp;[.W162]&amp;&quot;,&quot;&amp;[.X162]&amp;&quot;,&quot;&amp;[.Y162]&amp;&quot;,0,CURDATE(),CURDATE())&quot;&amp;IF(AND([.B162]&lt;&gt;INDIRECT(ADDRESS(ROW([.B162]) + 1;2));INDIRECT(ADDRESS(ROW([.A162]) + 1;1)) &gt; 0); &quot;;&quot;&amp;CHAR(13)&amp;CHAR(10)&amp;CHAR(13)&amp;CHAR(10)&amp;[.AA$3];IF(INDIRECT(ADDRESS(ROW([.A162]) + 1;1)) &gt; 0;&quot;,&quot;;&quot;;&quot;))" office:value-type="string" office:string-value="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63])-3" office:value-type="float" office:value="160" calcext:value-type="float">
            <text:p>160</text:p>
          </table:table-cell>
          <table:table-cell table:style-name="ce13" office:value-type="string" calcext:value-type="string">
            <text:p>Ripresa.2 misti e molte gambe</text:p>
          </table:table-cell>
          <table:table-cell table:style-name="ce13" table:formula="of:=IF([.B163]=[.B162];[.C162]+1;1)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GSLRA</text:p>
          </table:table-cell>
          <table:table-cell table:style-name="ce17" table:formula="of:=VLOOKUP([.F16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16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3" table:formula="of:=&quot;(select t.id from &quot;&amp;[.F$2]&amp;&quot; t where t.&quot;&amp;[.F$3]&amp;&quot; = '&quot;&amp;[.F16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13" table:formula="of:=&quot;(select t.id from &quot;&amp;[.H$2]&amp;&quot; t where t.&quot;&amp;[.H$3]&amp;&quot; = '&quot;&amp;[.H16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6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1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63]&amp;&quot;,&quot;&amp;[.C163]&amp;&quot;,&quot;&amp;IF(ISBLANK([.D163]);0;[.D163])&amp;&quot;,&quot;&amp;IF(ISBLANK([.E163]);0;[.E163])&amp;&quot;,&quot;&amp;[.I163]&amp;&quot;,&quot;&amp;[.J163]&amp;&quot;,&quot;&amp;[.K163]&amp;&quot;,&quot;&amp;[.L163]&amp;&quot;,&quot;&amp;[.M163]&amp;&quot;,&quot;&amp;[.N163]&amp;&quot;,&quot;&amp;[.S163]&amp;&quot;,&quot;&amp;[.T163]&amp;&quot;,&quot;&amp;[.U163]&amp;&quot;,&quot;&amp;[.V163]&amp;&quot;,&quot;&amp;[.W163]&amp;&quot;,&quot;&amp;[.X163]&amp;&quot;,&quot;&amp;[.Y163]&amp;&quot;,0,CURDATE(),CURDATE())&quot;&amp;IF(AND([.B163]&lt;&gt;INDIRECT(ADDRESS(ROW([.B163]) + 1;2));INDIRECT(ADDRESS(ROW([.A163]) + 1;1)) &gt; 0); &quot;;&quot;&amp;CHAR(13)&amp;CHAR(10)&amp;CHAR(13)&amp;CHAR(10)&amp;[.AA$3];IF(INDIRECT(ADDRESS(ROW([.A163]) + 1;1)) &gt; 0;&quot;,&quot;;&quot;;&quot;))" office:value-type="string" office:string-value="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64])-3" office:value-type="float" office:value="161" calcext:value-type="float">
            <text:p>161</text:p>
          </table:table-cell>
          <table:table-cell table:style-name="ce13" office:value-type="string" calcext:value-type="string">
            <text:p>Ripresa.2 misti e molte gambe</text:p>
          </table:table-cell>
          <table:table-cell table:style-name="ce13" table:formula="of:=IF([.B164]=[.B163];[.C163]+1;1)" office:value-type="float" office:value="17" calcext:value-type="float">
            <text:p>1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16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6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3" table:formula="of:=&quot;(select t.id from &quot;&amp;[.F$2]&amp;&quot; t where t.&quot;&amp;[.F$3]&amp;&quot; = '&quot;&amp;[.F16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16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3" table:formula="of:=&quot;(select t.id from &quot;&amp;[.O$2]&amp;&quot; t where t.&quot;&amp;[.O$3]&amp;&quot; = '&quot;&amp;[.O1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64]&amp;&quot;,&quot;&amp;[.C164]&amp;&quot;,&quot;&amp;IF(ISBLANK([.D164]);0;[.D164])&amp;&quot;,&quot;&amp;IF(ISBLANK([.E164]);0;[.E164])&amp;&quot;,&quot;&amp;[.I164]&amp;&quot;,&quot;&amp;[.J164]&amp;&quot;,&quot;&amp;[.K164]&amp;&quot;,&quot;&amp;[.L164]&amp;&quot;,&quot;&amp;[.M164]&amp;&quot;,&quot;&amp;[.N164]&amp;&quot;,&quot;&amp;[.S164]&amp;&quot;,&quot;&amp;[.T164]&amp;&quot;,&quot;&amp;[.U164]&amp;&quot;,&quot;&amp;[.V164]&amp;&quot;,&quot;&amp;[.W164]&amp;&quot;,&quot;&amp;[.X164]&amp;&quot;,&quot;&amp;[.Y164]&amp;&quot;,0,CURDATE(),CURDATE())&quot;&amp;IF(AND([.B164]&lt;&gt;INDIRECT(ADDRESS(ROW([.B164]) + 1;2));INDIRECT(ADDRESS(ROW([.A164]) + 1;1)) &gt; 0); &quot;;&quot;&amp;CHAR(13)&amp;CHAR(10)&amp;CHAR(13)&amp;CHAR(10)&amp;[.AA$3];IF(INDIRECT(ADDRESS(ROW([.A164]) + 1;1)) &gt; 0;&quot;,&quot;;&quot;;&quot;))" office:value-type="string" office:string-value="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3" table:formula="of:=ROW([.A165])-3" office:value-type="float" office:value="162" calcext:value-type="float">
            <text:p>162</text:p>
          </table:table-cell>
          <table:table-cell table:style-name="ce13" office:value-type="string" calcext:value-type="string">
            <text:p>Ripresa.2 misti e molte gambe</text:p>
          </table:table-cell>
          <table:table-cell table:style-name="ce13" table:formula="of:=IF([.B165]=[.B164];[.C164]+1;1)" office:value-type="float" office:value="18" calcext:value-type="float">
            <text:p>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DOCM</text:p>
          </table:table-cell>
          <table:table-cell table:style-name="ce17" table:formula="of:=VLOOKUP([.F16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6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13" table:formula="of:=&quot;(select t.id from &quot;&amp;[.F$2]&amp;&quot; t where t.&quot;&amp;[.F$3]&amp;&quot; = '&quot;&amp;[.F16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13" table:formula="of:=&quot;(select t.id from &quot;&amp;[.H$2]&amp;&quot; t where t.&quot;&amp;[.H$3]&amp;&quot; = '&quot;&amp;[.H16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3" table:formula="of:=&quot;(select t.id from &quot;&amp;[.O$2]&amp;&quot; t where t.&quot;&amp;[.O$3]&amp;&quot; = '&quot;&amp;[.O1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65]&amp;&quot;,&quot;&amp;[.C165]&amp;&quot;,&quot;&amp;IF(ISBLANK([.D165]);0;[.D165])&amp;&quot;,&quot;&amp;IF(ISBLANK([.E165]);0;[.E165])&amp;&quot;,&quot;&amp;[.I165]&amp;&quot;,&quot;&amp;[.J165]&amp;&quot;,&quot;&amp;[.K165]&amp;&quot;,&quot;&amp;[.L165]&amp;&quot;,&quot;&amp;[.M165]&amp;&quot;,&quot;&amp;[.N165]&amp;&quot;,&quot;&amp;[.S165]&amp;&quot;,&quot;&amp;[.T165]&amp;&quot;,&quot;&amp;[.U165]&amp;&quot;,&quot;&amp;[.V165]&amp;&quot;,&quot;&amp;[.W165]&amp;&quot;,&quot;&amp;[.X165]&amp;&quot;,&quot;&amp;[.Y165]&amp;&quot;,0,CURDATE(),CURDATE())&quot;&amp;IF(AND([.B165]&lt;&gt;INDIRECT(ADDRESS(ROW([.B165]) + 1;2));INDIRECT(ADDRESS(ROW([.A165]) + 1;1)) &gt; 0); &quot;;&quot;&amp;CHAR(13)&amp;CHAR(10)&amp;CHAR(13)&amp;CHAR(10)&amp;[.AA$3];IF(INDIRECT(ADDRESS(ROW([.A165]) + 1;1)) &gt; 0;&quot;,&quot;;&quot;;&quot;))" office:value-type="string" office:string-value="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3" table:formula="of:=ROW([.A166])-3" office:value-type="float" office:value="163" calcext:value-type="float">
            <text:p>163</text:p>
          </table:table-cell>
          <table:table-cell table:style-name="ce13" office:value-type="string" calcext:value-type="string">
            <text:p>Ripresa.3 fartlek gambe ed aerobico</text:p>
          </table:table-cell>
          <table:table-cell table:style-name="ce13" table:formula="of:=IF([.B166]=[.B165];[.C165]+1;1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16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R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6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3" table:formula="of:=&quot;(select t.id from &quot;&amp;[.F$2]&amp;&quot; t where t.&quot;&amp;[.F$3]&amp;&quot; = '&quot;&amp;[.F16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16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3" table:formula="of:=&quot;(select t.id from &quot;&amp;[.O$2]&amp;&quot; t where t.&quot;&amp;[.O$3]&amp;&quot; = '&quot;&amp;[.O1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66]&amp;&quot;,&quot;&amp;[.C166]&amp;&quot;,&quot;&amp;IF(ISBLANK([.D166]);0;[.D166])&amp;&quot;,&quot;&amp;IF(ISBLANK([.E166]);0;[.E166])&amp;&quot;,&quot;&amp;[.I166]&amp;&quot;,&quot;&amp;[.J166]&amp;&quot;,&quot;&amp;[.K166]&amp;&quot;,&quot;&amp;[.L166]&amp;&quot;,&quot;&amp;[.M166]&amp;&quot;,&quot;&amp;[.N166]&amp;&quot;,&quot;&amp;[.S166]&amp;&quot;,&quot;&amp;[.T166]&amp;&quot;,&quot;&amp;[.U166]&amp;&quot;,&quot;&amp;[.V166]&amp;&quot;,&quot;&amp;[.W166]&amp;&quot;,&quot;&amp;[.X166]&amp;&quot;,&quot;&amp;[.Y166]&amp;&quot;,0,CURDATE(),CURDATE())&quot;&amp;IF(AND([.B166]&lt;&gt;INDIRECT(ADDRESS(ROW([.B166]) + 1;2));INDIRECT(ADDRESS(ROW([.A166]) + 1;1)) &gt; 0); &quot;;&quot;&amp;CHAR(13)&amp;CHAR(10)&amp;CHAR(13)&amp;CHAR(10)&amp;[.AA$3];IF(INDIRECT(ADDRESS(ROW([.A166]) + 1;1)) &gt; 0;&quot;,&quot;;&quot;;&quot;))" office:value-type="string" office:string-value="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67])-3" office:value-type="float" office:value="164" calcext:value-type="float">
            <text:p>164</text:p>
          </table:table-cell>
          <table:table-cell table:style-name="ce13" office:value-type="string" calcext:value-type="string">
            <text:p>Ripresa.3 fartlek gambe ed aerobico</text:p>
          </table:table-cell>
          <table:table-cell table:style-name="ce13" table:formula="of:=IF([.B167]=[.B166];[.C166]+1;1)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SLTA</text:p>
          </table:table-cell>
          <table:table-cell table:style-name="ce17" table:formula="of:=VLOOKUP([.F16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6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3" table:formula="of:=&quot;(select t.id from &quot;&amp;[.F$2]&amp;&quot; t where t.&quot;&amp;[.F$3]&amp;&quot; = '&quot;&amp;[.F16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13" table:formula="of:=&quot;(select t.id from &quot;&amp;[.H$2]&amp;&quot; t where t.&quot;&amp;[.H$3]&amp;&quot; = '&quot;&amp;[.H1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67]&amp;&quot;,&quot;&amp;[.C167]&amp;&quot;,&quot;&amp;IF(ISBLANK([.D167]);0;[.D167])&amp;&quot;,&quot;&amp;IF(ISBLANK([.E167]);0;[.E167])&amp;&quot;,&quot;&amp;[.I167]&amp;&quot;,&quot;&amp;[.J167]&amp;&quot;,&quot;&amp;[.K167]&amp;&quot;,&quot;&amp;[.L167]&amp;&quot;,&quot;&amp;[.M167]&amp;&quot;,&quot;&amp;[.N167]&amp;&quot;,&quot;&amp;[.S167]&amp;&quot;,&quot;&amp;[.T167]&amp;&quot;,&quot;&amp;[.U167]&amp;&quot;,&quot;&amp;[.V167]&amp;&quot;,&quot;&amp;[.W167]&amp;&quot;,&quot;&amp;[.X167]&amp;&quot;,&quot;&amp;[.Y167]&amp;&quot;,0,CURDATE(),CURDATE())&quot;&amp;IF(AND([.B167]&lt;&gt;INDIRECT(ADDRESS(ROW([.B167]) + 1;2));INDIRECT(ADDRESS(ROW([.A167]) + 1;1)) &gt; 0); &quot;;&quot;&amp;CHAR(13)&amp;CHAR(10)&amp;CHAR(13)&amp;CHAR(10)&amp;[.AA$3];IF(INDIRECT(ADDRESS(ROW([.A167]) + 1;1)) &gt; 0;&quot;,&quot;;&quot;;&quot;))" office:value-type="string" office:string-value="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68])-3" office:value-type="float" office:value="165" calcext:value-type="float">
            <text:p>165</text:p>
          </table:table-cell>
          <table:table-cell table:style-name="ce13" office:value-type="string" calcext:value-type="string">
            <text:p>Ripresa.3 fartlek gambe ed aerobico</text:p>
          </table:table-cell>
          <table:table-cell table:style-name="ce13" table:formula="of:=IF([.B168]=[.B167];[.C167]+1;1)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SLCP</text:p>
          </table:table-cell>
          <table:table-cell table:style-name="ce17" table:formula="of:=VLOOKUP([.F16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6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3" table:formula="of:=&quot;(select t.id from &quot;&amp;[.F$2]&amp;&quot; t where t.&quot;&amp;[.F$3]&amp;&quot; = '&quot;&amp;[.F16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13" table:formula="of:=&quot;(select t.id from &quot;&amp;[.H$2]&amp;&quot; t where t.&quot;&amp;[.H$3]&amp;&quot; = '&quot;&amp;[.H1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68]&amp;&quot;,&quot;&amp;[.C168]&amp;&quot;,&quot;&amp;IF(ISBLANK([.D168]);0;[.D168])&amp;&quot;,&quot;&amp;IF(ISBLANK([.E168]);0;[.E168])&amp;&quot;,&quot;&amp;[.I168]&amp;&quot;,&quot;&amp;[.J168]&amp;&quot;,&quot;&amp;[.K168]&amp;&quot;,&quot;&amp;[.L168]&amp;&quot;,&quot;&amp;[.M168]&amp;&quot;,&quot;&amp;[.N168]&amp;&quot;,&quot;&amp;[.S168]&amp;&quot;,&quot;&amp;[.T168]&amp;&quot;,&quot;&amp;[.U168]&amp;&quot;,&quot;&amp;[.V168]&amp;&quot;,&quot;&amp;[.W168]&amp;&quot;,&quot;&amp;[.X168]&amp;&quot;,&quot;&amp;[.Y168]&amp;&quot;,0,CURDATE(),CURDATE())&quot;&amp;IF(AND([.B168]&lt;&gt;INDIRECT(ADDRESS(ROW([.B168]) + 1;2));INDIRECT(ADDRESS(ROW([.A168]) + 1;1)) &gt; 0); &quot;;&quot;&amp;CHAR(13)&amp;CHAR(10)&amp;CHAR(13)&amp;CHAR(10)&amp;[.AA$3];IF(INDIRECT(ADDRESS(ROW([.A168]) + 1;1)) &gt; 0;&quot;,&quot;;&quot;;&quot;))" office:value-type="string" office:string-value="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69])-3" office:value-type="float" office:value="166" calcext:value-type="float">
            <text:p>166</text:p>
          </table:table-cell>
          <table:table-cell table:style-name="ce13" office:value-type="string" calcext:value-type="string">
            <text:p>Ripresa.3 fartlek gambe ed aerobico</text:p>
          </table:table-cell>
          <table:table-cell table:style-name="ce13" table:formula="of:=IF([.B169]=[.B168];[.C168]+1;1)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SLDA</text:p>
          </table:table-cell>
          <table:table-cell table:style-name="ce17" table:formula="of:=VLOOKUP([.F16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6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3" table:formula="of:=&quot;(select t.id from &quot;&amp;[.F$2]&amp;&quot; t where t.&quot;&amp;[.F$3]&amp;&quot; = '&quot;&amp;[.F16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13" table:formula="of:=&quot;(select t.id from &quot;&amp;[.H$2]&amp;&quot; t where t.&quot;&amp;[.H$3]&amp;&quot; = '&quot;&amp;[.H1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69]&amp;&quot;,&quot;&amp;[.C169]&amp;&quot;,&quot;&amp;IF(ISBLANK([.D169]);0;[.D169])&amp;&quot;,&quot;&amp;IF(ISBLANK([.E169]);0;[.E169])&amp;&quot;,&quot;&amp;[.I169]&amp;&quot;,&quot;&amp;[.J169]&amp;&quot;,&quot;&amp;[.K169]&amp;&quot;,&quot;&amp;[.L169]&amp;&quot;,&quot;&amp;[.M169]&amp;&quot;,&quot;&amp;[.N169]&amp;&quot;,&quot;&amp;[.S169]&amp;&quot;,&quot;&amp;[.T169]&amp;&quot;,&quot;&amp;[.U169]&amp;&quot;,&quot;&amp;[.V169]&amp;&quot;,&quot;&amp;[.W169]&amp;&quot;,&quot;&amp;[.X169]&amp;&quot;,&quot;&amp;[.Y169]&amp;&quot;,0,CURDATE(),CURDATE())&quot;&amp;IF(AND([.B169]&lt;&gt;INDIRECT(ADDRESS(ROW([.B169]) + 1;2));INDIRECT(ADDRESS(ROW([.A169]) + 1;1)) &gt; 0); &quot;;&quot;&amp;CHAR(13)&amp;CHAR(10)&amp;CHAR(13)&amp;CHAR(10)&amp;[.AA$3];IF(INDIRECT(ADDRESS(ROW([.A169]) + 1;1)) &gt; 0;&quot;,&quot;;&quot;;&quot;))" office:value-type="string" office:string-value="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70])-3" office:value-type="float" office:value="167" calcext:value-type="float">
            <text:p>167</text:p>
          </table:table-cell>
          <table:table-cell table:style-name="ce13" office:value-type="string" calcext:value-type="string">
            <text:p>Ripresa.3 fartlek gambe ed aerobico</text:p>
          </table:table-cell>
          <table:table-cell table:style-name="ce13" table:formula="of:=IF([.B170]=[.B169];[.C169]+1;1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FABS</text:p>
          </table:table-cell>
          <table:table-cell table:style-name="ce17" table:formula="of:=VLOOKUP([.F17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70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3" table:formula="of:=&quot;(select t.id from &quot;&amp;[.F$2]&amp;&quot; t where t.&quot;&amp;[.F$3]&amp;&quot; = '&quot;&amp;[.F17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13" table:formula="of:=&quot;(select t.id from &quot;&amp;[.H$2]&amp;&quot; t where t.&quot;&amp;[.H$3]&amp;&quot; = '&quot;&amp;[.H1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70]&amp;&quot;,&quot;&amp;[.C170]&amp;&quot;,&quot;&amp;IF(ISBLANK([.D170]);0;[.D170])&amp;&quot;,&quot;&amp;IF(ISBLANK([.E170]);0;[.E170])&amp;&quot;,&quot;&amp;[.I170]&amp;&quot;,&quot;&amp;[.J170]&amp;&quot;,&quot;&amp;[.K170]&amp;&quot;,&quot;&amp;[.L170]&amp;&quot;,&quot;&amp;[.M170]&amp;&quot;,&quot;&amp;[.N170]&amp;&quot;,&quot;&amp;[.S170]&amp;&quot;,&quot;&amp;[.T170]&amp;&quot;,&quot;&amp;[.U170]&amp;&quot;,&quot;&amp;[.V170]&amp;&quot;,&quot;&amp;[.W170]&amp;&quot;,&quot;&amp;[.X170]&amp;&quot;,&quot;&amp;[.Y170]&amp;&quot;,0,CURDATE(),CURDATE())&quot;&amp;IF(AND([.B170]&lt;&gt;INDIRECT(ADDRESS(ROW([.B170]) + 1;2));INDIRECT(ADDRESS(ROW([.A170]) + 1;1)) &gt; 0); &quot;;&quot;&amp;CHAR(13)&amp;CHAR(10)&amp;CHAR(13)&amp;CHAR(10)&amp;[.AA$3];IF(INDIRECT(ADDRESS(ROW([.A170]) + 1;1)) &gt; 0;&quot;,&quot;;&quot;;&quot;))" office:value-type="string" office:string-value="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71])-3" office:value-type="float" office:value="168" calcext:value-type="float">
            <text:p>168</text:p>
          </table:table-cell>
          <table:table-cell table:style-name="ce13" office:value-type="string" calcext:value-type="string">
            <text:p>Ripresa.3 fartlek gambe ed aerobico</text:p>
          </table:table-cell>
          <table:table-cell table:style-name="ce13" table:formula="of:=IF([.B171]=[.B170];[.C170]+1;1)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FACP</text:p>
          </table:table-cell>
          <table:table-cell table:style-name="ce17" table:formula="of:=VLOOKUP([.F17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71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3" table:formula="of:=&quot;(select t.id from &quot;&amp;[.F$2]&amp;&quot; t where t.&quot;&amp;[.F$3]&amp;&quot; = '&quot;&amp;[.F17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13" table:formula="of:=&quot;(select t.id from &quot;&amp;[.H$2]&amp;&quot; t where t.&quot;&amp;[.H$3]&amp;&quot; = '&quot;&amp;[.H17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71]&amp;&quot;,&quot;&amp;[.C171]&amp;&quot;,&quot;&amp;IF(ISBLANK([.D171]);0;[.D171])&amp;&quot;,&quot;&amp;IF(ISBLANK([.E171]);0;[.E171])&amp;&quot;,&quot;&amp;[.I171]&amp;&quot;,&quot;&amp;[.J171]&amp;&quot;,&quot;&amp;[.K171]&amp;&quot;,&quot;&amp;[.L171]&amp;&quot;,&quot;&amp;[.M171]&amp;&quot;,&quot;&amp;[.N171]&amp;&quot;,&quot;&amp;[.S171]&amp;&quot;,&quot;&amp;[.T171]&amp;&quot;,&quot;&amp;[.U171]&amp;&quot;,&quot;&amp;[.V171]&amp;&quot;,&quot;&amp;[.W171]&amp;&quot;,&quot;&amp;[.X171]&amp;&quot;,&quot;&amp;[.Y171]&amp;&quot;,0,CURDATE(),CURDATE())&quot;&amp;IF(AND([.B171]&lt;&gt;INDIRECT(ADDRESS(ROW([.B171]) + 1;2));INDIRECT(ADDRESS(ROW([.A171]) + 1;1)) &gt; 0); &quot;;&quot;&amp;CHAR(13)&amp;CHAR(10)&amp;CHAR(13)&amp;CHAR(10)&amp;[.AA$3];IF(INDIRECT(ADDRESS(ROW([.A171]) + 1;1)) &gt; 0;&quot;,&quot;;&quot;;&quot;))" office:value-type="string" office:string-value="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72])-3" office:value-type="float" office:value="169" calcext:value-type="float">
            <text:p>169</text:p>
          </table:table-cell>
          <table:table-cell table:style-name="ce13" office:value-type="string" calcext:value-type="string">
            <text:p>Ripresa.3 fartlek gambe ed aerobico</text:p>
          </table:table-cell>
          <table:table-cell table:style-name="ce13" table:formula="of:=IF([.B172]=[.B171];[.C171]+1;1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FADA</text:p>
          </table:table-cell>
          <table:table-cell table:style-name="ce17" table:formula="of:=VLOOKUP([.F17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72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3" table:formula="of:=&quot;(select t.id from &quot;&amp;[.F$2]&amp;&quot; t where t.&quot;&amp;[.F$3]&amp;&quot; = '&quot;&amp;[.F17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13" table:formula="of:=&quot;(select t.id from &quot;&amp;[.H$2]&amp;&quot; t where t.&quot;&amp;[.H$3]&amp;&quot; = '&quot;&amp;[.H17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72]&amp;&quot;,&quot;&amp;[.C172]&amp;&quot;,&quot;&amp;IF(ISBLANK([.D172]);0;[.D172])&amp;&quot;,&quot;&amp;IF(ISBLANK([.E172]);0;[.E172])&amp;&quot;,&quot;&amp;[.I172]&amp;&quot;,&quot;&amp;[.J172]&amp;&quot;,&quot;&amp;[.K172]&amp;&quot;,&quot;&amp;[.L172]&amp;&quot;,&quot;&amp;[.M172]&amp;&quot;,&quot;&amp;[.N172]&amp;&quot;,&quot;&amp;[.S172]&amp;&quot;,&quot;&amp;[.T172]&amp;&quot;,&quot;&amp;[.U172]&amp;&quot;,&quot;&amp;[.V172]&amp;&quot;,&quot;&amp;[.W172]&amp;&quot;,&quot;&amp;[.X172]&amp;&quot;,&quot;&amp;[.Y172]&amp;&quot;,0,CURDATE(),CURDATE())&quot;&amp;IF(AND([.B172]&lt;&gt;INDIRECT(ADDRESS(ROW([.B172]) + 1;2));INDIRECT(ADDRESS(ROW([.A172]) + 1;1)) &gt; 0); &quot;;&quot;&amp;CHAR(13)&amp;CHAR(10)&amp;CHAR(13)&amp;CHAR(10)&amp;[.AA$3];IF(INDIRECT(ADDRESS(ROW([.A172]) + 1;1)) &gt; 0;&quot;,&quot;;&quot;;&quot;))" office:value-type="string" office:string-value="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73])-3" office:value-type="float" office:value="170" calcext:value-type="float">
            <text:p>170</text:p>
          </table:table-cell>
          <table:table-cell table:style-name="ce13" office:value-type="string" calcext:value-type="string">
            <text:p>Ripresa.3 fartlek gambe ed aerobico</text:p>
          </table:table-cell>
          <table:table-cell table:style-name="ce13" table:formula="of:=IF([.B173]=[.B172];[.C172]+1;1)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A2GUFA</text:p>
          </table:table-cell>
          <table:table-cell table:style-name="ce17" table:formula="of:=VLOOKUP([.F17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7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3" table:formula="of:=&quot;(select t.id from &quot;&amp;[.F$2]&amp;&quot; t where t.&quot;&amp;[.F$3]&amp;&quot; = '&quot;&amp;[.F17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13" table:formula="of:=&quot;(select t.id from &quot;&amp;[.H$2]&amp;&quot; t where t.&quot;&amp;[.H$3]&amp;&quot; = '&quot;&amp;[.H17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73]&amp;&quot;,&quot;&amp;[.C173]&amp;&quot;,&quot;&amp;IF(ISBLANK([.D173]);0;[.D173])&amp;&quot;,&quot;&amp;IF(ISBLANK([.E173]);0;[.E173])&amp;&quot;,&quot;&amp;[.I173]&amp;&quot;,&quot;&amp;[.J173]&amp;&quot;,&quot;&amp;[.K173]&amp;&quot;,&quot;&amp;[.L173]&amp;&quot;,&quot;&amp;[.M173]&amp;&quot;,&quot;&amp;[.N173]&amp;&quot;,&quot;&amp;[.S173]&amp;&quot;,&quot;&amp;[.T173]&amp;&quot;,&quot;&amp;[.U173]&amp;&quot;,&quot;&amp;[.V173]&amp;&quot;,&quot;&amp;[.W173]&amp;&quot;,&quot;&amp;[.X173]&amp;&quot;,&quot;&amp;[.Y173]&amp;&quot;,0,CURDATE(),CURDATE())&quot;&amp;IF(AND([.B173]&lt;&gt;INDIRECT(ADDRESS(ROW([.B173]) + 1;2));INDIRECT(ADDRESS(ROW([.A173]) + 1;1)) &gt; 0); &quot;;&quot;&amp;CHAR(13)&amp;CHAR(10)&amp;CHAR(13)&amp;CHAR(10)&amp;[.AA$3];IF(INDIRECT(ADDRESS(ROW([.A173]) + 1;1)) &gt; 0;&quot;,&quot;;&quot;;&quot;))" office:value-type="string" office:string-value="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74])-3" office:value-type="float" office:value="171" calcext:value-type="float">
            <text:p>171</text:p>
          </table:table-cell>
          <table:table-cell table:style-name="ce13" office:value-type="string" calcext:value-type="string">
            <text:p>Ripresa.3 fartlek gambe ed aerobico</text:p>
          </table:table-cell>
          <table:table-cell table:style-name="ce13" table:formula="of:=IF([.B174]=[.B173];[.C173]+1;1)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C1GSF1</text:p>
          </table:table-cell>
          <table:table-cell table:style-name="ce17" table:formula="of:=VLOOKUP([.F174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174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3" table:formula="of:=&quot;(select t.id from &quot;&amp;[.F$2]&amp;&quot; t where t.&quot;&amp;[.F$3]&amp;&quot; = '&quot;&amp;[.F174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13" table:formula="of:=&quot;(select t.id from &quot;&amp;[.H$2]&amp;&quot; t where t.&quot;&amp;[.H$3]&amp;&quot; = '&quot;&amp;[.H1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7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1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74]&amp;&quot;,&quot;&amp;[.C174]&amp;&quot;,&quot;&amp;IF(ISBLANK([.D174]);0;[.D174])&amp;&quot;,&quot;&amp;IF(ISBLANK([.E174]);0;[.E174])&amp;&quot;,&quot;&amp;[.I174]&amp;&quot;,&quot;&amp;[.J174]&amp;&quot;,&quot;&amp;[.K174]&amp;&quot;,&quot;&amp;[.L174]&amp;&quot;,&quot;&amp;[.M174]&amp;&quot;,&quot;&amp;[.N174]&amp;&quot;,&quot;&amp;[.S174]&amp;&quot;,&quot;&amp;[.T174]&amp;&quot;,&quot;&amp;[.U174]&amp;&quot;,&quot;&amp;[.V174]&amp;&quot;,&quot;&amp;[.W174]&amp;&quot;,&quot;&amp;[.X174]&amp;&quot;,&quot;&amp;[.Y174]&amp;&quot;,0,CURDATE(),CURDATE())&quot;&amp;IF(AND([.B174]&lt;&gt;INDIRECT(ADDRESS(ROW([.B174]) + 1;2));INDIRECT(ADDRESS(ROW([.A174]) + 1;1)) &gt; 0); &quot;;&quot;&amp;CHAR(13)&amp;CHAR(10)&amp;CHAR(13)&amp;CHAR(10)&amp;[.AA$3];IF(INDIRECT(ADDRESS(ROW([.A174]) + 1;1)) &gt; 0;&quot;,&quot;;&quot;;&quot;))" office:value-type="string" office:string-value="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75])-3" office:value-type="float" office:value="172" calcext:value-type="float">
            <text:p>172</text:p>
          </table:table-cell>
          <table:table-cell table:style-name="ce13" office:value-type="string" calcext:value-type="string">
            <text:p>Ripresa.3 fartlek gambe ed aerobico</text:p>
          </table:table-cell>
          <table:table-cell table:style-name="ce13" table:formula="of:=IF([.B175]=[.B174];[.C174]+1;1)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GADO</text:p>
          </table:table-cell>
          <table:table-cell table:style-name="ce17" table:formula="of:=VLOOKUP([.F175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75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3" table:formula="of:=&quot;(select t.id from &quot;&amp;[.F$2]&amp;&quot; t where t.&quot;&amp;[.F$3]&amp;&quot; = '&quot;&amp;[.F175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13" table:formula="of:=&quot;(select t.id from &quot;&amp;[.H$2]&amp;&quot; t where t.&quot;&amp;[.H$3]&amp;&quot; = '&quot;&amp;[.H1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75]&amp;&quot;,&quot;&amp;[.C175]&amp;&quot;,&quot;&amp;IF(ISBLANK([.D175]);0;[.D175])&amp;&quot;,&quot;&amp;IF(ISBLANK([.E175]);0;[.E175])&amp;&quot;,&quot;&amp;[.I175]&amp;&quot;,&quot;&amp;[.J175]&amp;&quot;,&quot;&amp;[.K175]&amp;&quot;,&quot;&amp;[.L175]&amp;&quot;,&quot;&amp;[.M175]&amp;&quot;,&quot;&amp;[.N175]&amp;&quot;,&quot;&amp;[.S175]&amp;&quot;,&quot;&amp;[.T175]&amp;&quot;,&quot;&amp;[.U175]&amp;&quot;,&quot;&amp;[.V175]&amp;&quot;,&quot;&amp;[.W175]&amp;&quot;,&quot;&amp;[.X175]&amp;&quot;,&quot;&amp;[.Y175]&amp;&quot;,0,CURDATE(),CURDATE())&quot;&amp;IF(AND([.B175]&lt;&gt;INDIRECT(ADDRESS(ROW([.B175]) + 1;2));INDIRECT(ADDRESS(ROW([.A175]) + 1;1)) &gt; 0); &quot;;&quot;&amp;CHAR(13)&amp;CHAR(10)&amp;CHAR(13)&amp;CHAR(10)&amp;[.AA$3];IF(INDIRECT(ADDRESS(ROW([.A175]) + 1;1)) &gt; 0;&quot;,&quot;;&quot;;&quot;))" office:value-type="string" office:string-value="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76])-3" office:value-type="float" office:value="173" calcext:value-type="float">
            <text:p>173</text:p>
          </table:table-cell>
          <table:table-cell table:style-name="ce13" office:value-type="string" calcext:value-type="string">
            <text:p>Ripresa.3 fartlek gambe ed aerobico</text:p>
          </table:table-cell>
          <table:table-cell table:style-name="ce13" table:formula="of:=IF([.B176]=[.B175];[.C175]+1;1)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GARA</text:p>
          </table:table-cell>
          <table:table-cell table:style-name="ce17" table:formula="of:=VLOOKUP([.F176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7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3" table:formula="of:=&quot;(select t.id from &quot;&amp;[.F$2]&amp;&quot; t where t.&quot;&amp;[.F$3]&amp;&quot; = '&quot;&amp;[.F176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13" table:formula="of:=&quot;(select t.id from &quot;&amp;[.H$2]&amp;&quot; t where t.&quot;&amp;[.H$3]&amp;&quot; = '&quot;&amp;[.H1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76]&amp;&quot;,&quot;&amp;[.C176]&amp;&quot;,&quot;&amp;IF(ISBLANK([.D176]);0;[.D176])&amp;&quot;,&quot;&amp;IF(ISBLANK([.E176]);0;[.E176])&amp;&quot;,&quot;&amp;[.I176]&amp;&quot;,&quot;&amp;[.J176]&amp;&quot;,&quot;&amp;[.K176]&amp;&quot;,&quot;&amp;[.L176]&amp;&quot;,&quot;&amp;[.M176]&amp;&quot;,&quot;&amp;[.N176]&amp;&quot;,&quot;&amp;[.S176]&amp;&quot;,&quot;&amp;[.T176]&amp;&quot;,&quot;&amp;[.U176]&amp;&quot;,&quot;&amp;[.V176]&amp;&quot;,&quot;&amp;[.W176]&amp;&quot;,&quot;&amp;[.X176]&amp;&quot;,&quot;&amp;[.Y176]&amp;&quot;,0,CURDATE(),CURDATE())&quot;&amp;IF(AND([.B176]&lt;&gt;INDIRECT(ADDRESS(ROW([.B176]) + 1;2));INDIRECT(ADDRESS(ROW([.A176]) + 1;1)) &gt; 0); &quot;;&quot;&amp;CHAR(13)&amp;CHAR(10)&amp;CHAR(13)&amp;CHAR(10)&amp;[.AA$3];IF(INDIRECT(ADDRESS(ROW([.A176]) + 1;1)) &gt; 0;&quot;,&quot;;&quot;;&quot;))" office:value-type="string" office:string-value="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77])-3" office:value-type="float" office:value="174" calcext:value-type="float">
            <text:p>174</text:p>
          </table:table-cell>
          <table:table-cell table:style-name="ce13" office:value-type="string" calcext:value-type="string">
            <text:p>Ripresa.3 fartlek gambe ed aerobico</text:p>
          </table:table-cell>
          <table:table-cell table:style-name="ce13" table:formula="of:=IF([.B177]=[.B176];[.C176]+1;1)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2MICM</text:p>
          </table:table-cell>
          <table:table-cell table:style-name="ce17" table:formula="of:=VLOOKUP([.F17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7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3" table:formula="of:=&quot;(select t.id from &quot;&amp;[.F$2]&amp;&quot; t where t.&quot;&amp;[.F$3]&amp;&quot; = '&quot;&amp;[.F17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13" table:formula="of:=&quot;(select t.id from &quot;&amp;[.H$2]&amp;&quot; t where t.&quot;&amp;[.H$3]&amp;&quot; = '&quot;&amp;[.H1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77]&amp;&quot;,&quot;&amp;[.C177]&amp;&quot;,&quot;&amp;IF(ISBLANK([.D177]);0;[.D177])&amp;&quot;,&quot;&amp;IF(ISBLANK([.E177]);0;[.E177])&amp;&quot;,&quot;&amp;[.I177]&amp;&quot;,&quot;&amp;[.J177]&amp;&quot;,&quot;&amp;[.K177]&amp;&quot;,&quot;&amp;[.L177]&amp;&quot;,&quot;&amp;[.M177]&amp;&quot;,&quot;&amp;[.N177]&amp;&quot;,&quot;&amp;[.S177]&amp;&quot;,&quot;&amp;[.T177]&amp;&quot;,&quot;&amp;[.U177]&amp;&quot;,&quot;&amp;[.V177]&amp;&quot;,&quot;&amp;[.W177]&amp;&quot;,&quot;&amp;[.X177]&amp;&quot;,&quot;&amp;[.Y177]&amp;&quot;,0,CURDATE(),CURDATE())&quot;&amp;IF(AND([.B177]&lt;&gt;INDIRECT(ADDRESS(ROW([.B177]) + 1;2));INDIRECT(ADDRESS(ROW([.A177]) + 1;1)) &gt; 0); &quot;;&quot;&amp;CHAR(13)&amp;CHAR(10)&amp;CHAR(13)&amp;CHAR(10)&amp;[.AA$3];IF(INDIRECT(ADDRESS(ROW([.A177]) + 1;1)) &gt; 0;&quot;,&quot;;&quot;;&quot;))" office:value-type="string" office:string-value="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78])-3" office:value-type="float" office:value="175" calcext:value-type="float">
            <text:p>175</text:p>
          </table:table-cell>
          <table:table-cell table:style-name="ce13" office:value-type="string" calcext:value-type="string">
            <text:p>Ripresa.3 fartlek gambe ed aerobico</text:p>
          </table:table-cell>
          <table:table-cell table:style-name="ce13" table:formula="of:=IF([.B178]=[.B177];[.C177]+1;1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2SLR5</text:p>
          </table:table-cell>
          <table:table-cell table:style-name="ce17" table:formula="of:=VLOOKUP([.F178];['file:///C:/Sites/goggles/db/seed_generators/training/Dati_Training.ods'#$exercises.$B$4:.$C$250];2;0)" office:value-type="string" office:string-value="SL resp 5" calcext:value-type="string">
            <text:p>SL resp 5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7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3" table:formula="of:=&quot;(select t.id from &quot;&amp;[.F$2]&amp;&quot; t where t.&quot;&amp;[.F$3]&amp;&quot; = '&quot;&amp;[.F178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13" table:formula="of:=&quot;(select t.id from &quot;&amp;[.H$2]&amp;&quot; t where t.&quot;&amp;[.H$3]&amp;&quot; = '&quot;&amp;[.H1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78]&amp;&quot;,&quot;&amp;[.C178]&amp;&quot;,&quot;&amp;IF(ISBLANK([.D178]);0;[.D178])&amp;&quot;,&quot;&amp;IF(ISBLANK([.E178]);0;[.E178])&amp;&quot;,&quot;&amp;[.I178]&amp;&quot;,&quot;&amp;[.J178]&amp;&quot;,&quot;&amp;[.K178]&amp;&quot;,&quot;&amp;[.L178]&amp;&quot;,&quot;&amp;[.M178]&amp;&quot;,&quot;&amp;[.N178]&amp;&quot;,&quot;&amp;[.S178]&amp;&quot;,&quot;&amp;[.T178]&amp;&quot;,&quot;&amp;[.U178]&amp;&quot;,&quot;&amp;[.V178]&amp;&quot;,&quot;&amp;[.W178]&amp;&quot;,&quot;&amp;[.X178]&amp;&quot;,&quot;&amp;[.Y178]&amp;&quot;,0,CURDATE(),CURDATE())&quot;&amp;IF(AND([.B178]&lt;&gt;INDIRECT(ADDRESS(ROW([.B178]) + 1;2));INDIRECT(ADDRESS(ROW([.A178]) + 1;1)) &gt; 0); &quot;;&quot;&amp;CHAR(13)&amp;CHAR(10)&amp;CHAR(13)&amp;CHAR(10)&amp;[.AA$3];IF(INDIRECT(ADDRESS(ROW([.A178]) + 1;1)) &gt; 0;&quot;,&quot;;&quot;;&quot;))" office:value-type="string" office:string-value="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3" table:formula="of:=ROW([.A179])-3" office:value-type="float" office:value="176" calcext:value-type="float">
            <text:p>176</text:p>
          </table:table-cell>
          <table:table-cell table:style-name="ce13" office:value-type="string" calcext:value-type="string">
            <text:p>Ripresa.3 fartlek gambe ed aerobico</text:p>
          </table:table-cell>
          <table:table-cell table:style-name="ce13" table:formula="of:=IF([.B179]=[.B178];[.C178]+1;1)" office:value-type="float" office:value="14" calcext:value-type="float">
            <text:p>1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2DOCM</text:p>
          </table:table-cell>
          <table:table-cell table:style-name="ce17" table:formula="of:=VLOOKUP([.F179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7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13" table:formula="of:=&quot;(select t.id from &quot;&amp;[.F$2]&amp;&quot; t where t.&quot;&amp;[.F$3]&amp;&quot; = '&quot;&amp;[.F179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13" table:formula="of:=&quot;(select t.id from &quot;&amp;[.H$2]&amp;&quot; t where t.&quot;&amp;[.H$3]&amp;&quot; = '&quot;&amp;[.H1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79]&amp;&quot;,&quot;&amp;[.C179]&amp;&quot;,&quot;&amp;IF(ISBLANK([.D179]);0;[.D179])&amp;&quot;,&quot;&amp;IF(ISBLANK([.E179]);0;[.E179])&amp;&quot;,&quot;&amp;[.I179]&amp;&quot;,&quot;&amp;[.J179]&amp;&quot;,&quot;&amp;[.K179]&amp;&quot;,&quot;&amp;[.L179]&amp;&quot;,&quot;&amp;[.M179]&amp;&quot;,&quot;&amp;[.N179]&amp;&quot;,&quot;&amp;[.S179]&amp;&quot;,&quot;&amp;[.T179]&amp;&quot;,&quot;&amp;[.U179]&amp;&quot;,&quot;&amp;[.V179]&amp;&quot;,&quot;&amp;[.W179]&amp;&quot;,&quot;&amp;[.X179]&amp;&quot;,&quot;&amp;[.Y179]&amp;&quot;,0,CURDATE(),CURDATE())&quot;&amp;IF(AND([.B179]&lt;&gt;INDIRECT(ADDRESS(ROW([.B179]) + 1;2));INDIRECT(ADDRESS(ROW([.A179]) + 1;1)) &gt; 0); &quot;;&quot;&amp;CHAR(13)&amp;CHAR(10)&amp;CHAR(13)&amp;CHAR(10)&amp;[.AA$3];IF(INDIRECT(ADDRESS(ROW([.A179]) + 1;1)) &gt; 0;&quot;,&quot;;&quot;;&quot;))" office:value-type="string" office:string-value="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3" table:formula="of:=ROW([.A180])-3" office:value-type="float" office:value="177" calcext:value-type="float">
            <text:p>177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180]=[.B179];[.C179]+1;1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18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R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8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1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1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3" table:formula="of:=&quot;(select t.id from &quot;&amp;[.O$2]&amp;&quot; t where t.&quot;&amp;[.O$3]&amp;&quot; = '&quot;&amp;[.O1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80]&amp;&quot;,&quot;&amp;[.C180]&amp;&quot;,&quot;&amp;IF(ISBLANK([.D180]);0;[.D180])&amp;&quot;,&quot;&amp;IF(ISBLANK([.E180]);0;[.E180])&amp;&quot;,&quot;&amp;[.I180]&amp;&quot;,&quot;&amp;[.J180]&amp;&quot;,&quot;&amp;[.K180]&amp;&quot;,&quot;&amp;[.L180]&amp;&quot;,&quot;&amp;[.M180]&amp;&quot;,&quot;&amp;[.N180]&amp;&quot;,&quot;&amp;[.S180]&amp;&quot;,&quot;&amp;[.T180]&amp;&quot;,&quot;&amp;[.U180]&amp;&quot;,&quot;&amp;[.V180]&amp;&quot;,&quot;&amp;[.W180]&amp;&quot;,&quot;&amp;[.X180]&amp;&quot;,&quot;&amp;[.Y180]&amp;&quot;,0,CURDATE(),CURDATE())&quot;&amp;IF(AND([.B180]&lt;&gt;INDIRECT(ADDRESS(ROW([.B180]) + 1;2));INDIRECT(ADDRESS(ROW([.A180]) + 1;1)) &gt; 0); &quot;;&quot;&amp;CHAR(13)&amp;CHAR(10)&amp;CHAR(13)&amp;CHAR(10)&amp;[.AA$3];IF(INDIRECT(ADDRESS(ROW([.A180]) + 1;1)) &gt; 0;&quot;,&quot;;&quot;;&quot;))" office:value-type="string" office:string-value="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81])-3" office:value-type="float" office:value="178" calcext:value-type="float">
            <text:p>178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181]=[.B180];[.C180]+1;1)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DOPG</text:p>
          </table:table-cell>
          <table:table-cell table:style-name="ce17" table:formula="of:=VLOOKUP([.F181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8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1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13" table:formula="of:=&quot;(select t.id from &quot;&amp;[.H$2]&amp;&quot; t where t.&quot;&amp;[.H$3]&amp;&quot; = '&quot;&amp;[.H1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81]&amp;&quot;,&quot;&amp;[.C181]&amp;&quot;,&quot;&amp;IF(ISBLANK([.D181]);0;[.D181])&amp;&quot;,&quot;&amp;IF(ISBLANK([.E181]);0;[.E181])&amp;&quot;,&quot;&amp;[.I181]&amp;&quot;,&quot;&amp;[.J181]&amp;&quot;,&quot;&amp;[.K181]&amp;&quot;,&quot;&amp;[.L181]&amp;&quot;,&quot;&amp;[.M181]&amp;&quot;,&quot;&amp;[.N181]&amp;&quot;,&quot;&amp;[.S181]&amp;&quot;,&quot;&amp;[.T181]&amp;&quot;,&quot;&amp;[.U181]&amp;&quot;,&quot;&amp;[.V181]&amp;&quot;,&quot;&amp;[.W181]&amp;&quot;,&quot;&amp;[.X181]&amp;&quot;,&quot;&amp;[.Y181]&amp;&quot;,0,CURDATE(),CURDATE())&quot;&amp;IF(AND([.B181]&lt;&gt;INDIRECT(ADDRESS(ROW([.B181]) + 1;2));INDIRECT(ADDRESS(ROW([.A181]) + 1;1)) &gt; 0); &quot;;&quot;&amp;CHAR(13)&amp;CHAR(10)&amp;CHAR(13)&amp;CHAR(10)&amp;[.AA$3];IF(INDIRECT(ADDRESS(ROW([.A181]) + 1;1)) &gt; 0;&quot;,&quot;;&quot;;&quot;))" office:value-type="string" office:string-value="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82])-3" office:value-type="float" office:value="179" calcext:value-type="float">
            <text:p>179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182]=[.B181];[.C181]+1;1)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DOCP</text:p>
          </table:table-cell>
          <table:table-cell table:style-name="ce17" table:formula="of:=VLOOKUP([.F182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8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1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13" table:formula="of:=&quot;(select t.id from &quot;&amp;[.H$2]&amp;&quot; t where t.&quot;&amp;[.H$3]&amp;&quot; = '&quot;&amp;[.H1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82]&amp;&quot;,&quot;&amp;[.C182]&amp;&quot;,&quot;&amp;IF(ISBLANK([.D182]);0;[.D182])&amp;&quot;,&quot;&amp;IF(ISBLANK([.E182]);0;[.E182])&amp;&quot;,&quot;&amp;[.I182]&amp;&quot;,&quot;&amp;[.J182]&amp;&quot;,&quot;&amp;[.K182]&amp;&quot;,&quot;&amp;[.L182]&amp;&quot;,&quot;&amp;[.M182]&amp;&quot;,&quot;&amp;[.N182]&amp;&quot;,&quot;&amp;[.S182]&amp;&quot;,&quot;&amp;[.T182]&amp;&quot;,&quot;&amp;[.U182]&amp;&quot;,&quot;&amp;[.V182]&amp;&quot;,&quot;&amp;[.W182]&amp;&quot;,&quot;&amp;[.X182]&amp;&quot;,&quot;&amp;[.Y182]&amp;&quot;,0,CURDATE(),CURDATE())&quot;&amp;IF(AND([.B182]&lt;&gt;INDIRECT(ADDRESS(ROW([.B182]) + 1;2));INDIRECT(ADDRESS(ROW([.A182]) + 1;1)) &gt; 0); &quot;;&quot;&amp;CHAR(13)&amp;CHAR(10)&amp;CHAR(13)&amp;CHAR(10)&amp;[.AA$3];IF(INDIRECT(ADDRESS(ROW([.A182]) + 1;1)) &gt; 0;&quot;,&quot;;&quot;;&quot;))" office:value-type="string" office:string-value="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83])-3" office:value-type="float" office:value="180" calcext:value-type="float">
            <text:p>180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183]=[.B182];[.C182]+1;1)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DODA</text:p>
          </table:table-cell>
          <table:table-cell table:style-name="ce17" table:formula="of:=VLOOKUP([.F183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8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1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13" table:formula="of:=&quot;(select t.id from &quot;&amp;[.H$2]&amp;&quot; t where t.&quot;&amp;[.H$3]&amp;&quot; = '&quot;&amp;[.H1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83]&amp;&quot;,&quot;&amp;[.C183]&amp;&quot;,&quot;&amp;IF(ISBLANK([.D183]);0;[.D183])&amp;&quot;,&quot;&amp;IF(ISBLANK([.E183]);0;[.E183])&amp;&quot;,&quot;&amp;[.I183]&amp;&quot;,&quot;&amp;[.J183]&amp;&quot;,&quot;&amp;[.K183]&amp;&quot;,&quot;&amp;[.L183]&amp;&quot;,&quot;&amp;[.M183]&amp;&quot;,&quot;&amp;[.N183]&amp;&quot;,&quot;&amp;[.S183]&amp;&quot;,&quot;&amp;[.T183]&amp;&quot;,&quot;&amp;[.U183]&amp;&quot;,&quot;&amp;[.V183]&amp;&quot;,&quot;&amp;[.W183]&amp;&quot;,&quot;&amp;[.X183]&amp;&quot;,&quot;&amp;[.Y183]&amp;&quot;,0,CURDATE(),CURDATE())&quot;&amp;IF(AND([.B183]&lt;&gt;INDIRECT(ADDRESS(ROW([.B183]) + 1;2));INDIRECT(ADDRESS(ROW([.A183]) + 1;1)) &gt; 0); &quot;;&quot;&amp;CHAR(13)&amp;CHAR(10)&amp;CHAR(13)&amp;CHAR(10)&amp;[.AA$3];IF(INDIRECT(ADDRESS(ROW([.A183]) + 1;1)) &gt; 0;&quot;,&quot;;&quot;;&quot;))" office:value-type="string" office:string-value="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84])-3" office:value-type="float" office:value="181" calcext:value-type="float">
            <text:p>181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184]=[.B183];[.C183]+1;1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RASC</text:p>
          </table:table-cell>
          <table:table-cell table:style-name="ce17" table:formula="of:=VLOOKUP([.F184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8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184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13" table:formula="of:=&quot;(select t.id from &quot;&amp;[.H$2]&amp;&quot; t where t.&quot;&amp;[.H$3]&amp;&quot; = '&quot;&amp;[.H1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84]&amp;&quot;,&quot;&amp;[.C184]&amp;&quot;,&quot;&amp;IF(ISBLANK([.D184]);0;[.D184])&amp;&quot;,&quot;&amp;IF(ISBLANK([.E184]);0;[.E184])&amp;&quot;,&quot;&amp;[.I184]&amp;&quot;,&quot;&amp;[.J184]&amp;&quot;,&quot;&amp;[.K184]&amp;&quot;,&quot;&amp;[.L184]&amp;&quot;,&quot;&amp;[.M184]&amp;&quot;,&quot;&amp;[.N184]&amp;&quot;,&quot;&amp;[.S184]&amp;&quot;,&quot;&amp;[.T184]&amp;&quot;,&quot;&amp;[.U184]&amp;&quot;,&quot;&amp;[.V184]&amp;&quot;,&quot;&amp;[.W184]&amp;&quot;,&quot;&amp;[.X184]&amp;&quot;,&quot;&amp;[.Y184]&amp;&quot;,0,CURDATE(),CURDATE())&quot;&amp;IF(AND([.B184]&lt;&gt;INDIRECT(ADDRESS(ROW([.B184]) + 1;2));INDIRECT(ADDRESS(ROW([.A184]) + 1;1)) &gt; 0); &quot;;&quot;&amp;CHAR(13)&amp;CHAR(10)&amp;CHAR(13)&amp;CHAR(10)&amp;[.AA$3];IF(INDIRECT(ADDRESS(ROW([.A184]) + 1;1)) &gt; 0;&quot;,&quot;;&quot;;&quot;))" office:value-type="string" office:string-value="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85])-3" office:value-type="float" office:value="182" calcext:value-type="float">
            <text:p>182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185]=[.B184];[.C184]+1;1)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RACP</text:p>
          </table:table-cell>
          <table:table-cell table:style-name="ce17" table:formula="of:=VLOOKUP([.F185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8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1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13" table:formula="of:=&quot;(select t.id from &quot;&amp;[.H$2]&amp;&quot; t where t.&quot;&amp;[.H$3]&amp;&quot; = '&quot;&amp;[.H1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85]&amp;&quot;,&quot;&amp;[.C185]&amp;&quot;,&quot;&amp;IF(ISBLANK([.D185]);0;[.D185])&amp;&quot;,&quot;&amp;IF(ISBLANK([.E185]);0;[.E185])&amp;&quot;,&quot;&amp;[.I185]&amp;&quot;,&quot;&amp;[.J185]&amp;&quot;,&quot;&amp;[.K185]&amp;&quot;,&quot;&amp;[.L185]&amp;&quot;,&quot;&amp;[.M185]&amp;&quot;,&quot;&amp;[.N185]&amp;&quot;,&quot;&amp;[.S185]&amp;&quot;,&quot;&amp;[.T185]&amp;&quot;,&quot;&amp;[.U185]&amp;&quot;,&quot;&amp;[.V185]&amp;&quot;,&quot;&amp;[.W185]&amp;&quot;,&quot;&amp;[.X185]&amp;&quot;,&quot;&amp;[.Y185]&amp;&quot;,0,CURDATE(),CURDATE())&quot;&amp;IF(AND([.B185]&lt;&gt;INDIRECT(ADDRESS(ROW([.B185]) + 1;2));INDIRECT(ADDRESS(ROW([.A185]) + 1;1)) &gt; 0); &quot;;&quot;&amp;CHAR(13)&amp;CHAR(10)&amp;CHAR(13)&amp;CHAR(10)&amp;[.AA$3];IF(INDIRECT(ADDRESS(ROW([.A185]) + 1;1)) &gt; 0;&quot;,&quot;;&quot;;&quot;))" office:value-type="string" office:string-value="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86])-3" office:value-type="float" office:value="183" calcext:value-type="float">
            <text:p>183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186]=[.B185];[.C185]+1;1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RADA</text:p>
          </table:table-cell>
          <table:table-cell table:style-name="ce17" table:formula="of:=VLOOKUP([.F186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8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1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13" table:formula="of:=&quot;(select t.id from &quot;&amp;[.H$2]&amp;&quot; t where t.&quot;&amp;[.H$3]&amp;&quot; = '&quot;&amp;[.H1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86]&amp;&quot;,&quot;&amp;[.C186]&amp;&quot;,&quot;&amp;IF(ISBLANK([.D186]);0;[.D186])&amp;&quot;,&quot;&amp;IF(ISBLANK([.E186]);0;[.E186])&amp;&quot;,&quot;&amp;[.I186]&amp;&quot;,&quot;&amp;[.J186]&amp;&quot;,&quot;&amp;[.K186]&amp;&quot;,&quot;&amp;[.L186]&amp;&quot;,&quot;&amp;[.M186]&amp;&quot;,&quot;&amp;[.N186]&amp;&quot;,&quot;&amp;[.S186]&amp;&quot;,&quot;&amp;[.T186]&amp;&quot;,&quot;&amp;[.U186]&amp;&quot;,&quot;&amp;[.V186]&amp;&quot;,&quot;&amp;[.W186]&amp;&quot;,&quot;&amp;[.X186]&amp;&quot;,&quot;&amp;[.Y186]&amp;&quot;,0,CURDATE(),CURDATE())&quot;&amp;IF(AND([.B186]&lt;&gt;INDIRECT(ADDRESS(ROW([.B186]) + 1;2));INDIRECT(ADDRESS(ROW([.A186]) + 1;1)) &gt; 0); &quot;;&quot;&amp;CHAR(13)&amp;CHAR(10)&amp;CHAR(13)&amp;CHAR(10)&amp;[.AA$3];IF(INDIRECT(ADDRESS(ROW([.A186]) + 1;1)) &gt; 0;&quot;,&quot;;&quot;;&quot;))" office:value-type="string" office:string-value="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87])-3" office:value-type="float" office:value="184" calcext:value-type="float">
            <text:p>184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187]=[.B186];[.C186]+1;1)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A2GUFA</text:p>
          </table:table-cell>
          <table:table-cell table:style-name="ce17" table:formula="of:=VLOOKUP([.F18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8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1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13" table:formula="of:=&quot;(select t.id from &quot;&amp;[.H$2]&amp;&quot; t where t.&quot;&amp;[.H$3]&amp;&quot; = '&quot;&amp;[.H1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1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87]&amp;&quot;,&quot;&amp;[.C187]&amp;&quot;,&quot;&amp;IF(ISBLANK([.D187]);0;[.D187])&amp;&quot;,&quot;&amp;IF(ISBLANK([.E187]);0;[.E187])&amp;&quot;,&quot;&amp;[.I187]&amp;&quot;,&quot;&amp;[.J187]&amp;&quot;,&quot;&amp;[.K187]&amp;&quot;,&quot;&amp;[.L187]&amp;&quot;,&quot;&amp;[.M187]&amp;&quot;,&quot;&amp;[.N187]&amp;&quot;,&quot;&amp;[.S187]&amp;&quot;,&quot;&amp;[.T187]&amp;&quot;,&quot;&amp;[.U187]&amp;&quot;,&quot;&amp;[.V187]&amp;&quot;,&quot;&amp;[.W187]&amp;&quot;,&quot;&amp;[.X187]&amp;&quot;,&quot;&amp;[.Y187]&amp;&quot;,0,CURDATE(),CURDATE())&quot;&amp;IF(AND([.B187]&lt;&gt;INDIRECT(ADDRESS(ROW([.B187]) + 1;2));INDIRECT(ADDRESS(ROW([.A187]) + 1;1)) &gt; 0); &quot;;&quot;&amp;CHAR(13)&amp;CHAR(10)&amp;CHAR(13)&amp;CHAR(10)&amp;[.AA$3];IF(INDIRECT(ADDRESS(ROW([.A187]) + 1;1)) &gt; 0;&quot;,&quot;;&quot;;&quot;))" office:value-type="string" office:string-value="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88])-3" office:value-type="float" office:value="185" calcext:value-type="float">
            <text:p>185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188]=[.B187];[.C187]+1;1)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C1MIF1</text:p>
          </table:table-cell>
          <table:table-cell table:style-name="ce17" table:formula="of:=VLOOKUP([.F188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8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188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13" table:formula="of:=&quot;(select t.id from &quot;&amp;[.H$2]&amp;&quot; t where t.&quot;&amp;[.H$3]&amp;&quot; = '&quot;&amp;[.H1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88]&amp;&quot;,&quot;&amp;[.C188]&amp;&quot;,&quot;&amp;IF(ISBLANK([.D188]);0;[.D188])&amp;&quot;,&quot;&amp;IF(ISBLANK([.E188]);0;[.E188])&amp;&quot;,&quot;&amp;[.I188]&amp;&quot;,&quot;&amp;[.J188]&amp;&quot;,&quot;&amp;[.K188]&amp;&quot;,&quot;&amp;[.L188]&amp;&quot;,&quot;&amp;[.M188]&amp;&quot;,&quot;&amp;[.N188]&amp;&quot;,&quot;&amp;[.S188]&amp;&quot;,&quot;&amp;[.T188]&amp;&quot;,&quot;&amp;[.U188]&amp;&quot;,&quot;&amp;[.V188]&amp;&quot;,&quot;&amp;[.W188]&amp;&quot;,&quot;&amp;[.X188]&amp;&quot;,&quot;&amp;[.Y188]&amp;&quot;,0,CURDATE(),CURDATE())&quot;&amp;IF(AND([.B188]&lt;&gt;INDIRECT(ADDRESS(ROW([.B188]) + 1;2));INDIRECT(ADDRESS(ROW([.A188]) + 1;1)) &gt; 0); &quot;;&quot;&amp;CHAR(13)&amp;CHAR(10)&amp;CHAR(13)&amp;CHAR(10)&amp;[.AA$3];IF(INDIRECT(ADDRESS(ROW([.A188]) + 1;1)) &gt; 0;&quot;,&quot;;&quot;;&quot;))" office:value-type="string" office:string-value="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89])-3" office:value-type="float" office:value="186" calcext:value-type="float">
            <text:p>186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189]=[.B188];[.C188]+1;1)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C1SLF1</text:p>
          </table:table-cell>
          <table:table-cell table:style-name="ce17" table:formula="of:=VLOOKUP([.F189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8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189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13" table:formula="of:=&quot;(select t.id from &quot;&amp;[.H$2]&amp;&quot; t where t.&quot;&amp;[.H$3]&amp;&quot; = '&quot;&amp;[.H1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89]&amp;&quot;,&quot;&amp;[.C189]&amp;&quot;,&quot;&amp;IF(ISBLANK([.D189]);0;[.D189])&amp;&quot;,&quot;&amp;IF(ISBLANK([.E189]);0;[.E189])&amp;&quot;,&quot;&amp;[.I189]&amp;&quot;,&quot;&amp;[.J189]&amp;&quot;,&quot;&amp;[.K189]&amp;&quot;,&quot;&amp;[.L189]&amp;&quot;,&quot;&amp;[.M189]&amp;&quot;,&quot;&amp;[.N189]&amp;&quot;,&quot;&amp;[.S189]&amp;&quot;,&quot;&amp;[.T189]&amp;&quot;,&quot;&amp;[.U189]&amp;&quot;,&quot;&amp;[.V189]&amp;&quot;,&quot;&amp;[.W189]&amp;&quot;,&quot;&amp;[.X189]&amp;&quot;,&quot;&amp;[.Y189]&amp;&quot;,0,CURDATE(),CURDATE())&quot;&amp;IF(AND([.B189]&lt;&gt;INDIRECT(ADDRESS(ROW([.B189]) + 1;2));INDIRECT(ADDRESS(ROW([.A189]) + 1;1)) &gt; 0); &quot;;&quot;&amp;CHAR(13)&amp;CHAR(10)&amp;CHAR(13)&amp;CHAR(10)&amp;[.AA$3];IF(INDIRECT(ADDRESS(ROW([.A189]) + 1;1)) &gt; 0;&quot;,&quot;;&quot;;&quot;))" office:value-type="string" office:string-value="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90])-3" office:value-type="float" office:value="187" calcext:value-type="float">
            <text:p>187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190]=[.B189];[.C189]+1;1)" office:value-type="float" office:value="11" calcext:value-type="float">
            <text:p>1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C1DOF1</text:p>
          </table:table-cell>
          <table:table-cell table:style-name="ce17" table:formula="of:=VLOOKUP([.F190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9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190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13" table:formula="of:=&quot;(select t.id from &quot;&amp;[.H$2]&amp;&quot; t where t.&quot;&amp;[.H$3]&amp;&quot; = '&quot;&amp;[.H1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90]&amp;&quot;,&quot;&amp;[.C190]&amp;&quot;,&quot;&amp;IF(ISBLANK([.D190]);0;[.D190])&amp;&quot;,&quot;&amp;IF(ISBLANK([.E190]);0;[.E190])&amp;&quot;,&quot;&amp;[.I190]&amp;&quot;,&quot;&amp;[.J190]&amp;&quot;,&quot;&amp;[.K190]&amp;&quot;,&quot;&amp;[.L190]&amp;&quot;,&quot;&amp;[.M190]&amp;&quot;,&quot;&amp;[.N190]&amp;&quot;,&quot;&amp;[.S190]&amp;&quot;,&quot;&amp;[.T190]&amp;&quot;,&quot;&amp;[.U190]&amp;&quot;,&quot;&amp;[.V190]&amp;&quot;,&quot;&amp;[.W190]&amp;&quot;,&quot;&amp;[.X190]&amp;&quot;,&quot;&amp;[.Y190]&amp;&quot;,0,CURDATE(),CURDATE())&quot;&amp;IF(AND([.B190]&lt;&gt;INDIRECT(ADDRESS(ROW([.B190]) + 1;2));INDIRECT(ADDRESS(ROW([.A190]) + 1;1)) &gt; 0); &quot;;&quot;&amp;CHAR(13)&amp;CHAR(10)&amp;CHAR(13)&amp;CHAR(10)&amp;[.AA$3];IF(INDIRECT(ADDRESS(ROW([.A190]) + 1;1)) &gt; 0;&quot;,&quot;;&quot;;&quot;))" office:value-type="string" office:string-value="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91])-3" office:value-type="float" office:value="188" calcext:value-type="float">
            <text:p>188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191]=[.B190];[.C190]+1;1)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GAFA</text:p>
          </table:table-cell>
          <table:table-cell table:style-name="ce17" table:formula="of:=VLOOKUP([.F191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9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191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13" table:formula="of:=&quot;(select t.id from &quot;&amp;[.H$2]&amp;&quot; t where t.&quot;&amp;[.H$3]&amp;&quot; = '&quot;&amp;[.H1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91]&amp;&quot;,&quot;&amp;[.C191]&amp;&quot;,&quot;&amp;IF(ISBLANK([.D191]);0;[.D191])&amp;&quot;,&quot;&amp;IF(ISBLANK([.E191]);0;[.E191])&amp;&quot;,&quot;&amp;[.I191]&amp;&quot;,&quot;&amp;[.J191]&amp;&quot;,&quot;&amp;[.K191]&amp;&quot;,&quot;&amp;[.L191]&amp;&quot;,&quot;&amp;[.M191]&amp;&quot;,&quot;&amp;[.N191]&amp;&quot;,&quot;&amp;[.S191]&amp;&quot;,&quot;&amp;[.T191]&amp;&quot;,&quot;&amp;[.U191]&amp;&quot;,&quot;&amp;[.V191]&amp;&quot;,&quot;&amp;[.W191]&amp;&quot;,&quot;&amp;[.X191]&amp;&quot;,&quot;&amp;[.Y191]&amp;&quot;,0,CURDATE(),CURDATE())&quot;&amp;IF(AND([.B191]&lt;&gt;INDIRECT(ADDRESS(ROW([.B191]) + 1;2));INDIRECT(ADDRESS(ROW([.A191]) + 1;1)) &gt; 0); &quot;;&quot;&amp;CHAR(13)&amp;CHAR(10)&amp;CHAR(13)&amp;CHAR(10)&amp;[.AA$3];IF(INDIRECT(ADDRESS(ROW([.A191]) + 1;1)) &gt; 0;&quot;,&quot;;&quot;;&quot;))" office:value-type="string" office:string-value="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92])-3" office:value-type="float" office:value="189" calcext:value-type="float">
            <text:p>189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192]=[.B191];[.C191]+1;1)" office:value-type="float" office:value="13" calcext:value-type="float">
            <text:p>1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GADO</text:p>
          </table:table-cell>
          <table:table-cell table:style-name="ce17" table:formula="of:=VLOOKUP([.F192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9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192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13" table:formula="of:=&quot;(select t.id from &quot;&amp;[.H$2]&amp;&quot; t where t.&quot;&amp;[.H$3]&amp;&quot; = '&quot;&amp;[.H1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92]&amp;&quot;,&quot;&amp;[.C192]&amp;&quot;,&quot;&amp;IF(ISBLANK([.D192]);0;[.D192])&amp;&quot;,&quot;&amp;IF(ISBLANK([.E192]);0;[.E192])&amp;&quot;,&quot;&amp;[.I192]&amp;&quot;,&quot;&amp;[.J192]&amp;&quot;,&quot;&amp;[.K192]&amp;&quot;,&quot;&amp;[.L192]&amp;&quot;,&quot;&amp;[.M192]&amp;&quot;,&quot;&amp;[.N192]&amp;&quot;,&quot;&amp;[.S192]&amp;&quot;,&quot;&amp;[.T192]&amp;&quot;,&quot;&amp;[.U192]&amp;&quot;,&quot;&amp;[.V192]&amp;&quot;,&quot;&amp;[.W192]&amp;&quot;,&quot;&amp;[.X192]&amp;&quot;,&quot;&amp;[.Y192]&amp;&quot;,0,CURDATE(),CURDATE())&quot;&amp;IF(AND([.B192]&lt;&gt;INDIRECT(ADDRESS(ROW([.B192]) + 1;2));INDIRECT(ADDRESS(ROW([.A192]) + 1;1)) &gt; 0); &quot;;&quot;&amp;CHAR(13)&amp;CHAR(10)&amp;CHAR(13)&amp;CHAR(10)&amp;[.AA$3];IF(INDIRECT(ADDRESS(ROW([.A192]) + 1;1)) &gt; 0;&quot;,&quot;;&quot;;&quot;))" office:value-type="string" office:string-value="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93])-3" office:value-type="float" office:value="190" calcext:value-type="float">
            <text:p>190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193]=[.B192];[.C192]+1;1)" office:value-type="float" office:value="14" calcext:value-type="float">
            <text:p>1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GARA</text:p>
          </table:table-cell>
          <table:table-cell table:style-name="ce17" table:formula="of:=VLOOKUP([.F193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19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193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13" table:formula="of:=&quot;(select t.id from &quot;&amp;[.H$2]&amp;&quot; t where t.&quot;&amp;[.H$3]&amp;&quot; = '&quot;&amp;[.H1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9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1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93]&amp;&quot;,&quot;&amp;[.C193]&amp;&quot;,&quot;&amp;IF(ISBLANK([.D193]);0;[.D193])&amp;&quot;,&quot;&amp;IF(ISBLANK([.E193]);0;[.E193])&amp;&quot;,&quot;&amp;[.I193]&amp;&quot;,&quot;&amp;[.J193]&amp;&quot;,&quot;&amp;[.K193]&amp;&quot;,&quot;&amp;[.L193]&amp;&quot;,&quot;&amp;[.M193]&amp;&quot;,&quot;&amp;[.N193]&amp;&quot;,&quot;&amp;[.S193]&amp;&quot;,&quot;&amp;[.T193]&amp;&quot;,&quot;&amp;[.U193]&amp;&quot;,&quot;&amp;[.V193]&amp;&quot;,&quot;&amp;[.W193]&amp;&quot;,&quot;&amp;[.X193]&amp;&quot;,&quot;&amp;[.Y193]&amp;&quot;,0,CURDATE(),CURDATE())&quot;&amp;IF(AND([.B193]&lt;&gt;INDIRECT(ADDRESS(ROW([.B193]) + 1;2));INDIRECT(ADDRESS(ROW([.A193]) + 1;1)) &gt; 0); &quot;;&quot;&amp;CHAR(13)&amp;CHAR(10)&amp;CHAR(13)&amp;CHAR(10)&amp;[.AA$3];IF(INDIRECT(ADDRESS(ROW([.A193]) + 1;1)) &gt; 0;&quot;,&quot;;&quot;;&quot;))" office:value-type="string" office:string-value="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94])-3" office:value-type="float" office:value="191" calcext:value-type="float">
            <text:p>191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194]=[.B193];[.C193]+1;1)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GASL</text:p>
          </table:table-cell>
          <table:table-cell table:style-name="ce17" table:formula="of:=VLOOKUP([.F194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19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194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3" table:formula="of:=&quot;(select t.id from &quot;&amp;[.H$2]&amp;&quot; t where t.&quot;&amp;[.H$3]&amp;&quot; = '&quot;&amp;[.H1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9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1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94]&amp;&quot;,&quot;&amp;[.C194]&amp;&quot;,&quot;&amp;IF(ISBLANK([.D194]);0;[.D194])&amp;&quot;,&quot;&amp;IF(ISBLANK([.E194]);0;[.E194])&amp;&quot;,&quot;&amp;[.I194]&amp;&quot;,&quot;&amp;[.J194]&amp;&quot;,&quot;&amp;[.K194]&amp;&quot;,&quot;&amp;[.L194]&amp;&quot;,&quot;&amp;[.M194]&amp;&quot;,&quot;&amp;[.N194]&amp;&quot;,&quot;&amp;[.S194]&amp;&quot;,&quot;&amp;[.T194]&amp;&quot;,&quot;&amp;[.U194]&amp;&quot;,&quot;&amp;[.V194]&amp;&quot;,&quot;&amp;[.W194]&amp;&quot;,&quot;&amp;[.X194]&amp;&quot;,&quot;&amp;[.Y194]&amp;&quot;,0,CURDATE(),CURDATE())&quot;&amp;IF(AND([.B194]&lt;&gt;INDIRECT(ADDRESS(ROW([.B194]) + 1;2));INDIRECT(ADDRESS(ROW([.A194]) + 1;1)) &gt; 0); &quot;;&quot;&amp;CHAR(13)&amp;CHAR(10)&amp;CHAR(13)&amp;CHAR(10)&amp;[.AA$3];IF(INDIRECT(ADDRESS(ROW([.A194]) + 1;1)) &gt; 0;&quot;,&quot;;&quot;;&quot;))" office:value-type="string" office:string-value="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95])-3" office:value-type="float" office:value="192" calcext:value-type="float">
            <text:p>192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195]=[.B194];[.C194]+1;1)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2GASL</text:p>
          </table:table-cell>
          <table:table-cell table:style-name="ce17" table:formula="of:=VLOOKUP([.F195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19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195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3" table:formula="of:=&quot;(select t.id from &quot;&amp;[.H$2]&amp;&quot; t where t.&quot;&amp;[.H$3]&amp;&quot; = '&quot;&amp;[.H1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9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1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95]&amp;&quot;,&quot;&amp;[.C195]&amp;&quot;,&quot;&amp;IF(ISBLANK([.D195]);0;[.D195])&amp;&quot;,&quot;&amp;IF(ISBLANK([.E195]);0;[.E195])&amp;&quot;,&quot;&amp;[.I195]&amp;&quot;,&quot;&amp;[.J195]&amp;&quot;,&quot;&amp;[.K195]&amp;&quot;,&quot;&amp;[.L195]&amp;&quot;,&quot;&amp;[.M195]&amp;&quot;,&quot;&amp;[.N195]&amp;&quot;,&quot;&amp;[.S195]&amp;&quot;,&quot;&amp;[.T195]&amp;&quot;,&quot;&amp;[.U195]&amp;&quot;,&quot;&amp;[.V195]&amp;&quot;,&quot;&amp;[.W195]&amp;&quot;,&quot;&amp;[.X195]&amp;&quot;,&quot;&amp;[.Y195]&amp;&quot;,0,CURDATE(),CURDATE())&quot;&amp;IF(AND([.B195]&lt;&gt;INDIRECT(ADDRESS(ROW([.B195]) + 1;2));INDIRECT(ADDRESS(ROW([.A195]) + 1;1)) &gt; 0); &quot;;&quot;&amp;CHAR(13)&amp;CHAR(10)&amp;CHAR(13)&amp;CHAR(10)&amp;[.AA$3];IF(INDIRECT(ADDRESS(ROW([.A195]) + 1;1)) &gt; 0;&quot;,&quot;;&quot;;&quot;))" office:value-type="string" office:string-value="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96])-3" office:value-type="float" office:value="193" calcext:value-type="float">
            <text:p>193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196]=[.B195];[.C195]+1;1)" office:value-type="float" office:value="17" calcext:value-type="float">
            <text:p>1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2GADO</text:p>
          </table:table-cell>
          <table:table-cell table:style-name="ce17" table:formula="of:=VLOOKUP([.F196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9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196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13" table:formula="of:=&quot;(select t.id from &quot;&amp;[.H$2]&amp;&quot; t where t.&quot;&amp;[.H$3]&amp;&quot; = '&quot;&amp;[.H1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96]&amp;&quot;,&quot;&amp;[.C196]&amp;&quot;,&quot;&amp;IF(ISBLANK([.D196]);0;[.D196])&amp;&quot;,&quot;&amp;IF(ISBLANK([.E196]);0;[.E196])&amp;&quot;,&quot;&amp;[.I196]&amp;&quot;,&quot;&amp;[.J196]&amp;&quot;,&quot;&amp;[.K196]&amp;&quot;,&quot;&amp;[.L196]&amp;&quot;,&quot;&amp;[.M196]&amp;&quot;,&quot;&amp;[.N196]&amp;&quot;,&quot;&amp;[.S196]&amp;&quot;,&quot;&amp;[.T196]&amp;&quot;,&quot;&amp;[.U196]&amp;&quot;,&quot;&amp;[.V196]&amp;&quot;,&quot;&amp;[.W196]&amp;&quot;,&quot;&amp;[.X196]&amp;&quot;,&quot;&amp;[.Y196]&amp;&quot;,0,CURDATE(),CURDATE())&quot;&amp;IF(AND([.B196]&lt;&gt;INDIRECT(ADDRESS(ROW([.B196]) + 1;2));INDIRECT(ADDRESS(ROW([.A196]) + 1;1)) &gt; 0); &quot;;&quot;&amp;CHAR(13)&amp;CHAR(10)&amp;CHAR(13)&amp;CHAR(10)&amp;[.AA$3];IF(INDIRECT(ADDRESS(ROW([.A196]) + 1;1)) &gt; 0;&quot;,&quot;;&quot;;&quot;))" office:value-type="string" office:string-value="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97])-3" office:value-type="float" office:value="194" calcext:value-type="float">
            <text:p>194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197]=[.B196];[.C196]+1;1)" office:value-type="float" office:value="18" calcext:value-type="float">
            <text:p>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A2GASL</text:p>
          </table:table-cell>
          <table:table-cell table:style-name="ce17" table:formula="of:=VLOOKUP([.F197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19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197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3" table:formula="of:=&quot;(select t.id from &quot;&amp;[.H$2]&amp;&quot; t where t.&quot;&amp;[.H$3]&amp;&quot; = '&quot;&amp;[.H1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97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1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97]&amp;&quot;,&quot;&amp;[.C197]&amp;&quot;,&quot;&amp;IF(ISBLANK([.D197]);0;[.D197])&amp;&quot;,&quot;&amp;IF(ISBLANK([.E197]);0;[.E197])&amp;&quot;,&quot;&amp;[.I197]&amp;&quot;,&quot;&amp;[.J197]&amp;&quot;,&quot;&amp;[.K197]&amp;&quot;,&quot;&amp;[.L197]&amp;&quot;,&quot;&amp;[.M197]&amp;&quot;,&quot;&amp;[.N197]&amp;&quot;,&quot;&amp;[.S197]&amp;&quot;,&quot;&amp;[.T197]&amp;&quot;,&quot;&amp;[.U197]&amp;&quot;,&quot;&amp;[.V197]&amp;&quot;,&quot;&amp;[.W197]&amp;&quot;,&quot;&amp;[.X197]&amp;&quot;,&quot;&amp;[.Y197]&amp;&quot;,0,CURDATE(),CURDATE())&quot;&amp;IF(AND([.B197]&lt;&gt;INDIRECT(ADDRESS(ROW([.B197]) + 1;2));INDIRECT(ADDRESS(ROW([.A197]) + 1;1)) &gt; 0); &quot;;&quot;&amp;CHAR(13)&amp;CHAR(10)&amp;CHAR(13)&amp;CHAR(10)&amp;[.AA$3];IF(INDIRECT(ADDRESS(ROW([.A197]) + 1;1)) &gt; 0;&quot;,&quot;;&quot;;&quot;))" office:value-type="string" office:string-value="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98])-3" office:value-type="float" office:value="195" calcext:value-type="float">
            <text:p>195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198]=[.B197];[.C197]+1;1)" office:value-type="float" office:value="19" calcext:value-type="float">
            <text:p>1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2GASL</text:p>
          </table:table-cell>
          <table:table-cell table:style-name="ce17" table:formula="of:=VLOOKUP([.F19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19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19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3" table:formula="of:=&quot;(select t.id from &quot;&amp;[.H$2]&amp;&quot; t where t.&quot;&amp;[.H$3]&amp;&quot; = '&quot;&amp;[.H1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9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1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98]&amp;&quot;,&quot;&amp;[.C198]&amp;&quot;,&quot;&amp;IF(ISBLANK([.D198]);0;[.D198])&amp;&quot;,&quot;&amp;IF(ISBLANK([.E198]);0;[.E198])&amp;&quot;,&quot;&amp;[.I198]&amp;&quot;,&quot;&amp;[.J198]&amp;&quot;,&quot;&amp;[.K198]&amp;&quot;,&quot;&amp;[.L198]&amp;&quot;,&quot;&amp;[.M198]&amp;&quot;,&quot;&amp;[.N198]&amp;&quot;,&quot;&amp;[.S198]&amp;&quot;,&quot;&amp;[.T198]&amp;&quot;,&quot;&amp;[.U198]&amp;&quot;,&quot;&amp;[.V198]&amp;&quot;,&quot;&amp;[.W198]&amp;&quot;,&quot;&amp;[.X198]&amp;&quot;,&quot;&amp;[.Y198]&amp;&quot;,0,CURDATE(),CURDATE())&quot;&amp;IF(AND([.B198]&lt;&gt;INDIRECT(ADDRESS(ROW([.B198]) + 1;2));INDIRECT(ADDRESS(ROW([.A198]) + 1;1)) &gt; 0); &quot;;&quot;&amp;CHAR(13)&amp;CHAR(10)&amp;CHAR(13)&amp;CHAR(10)&amp;[.AA$3];IF(INDIRECT(ADDRESS(ROW([.A198]) + 1;1)) &gt; 0;&quot;,&quot;;&quot;;&quot;))" office:value-type="string" office:string-value="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199])-3" office:value-type="float" office:value="196" calcext:value-type="float">
            <text:p>196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199]=[.B198];[.C198]+1;1)" office:value-type="float" office:value="20" calcext:value-type="float">
            <text:p>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2GADO</text:p>
          </table:table-cell>
          <table:table-cell table:style-name="ce17" table:formula="of:=VLOOKUP([.F199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19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199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13" table:formula="of:=&quot;(select t.id from &quot;&amp;[.H$2]&amp;&quot; t where t.&quot;&amp;[.H$3]&amp;&quot; = '&quot;&amp;[.H1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1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1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1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1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199]&amp;&quot;,&quot;&amp;[.C199]&amp;&quot;,&quot;&amp;IF(ISBLANK([.D199]);0;[.D199])&amp;&quot;,&quot;&amp;IF(ISBLANK([.E199]);0;[.E199])&amp;&quot;,&quot;&amp;[.I199]&amp;&quot;,&quot;&amp;[.J199]&amp;&quot;,&quot;&amp;[.K199]&amp;&quot;,&quot;&amp;[.L199]&amp;&quot;,&quot;&amp;[.M199]&amp;&quot;,&quot;&amp;[.N199]&amp;&quot;,&quot;&amp;[.S199]&amp;&quot;,&quot;&amp;[.T199]&amp;&quot;,&quot;&amp;[.U199]&amp;&quot;,&quot;&amp;[.V199]&amp;&quot;,&quot;&amp;[.W199]&amp;&quot;,&quot;&amp;[.X199]&amp;&quot;,&quot;&amp;[.Y199]&amp;&quot;,0,CURDATE(),CURDATE())&quot;&amp;IF(AND([.B199]&lt;&gt;INDIRECT(ADDRESS(ROW([.B199]) + 1;2));INDIRECT(ADDRESS(ROW([.A199]) + 1;1)) &gt; 0); &quot;;&quot;&amp;CHAR(13)&amp;CHAR(10)&amp;CHAR(13)&amp;CHAR(10)&amp;[.AA$3];IF(INDIRECT(ADDRESS(ROW([.A199]) + 1;1)) &gt; 0;&quot;,&quot;;&quot;;&quot;))" office:value-type="string" office:string-value="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00])-3" office:value-type="float" office:value="197" calcext:value-type="float">
            <text:p>197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200]=[.B199];[.C199]+1;1)" office:value-type="float" office:value="21" calcext:value-type="float">
            <text:p>2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GAFA</text:p>
          </table:table-cell>
          <table:table-cell table:style-name="ce17" table:formula="of:=VLOOKUP([.F200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0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200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13" table:formula="of:=&quot;(select t.id from &quot;&amp;[.H$2]&amp;&quot; t where t.&quot;&amp;[.H$3]&amp;&quot; = '&quot;&amp;[.H2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00]&amp;&quot;,&quot;&amp;[.C200]&amp;&quot;,&quot;&amp;IF(ISBLANK([.D200]);0;[.D200])&amp;&quot;,&quot;&amp;IF(ISBLANK([.E200]);0;[.E200])&amp;&quot;,&quot;&amp;[.I200]&amp;&quot;,&quot;&amp;[.J200]&amp;&quot;,&quot;&amp;[.K200]&amp;&quot;,&quot;&amp;[.L200]&amp;&quot;,&quot;&amp;[.M200]&amp;&quot;,&quot;&amp;[.N200]&amp;&quot;,&quot;&amp;[.S200]&amp;&quot;,&quot;&amp;[.T200]&amp;&quot;,&quot;&amp;[.U200]&amp;&quot;,&quot;&amp;[.V200]&amp;&quot;,&quot;&amp;[.W200]&amp;&quot;,&quot;&amp;[.X200]&amp;&quot;,&quot;&amp;[.Y200]&amp;&quot;,0,CURDATE(),CURDATE())&quot;&amp;IF(AND([.B200]&lt;&gt;INDIRECT(ADDRESS(ROW([.B200]) + 1;2));INDIRECT(ADDRESS(ROW([.A200]) + 1;1)) &gt; 0); &quot;;&quot;&amp;CHAR(13)&amp;CHAR(10)&amp;CHAR(13)&amp;CHAR(10)&amp;[.AA$3];IF(INDIRECT(ADDRESS(ROW([.A200]) + 1;1)) &gt; 0;&quot;,&quot;;&quot;;&quot;))" office:value-type="string" office:string-value="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01])-3" office:value-type="float" office:value="198" calcext:value-type="float">
            <text:p>198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201]=[.B200];[.C200]+1;1)" office:value-type="float" office:value="22" calcext:value-type="float">
            <text:p>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GADO</text:p>
          </table:table-cell>
          <table:table-cell table:style-name="ce17" table:formula="of:=VLOOKUP([.F201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0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201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13" table:formula="of:=&quot;(select t.id from &quot;&amp;[.H$2]&amp;&quot; t where t.&quot;&amp;[.H$3]&amp;&quot; = '&quot;&amp;[.H2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01]&amp;&quot;,&quot;&amp;[.C201]&amp;&quot;,&quot;&amp;IF(ISBLANK([.D201]);0;[.D201])&amp;&quot;,&quot;&amp;IF(ISBLANK([.E201]);0;[.E201])&amp;&quot;,&quot;&amp;[.I201]&amp;&quot;,&quot;&amp;[.J201]&amp;&quot;,&quot;&amp;[.K201]&amp;&quot;,&quot;&amp;[.L201]&amp;&quot;,&quot;&amp;[.M201]&amp;&quot;,&quot;&amp;[.N201]&amp;&quot;,&quot;&amp;[.S201]&amp;&quot;,&quot;&amp;[.T201]&amp;&quot;,&quot;&amp;[.U201]&amp;&quot;,&quot;&amp;[.V201]&amp;&quot;,&quot;&amp;[.W201]&amp;&quot;,&quot;&amp;[.X201]&amp;&quot;,&quot;&amp;[.Y201]&amp;&quot;,0,CURDATE(),CURDATE())&quot;&amp;IF(AND([.B201]&lt;&gt;INDIRECT(ADDRESS(ROW([.B201]) + 1;2));INDIRECT(ADDRESS(ROW([.A201]) + 1;1)) &gt; 0); &quot;;&quot;&amp;CHAR(13)&amp;CHAR(10)&amp;CHAR(13)&amp;CHAR(10)&amp;[.AA$3];IF(INDIRECT(ADDRESS(ROW([.A201]) + 1;1)) &gt; 0;&quot;,&quot;;&quot;;&quot;))" office:value-type="string" office:string-value="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02])-3" office:value-type="float" office:value="199" calcext:value-type="float">
            <text:p>199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202]=[.B201];[.C201]+1;1)" office:value-type="float" office:value="23" calcext:value-type="float">
            <text:p>2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GARA</text:p>
          </table:table-cell>
          <table:table-cell table:style-name="ce17" table:formula="of:=VLOOKUP([.F202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20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202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13" table:formula="of:=&quot;(select t.id from &quot;&amp;[.H$2]&amp;&quot; t where t.&quot;&amp;[.H$3]&amp;&quot; = '&quot;&amp;[.H2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0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2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02]&amp;&quot;,&quot;&amp;[.C202]&amp;&quot;,&quot;&amp;IF(ISBLANK([.D202]);0;[.D202])&amp;&quot;,&quot;&amp;IF(ISBLANK([.E202]);0;[.E202])&amp;&quot;,&quot;&amp;[.I202]&amp;&quot;,&quot;&amp;[.J202]&amp;&quot;,&quot;&amp;[.K202]&amp;&quot;,&quot;&amp;[.L202]&amp;&quot;,&quot;&amp;[.M202]&amp;&quot;,&quot;&amp;[.N202]&amp;&quot;,&quot;&amp;[.S202]&amp;&quot;,&quot;&amp;[.T202]&amp;&quot;,&quot;&amp;[.U202]&amp;&quot;,&quot;&amp;[.V202]&amp;&quot;,&quot;&amp;[.W202]&amp;&quot;,&quot;&amp;[.X202]&amp;&quot;,&quot;&amp;[.Y202]&amp;&quot;,0,CURDATE(),CURDATE())&quot;&amp;IF(AND([.B202]&lt;&gt;INDIRECT(ADDRESS(ROW([.B202]) + 1;2));INDIRECT(ADDRESS(ROW([.A202]) + 1;1)) &gt; 0); &quot;;&quot;&amp;CHAR(13)&amp;CHAR(10)&amp;CHAR(13)&amp;CHAR(10)&amp;[.AA$3];IF(INDIRECT(ADDRESS(ROW([.A202]) + 1;1)) &gt; 0;&quot;,&quot;;&quot;;&quot;))" office:value-type="string" office:string-value="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03])-3" office:value-type="float" office:value="200" calcext:value-type="float">
            <text:p>200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203]=[.B202];[.C202]+1;1)" office:value-type="float" office:value="24" calcext:value-type="float">
            <text:p>2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GASL</text:p>
          </table:table-cell>
          <table:table-cell table:style-name="ce17" table:formula="of:=VLOOKUP([.F20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20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20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3" table:formula="of:=&quot;(select t.id from &quot;&amp;[.H$2]&amp;&quot; t where t.&quot;&amp;[.H$3]&amp;&quot; = '&quot;&amp;[.H2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0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2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03]&amp;&quot;,&quot;&amp;[.C203]&amp;&quot;,&quot;&amp;IF(ISBLANK([.D203]);0;[.D203])&amp;&quot;,&quot;&amp;IF(ISBLANK([.E203]);0;[.E203])&amp;&quot;,&quot;&amp;[.I203]&amp;&quot;,&quot;&amp;[.J203]&amp;&quot;,&quot;&amp;[.K203]&amp;&quot;,&quot;&amp;[.L203]&amp;&quot;,&quot;&amp;[.M203]&amp;&quot;,&quot;&amp;[.N203]&amp;&quot;,&quot;&amp;[.S203]&amp;&quot;,&quot;&amp;[.T203]&amp;&quot;,&quot;&amp;[.U203]&amp;&quot;,&quot;&amp;[.V203]&amp;&quot;,&quot;&amp;[.W203]&amp;&quot;,&quot;&amp;[.X203]&amp;&quot;,&quot;&amp;[.Y203]&amp;&quot;,0,CURDATE(),CURDATE())&quot;&amp;IF(AND([.B203]&lt;&gt;INDIRECT(ADDRESS(ROW([.B203]) + 1;2));INDIRECT(ADDRESS(ROW([.A203]) + 1;1)) &gt; 0); &quot;;&quot;&amp;CHAR(13)&amp;CHAR(10)&amp;CHAR(13)&amp;CHAR(10)&amp;[.AA$3];IF(INDIRECT(ADDRESS(ROW([.A203]) + 1;1)) &gt; 0;&quot;,&quot;;&quot;;&quot;))" office:value-type="string" office:string-value="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04])-3" office:value-type="float" office:value="201" calcext:value-type="float">
            <text:p>201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204]=[.B203];[.C203]+1;1)" office:value-type="float" office:value="25" calcext:value-type="float">
            <text:p>2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2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0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2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20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3" table:formula="of:=&quot;(select t.id from &quot;&amp;[.O$2]&amp;&quot; t where t.&quot;&amp;[.O$3]&amp;&quot; = '&quot;&amp;[.O2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04]&amp;&quot;,&quot;&amp;[.C204]&amp;&quot;,&quot;&amp;IF(ISBLANK([.D204]);0;[.D204])&amp;&quot;,&quot;&amp;IF(ISBLANK([.E204]);0;[.E204])&amp;&quot;,&quot;&amp;[.I204]&amp;&quot;,&quot;&amp;[.J204]&amp;&quot;,&quot;&amp;[.K204]&amp;&quot;,&quot;&amp;[.L204]&amp;&quot;,&quot;&amp;[.M204]&amp;&quot;,&quot;&amp;[.N204]&amp;&quot;,&quot;&amp;[.S204]&amp;&quot;,&quot;&amp;[.T204]&amp;&quot;,&quot;&amp;[.U204]&amp;&quot;,&quot;&amp;[.V204]&amp;&quot;,&quot;&amp;[.W204]&amp;&quot;,&quot;&amp;[.X204]&amp;&quot;,&quot;&amp;[.Y204]&amp;&quot;,0,CURDATE(),CURDATE())&quot;&amp;IF(AND([.B204]&lt;&gt;INDIRECT(ADDRESS(ROW([.B204]) + 1;2));INDIRECT(ADDRESS(ROW([.A204]) + 1;1)) &gt; 0); &quot;;&quot;&amp;CHAR(13)&amp;CHAR(10)&amp;CHAR(13)&amp;CHAR(10)&amp;[.AA$3];IF(INDIRECT(ADDRESS(ROW([.A204]) + 1;1)) &gt; 0;&quot;,&quot;;&quot;;&quot;))" office:value-type="string" office:string-value="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3" table:formula="of:=ROW([.A205])-3" office:value-type="float" office:value="202" calcext:value-type="float">
            <text:p>202</text:p>
          </table:table-cell>
          <table:table-cell table:style-name="ce13" office:value-type="string" calcext:value-type="string">
            <text:p>Ripresa.4 fartlek completo e gambe</text:p>
          </table:table-cell>
          <table:table-cell table:style-name="ce13" table:formula="of:=IF([.B205]=[.B204];[.C204]+1;1)" office:value-type="float" office:value="26" calcext:value-type="float">
            <text:p>2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DOCM</text:p>
          </table:table-cell>
          <table:table-cell table:style-name="ce17" table:formula="of:=VLOOKUP([.F20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0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13" table:formula="of:=&quot;(select t.id from &quot;&amp;[.F$2]&amp;&quot; t where t.&quot;&amp;[.F$3]&amp;&quot; = '&quot;&amp;[.F20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13" table:formula="of:=&quot;(select t.id from &quot;&amp;[.H$2]&amp;&quot; t where t.&quot;&amp;[.H$3]&amp;&quot; = '&quot;&amp;[.H20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3" table:formula="of:=&quot;(select t.id from &quot;&amp;[.O$2]&amp;&quot; t where t.&quot;&amp;[.O$3]&amp;&quot; = '&quot;&amp;[.O2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05]&amp;&quot;,&quot;&amp;[.C205]&amp;&quot;,&quot;&amp;IF(ISBLANK([.D205]);0;[.D205])&amp;&quot;,&quot;&amp;IF(ISBLANK([.E205]);0;[.E205])&amp;&quot;,&quot;&amp;[.I205]&amp;&quot;,&quot;&amp;[.J205]&amp;&quot;,&quot;&amp;[.K205]&amp;&quot;,&quot;&amp;[.L205]&amp;&quot;,&quot;&amp;[.M205]&amp;&quot;,&quot;&amp;[.N205]&amp;&quot;,&quot;&amp;[.S205]&amp;&quot;,&quot;&amp;[.T205]&amp;&quot;,&quot;&amp;[.U205]&amp;&quot;,&quot;&amp;[.V205]&amp;&quot;,&quot;&amp;[.W205]&amp;&quot;,&quot;&amp;[.X205]&amp;&quot;,&quot;&amp;[.Y205]&amp;&quot;,0,CURDATE(),CURDATE())&quot;&amp;IF(AND([.B205]&lt;&gt;INDIRECT(ADDRESS(ROW([.B205]) + 1;2));INDIRECT(ADDRESS(ROW([.A205]) + 1;1)) &gt; 0); &quot;;&quot;&amp;CHAR(13)&amp;CHAR(10)&amp;CHAR(13)&amp;CHAR(10)&amp;[.AA$3];IF(INDIRECT(ADDRESS(ROW([.A205]) + 1;1)) &gt; 0;&quot;,&quot;;&quot;;&quot;))" office:value-type="string" office:string-value="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3" table:formula="of:=ROW([.A206])-3" office:value-type="float" office:value="203" calcext:value-type="float">
            <text:p>203</text:p>
          </table:table-cell>
          <table:table-cell table:style-name="ce13" office:value-type="string" calcext:value-type="string">
            <text:p>MC1 Set 01.1 aerobico molte gambe</text:p>
          </table:table-cell>
          <table:table-cell table:style-name="ce13" table:formula="of:=IF([.B206]=[.B205];[.C205]+1;1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2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R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06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13" table:formula="of:=&quot;(select t.id from &quot;&amp;[.F$2]&amp;&quot; t where t.&quot;&amp;[.F$3]&amp;&quot; = '&quot;&amp;[.F2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20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3" table:formula="of:=&quot;(select t.id from &quot;&amp;[.O$2]&amp;&quot; t where t.&quot;&amp;[.O$3]&amp;&quot; = '&quot;&amp;[.O2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06]&amp;&quot;,&quot;&amp;[.C206]&amp;&quot;,&quot;&amp;IF(ISBLANK([.D206]);0;[.D206])&amp;&quot;,&quot;&amp;IF(ISBLANK([.E206]);0;[.E206])&amp;&quot;,&quot;&amp;[.I206]&amp;&quot;,&quot;&amp;[.J206]&amp;&quot;,&quot;&amp;[.K206]&amp;&quot;,&quot;&amp;[.L206]&amp;&quot;,&quot;&amp;[.M206]&amp;&quot;,&quot;&amp;[.N206]&amp;&quot;,&quot;&amp;[.S206]&amp;&quot;,&quot;&amp;[.T206]&amp;&quot;,&quot;&amp;[.U206]&amp;&quot;,&quot;&amp;[.V206]&amp;&quot;,&quot;&amp;[.W206]&amp;&quot;,&quot;&amp;[.X206]&amp;&quot;,&quot;&amp;[.Y206]&amp;&quot;,0,CURDATE(),CURDATE())&quot;&amp;IF(AND([.B206]&lt;&gt;INDIRECT(ADDRESS(ROW([.B206]) + 1;2));INDIRECT(ADDRESS(ROW([.A206]) + 1;1)) &gt; 0); &quot;;&quot;&amp;CHAR(13)&amp;CHAR(10)&amp;CHAR(13)&amp;CHAR(10)&amp;[.AA$3];IF(INDIRECT(ADDRESS(ROW([.A206]) + 1;1)) &gt; 0;&quot;,&quot;;&quot;;&quot;))" office:value-type="string" office:string-value="(203,1,1,300,0,0,0,0,0,0,(select t.id from user_trainings t where t.description = 'MC1 Set 01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3,1,1,300,0,0,0,0,0,0,(select t.id from user_trainings t where t.description = 'MC1 Set 01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07])-3" office:value-type="float" office:value="204" calcext:value-type="float">
            <text:p>204</text:p>
          </table:table-cell>
          <table:table-cell table:style-name="ce13" office:value-type="string" calcext:value-type="string">
            <text:p>MC1 Set 01.1 aerobico molte gambe</text:p>
          </table:table-cell>
          <table:table-cell table:style-name="ce13" table:formula="of:=IF([.B207]=[.B206];[.C206]+1;1)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SLTA</text:p>
          </table:table-cell>
          <table:table-cell table:style-name="ce17" table:formula="of:=VLOOKUP([.F20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07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13" table:formula="of:=&quot;(select t.id from &quot;&amp;[.F$2]&amp;&quot; t where t.&quot;&amp;[.F$3]&amp;&quot; = '&quot;&amp;[.F20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13" table:formula="of:=&quot;(select t.id from &quot;&amp;[.H$2]&amp;&quot; t where t.&quot;&amp;[.H$3]&amp;&quot; = '&quot;&amp;[.H20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07]&amp;&quot;,&quot;&amp;[.C207]&amp;&quot;,&quot;&amp;IF(ISBLANK([.D207]);0;[.D207])&amp;&quot;,&quot;&amp;IF(ISBLANK([.E207]);0;[.E207])&amp;&quot;,&quot;&amp;[.I207]&amp;&quot;,&quot;&amp;[.J207]&amp;&quot;,&quot;&amp;[.K207]&amp;&quot;,&quot;&amp;[.L207]&amp;&quot;,&quot;&amp;[.M207]&amp;&quot;,&quot;&amp;[.N207]&amp;&quot;,&quot;&amp;[.S207]&amp;&quot;,&quot;&amp;[.T207]&amp;&quot;,&quot;&amp;[.U207]&amp;&quot;,&quot;&amp;[.V207]&amp;&quot;,&quot;&amp;[.W207]&amp;&quot;,&quot;&amp;[.X207]&amp;&quot;,&quot;&amp;[.Y207]&amp;&quot;,0,CURDATE(),CURDATE())&quot;&amp;IF(AND([.B207]&lt;&gt;INDIRECT(ADDRESS(ROW([.B207]) + 1;2));INDIRECT(ADDRESS(ROW([.A207]) + 1;1)) &gt; 0); &quot;;&quot;&amp;CHAR(13)&amp;CHAR(10)&amp;CHAR(13)&amp;CHAR(10)&amp;[.AA$3];IF(INDIRECT(ADDRESS(ROW([.A207]) + 1;1)) &gt; 0;&quot;,&quot;;&quot;;&quot;))" office:value-type="string" office:string-value="(204,2,4,50,60,0,0,0,0,0,(select t.id from user_trainings t where t.description = 'MC1 Set 01.1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4,2,4,50,60,0,0,0,0,0,(select t.id from user_trainings t where t.description = 'MC1 Set 01.1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08])-3" office:value-type="float" office:value="205" calcext:value-type="float">
            <text:p>205</text:p>
          </table:table-cell>
          <table:table-cell table:style-name="ce13" office:value-type="string" calcext:value-type="string">
            <text:p>MC1 Set 01.1 aerobico molte gambe</text:p>
          </table:table-cell>
          <table:table-cell table:style-name="ce13" table:formula="of:=IF([.B208]=[.B207];[.C207]+1;1)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SLCP</text:p>
          </table:table-cell>
          <table:table-cell table:style-name="ce17" table:formula="of:=VLOOKUP([.F20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08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13" table:formula="of:=&quot;(select t.id from &quot;&amp;[.F$2]&amp;&quot; t where t.&quot;&amp;[.F$3]&amp;&quot; = '&quot;&amp;[.F20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13" table:formula="of:=&quot;(select t.id from &quot;&amp;[.H$2]&amp;&quot; t where t.&quot;&amp;[.H$3]&amp;&quot; = '&quot;&amp;[.H2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08]&amp;&quot;,&quot;&amp;[.C208]&amp;&quot;,&quot;&amp;IF(ISBLANK([.D208]);0;[.D208])&amp;&quot;,&quot;&amp;IF(ISBLANK([.E208]);0;[.E208])&amp;&quot;,&quot;&amp;[.I208]&amp;&quot;,&quot;&amp;[.J208]&amp;&quot;,&quot;&amp;[.K208]&amp;&quot;,&quot;&amp;[.L208]&amp;&quot;,&quot;&amp;[.M208]&amp;&quot;,&quot;&amp;[.N208]&amp;&quot;,&quot;&amp;[.S208]&amp;&quot;,&quot;&amp;[.T208]&amp;&quot;,&quot;&amp;[.U208]&amp;&quot;,&quot;&amp;[.V208]&amp;&quot;,&quot;&amp;[.W208]&amp;&quot;,&quot;&amp;[.X208]&amp;&quot;,&quot;&amp;[.Y208]&amp;&quot;,0,CURDATE(),CURDATE())&quot;&amp;IF(AND([.B208]&lt;&gt;INDIRECT(ADDRESS(ROW([.B208]) + 1;2));INDIRECT(ADDRESS(ROW([.A208]) + 1;1)) &gt; 0); &quot;;&quot;&amp;CHAR(13)&amp;CHAR(10)&amp;CHAR(13)&amp;CHAR(10)&amp;[.AA$3];IF(INDIRECT(ADDRESS(ROW([.A208]) + 1;1)) &gt; 0;&quot;,&quot;;&quot;;&quot;))" office:value-type="string" office:string-value="(205,3,2,50,60,0,0,0,0,0,(select t.id from user_trainings t where t.description = 'MC1 Set 01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5,3,2,50,60,0,0,0,0,0,(select t.id from user_trainings t where t.description = 'MC1 Set 01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09])-3" office:value-type="float" office:value="206" calcext:value-type="float">
            <text:p>206</text:p>
          </table:table-cell>
          <table:table-cell table:style-name="ce13" office:value-type="string" calcext:value-type="string">
            <text:p>MC1 Set 01.1 aerobico molte gambe</text:p>
          </table:table-cell>
          <table:table-cell table:style-name="ce13" table:formula="of:=IF([.B209]=[.B208];[.C208]+1;1)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SLDA</text:p>
          </table:table-cell>
          <table:table-cell table:style-name="ce17" table:formula="of:=VLOOKUP([.F20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09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13" table:formula="of:=&quot;(select t.id from &quot;&amp;[.F$2]&amp;&quot; t where t.&quot;&amp;[.F$3]&amp;&quot; = '&quot;&amp;[.F20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13" table:formula="of:=&quot;(select t.id from &quot;&amp;[.H$2]&amp;&quot; t where t.&quot;&amp;[.H$3]&amp;&quot; = '&quot;&amp;[.H2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09]&amp;&quot;,&quot;&amp;[.C209]&amp;&quot;,&quot;&amp;IF(ISBLANK([.D209]);0;[.D209])&amp;&quot;,&quot;&amp;IF(ISBLANK([.E209]);0;[.E209])&amp;&quot;,&quot;&amp;[.I209]&amp;&quot;,&quot;&amp;[.J209]&amp;&quot;,&quot;&amp;[.K209]&amp;&quot;,&quot;&amp;[.L209]&amp;&quot;,&quot;&amp;[.M209]&amp;&quot;,&quot;&amp;[.N209]&amp;&quot;,&quot;&amp;[.S209]&amp;&quot;,&quot;&amp;[.T209]&amp;&quot;,&quot;&amp;[.U209]&amp;&quot;,&quot;&amp;[.V209]&amp;&quot;,&quot;&amp;[.W209]&amp;&quot;,&quot;&amp;[.X209]&amp;&quot;,&quot;&amp;[.Y209]&amp;&quot;,0,CURDATE(),CURDATE())&quot;&amp;IF(AND([.B209]&lt;&gt;INDIRECT(ADDRESS(ROW([.B209]) + 1;2));INDIRECT(ADDRESS(ROW([.A209]) + 1;1)) &gt; 0); &quot;;&quot;&amp;CHAR(13)&amp;CHAR(10)&amp;CHAR(13)&amp;CHAR(10)&amp;[.AA$3];IF(INDIRECT(ADDRESS(ROW([.A209]) + 1;1)) &gt; 0;&quot;,&quot;;&quot;;&quot;))" office:value-type="string" office:string-value="(206,4,2,50,0,0,0,0,0,0,(select t.id from user_trainings t where t.description = 'MC1 Set 01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6,4,2,50,0,0,0,0,0,0,(select t.id from user_trainings t where t.description = 'MC1 Set 01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10])-3" office:value-type="float" office:value="207" calcext:value-type="float">
            <text:p>207</text:p>
          </table:table-cell>
          <table:table-cell table:style-name="ce13" office:value-type="string" calcext:value-type="string">
            <text:p>MC1 Set 01.1 aerobico molte gambe</text:p>
          </table:table-cell>
          <table:table-cell table:style-name="ce13" table:formula="of:=IF([.B210]=[.B209];[.C209]+1;1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FABS</text:p>
          </table:table-cell>
          <table:table-cell table:style-name="ce17" table:formula="of:=VLOOKUP([.F21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10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13" table:formula="of:=&quot;(select t.id from &quot;&amp;[.F$2]&amp;&quot; t where t.&quot;&amp;[.F$3]&amp;&quot; = '&quot;&amp;[.F21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13" table:formula="of:=&quot;(select t.id from &quot;&amp;[.H$2]&amp;&quot; t where t.&quot;&amp;[.H$3]&amp;&quot; = '&quot;&amp;[.H2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10]&amp;&quot;,&quot;&amp;[.C210]&amp;&quot;,&quot;&amp;IF(ISBLANK([.D210]);0;[.D210])&amp;&quot;,&quot;&amp;IF(ISBLANK([.E210]);0;[.E210])&amp;&quot;,&quot;&amp;[.I210]&amp;&quot;,&quot;&amp;[.J210]&amp;&quot;,&quot;&amp;[.K210]&amp;&quot;,&quot;&amp;[.L210]&amp;&quot;,&quot;&amp;[.M210]&amp;&quot;,&quot;&amp;[.N210]&amp;&quot;,&quot;&amp;[.S210]&amp;&quot;,&quot;&amp;[.T210]&amp;&quot;,&quot;&amp;[.U210]&amp;&quot;,&quot;&amp;[.V210]&amp;&quot;,&quot;&amp;[.W210]&amp;&quot;,&quot;&amp;[.X210]&amp;&quot;,&quot;&amp;[.Y210]&amp;&quot;,0,CURDATE(),CURDATE())&quot;&amp;IF(AND([.B210]&lt;&gt;INDIRECT(ADDRESS(ROW([.B210]) + 1;2));INDIRECT(ADDRESS(ROW([.A210]) + 1;1)) &gt; 0); &quot;;&quot;&amp;CHAR(13)&amp;CHAR(10)&amp;CHAR(13)&amp;CHAR(10)&amp;[.AA$3];IF(INDIRECT(ADDRESS(ROW([.A210]) + 1;1)) &gt; 0;&quot;,&quot;;&quot;;&quot;))" office:value-type="string" office:string-value="(207,5,4,50,65,0,0,0,0,0,(select t.id from user_trainings t where t.description = 'MC1 Set 01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7,5,4,50,65,0,0,0,0,0,(select t.id from user_trainings t where t.description = 'MC1 Set 01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11])-3" office:value-type="float" office:value="208" calcext:value-type="float">
            <text:p>208</text:p>
          </table:table-cell>
          <table:table-cell table:style-name="ce13" office:value-type="string" calcext:value-type="string">
            <text:p>MC1 Set 01.1 aerobico molte gambe</text:p>
          </table:table-cell>
          <table:table-cell table:style-name="ce13" table:formula="of:=IF([.B211]=[.B210];[.C210]+1;1)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FACP</text:p>
          </table:table-cell>
          <table:table-cell table:style-name="ce17" table:formula="of:=VLOOKUP([.F21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11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13" table:formula="of:=&quot;(select t.id from &quot;&amp;[.F$2]&amp;&quot; t where t.&quot;&amp;[.F$3]&amp;&quot; = '&quot;&amp;[.F21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13" table:formula="of:=&quot;(select t.id from &quot;&amp;[.H$2]&amp;&quot; t where t.&quot;&amp;[.H$3]&amp;&quot; = '&quot;&amp;[.H2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11]&amp;&quot;,&quot;&amp;[.C211]&amp;&quot;,&quot;&amp;IF(ISBLANK([.D211]);0;[.D211])&amp;&quot;,&quot;&amp;IF(ISBLANK([.E211]);0;[.E211])&amp;&quot;,&quot;&amp;[.I211]&amp;&quot;,&quot;&amp;[.J211]&amp;&quot;,&quot;&amp;[.K211]&amp;&quot;,&quot;&amp;[.L211]&amp;&quot;,&quot;&amp;[.M211]&amp;&quot;,&quot;&amp;[.N211]&amp;&quot;,&quot;&amp;[.S211]&amp;&quot;,&quot;&amp;[.T211]&amp;&quot;,&quot;&amp;[.U211]&amp;&quot;,&quot;&amp;[.V211]&amp;&quot;,&quot;&amp;[.W211]&amp;&quot;,&quot;&amp;[.X211]&amp;&quot;,&quot;&amp;[.Y211]&amp;&quot;,0,CURDATE(),CURDATE())&quot;&amp;IF(AND([.B211]&lt;&gt;INDIRECT(ADDRESS(ROW([.B211]) + 1;2));INDIRECT(ADDRESS(ROW([.A211]) + 1;1)) &gt; 0); &quot;;&quot;&amp;CHAR(13)&amp;CHAR(10)&amp;CHAR(13)&amp;CHAR(10)&amp;[.AA$3];IF(INDIRECT(ADDRESS(ROW([.A211]) + 1;1)) &gt; 0;&quot;,&quot;;&quot;;&quot;))" office:value-type="string" office:string-value="(208,6,2,50,65,0,0,0,0,0,(select t.id from user_trainings t where t.description = 'MC1 Set 01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8,6,2,50,65,0,0,0,0,0,(select t.id from user_trainings t where t.description = 'MC1 Set 01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12])-3" office:value-type="float" office:value="209" calcext:value-type="float">
            <text:p>209</text:p>
          </table:table-cell>
          <table:table-cell table:style-name="ce13" office:value-type="string" calcext:value-type="string">
            <text:p>MC1 Set 01.1 aerobico molte gambe</text:p>
          </table:table-cell>
          <table:table-cell table:style-name="ce13" table:formula="of:=IF([.B212]=[.B211];[.C211]+1;1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FADA</text:p>
          </table:table-cell>
          <table:table-cell table:style-name="ce17" table:formula="of:=VLOOKUP([.F21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12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13" table:formula="of:=&quot;(select t.id from &quot;&amp;[.F$2]&amp;&quot; t where t.&quot;&amp;[.F$3]&amp;&quot; = '&quot;&amp;[.F21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13" table:formula="of:=&quot;(select t.id from &quot;&amp;[.H$2]&amp;&quot; t where t.&quot;&amp;[.H$3]&amp;&quot; = '&quot;&amp;[.H2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12]&amp;&quot;,&quot;&amp;[.C212]&amp;&quot;,&quot;&amp;IF(ISBLANK([.D212]);0;[.D212])&amp;&quot;,&quot;&amp;IF(ISBLANK([.E212]);0;[.E212])&amp;&quot;,&quot;&amp;[.I212]&amp;&quot;,&quot;&amp;[.J212]&amp;&quot;,&quot;&amp;[.K212]&amp;&quot;,&quot;&amp;[.L212]&amp;&quot;,&quot;&amp;[.M212]&amp;&quot;,&quot;&amp;[.N212]&amp;&quot;,&quot;&amp;[.S212]&amp;&quot;,&quot;&amp;[.T212]&amp;&quot;,&quot;&amp;[.U212]&amp;&quot;,&quot;&amp;[.V212]&amp;&quot;,&quot;&amp;[.W212]&amp;&quot;,&quot;&amp;[.X212]&amp;&quot;,&quot;&amp;[.Y212]&amp;&quot;,0,CURDATE(),CURDATE())&quot;&amp;IF(AND([.B212]&lt;&gt;INDIRECT(ADDRESS(ROW([.B212]) + 1;2));INDIRECT(ADDRESS(ROW([.A212]) + 1;1)) &gt; 0); &quot;;&quot;&amp;CHAR(13)&amp;CHAR(10)&amp;CHAR(13)&amp;CHAR(10)&amp;[.AA$3];IF(INDIRECT(ADDRESS(ROW([.A212]) + 1;1)) &gt; 0;&quot;,&quot;;&quot;;&quot;))" office:value-type="string" office:string-value="(209,7,2,50,0,0,0,0,0,0,(select t.id from user_trainings t where t.description = 'MC1 Set 01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9,7,2,50,0,0,0,0,0,0,(select t.id from user_trainings t where t.description = 'MC1 Set 01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13])-3" office:value-type="float" office:value="210" calcext:value-type="float">
            <text:p>210</text:p>
          </table:table-cell>
          <table:table-cell table:style-name="ce13" office:value-type="string" calcext:value-type="string">
            <text:p>MC1 Set 01.1 aerobico molte gambe</text:p>
          </table:table-cell>
          <table:table-cell table:style-name="ce13" table:formula="of:=IF([.B213]=[.B212];[.C212]+1;1)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A2GUFA</text:p>
          </table:table-cell>
          <table:table-cell table:style-name="ce17" table:formula="of:=VLOOKUP([.F21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13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13" table:formula="of:=&quot;(select t.id from &quot;&amp;[.F$2]&amp;&quot; t where t.&quot;&amp;[.F$3]&amp;&quot; = '&quot;&amp;[.F21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13" table:formula="of:=&quot;(select t.id from &quot;&amp;[.H$2]&amp;&quot; t where t.&quot;&amp;[.H$3]&amp;&quot; = '&quot;&amp;[.H2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13]&amp;&quot;,&quot;&amp;[.C213]&amp;&quot;,&quot;&amp;IF(ISBLANK([.D213]);0;[.D213])&amp;&quot;,&quot;&amp;IF(ISBLANK([.E213]);0;[.E213])&amp;&quot;,&quot;&amp;[.I213]&amp;&quot;,&quot;&amp;[.J213]&amp;&quot;,&quot;&amp;[.K213]&amp;&quot;,&quot;&amp;[.L213]&amp;&quot;,&quot;&amp;[.M213]&amp;&quot;,&quot;&amp;[.N213]&amp;&quot;,&quot;&amp;[.S213]&amp;&quot;,&quot;&amp;[.T213]&amp;&quot;,&quot;&amp;[.U213]&amp;&quot;,&quot;&amp;[.V213]&amp;&quot;,&quot;&amp;[.W213]&amp;&quot;,&quot;&amp;[.X213]&amp;&quot;,&quot;&amp;[.Y213]&amp;&quot;,0,CURDATE(),CURDATE())&quot;&amp;IF(AND([.B213]&lt;&gt;INDIRECT(ADDRESS(ROW([.B213]) + 1;2));INDIRECT(ADDRESS(ROW([.A213]) + 1;1)) &gt; 0); &quot;;&quot;&amp;CHAR(13)&amp;CHAR(10)&amp;CHAR(13)&amp;CHAR(10)&amp;[.AA$3];IF(INDIRECT(ADDRESS(ROW([.A213]) + 1;1)) &gt; 0;&quot;,&quot;;&quot;;&quot;))" office:value-type="string" office:string-value="(210,8,4,25,60,0,0,0,0,0,(select t.id from user_trainings t where t.description = 'MC1 Set 01.1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0,8,4,25,60,0,0,0,0,0,(select t.id from user_trainings t where t.description = 'MC1 Set 01.1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14])-3" office:value-type="float" office:value="211" calcext:value-type="float">
            <text:p>211</text:p>
          </table:table-cell>
          <table:table-cell table:style-name="ce13" office:value-type="string" calcext:value-type="string">
            <text:p>MC1 Set 01.1 aerobico molte gambe</text:p>
          </table:table-cell>
          <table:table-cell table:style-name="ce13" table:formula="of:=IF([.B214]=[.B213];[.C213]+1;1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2MICM</text:p>
          </table:table-cell>
          <table:table-cell table:style-name="ce17" table:formula="of:=VLOOKUP([.F21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14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13" table:formula="of:=&quot;(select t.id from &quot;&amp;[.F$2]&amp;&quot; t where t.&quot;&amp;[.F$3]&amp;&quot; = '&quot;&amp;[.F21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13" table:formula="of:=&quot;(select t.id from &quot;&amp;[.H$2]&amp;&quot; t where t.&quot;&amp;[.H$3]&amp;&quot; = '&quot;&amp;[.H2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14]&amp;&quot;,&quot;&amp;[.C214]&amp;&quot;,&quot;&amp;IF(ISBLANK([.D214]);0;[.D214])&amp;&quot;,&quot;&amp;IF(ISBLANK([.E214]);0;[.E214])&amp;&quot;,&quot;&amp;[.I214]&amp;&quot;,&quot;&amp;[.J214]&amp;&quot;,&quot;&amp;[.K214]&amp;&quot;,&quot;&amp;[.L214]&amp;&quot;,&quot;&amp;[.M214]&amp;&quot;,&quot;&amp;[.N214]&amp;&quot;,&quot;&amp;[.S214]&amp;&quot;,&quot;&amp;[.T214]&amp;&quot;,&quot;&amp;[.U214]&amp;&quot;,&quot;&amp;[.V214]&amp;&quot;,&quot;&amp;[.W214]&amp;&quot;,&quot;&amp;[.X214]&amp;&quot;,&quot;&amp;[.Y214]&amp;&quot;,0,CURDATE(),CURDATE())&quot;&amp;IF(AND([.B214]&lt;&gt;INDIRECT(ADDRESS(ROW([.B214]) + 1;2));INDIRECT(ADDRESS(ROW([.A214]) + 1;1)) &gt; 0); &quot;;&quot;&amp;CHAR(13)&amp;CHAR(10)&amp;CHAR(13)&amp;CHAR(10)&amp;[.AA$3];IF(INDIRECT(ADDRESS(ROW([.A214]) + 1;1)) &gt; 0;&quot;,&quot;;&quot;;&quot;))" office:value-type="string" office:string-value="(211,9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1,9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15])-3" office:value-type="float" office:value="212" calcext:value-type="float">
            <text:p>212</text:p>
          </table:table-cell>
          <table:table-cell table:style-name="ce13" office:value-type="string" calcext:value-type="string">
            <text:p>MC1 Set 01.1 aerobico molte gambe</text:p>
          </table:table-cell>
          <table:table-cell table:style-name="ce13" table:formula="of:=IF([.B215]=[.B214];[.C214]+1;1)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21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15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13" table:formula="of:=&quot;(select t.id from &quot;&amp;[.F$2]&amp;&quot; t where t.&quot;&amp;[.F$3]&amp;&quot; = '&quot;&amp;[.F21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2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15]&amp;&quot;,&quot;&amp;[.C215]&amp;&quot;,&quot;&amp;IF(ISBLANK([.D215]);0;[.D215])&amp;&quot;,&quot;&amp;IF(ISBLANK([.E215]);0;[.E215])&amp;&quot;,&quot;&amp;[.I215]&amp;&quot;,&quot;&amp;[.J215]&amp;&quot;,&quot;&amp;[.K215]&amp;&quot;,&quot;&amp;[.L215]&amp;&quot;,&quot;&amp;[.M215]&amp;&quot;,&quot;&amp;[.N215]&amp;&quot;,&quot;&amp;[.S215]&amp;&quot;,&quot;&amp;[.T215]&amp;&quot;,&quot;&amp;[.U215]&amp;&quot;,&quot;&amp;[.V215]&amp;&quot;,&quot;&amp;[.W215]&amp;&quot;,&quot;&amp;[.X215]&amp;&quot;,&quot;&amp;[.Y215]&amp;&quot;,0,CURDATE(),CURDATE())&quot;&amp;IF(AND([.B215]&lt;&gt;INDIRECT(ADDRESS(ROW([.B215]) + 1;2));INDIRECT(ADDRESS(ROW([.A215]) + 1;1)) &gt; 0); &quot;;&quot;&amp;CHAR(13)&amp;CHAR(10)&amp;CHAR(13)&amp;CHAR(10)&amp;[.AA$3];IF(INDIRECT(ADDRESS(ROW([.A215]) + 1;1)) &gt; 0;&quot;,&quot;;&quot;;&quot;))" office:value-type="string" office:string-value="(212,10,1,100,0,10,1,3,0,0,(select t.id from user_trainings t where t.description = 'MC1 Set 01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2,10,1,100,0,10,1,3,0,0,(select t.id from user_trainings t where t.description = 'MC1 Set 01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16])-3" office:value-type="float" office:value="213" calcext:value-type="float">
            <text:p>213</text:p>
          </table:table-cell>
          <table:table-cell table:style-name="ce13" office:value-type="string" calcext:value-type="string">
            <text:p>MC1 Set 01.1 aerobico molte gambe</text:p>
          </table:table-cell>
          <table:table-cell table:style-name="ce13" table:formula="of:=IF([.B216]=[.B215];[.C215]+1;1)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2MICM</text:p>
          </table:table-cell>
          <table:table-cell table:style-name="ce17" table:formula="of:=VLOOKUP([.F21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16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13" table:formula="of:=&quot;(select t.id from &quot;&amp;[.F$2]&amp;&quot; t where t.&quot;&amp;[.F$3]&amp;&quot; = '&quot;&amp;[.F21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13" table:formula="of:=&quot;(select t.id from &quot;&amp;[.H$2]&amp;&quot; t where t.&quot;&amp;[.H$3]&amp;&quot; = '&quot;&amp;[.H2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16]&amp;&quot;,&quot;&amp;[.C216]&amp;&quot;,&quot;&amp;IF(ISBLANK([.D216]);0;[.D216])&amp;&quot;,&quot;&amp;IF(ISBLANK([.E216]);0;[.E216])&amp;&quot;,&quot;&amp;[.I216]&amp;&quot;,&quot;&amp;[.J216]&amp;&quot;,&quot;&amp;[.K216]&amp;&quot;,&quot;&amp;[.L216]&amp;&quot;,&quot;&amp;[.M216]&amp;&quot;,&quot;&amp;[.N216]&amp;&quot;,&quot;&amp;[.S216]&amp;&quot;,&quot;&amp;[.T216]&amp;&quot;,&quot;&amp;[.U216]&amp;&quot;,&quot;&amp;[.V216]&amp;&quot;,&quot;&amp;[.W216]&amp;&quot;,&quot;&amp;[.X216]&amp;&quot;,&quot;&amp;[.Y216]&amp;&quot;,0,CURDATE(),CURDATE())&quot;&amp;IF(AND([.B216]&lt;&gt;INDIRECT(ADDRESS(ROW([.B216]) + 1;2));INDIRECT(ADDRESS(ROW([.A216]) + 1;1)) &gt; 0); &quot;;&quot;&amp;CHAR(13)&amp;CHAR(10)&amp;CHAR(13)&amp;CHAR(10)&amp;[.AA$3];IF(INDIRECT(ADDRESS(ROW([.A216]) + 1;1)) &gt; 0;&quot;,&quot;;&quot;;&quot;))" office:value-type="string" office:string-value="(213,11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3,11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17])-3" office:value-type="float" office:value="214" calcext:value-type="float">
            <text:p>214</text:p>
          </table:table-cell>
          <table:table-cell table:style-name="ce13" office:value-type="string" calcext:value-type="string">
            <text:p>MC1 Set 01.1 aerobico molte gambe</text:p>
          </table:table-cell>
          <table:table-cell table:style-name="ce13" table:formula="of:=IF([.B217]=[.B216];[.C216]+1;1)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2DOCM</text:p>
          </table:table-cell>
          <table:table-cell table:style-name="ce17" table:formula="of:=VLOOKUP([.F21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17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13" table:formula="of:=&quot;(select t.id from &quot;&amp;[.F$2]&amp;&quot; t where t.&quot;&amp;[.F$3]&amp;&quot; = '&quot;&amp;[.F21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13" table:formula="of:=&quot;(select t.id from &quot;&amp;[.H$2]&amp;&quot; t where t.&quot;&amp;[.H$3]&amp;&quot; = '&quot;&amp;[.H2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17]&amp;&quot;,&quot;&amp;[.C217]&amp;&quot;,&quot;&amp;IF(ISBLANK([.D217]);0;[.D217])&amp;&quot;,&quot;&amp;IF(ISBLANK([.E217]);0;[.E217])&amp;&quot;,&quot;&amp;[.I217]&amp;&quot;,&quot;&amp;[.J217]&amp;&quot;,&quot;&amp;[.K217]&amp;&quot;,&quot;&amp;[.L217]&amp;&quot;,&quot;&amp;[.M217]&amp;&quot;,&quot;&amp;[.N217]&amp;&quot;,&quot;&amp;[.S217]&amp;&quot;,&quot;&amp;[.T217]&amp;&quot;,&quot;&amp;[.U217]&amp;&quot;,&quot;&amp;[.V217]&amp;&quot;,&quot;&amp;[.W217]&amp;&quot;,&quot;&amp;[.X217]&amp;&quot;,&quot;&amp;[.Y217]&amp;&quot;,0,CURDATE(),CURDATE())&quot;&amp;IF(AND([.B217]&lt;&gt;INDIRECT(ADDRESS(ROW([.B217]) + 1;2));INDIRECT(ADDRESS(ROW([.A217]) + 1;1)) &gt; 0); &quot;;&quot;&amp;CHAR(13)&amp;CHAR(10)&amp;CHAR(13)&amp;CHAR(10)&amp;[.AA$3];IF(INDIRECT(ADDRESS(ROW([.A217]) + 1;1)) &gt; 0;&quot;,&quot;;&quot;;&quot;))" office:value-type="string" office:string-value="(214,12,1,100,0,10,1,3,0,0,(select t.id from user_trainings t where t.description = 'MC1 Set 01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4,12,1,100,0,10,1,3,0,0,(select t.id from user_trainings t where t.description = 'MC1 Set 01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18])-3" office:value-type="float" office:value="215" calcext:value-type="float">
            <text:p>215</text:p>
          </table:table-cell>
          <table:table-cell table:style-name="ce13" office:value-type="string" calcext:value-type="string">
            <text:p>MC1 Set 01.1 aerobico molte gambe</text:p>
          </table:table-cell>
          <table:table-cell table:style-name="ce13" table:formula="of:=IF([.B218]=[.B217];[.C217]+1;1)" office:value-type="float" office:value="13" calcext:value-type="float">
            <text:p>1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GSLRA</text:p>
          </table:table-cell>
          <table:table-cell table:style-name="ce17" table:formula="of:=VLOOKUP([.F218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218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13" table:formula="of:=&quot;(select t.id from &quot;&amp;[.F$2]&amp;&quot; t where t.&quot;&amp;[.F$3]&amp;&quot; = '&quot;&amp;[.F21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13" table:formula="of:=&quot;(select t.id from &quot;&amp;[.H$2]&amp;&quot; t where t.&quot;&amp;[.H$3]&amp;&quot; = '&quot;&amp;[.H2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1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2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18]&amp;&quot;,&quot;&amp;[.C218]&amp;&quot;,&quot;&amp;IF(ISBLANK([.D218]);0;[.D218])&amp;&quot;,&quot;&amp;IF(ISBLANK([.E218]);0;[.E218])&amp;&quot;,&quot;&amp;[.I218]&amp;&quot;,&quot;&amp;[.J218]&amp;&quot;,&quot;&amp;[.K218]&amp;&quot;,&quot;&amp;[.L218]&amp;&quot;,&quot;&amp;[.M218]&amp;&quot;,&quot;&amp;[.N218]&amp;&quot;,&quot;&amp;[.S218]&amp;&quot;,&quot;&amp;[.T218]&amp;&quot;,&quot;&amp;[.U218]&amp;&quot;,&quot;&amp;[.V218]&amp;&quot;,&quot;&amp;[.W218]&amp;&quot;,&quot;&amp;[.X218]&amp;&quot;,&quot;&amp;[.Y218]&amp;&quot;,0,CURDATE(),CURDATE())&quot;&amp;IF(AND([.B218]&lt;&gt;INDIRECT(ADDRESS(ROW([.B218]) + 1;2));INDIRECT(ADDRESS(ROW([.A218]) + 1;1)) &gt; 0); &quot;;&quot;&amp;CHAR(13)&amp;CHAR(10)&amp;CHAR(13)&amp;CHAR(10)&amp;[.AA$3];IF(INDIRECT(ADDRESS(ROW([.A218]) + 1;1)) &gt; 0;&quot;,&quot;;&quot;;&quot;))" office:value-type="string" office:string-value="(215,13,6,50,0,10,0,0,0,0,(select t.id from user_trainings t where t.description = 'MC1 Set 01.1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5,13,6,50,0,10,0,0,0,0,(select t.id from user_trainings t where t.description = 'MC1 Set 01.1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19])-3" office:value-type="float" office:value="216" calcext:value-type="float">
            <text:p>216</text:p>
          </table:table-cell>
          <table:table-cell table:style-name="ce13" office:value-type="string" calcext:value-type="string">
            <text:p>MC1 Set 01.1 aerobico molte gambe</text:p>
          </table:table-cell>
          <table:table-cell table:style-name="ce13" table:formula="of:=IF([.B219]=[.B218];[.C218]+1;1)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2GAMI</text:p>
          </table:table-cell>
          <table:table-cell table:style-name="ce17" table:formula="of:=VLOOKUP([.F219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19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13" table:formula="of:=&quot;(select t.id from &quot;&amp;[.F$2]&amp;&quot; t where t.&quot;&amp;[.F$3]&amp;&quot; = '&quot;&amp;[.F219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13" table:formula="of:=&quot;(select t.id from &quot;&amp;[.H$2]&amp;&quot; t where t.&quot;&amp;[.H$3]&amp;&quot; = '&quot;&amp;[.H2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19]&amp;&quot;,&quot;&amp;[.C219]&amp;&quot;,&quot;&amp;IF(ISBLANK([.D219]);0;[.D219])&amp;&quot;,&quot;&amp;IF(ISBLANK([.E219]);0;[.E219])&amp;&quot;,&quot;&amp;[.I219]&amp;&quot;,&quot;&amp;[.J219]&amp;&quot;,&quot;&amp;[.K219]&amp;&quot;,&quot;&amp;[.L219]&amp;&quot;,&quot;&amp;[.M219]&amp;&quot;,&quot;&amp;[.N219]&amp;&quot;,&quot;&amp;[.S219]&amp;&quot;,&quot;&amp;[.T219]&amp;&quot;,&quot;&amp;[.U219]&amp;&quot;,&quot;&amp;[.V219]&amp;&quot;,&quot;&amp;[.W219]&amp;&quot;,&quot;&amp;[.X219]&amp;&quot;,&quot;&amp;[.Y219]&amp;&quot;,0,CURDATE(),CURDATE())&quot;&amp;IF(AND([.B219]&lt;&gt;INDIRECT(ADDRESS(ROW([.B219]) + 1;2));INDIRECT(ADDRESS(ROW([.A219]) + 1;1)) &gt; 0); &quot;;&quot;&amp;CHAR(13)&amp;CHAR(10)&amp;CHAR(13)&amp;CHAR(10)&amp;[.AA$3];IF(INDIRECT(ADDRESS(ROW([.A219]) + 1;1)) &gt; 0;&quot;,&quot;;&quot;;&quot;))" office:value-type="string" office:string-value="(216,14,3,100,0,10,0,0,0,0,(select t.id from user_trainings t where t.description = 'MC1 Set 01.1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6,14,3,100,0,10,0,0,0,0,(select t.id from user_trainings t where t.description = 'MC1 Set 01.1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20])-3" office:value-type="float" office:value="217" calcext:value-type="float">
            <text:p>217</text:p>
          </table:table-cell>
          <table:table-cell table:style-name="ce13" office:value-type="string" calcext:value-type="string">
            <text:p>MC1 Set 01.1 aerobico molte gambe</text:p>
          </table:table-cell>
          <table:table-cell table:style-name="ce13" table:formula="of:=IF([.B220]=[.B219];[.C219]+1;1)" office:value-type="float" office:value="15" calcext:value-type="float">
            <text:p>1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GDORA</text:p>
          </table:table-cell>
          <table:table-cell table:style-name="ce17" table:formula="of:=VLOOKUP([.F220];['file:///C:/Sites/goggles/db/seed_generators/training/Dati_Training.ods'#$exercises.$B$4:.$C$250];2;0)" office:value-type="string" office:string-value="Gambe DO/RA sul dorso" calcext:value-type="string">
            <text:p>Gambe DO/RA sul dorso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20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13" table:formula="of:=&quot;(select t.id from &quot;&amp;[.F$2]&amp;&quot; t where t.&quot;&amp;[.F$3]&amp;&quot; = '&quot;&amp;[.F220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style-name="ce13" table:formula="of:=&quot;(select t.id from &quot;&amp;[.H$2]&amp;&quot; t where t.&quot;&amp;[.H$3]&amp;&quot; = '&quot;&amp;[.H2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20]&amp;&quot;,&quot;&amp;[.C220]&amp;&quot;,&quot;&amp;IF(ISBLANK([.D220]);0;[.D220])&amp;&quot;,&quot;&amp;IF(ISBLANK([.E220]);0;[.E220])&amp;&quot;,&quot;&amp;[.I220]&amp;&quot;,&quot;&amp;[.J220]&amp;&quot;,&quot;&amp;[.K220]&amp;&quot;,&quot;&amp;[.L220]&amp;&quot;,&quot;&amp;[.M220]&amp;&quot;,&quot;&amp;[.N220]&amp;&quot;,&quot;&amp;[.S220]&amp;&quot;,&quot;&amp;[.T220]&amp;&quot;,&quot;&amp;[.U220]&amp;&quot;,&quot;&amp;[.V220]&amp;&quot;,&quot;&amp;[.W220]&amp;&quot;,&quot;&amp;[.X220]&amp;&quot;,&quot;&amp;[.Y220]&amp;&quot;,0,CURDATE(),CURDATE())&quot;&amp;IF(AND([.B220]&lt;&gt;INDIRECT(ADDRESS(ROW([.B220]) + 1;2));INDIRECT(ADDRESS(ROW([.A220]) + 1;1)) &gt; 0); &quot;;&quot;&amp;CHAR(13)&amp;CHAR(10)&amp;CHAR(13)&amp;CHAR(10)&amp;[.AA$3];IF(INDIRECT(ADDRESS(ROW([.A220]) + 1;1)) &gt; 0;&quot;,&quot;;&quot;;&quot;))" office:value-type="string" office:string-value="(217,15,6,50,0,10,0,0,0,0,(select t.id from user_trainings t where t.description = 'MC1 Set 01.1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7,15,6,50,0,10,0,0,0,0,(select t.id from user_trainings t where t.description = 'MC1 Set 01.1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21])-3" office:value-type="float" office:value="218" calcext:value-type="float">
            <text:p>218</text:p>
          </table:table-cell>
          <table:table-cell table:style-name="ce13" office:value-type="string" calcext:value-type="string">
            <text:p>MC1 Set 01.1 aerobico molte gambe</text:p>
          </table:table-cell>
          <table:table-cell table:style-name="ce13" table:formula="of:=IF([.B221]=[.B220];[.C220]+1;1)" office:value-type="float" office:value="16" calcext:value-type="float">
            <text:p>1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2GASL</text:p>
          </table:table-cell>
          <table:table-cell table:style-name="ce17" table:formula="of:=VLOOKUP([.F2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221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13" table:formula="of:=&quot;(select t.id from &quot;&amp;[.F$2]&amp;&quot; t where t.&quot;&amp;[.F$3]&amp;&quot; = '&quot;&amp;[.F2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3" table:formula="of:=&quot;(select t.id from &quot;&amp;[.H$2]&amp;&quot; t where t.&quot;&amp;[.H$3]&amp;&quot; = '&quot;&amp;[.H2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2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21]&amp;&quot;,&quot;&amp;[.C221]&amp;&quot;,&quot;&amp;IF(ISBLANK([.D221]);0;[.D221])&amp;&quot;,&quot;&amp;IF(ISBLANK([.E221]);0;[.E221])&amp;&quot;,&quot;&amp;[.I221]&amp;&quot;,&quot;&amp;[.J221]&amp;&quot;,&quot;&amp;[.K221]&amp;&quot;,&quot;&amp;[.L221]&amp;&quot;,&quot;&amp;[.M221]&amp;&quot;,&quot;&amp;[.N221]&amp;&quot;,&quot;&amp;[.S221]&amp;&quot;,&quot;&amp;[.T221]&amp;&quot;,&quot;&amp;[.U221]&amp;&quot;,&quot;&amp;[.V221]&amp;&quot;,&quot;&amp;[.W221]&amp;&quot;,&quot;&amp;[.X221]&amp;&quot;,&quot;&amp;[.Y221]&amp;&quot;,0,CURDATE(),CURDATE())&quot;&amp;IF(AND([.B221]&lt;&gt;INDIRECT(ADDRESS(ROW([.B221]) + 1;2));INDIRECT(ADDRESS(ROW([.A221]) + 1;1)) &gt; 0); &quot;;&quot;&amp;CHAR(13)&amp;CHAR(10)&amp;CHAR(13)&amp;CHAR(10)&amp;[.AA$3];IF(INDIRECT(ADDRESS(ROW([.A221]) + 1;1)) &gt; 0;&quot;,&quot;;&quot;;&quot;))" office:value-type="string" office:string-value="(218,16,3,100,0,10,0,0,0,0,(select t.id from user_trainings t where t.description = 'MC1 Set 01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8,16,3,100,0,10,0,0,0,0,(select t.id from user_trainings t where t.description = 'MC1 Set 01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22])-3" office:value-type="float" office:value="219" calcext:value-type="float">
            <text:p>219</text:p>
          </table:table-cell>
          <table:table-cell table:style-name="ce13" office:value-type="string" calcext:value-type="string">
            <text:p>MC1 Set 01.1 aerobico molte gambe</text:p>
          </table:table-cell>
          <table:table-cell table:style-name="ce13" table:formula="of:=IF([.B222]=[.B221];[.C221]+1;1)" office:value-type="float" office:value="17" calcext:value-type="float">
            <text:p>1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2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22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13" table:formula="of:=&quot;(select t.id from &quot;&amp;[.F$2]&amp;&quot; t where t.&quot;&amp;[.F$3]&amp;&quot; = '&quot;&amp;[.F2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22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3" table:formula="of:=&quot;(select t.id from &quot;&amp;[.O$2]&amp;&quot; t where t.&quot;&amp;[.O$3]&amp;&quot; = '&quot;&amp;[.O2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22]&amp;&quot;,&quot;&amp;[.C222]&amp;&quot;,&quot;&amp;IF(ISBLANK([.D222]);0;[.D222])&amp;&quot;,&quot;&amp;IF(ISBLANK([.E222]);0;[.E222])&amp;&quot;,&quot;&amp;[.I222]&amp;&quot;,&quot;&amp;[.J222]&amp;&quot;,&quot;&amp;[.K222]&amp;&quot;,&quot;&amp;[.L222]&amp;&quot;,&quot;&amp;[.M222]&amp;&quot;,&quot;&amp;[.N222]&amp;&quot;,&quot;&amp;[.S222]&amp;&quot;,&quot;&amp;[.T222]&amp;&quot;,&quot;&amp;[.U222]&amp;&quot;,&quot;&amp;[.V222]&amp;&quot;,&quot;&amp;[.W222]&amp;&quot;,&quot;&amp;[.X222]&amp;&quot;,&quot;&amp;[.Y222]&amp;&quot;,0,CURDATE(),CURDATE())&quot;&amp;IF(AND([.B222]&lt;&gt;INDIRECT(ADDRESS(ROW([.B222]) + 1;2));INDIRECT(ADDRESS(ROW([.A222]) + 1;1)) &gt; 0); &quot;;&quot;&amp;CHAR(13)&amp;CHAR(10)&amp;CHAR(13)&amp;CHAR(10)&amp;[.AA$3];IF(INDIRECT(ADDRESS(ROW([.A222]) + 1;1)) &gt; 0;&quot;,&quot;;&quot;;&quot;))" office:value-type="string" office:string-value="(219,17,1,50,0,10,0,0,0,0,(select t.id from user_trainings t where t.description = 'MC1 Set 01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9,17,1,50,0,10,0,0,0,0,(select t.id from user_trainings t where t.description = 'MC1 Set 01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3" table:formula="of:=ROW([.A223])-3" office:value-type="float" office:value="220" calcext:value-type="float">
            <text:p>220</text:p>
          </table:table-cell>
          <table:table-cell table:style-name="ce13" office:value-type="string" calcext:value-type="string">
            <text:p>MC1 Set 01.1 aerobico molte gambe</text:p>
          </table:table-cell>
          <table:table-cell table:style-name="ce13" table:formula="of:=IF([.B223]=[.B222];[.C222]+1;1)" office:value-type="float" office:value="18" calcext:value-type="float">
            <text:p>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DOCM</text:p>
          </table:table-cell>
          <table:table-cell table:style-name="ce17" table:formula="of:=VLOOKUP([.F22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23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13" table:formula="of:=&quot;(select t.id from &quot;&amp;[.F$2]&amp;&quot; t where t.&quot;&amp;[.F$3]&amp;&quot; = '&quot;&amp;[.F22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13" table:formula="of:=&quot;(select t.id from &quot;&amp;[.H$2]&amp;&quot; t where t.&quot;&amp;[.H$3]&amp;&quot; = '&quot;&amp;[.H2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3" table:formula="of:=&quot;(select t.id from &quot;&amp;[.O$2]&amp;&quot; t where t.&quot;&amp;[.O$3]&amp;&quot; = '&quot;&amp;[.O2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23]&amp;&quot;,&quot;&amp;[.C223]&amp;&quot;,&quot;&amp;IF(ISBLANK([.D223]);0;[.D223])&amp;&quot;,&quot;&amp;IF(ISBLANK([.E223]);0;[.E223])&amp;&quot;,&quot;&amp;[.I223]&amp;&quot;,&quot;&amp;[.J223]&amp;&quot;,&quot;&amp;[.K223]&amp;&quot;,&quot;&amp;[.L223]&amp;&quot;,&quot;&amp;[.M223]&amp;&quot;,&quot;&amp;[.N223]&amp;&quot;,&quot;&amp;[.S223]&amp;&quot;,&quot;&amp;[.T223]&amp;&quot;,&quot;&amp;[.U223]&amp;&quot;,&quot;&amp;[.V223]&amp;&quot;,&quot;&amp;[.W223]&amp;&quot;,&quot;&amp;[.X223]&amp;&quot;,&quot;&amp;[.Y223]&amp;&quot;,0,CURDATE(),CURDATE())&quot;&amp;IF(AND([.B223]&lt;&gt;INDIRECT(ADDRESS(ROW([.B223]) + 1;2));INDIRECT(ADDRESS(ROW([.A223]) + 1;1)) &gt; 0); &quot;;&quot;&amp;CHAR(13)&amp;CHAR(10)&amp;CHAR(13)&amp;CHAR(10)&amp;[.AA$3];IF(INDIRECT(ADDRESS(ROW([.A223]) + 1;1)) &gt; 0;&quot;,&quot;;&quot;;&quot;))" office:value-type="string" office:string-value="(220,18,1,50,0,10,0,0,0,0,(select t.id from user_trainings t where t.description = 'MC1 Set 01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20,18,1,50,0,10,0,0,0,0,(select t.id from user_trainings t where t.description = 'MC1 Set 01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3" table:formula="of:=ROW([.A224])-3" office:value-type="float" office:value="221" calcext:value-type="float">
            <text:p>221</text:p>
          </table:table-cell>
          <table:table-cell table:style-name="ce13" office:value-type="string" calcext:value-type="string">
            <text:p>MC1 Set 01.2 timida soglia con molte gambe</text:p>
          </table:table-cell>
          <table:table-cell table:style-name="ce13" table:formula="of:=IF([.B224]=[.B223];[.C223]+1;1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22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R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24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13" table:formula="of:=&quot;(select t.id from &quot;&amp;[.F$2]&amp;&quot; t where t.&quot;&amp;[.F$3]&amp;&quot; = '&quot;&amp;[.F22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22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3" table:formula="of:=&quot;(select t.id from &quot;&amp;[.O$2]&amp;&quot; t where t.&quot;&amp;[.O$3]&amp;&quot; = '&quot;&amp;[.O2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24]&amp;&quot;,&quot;&amp;[.C224]&amp;&quot;,&quot;&amp;IF(ISBLANK([.D224]);0;[.D224])&amp;&quot;,&quot;&amp;IF(ISBLANK([.E224]);0;[.E224])&amp;&quot;,&quot;&amp;[.I224]&amp;&quot;,&quot;&amp;[.J224]&amp;&quot;,&quot;&amp;[.K224]&amp;&quot;,&quot;&amp;[.L224]&amp;&quot;,&quot;&amp;[.M224]&amp;&quot;,&quot;&amp;[.N224]&amp;&quot;,&quot;&amp;[.S224]&amp;&quot;,&quot;&amp;[.T224]&amp;&quot;,&quot;&amp;[.U224]&amp;&quot;,&quot;&amp;[.V224]&amp;&quot;,&quot;&amp;[.W224]&amp;&quot;,&quot;&amp;[.X224]&amp;&quot;,&quot;&amp;[.Y224]&amp;&quot;,0,CURDATE(),CURDATE())&quot;&amp;IF(AND([.B224]&lt;&gt;INDIRECT(ADDRESS(ROW([.B224]) + 1;2));INDIRECT(ADDRESS(ROW([.A224]) + 1;1)) &gt; 0); &quot;;&quot;&amp;CHAR(13)&amp;CHAR(10)&amp;CHAR(13)&amp;CHAR(10)&amp;[.AA$3];IF(INDIRECT(ADDRESS(ROW([.A224]) + 1;1)) &gt; 0;&quot;,&quot;;&quot;;&quot;))" office:value-type="string" office:string-value="(221,1,1,300,0,0,0,0,0,0,(select t.id from user_trainings t where t.description = 'MC1 Set 01.2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1,1,1,300,0,0,0,0,0,0,(select t.id from user_trainings t where t.description = 'MC1 Set 01.2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25])-3" office:value-type="float" office:value="222" calcext:value-type="float">
            <text:p>222</text:p>
          </table:table-cell>
          <table:table-cell table:style-name="ce13" office:value-type="string" calcext:value-type="string">
            <text:p>MC1 Set 01.2 timida soglia con molte gambe</text:p>
          </table:table-cell>
          <table:table-cell table:style-name="ce13" table:formula="of:=IF([.B225]=[.B224];[.C224]+1;1)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SLPG</text:p>
          </table:table-cell>
          <table:table-cell table:style-name="ce17" table:formula="of:=VLOOKUP([.F225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25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13" table:formula="of:=&quot;(select t.id from &quot;&amp;[.F$2]&amp;&quot; t where t.&quot;&amp;[.F$3]&amp;&quot; = '&quot;&amp;[.F225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13" table:formula="of:=&quot;(select t.id from &quot;&amp;[.H$2]&amp;&quot; t where t.&quot;&amp;[.H$3]&amp;&quot; = '&quot;&amp;[.H22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25]&amp;&quot;,&quot;&amp;[.C225]&amp;&quot;,&quot;&amp;IF(ISBLANK([.D225]);0;[.D225])&amp;&quot;,&quot;&amp;IF(ISBLANK([.E225]);0;[.E225])&amp;&quot;,&quot;&amp;[.I225]&amp;&quot;,&quot;&amp;[.J225]&amp;&quot;,&quot;&amp;[.K225]&amp;&quot;,&quot;&amp;[.L225]&amp;&quot;,&quot;&amp;[.M225]&amp;&quot;,&quot;&amp;[.N225]&amp;&quot;,&quot;&amp;[.S225]&amp;&quot;,&quot;&amp;[.T225]&amp;&quot;,&quot;&amp;[.U225]&amp;&quot;,&quot;&amp;[.V225]&amp;&quot;,&quot;&amp;[.W225]&amp;&quot;,&quot;&amp;[.X225]&amp;&quot;,&quot;&amp;[.Y225]&amp;&quot;,0,CURDATE(),CURDATE())&quot;&amp;IF(AND([.B225]&lt;&gt;INDIRECT(ADDRESS(ROW([.B225]) + 1;2));INDIRECT(ADDRESS(ROW([.A225]) + 1;1)) &gt; 0); &quot;;&quot;&amp;CHAR(13)&amp;CHAR(10)&amp;CHAR(13)&amp;CHAR(10)&amp;[.AA$3];IF(INDIRECT(ADDRESS(ROW([.A225]) + 1;1)) &gt; 0;&quot;,&quot;;&quot;;&quot;))" office:value-type="string" office:string-value="(222,2,4,50,60,0,0,0,0,0,(select t.id from user_trainings t where t.description = 'MC1 Set 01.2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2,2,4,50,60,0,0,0,0,0,(select t.id from user_trainings t where t.description = 'MC1 Set 01.2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26])-3" office:value-type="float" office:value="223" calcext:value-type="float">
            <text:p>223</text:p>
          </table:table-cell>
          <table:table-cell table:style-name="ce13" office:value-type="string" calcext:value-type="string">
            <text:p>MC1 Set 01.2 timida soglia con molte gambe</text:p>
          </table:table-cell>
          <table:table-cell table:style-name="ce13" table:formula="of:=IF([.B226]=[.B225];[.C225]+1;1)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SLCP</text:p>
          </table:table-cell>
          <table:table-cell table:style-name="ce17" table:formula="of:=VLOOKUP([.F22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2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13" table:formula="of:=&quot;(select t.id from &quot;&amp;[.F$2]&amp;&quot; t where t.&quot;&amp;[.F$3]&amp;&quot; = '&quot;&amp;[.F22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13" table:formula="of:=&quot;(select t.id from &quot;&amp;[.H$2]&amp;&quot; t where t.&quot;&amp;[.H$3]&amp;&quot; = '&quot;&amp;[.H2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26]&amp;&quot;,&quot;&amp;[.C226]&amp;&quot;,&quot;&amp;IF(ISBLANK([.D226]);0;[.D226])&amp;&quot;,&quot;&amp;IF(ISBLANK([.E226]);0;[.E226])&amp;&quot;,&quot;&amp;[.I226]&amp;&quot;,&quot;&amp;[.J226]&amp;&quot;,&quot;&amp;[.K226]&amp;&quot;,&quot;&amp;[.L226]&amp;&quot;,&quot;&amp;[.M226]&amp;&quot;,&quot;&amp;[.N226]&amp;&quot;,&quot;&amp;[.S226]&amp;&quot;,&quot;&amp;[.T226]&amp;&quot;,&quot;&amp;[.U226]&amp;&quot;,&quot;&amp;[.V226]&amp;&quot;,&quot;&amp;[.W226]&amp;&quot;,&quot;&amp;[.X226]&amp;&quot;,&quot;&amp;[.Y226]&amp;&quot;,0,CURDATE(),CURDATE())&quot;&amp;IF(AND([.B226]&lt;&gt;INDIRECT(ADDRESS(ROW([.B226]) + 1;2));INDIRECT(ADDRESS(ROW([.A226]) + 1;1)) &gt; 0); &quot;;&quot;&amp;CHAR(13)&amp;CHAR(10)&amp;CHAR(13)&amp;CHAR(10)&amp;[.AA$3];IF(INDIRECT(ADDRESS(ROW([.A226]) + 1;1)) &gt; 0;&quot;,&quot;;&quot;;&quot;))" office:value-type="string" office:string-value="(223,3,2,50,60,0,0,0,0,0,(select t.id from user_trainings t where t.description = 'MC1 Set 01.2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3,3,2,50,60,0,0,0,0,0,(select t.id from user_trainings t where t.description = 'MC1 Set 01.2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27])-3" office:value-type="float" office:value="224" calcext:value-type="float">
            <text:p>224</text:p>
          </table:table-cell>
          <table:table-cell table:style-name="ce13" office:value-type="string" calcext:value-type="string">
            <text:p>MC1 Set 01.2 timida soglia con molte gambe</text:p>
          </table:table-cell>
          <table:table-cell table:style-name="ce13" table:formula="of:=IF([.B227]=[.B226];[.C226]+1;1)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SLDA</text:p>
          </table:table-cell>
          <table:table-cell table:style-name="ce17" table:formula="of:=VLOOKUP([.F22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27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13" table:formula="of:=&quot;(select t.id from &quot;&amp;[.F$2]&amp;&quot; t where t.&quot;&amp;[.F$3]&amp;&quot; = '&quot;&amp;[.F22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13" table:formula="of:=&quot;(select t.id from &quot;&amp;[.H$2]&amp;&quot; t where t.&quot;&amp;[.H$3]&amp;&quot; = '&quot;&amp;[.H2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27]&amp;&quot;,&quot;&amp;[.C227]&amp;&quot;,&quot;&amp;IF(ISBLANK([.D227]);0;[.D227])&amp;&quot;,&quot;&amp;IF(ISBLANK([.E227]);0;[.E227])&amp;&quot;,&quot;&amp;[.I227]&amp;&quot;,&quot;&amp;[.J227]&amp;&quot;,&quot;&amp;[.K227]&amp;&quot;,&quot;&amp;[.L227]&amp;&quot;,&quot;&amp;[.M227]&amp;&quot;,&quot;&amp;[.N227]&amp;&quot;,&quot;&amp;[.S227]&amp;&quot;,&quot;&amp;[.T227]&amp;&quot;,&quot;&amp;[.U227]&amp;&quot;,&quot;&amp;[.V227]&amp;&quot;,&quot;&amp;[.W227]&amp;&quot;,&quot;&amp;[.X227]&amp;&quot;,&quot;&amp;[.Y227]&amp;&quot;,0,CURDATE(),CURDATE())&quot;&amp;IF(AND([.B227]&lt;&gt;INDIRECT(ADDRESS(ROW([.B227]) + 1;2));INDIRECT(ADDRESS(ROW([.A227]) + 1;1)) &gt; 0); &quot;;&quot;&amp;CHAR(13)&amp;CHAR(10)&amp;CHAR(13)&amp;CHAR(10)&amp;[.AA$3];IF(INDIRECT(ADDRESS(ROW([.A227]) + 1;1)) &gt; 0;&quot;,&quot;;&quot;;&quot;))" office:value-type="string" office:string-value="(224,4,2,50,0,0,0,0,0,0,(select t.id from user_trainings t where t.description = 'MC1 Set 01.2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4,4,2,50,0,0,0,0,0,0,(select t.id from user_trainings t where t.description = 'MC1 Set 01.2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28])-3" office:value-type="float" office:value="225" calcext:value-type="float">
            <text:p>225</text:p>
          </table:table-cell>
          <table:table-cell table:style-name="ce13" office:value-type="string" calcext:value-type="string">
            <text:p>MC1 Set 01.2 timida soglia con molte gambe</text:p>
          </table:table-cell>
          <table:table-cell table:style-name="ce13" table:formula="of:=IF([.B228]=[.B227];[.C227]+1;1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FABS</text:p>
          </table:table-cell>
          <table:table-cell table:style-name="ce17" table:formula="of:=VLOOKUP([.F22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28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13" table:formula="of:=&quot;(select t.id from &quot;&amp;[.F$2]&amp;&quot; t where t.&quot;&amp;[.F$3]&amp;&quot; = '&quot;&amp;[.F22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13" table:formula="of:=&quot;(select t.id from &quot;&amp;[.H$2]&amp;&quot; t where t.&quot;&amp;[.H$3]&amp;&quot; = '&quot;&amp;[.H2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28]&amp;&quot;,&quot;&amp;[.C228]&amp;&quot;,&quot;&amp;IF(ISBLANK([.D228]);0;[.D228])&amp;&quot;,&quot;&amp;IF(ISBLANK([.E228]);0;[.E228])&amp;&quot;,&quot;&amp;[.I228]&amp;&quot;,&quot;&amp;[.J228]&amp;&quot;,&quot;&amp;[.K228]&amp;&quot;,&quot;&amp;[.L228]&amp;&quot;,&quot;&amp;[.M228]&amp;&quot;,&quot;&amp;[.N228]&amp;&quot;,&quot;&amp;[.S228]&amp;&quot;,&quot;&amp;[.T228]&amp;&quot;,&quot;&amp;[.U228]&amp;&quot;,&quot;&amp;[.V228]&amp;&quot;,&quot;&amp;[.W228]&amp;&quot;,&quot;&amp;[.X228]&amp;&quot;,&quot;&amp;[.Y228]&amp;&quot;,0,CURDATE(),CURDATE())&quot;&amp;IF(AND([.B228]&lt;&gt;INDIRECT(ADDRESS(ROW([.B228]) + 1;2));INDIRECT(ADDRESS(ROW([.A228]) + 1;1)) &gt; 0); &quot;;&quot;&amp;CHAR(13)&amp;CHAR(10)&amp;CHAR(13)&amp;CHAR(10)&amp;[.AA$3];IF(INDIRECT(ADDRESS(ROW([.A228]) + 1;1)) &gt; 0;&quot;,&quot;;&quot;;&quot;))" office:value-type="string" office:string-value="(225,5,4,50,65,0,0,0,0,0,(select t.id from user_trainings t where t.description = 'MC1 Set 01.2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5,5,4,50,65,0,0,0,0,0,(select t.id from user_trainings t where t.description = 'MC1 Set 01.2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29])-3" office:value-type="float" office:value="226" calcext:value-type="float">
            <text:p>226</text:p>
          </table:table-cell>
          <table:table-cell table:style-name="ce13" office:value-type="string" calcext:value-type="string">
            <text:p>MC1 Set 01.2 timida soglia con molte gambe</text:p>
          </table:table-cell>
          <table:table-cell table:style-name="ce13" table:formula="of:=IF([.B229]=[.B228];[.C228]+1;1)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FACP</text:p>
          </table:table-cell>
          <table:table-cell table:style-name="ce17" table:formula="of:=VLOOKUP([.F22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29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13" table:formula="of:=&quot;(select t.id from &quot;&amp;[.F$2]&amp;&quot; t where t.&quot;&amp;[.F$3]&amp;&quot; = '&quot;&amp;[.F22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13" table:formula="of:=&quot;(select t.id from &quot;&amp;[.H$2]&amp;&quot; t where t.&quot;&amp;[.H$3]&amp;&quot; = '&quot;&amp;[.H2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29]&amp;&quot;,&quot;&amp;[.C229]&amp;&quot;,&quot;&amp;IF(ISBLANK([.D229]);0;[.D229])&amp;&quot;,&quot;&amp;IF(ISBLANK([.E229]);0;[.E229])&amp;&quot;,&quot;&amp;[.I229]&amp;&quot;,&quot;&amp;[.J229]&amp;&quot;,&quot;&amp;[.K229]&amp;&quot;,&quot;&amp;[.L229]&amp;&quot;,&quot;&amp;[.M229]&amp;&quot;,&quot;&amp;[.N229]&amp;&quot;,&quot;&amp;[.S229]&amp;&quot;,&quot;&amp;[.T229]&amp;&quot;,&quot;&amp;[.U229]&amp;&quot;,&quot;&amp;[.V229]&amp;&quot;,&quot;&amp;[.W229]&amp;&quot;,&quot;&amp;[.X229]&amp;&quot;,&quot;&amp;[.Y229]&amp;&quot;,0,CURDATE(),CURDATE())&quot;&amp;IF(AND([.B229]&lt;&gt;INDIRECT(ADDRESS(ROW([.B229]) + 1;2));INDIRECT(ADDRESS(ROW([.A229]) + 1;1)) &gt; 0); &quot;;&quot;&amp;CHAR(13)&amp;CHAR(10)&amp;CHAR(13)&amp;CHAR(10)&amp;[.AA$3];IF(INDIRECT(ADDRESS(ROW([.A229]) + 1;1)) &gt; 0;&quot;,&quot;;&quot;;&quot;))" office:value-type="string" office:string-value="(226,6,2,50,65,0,0,0,0,0,(select t.id from user_trainings t where t.description = 'MC1 Set 01.2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6,6,2,50,65,0,0,0,0,0,(select t.id from user_trainings t where t.description = 'MC1 Set 01.2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30])-3" office:value-type="float" office:value="227" calcext:value-type="float">
            <text:p>227</text:p>
          </table:table-cell>
          <table:table-cell table:style-name="ce13" office:value-type="string" calcext:value-type="string">
            <text:p>MC1 Set 01.2 timida soglia con molte gambe</text:p>
          </table:table-cell>
          <table:table-cell table:style-name="ce13" table:formula="of:=IF([.B230]=[.B229];[.C229]+1;1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FADA</text:p>
          </table:table-cell>
          <table:table-cell table:style-name="ce17" table:formula="of:=VLOOKUP([.F23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30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13" table:formula="of:=&quot;(select t.id from &quot;&amp;[.F$2]&amp;&quot; t where t.&quot;&amp;[.F$3]&amp;&quot; = '&quot;&amp;[.F23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13" table:formula="of:=&quot;(select t.id from &quot;&amp;[.H$2]&amp;&quot; t where t.&quot;&amp;[.H$3]&amp;&quot; = '&quot;&amp;[.H2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30]&amp;&quot;,&quot;&amp;[.C230]&amp;&quot;,&quot;&amp;IF(ISBLANK([.D230]);0;[.D230])&amp;&quot;,&quot;&amp;IF(ISBLANK([.E230]);0;[.E230])&amp;&quot;,&quot;&amp;[.I230]&amp;&quot;,&quot;&amp;[.J230]&amp;&quot;,&quot;&amp;[.K230]&amp;&quot;,&quot;&amp;[.L230]&amp;&quot;,&quot;&amp;[.M230]&amp;&quot;,&quot;&amp;[.N230]&amp;&quot;,&quot;&amp;[.S230]&amp;&quot;,&quot;&amp;[.T230]&amp;&quot;,&quot;&amp;[.U230]&amp;&quot;,&quot;&amp;[.V230]&amp;&quot;,&quot;&amp;[.W230]&amp;&quot;,&quot;&amp;[.X230]&amp;&quot;,&quot;&amp;[.Y230]&amp;&quot;,0,CURDATE(),CURDATE())&quot;&amp;IF(AND([.B230]&lt;&gt;INDIRECT(ADDRESS(ROW([.B230]) + 1;2));INDIRECT(ADDRESS(ROW([.A230]) + 1;1)) &gt; 0); &quot;;&quot;&amp;CHAR(13)&amp;CHAR(10)&amp;CHAR(13)&amp;CHAR(10)&amp;[.AA$3];IF(INDIRECT(ADDRESS(ROW([.A230]) + 1;1)) &gt; 0;&quot;,&quot;;&quot;;&quot;))" office:value-type="string" office:string-value="(227,7,2,50,0,0,0,0,0,0,(select t.id from user_trainings t where t.description = 'MC1 Set 01.2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7,7,2,50,0,0,0,0,0,0,(select t.id from user_trainings t where t.description = 'MC1 Set 01.2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31])-3" office:value-type="float" office:value="228" calcext:value-type="float">
            <text:p>228</text:p>
          </table:table-cell>
          <table:table-cell table:style-name="ce13" office:value-type="string" calcext:value-type="string">
            <text:p>MC1 Set 01.2 timida soglia con molte gambe</text:p>
          </table:table-cell>
          <table:table-cell table:style-name="ce13" table:formula="of:=IF([.B231]=[.B230];[.C230]+1;1)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A2GUFA</text:p>
          </table:table-cell>
          <table:table-cell table:style-name="ce17" table:formula="of:=VLOOKUP([.F23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31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13" table:formula="of:=&quot;(select t.id from &quot;&amp;[.F$2]&amp;&quot; t where t.&quot;&amp;[.F$3]&amp;&quot; = '&quot;&amp;[.F23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13" table:formula="of:=&quot;(select t.id from &quot;&amp;[.H$2]&amp;&quot; t where t.&quot;&amp;[.H$3]&amp;&quot; = '&quot;&amp;[.H2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31]&amp;&quot;,&quot;&amp;[.C231]&amp;&quot;,&quot;&amp;IF(ISBLANK([.D231]);0;[.D231])&amp;&quot;,&quot;&amp;IF(ISBLANK([.E231]);0;[.E231])&amp;&quot;,&quot;&amp;[.I231]&amp;&quot;,&quot;&amp;[.J231]&amp;&quot;,&quot;&amp;[.K231]&amp;&quot;,&quot;&amp;[.L231]&amp;&quot;,&quot;&amp;[.M231]&amp;&quot;,&quot;&amp;[.N231]&amp;&quot;,&quot;&amp;[.S231]&amp;&quot;,&quot;&amp;[.T231]&amp;&quot;,&quot;&amp;[.U231]&amp;&quot;,&quot;&amp;[.V231]&amp;&quot;,&quot;&amp;[.W231]&amp;&quot;,&quot;&amp;[.X231]&amp;&quot;,&quot;&amp;[.Y231]&amp;&quot;,0,CURDATE(),CURDATE())&quot;&amp;IF(AND([.B231]&lt;&gt;INDIRECT(ADDRESS(ROW([.B231]) + 1;2));INDIRECT(ADDRESS(ROW([.A231]) + 1;1)) &gt; 0); &quot;;&quot;&amp;CHAR(13)&amp;CHAR(10)&amp;CHAR(13)&amp;CHAR(10)&amp;[.AA$3];IF(INDIRECT(ADDRESS(ROW([.A231]) + 1;1)) &gt; 0;&quot;,&quot;;&quot;;&quot;))" office:value-type="string" office:string-value="(228,8,4,25,60,0,0,0,0,0,(select t.id from user_trainings t where t.description = 'MC1 Set 01.2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8,8,4,25,60,0,0,0,0,0,(select t.id from user_trainings t where t.description = 'MC1 Set 01.2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32])-3" office:value-type="float" office:value="229" calcext:value-type="float">
            <text:p>229</text:p>
          </table:table-cell>
          <table:table-cell table:style-name="ce13" office:value-type="string" calcext:value-type="string">
            <text:p>MC1 Set 01.2 timida soglia con molte gambe</text:p>
          </table:table-cell>
          <table:table-cell table:style-name="ce13" table:formula="of:=IF([.B232]=[.B231];[.C231]+1;1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B1SLCM</text:p>
          </table:table-cell>
          <table:table-cell table:style-name="ce17" table:formula="of:=VLOOKUP([.F232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195" calcext:value-type="float">
            <text:p>19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32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13" table:formula="of:=&quot;(select t.id from &quot;&amp;[.F$2]&amp;&quot; t where t.&quot;&amp;[.F$3]&amp;&quot; = '&quot;&amp;[.F232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13" table:formula="of:=&quot;(select t.id from &quot;&amp;[.H$2]&amp;&quot; t where t.&quot;&amp;[.H$3]&amp;&quot; = '&quot;&amp;[.H23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32]&amp;&quot;,&quot;&amp;[.C232]&amp;&quot;,&quot;&amp;IF(ISBLANK([.D232]);0;[.D232])&amp;&quot;,&quot;&amp;IF(ISBLANK([.E232]);0;[.E232])&amp;&quot;,&quot;&amp;[.I232]&amp;&quot;,&quot;&amp;[.J232]&amp;&quot;,&quot;&amp;[.K232]&amp;&quot;,&quot;&amp;[.L232]&amp;&quot;,&quot;&amp;[.M232]&amp;&quot;,&quot;&amp;[.N232]&amp;&quot;,&quot;&amp;[.S232]&amp;&quot;,&quot;&amp;[.T232]&amp;&quot;,&quot;&amp;[.U232]&amp;&quot;,&quot;&amp;[.V232]&amp;&quot;,&quot;&amp;[.W232]&amp;&quot;,&quot;&amp;[.X232]&amp;&quot;,&quot;&amp;[.Y232]&amp;&quot;,0,CURDATE(),CURDATE())&quot;&amp;IF(AND([.B232]&lt;&gt;INDIRECT(ADDRESS(ROW([.B232]) + 1;2));INDIRECT(ADDRESS(ROW([.A232]) + 1;1)) &gt; 0); &quot;;&quot;&amp;CHAR(13)&amp;CHAR(10)&amp;CHAR(13)&amp;CHAR(10)&amp;[.AA$3];IF(INDIRECT(ADDRESS(ROW([.A232]) + 1;1)) &gt; 0;&quot;,&quot;;&quot;;&quot;))" office:value-type="string" office:string-value="(229,9,1,200,195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9,9,1,200,195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33])-3" office:value-type="float" office:value="230" calcext:value-type="float">
            <text:p>230</text:p>
          </table:table-cell>
          <table:table-cell table:style-name="ce13" office:value-type="string" calcext:value-type="string">
            <text:p>MC1 Set 01.2 timida soglia con molte gambe</text:p>
          </table:table-cell>
          <table:table-cell table:style-name="ce13" table:formula="of:=IF([.B233]=[.B232];[.C232]+1;1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B1SLCM</text:p>
          </table:table-cell>
          <table:table-cell table:style-name="ce17" table:formula="of:=VLOOKUP([.F23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33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13" table:formula="of:=&quot;(select t.id from &quot;&amp;[.F$2]&amp;&quot; t where t.&quot;&amp;[.F$3]&amp;&quot; = '&quot;&amp;[.F23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13" table:formula="of:=&quot;(select t.id from &quot;&amp;[.H$2]&amp;&quot; t where t.&quot;&amp;[.H$3]&amp;&quot; = '&quot;&amp;[.H23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33]&amp;&quot;,&quot;&amp;[.C233]&amp;&quot;,&quot;&amp;IF(ISBLANK([.D233]);0;[.D233])&amp;&quot;,&quot;&amp;IF(ISBLANK([.E233]);0;[.E233])&amp;&quot;,&quot;&amp;[.I233]&amp;&quot;,&quot;&amp;[.J233]&amp;&quot;,&quot;&amp;[.K233]&amp;&quot;,&quot;&amp;[.L233]&amp;&quot;,&quot;&amp;[.M233]&amp;&quot;,&quot;&amp;[.N233]&amp;&quot;,&quot;&amp;[.S233]&amp;&quot;,&quot;&amp;[.T233]&amp;&quot;,&quot;&amp;[.U233]&amp;&quot;,&quot;&amp;[.V233]&amp;&quot;,&quot;&amp;[.W233]&amp;&quot;,&quot;&amp;[.X233]&amp;&quot;,&quot;&amp;[.Y233]&amp;&quot;,0,CURDATE(),CURDATE())&quot;&amp;IF(AND([.B233]&lt;&gt;INDIRECT(ADDRESS(ROW([.B233]) + 1;2));INDIRECT(ADDRESS(ROW([.A233]) + 1;1)) &gt; 0); &quot;;&quot;&amp;CHAR(13)&amp;CHAR(10)&amp;CHAR(13)&amp;CHAR(10)&amp;[.AA$3];IF(INDIRECT(ADDRESS(ROW([.A233]) + 1;1)) &gt; 0;&quot;,&quot;;&quot;;&quot;))" office:value-type="string" office:string-value="(230,10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0,10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34])-3" office:value-type="float" office:value="231" calcext:value-type="float">
            <text:p>231</text:p>
          </table:table-cell>
          <table:table-cell table:style-name="ce13" office:value-type="string" calcext:value-type="string">
            <text:p>MC1 Set 01.2 timida soglia con molte gambe</text:p>
          </table:table-cell>
          <table:table-cell table:style-name="ce13" table:formula="of:=IF([.B234]=[.B233];[.C233]+1;1)" office:value-type="float" office:value="11" calcext:value-type="float">
            <text:p>1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B1DOCM</text:p>
          </table:table-cell>
          <table:table-cell table:style-name="ce17" table:formula="of:=VLOOKUP([.F23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34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13" table:formula="of:=&quot;(select t.id from &quot;&amp;[.F$2]&amp;&quot; t where t.&quot;&amp;[.F$3]&amp;&quot; = '&quot;&amp;[.F23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13" table:formula="of:=&quot;(select t.id from &quot;&amp;[.H$2]&amp;&quot; t where t.&quot;&amp;[.H$3]&amp;&quot; = '&quot;&amp;[.H2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34]&amp;&quot;,&quot;&amp;[.C234]&amp;&quot;,&quot;&amp;IF(ISBLANK([.D234]);0;[.D234])&amp;&quot;,&quot;&amp;IF(ISBLANK([.E234]);0;[.E234])&amp;&quot;,&quot;&amp;[.I234]&amp;&quot;,&quot;&amp;[.J234]&amp;&quot;,&quot;&amp;[.K234]&amp;&quot;,&quot;&amp;[.L234]&amp;&quot;,&quot;&amp;[.M234]&amp;&quot;,&quot;&amp;[.N234]&amp;&quot;,&quot;&amp;[.S234]&amp;&quot;,&quot;&amp;[.T234]&amp;&quot;,&quot;&amp;[.U234]&amp;&quot;,&quot;&amp;[.V234]&amp;&quot;,&quot;&amp;[.W234]&amp;&quot;,&quot;&amp;[.X234]&amp;&quot;,&quot;&amp;[.Y234]&amp;&quot;,0,CURDATE(),CURDATE())&quot;&amp;IF(AND([.B234]&lt;&gt;INDIRECT(ADDRESS(ROW([.B234]) + 1;2));INDIRECT(ADDRESS(ROW([.A234]) + 1;1)) &gt; 0); &quot;;&quot;&amp;CHAR(13)&amp;CHAR(10)&amp;CHAR(13)&amp;CHAR(10)&amp;[.AA$3];IF(INDIRECT(ADDRESS(ROW([.A234]) + 1;1)) &gt; 0;&quot;,&quot;;&quot;;&quot;))" office:value-type="string" office:string-value="(231,11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1,11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35])-3" office:value-type="float" office:value="232" calcext:value-type="float">
            <text:p>232</text:p>
          </table:table-cell>
          <table:table-cell table:style-name="ce13" office:value-type="string" calcext:value-type="string">
            <text:p>MC1 Set 01.2 timida soglia con molte gambe</text:p>
          </table:table-cell>
          <table:table-cell table:style-name="ce13" table:formula="of:=IF([.B235]=[.B234];[.C234]+1;1)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B1MICM</text:p>
          </table:table-cell>
          <table:table-cell table:style-name="ce17" table:formula="of:=VLOOKUP([.F235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210" calcext:value-type="float">
            <text:p>21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35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13" table:formula="of:=&quot;(select t.id from &quot;&amp;[.F$2]&amp;&quot; t where t.&quot;&amp;[.F$3]&amp;&quot; = '&quot;&amp;[.F235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13" table:formula="of:=&quot;(select t.id from &quot;&amp;[.H$2]&amp;&quot; t where t.&quot;&amp;[.H$3]&amp;&quot; = '&quot;&amp;[.H2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35]&amp;&quot;,&quot;&amp;[.C235]&amp;&quot;,&quot;&amp;IF(ISBLANK([.D235]);0;[.D235])&amp;&quot;,&quot;&amp;IF(ISBLANK([.E235]);0;[.E235])&amp;&quot;,&quot;&amp;[.I235]&amp;&quot;,&quot;&amp;[.J235]&amp;&quot;,&quot;&amp;[.K235]&amp;&quot;,&quot;&amp;[.L235]&amp;&quot;,&quot;&amp;[.M235]&amp;&quot;,&quot;&amp;[.N235]&amp;&quot;,&quot;&amp;[.S235]&amp;&quot;,&quot;&amp;[.T235]&amp;&quot;,&quot;&amp;[.U235]&amp;&quot;,&quot;&amp;[.V235]&amp;&quot;,&quot;&amp;[.W235]&amp;&quot;,&quot;&amp;[.X235]&amp;&quot;,&quot;&amp;[.Y235]&amp;&quot;,0,CURDATE(),CURDATE())&quot;&amp;IF(AND([.B235]&lt;&gt;INDIRECT(ADDRESS(ROW([.B235]) + 1;2));INDIRECT(ADDRESS(ROW([.A235]) + 1;1)) &gt; 0); &quot;;&quot;&amp;CHAR(13)&amp;CHAR(10)&amp;CHAR(13)&amp;CHAR(10)&amp;[.AA$3];IF(INDIRECT(ADDRESS(ROW([.A235]) + 1;1)) &gt; 0;&quot;,&quot;;&quot;;&quot;))" office:value-type="string" office:string-value="(232,12,1,200,210,0,0,0,0,0,(select t.id from user_trainings t where t.description = 'MC1 Set 01.2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2,12,1,200,210,0,0,0,0,0,(select t.id from user_trainings t where t.description = 'MC1 Set 01.2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36])-3" office:value-type="float" office:value="233" calcext:value-type="float">
            <text:p>233</text:p>
          </table:table-cell>
          <table:table-cell table:style-name="ce13" office:value-type="string" calcext:value-type="string">
            <text:p>MC1 Set 01.2 timida soglia con molte gambe</text:p>
          </table:table-cell>
          <table:table-cell table:style-name="ce13" table:formula="of:=IF([.B236]=[.B235];[.C235]+1;1)" office:value-type="float" office:value="13" calcext:value-type="float">
            <text:p>1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B1SLCM</text:p>
          </table:table-cell>
          <table:table-cell table:style-name="ce17" table:formula="of:=VLOOKUP([.F236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3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13" table:formula="of:=&quot;(select t.id from &quot;&amp;[.F$2]&amp;&quot; t where t.&quot;&amp;[.F$3]&amp;&quot; = '&quot;&amp;[.F236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13" table:formula="of:=&quot;(select t.id from &quot;&amp;[.H$2]&amp;&quot; t where t.&quot;&amp;[.H$3]&amp;&quot; = '&quot;&amp;[.H2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36]&amp;&quot;,&quot;&amp;[.C236]&amp;&quot;,&quot;&amp;IF(ISBLANK([.D236]);0;[.D236])&amp;&quot;,&quot;&amp;IF(ISBLANK([.E236]);0;[.E236])&amp;&quot;,&quot;&amp;[.I236]&amp;&quot;,&quot;&amp;[.J236]&amp;&quot;,&quot;&amp;[.K236]&amp;&quot;,&quot;&amp;[.L236]&amp;&quot;,&quot;&amp;[.M236]&amp;&quot;,&quot;&amp;[.N236]&amp;&quot;,&quot;&amp;[.S236]&amp;&quot;,&quot;&amp;[.T236]&amp;&quot;,&quot;&amp;[.U236]&amp;&quot;,&quot;&amp;[.V236]&amp;&quot;,&quot;&amp;[.W236]&amp;&quot;,&quot;&amp;[.X236]&amp;&quot;,&quot;&amp;[.Y236]&amp;&quot;,0,CURDATE(),CURDATE())&quot;&amp;IF(AND([.B236]&lt;&gt;INDIRECT(ADDRESS(ROW([.B236]) + 1;2));INDIRECT(ADDRESS(ROW([.A236]) + 1;1)) &gt; 0); &quot;;&quot;&amp;CHAR(13)&amp;CHAR(10)&amp;CHAR(13)&amp;CHAR(10)&amp;[.AA$3];IF(INDIRECT(ADDRESS(ROW([.A236]) + 1;1)) &gt; 0;&quot;,&quot;;&quot;;&quot;))" office:value-type="string" office:string-value="(233,13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3,13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37])-3" office:value-type="float" office:value="234" calcext:value-type="float">
            <text:p>234</text:p>
          </table:table-cell>
          <table:table-cell table:style-name="ce13" office:value-type="string" calcext:value-type="string">
            <text:p>MC1 Set 01.2 timida soglia con molte gambe</text:p>
          </table:table-cell>
          <table:table-cell table:style-name="ce13" table:formula="of:=IF([.B237]=[.B236];[.C236]+1;1)" office:value-type="float" office:value="14" calcext:value-type="float">
            <text:p>1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B1DOCM</text:p>
          </table:table-cell>
          <table:table-cell table:style-name="ce17" table:formula="of:=VLOOKUP([.F237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37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13" table:formula="of:=&quot;(select t.id from &quot;&amp;[.F$2]&amp;&quot; t where t.&quot;&amp;[.F$3]&amp;&quot; = '&quot;&amp;[.F237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13" table:formula="of:=&quot;(select t.id from &quot;&amp;[.H$2]&amp;&quot; t where t.&quot;&amp;[.H$3]&amp;&quot; = '&quot;&amp;[.H2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37]&amp;&quot;,&quot;&amp;[.C237]&amp;&quot;,&quot;&amp;IF(ISBLANK([.D237]);0;[.D237])&amp;&quot;,&quot;&amp;IF(ISBLANK([.E237]);0;[.E237])&amp;&quot;,&quot;&amp;[.I237]&amp;&quot;,&quot;&amp;[.J237]&amp;&quot;,&quot;&amp;[.K237]&amp;&quot;,&quot;&amp;[.L237]&amp;&quot;,&quot;&amp;[.M237]&amp;&quot;,&quot;&amp;[.N237]&amp;&quot;,&quot;&amp;[.S237]&amp;&quot;,&quot;&amp;[.T237]&amp;&quot;,&quot;&amp;[.U237]&amp;&quot;,&quot;&amp;[.V237]&amp;&quot;,&quot;&amp;[.W237]&amp;&quot;,&quot;&amp;[.X237]&amp;&quot;,&quot;&amp;[.Y237]&amp;&quot;,0,CURDATE(),CURDATE())&quot;&amp;IF(AND([.B237]&lt;&gt;INDIRECT(ADDRESS(ROW([.B237]) + 1;2));INDIRECT(ADDRESS(ROW([.A237]) + 1;1)) &gt; 0); &quot;;&quot;&amp;CHAR(13)&amp;CHAR(10)&amp;CHAR(13)&amp;CHAR(10)&amp;[.AA$3];IF(INDIRECT(ADDRESS(ROW([.A237]) + 1;1)) &gt; 0;&quot;,&quot;;&quot;;&quot;))" office:value-type="string" office:string-value="(234,14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4,14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38])-3" office:value-type="float" office:value="235" calcext:value-type="float">
            <text:p>235</text:p>
          </table:table-cell>
          <table:table-cell table:style-name="ce13" office:value-type="string" calcext:value-type="string">
            <text:p>MC1 Set 01.2 timida soglia con molte gambe</text:p>
          </table:table-cell>
          <table:table-cell table:style-name="ce13" table:formula="of:=IF([.B238]=[.B237];[.C237]+1;1)" office:value-type="float" office:value="15" calcext:value-type="float">
            <text:p>1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2GASL</text:p>
          </table:table-cell>
          <table:table-cell table:style-name="ce17" table:formula="of:=VLOOKUP([.F23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238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13" table:formula="of:=&quot;(select t.id from &quot;&amp;[.F$2]&amp;&quot; t where t.&quot;&amp;[.F$3]&amp;&quot; = '&quot;&amp;[.F23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13" table:formula="of:=&quot;(select t.id from &quot;&amp;[.H$2]&amp;&quot; t where t.&quot;&amp;[.H$3]&amp;&quot; = '&quot;&amp;[.H2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3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2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38]&amp;&quot;,&quot;&amp;[.C238]&amp;&quot;,&quot;&amp;IF(ISBLANK([.D238]);0;[.D238])&amp;&quot;,&quot;&amp;IF(ISBLANK([.E238]);0;[.E238])&amp;&quot;,&quot;&amp;[.I238]&amp;&quot;,&quot;&amp;[.J238]&amp;&quot;,&quot;&amp;[.K238]&amp;&quot;,&quot;&amp;[.L238]&amp;&quot;,&quot;&amp;[.M238]&amp;&quot;,&quot;&amp;[.N238]&amp;&quot;,&quot;&amp;[.S238]&amp;&quot;,&quot;&amp;[.T238]&amp;&quot;,&quot;&amp;[.U238]&amp;&quot;,&quot;&amp;[.V238]&amp;&quot;,&quot;&amp;[.W238]&amp;&quot;,&quot;&amp;[.X238]&amp;&quot;,&quot;&amp;[.Y238]&amp;&quot;,0,CURDATE(),CURDATE())&quot;&amp;IF(AND([.B238]&lt;&gt;INDIRECT(ADDRESS(ROW([.B238]) + 1;2));INDIRECT(ADDRESS(ROW([.A238]) + 1;1)) &gt; 0); &quot;;&quot;&amp;CHAR(13)&amp;CHAR(10)&amp;CHAR(13)&amp;CHAR(10)&amp;[.AA$3];IF(INDIRECT(ADDRESS(ROW([.A238]) + 1;1)) &gt; 0;&quot;,&quot;;&quot;;&quot;))" office:value-type="string" office:string-value="(235,15,2,100,150,0,1,2,0,0,(select t.id from user_trainings t where t.description = 'MC1 Set 01.2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5,15,2,100,150,0,1,2,0,0,(select t.id from user_trainings t where t.description = 'MC1 Set 01.2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39])-3" office:value-type="float" office:value="236" calcext:value-type="float">
            <text:p>236</text:p>
          </table:table-cell>
          <table:table-cell table:style-name="ce13" office:value-type="string" calcext:value-type="string">
            <text:p>MC1 Set 01.2 timida soglia con molte gambe</text:p>
          </table:table-cell>
          <table:table-cell table:style-name="ce13" table:formula="of:=IF([.B239]=[.B238];[.C238]+1;1)" office:value-type="float" office:value="16" calcext:value-type="float">
            <text:p>1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GSLRA</text:p>
          </table:table-cell>
          <table:table-cell table:style-name="ce17" table:formula="of:=VLOOKUP([.F23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239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13" table:formula="of:=&quot;(select t.id from &quot;&amp;[.F$2]&amp;&quot; t where t.&quot;&amp;[.F$3]&amp;&quot; = '&quot;&amp;[.F23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13" table:formula="of:=&quot;(select t.id from &quot;&amp;[.H$2]&amp;&quot; t where t.&quot;&amp;[.H$3]&amp;&quot; = '&quot;&amp;[.H2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2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39]&amp;&quot;,&quot;&amp;[.C239]&amp;&quot;,&quot;&amp;IF(ISBLANK([.D239]);0;[.D239])&amp;&quot;,&quot;&amp;IF(ISBLANK([.E239]);0;[.E239])&amp;&quot;,&quot;&amp;[.I239]&amp;&quot;,&quot;&amp;[.J239]&amp;&quot;,&quot;&amp;[.K239]&amp;&quot;,&quot;&amp;[.L239]&amp;&quot;,&quot;&amp;[.M239]&amp;&quot;,&quot;&amp;[.N239]&amp;&quot;,&quot;&amp;[.S239]&amp;&quot;,&quot;&amp;[.T239]&amp;&quot;,&quot;&amp;[.U239]&amp;&quot;,&quot;&amp;[.V239]&amp;&quot;,&quot;&amp;[.W239]&amp;&quot;,&quot;&amp;[.X239]&amp;&quot;,&quot;&amp;[.Y239]&amp;&quot;,0,CURDATE(),CURDATE())&quot;&amp;IF(AND([.B239]&lt;&gt;INDIRECT(ADDRESS(ROW([.B239]) + 1;2));INDIRECT(ADDRESS(ROW([.A239]) + 1;1)) &gt; 0); &quot;;&quot;&amp;CHAR(13)&amp;CHAR(10)&amp;CHAR(13)&amp;CHAR(10)&amp;[.AA$3];IF(INDIRECT(ADDRESS(ROW([.A239]) + 1;1)) &gt; 0;&quot;,&quot;;&quot;;&quot;))" office:value-type="string" office:string-value="(236,16,4,50,75,0,1,2,0,0,(select t.id from user_trainings t where t.description = 'MC1 Set 01.2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6,16,4,50,75,0,1,2,0,0,(select t.id from user_trainings t where t.description = 'MC1 Set 01.2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40])-3" office:value-type="float" office:value="237" calcext:value-type="float">
            <text:p>237</text:p>
          </table:table-cell>
          <table:table-cell table:style-name="ce13" office:value-type="string" calcext:value-type="string">
            <text:p>MC1 Set 01.2 timida soglia con molte gambe</text:p>
          </table:table-cell>
          <table:table-cell table:style-name="ce13" table:formula="of:=IF([.B240]=[.B239];[.C239]+1;1)" office:value-type="float" office:value="17" calcext:value-type="float">
            <text:p>1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GSFDO</text:p>
          </table:table-cell>
          <table:table-cell table:style-name="ce17" table:formula="of:=VLOOKUP([.F240];['file:///C:/Sites/goggles/db/seed_generators/training/Dati_Training.ods'#$exercises.$B$4:.$C$250];2;0)" office:value-type="string" office:string-value="Gambe SL sul fianco/DO" calcext:value-type="string">
            <text:p>Gambe SL sul fianco/DO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40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13" table:formula="of:=&quot;(select t.id from &quot;&amp;[.F$2]&amp;&quot; t where t.&quot;&amp;[.F$3]&amp;&quot; = '&quot;&amp;[.F240]&amp;&quot;')&quot;" office:value-type="string" office:string-value="(select t.id from exercises t where t.code = 'CGSFDO')" calcext:value-type="string">
            <text:p>(select t.id from exercises t where t.code = 'CGSFDO')</text:p>
          </table:table-cell>
          <table:table-cell table:style-name="ce13" table:formula="of:=&quot;(select t.id from &quot;&amp;[.H$2]&amp;&quot; t where t.&quot;&amp;[.H$3]&amp;&quot; = '&quot;&amp;[.H2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40]&amp;&quot;,&quot;&amp;[.C240]&amp;&quot;,&quot;&amp;IF(ISBLANK([.D240]);0;[.D240])&amp;&quot;,&quot;&amp;IF(ISBLANK([.E240]);0;[.E240])&amp;&quot;,&quot;&amp;[.I240]&amp;&quot;,&quot;&amp;[.J240]&amp;&quot;,&quot;&amp;[.K240]&amp;&quot;,&quot;&amp;[.L240]&amp;&quot;,&quot;&amp;[.M240]&amp;&quot;,&quot;&amp;[.N240]&amp;&quot;,&quot;&amp;[.S240]&amp;&quot;,&quot;&amp;[.T240]&amp;&quot;,&quot;&amp;[.U240]&amp;&quot;,&quot;&amp;[.V240]&amp;&quot;,&quot;&amp;[.W240]&amp;&quot;,&quot;&amp;[.X240]&amp;&quot;,&quot;&amp;[.Y240]&amp;&quot;,0,CURDATE(),CURDATE())&quot;&amp;IF(AND([.B240]&lt;&gt;INDIRECT(ADDRESS(ROW([.B240]) + 1;2));INDIRECT(ADDRESS(ROW([.A240]) + 1;1)) &gt; 0); &quot;;&quot;&amp;CHAR(13)&amp;CHAR(10)&amp;CHAR(13)&amp;CHAR(10)&amp;[.AA$3];IF(INDIRECT(ADDRESS(ROW([.A240]) + 1;1)) &gt; 0;&quot;,&quot;;&quot;;&quot;))" office:value-type="string" office:string-value="(237,17,1,50,0,15,2,4,0,0,(select t.id from user_trainings t where t.description = 'MC1 Set 01.2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7,17,1,50,0,15,2,4,0,0,(select t.id from user_trainings t where t.description = 'MC1 Set 01.2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41])-3" office:value-type="float" office:value="238" calcext:value-type="float">
            <text:p>238</text:p>
          </table:table-cell>
          <table:table-cell table:style-name="ce13" office:value-type="string" calcext:value-type="string">
            <text:p>MC1 Set 01.2 timida soglia con molte gambe</text:p>
          </table:table-cell>
          <table:table-cell table:style-name="ce13" table:formula="of:=IF([.B241]=[.B240];[.C240]+1;1)" office:value-type="float" office:value="18" calcext:value-type="float">
            <text:p>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GFFRD</text:p>
          </table:table-cell>
          <table:table-cell table:style-name="ce17" table:formula="of:=VLOOKUP([.F241];['file:///C:/Sites/goggles/db/seed_generators/training/Dati_Training.ods'#$exercises.$B$4:.$C$250];2;0)" office:value-type="string" office:string-value="Gambe FA sul fianco/RA sul dorso" calcext:value-type="string">
            <text:p>Gambe FA sul fianco/RA sul dorso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41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13" table:formula="of:=&quot;(select t.id from &quot;&amp;[.F$2]&amp;&quot; t where t.&quot;&amp;[.F$3]&amp;&quot; = '&quot;&amp;[.F241]&amp;&quot;')&quot;" office:value-type="string" office:string-value="(select t.id from exercises t where t.code = 'CGFFRD')" calcext:value-type="string">
            <text:p>(select t.id from exercises t where t.code = 'CGFFRD')</text:p>
          </table:table-cell>
          <table:table-cell table:style-name="ce13" table:formula="of:=&quot;(select t.id from &quot;&amp;[.H$2]&amp;&quot; t where t.&quot;&amp;[.H$3]&amp;&quot; = '&quot;&amp;[.H24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41]&amp;&quot;,&quot;&amp;[.C241]&amp;&quot;,&quot;&amp;IF(ISBLANK([.D241]);0;[.D241])&amp;&quot;,&quot;&amp;IF(ISBLANK([.E241]);0;[.E241])&amp;&quot;,&quot;&amp;[.I241]&amp;&quot;,&quot;&amp;[.J241]&amp;&quot;,&quot;&amp;[.K241]&amp;&quot;,&quot;&amp;[.L241]&amp;&quot;,&quot;&amp;[.M241]&amp;&quot;,&quot;&amp;[.N241]&amp;&quot;,&quot;&amp;[.S241]&amp;&quot;,&quot;&amp;[.T241]&amp;&quot;,&quot;&amp;[.U241]&amp;&quot;,&quot;&amp;[.V241]&amp;&quot;,&quot;&amp;[.W241]&amp;&quot;,&quot;&amp;[.X241]&amp;&quot;,&quot;&amp;[.Y241]&amp;&quot;,0,CURDATE(),CURDATE())&quot;&amp;IF(AND([.B241]&lt;&gt;INDIRECT(ADDRESS(ROW([.B241]) + 1;2));INDIRECT(ADDRESS(ROW([.A241]) + 1;1)) &gt; 0); &quot;;&quot;&amp;CHAR(13)&amp;CHAR(10)&amp;CHAR(13)&amp;CHAR(10)&amp;[.AA$3];IF(INDIRECT(ADDRESS(ROW([.A241]) + 1;1)) &gt; 0;&quot;,&quot;;&quot;;&quot;))" office:value-type="string" office:string-value="(238,18,1,50,0,15,2,4,0,0,(select t.id from user_trainings t where t.description = 'MC1 Set 01.2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8,18,1,50,0,15,2,4,0,0,(select t.id from user_trainings t where t.description = 'MC1 Set 01.2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42])-3" office:value-type="float" office:value="239" calcext:value-type="float">
            <text:p>239</text:p>
          </table:table-cell>
          <table:table-cell table:style-name="ce13" office:value-type="string" calcext:value-type="string">
            <text:p>MC1 Set 01.2 timida soglia con molte gambe</text:p>
          </table:table-cell>
          <table:table-cell table:style-name="ce13" table:formula="of:=IF([.B242]=[.B241];[.C241]+1;1)" office:value-type="float" office:value="19" calcext:value-type="float">
            <text:p>1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2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42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13" table:formula="of:=&quot;(select t.id from &quot;&amp;[.F$2]&amp;&quot; t where t.&quot;&amp;[.F$3]&amp;&quot; = '&quot;&amp;[.F2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24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3" table:formula="of:=&quot;(select t.id from &quot;&amp;[.O$2]&amp;&quot; t where t.&quot;&amp;[.O$3]&amp;&quot; = '&quot;&amp;[.O2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42]&amp;&quot;,&quot;&amp;[.C242]&amp;&quot;,&quot;&amp;IF(ISBLANK([.D242]);0;[.D242])&amp;&quot;,&quot;&amp;IF(ISBLANK([.E242]);0;[.E242])&amp;&quot;,&quot;&amp;[.I242]&amp;&quot;,&quot;&amp;[.J242]&amp;&quot;,&quot;&amp;[.K242]&amp;&quot;,&quot;&amp;[.L242]&amp;&quot;,&quot;&amp;[.M242]&amp;&quot;,&quot;&amp;[.N242]&amp;&quot;,&quot;&amp;[.S242]&amp;&quot;,&quot;&amp;[.T242]&amp;&quot;,&quot;&amp;[.U242]&amp;&quot;,&quot;&amp;[.V242]&amp;&quot;,&quot;&amp;[.W242]&amp;&quot;,&quot;&amp;[.X242]&amp;&quot;,&quot;&amp;[.Y242]&amp;&quot;,0,CURDATE(),CURDATE())&quot;&amp;IF(AND([.B242]&lt;&gt;INDIRECT(ADDRESS(ROW([.B242]) + 1;2));INDIRECT(ADDRESS(ROW([.A242]) + 1;1)) &gt; 0); &quot;;&quot;&amp;CHAR(13)&amp;CHAR(10)&amp;CHAR(13)&amp;CHAR(10)&amp;[.AA$3];IF(INDIRECT(ADDRESS(ROW([.A242]) + 1;1)) &gt; 0;&quot;,&quot;;&quot;;&quot;))" office:value-type="string" office:string-value="(239,19,1,50,0,10,3,2,0,0,(select t.id from user_trainings t where t.description = 'MC1 Set 01.2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9,19,1,50,0,10,3,2,0,0,(select t.id from user_trainings t where t.description = 'MC1 Set 01.2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3" table:formula="of:=ROW([.A243])-3" office:value-type="float" office:value="240" calcext:value-type="float">
            <text:p>240</text:p>
          </table:table-cell>
          <table:table-cell table:style-name="ce13" office:value-type="string" calcext:value-type="string">
            <text:p>MC1 Set 01.2 timida soglia con molte gambe</text:p>
          </table:table-cell>
          <table:table-cell table:style-name="ce13" table:formula="of:=IF([.B243]=[.B242];[.C242]+1;1)" office:value-type="float" office:value="20" calcext:value-type="float">
            <text:p>2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DOCM</text:p>
          </table:table-cell>
          <table:table-cell table:style-name="ce17" table:formula="of:=VLOOKUP([.F24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43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13" table:formula="of:=&quot;(select t.id from &quot;&amp;[.F$2]&amp;&quot; t where t.&quot;&amp;[.F$3]&amp;&quot; = '&quot;&amp;[.F24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13" table:formula="of:=&quot;(select t.id from &quot;&amp;[.H$2]&amp;&quot; t where t.&quot;&amp;[.H$3]&amp;&quot; = '&quot;&amp;[.H24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3" table:formula="of:=&quot;(select t.id from &quot;&amp;[.O$2]&amp;&quot; t where t.&quot;&amp;[.O$3]&amp;&quot; = '&quot;&amp;[.O2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43]&amp;&quot;,&quot;&amp;[.C243]&amp;&quot;,&quot;&amp;IF(ISBLANK([.D243]);0;[.D243])&amp;&quot;,&quot;&amp;IF(ISBLANK([.E243]);0;[.E243])&amp;&quot;,&quot;&amp;[.I243]&amp;&quot;,&quot;&amp;[.J243]&amp;&quot;,&quot;&amp;[.K243]&amp;&quot;,&quot;&amp;[.L243]&amp;&quot;,&quot;&amp;[.M243]&amp;&quot;,&quot;&amp;[.N243]&amp;&quot;,&quot;&amp;[.S243]&amp;&quot;,&quot;&amp;[.T243]&amp;&quot;,&quot;&amp;[.U243]&amp;&quot;,&quot;&amp;[.V243]&amp;&quot;,&quot;&amp;[.W243]&amp;&quot;,&quot;&amp;[.X243]&amp;&quot;,&quot;&amp;[.Y243]&amp;&quot;,0,CURDATE(),CURDATE())&quot;&amp;IF(AND([.B243]&lt;&gt;INDIRECT(ADDRESS(ROW([.B243]) + 1;2));INDIRECT(ADDRESS(ROW([.A243]) + 1;1)) &gt; 0); &quot;;&quot;&amp;CHAR(13)&amp;CHAR(10)&amp;CHAR(13)&amp;CHAR(10)&amp;[.AA$3];IF(INDIRECT(ADDRESS(ROW([.A243]) + 1;1)) &gt; 0;&quot;,&quot;;&quot;;&quot;))" office:value-type="string" office:string-value="(240,20,1,50,0,10,3,2,0,0,(select t.id from user_trainings t where t.description = 'MC1 Set 01.2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40,20,1,50,0,10,3,2,0,0,(select t.id from user_trainings t where t.description = 'MC1 Set 01.2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3" table:formula="of:=ROW([.A244])-3" office:value-type="float" office:value="241" calcext:value-type="float">
            <text:p>241</text:p>
          </table:table-cell>
          <table:table-cell table:style-name="ce13" office:value-type="string" calcext:value-type="string">
            <text:p>MC1 Set 01.3 fartlek completo e gambe</text:p>
          </table:table-cell>
          <table:table-cell table:style-name="ce13" table:formula="of:=IF([.B244]=[.B243];[.C243]+1;1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24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R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44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13" table:formula="of:=&quot;(select t.id from &quot;&amp;[.F$2]&amp;&quot; t where t.&quot;&amp;[.F$3]&amp;&quot; = '&quot;&amp;[.F24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24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3" table:formula="of:=&quot;(select t.id from &quot;&amp;[.O$2]&amp;&quot; t where t.&quot;&amp;[.O$3]&amp;&quot; = '&quot;&amp;[.O2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44]&amp;&quot;,&quot;&amp;[.C244]&amp;&quot;,&quot;&amp;IF(ISBLANK([.D244]);0;[.D244])&amp;&quot;,&quot;&amp;IF(ISBLANK([.E244]);0;[.E244])&amp;&quot;,&quot;&amp;[.I244]&amp;&quot;,&quot;&amp;[.J244]&amp;&quot;,&quot;&amp;[.K244]&amp;&quot;,&quot;&amp;[.L244]&amp;&quot;,&quot;&amp;[.M244]&amp;&quot;,&quot;&amp;[.N244]&amp;&quot;,&quot;&amp;[.S244]&amp;&quot;,&quot;&amp;[.T244]&amp;&quot;,&quot;&amp;[.U244]&amp;&quot;,&quot;&amp;[.V244]&amp;&quot;,&quot;&amp;[.W244]&amp;&quot;,&quot;&amp;[.X244]&amp;&quot;,&quot;&amp;[.Y244]&amp;&quot;,0,CURDATE(),CURDATE())&quot;&amp;IF(AND([.B244]&lt;&gt;INDIRECT(ADDRESS(ROW([.B244]) + 1;2));INDIRECT(ADDRESS(ROW([.A244]) + 1;1)) &gt; 0); &quot;;&quot;&amp;CHAR(13)&amp;CHAR(10)&amp;CHAR(13)&amp;CHAR(10)&amp;[.AA$3];IF(INDIRECT(ADDRESS(ROW([.A244]) + 1;1)) &gt; 0;&quot;,&quot;;&quot;;&quot;))" office:value-type="string" office:string-value="(241,1,1,300,0,0,0,0,0,0,(select t.id from user_trainings t where t.description = 'MC1 Set 01.3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1,1,1,300,0,0,0,0,0,0,(select t.id from user_trainings t where t.description = 'MC1 Set 01.3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45])-3" office:value-type="float" office:value="242" calcext:value-type="float">
            <text:p>242</text:p>
          </table:table-cell>
          <table:table-cell table:style-name="ce13" office:value-type="string" calcext:value-type="string">
            <text:p>MC1 Set 01.3 fartlek completo e gambe</text:p>
          </table:table-cell>
          <table:table-cell table:style-name="ce13" table:formula="of:=IF([.B245]=[.B244];[.C244]+1;1)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DOPG</text:p>
          </table:table-cell>
          <table:table-cell table:style-name="ce17" table:formula="of:=VLOOKUP([.F245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45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13" table:formula="of:=&quot;(select t.id from &quot;&amp;[.F$2]&amp;&quot; t where t.&quot;&amp;[.F$3]&amp;&quot; = '&quot;&amp;[.F245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13" table:formula="of:=&quot;(select t.id from &quot;&amp;[.H$2]&amp;&quot; t where t.&quot;&amp;[.H$3]&amp;&quot; = '&quot;&amp;[.H24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45]&amp;&quot;,&quot;&amp;[.C245]&amp;&quot;,&quot;&amp;IF(ISBLANK([.D245]);0;[.D245])&amp;&quot;,&quot;&amp;IF(ISBLANK([.E245]);0;[.E245])&amp;&quot;,&quot;&amp;[.I245]&amp;&quot;,&quot;&amp;[.J245]&amp;&quot;,&quot;&amp;[.K245]&amp;&quot;,&quot;&amp;[.L245]&amp;&quot;,&quot;&amp;[.M245]&amp;&quot;,&quot;&amp;[.N245]&amp;&quot;,&quot;&amp;[.S245]&amp;&quot;,&quot;&amp;[.T245]&amp;&quot;,&quot;&amp;[.U245]&amp;&quot;,&quot;&amp;[.V245]&amp;&quot;,&quot;&amp;[.W245]&amp;&quot;,&quot;&amp;[.X245]&amp;&quot;,&quot;&amp;[.Y245]&amp;&quot;,0,CURDATE(),CURDATE())&quot;&amp;IF(AND([.B245]&lt;&gt;INDIRECT(ADDRESS(ROW([.B245]) + 1;2));INDIRECT(ADDRESS(ROW([.A245]) + 1;1)) &gt; 0); &quot;;&quot;&amp;CHAR(13)&amp;CHAR(10)&amp;CHAR(13)&amp;CHAR(10)&amp;[.AA$3];IF(INDIRECT(ADDRESS(ROW([.A245]) + 1;1)) &gt; 0;&quot;,&quot;;&quot;;&quot;))" office:value-type="string" office:string-value="(242,2,4,50,65,0,0,0,0,0,(select t.id from user_trainings t where t.description = 'MC1 Set 01.3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2,2,4,50,65,0,0,0,0,0,(select t.id from user_trainings t where t.description = 'MC1 Set 01.3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46])-3" office:value-type="float" office:value="243" calcext:value-type="float">
            <text:p>243</text:p>
          </table:table-cell>
          <table:table-cell table:style-name="ce13" office:value-type="string" calcext:value-type="string">
            <text:p>MC1 Set 01.3 fartlek completo e gambe</text:p>
          </table:table-cell>
          <table:table-cell table:style-name="ce13" table:formula="of:=IF([.B246]=[.B245];[.C245]+1;1)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DOCP</text:p>
          </table:table-cell>
          <table:table-cell table:style-name="ce17" table:formula="of:=VLOOKUP([.F246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46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13" table:formula="of:=&quot;(select t.id from &quot;&amp;[.F$2]&amp;&quot; t where t.&quot;&amp;[.F$3]&amp;&quot; = '&quot;&amp;[.F246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13" table:formula="of:=&quot;(select t.id from &quot;&amp;[.H$2]&amp;&quot; t where t.&quot;&amp;[.H$3]&amp;&quot; = '&quot;&amp;[.H2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46]&amp;&quot;,&quot;&amp;[.C246]&amp;&quot;,&quot;&amp;IF(ISBLANK([.D246]);0;[.D246])&amp;&quot;,&quot;&amp;IF(ISBLANK([.E246]);0;[.E246])&amp;&quot;,&quot;&amp;[.I246]&amp;&quot;,&quot;&amp;[.J246]&amp;&quot;,&quot;&amp;[.K246]&amp;&quot;,&quot;&amp;[.L246]&amp;&quot;,&quot;&amp;[.M246]&amp;&quot;,&quot;&amp;[.N246]&amp;&quot;,&quot;&amp;[.S246]&amp;&quot;,&quot;&amp;[.T246]&amp;&quot;,&quot;&amp;[.U246]&amp;&quot;,&quot;&amp;[.V246]&amp;&quot;,&quot;&amp;[.W246]&amp;&quot;,&quot;&amp;[.X246]&amp;&quot;,&quot;&amp;[.Y246]&amp;&quot;,0,CURDATE(),CURDATE())&quot;&amp;IF(AND([.B246]&lt;&gt;INDIRECT(ADDRESS(ROW([.B246]) + 1;2));INDIRECT(ADDRESS(ROW([.A246]) + 1;1)) &gt; 0); &quot;;&quot;&amp;CHAR(13)&amp;CHAR(10)&amp;CHAR(13)&amp;CHAR(10)&amp;[.AA$3];IF(INDIRECT(ADDRESS(ROW([.A246]) + 1;1)) &gt; 0;&quot;,&quot;;&quot;;&quot;))" office:value-type="string" office:string-value="(243,3,2,50,65,0,0,0,0,0,(select t.id from user_trainings t where t.description = 'MC1 Set 01.3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3,3,2,50,65,0,0,0,0,0,(select t.id from user_trainings t where t.description = 'MC1 Set 01.3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47])-3" office:value-type="float" office:value="244" calcext:value-type="float">
            <text:p>244</text:p>
          </table:table-cell>
          <table:table-cell table:style-name="ce13" office:value-type="string" calcext:value-type="string">
            <text:p>MC1 Set 01.3 fartlek completo e gambe</text:p>
          </table:table-cell>
          <table:table-cell table:style-name="ce13" table:formula="of:=IF([.B247]=[.B246];[.C246]+1;1)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DODA</text:p>
          </table:table-cell>
          <table:table-cell table:style-name="ce17" table:formula="of:=VLOOKUP([.F247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4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13" table:formula="of:=&quot;(select t.id from &quot;&amp;[.F$2]&amp;&quot; t where t.&quot;&amp;[.F$3]&amp;&quot; = '&quot;&amp;[.F247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13" table:formula="of:=&quot;(select t.id from &quot;&amp;[.H$2]&amp;&quot; t where t.&quot;&amp;[.H$3]&amp;&quot; = '&quot;&amp;[.H2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47]&amp;&quot;,&quot;&amp;[.C247]&amp;&quot;,&quot;&amp;IF(ISBLANK([.D247]);0;[.D247])&amp;&quot;,&quot;&amp;IF(ISBLANK([.E247]);0;[.E247])&amp;&quot;,&quot;&amp;[.I247]&amp;&quot;,&quot;&amp;[.J247]&amp;&quot;,&quot;&amp;[.K247]&amp;&quot;,&quot;&amp;[.L247]&amp;&quot;,&quot;&amp;[.M247]&amp;&quot;,&quot;&amp;[.N247]&amp;&quot;,&quot;&amp;[.S247]&amp;&quot;,&quot;&amp;[.T247]&amp;&quot;,&quot;&amp;[.U247]&amp;&quot;,&quot;&amp;[.V247]&amp;&quot;,&quot;&amp;[.W247]&amp;&quot;,&quot;&amp;[.X247]&amp;&quot;,&quot;&amp;[.Y247]&amp;&quot;,0,CURDATE(),CURDATE())&quot;&amp;IF(AND([.B247]&lt;&gt;INDIRECT(ADDRESS(ROW([.B247]) + 1;2));INDIRECT(ADDRESS(ROW([.A247]) + 1;1)) &gt; 0); &quot;;&quot;&amp;CHAR(13)&amp;CHAR(10)&amp;CHAR(13)&amp;CHAR(10)&amp;[.AA$3];IF(INDIRECT(ADDRESS(ROW([.A247]) + 1;1)) &gt; 0;&quot;,&quot;;&quot;;&quot;))" office:value-type="string" office:string-value="(244,4,2,50,0,0,0,0,0,0,(select t.id from user_trainings t where t.description = 'MC1 Set 01.3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4,4,2,50,0,0,0,0,0,0,(select t.id from user_trainings t where t.description = 'MC1 Set 01.3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48])-3" office:value-type="float" office:value="245" calcext:value-type="float">
            <text:p>245</text:p>
          </table:table-cell>
          <table:table-cell table:style-name="ce13" office:value-type="string" calcext:value-type="string">
            <text:p>MC1 Set 01.3 fartlek completo e gambe</text:p>
          </table:table-cell>
          <table:table-cell table:style-name="ce13" table:formula="of:=IF([.B248]=[.B247];[.C247]+1;1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RAMP</text:p>
          </table:table-cell>
          <table:table-cell table:style-name="ce17" table:formula="of:=VLOOKUP([.F248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48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13" table:formula="of:=&quot;(select t.id from &quot;&amp;[.F$2]&amp;&quot; t where t.&quot;&amp;[.F$3]&amp;&quot; = '&quot;&amp;[.F248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13" table:formula="of:=&quot;(select t.id from &quot;&amp;[.H$2]&amp;&quot; t where t.&quot;&amp;[.H$3]&amp;&quot; = '&quot;&amp;[.H24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48]&amp;&quot;,&quot;&amp;[.C248]&amp;&quot;,&quot;&amp;IF(ISBLANK([.D248]);0;[.D248])&amp;&quot;,&quot;&amp;IF(ISBLANK([.E248]);0;[.E248])&amp;&quot;,&quot;&amp;[.I248]&amp;&quot;,&quot;&amp;[.J248]&amp;&quot;,&quot;&amp;[.K248]&amp;&quot;,&quot;&amp;[.L248]&amp;&quot;,&quot;&amp;[.M248]&amp;&quot;,&quot;&amp;[.N248]&amp;&quot;,&quot;&amp;[.S248]&amp;&quot;,&quot;&amp;[.T248]&amp;&quot;,&quot;&amp;[.U248]&amp;&quot;,&quot;&amp;[.V248]&amp;&quot;,&quot;&amp;[.W248]&amp;&quot;,&quot;&amp;[.X248]&amp;&quot;,&quot;&amp;[.Y248]&amp;&quot;,0,CURDATE(),CURDATE())&quot;&amp;IF(AND([.B248]&lt;&gt;INDIRECT(ADDRESS(ROW([.B248]) + 1;2));INDIRECT(ADDRESS(ROW([.A248]) + 1;1)) &gt; 0); &quot;;&quot;&amp;CHAR(13)&amp;CHAR(10)&amp;CHAR(13)&amp;CHAR(10)&amp;[.AA$3];IF(INDIRECT(ADDRESS(ROW([.A248]) + 1;1)) &gt; 0;&quot;,&quot;;&quot;;&quot;))" office:value-type="string" office:string-value="(245,5,4,50,70,0,0,0,0,0,(select t.id from user_trainings t where t.description = 'MC1 Set 01.3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5,5,4,50,70,0,0,0,0,0,(select t.id from user_trainings t where t.description = 'MC1 Set 01.3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49])-3" office:value-type="float" office:value="246" calcext:value-type="float">
            <text:p>246</text:p>
          </table:table-cell>
          <table:table-cell table:style-name="ce13" office:value-type="string" calcext:value-type="string">
            <text:p>MC1 Set 01.3 fartlek completo e gambe</text:p>
          </table:table-cell>
          <table:table-cell table:style-name="ce13" table:formula="of:=IF([.B249]=[.B248];[.C248]+1;1)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RACP</text:p>
          </table:table-cell>
          <table:table-cell table:style-name="ce17" table:formula="of:=VLOOKUP([.F249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49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13" table:formula="of:=&quot;(select t.id from &quot;&amp;[.F$2]&amp;&quot; t where t.&quot;&amp;[.F$3]&amp;&quot; = '&quot;&amp;[.F249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13" table:formula="of:=&quot;(select t.id from &quot;&amp;[.H$2]&amp;&quot; t where t.&quot;&amp;[.H$3]&amp;&quot; = '&quot;&amp;[.H2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49]&amp;&quot;,&quot;&amp;[.C249]&amp;&quot;,&quot;&amp;IF(ISBLANK([.D249]);0;[.D249])&amp;&quot;,&quot;&amp;IF(ISBLANK([.E249]);0;[.E249])&amp;&quot;,&quot;&amp;[.I249]&amp;&quot;,&quot;&amp;[.J249]&amp;&quot;,&quot;&amp;[.K249]&amp;&quot;,&quot;&amp;[.L249]&amp;&quot;,&quot;&amp;[.M249]&amp;&quot;,&quot;&amp;[.N249]&amp;&quot;,&quot;&amp;[.S249]&amp;&quot;,&quot;&amp;[.T249]&amp;&quot;,&quot;&amp;[.U249]&amp;&quot;,&quot;&amp;[.V249]&amp;&quot;,&quot;&amp;[.W249]&amp;&quot;,&quot;&amp;[.X249]&amp;&quot;,&quot;&amp;[.Y249]&amp;&quot;,0,CURDATE(),CURDATE())&quot;&amp;IF(AND([.B249]&lt;&gt;INDIRECT(ADDRESS(ROW([.B249]) + 1;2));INDIRECT(ADDRESS(ROW([.A249]) + 1;1)) &gt; 0); &quot;;&quot;&amp;CHAR(13)&amp;CHAR(10)&amp;CHAR(13)&amp;CHAR(10)&amp;[.AA$3];IF(INDIRECT(ADDRESS(ROW([.A249]) + 1;1)) &gt; 0;&quot;,&quot;;&quot;;&quot;))" office:value-type="string" office:string-value="(246,6,2,50,70,0,0,0,0,0,(select t.id from user_trainings t where t.description = 'MC1 Set 01.3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6,6,2,50,70,0,0,0,0,0,(select t.id from user_trainings t where t.description = 'MC1 Set 01.3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50])-3" office:value-type="float" office:value="247" calcext:value-type="float">
            <text:p>247</text:p>
          </table:table-cell>
          <table:table-cell table:style-name="ce13" office:value-type="string" calcext:value-type="string">
            <text:p>MC1 Set 01.3 fartlek completo e gambe</text:p>
          </table:table-cell>
          <table:table-cell table:style-name="ce13" table:formula="of:=IF([.B250]=[.B249];[.C249]+1;1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RADA</text:p>
          </table:table-cell>
          <table:table-cell table:style-name="ce17" table:formula="of:=VLOOKUP([.F250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50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13" table:formula="of:=&quot;(select t.id from &quot;&amp;[.F$2]&amp;&quot; t where t.&quot;&amp;[.F$3]&amp;&quot; = '&quot;&amp;[.F250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13" table:formula="of:=&quot;(select t.id from &quot;&amp;[.H$2]&amp;&quot; t where t.&quot;&amp;[.H$3]&amp;&quot; = '&quot;&amp;[.H2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50]&amp;&quot;,&quot;&amp;[.C250]&amp;&quot;,&quot;&amp;IF(ISBLANK([.D250]);0;[.D250])&amp;&quot;,&quot;&amp;IF(ISBLANK([.E250]);0;[.E250])&amp;&quot;,&quot;&amp;[.I250]&amp;&quot;,&quot;&amp;[.J250]&amp;&quot;,&quot;&amp;[.K250]&amp;&quot;,&quot;&amp;[.L250]&amp;&quot;,&quot;&amp;[.M250]&amp;&quot;,&quot;&amp;[.N250]&amp;&quot;,&quot;&amp;[.S250]&amp;&quot;,&quot;&amp;[.T250]&amp;&quot;,&quot;&amp;[.U250]&amp;&quot;,&quot;&amp;[.V250]&amp;&quot;,&quot;&amp;[.W250]&amp;&quot;,&quot;&amp;[.X250]&amp;&quot;,&quot;&amp;[.Y250]&amp;&quot;,0,CURDATE(),CURDATE())&quot;&amp;IF(AND([.B250]&lt;&gt;INDIRECT(ADDRESS(ROW([.B250]) + 1;2));INDIRECT(ADDRESS(ROW([.A250]) + 1;1)) &gt; 0); &quot;;&quot;&amp;CHAR(13)&amp;CHAR(10)&amp;CHAR(13)&amp;CHAR(10)&amp;[.AA$3];IF(INDIRECT(ADDRESS(ROW([.A250]) + 1;1)) &gt; 0;&quot;,&quot;;&quot;;&quot;))" office:value-type="string" office:string-value="(247,7,2,50,0,0,0,0,0,0,(select t.id from user_trainings t where t.description = 'MC1 Set 01.3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7,7,2,50,0,0,0,0,0,0,(select t.id from user_trainings t where t.description = 'MC1 Set 01.3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51])-3" office:value-type="float" office:value="248" calcext:value-type="float">
            <text:p>248</text:p>
          </table:table-cell>
          <table:table-cell table:style-name="ce13" office:value-type="string" calcext:value-type="string">
            <text:p>MC1 Set 01.3 fartlek completo e gambe</text:p>
          </table:table-cell>
          <table:table-cell table:style-name="ce13" table:formula="of:=IF([.B251]=[.B250];[.C250]+1;1)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A2GUFA</text:p>
          </table:table-cell>
          <table:table-cell table:style-name="ce17" table:formula="of:=VLOOKUP([.F25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51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13" table:formula="of:=&quot;(select t.id from &quot;&amp;[.F$2]&amp;&quot; t where t.&quot;&amp;[.F$3]&amp;&quot; = '&quot;&amp;[.F25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13" table:formula="of:=&quot;(select t.id from &quot;&amp;[.H$2]&amp;&quot; t where t.&quot;&amp;[.H$3]&amp;&quot; = '&quot;&amp;[.H2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51]&amp;&quot;,&quot;&amp;[.C251]&amp;&quot;,&quot;&amp;IF(ISBLANK([.D251]);0;[.D251])&amp;&quot;,&quot;&amp;IF(ISBLANK([.E251]);0;[.E251])&amp;&quot;,&quot;&amp;[.I251]&amp;&quot;,&quot;&amp;[.J251]&amp;&quot;,&quot;&amp;[.K251]&amp;&quot;,&quot;&amp;[.L251]&amp;&quot;,&quot;&amp;[.M251]&amp;&quot;,&quot;&amp;[.N251]&amp;&quot;,&quot;&amp;[.S251]&amp;&quot;,&quot;&amp;[.T251]&amp;&quot;,&quot;&amp;[.U251]&amp;&quot;,&quot;&amp;[.V251]&amp;&quot;,&quot;&amp;[.W251]&amp;&quot;,&quot;&amp;[.X251]&amp;&quot;,&quot;&amp;[.Y251]&amp;&quot;,0,CURDATE(),CURDATE())&quot;&amp;IF(AND([.B251]&lt;&gt;INDIRECT(ADDRESS(ROW([.B251]) + 1;2));INDIRECT(ADDRESS(ROW([.A251]) + 1;1)) &gt; 0); &quot;;&quot;&amp;CHAR(13)&amp;CHAR(10)&amp;CHAR(13)&amp;CHAR(10)&amp;[.AA$3];IF(INDIRECT(ADDRESS(ROW([.A251]) + 1;1)) &gt; 0;&quot;,&quot;;&quot;;&quot;))" office:value-type="string" office:string-value="(248,8,4,25,60,0,0,0,0,0,(select t.id from user_trainings t where t.description = 'MC1 Set 01.3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8,8,4,25,60,0,0,0,0,0,(select t.id from user_trainings t where t.description = 'MC1 Set 01.3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52])-3" office:value-type="float" office:value="249" calcext:value-type="float">
            <text:p>249</text:p>
          </table:table-cell>
          <table:table-cell table:style-name="ce13" office:value-type="string" calcext:value-type="string">
            <text:p>MC1 Set 01.3 fartlek completo e gambe</text:p>
          </table:table-cell>
          <table:table-cell table:style-name="ce13" table:formula="of:=IF([.B252]=[.B251];[.C251]+1;1)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OSLFA</text:p>
          </table:table-cell>
          <table:table-cell table:style-name="ce17" table:formula="of:=VLOOKUP([.F252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52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13" table:formula="of:=&quot;(select t.id from &quot;&amp;[.F$2]&amp;&quot; t where t.&quot;&amp;[.F$3]&amp;&quot; = '&quot;&amp;[.F252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13" table:formula="of:=&quot;(select t.id from &quot;&amp;[.H$2]&amp;&quot; t where t.&quot;&amp;[.H$3]&amp;&quot; = '&quot;&amp;[.H2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52]&amp;&quot;,&quot;&amp;[.C252]&amp;&quot;,&quot;&amp;IF(ISBLANK([.D252]);0;[.D252])&amp;&quot;,&quot;&amp;IF(ISBLANK([.E252]);0;[.E252])&amp;&quot;,&quot;&amp;[.I252]&amp;&quot;,&quot;&amp;[.J252]&amp;&quot;,&quot;&amp;[.K252]&amp;&quot;,&quot;&amp;[.L252]&amp;&quot;,&quot;&amp;[.M252]&amp;&quot;,&quot;&amp;[.N252]&amp;&quot;,&quot;&amp;[.S252]&amp;&quot;,&quot;&amp;[.T252]&amp;&quot;,&quot;&amp;[.U252]&amp;&quot;,&quot;&amp;[.V252]&amp;&quot;,&quot;&amp;[.W252]&amp;&quot;,&quot;&amp;[.X252]&amp;&quot;,&quot;&amp;[.Y252]&amp;&quot;,0,CURDATE(),CURDATE())&quot;&amp;IF(AND([.B252]&lt;&gt;INDIRECT(ADDRESS(ROW([.B252]) + 1;2));INDIRECT(ADDRESS(ROW([.A252]) + 1;1)) &gt; 0); &quot;;&quot;&amp;CHAR(13)&amp;CHAR(10)&amp;CHAR(13)&amp;CHAR(10)&amp;[.AA$3];IF(INDIRECT(ADDRESS(ROW([.A252]) + 1;1)) &gt; 0;&quot;,&quot;;&quot;;&quot;))" office:value-type="string" office:string-value="(249,9,4,50,60,0,0,0,0,0,(select t.id from user_trainings t where t.description = 'MC1 Set 01.3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9,9,4,50,60,0,0,0,0,0,(select t.id from user_trainings t where t.description = 'MC1 Set 01.3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53])-3" office:value-type="float" office:value="250" calcext:value-type="float">
            <text:p>250</text:p>
          </table:table-cell>
          <table:table-cell table:style-name="ce13" office:value-type="string" calcext:value-type="string">
            <text:p>MC1 Set 01.3 fartlek completo e gambe</text:p>
          </table:table-cell>
          <table:table-cell table:style-name="ce13" table:formula="of:=IF([.B253]=[.B252];[.C252]+1;1)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C1MIF1</text:p>
          </table:table-cell>
          <table:table-cell table:style-name="ce17" table:formula="of:=VLOOKUP([.F253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53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13" table:formula="of:=&quot;(select t.id from &quot;&amp;[.F$2]&amp;&quot; t where t.&quot;&amp;[.F$3]&amp;&quot; = '&quot;&amp;[.F253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13" table:formula="of:=&quot;(select t.id from &quot;&amp;[.H$2]&amp;&quot; t where t.&quot;&amp;[.H$3]&amp;&quot; = '&quot;&amp;[.H2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53]&amp;&quot;,&quot;&amp;[.C253]&amp;&quot;,&quot;&amp;IF(ISBLANK([.D253]);0;[.D253])&amp;&quot;,&quot;&amp;IF(ISBLANK([.E253]);0;[.E253])&amp;&quot;,&quot;&amp;[.I253]&amp;&quot;,&quot;&amp;[.J253]&amp;&quot;,&quot;&amp;[.K253]&amp;&quot;,&quot;&amp;[.L253]&amp;&quot;,&quot;&amp;[.M253]&amp;&quot;,&quot;&amp;[.N253]&amp;&quot;,&quot;&amp;[.S253]&amp;&quot;,&quot;&amp;[.T253]&amp;&quot;,&quot;&amp;[.U253]&amp;&quot;,&quot;&amp;[.V253]&amp;&quot;,&quot;&amp;[.W253]&amp;&quot;,&quot;&amp;[.X253]&amp;&quot;,&quot;&amp;[.Y253]&amp;&quot;,0,CURDATE(),CURDATE())&quot;&amp;IF(AND([.B253]&lt;&gt;INDIRECT(ADDRESS(ROW([.B253]) + 1;2));INDIRECT(ADDRESS(ROW([.A253]) + 1;1)) &gt; 0); &quot;;&quot;&amp;CHAR(13)&amp;CHAR(10)&amp;CHAR(13)&amp;CHAR(10)&amp;[.AA$3];IF(INDIRECT(ADDRESS(ROW([.A253]) + 1;1)) &gt; 0;&quot;,&quot;;&quot;;&quot;))" office:value-type="string" office:string-value="(250,10,4,100,0,15,0,0,0,0,(select t.id from user_trainings t where t.description = 'MC1 Set 01.3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0,10,4,100,0,15,0,0,0,0,(select t.id from user_trainings t where t.description = 'MC1 Set 01.3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54])-3" office:value-type="float" office:value="251" calcext:value-type="float">
            <text:p>251</text:p>
          </table:table-cell>
          <table:table-cell table:style-name="ce13" office:value-type="string" calcext:value-type="string">
            <text:p>MC1 Set 01.3 fartlek completo e gambe</text:p>
          </table:table-cell>
          <table:table-cell table:style-name="ce13" table:formula="of:=IF([.B254]=[.B253];[.C253]+1;1)" office:value-type="float" office:value="11" calcext:value-type="float">
            <text:p>1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C1SLF1</text:p>
          </table:table-cell>
          <table:table-cell table:style-name="ce17" table:formula="of:=VLOOKUP([.F254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54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13" table:formula="of:=&quot;(select t.id from &quot;&amp;[.F$2]&amp;&quot; t where t.&quot;&amp;[.F$3]&amp;&quot; = '&quot;&amp;[.F254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13" table:formula="of:=&quot;(select t.id from &quot;&amp;[.H$2]&amp;&quot; t where t.&quot;&amp;[.H$3]&amp;&quot; = '&quot;&amp;[.H2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54]&amp;&quot;,&quot;&amp;[.C254]&amp;&quot;,&quot;&amp;IF(ISBLANK([.D254]);0;[.D254])&amp;&quot;,&quot;&amp;IF(ISBLANK([.E254]);0;[.E254])&amp;&quot;,&quot;&amp;[.I254]&amp;&quot;,&quot;&amp;[.J254]&amp;&quot;,&quot;&amp;[.K254]&amp;&quot;,&quot;&amp;[.L254]&amp;&quot;,&quot;&amp;[.M254]&amp;&quot;,&quot;&amp;[.N254]&amp;&quot;,&quot;&amp;[.S254]&amp;&quot;,&quot;&amp;[.T254]&amp;&quot;,&quot;&amp;[.U254]&amp;&quot;,&quot;&amp;[.V254]&amp;&quot;,&quot;&amp;[.W254]&amp;&quot;,&quot;&amp;[.X254]&amp;&quot;,&quot;&amp;[.Y254]&amp;&quot;,0,CURDATE(),CURDATE())&quot;&amp;IF(AND([.B254]&lt;&gt;INDIRECT(ADDRESS(ROW([.B254]) + 1;2));INDIRECT(ADDRESS(ROW([.A254]) + 1;1)) &gt; 0); &quot;;&quot;&amp;CHAR(13)&amp;CHAR(10)&amp;CHAR(13)&amp;CHAR(10)&amp;[.AA$3];IF(INDIRECT(ADDRESS(ROW([.A254]) + 1;1)) &gt; 0;&quot;,&quot;;&quot;;&quot;))" office:value-type="string" office:string-value="(251,11,4,100,0,15,0,0,0,0,(select t.id from user_trainings t where t.description = 'MC1 Set 01.3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1,11,4,100,0,15,0,0,0,0,(select t.id from user_trainings t where t.description = 'MC1 Set 01.3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55])-3" office:value-type="float" office:value="252" calcext:value-type="float">
            <text:p>252</text:p>
          </table:table-cell>
          <table:table-cell table:style-name="ce13" office:value-type="string" calcext:value-type="string">
            <text:p>MC1 Set 01.3 fartlek completo e gambe</text:p>
          </table:table-cell>
          <table:table-cell table:style-name="ce13" table:formula="of:=IF([.B255]=[.B254];[.C254]+1;1)" office:value-type="float" office:value="12" calcext:value-type="float">
            <text:p>1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C1DOF1</text:p>
          </table:table-cell>
          <table:table-cell table:style-name="ce17" table:formula="of:=VLOOKUP([.F255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55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13" table:formula="of:=&quot;(select t.id from &quot;&amp;[.F$2]&amp;&quot; t where t.&quot;&amp;[.F$3]&amp;&quot; = '&quot;&amp;[.F255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13" table:formula="of:=&quot;(select t.id from &quot;&amp;[.H$2]&amp;&quot; t where t.&quot;&amp;[.H$3]&amp;&quot; = '&quot;&amp;[.H2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55]&amp;&quot;,&quot;&amp;[.C255]&amp;&quot;,&quot;&amp;IF(ISBLANK([.D255]);0;[.D255])&amp;&quot;,&quot;&amp;IF(ISBLANK([.E255]);0;[.E255])&amp;&quot;,&quot;&amp;[.I255]&amp;&quot;,&quot;&amp;[.J255]&amp;&quot;,&quot;&amp;[.K255]&amp;&quot;,&quot;&amp;[.L255]&amp;&quot;,&quot;&amp;[.M255]&amp;&quot;,&quot;&amp;[.N255]&amp;&quot;,&quot;&amp;[.S255]&amp;&quot;,&quot;&amp;[.T255]&amp;&quot;,&quot;&amp;[.U255]&amp;&quot;,&quot;&amp;[.V255]&amp;&quot;,&quot;&amp;[.W255]&amp;&quot;,&quot;&amp;[.X255]&amp;&quot;,&quot;&amp;[.Y255]&amp;&quot;,0,CURDATE(),CURDATE())&quot;&amp;IF(AND([.B255]&lt;&gt;INDIRECT(ADDRESS(ROW([.B255]) + 1;2));INDIRECT(ADDRESS(ROW([.A255]) + 1;1)) &gt; 0); &quot;;&quot;&amp;CHAR(13)&amp;CHAR(10)&amp;CHAR(13)&amp;CHAR(10)&amp;[.AA$3];IF(INDIRECT(ADDRESS(ROW([.A255]) + 1;1)) &gt; 0;&quot;,&quot;;&quot;;&quot;))" office:value-type="string" office:string-value="(252,12,4,100,0,15,0,0,0,0,(select t.id from user_trainings t where t.description = 'MC1 Set 01.3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2,12,4,100,0,15,0,0,0,0,(select t.id from user_trainings t where t.description = 'MC1 Set 01.3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56])-3" office:value-type="float" office:value="253" calcext:value-type="float">
            <text:p>253</text:p>
          </table:table-cell>
          <table:table-cell table:style-name="ce13" office:value-type="string" calcext:value-type="string">
            <text:p>MC1 Set 01.3 fartlek completo e gambe</text:p>
          </table:table-cell>
          <table:table-cell table:style-name="ce13" table:formula="of:=IF([.B256]=[.B255];[.C255]+1;1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C1GSF1</text:p>
          </table:table-cell>
          <table:table-cell table:style-name="ce17" table:formula="of:=VLOOKUP([.F256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256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13" table:formula="of:=&quot;(select t.id from &quot;&amp;[.F$2]&amp;&quot; t where t.&quot;&amp;[.F$3]&amp;&quot; = '&quot;&amp;[.F256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13" table:formula="of:=&quot;(select t.id from &quot;&amp;[.H$2]&amp;&quot; t where t.&quot;&amp;[.H$3]&amp;&quot; = '&quot;&amp;[.H2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5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2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56]&amp;&quot;,&quot;&amp;[.C256]&amp;&quot;,&quot;&amp;IF(ISBLANK([.D256]);0;[.D256])&amp;&quot;,&quot;&amp;IF(ISBLANK([.E256]);0;[.E256])&amp;&quot;,&quot;&amp;[.I256]&amp;&quot;,&quot;&amp;[.J256]&amp;&quot;,&quot;&amp;[.K256]&amp;&quot;,&quot;&amp;[.L256]&amp;&quot;,&quot;&amp;[.M256]&amp;&quot;,&quot;&amp;[.N256]&amp;&quot;,&quot;&amp;[.S256]&amp;&quot;,&quot;&amp;[.T256]&amp;&quot;,&quot;&amp;[.U256]&amp;&quot;,&quot;&amp;[.V256]&amp;&quot;,&quot;&amp;[.W256]&amp;&quot;,&quot;&amp;[.X256]&amp;&quot;,&quot;&amp;[.Y256]&amp;&quot;,0,CURDATE(),CURDATE())&quot;&amp;IF(AND([.B256]&lt;&gt;INDIRECT(ADDRESS(ROW([.B256]) + 1;2));INDIRECT(ADDRESS(ROW([.A256]) + 1;1)) &gt; 0); &quot;;&quot;&amp;CHAR(13)&amp;CHAR(10)&amp;CHAR(13)&amp;CHAR(10)&amp;[.AA$3];IF(INDIRECT(ADDRESS(ROW([.A256]) + 1;1)) &gt; 0;&quot;,&quot;;&quot;;&quot;))" office:value-type="string" office:string-value="(253,13,4,100,0,15,0,0,0,0,(select t.id from user_trainings t where t.description = 'MC1 Set 01.3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3,13,4,100,0,15,0,0,0,0,(select t.id from user_trainings t where t.description = 'MC1 Set 01.3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57])-3" office:value-type="float" office:value="254" calcext:value-type="float">
            <text:p>254</text:p>
          </table:table-cell>
          <table:table-cell table:style-name="ce13" office:value-type="string" calcext:value-type="string">
            <text:p>MC1 Set 01.3 fartlek completo e gambe</text:p>
          </table:table-cell>
          <table:table-cell table:style-name="ce13" table:formula="of:=IF([.B257]=[.B256];[.C256]+1;1)" office:value-type="float" office:value="14" calcext:value-type="float">
            <text:p>1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GAFA</text:p>
          </table:table-cell>
          <table:table-cell table:style-name="ce17" table:formula="of:=VLOOKUP([.F2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5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13" table:formula="of:=&quot;(select t.id from &quot;&amp;[.F$2]&amp;&quot; t where t.&quot;&amp;[.F$3]&amp;&quot; = '&quot;&amp;[.F2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13" table:formula="of:=&quot;(select t.id from &quot;&amp;[.H$2]&amp;&quot; t where t.&quot;&amp;[.H$3]&amp;&quot; = '&quot;&amp;[.H2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57]&amp;&quot;,&quot;&amp;[.C257]&amp;&quot;,&quot;&amp;IF(ISBLANK([.D257]);0;[.D257])&amp;&quot;,&quot;&amp;IF(ISBLANK([.E257]);0;[.E257])&amp;&quot;,&quot;&amp;[.I257]&amp;&quot;,&quot;&amp;[.J257]&amp;&quot;,&quot;&amp;[.K257]&amp;&quot;,&quot;&amp;[.L257]&amp;&quot;,&quot;&amp;[.M257]&amp;&quot;,&quot;&amp;[.N257]&amp;&quot;,&quot;&amp;[.S257]&amp;&quot;,&quot;&amp;[.T257]&amp;&quot;,&quot;&amp;[.U257]&amp;&quot;,&quot;&amp;[.V257]&amp;&quot;,&quot;&amp;[.W257]&amp;&quot;,&quot;&amp;[.X257]&amp;&quot;,&quot;&amp;[.Y257]&amp;&quot;,0,CURDATE(),CURDATE())&quot;&amp;IF(AND([.B257]&lt;&gt;INDIRECT(ADDRESS(ROW([.B257]) + 1;2));INDIRECT(ADDRESS(ROW([.A257]) + 1;1)) &gt; 0); &quot;;&quot;&amp;CHAR(13)&amp;CHAR(10)&amp;CHAR(13)&amp;CHAR(10)&amp;[.AA$3];IF(INDIRECT(ADDRESS(ROW([.A257]) + 1;1)) &gt; 0;&quot;,&quot;;&quot;;&quot;))" office:value-type="string" office:string-value="(254,14,4,50,0,10,0,0,0,0,(select t.id from user_trainings t where t.description = 'MC1 Set 01.3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4,14,4,50,0,10,0,0,0,0,(select t.id from user_trainings t where t.description = 'MC1 Set 01.3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58])-3" office:value-type="float" office:value="255" calcext:value-type="float">
            <text:p>255</text:p>
          </table:table-cell>
          <table:table-cell table:style-name="ce13" office:value-type="string" calcext:value-type="string">
            <text:p>MC1 Set 01.3 fartlek completo e gambe</text:p>
          </table:table-cell>
          <table:table-cell table:style-name="ce13" table:formula="of:=IF([.B258]=[.B257];[.C257]+1;1)" office:value-type="float" office:value="15" calcext:value-type="float">
            <text:p>1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GADO</text:p>
          </table:table-cell>
          <table:table-cell table:style-name="ce17" table:formula="of:=VLOOKUP([.F2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58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13" table:formula="of:=&quot;(select t.id from &quot;&amp;[.F$2]&amp;&quot; t where t.&quot;&amp;[.F$3]&amp;&quot; = '&quot;&amp;[.F2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13" table:formula="of:=&quot;(select t.id from &quot;&amp;[.H$2]&amp;&quot; t where t.&quot;&amp;[.H$3]&amp;&quot; = '&quot;&amp;[.H2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58]&amp;&quot;,&quot;&amp;[.C258]&amp;&quot;,&quot;&amp;IF(ISBLANK([.D258]);0;[.D258])&amp;&quot;,&quot;&amp;IF(ISBLANK([.E258]);0;[.E258])&amp;&quot;,&quot;&amp;[.I258]&amp;&quot;,&quot;&amp;[.J258]&amp;&quot;,&quot;&amp;[.K258]&amp;&quot;,&quot;&amp;[.L258]&amp;&quot;,&quot;&amp;[.M258]&amp;&quot;,&quot;&amp;[.N258]&amp;&quot;,&quot;&amp;[.S258]&amp;&quot;,&quot;&amp;[.T258]&amp;&quot;,&quot;&amp;[.U258]&amp;&quot;,&quot;&amp;[.V258]&amp;&quot;,&quot;&amp;[.W258]&amp;&quot;,&quot;&amp;[.X258]&amp;&quot;,&quot;&amp;[.Y258]&amp;&quot;,0,CURDATE(),CURDATE())&quot;&amp;IF(AND([.B258]&lt;&gt;INDIRECT(ADDRESS(ROW([.B258]) + 1;2));INDIRECT(ADDRESS(ROW([.A258]) + 1;1)) &gt; 0); &quot;;&quot;&amp;CHAR(13)&amp;CHAR(10)&amp;CHAR(13)&amp;CHAR(10)&amp;[.AA$3];IF(INDIRECT(ADDRESS(ROW([.A258]) + 1;1)) &gt; 0;&quot;,&quot;;&quot;;&quot;))" office:value-type="string" office:string-value="(255,15,4,50,0,10,0,0,0,0,(select t.id from user_trainings t where t.description = 'MC1 Set 01.3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5,15,4,50,0,10,0,0,0,0,(select t.id from user_trainings t where t.description = 'MC1 Set 01.3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59])-3" office:value-type="float" office:value="256" calcext:value-type="float">
            <text:p>256</text:p>
          </table:table-cell>
          <table:table-cell table:style-name="ce13" office:value-type="string" calcext:value-type="string">
            <text:p>MC1 Set 01.3 fartlek completo e gambe</text:p>
          </table:table-cell>
          <table:table-cell table:style-name="ce13" table:formula="of:=IF([.B259]=[.B258];[.C258]+1;1)" office:value-type="float" office:value="16" calcext:value-type="float">
            <text:p>1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GSLRA</text:p>
          </table:table-cell>
          <table:table-cell table:style-name="ce17" table:formula="of:=VLOOKUP([.F25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75" calcext:value-type="float">
            <text:p>7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259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13" table:formula="of:=&quot;(select t.id from &quot;&amp;[.F$2]&amp;&quot; t where t.&quot;&amp;[.F$3]&amp;&quot; = '&quot;&amp;[.F25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13" table:formula="of:=&quot;(select t.id from &quot;&amp;[.H$2]&amp;&quot; t where t.&quot;&amp;[.H$3]&amp;&quot; = '&quot;&amp;[.H2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2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59]&amp;&quot;,&quot;&amp;[.C259]&amp;&quot;,&quot;&amp;IF(ISBLANK([.D259]);0;[.D259])&amp;&quot;,&quot;&amp;IF(ISBLANK([.E259]);0;[.E259])&amp;&quot;,&quot;&amp;[.I259]&amp;&quot;,&quot;&amp;[.J259]&amp;&quot;,&quot;&amp;[.K259]&amp;&quot;,&quot;&amp;[.L259]&amp;&quot;,&quot;&amp;[.M259]&amp;&quot;,&quot;&amp;[.N259]&amp;&quot;,&quot;&amp;[.S259]&amp;&quot;,&quot;&amp;[.T259]&amp;&quot;,&quot;&amp;[.U259]&amp;&quot;,&quot;&amp;[.V259]&amp;&quot;,&quot;&amp;[.W259]&amp;&quot;,&quot;&amp;[.X259]&amp;&quot;,&quot;&amp;[.Y259]&amp;&quot;,0,CURDATE(),CURDATE())&quot;&amp;IF(AND([.B259]&lt;&gt;INDIRECT(ADDRESS(ROW([.B259]) + 1;2));INDIRECT(ADDRESS(ROW([.A259]) + 1;1)) &gt; 0); &quot;;&quot;&amp;CHAR(13)&amp;CHAR(10)&amp;CHAR(13)&amp;CHAR(10)&amp;[.AA$3];IF(INDIRECT(ADDRESS(ROW([.A259]) + 1;1)) &gt; 0;&quot;,&quot;;&quot;;&quot;))" office:value-type="string" office:string-value="(256,16,8,50,75,0,0,0,0,0,(select t.id from user_trainings t where t.description = 'MC1 Set 01.3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6,16,8,50,75,0,0,0,0,0,(select t.id from user_trainings t where t.description = 'MC1 Set 01.3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60])-3" office:value-type="float" office:value="257" calcext:value-type="float">
            <text:p>257</text:p>
          </table:table-cell>
          <table:table-cell table:style-name="ce13" office:value-type="string" calcext:value-type="string">
            <text:p>MC1 Set 01.3 fartlek completo e gambe</text:p>
          </table:table-cell>
          <table:table-cell table:style-name="ce13" table:formula="of:=IF([.B260]=[.B259];[.C259]+1;1)" office:value-type="float" office:value="17" calcext:value-type="float">
            <text:p>1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26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60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13" table:formula="of:=&quot;(select t.id from &quot;&amp;[.F$2]&amp;&quot; t where t.&quot;&amp;[.F$3]&amp;&quot; = '&quot;&amp;[.F26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26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3" table:formula="of:=&quot;(select t.id from &quot;&amp;[.O$2]&amp;&quot; t where t.&quot;&amp;[.O$3]&amp;&quot; = '&quot;&amp;[.O2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60]&amp;&quot;,&quot;&amp;[.C260]&amp;&quot;,&quot;&amp;IF(ISBLANK([.D260]);0;[.D260])&amp;&quot;,&quot;&amp;IF(ISBLANK([.E260]);0;[.E260])&amp;&quot;,&quot;&amp;[.I260]&amp;&quot;,&quot;&amp;[.J260]&amp;&quot;,&quot;&amp;[.K260]&amp;&quot;,&quot;&amp;[.L260]&amp;&quot;,&quot;&amp;[.M260]&amp;&quot;,&quot;&amp;[.N260]&amp;&quot;,&quot;&amp;[.S260]&amp;&quot;,&quot;&amp;[.T260]&amp;&quot;,&quot;&amp;[.U260]&amp;&quot;,&quot;&amp;[.V260]&amp;&quot;,&quot;&amp;[.W260]&amp;&quot;,&quot;&amp;[.X260]&amp;&quot;,&quot;&amp;[.Y260]&amp;&quot;,0,CURDATE(),CURDATE())&quot;&amp;IF(AND([.B260]&lt;&gt;INDIRECT(ADDRESS(ROW([.B260]) + 1;2));INDIRECT(ADDRESS(ROW([.A260]) + 1;1)) &gt; 0); &quot;;&quot;&amp;CHAR(13)&amp;CHAR(10)&amp;CHAR(13)&amp;CHAR(10)&amp;[.AA$3];IF(INDIRECT(ADDRESS(ROW([.A260]) + 1;1)) &gt; 0;&quot;,&quot;;&quot;;&quot;))" office:value-type="string" office:string-value="(257,17,1,50,0,10,1,2,0,0,(select t.id from user_trainings t where t.description = 'MC1 Set 01.3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7,17,1,50,0,10,1,2,0,0,(select t.id from user_trainings t where t.description = 'MC1 Set 01.3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3" table:formula="of:=ROW([.A261])-3" office:value-type="float" office:value="258" calcext:value-type="float">
            <text:p>258</text:p>
          </table:table-cell>
          <table:table-cell table:style-name="ce13" office:value-type="string" calcext:value-type="string">
            <text:p>MC1 Set 01.3 fartlek completo e gambe</text:p>
          </table:table-cell>
          <table:table-cell table:style-name="ce13" table:formula="of:=IF([.B261]=[.B260];[.C260]+1;1)" office:value-type="float" office:value="18" calcext:value-type="float">
            <text:p>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DOCM</text:p>
          </table:table-cell>
          <table:table-cell table:style-name="ce17" table:formula="of:=VLOOKUP([.F261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61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13" table:formula="of:=&quot;(select t.id from &quot;&amp;[.F$2]&amp;&quot; t where t.&quot;&amp;[.F$3]&amp;&quot; = '&quot;&amp;[.F261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13" table:formula="of:=&quot;(select t.id from &quot;&amp;[.H$2]&amp;&quot; t where t.&quot;&amp;[.H$3]&amp;&quot; = '&quot;&amp;[.H261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3" table:formula="of:=&quot;(select t.id from &quot;&amp;[.O$2]&amp;&quot; t where t.&quot;&amp;[.O$3]&amp;&quot; = '&quot;&amp;[.O2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61]&amp;&quot;,&quot;&amp;[.C261]&amp;&quot;,&quot;&amp;IF(ISBLANK([.D261]);0;[.D261])&amp;&quot;,&quot;&amp;IF(ISBLANK([.E261]);0;[.E261])&amp;&quot;,&quot;&amp;[.I261]&amp;&quot;,&quot;&amp;[.J261]&amp;&quot;,&quot;&amp;[.K261]&amp;&quot;,&quot;&amp;[.L261]&amp;&quot;,&quot;&amp;[.M261]&amp;&quot;,&quot;&amp;[.N261]&amp;&quot;,&quot;&amp;[.S261]&amp;&quot;,&quot;&amp;[.T261]&amp;&quot;,&quot;&amp;[.U261]&amp;&quot;,&quot;&amp;[.V261]&amp;&quot;,&quot;&amp;[.W261]&amp;&quot;,&quot;&amp;[.X261]&amp;&quot;,&quot;&amp;[.Y261]&amp;&quot;,0,CURDATE(),CURDATE())&quot;&amp;IF(AND([.B261]&lt;&gt;INDIRECT(ADDRESS(ROW([.B261]) + 1;2));INDIRECT(ADDRESS(ROW([.A261]) + 1;1)) &gt; 0); &quot;;&quot;&amp;CHAR(13)&amp;CHAR(10)&amp;CHAR(13)&amp;CHAR(10)&amp;[.AA$3];IF(INDIRECT(ADDRESS(ROW([.A261]) + 1;1)) &gt; 0;&quot;,&quot;;&quot;;&quot;))" office:value-type="string" office:string-value="(258,18,1,50,0,10,1,2,0,0,(select t.id from user_trainings t where t.description = 'MC1 Set 01.3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58,18,1,50,0,10,1,2,0,0,(select t.id from user_trainings t where t.description = 'MC1 Set 01.3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3" table:formula="of:=ROW([.A262])-3" office:value-type="float" office:value="259" calcext:value-type="float">
            <text:p>259</text:p>
          </table:table-cell>
          <table:table-cell table:style-name="ce13" office:value-type="string" calcext:value-type="string">
            <text:p>MC1 Set 02.1 aerobico con misti</text:p>
          </table:table-cell>
          <table:table-cell table:style-name="ce13" table:formula="of:=IF([.B262]=[.B261];[.C261]+1;1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26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R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62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13" table:formula="of:=&quot;(select t.id from &quot;&amp;[.F$2]&amp;&quot; t where t.&quot;&amp;[.F$3]&amp;&quot; = '&quot;&amp;[.F26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262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3" table:formula="of:=&quot;(select t.id from &quot;&amp;[.O$2]&amp;&quot; t where t.&quot;&amp;[.O$3]&amp;&quot; = '&quot;&amp;[.O2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62]&amp;&quot;,&quot;&amp;[.C262]&amp;&quot;,&quot;&amp;IF(ISBLANK([.D262]);0;[.D262])&amp;&quot;,&quot;&amp;IF(ISBLANK([.E262]);0;[.E262])&amp;&quot;,&quot;&amp;[.I262]&amp;&quot;,&quot;&amp;[.J262]&amp;&quot;,&quot;&amp;[.K262]&amp;&quot;,&quot;&amp;[.L262]&amp;&quot;,&quot;&amp;[.M262]&amp;&quot;,&quot;&amp;[.N262]&amp;&quot;,&quot;&amp;[.S262]&amp;&quot;,&quot;&amp;[.T262]&amp;&quot;,&quot;&amp;[.U262]&amp;&quot;,&quot;&amp;[.V262]&amp;&quot;,&quot;&amp;[.W262]&amp;&quot;,&quot;&amp;[.X262]&amp;&quot;,&quot;&amp;[.Y262]&amp;&quot;,0,CURDATE(),CURDATE())&quot;&amp;IF(AND([.B262]&lt;&gt;INDIRECT(ADDRESS(ROW([.B262]) + 1;2));INDIRECT(ADDRESS(ROW([.A262]) + 1;1)) &gt; 0); &quot;;&quot;&amp;CHAR(13)&amp;CHAR(10)&amp;CHAR(13)&amp;CHAR(10)&amp;[.AA$3];IF(INDIRECT(ADDRESS(ROW([.A262]) + 1;1)) &gt; 0;&quot;,&quot;;&quot;;&quot;))" office:value-type="string" office:string-value="(259,1,1,300,0,0,0,0,0,0,(select t.id from user_trainings t where t.description = 'MC1 Set 02.1 aerobico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9,1,1,300,0,0,0,0,0,0,(select t.id from user_trainings t where t.description = 'MC1 Set 02.1 aerobico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63])-3" office:value-type="float" office:value="260" calcext:value-type="float">
            <text:p>260</text:p>
          </table:table-cell>
          <table:table-cell table:style-name="ce13" office:value-type="string" calcext:value-type="string">
            <text:p>MC1 Set 02.1 aerobico con misti</text:p>
          </table:table-cell>
          <table:table-cell table:style-name="ce13" table:formula="of:=IF([.B263]=[.B262];[.C262]+1;1)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SLTA</text:p>
          </table:table-cell>
          <table:table-cell table:style-name="ce17" table:formula="of:=VLOOKUP([.F263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63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13" table:formula="of:=&quot;(select t.id from &quot;&amp;[.F$2]&amp;&quot; t where t.&quot;&amp;[.F$3]&amp;&quot; = '&quot;&amp;[.F263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13" table:formula="of:=&quot;(select t.id from &quot;&amp;[.H$2]&amp;&quot; t where t.&quot;&amp;[.H$3]&amp;&quot; = '&quot;&amp;[.H2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63]&amp;&quot;,&quot;&amp;[.C263]&amp;&quot;,&quot;&amp;IF(ISBLANK([.D263]);0;[.D263])&amp;&quot;,&quot;&amp;IF(ISBLANK([.E263]);0;[.E263])&amp;&quot;,&quot;&amp;[.I263]&amp;&quot;,&quot;&amp;[.J263]&amp;&quot;,&quot;&amp;[.K263]&amp;&quot;,&quot;&amp;[.L263]&amp;&quot;,&quot;&amp;[.M263]&amp;&quot;,&quot;&amp;[.N263]&amp;&quot;,&quot;&amp;[.S263]&amp;&quot;,&quot;&amp;[.T263]&amp;&quot;,&quot;&amp;[.U263]&amp;&quot;,&quot;&amp;[.V263]&amp;&quot;,&quot;&amp;[.W263]&amp;&quot;,&quot;&amp;[.X263]&amp;&quot;,&quot;&amp;[.Y263]&amp;&quot;,0,CURDATE(),CURDATE())&quot;&amp;IF(AND([.B263]&lt;&gt;INDIRECT(ADDRESS(ROW([.B263]) + 1;2));INDIRECT(ADDRESS(ROW([.A263]) + 1;1)) &gt; 0); &quot;;&quot;&amp;CHAR(13)&amp;CHAR(10)&amp;CHAR(13)&amp;CHAR(10)&amp;[.AA$3];IF(INDIRECT(ADDRESS(ROW([.A263]) + 1;1)) &gt; 0;&quot;,&quot;;&quot;;&quot;))" office:value-type="string" office:string-value="(260,2,4,50,60,0,0,0,0,0,(select t.id from user_trainings t where t.description = 'MC1 Set 02.1 aerobico con misti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0,2,4,50,60,0,0,0,0,0,(select t.id from user_trainings t where t.description = 'MC1 Set 02.1 aerobico con misti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64])-3" office:value-type="float" office:value="261" calcext:value-type="float">
            <text:p>261</text:p>
          </table:table-cell>
          <table:table-cell table:style-name="ce13" office:value-type="string" calcext:value-type="string">
            <text:p>MC1 Set 02.1 aerobico con misti</text:p>
          </table:table-cell>
          <table:table-cell table:style-name="ce13" table:formula="of:=IF([.B264]=[.B263];[.C263]+1;1)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SLCP</text:p>
          </table:table-cell>
          <table:table-cell table:style-name="ce17" table:formula="of:=VLOOKUP([.F264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64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13" table:formula="of:=&quot;(select t.id from &quot;&amp;[.F$2]&amp;&quot; t where t.&quot;&amp;[.F$3]&amp;&quot; = '&quot;&amp;[.F264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13" table:formula="of:=&quot;(select t.id from &quot;&amp;[.H$2]&amp;&quot; t where t.&quot;&amp;[.H$3]&amp;&quot; = '&quot;&amp;[.H2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64]&amp;&quot;,&quot;&amp;[.C264]&amp;&quot;,&quot;&amp;IF(ISBLANK([.D264]);0;[.D264])&amp;&quot;,&quot;&amp;IF(ISBLANK([.E264]);0;[.E264])&amp;&quot;,&quot;&amp;[.I264]&amp;&quot;,&quot;&amp;[.J264]&amp;&quot;,&quot;&amp;[.K264]&amp;&quot;,&quot;&amp;[.L264]&amp;&quot;,&quot;&amp;[.M264]&amp;&quot;,&quot;&amp;[.N264]&amp;&quot;,&quot;&amp;[.S264]&amp;&quot;,&quot;&amp;[.T264]&amp;&quot;,&quot;&amp;[.U264]&amp;&quot;,&quot;&amp;[.V264]&amp;&quot;,&quot;&amp;[.W264]&amp;&quot;,&quot;&amp;[.X264]&amp;&quot;,&quot;&amp;[.Y264]&amp;&quot;,0,CURDATE(),CURDATE())&quot;&amp;IF(AND([.B264]&lt;&gt;INDIRECT(ADDRESS(ROW([.B264]) + 1;2));INDIRECT(ADDRESS(ROW([.A264]) + 1;1)) &gt; 0); &quot;;&quot;&amp;CHAR(13)&amp;CHAR(10)&amp;CHAR(13)&amp;CHAR(10)&amp;[.AA$3];IF(INDIRECT(ADDRESS(ROW([.A264]) + 1;1)) &gt; 0;&quot;,&quot;;&quot;;&quot;))" office:value-type="string" office:string-value="(261,3,2,50,60,0,0,0,0,0,(select t.id from user_trainings t where t.description = 'MC1 Set 02.1 aerobico con misti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1,3,2,50,60,0,0,0,0,0,(select t.id from user_trainings t where t.description = 'MC1 Set 02.1 aerobico con misti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65])-3" office:value-type="float" office:value="262" calcext:value-type="float">
            <text:p>262</text:p>
          </table:table-cell>
          <table:table-cell table:style-name="ce13" office:value-type="string" calcext:value-type="string">
            <text:p>MC1 Set 02.1 aerobico con misti</text:p>
          </table:table-cell>
          <table:table-cell table:style-name="ce13" table:formula="of:=IF([.B265]=[.B264];[.C264]+1;1)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SLDA</text:p>
          </table:table-cell>
          <table:table-cell table:style-name="ce17" table:formula="of:=VLOOKUP([.F265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65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13" table:formula="of:=&quot;(select t.id from &quot;&amp;[.F$2]&amp;&quot; t where t.&quot;&amp;[.F$3]&amp;&quot; = '&quot;&amp;[.F265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13" table:formula="of:=&quot;(select t.id from &quot;&amp;[.H$2]&amp;&quot; t where t.&quot;&amp;[.H$3]&amp;&quot; = '&quot;&amp;[.H26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65]&amp;&quot;,&quot;&amp;[.C265]&amp;&quot;,&quot;&amp;IF(ISBLANK([.D265]);0;[.D265])&amp;&quot;,&quot;&amp;IF(ISBLANK([.E265]);0;[.E265])&amp;&quot;,&quot;&amp;[.I265]&amp;&quot;,&quot;&amp;[.J265]&amp;&quot;,&quot;&amp;[.K265]&amp;&quot;,&quot;&amp;[.L265]&amp;&quot;,&quot;&amp;[.M265]&amp;&quot;,&quot;&amp;[.N265]&amp;&quot;,&quot;&amp;[.S265]&amp;&quot;,&quot;&amp;[.T265]&amp;&quot;,&quot;&amp;[.U265]&amp;&quot;,&quot;&amp;[.V265]&amp;&quot;,&quot;&amp;[.W265]&amp;&quot;,&quot;&amp;[.X265]&amp;&quot;,&quot;&amp;[.Y265]&amp;&quot;,0,CURDATE(),CURDATE())&quot;&amp;IF(AND([.B265]&lt;&gt;INDIRECT(ADDRESS(ROW([.B265]) + 1;2));INDIRECT(ADDRESS(ROW([.A265]) + 1;1)) &gt; 0); &quot;;&quot;&amp;CHAR(13)&amp;CHAR(10)&amp;CHAR(13)&amp;CHAR(10)&amp;[.AA$3];IF(INDIRECT(ADDRESS(ROW([.A265]) + 1;1)) &gt; 0;&quot;,&quot;;&quot;;&quot;))" office:value-type="string" office:string-value="(262,4,2,50,0,0,0,0,0,0,(select t.id from user_trainings t where t.description = 'MC1 Set 02.1 aerobico con misti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2,4,2,50,0,0,0,0,0,0,(select t.id from user_trainings t where t.description = 'MC1 Set 02.1 aerobico con misti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66])-3" office:value-type="float" office:value="263" calcext:value-type="float">
            <text:p>263</text:p>
          </table:table-cell>
          <table:table-cell table:style-name="ce13" office:value-type="string" calcext:value-type="string">
            <text:p>MC1 Set 02.1 aerobico con misti</text:p>
          </table:table-cell>
          <table:table-cell table:style-name="ce13" table:formula="of:=IF([.B266]=[.B265];[.C265]+1;1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FAGS</text:p>
          </table:table-cell>
          <table:table-cell table:style-name="ce17" table:formula="of:=VLOOKUP([.F266];['file:///C:/Sites/goggles/db/seed_generators/training/Dati_Training.ods'#$exercises.$B$4:.$C$250];2;0)" office:value-type="string" office:string-value="Esercizi FA gambe SL" calcext:value-type="string">
            <text:p>Esercizi FA gambe SL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66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13" table:formula="of:=&quot;(select t.id from &quot;&amp;[.F$2]&amp;&quot; t where t.&quot;&amp;[.F$3]&amp;&quot; = '&quot;&amp;[.F266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style-name="ce13" table:formula="of:=&quot;(select t.id from &quot;&amp;[.H$2]&amp;&quot; t where t.&quot;&amp;[.H$3]&amp;&quot; = '&quot;&amp;[.H26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66]&amp;&quot;,&quot;&amp;[.C266]&amp;&quot;,&quot;&amp;IF(ISBLANK([.D266]);0;[.D266])&amp;&quot;,&quot;&amp;IF(ISBLANK([.E266]);0;[.E266])&amp;&quot;,&quot;&amp;[.I266]&amp;&quot;,&quot;&amp;[.J266]&amp;&quot;,&quot;&amp;[.K266]&amp;&quot;,&quot;&amp;[.L266]&amp;&quot;,&quot;&amp;[.M266]&amp;&quot;,&quot;&amp;[.N266]&amp;&quot;,&quot;&amp;[.S266]&amp;&quot;,&quot;&amp;[.T266]&amp;&quot;,&quot;&amp;[.U266]&amp;&quot;,&quot;&amp;[.V266]&amp;&quot;,&quot;&amp;[.W266]&amp;&quot;,&quot;&amp;[.X266]&amp;&quot;,&quot;&amp;[.Y266]&amp;&quot;,0,CURDATE(),CURDATE())&quot;&amp;IF(AND([.B266]&lt;&gt;INDIRECT(ADDRESS(ROW([.B266]) + 1;2));INDIRECT(ADDRESS(ROW([.A266]) + 1;1)) &gt; 0); &quot;;&quot;&amp;CHAR(13)&amp;CHAR(10)&amp;CHAR(13)&amp;CHAR(10)&amp;[.AA$3];IF(INDIRECT(ADDRESS(ROW([.A266]) + 1;1)) &gt; 0;&quot;,&quot;;&quot;;&quot;))" office:value-type="string" office:string-value="(263,5,4,50,65,0,0,0,0,0,(select t.id from user_trainings t where t.description = 'MC1 Set 02.1 aerobico con misti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3,5,4,50,65,0,0,0,0,0,(select t.id from user_trainings t where t.description = 'MC1 Set 02.1 aerobico con misti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67])-3" office:value-type="float" office:value="264" calcext:value-type="float">
            <text:p>264</text:p>
          </table:table-cell>
          <table:table-cell table:style-name="ce13" office:value-type="string" calcext:value-type="string">
            <text:p>MC1 Set 02.1 aerobico con misti</text:p>
          </table:table-cell>
          <table:table-cell table:style-name="ce13" table:formula="of:=IF([.B267]=[.B266];[.C266]+1;1)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FACP</text:p>
          </table:table-cell>
          <table:table-cell table:style-name="ce17" table:formula="of:=VLOOKUP([.F267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67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13" table:formula="of:=&quot;(select t.id from &quot;&amp;[.F$2]&amp;&quot; t where t.&quot;&amp;[.F$3]&amp;&quot; = '&quot;&amp;[.F267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13" table:formula="of:=&quot;(select t.id from &quot;&amp;[.H$2]&amp;&quot; t where t.&quot;&amp;[.H$3]&amp;&quot; = '&quot;&amp;[.H2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67]&amp;&quot;,&quot;&amp;[.C267]&amp;&quot;,&quot;&amp;IF(ISBLANK([.D267]);0;[.D267])&amp;&quot;,&quot;&amp;IF(ISBLANK([.E267]);0;[.E267])&amp;&quot;,&quot;&amp;[.I267]&amp;&quot;,&quot;&amp;[.J267]&amp;&quot;,&quot;&amp;[.K267]&amp;&quot;,&quot;&amp;[.L267]&amp;&quot;,&quot;&amp;[.M267]&amp;&quot;,&quot;&amp;[.N267]&amp;&quot;,&quot;&amp;[.S267]&amp;&quot;,&quot;&amp;[.T267]&amp;&quot;,&quot;&amp;[.U267]&amp;&quot;,&quot;&amp;[.V267]&amp;&quot;,&quot;&amp;[.W267]&amp;&quot;,&quot;&amp;[.X267]&amp;&quot;,&quot;&amp;[.Y267]&amp;&quot;,0,CURDATE(),CURDATE())&quot;&amp;IF(AND([.B267]&lt;&gt;INDIRECT(ADDRESS(ROW([.B267]) + 1;2));INDIRECT(ADDRESS(ROW([.A267]) + 1;1)) &gt; 0); &quot;;&quot;&amp;CHAR(13)&amp;CHAR(10)&amp;CHAR(13)&amp;CHAR(10)&amp;[.AA$3];IF(INDIRECT(ADDRESS(ROW([.A267]) + 1;1)) &gt; 0;&quot;,&quot;;&quot;;&quot;))" office:value-type="string" office:string-value="(264,6,2,50,65,0,0,0,0,0,(select t.id from user_trainings t where t.description = 'MC1 Set 02.1 aerobico con misti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4,6,2,50,65,0,0,0,0,0,(select t.id from user_trainings t where t.description = 'MC1 Set 02.1 aerobico con misti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68])-3" office:value-type="float" office:value="265" calcext:value-type="float">
            <text:p>265</text:p>
          </table:table-cell>
          <table:table-cell table:style-name="ce13" office:value-type="string" calcext:value-type="string">
            <text:p>MC1 Set 02.1 aerobico con misti</text:p>
          </table:table-cell>
          <table:table-cell table:style-name="ce13" table:formula="of:=IF([.B268]=[.B267];[.C267]+1;1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FADA</text:p>
          </table:table-cell>
          <table:table-cell table:style-name="ce17" table:formula="of:=VLOOKUP([.F268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6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13" table:formula="of:=&quot;(select t.id from &quot;&amp;[.F$2]&amp;&quot; t where t.&quot;&amp;[.F$3]&amp;&quot; = '&quot;&amp;[.F268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13" table:formula="of:=&quot;(select t.id from &quot;&amp;[.H$2]&amp;&quot; t where t.&quot;&amp;[.H$3]&amp;&quot; = '&quot;&amp;[.H2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68]&amp;&quot;,&quot;&amp;[.C268]&amp;&quot;,&quot;&amp;IF(ISBLANK([.D268]);0;[.D268])&amp;&quot;,&quot;&amp;IF(ISBLANK([.E268]);0;[.E268])&amp;&quot;,&quot;&amp;[.I268]&amp;&quot;,&quot;&amp;[.J268]&amp;&quot;,&quot;&amp;[.K268]&amp;&quot;,&quot;&amp;[.L268]&amp;&quot;,&quot;&amp;[.M268]&amp;&quot;,&quot;&amp;[.N268]&amp;&quot;,&quot;&amp;[.S268]&amp;&quot;,&quot;&amp;[.T268]&amp;&quot;,&quot;&amp;[.U268]&amp;&quot;,&quot;&amp;[.V268]&amp;&quot;,&quot;&amp;[.W268]&amp;&quot;,&quot;&amp;[.X268]&amp;&quot;,&quot;&amp;[.Y268]&amp;&quot;,0,CURDATE(),CURDATE())&quot;&amp;IF(AND([.B268]&lt;&gt;INDIRECT(ADDRESS(ROW([.B268]) + 1;2));INDIRECT(ADDRESS(ROW([.A268]) + 1;1)) &gt; 0); &quot;;&quot;&amp;CHAR(13)&amp;CHAR(10)&amp;CHAR(13)&amp;CHAR(10)&amp;[.AA$3];IF(INDIRECT(ADDRESS(ROW([.A268]) + 1;1)) &gt; 0;&quot;,&quot;;&quot;;&quot;))" office:value-type="string" office:string-value="(265,7,2,50,0,0,0,0,0,0,(select t.id from user_trainings t where t.description = 'MC1 Set 02.1 aerobico con misti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5,7,2,50,0,0,0,0,0,0,(select t.id from user_trainings t where t.description = 'MC1 Set 02.1 aerobico con misti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69])-3" office:value-type="float" office:value="266" calcext:value-type="float">
            <text:p>266</text:p>
          </table:table-cell>
          <table:table-cell table:style-name="ce13" office:value-type="string" calcext:value-type="string">
            <text:p>MC1 Set 02.1 aerobico con misti</text:p>
          </table:table-cell>
          <table:table-cell table:style-name="ce13" table:formula="of:=IF([.B269]=[.B268];[.C268]+1;1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A2GUFA</text:p>
          </table:table-cell>
          <table:table-cell table:style-name="ce17" table:formula="of:=VLOOKUP([.F269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69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13" table:formula="of:=&quot;(select t.id from &quot;&amp;[.F$2]&amp;&quot; t where t.&quot;&amp;[.F$3]&amp;&quot; = '&quot;&amp;[.F269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13" table:formula="of:=&quot;(select t.id from &quot;&amp;[.H$2]&amp;&quot; t where t.&quot;&amp;[.H$3]&amp;&quot; = '&quot;&amp;[.H2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69]&amp;&quot;,&quot;&amp;[.C269]&amp;&quot;,&quot;&amp;IF(ISBLANK([.D269]);0;[.D269])&amp;&quot;,&quot;&amp;IF(ISBLANK([.E269]);0;[.E269])&amp;&quot;,&quot;&amp;[.I269]&amp;&quot;,&quot;&amp;[.J269]&amp;&quot;,&quot;&amp;[.K269]&amp;&quot;,&quot;&amp;[.L269]&amp;&quot;,&quot;&amp;[.M269]&amp;&quot;,&quot;&amp;[.N269]&amp;&quot;,&quot;&amp;[.S269]&amp;&quot;,&quot;&amp;[.T269]&amp;&quot;,&quot;&amp;[.U269]&amp;&quot;,&quot;&amp;[.V269]&amp;&quot;,&quot;&amp;[.W269]&amp;&quot;,&quot;&amp;[.X269]&amp;&quot;,&quot;&amp;[.Y269]&amp;&quot;,0,CURDATE(),CURDATE())&quot;&amp;IF(AND([.B269]&lt;&gt;INDIRECT(ADDRESS(ROW([.B269]) + 1;2));INDIRECT(ADDRESS(ROW([.A269]) + 1;1)) &gt; 0); &quot;;&quot;&amp;CHAR(13)&amp;CHAR(10)&amp;CHAR(13)&amp;CHAR(10)&amp;[.AA$3];IF(INDIRECT(ADDRESS(ROW([.A269]) + 1;1)) &gt; 0;&quot;,&quot;;&quot;;&quot;))" office:value-type="string" office:string-value="(266,8,1,25,60,0,1,2,0,0,(select t.id from user_trainings t where t.description = 'MC1 Set 02.1 aerobico con misti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6,8,1,25,60,0,1,2,0,0,(select t.id from user_trainings t where t.description = 'MC1 Set 02.1 aerobico con misti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70])-3" office:value-type="float" office:value="267" calcext:value-type="float">
            <text:p>267</text:p>
          </table:table-cell>
          <table:table-cell table:style-name="ce13" office:value-type="string" calcext:value-type="string">
            <text:p>MC1 Set 02.1 aerobico con misti</text:p>
          </table:table-cell>
          <table:table-cell table:style-name="ce13" table:formula="of:=IF([.B270]=[.B269];[.C269]+1;1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A2GUDO</text:p>
          </table:table-cell>
          <table:table-cell table:style-name="ce17" table:formula="of:=VLOOKUP([.F270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70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13" table:formula="of:=&quot;(select t.id from &quot;&amp;[.F$2]&amp;&quot; t where t.&quot;&amp;[.F$3]&amp;&quot; = '&quot;&amp;[.F270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13" table:formula="of:=&quot;(select t.id from &quot;&amp;[.H$2]&amp;&quot; t where t.&quot;&amp;[.H$3]&amp;&quot; = '&quot;&amp;[.H2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70]&amp;&quot;,&quot;&amp;[.C270]&amp;&quot;,&quot;&amp;IF(ISBLANK([.D270]);0;[.D270])&amp;&quot;,&quot;&amp;IF(ISBLANK([.E270]);0;[.E270])&amp;&quot;,&quot;&amp;[.I270]&amp;&quot;,&quot;&amp;[.J270]&amp;&quot;,&quot;&amp;[.K270]&amp;&quot;,&quot;&amp;[.L270]&amp;&quot;,&quot;&amp;[.M270]&amp;&quot;,&quot;&amp;[.N270]&amp;&quot;,&quot;&amp;[.S270]&amp;&quot;,&quot;&amp;[.T270]&amp;&quot;,&quot;&amp;[.U270]&amp;&quot;,&quot;&amp;[.V270]&amp;&quot;,&quot;&amp;[.W270]&amp;&quot;,&quot;&amp;[.X270]&amp;&quot;,&quot;&amp;[.Y270]&amp;&quot;,0,CURDATE(),CURDATE())&quot;&amp;IF(AND([.B270]&lt;&gt;INDIRECT(ADDRESS(ROW([.B270]) + 1;2));INDIRECT(ADDRESS(ROW([.A270]) + 1;1)) &gt; 0); &quot;;&quot;&amp;CHAR(13)&amp;CHAR(10)&amp;CHAR(13)&amp;CHAR(10)&amp;[.AA$3];IF(INDIRECT(ADDRESS(ROW([.A270]) + 1;1)) &gt; 0;&quot;,&quot;;&quot;;&quot;))" office:value-type="string" office:string-value="(267,9,1,25,60,0,1,2,0,0,(select t.id from user_trainings t where t.description = 'MC1 Set 02.1 aerobico con misti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7,9,1,25,60,0,1,2,0,0,(select t.id from user_trainings t where t.description = 'MC1 Set 02.1 aerobico con misti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71])-3" office:value-type="float" office:value="268" calcext:value-type="float">
            <text:p>268</text:p>
          </table:table-cell>
          <table:table-cell table:style-name="ce13" office:value-type="string" calcext:value-type="string">
            <text:p>MC1 Set 02.1 aerobico con misti</text:p>
          </table:table-cell>
          <table:table-cell table:style-name="ce13" table:formula="of:=IF([.B271]=[.B270];[.C270]+1;1)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A2MICM</text:p>
          </table:table-cell>
          <table:table-cell table:style-name="ce17" table:formula="of:=VLOOKUP([.F27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71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13" table:formula="of:=&quot;(select t.id from &quot;&amp;[.F$2]&amp;&quot; t where t.&quot;&amp;[.F$3]&amp;&quot; = '&quot;&amp;[.F27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13" table:formula="of:=&quot;(select t.id from &quot;&amp;[.H$2]&amp;&quot; t where t.&quot;&amp;[.H$3]&amp;&quot; = '&quot;&amp;[.H2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71]&amp;&quot;,&quot;&amp;[.C271]&amp;&quot;,&quot;&amp;IF(ISBLANK([.D271]);0;[.D271])&amp;&quot;,&quot;&amp;IF(ISBLANK([.E271]);0;[.E271])&amp;&quot;,&quot;&amp;[.I271]&amp;&quot;,&quot;&amp;[.J271]&amp;&quot;,&quot;&amp;[.K271]&amp;&quot;,&quot;&amp;[.L271]&amp;&quot;,&quot;&amp;[.M271]&amp;&quot;,&quot;&amp;[.N271]&amp;&quot;,&quot;&amp;[.S271]&amp;&quot;,&quot;&amp;[.T271]&amp;&quot;,&quot;&amp;[.U271]&amp;&quot;,&quot;&amp;[.V271]&amp;&quot;,&quot;&amp;[.W271]&amp;&quot;,&quot;&amp;[.X271]&amp;&quot;,&quot;&amp;[.Y271]&amp;&quot;,0,CURDATE(),CURDATE())&quot;&amp;IF(AND([.B271]&lt;&gt;INDIRECT(ADDRESS(ROW([.B271]) + 1;2));INDIRECT(ADDRESS(ROW([.A271]) + 1;1)) &gt; 0); &quot;;&quot;&amp;CHAR(13)&amp;CHAR(10)&amp;CHAR(13)&amp;CHAR(10)&amp;[.AA$3];IF(INDIRECT(ADDRESS(ROW([.A271]) + 1;1)) &gt; 0;&quot;,&quot;;&quot;;&quot;))" office:value-type="string" office:string-value="(268,10,1,200,0,15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8,10,1,200,0,15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72])-3" office:value-type="float" office:value="269" calcext:value-type="float">
            <text:p>269</text:p>
          </table:table-cell>
          <table:table-cell table:style-name="ce13" office:value-type="string" calcext:value-type="string">
            <text:p>MC1 Set 02.1 aerobico con misti</text:p>
          </table:table-cell>
          <table:table-cell table:style-name="ce13" table:formula="of:=IF([.B272]=[.B271];[.C271]+1;1)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27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72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13" table:formula="of:=&quot;(select t.id from &quot;&amp;[.F$2]&amp;&quot; t where t.&quot;&amp;[.F$3]&amp;&quot; = '&quot;&amp;[.F27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2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72]&amp;&quot;,&quot;&amp;[.C272]&amp;&quot;,&quot;&amp;IF(ISBLANK([.D272]);0;[.D272])&amp;&quot;,&quot;&amp;IF(ISBLANK([.E272]);0;[.E272])&amp;&quot;,&quot;&amp;[.I272]&amp;&quot;,&quot;&amp;[.J272]&amp;&quot;,&quot;&amp;[.K272]&amp;&quot;,&quot;&amp;[.L272]&amp;&quot;,&quot;&amp;[.M272]&amp;&quot;,&quot;&amp;[.N272]&amp;&quot;,&quot;&amp;[.S272]&amp;&quot;,&quot;&amp;[.T272]&amp;&quot;,&quot;&amp;[.U272]&amp;&quot;,&quot;&amp;[.V272]&amp;&quot;,&quot;&amp;[.W272]&amp;&quot;,&quot;&amp;[.X272]&amp;&quot;,&quot;&amp;[.Y272]&amp;&quot;,0,CURDATE(),CURDATE())&quot;&amp;IF(AND([.B272]&lt;&gt;INDIRECT(ADDRESS(ROW([.B272]) + 1;2));INDIRECT(ADDRESS(ROW([.A272]) + 1;1)) &gt; 0); &quot;;&quot;&amp;CHAR(13)&amp;CHAR(10)&amp;CHAR(13)&amp;CHAR(10)&amp;[.AA$3];IF(INDIRECT(ADDRESS(ROW([.A272]) + 1;1)) &gt; 0;&quot;,&quot;;&quot;;&quot;))" office:value-type="string" office:string-value="(269,11,1,200,0,15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9,11,1,200,0,15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73])-3" office:value-type="float" office:value="270" calcext:value-type="float">
            <text:p>270</text:p>
          </table:table-cell>
          <table:table-cell table:style-name="ce13" office:value-type="string" calcext:value-type="string">
            <text:p>MC1 Set 02.1 aerobico con misti</text:p>
          </table:table-cell>
          <table:table-cell table:style-name="ce13" table:formula="of:=IF([.B273]=[.B272];[.C272]+1;1)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A2DOCM</text:p>
          </table:table-cell>
          <table:table-cell table:style-name="ce17" table:formula="of:=VLOOKUP([.F27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73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13" table:formula="of:=&quot;(select t.id from &quot;&amp;[.F$2]&amp;&quot; t where t.&quot;&amp;[.F$3]&amp;&quot; = '&quot;&amp;[.F27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13" table:formula="of:=&quot;(select t.id from &quot;&amp;[.H$2]&amp;&quot; t where t.&quot;&amp;[.H$3]&amp;&quot; = '&quot;&amp;[.H2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73]&amp;&quot;,&quot;&amp;[.C273]&amp;&quot;,&quot;&amp;IF(ISBLANK([.D273]);0;[.D273])&amp;&quot;,&quot;&amp;IF(ISBLANK([.E273]);0;[.E273])&amp;&quot;,&quot;&amp;[.I273]&amp;&quot;,&quot;&amp;[.J273]&amp;&quot;,&quot;&amp;[.K273]&amp;&quot;,&quot;&amp;[.L273]&amp;&quot;,&quot;&amp;[.M273]&amp;&quot;,&quot;&amp;[.N273]&amp;&quot;,&quot;&amp;[.S273]&amp;&quot;,&quot;&amp;[.T273]&amp;&quot;,&quot;&amp;[.U273]&amp;&quot;,&quot;&amp;[.V273]&amp;&quot;,&quot;&amp;[.W273]&amp;&quot;,&quot;&amp;[.X273]&amp;&quot;,&quot;&amp;[.Y273]&amp;&quot;,0,CURDATE(),CURDATE())&quot;&amp;IF(AND([.B273]&lt;&gt;INDIRECT(ADDRESS(ROW([.B273]) + 1;2));INDIRECT(ADDRESS(ROW([.A273]) + 1;1)) &gt; 0); &quot;;&quot;&amp;CHAR(13)&amp;CHAR(10)&amp;CHAR(13)&amp;CHAR(10)&amp;[.AA$3];IF(INDIRECT(ADDRESS(ROW([.A273]) + 1;1)) &gt; 0;&quot;,&quot;;&quot;;&quot;))" office:value-type="string" office:string-value="(270,12,1,200,0,15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0,12,1,200,0,15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74])-3" office:value-type="float" office:value="271" calcext:value-type="float">
            <text:p>271</text:p>
          </table:table-cell>
          <table:table-cell table:style-name="ce13" office:value-type="string" calcext:value-type="string">
            <text:p>MC1 Set 02.1 aerobico con misti</text:p>
          </table:table-cell>
          <table:table-cell table:style-name="ce13" table:formula="of:=IF([.B274]=[.B273];[.C273]+1;1)" office:value-type="float" office:value="13" calcext:value-type="float">
            <text:p>1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2MICM</text:p>
          </table:table-cell>
          <table:table-cell table:style-name="ce17" table:formula="of:=VLOOKUP([.F27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74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13" table:formula="of:=&quot;(select t.id from &quot;&amp;[.F$2]&amp;&quot; t where t.&quot;&amp;[.F$3]&amp;&quot; = '&quot;&amp;[.F27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13" table:formula="of:=&quot;(select t.id from &quot;&amp;[.H$2]&amp;&quot; t where t.&quot;&amp;[.H$3]&amp;&quot; = '&quot;&amp;[.H2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74]&amp;&quot;,&quot;&amp;[.C274]&amp;&quot;,&quot;&amp;IF(ISBLANK([.D274]);0;[.D274])&amp;&quot;,&quot;&amp;IF(ISBLANK([.E274]);0;[.E274])&amp;&quot;,&quot;&amp;[.I274]&amp;&quot;,&quot;&amp;[.J274]&amp;&quot;,&quot;&amp;[.K274]&amp;&quot;,&quot;&amp;[.L274]&amp;&quot;,&quot;&amp;[.M274]&amp;&quot;,&quot;&amp;[.N274]&amp;&quot;,&quot;&amp;[.S274]&amp;&quot;,&quot;&amp;[.T274]&amp;&quot;,&quot;&amp;[.U274]&amp;&quot;,&quot;&amp;[.V274]&amp;&quot;,&quot;&amp;[.W274]&amp;&quot;,&quot;&amp;[.X274]&amp;&quot;,&quot;&amp;[.Y274]&amp;&quot;,0,CURDATE(),CURDATE())&quot;&amp;IF(AND([.B274]&lt;&gt;INDIRECT(ADDRESS(ROW([.B274]) + 1;2));INDIRECT(ADDRESS(ROW([.A274]) + 1;1)) &gt; 0); &quot;;&quot;&amp;CHAR(13)&amp;CHAR(10)&amp;CHAR(13)&amp;CHAR(10)&amp;[.AA$3];IF(INDIRECT(ADDRESS(ROW([.A274]) + 1;1)) &gt; 0;&quot;,&quot;;&quot;;&quot;))" office:value-type="string" office:string-value="(271,13,1,100,0,10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1,13,1,100,0,10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75])-3" office:value-type="float" office:value="272" calcext:value-type="float">
            <text:p>272</text:p>
          </table:table-cell>
          <table:table-cell table:style-name="ce13" office:value-type="string" calcext:value-type="string">
            <text:p>MC1 Set 02.1 aerobico con misti</text:p>
          </table:table-cell>
          <table:table-cell table:style-name="ce13" table:formula="of:=IF([.B275]=[.B274];[.C274]+1;1)" office:value-type="float" office:value="14" calcext:value-type="float">
            <text:p>1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2SLCM</text:p>
          </table:table-cell>
          <table:table-cell table:style-name="ce17" table:formula="of:=VLOOKUP([.F2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75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13" table:formula="of:=&quot;(select t.id from &quot;&amp;[.F$2]&amp;&quot; t where t.&quot;&amp;[.F$3]&amp;&quot; = '&quot;&amp;[.F2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13" table:formula="of:=&quot;(select t.id from &quot;&amp;[.H$2]&amp;&quot; t where t.&quot;&amp;[.H$3]&amp;&quot; = '&quot;&amp;[.H2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75]&amp;&quot;,&quot;&amp;[.C275]&amp;&quot;,&quot;&amp;IF(ISBLANK([.D275]);0;[.D275])&amp;&quot;,&quot;&amp;IF(ISBLANK([.E275]);0;[.E275])&amp;&quot;,&quot;&amp;[.I275]&amp;&quot;,&quot;&amp;[.J275]&amp;&quot;,&quot;&amp;[.K275]&amp;&quot;,&quot;&amp;[.L275]&amp;&quot;,&quot;&amp;[.M275]&amp;&quot;,&quot;&amp;[.N275]&amp;&quot;,&quot;&amp;[.S275]&amp;&quot;,&quot;&amp;[.T275]&amp;&quot;,&quot;&amp;[.U275]&amp;&quot;,&quot;&amp;[.V275]&amp;&quot;,&quot;&amp;[.W275]&amp;&quot;,&quot;&amp;[.X275]&amp;&quot;,&quot;&amp;[.Y275]&amp;&quot;,0,CURDATE(),CURDATE())&quot;&amp;IF(AND([.B275]&lt;&gt;INDIRECT(ADDRESS(ROW([.B275]) + 1;2));INDIRECT(ADDRESS(ROW([.A275]) + 1;1)) &gt; 0); &quot;;&quot;&amp;CHAR(13)&amp;CHAR(10)&amp;CHAR(13)&amp;CHAR(10)&amp;[.AA$3];IF(INDIRECT(ADDRESS(ROW([.A275]) + 1;1)) &gt; 0;&quot;,&quot;;&quot;;&quot;))" office:value-type="string" office:string-value="(272,14,1,100,0,10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2,14,1,100,0,10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76])-3" office:value-type="float" office:value="273" calcext:value-type="float">
            <text:p>273</text:p>
          </table:table-cell>
          <table:table-cell table:style-name="ce13" office:value-type="string" calcext:value-type="string">
            <text:p>MC1 Set 02.1 aerobico con misti</text:p>
          </table:table-cell>
          <table:table-cell table:style-name="ce13" table:formula="of:=IF([.B276]=[.B275];[.C275]+1;1)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2DOCM</text:p>
          </table:table-cell>
          <table:table-cell table:style-name="ce17" table:formula="of:=VLOOKUP([.F276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76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13" table:formula="of:=&quot;(select t.id from &quot;&amp;[.F$2]&amp;&quot; t where t.&quot;&amp;[.F$3]&amp;&quot; = '&quot;&amp;[.F276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13" table:formula="of:=&quot;(select t.id from &quot;&amp;[.H$2]&amp;&quot; t where t.&quot;&amp;[.H$3]&amp;&quot; = '&quot;&amp;[.H2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76]&amp;&quot;,&quot;&amp;[.C276]&amp;&quot;,&quot;&amp;IF(ISBLANK([.D276]);0;[.D276])&amp;&quot;,&quot;&amp;IF(ISBLANK([.E276]);0;[.E276])&amp;&quot;,&quot;&amp;[.I276]&amp;&quot;,&quot;&amp;[.J276]&amp;&quot;,&quot;&amp;[.K276]&amp;&quot;,&quot;&amp;[.L276]&amp;&quot;,&quot;&amp;[.M276]&amp;&quot;,&quot;&amp;[.N276]&amp;&quot;,&quot;&amp;[.S276]&amp;&quot;,&quot;&amp;[.T276]&amp;&quot;,&quot;&amp;[.U276]&amp;&quot;,&quot;&amp;[.V276]&amp;&quot;,&quot;&amp;[.W276]&amp;&quot;,&quot;&amp;[.X276]&amp;&quot;,&quot;&amp;[.Y276]&amp;&quot;,0,CURDATE(),CURDATE())&quot;&amp;IF(AND([.B276]&lt;&gt;INDIRECT(ADDRESS(ROW([.B276]) + 1;2));INDIRECT(ADDRESS(ROW([.A276]) + 1;1)) &gt; 0); &quot;;&quot;&amp;CHAR(13)&amp;CHAR(10)&amp;CHAR(13)&amp;CHAR(10)&amp;[.AA$3];IF(INDIRECT(ADDRESS(ROW([.A276]) + 1;1)) &gt; 0;&quot;,&quot;;&quot;;&quot;))" office:value-type="string" office:string-value="(273,15,1,100,0,10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3,15,1,100,0,10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77])-3" office:value-type="float" office:value="274" calcext:value-type="float">
            <text:p>274</text:p>
          </table:table-cell>
          <table:table-cell table:style-name="ce13" office:value-type="string" calcext:value-type="string">
            <text:p>MC1 Set 02.1 aerobico con misti</text:p>
          </table:table-cell>
          <table:table-cell table:style-name="ce13" table:formula="of:=IF([.B277]=[.B276];[.C276]+1;1)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COSLFA</text:p>
          </table:table-cell>
          <table:table-cell table:style-name="ce17" table:formula="of:=VLOOKUP([.F277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77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13" table:formula="of:=&quot;(select t.id from &quot;&amp;[.F$2]&amp;&quot; t where t.&quot;&amp;[.F$3]&amp;&quot; = '&quot;&amp;[.F277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13" table:formula="of:=&quot;(select t.id from &quot;&amp;[.H$2]&amp;&quot; t where t.&quot;&amp;[.H$3]&amp;&quot; = '&quot;&amp;[.H2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77]&amp;&quot;,&quot;&amp;[.C277]&amp;&quot;,&quot;&amp;IF(ISBLANK([.D277]);0;[.D277])&amp;&quot;,&quot;&amp;IF(ISBLANK([.E277]);0;[.E277])&amp;&quot;,&quot;&amp;[.I277]&amp;&quot;,&quot;&amp;[.J277]&amp;&quot;,&quot;&amp;[.K277]&amp;&quot;,&quot;&amp;[.L277]&amp;&quot;,&quot;&amp;[.M277]&amp;&quot;,&quot;&amp;[.N277]&amp;&quot;,&quot;&amp;[.S277]&amp;&quot;,&quot;&amp;[.T277]&amp;&quot;,&quot;&amp;[.U277]&amp;&quot;,&quot;&amp;[.V277]&amp;&quot;,&quot;&amp;[.W277]&amp;&quot;,&quot;&amp;[.X277]&amp;&quot;,&quot;&amp;[.Y277]&amp;&quot;,0,CURDATE(),CURDATE())&quot;&amp;IF(AND([.B277]&lt;&gt;INDIRECT(ADDRESS(ROW([.B277]) + 1;2));INDIRECT(ADDRESS(ROW([.A277]) + 1;1)) &gt; 0); &quot;;&quot;&amp;CHAR(13)&amp;CHAR(10)&amp;CHAR(13)&amp;CHAR(10)&amp;[.AA$3];IF(INDIRECT(ADDRESS(ROW([.A277]) + 1;1)) &gt; 0;&quot;,&quot;;&quot;;&quot;))" office:value-type="string" office:string-value="(274,16,1,100,0,10,2,2,0,0,(select t.id from user_trainings t where t.description = 'MC1 Set 02.1 aerobico con misti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4,16,1,100,0,10,2,2,0,0,(select t.id from user_trainings t where t.description = 'MC1 Set 02.1 aerobico con misti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78])-3" office:value-type="float" office:value="275" calcext:value-type="float">
            <text:p>275</text:p>
          </table:table-cell>
          <table:table-cell table:style-name="ce13" office:value-type="string" calcext:value-type="string">
            <text:p>MC1 Set 02.1 aerobico con misti</text:p>
          </table:table-cell>
          <table:table-cell table:style-name="ce13" table:formula="of:=IF([.B278]=[.B277];[.C277]+1;1)" office:value-type="float" office:value="17" calcext:value-type="float">
            <text:p>1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A2GAMI</text:p>
          </table:table-cell>
          <table:table-cell table:style-name="ce17" table:formula="of:=VLOOKUP([.F278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7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13" table:formula="of:=&quot;(select t.id from &quot;&amp;[.F$2]&amp;&quot; t where t.&quot;&amp;[.F$3]&amp;&quot; = '&quot;&amp;[.F278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13" table:formula="of:=&quot;(select t.id from &quot;&amp;[.H$2]&amp;&quot; t where t.&quot;&amp;[.H$3]&amp;&quot; = '&quot;&amp;[.H2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78]&amp;&quot;,&quot;&amp;[.C278]&amp;&quot;,&quot;&amp;IF(ISBLANK([.D278]);0;[.D278])&amp;&quot;,&quot;&amp;IF(ISBLANK([.E278]);0;[.E278])&amp;&quot;,&quot;&amp;[.I278]&amp;&quot;,&quot;&amp;[.J278]&amp;&quot;,&quot;&amp;[.K278]&amp;&quot;,&quot;&amp;[.L278]&amp;&quot;,&quot;&amp;[.M278]&amp;&quot;,&quot;&amp;[.N278]&amp;&quot;,&quot;&amp;[.S278]&amp;&quot;,&quot;&amp;[.T278]&amp;&quot;,&quot;&amp;[.U278]&amp;&quot;,&quot;&amp;[.V278]&amp;&quot;,&quot;&amp;[.W278]&amp;&quot;,&quot;&amp;[.X278]&amp;&quot;,&quot;&amp;[.Y278]&amp;&quot;,0,CURDATE(),CURDATE())&quot;&amp;IF(AND([.B278]&lt;&gt;INDIRECT(ADDRESS(ROW([.B278]) + 1;2));INDIRECT(ADDRESS(ROW([.A278]) + 1;1)) &gt; 0); &quot;;&quot;&amp;CHAR(13)&amp;CHAR(10)&amp;CHAR(13)&amp;CHAR(10)&amp;[.AA$3];IF(INDIRECT(ADDRESS(ROW([.A278]) + 1;1)) &gt; 0;&quot;,&quot;;&quot;;&quot;))" office:value-type="string" office:string-value="(275,17,1,200,0,10,3,4,0,0,(select t.id from user_trainings t where t.description = 'MC1 Set 02.1 aerobico con misti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5,17,1,200,0,10,3,4,0,0,(select t.id from user_trainings t where t.description = 'MC1 Set 02.1 aerobico con misti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13" table:formula="of:=ROW([.A279])-3" office:value-type="float" office:value="276" calcext:value-type="float">
            <text:p>276</text:p>
          </table:table-cell>
          <table:table-cell table:style-name="ce13" office:value-type="string" calcext:value-type="string">
            <text:p>MC1 Set 02.1 aerobico con misti</text:p>
          </table:table-cell>
          <table:table-cell table:style-name="ce13" table:formula="of:=IF([.B279]=[.B278];[.C278]+1;1)" office:value-type="float" office:value="18" calcext:value-type="float">
            <text:p>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2GARA</text:p>
          </table:table-cell>
          <table:table-cell table:style-name="ce17" table:formula="of:=VLOOKUP([.F27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279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13" table:formula="of:=&quot;(select t.id from &quot;&amp;[.F$2]&amp;&quot; t where t.&quot;&amp;[.F$3]&amp;&quot; = '&quot;&amp;[.F27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13" table:formula="of:=&quot;(select t.id from &quot;&amp;[.H$2]&amp;&quot; t where t.&quot;&amp;[.H$3]&amp;&quot; = '&quot;&amp;[.H2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7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2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79]&amp;&quot;,&quot;&amp;[.C279]&amp;&quot;,&quot;&amp;IF(ISBLANK([.D279]);0;[.D279])&amp;&quot;,&quot;&amp;IF(ISBLANK([.E279]);0;[.E279])&amp;&quot;,&quot;&amp;[.I279]&amp;&quot;,&quot;&amp;[.J279]&amp;&quot;,&quot;&amp;[.K279]&amp;&quot;,&quot;&amp;[.L279]&amp;&quot;,&quot;&amp;[.M279]&amp;&quot;,&quot;&amp;[.N279]&amp;&quot;,&quot;&amp;[.S279]&amp;&quot;,&quot;&amp;[.T279]&amp;&quot;,&quot;&amp;[.U279]&amp;&quot;,&quot;&amp;[.V279]&amp;&quot;,&quot;&amp;[.W279]&amp;&quot;,&quot;&amp;[.X279]&amp;&quot;,&quot;&amp;[.Y279]&amp;&quot;,0,CURDATE(),CURDATE())&quot;&amp;IF(AND([.B279]&lt;&gt;INDIRECT(ADDRESS(ROW([.B279]) + 1;2));INDIRECT(ADDRESS(ROW([.A279]) + 1;1)) &gt; 0); &quot;;&quot;&amp;CHAR(13)&amp;CHAR(10)&amp;CHAR(13)&amp;CHAR(10)&amp;[.AA$3];IF(INDIRECT(ADDRESS(ROW([.A279]) + 1;1)) &gt; 0;&quot;,&quot;;&quot;;&quot;))" office:value-type="string" office:string-value="(276,18,1,50,0,10,3,4,0,0,(select t.id from user_trainings t where t.description = 'MC1 Set 02.1 aerobico con misti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76,18,1,50,0,10,3,4,0,0,(select t.id from user_trainings t where t.description = 'MC1 Set 02.1 aerobico con misti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13" table:formula="of:=ROW([.A280])-3" office:value-type="float" office:value="277" calcext:value-type="float">
            <text:p>277</text:p>
          </table:table-cell>
          <table:table-cell table:style-name="ce13" office:value-type="string" calcext:value-type="string">
            <text:p>MC1 Set 02.2 quasi soglia con gambe</text:p>
          </table:table-cell>
          <table:table-cell table:style-name="ce13" table:formula="of:=IF([.B280]=[.B279];[.C279]+1;1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28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R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8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13" table:formula="of:=&quot;(select t.id from &quot;&amp;[.F$2]&amp;&quot; t where t.&quot;&amp;[.F$3]&amp;&quot; = '&quot;&amp;[.F2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2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13" table:formula="of:=&quot;(select t.id from &quot;&amp;[.O$2]&amp;&quot; t where t.&quot;&amp;[.O$3]&amp;&quot; = '&quot;&amp;[.O2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80]&amp;&quot;,&quot;&amp;[.C280]&amp;&quot;,&quot;&amp;IF(ISBLANK([.D280]);0;[.D280])&amp;&quot;,&quot;&amp;IF(ISBLANK([.E280]);0;[.E280])&amp;&quot;,&quot;&amp;[.I280]&amp;&quot;,&quot;&amp;[.J280]&amp;&quot;,&quot;&amp;[.K280]&amp;&quot;,&quot;&amp;[.L280]&amp;&quot;,&quot;&amp;[.M280]&amp;&quot;,&quot;&amp;[.N280]&amp;&quot;,&quot;&amp;[.S280]&amp;&quot;,&quot;&amp;[.T280]&amp;&quot;,&quot;&amp;[.U280]&amp;&quot;,&quot;&amp;[.V280]&amp;&quot;,&quot;&amp;[.W280]&amp;&quot;,&quot;&amp;[.X280]&amp;&quot;,&quot;&amp;[.Y280]&amp;&quot;,0,CURDATE(),CURDATE())&quot;&amp;IF(AND([.B280]&lt;&gt;INDIRECT(ADDRESS(ROW([.B280]) + 1;2));INDIRECT(ADDRESS(ROW([.A280]) + 1;1)) &gt; 0); &quot;;&quot;&amp;CHAR(13)&amp;CHAR(10)&amp;CHAR(13)&amp;CHAR(10)&amp;[.AA$3];IF(INDIRECT(ADDRESS(ROW([.A280]) + 1;1)) &gt; 0;&quot;,&quot;;&quot;;&quot;))" office:value-type="string" office:string-value="(277,1,1,300,0,0,0,0,0,0,(select t.id from user_trainings t where t.description = 'MC1 Set 02.2 quasi sogl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7,1,1,300,0,0,0,0,0,0,(select t.id from user_trainings t where t.description = 'MC1 Set 02.2 quasi sogl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81])-3" office:value-type="float" office:value="278" calcext:value-type="float">
            <text:p>278</text:p>
          </table:table-cell>
          <table:table-cell table:style-name="ce13" office:value-type="string" calcext:value-type="string">
            <text:p>MC1 Set 02.2 quasi soglia con gambe</text:p>
          </table:table-cell>
          <table:table-cell table:style-name="ce13" table:formula="of:=IF([.B281]=[.B280];[.C280]+1;1)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DOPG</text:p>
          </table:table-cell>
          <table:table-cell table:style-name="ce17" table:formula="of:=VLOOKUP([.F281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8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13" table:formula="of:=&quot;(select t.id from &quot;&amp;[.F$2]&amp;&quot; t where t.&quot;&amp;[.F$3]&amp;&quot; = '&quot;&amp;[.F2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13" table:formula="of:=&quot;(select t.id from &quot;&amp;[.H$2]&amp;&quot; t where t.&quot;&amp;[.H$3]&amp;&quot; = '&quot;&amp;[.H2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81]&amp;&quot;,&quot;&amp;[.C281]&amp;&quot;,&quot;&amp;IF(ISBLANK([.D281]);0;[.D281])&amp;&quot;,&quot;&amp;IF(ISBLANK([.E281]);0;[.E281])&amp;&quot;,&quot;&amp;[.I281]&amp;&quot;,&quot;&amp;[.J281]&amp;&quot;,&quot;&amp;[.K281]&amp;&quot;,&quot;&amp;[.L281]&amp;&quot;,&quot;&amp;[.M281]&amp;&quot;,&quot;&amp;[.N281]&amp;&quot;,&quot;&amp;[.S281]&amp;&quot;,&quot;&amp;[.T281]&amp;&quot;,&quot;&amp;[.U281]&amp;&quot;,&quot;&amp;[.V281]&amp;&quot;,&quot;&amp;[.W281]&amp;&quot;,&quot;&amp;[.X281]&amp;&quot;,&quot;&amp;[.Y281]&amp;&quot;,0,CURDATE(),CURDATE())&quot;&amp;IF(AND([.B281]&lt;&gt;INDIRECT(ADDRESS(ROW([.B281]) + 1;2));INDIRECT(ADDRESS(ROW([.A281]) + 1;1)) &gt; 0); &quot;;&quot;&amp;CHAR(13)&amp;CHAR(10)&amp;CHAR(13)&amp;CHAR(10)&amp;[.AA$3];IF(INDIRECT(ADDRESS(ROW([.A281]) + 1;1)) &gt; 0;&quot;,&quot;;&quot;;&quot;))" office:value-type="string" office:string-value="(278,2,4,50,65,0,0,0,0,0,(select t.id from user_trainings t where t.description = 'MC1 Set 02.2 quasi soglia con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8,2,4,50,65,0,0,0,0,0,(select t.id from user_trainings t where t.description = 'MC1 Set 02.2 quasi soglia con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82])-3" office:value-type="float" office:value="279" calcext:value-type="float">
            <text:p>279</text:p>
          </table:table-cell>
          <table:table-cell table:style-name="ce13" office:value-type="string" calcext:value-type="string">
            <text:p>MC1 Set 02.2 quasi soglia con gambe</text:p>
          </table:table-cell>
          <table:table-cell table:style-name="ce13" table:formula="of:=IF([.B282]=[.B281];[.C281]+1;1)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DOCP</text:p>
          </table:table-cell>
          <table:table-cell table:style-name="ce17" table:formula="of:=VLOOKUP([.F282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8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13" table:formula="of:=&quot;(select t.id from &quot;&amp;[.F$2]&amp;&quot; t where t.&quot;&amp;[.F$3]&amp;&quot; = '&quot;&amp;[.F2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13" table:formula="of:=&quot;(select t.id from &quot;&amp;[.H$2]&amp;&quot; t where t.&quot;&amp;[.H$3]&amp;&quot; = '&quot;&amp;[.H2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82]&amp;&quot;,&quot;&amp;[.C282]&amp;&quot;,&quot;&amp;IF(ISBLANK([.D282]);0;[.D282])&amp;&quot;,&quot;&amp;IF(ISBLANK([.E282]);0;[.E282])&amp;&quot;,&quot;&amp;[.I282]&amp;&quot;,&quot;&amp;[.J282]&amp;&quot;,&quot;&amp;[.K282]&amp;&quot;,&quot;&amp;[.L282]&amp;&quot;,&quot;&amp;[.M282]&amp;&quot;,&quot;&amp;[.N282]&amp;&quot;,&quot;&amp;[.S282]&amp;&quot;,&quot;&amp;[.T282]&amp;&quot;,&quot;&amp;[.U282]&amp;&quot;,&quot;&amp;[.V282]&amp;&quot;,&quot;&amp;[.W282]&amp;&quot;,&quot;&amp;[.X282]&amp;&quot;,&quot;&amp;[.Y282]&amp;&quot;,0,CURDATE(),CURDATE())&quot;&amp;IF(AND([.B282]&lt;&gt;INDIRECT(ADDRESS(ROW([.B282]) + 1;2));INDIRECT(ADDRESS(ROW([.A282]) + 1;1)) &gt; 0); &quot;;&quot;&amp;CHAR(13)&amp;CHAR(10)&amp;CHAR(13)&amp;CHAR(10)&amp;[.AA$3];IF(INDIRECT(ADDRESS(ROW([.A282]) + 1;1)) &gt; 0;&quot;,&quot;;&quot;;&quot;))" office:value-type="string" office:string-value="(279,3,2,50,65,0,0,0,0,0,(select t.id from user_trainings t where t.description = 'MC1 Set 02.2 quasi soglia con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9,3,2,50,65,0,0,0,0,0,(select t.id from user_trainings t where t.description = 'MC1 Set 02.2 quasi soglia con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83])-3" office:value-type="float" office:value="280" calcext:value-type="float">
            <text:p>280</text:p>
          </table:table-cell>
          <table:table-cell table:style-name="ce13" office:value-type="string" calcext:value-type="string">
            <text:p>MC1 Set 02.2 quasi soglia con gambe</text:p>
          </table:table-cell>
          <table:table-cell table:style-name="ce13" table:formula="of:=IF([.B283]=[.B282];[.C282]+1;1)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DODA</text:p>
          </table:table-cell>
          <table:table-cell table:style-name="ce17" table:formula="of:=VLOOKUP([.F283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83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13" table:formula="of:=&quot;(select t.id from &quot;&amp;[.F$2]&amp;&quot; t where t.&quot;&amp;[.F$3]&amp;&quot; = '&quot;&amp;[.F2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13" table:formula="of:=&quot;(select t.id from &quot;&amp;[.H$2]&amp;&quot; t where t.&quot;&amp;[.H$3]&amp;&quot; = '&quot;&amp;[.H2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83]&amp;&quot;,&quot;&amp;[.C283]&amp;&quot;,&quot;&amp;IF(ISBLANK([.D283]);0;[.D283])&amp;&quot;,&quot;&amp;IF(ISBLANK([.E283]);0;[.E283])&amp;&quot;,&quot;&amp;[.I283]&amp;&quot;,&quot;&amp;[.J283]&amp;&quot;,&quot;&amp;[.K283]&amp;&quot;,&quot;&amp;[.L283]&amp;&quot;,&quot;&amp;[.M283]&amp;&quot;,&quot;&amp;[.N283]&amp;&quot;,&quot;&amp;[.S283]&amp;&quot;,&quot;&amp;[.T283]&amp;&quot;,&quot;&amp;[.U283]&amp;&quot;,&quot;&amp;[.V283]&amp;&quot;,&quot;&amp;[.W283]&amp;&quot;,&quot;&amp;[.X283]&amp;&quot;,&quot;&amp;[.Y283]&amp;&quot;,0,CURDATE(),CURDATE())&quot;&amp;IF(AND([.B283]&lt;&gt;INDIRECT(ADDRESS(ROW([.B283]) + 1;2));INDIRECT(ADDRESS(ROW([.A283]) + 1;1)) &gt; 0); &quot;;&quot;&amp;CHAR(13)&amp;CHAR(10)&amp;CHAR(13)&amp;CHAR(10)&amp;[.AA$3];IF(INDIRECT(ADDRESS(ROW([.A283]) + 1;1)) &gt; 0;&quot;,&quot;;&quot;;&quot;))" office:value-type="string" office:string-value="(280,4,2,50,0,0,0,0,0,0,(select t.id from user_trainings t where t.description = 'MC1 Set 02.2 quasi soglia con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0,4,2,50,0,0,0,0,0,0,(select t.id from user_trainings t where t.description = 'MC1 Set 02.2 quasi soglia con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84])-3" office:value-type="float" office:value="281" calcext:value-type="float">
            <text:p>281</text:p>
          </table:table-cell>
          <table:table-cell table:style-name="ce13" office:value-type="string" calcext:value-type="string">
            <text:p>MC1 Set 02.2 quasi soglia con gambe</text:p>
          </table:table-cell>
          <table:table-cell table:style-name="ce13" table:formula="of:=IF([.B284]=[.B283];[.C283]+1;1)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ECRA2G</text:p>
          </table:table-cell>
          <table:table-cell table:style-name="ce17" table:formula="of:=VLOOKUP([.F284];['file:///C:/Sites/goggles/db/seed_generators/training/Dati_Training.ods'#$exercises.$B$4:.$C$250];2;0)" office:value-type="string" office:string-value="Esercizi RA doppia gambata" calcext:value-type="string">
            <text:p>Esercizi RA doppia gambat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84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13" table:formula="of:=&quot;(select t.id from &quot;&amp;[.F$2]&amp;&quot; t where t.&quot;&amp;[.F$3]&amp;&quot; = '&quot;&amp;[.F284]&amp;&quot;')&quot;" office:value-type="string" office:string-value="(select t.id from exercises t where t.code = 'ECRA2G')" calcext:value-type="string">
            <text:p>(select t.id from exercises t where t.code = 'ECRA2G')</text:p>
          </table:table-cell>
          <table:table-cell table:style-name="ce13" table:formula="of:=&quot;(select t.id from &quot;&amp;[.H$2]&amp;&quot; t where t.&quot;&amp;[.H$3]&amp;&quot; = '&quot;&amp;[.H2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84]&amp;&quot;,&quot;&amp;[.C284]&amp;&quot;,&quot;&amp;IF(ISBLANK([.D284]);0;[.D284])&amp;&quot;,&quot;&amp;IF(ISBLANK([.E284]);0;[.E284])&amp;&quot;,&quot;&amp;[.I284]&amp;&quot;,&quot;&amp;[.J284]&amp;&quot;,&quot;&amp;[.K284]&amp;&quot;,&quot;&amp;[.L284]&amp;&quot;,&quot;&amp;[.M284]&amp;&quot;,&quot;&amp;[.N284]&amp;&quot;,&quot;&amp;[.S284]&amp;&quot;,&quot;&amp;[.T284]&amp;&quot;,&quot;&amp;[.U284]&amp;&quot;,&quot;&amp;[.V284]&amp;&quot;,&quot;&amp;[.W284]&amp;&quot;,&quot;&amp;[.X284]&amp;&quot;,&quot;&amp;[.Y284]&amp;&quot;,0,CURDATE(),CURDATE())&quot;&amp;IF(AND([.B284]&lt;&gt;INDIRECT(ADDRESS(ROW([.B284]) + 1;2));INDIRECT(ADDRESS(ROW([.A284]) + 1;1)) &gt; 0); &quot;;&quot;&amp;CHAR(13)&amp;CHAR(10)&amp;CHAR(13)&amp;CHAR(10)&amp;[.AA$3];IF(INDIRECT(ADDRESS(ROW([.A284]) + 1;1)) &gt; 0;&quot;,&quot;;&quot;;&quot;))" office:value-type="string" office:string-value="(281,5,4,50,70,0,0,0,0,0,(select t.id from user_trainings t where t.description = 'MC1 Set 02.2 quasi soglia con gambe'),(select t.id from exercises t where t.code = 'ECRA2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1,5,4,50,70,0,0,0,0,0,(select t.id from user_trainings t where t.description = 'MC1 Set 02.2 quasi soglia con gambe'),(select t.id from exercises t where t.code = 'ECRA2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85])-3" office:value-type="float" office:value="282" calcext:value-type="float">
            <text:p>282</text:p>
          </table:table-cell>
          <table:table-cell table:style-name="ce13" office:value-type="string" calcext:value-type="string">
            <text:p>MC1 Set 02.2 quasi soglia con gambe</text:p>
          </table:table-cell>
          <table:table-cell table:style-name="ce13" table:formula="of:=IF([.B285]=[.B284];[.C284]+1;1)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RACP</text:p>
          </table:table-cell>
          <table:table-cell table:style-name="ce17" table:formula="of:=VLOOKUP([.F285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85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13" table:formula="of:=&quot;(select t.id from &quot;&amp;[.F$2]&amp;&quot; t where t.&quot;&amp;[.F$3]&amp;&quot; = '&quot;&amp;[.F2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13" table:formula="of:=&quot;(select t.id from &quot;&amp;[.H$2]&amp;&quot; t where t.&quot;&amp;[.H$3]&amp;&quot; = '&quot;&amp;[.H2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85]&amp;&quot;,&quot;&amp;[.C285]&amp;&quot;,&quot;&amp;IF(ISBLANK([.D285]);0;[.D285])&amp;&quot;,&quot;&amp;IF(ISBLANK([.E285]);0;[.E285])&amp;&quot;,&quot;&amp;[.I285]&amp;&quot;,&quot;&amp;[.J285]&amp;&quot;,&quot;&amp;[.K285]&amp;&quot;,&quot;&amp;[.L285]&amp;&quot;,&quot;&amp;[.M285]&amp;&quot;,&quot;&amp;[.N285]&amp;&quot;,&quot;&amp;[.S285]&amp;&quot;,&quot;&amp;[.T285]&amp;&quot;,&quot;&amp;[.U285]&amp;&quot;,&quot;&amp;[.V285]&amp;&quot;,&quot;&amp;[.W285]&amp;&quot;,&quot;&amp;[.X285]&amp;&quot;,&quot;&amp;[.Y285]&amp;&quot;,0,CURDATE(),CURDATE())&quot;&amp;IF(AND([.B285]&lt;&gt;INDIRECT(ADDRESS(ROW([.B285]) + 1;2));INDIRECT(ADDRESS(ROW([.A285]) + 1;1)) &gt; 0); &quot;;&quot;&amp;CHAR(13)&amp;CHAR(10)&amp;CHAR(13)&amp;CHAR(10)&amp;[.AA$3];IF(INDIRECT(ADDRESS(ROW([.A285]) + 1;1)) &gt; 0;&quot;,&quot;;&quot;;&quot;))" office:value-type="string" office:string-value="(282,6,2,50,70,0,0,0,0,0,(select t.id from user_trainings t where t.description = 'MC1 Set 02.2 quasi soglia con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2,6,2,50,70,0,0,0,0,0,(select t.id from user_trainings t where t.description = 'MC1 Set 02.2 quasi soglia con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86])-3" office:value-type="float" office:value="283" calcext:value-type="float">
            <text:p>283</text:p>
          </table:table-cell>
          <table:table-cell table:style-name="ce13" office:value-type="string" calcext:value-type="string">
            <text:p>MC1 Set 02.2 quasi soglia con gambe</text:p>
          </table:table-cell>
          <table:table-cell table:style-name="ce13" table:formula="of:=IF([.B286]=[.B285];[.C285]+1;1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ACRADA</text:p>
          </table:table-cell>
          <table:table-cell table:style-name="ce17" table:formula="of:=VLOOKUP([.F286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13" office:value-type="string" calcext:value-type="string">
            <text:p>T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86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13" table:formula="of:=&quot;(select t.id from &quot;&amp;[.F$2]&amp;&quot; t where t.&quot;&amp;[.F$3]&amp;&quot; = '&quot;&amp;[.F2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13" table:formula="of:=&quot;(select t.id from &quot;&amp;[.H$2]&amp;&quot; t where t.&quot;&amp;[.H$3]&amp;&quot; = '&quot;&amp;[.H2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86]&amp;&quot;,&quot;&amp;[.C286]&amp;&quot;,&quot;&amp;IF(ISBLANK([.D286]);0;[.D286])&amp;&quot;,&quot;&amp;IF(ISBLANK([.E286]);0;[.E286])&amp;&quot;,&quot;&amp;[.I286]&amp;&quot;,&quot;&amp;[.J286]&amp;&quot;,&quot;&amp;[.K286]&amp;&quot;,&quot;&amp;[.L286]&amp;&quot;,&quot;&amp;[.M286]&amp;&quot;,&quot;&amp;[.N286]&amp;&quot;,&quot;&amp;[.S286]&amp;&quot;,&quot;&amp;[.T286]&amp;&quot;,&quot;&amp;[.U286]&amp;&quot;,&quot;&amp;[.V286]&amp;&quot;,&quot;&amp;[.W286]&amp;&quot;,&quot;&amp;[.X286]&amp;&quot;,&quot;&amp;[.Y286]&amp;&quot;,0,CURDATE(),CURDATE())&quot;&amp;IF(AND([.B286]&lt;&gt;INDIRECT(ADDRESS(ROW([.B286]) + 1;2));INDIRECT(ADDRESS(ROW([.A286]) + 1;1)) &gt; 0); &quot;;&quot;&amp;CHAR(13)&amp;CHAR(10)&amp;CHAR(13)&amp;CHAR(10)&amp;[.AA$3];IF(INDIRECT(ADDRESS(ROW([.A286]) + 1;1)) &gt; 0;&quot;,&quot;;&quot;;&quot;))" office:value-type="string" office:string-value="(283,7,2,50,0,0,0,0,0,0,(select t.id from user_trainings t where t.description = 'MC1 Set 02.2 quasi soglia con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3,7,2,50,0,0,0,0,0,0,(select t.id from user_trainings t where t.description = 'MC1 Set 02.2 quasi soglia con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87])-3" office:value-type="float" office:value="284" calcext:value-type="float">
            <text:p>284</text:p>
          </table:table-cell>
          <table:table-cell table:style-name="ce13" office:value-type="string" calcext:value-type="string">
            <text:p>MC1 Set 02.2 quasi soglia con gambe</text:p>
          </table:table-cell>
          <table:table-cell table:style-name="ce13" table:formula="of:=IF([.B287]=[.B286];[.C286]+1;1)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A2GUFA</text:p>
          </table:table-cell>
          <table:table-cell table:style-name="ce17" table:formula="of:=VLOOKUP([.F28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87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13" table:formula="of:=&quot;(select t.id from &quot;&amp;[.F$2]&amp;&quot; t where t.&quot;&amp;[.F$3]&amp;&quot; = '&quot;&amp;[.F2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13" table:formula="of:=&quot;(select t.id from &quot;&amp;[.H$2]&amp;&quot; t where t.&quot;&amp;[.H$3]&amp;&quot; = '&quot;&amp;[.H2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13" table:formula="of:=&quot;(select t.id from &quot;&amp;[.O$2]&amp;&quot; t where t.&quot;&amp;[.O$3]&amp;&quot; = '&quot;&amp;[.O2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87]&amp;&quot;,&quot;&amp;[.C287]&amp;&quot;,&quot;&amp;IF(ISBLANK([.D287]);0;[.D287])&amp;&quot;,&quot;&amp;IF(ISBLANK([.E287]);0;[.E287])&amp;&quot;,&quot;&amp;[.I287]&amp;&quot;,&quot;&amp;[.J287]&amp;&quot;,&quot;&amp;[.K287]&amp;&quot;,&quot;&amp;[.L287]&amp;&quot;,&quot;&amp;[.M287]&amp;&quot;,&quot;&amp;[.N287]&amp;&quot;,&quot;&amp;[.S287]&amp;&quot;,&quot;&amp;[.T287]&amp;&quot;,&quot;&amp;[.U287]&amp;&quot;,&quot;&amp;[.V287]&amp;&quot;,&quot;&amp;[.W287]&amp;&quot;,&quot;&amp;[.X287]&amp;&quot;,&quot;&amp;[.Y287]&amp;&quot;,0,CURDATE(),CURDATE())&quot;&amp;IF(AND([.B287]&lt;&gt;INDIRECT(ADDRESS(ROW([.B287]) + 1;2));INDIRECT(ADDRESS(ROW([.A287]) + 1;1)) &gt; 0); &quot;;&quot;&amp;CHAR(13)&amp;CHAR(10)&amp;CHAR(13)&amp;CHAR(10)&amp;[.AA$3];IF(INDIRECT(ADDRESS(ROW([.A287]) + 1;1)) &gt; 0;&quot;,&quot;;&quot;;&quot;))" office:value-type="string" office:string-value="(284,8,4,25,60,0,0,0,0,0,(select t.id from user_trainings t where t.description = 'MC1 Set 02.2 quasi sogl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4,8,4,25,60,0,0,0,0,0,(select t.id from user_trainings t where t.description = 'MC1 Set 02.2 quasi sogl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88])-3" office:value-type="float" office:value="285" calcext:value-type="float">
            <text:p>285</text:p>
          </table:table-cell>
          <table:table-cell table:style-name="ce13" office:value-type="string" calcext:value-type="string">
            <text:p>MC1 Set 02.2 quasi soglia con gambe</text:p>
          </table:table-cell>
          <table:table-cell table:style-name="ce13" table:formula="of:=IF([.B288]=[.B287];[.C287]+1;1)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OSLFA</text:p>
          </table:table-cell>
          <table:table-cell table:style-name="ce17" table:formula="of:=VLOOKUP([.F288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88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13" table:formula="of:=&quot;(select t.id from &quot;&amp;[.F$2]&amp;&quot; t where t.&quot;&amp;[.F$3]&amp;&quot; = '&quot;&amp;[.F288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13" table:formula="of:=&quot;(select t.id from &quot;&amp;[.H$2]&amp;&quot; t where t.&quot;&amp;[.H$3]&amp;&quot; = '&quot;&amp;[.H2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88]&amp;&quot;,&quot;&amp;[.C288]&amp;&quot;,&quot;&amp;IF(ISBLANK([.D288]);0;[.D288])&amp;&quot;,&quot;&amp;IF(ISBLANK([.E288]);0;[.E288])&amp;&quot;,&quot;&amp;[.I288]&amp;&quot;,&quot;&amp;[.J288]&amp;&quot;,&quot;&amp;[.K288]&amp;&quot;,&quot;&amp;[.L288]&amp;&quot;,&quot;&amp;[.M288]&amp;&quot;,&quot;&amp;[.N288]&amp;&quot;,&quot;&amp;[.S288]&amp;&quot;,&quot;&amp;[.T288]&amp;&quot;,&quot;&amp;[.U288]&amp;&quot;,&quot;&amp;[.V288]&amp;&quot;,&quot;&amp;[.W288]&amp;&quot;,&quot;&amp;[.X288]&amp;&quot;,&quot;&amp;[.Y288]&amp;&quot;,0,CURDATE(),CURDATE())&quot;&amp;IF(AND([.B288]&lt;&gt;INDIRECT(ADDRESS(ROW([.B288]) + 1;2));INDIRECT(ADDRESS(ROW([.A288]) + 1;1)) &gt; 0); &quot;;&quot;&amp;CHAR(13)&amp;CHAR(10)&amp;CHAR(13)&amp;CHAR(10)&amp;[.AA$3];IF(INDIRECT(ADDRESS(ROW([.A288]) + 1;1)) &gt; 0;&quot;,&quot;;&quot;;&quot;))" office:value-type="string" office:string-value="(285,9,4,50,60,0,0,0,0,0,(select t.id from user_trainings t where t.description = 'MC1 Set 02.2 quasi soglia con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5,9,4,50,60,0,0,0,0,0,(select t.id from user_trainings t where t.description = 'MC1 Set 02.2 quasi soglia con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89])-3" office:value-type="float" office:value="286" calcext:value-type="float">
            <text:p>286</text:p>
          </table:table-cell>
          <table:table-cell table:style-name="ce13" office:value-type="string" calcext:value-type="string">
            <text:p>MC1 Set 02.2 quasi soglia con gambe</text:p>
          </table:table-cell>
          <table:table-cell table:style-name="ce13" table:formula="of:=IF([.B289]=[.B288];[.C288]+1;1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B1SLCM</text:p>
          </table:table-cell>
          <table:table-cell table:style-name="ce17" table:formula="of:=VLOOKUP([.F289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95" calcext:value-type="float">
            <text:p>9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8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13" table:formula="of:=&quot;(select t.id from &quot;&amp;[.F$2]&amp;&quot; t where t.&quot;&amp;[.F$3]&amp;&quot; = '&quot;&amp;[.F289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13" table:formula="of:=&quot;(select t.id from &quot;&amp;[.H$2]&amp;&quot; t where t.&quot;&amp;[.H$3]&amp;&quot; = '&quot;&amp;[.H2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89]&amp;&quot;,&quot;&amp;[.C289]&amp;&quot;,&quot;&amp;IF(ISBLANK([.D289]);0;[.D289])&amp;&quot;,&quot;&amp;IF(ISBLANK([.E289]);0;[.E289])&amp;&quot;,&quot;&amp;[.I289]&amp;&quot;,&quot;&amp;[.J289]&amp;&quot;,&quot;&amp;[.K289]&amp;&quot;,&quot;&amp;[.L289]&amp;&quot;,&quot;&amp;[.M289]&amp;&quot;,&quot;&amp;[.N289]&amp;&quot;,&quot;&amp;[.S289]&amp;&quot;,&quot;&amp;[.T289]&amp;&quot;,&quot;&amp;[.U289]&amp;&quot;,&quot;&amp;[.V289]&amp;&quot;,&quot;&amp;[.W289]&amp;&quot;,&quot;&amp;[.X289]&amp;&quot;,&quot;&amp;[.Y289]&amp;&quot;,0,CURDATE(),CURDATE())&quot;&amp;IF(AND([.B289]&lt;&gt;INDIRECT(ADDRESS(ROW([.B289]) + 1;2));INDIRECT(ADDRESS(ROW([.A289]) + 1;1)) &gt; 0); &quot;;&quot;&amp;CHAR(13)&amp;CHAR(10)&amp;CHAR(13)&amp;CHAR(10)&amp;[.AA$3];IF(INDIRECT(ADDRESS(ROW([.A289]) + 1;1)) &gt; 0;&quot;,&quot;;&quot;;&quot;))" office:value-type="string" office:string-value="(286,10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6,10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90])-3" office:value-type="float" office:value="287" calcext:value-type="float">
            <text:p>287</text:p>
          </table:table-cell>
          <table:table-cell table:style-name="ce13" office:value-type="string" calcext:value-type="string">
            <text:p>MC1 Set 02.2 quasi soglia con gambe</text:p>
          </table:table-cell>
          <table:table-cell table:style-name="ce13" table:formula="of:=IF([.B290]=[.B289];[.C289]+1;1)" office:value-type="float" office:value="11" calcext:value-type="float">
            <text:p>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B1DOCM</text:p>
          </table:table-cell>
          <table:table-cell table:style-name="ce17" table:formula="of:=VLOOKUP([.F290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9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13" table:formula="of:=&quot;(select t.id from &quot;&amp;[.F$2]&amp;&quot; t where t.&quot;&amp;[.F$3]&amp;&quot; = '&quot;&amp;[.F290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13" table:formula="of:=&quot;(select t.id from &quot;&amp;[.H$2]&amp;&quot; t where t.&quot;&amp;[.H$3]&amp;&quot; = '&quot;&amp;[.H2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90]&amp;&quot;,&quot;&amp;[.C290]&amp;&quot;,&quot;&amp;IF(ISBLANK([.D290]);0;[.D290])&amp;&quot;,&quot;&amp;IF(ISBLANK([.E290]);0;[.E290])&amp;&quot;,&quot;&amp;[.I290]&amp;&quot;,&quot;&amp;[.J290]&amp;&quot;,&quot;&amp;[.K290]&amp;&quot;,&quot;&amp;[.L290]&amp;&quot;,&quot;&amp;[.M290]&amp;&quot;,&quot;&amp;[.N290]&amp;&quot;,&quot;&amp;[.S290]&amp;&quot;,&quot;&amp;[.T290]&amp;&quot;,&quot;&amp;[.U290]&amp;&quot;,&quot;&amp;[.V290]&amp;&quot;,&quot;&amp;[.W290]&amp;&quot;,&quot;&amp;[.X290]&amp;&quot;,&quot;&amp;[.Y290]&amp;&quot;,0,CURDATE(),CURDATE())&quot;&amp;IF(AND([.B290]&lt;&gt;INDIRECT(ADDRESS(ROW([.B290]) + 1;2));INDIRECT(ADDRESS(ROW([.A290]) + 1;1)) &gt; 0); &quot;;&quot;&amp;CHAR(13)&amp;CHAR(10)&amp;CHAR(13)&amp;CHAR(10)&amp;[.AA$3];IF(INDIRECT(ADDRESS(ROW([.A290]) + 1;1)) &gt; 0;&quot;,&quot;;&quot;;&quot;))" office:value-type="string" office:string-value="(287,11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7,11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91])-3" office:value-type="float" office:value="288" calcext:value-type="float">
            <text:p>288</text:p>
          </table:table-cell>
          <table:table-cell table:style-name="ce13" office:value-type="string" calcext:value-type="string">
            <text:p>MC1 Set 02.2 quasi soglia con gambe</text:p>
          </table:table-cell>
          <table:table-cell table:style-name="ce13" table:formula="of:=IF([.B291]=[.B290];[.C290]+1;1)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B1SLCM</text:p>
          </table:table-cell>
          <table:table-cell table:style-name="ce17" table:formula="of:=VLOOKUP([.F291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195" calcext:value-type="float">
            <text:p>19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9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13" table:formula="of:=&quot;(select t.id from &quot;&amp;[.F$2]&amp;&quot; t where t.&quot;&amp;[.F$3]&amp;&quot; = '&quot;&amp;[.F291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13" table:formula="of:=&quot;(select t.id from &quot;&amp;[.H$2]&amp;&quot; t where t.&quot;&amp;[.H$3]&amp;&quot; = '&quot;&amp;[.H2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91]&amp;&quot;,&quot;&amp;[.C291]&amp;&quot;,&quot;&amp;IF(ISBLANK([.D291]);0;[.D291])&amp;&quot;,&quot;&amp;IF(ISBLANK([.E291]);0;[.E291])&amp;&quot;,&quot;&amp;[.I291]&amp;&quot;,&quot;&amp;[.J291]&amp;&quot;,&quot;&amp;[.K291]&amp;&quot;,&quot;&amp;[.L291]&amp;&quot;,&quot;&amp;[.M291]&amp;&quot;,&quot;&amp;[.N291]&amp;&quot;,&quot;&amp;[.S291]&amp;&quot;,&quot;&amp;[.T291]&amp;&quot;,&quot;&amp;[.U291]&amp;&quot;,&quot;&amp;[.V291]&amp;&quot;,&quot;&amp;[.W291]&amp;&quot;,&quot;&amp;[.X291]&amp;&quot;,&quot;&amp;[.Y291]&amp;&quot;,0,CURDATE(),CURDATE())&quot;&amp;IF(AND([.B291]&lt;&gt;INDIRECT(ADDRESS(ROW([.B291]) + 1;2));INDIRECT(ADDRESS(ROW([.A291]) + 1;1)) &gt; 0); &quot;;&quot;&amp;CHAR(13)&amp;CHAR(10)&amp;CHAR(13)&amp;CHAR(10)&amp;[.AA$3];IF(INDIRECT(ADDRESS(ROW([.A291]) + 1;1)) &gt; 0;&quot;,&quot;;&quot;;&quot;))" office:value-type="string" office:string-value="(288,12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8,12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92])-3" office:value-type="float" office:value="289" calcext:value-type="float">
            <text:p>289</text:p>
          </table:table-cell>
          <table:table-cell table:style-name="ce13" office:value-type="string" calcext:value-type="string">
            <text:p>MC1 Set 02.2 quasi soglia con gambe</text:p>
          </table:table-cell>
          <table:table-cell table:style-name="ce13" table:formula="of:=IF([.B292]=[.B291];[.C291]+1;1)" office:value-type="float" office:value="13" calcext:value-type="float">
            <text:p>1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B1DOCM</text:p>
          </table:table-cell>
          <table:table-cell table:style-name="ce17" table:formula="of:=VLOOKUP([.F292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9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13" table:formula="of:=&quot;(select t.id from &quot;&amp;[.F$2]&amp;&quot; t where t.&quot;&amp;[.F$3]&amp;&quot; = '&quot;&amp;[.F292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13" table:formula="of:=&quot;(select t.id from &quot;&amp;[.H$2]&amp;&quot; t where t.&quot;&amp;[.H$3]&amp;&quot; = '&quot;&amp;[.H2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92]&amp;&quot;,&quot;&amp;[.C292]&amp;&quot;,&quot;&amp;IF(ISBLANK([.D292]);0;[.D292])&amp;&quot;,&quot;&amp;IF(ISBLANK([.E292]);0;[.E292])&amp;&quot;,&quot;&amp;[.I292]&amp;&quot;,&quot;&amp;[.J292]&amp;&quot;,&quot;&amp;[.K292]&amp;&quot;,&quot;&amp;[.L292]&amp;&quot;,&quot;&amp;[.M292]&amp;&quot;,&quot;&amp;[.N292]&amp;&quot;,&quot;&amp;[.S292]&amp;&quot;,&quot;&amp;[.T292]&amp;&quot;,&quot;&amp;[.U292]&amp;&quot;,&quot;&amp;[.V292]&amp;&quot;,&quot;&amp;[.W292]&amp;&quot;,&quot;&amp;[.X292]&amp;&quot;,&quot;&amp;[.Y292]&amp;&quot;,0,CURDATE(),CURDATE())&quot;&amp;IF(AND([.B292]&lt;&gt;INDIRECT(ADDRESS(ROW([.B292]) + 1;2));INDIRECT(ADDRESS(ROW([.A292]) + 1;1)) &gt; 0); &quot;;&quot;&amp;CHAR(13)&amp;CHAR(10)&amp;CHAR(13)&amp;CHAR(10)&amp;[.AA$3];IF(INDIRECT(ADDRESS(ROW([.A292]) + 1;1)) &gt; 0;&quot;,&quot;;&quot;;&quot;))" office:value-type="string" office:string-value="(289,13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9,13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93])-3" office:value-type="float" office:value="290" calcext:value-type="float">
            <text:p>290</text:p>
          </table:table-cell>
          <table:table-cell table:style-name="ce13" office:value-type="string" calcext:value-type="string">
            <text:p>MC1 Set 02.2 quasi soglia con gambe</text:p>
          </table:table-cell>
          <table:table-cell table:style-name="ce13" table:formula="of:=IF([.B293]=[.B292];[.C292]+1;1)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B1SLCM</text:p>
          </table:table-cell>
          <table:table-cell table:style-name="ce17" table:formula="of:=VLOOKUP([.F29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95" calcext:value-type="float">
            <text:p>9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93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13" table:formula="of:=&quot;(select t.id from &quot;&amp;[.F$2]&amp;&quot; t where t.&quot;&amp;[.F$3]&amp;&quot; = '&quot;&amp;[.F29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13" table:formula="of:=&quot;(select t.id from &quot;&amp;[.H$2]&amp;&quot; t where t.&quot;&amp;[.H$3]&amp;&quot; = '&quot;&amp;[.H2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93]&amp;&quot;,&quot;&amp;[.C293]&amp;&quot;,&quot;&amp;IF(ISBLANK([.D293]);0;[.D293])&amp;&quot;,&quot;&amp;IF(ISBLANK([.E293]);0;[.E293])&amp;&quot;,&quot;&amp;[.I293]&amp;&quot;,&quot;&amp;[.J293]&amp;&quot;,&quot;&amp;[.K293]&amp;&quot;,&quot;&amp;[.L293]&amp;&quot;,&quot;&amp;[.M293]&amp;&quot;,&quot;&amp;[.N293]&amp;&quot;,&quot;&amp;[.S293]&amp;&quot;,&quot;&amp;[.T293]&amp;&quot;,&quot;&amp;[.U293]&amp;&quot;,&quot;&amp;[.V293]&amp;&quot;,&quot;&amp;[.W293]&amp;&quot;,&quot;&amp;[.X293]&amp;&quot;,&quot;&amp;[.Y293]&amp;&quot;,0,CURDATE(),CURDATE())&quot;&amp;IF(AND([.B293]&lt;&gt;INDIRECT(ADDRESS(ROW([.B293]) + 1;2));INDIRECT(ADDRESS(ROW([.A293]) + 1;1)) &gt; 0); &quot;;&quot;&amp;CHAR(13)&amp;CHAR(10)&amp;CHAR(13)&amp;CHAR(10)&amp;[.AA$3];IF(INDIRECT(ADDRESS(ROW([.A293]) + 1;1)) &gt; 0;&quot;,&quot;;&quot;;&quot;))" office:value-type="string" office:string-value="(290,14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0,14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94])-3" office:value-type="float" office:value="291" calcext:value-type="float">
            <text:p>291</text:p>
          </table:table-cell>
          <table:table-cell table:style-name="ce13" office:value-type="string" calcext:value-type="string">
            <text:p>MC1 Set 02.2 quasi soglia con gambe</text:p>
          </table:table-cell>
          <table:table-cell table:style-name="ce13" table:formula="of:=IF([.B294]=[.B293];[.C293]+1;1)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B1DOCM</text:p>
          </table:table-cell>
          <table:table-cell table:style-name="ce17" table:formula="of:=VLOOKUP([.F29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94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13" table:formula="of:=&quot;(select t.id from &quot;&amp;[.F$2]&amp;&quot; t where t.&quot;&amp;[.F$3]&amp;&quot; = '&quot;&amp;[.F29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13" table:formula="of:=&quot;(select t.id from &quot;&amp;[.H$2]&amp;&quot; t where t.&quot;&amp;[.H$3]&amp;&quot; = '&quot;&amp;[.H2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94]&amp;&quot;,&quot;&amp;[.C294]&amp;&quot;,&quot;&amp;IF(ISBLANK([.D294]);0;[.D294])&amp;&quot;,&quot;&amp;IF(ISBLANK([.E294]);0;[.E294])&amp;&quot;,&quot;&amp;[.I294]&amp;&quot;,&quot;&amp;[.J294]&amp;&quot;,&quot;&amp;[.K294]&amp;&quot;,&quot;&amp;[.L294]&amp;&quot;,&quot;&amp;[.M294]&amp;&quot;,&quot;&amp;[.N294]&amp;&quot;,&quot;&amp;[.S294]&amp;&quot;,&quot;&amp;[.T294]&amp;&quot;,&quot;&amp;[.U294]&amp;&quot;,&quot;&amp;[.V294]&amp;&quot;,&quot;&amp;[.W294]&amp;&quot;,&quot;&amp;[.X294]&amp;&quot;,&quot;&amp;[.Y294]&amp;&quot;,0,CURDATE(),CURDATE())&quot;&amp;IF(AND([.B294]&lt;&gt;INDIRECT(ADDRESS(ROW([.B294]) + 1;2));INDIRECT(ADDRESS(ROW([.A294]) + 1;1)) &gt; 0); &quot;;&quot;&amp;CHAR(13)&amp;CHAR(10)&amp;CHAR(13)&amp;CHAR(10)&amp;[.AA$3];IF(INDIRECT(ADDRESS(ROW([.A294]) + 1;1)) &gt; 0;&quot;,&quot;;&quot;;&quot;))" office:value-type="string" office:string-value="(291,15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1,15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95])-3" office:value-type="float" office:value="292" calcext:value-type="float">
            <text:p>292</text:p>
          </table:table-cell>
          <table:table-cell table:style-name="ce13" office:value-type="string" calcext:value-type="string">
            <text:p>MC1 Set 02.2 quasi soglia con gambe</text:p>
          </table:table-cell>
          <table:table-cell table:style-name="ce13" table:formula="of:=IF([.B295]=[.B294];[.C294]+1;1)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B1SLCM</text:p>
          </table:table-cell>
          <table:table-cell table:style-name="ce17" table:formula="of:=VLOOKUP([.F295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195" calcext:value-type="float">
            <text:p>19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95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13" table:formula="of:=&quot;(select t.id from &quot;&amp;[.F$2]&amp;&quot; t where t.&quot;&amp;[.F$3]&amp;&quot; = '&quot;&amp;[.F295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13" table:formula="of:=&quot;(select t.id from &quot;&amp;[.H$2]&amp;&quot; t where t.&quot;&amp;[.H$3]&amp;&quot; = '&quot;&amp;[.H2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95]&amp;&quot;,&quot;&amp;[.C295]&amp;&quot;,&quot;&amp;IF(ISBLANK([.D295]);0;[.D295])&amp;&quot;,&quot;&amp;IF(ISBLANK([.E295]);0;[.E295])&amp;&quot;,&quot;&amp;[.I295]&amp;&quot;,&quot;&amp;[.J295]&amp;&quot;,&quot;&amp;[.K295]&amp;&quot;,&quot;&amp;[.L295]&amp;&quot;,&quot;&amp;[.M295]&amp;&quot;,&quot;&amp;[.N295]&amp;&quot;,&quot;&amp;[.S295]&amp;&quot;,&quot;&amp;[.T295]&amp;&quot;,&quot;&amp;[.U295]&amp;&quot;,&quot;&amp;[.V295]&amp;&quot;,&quot;&amp;[.W295]&amp;&quot;,&quot;&amp;[.X295]&amp;&quot;,&quot;&amp;[.Y295]&amp;&quot;,0,CURDATE(),CURDATE())&quot;&amp;IF(AND([.B295]&lt;&gt;INDIRECT(ADDRESS(ROW([.B295]) + 1;2));INDIRECT(ADDRESS(ROW([.A295]) + 1;1)) &gt; 0); &quot;;&quot;&amp;CHAR(13)&amp;CHAR(10)&amp;CHAR(13)&amp;CHAR(10)&amp;[.AA$3];IF(INDIRECT(ADDRESS(ROW([.A295]) + 1;1)) &gt; 0;&quot;,&quot;;&quot;;&quot;))" office:value-type="string" office:string-value="(292,16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2,16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96])-3" office:value-type="float" office:value="293" calcext:value-type="float">
            <text:p>293</text:p>
          </table:table-cell>
          <table:table-cell table:style-name="ce13" office:value-type="string" calcext:value-type="string">
            <text:p>MC1 Set 02.2 quasi soglia con gambe</text:p>
          </table:table-cell>
          <table:table-cell table:style-name="ce13" table:formula="of:=IF([.B296]=[.B295];[.C295]+1;1)" office:value-type="float" office:value="17" calcext:value-type="float">
            <text:p>1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B1DOCM</text:p>
          </table:table-cell>
          <table:table-cell table:style-name="ce17" table:formula="of:=VLOOKUP([.F296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96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13" table:formula="of:=&quot;(select t.id from &quot;&amp;[.F$2]&amp;&quot; t where t.&quot;&amp;[.F$3]&amp;&quot; = '&quot;&amp;[.F296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13" table:formula="of:=&quot;(select t.id from &quot;&amp;[.H$2]&amp;&quot; t where t.&quot;&amp;[.H$3]&amp;&quot; = '&quot;&amp;[.H2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96]&amp;&quot;,&quot;&amp;[.C296]&amp;&quot;,&quot;&amp;IF(ISBLANK([.D296]);0;[.D296])&amp;&quot;,&quot;&amp;IF(ISBLANK([.E296]);0;[.E296])&amp;&quot;,&quot;&amp;[.I296]&amp;&quot;,&quot;&amp;[.J296]&amp;&quot;,&quot;&amp;[.K296]&amp;&quot;,&quot;&amp;[.L296]&amp;&quot;,&quot;&amp;[.M296]&amp;&quot;,&quot;&amp;[.N296]&amp;&quot;,&quot;&amp;[.S296]&amp;&quot;,&quot;&amp;[.T296]&amp;&quot;,&quot;&amp;[.U296]&amp;&quot;,&quot;&amp;[.V296]&amp;&quot;,&quot;&amp;[.W296]&amp;&quot;,&quot;&amp;[.X296]&amp;&quot;,&quot;&amp;[.Y296]&amp;&quot;,0,CURDATE(),CURDATE())&quot;&amp;IF(AND([.B296]&lt;&gt;INDIRECT(ADDRESS(ROW([.B296]) + 1;2));INDIRECT(ADDRESS(ROW([.A296]) + 1;1)) &gt; 0); &quot;;&quot;&amp;CHAR(13)&amp;CHAR(10)&amp;CHAR(13)&amp;CHAR(10)&amp;[.AA$3];IF(INDIRECT(ADDRESS(ROW([.A296]) + 1;1)) &gt; 0;&quot;,&quot;;&quot;;&quot;))" office:value-type="string" office:string-value="(293,17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3,17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97])-3" office:value-type="float" office:value="294" calcext:value-type="float">
            <text:p>294</text:p>
          </table:table-cell>
          <table:table-cell table:style-name="ce13" office:value-type="string" calcext:value-type="string">
            <text:p>MC1 Set 02.2 quasi soglia con gambe</text:p>
          </table:table-cell>
          <table:table-cell table:style-name="ce13" table:formula="of:=IF([.B297]=[.B296];[.C296]+1;1)" office:value-type="float" office:value="18" calcext:value-type="float">
            <text:p>1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B1SLCM</text:p>
          </table:table-cell>
          <table:table-cell table:style-name="ce17" table:formula="of:=VLOOKUP([.F297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95" calcext:value-type="float">
            <text:p>9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97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13" table:formula="of:=&quot;(select t.id from &quot;&amp;[.F$2]&amp;&quot; t where t.&quot;&amp;[.F$3]&amp;&quot; = '&quot;&amp;[.F297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13" table:formula="of:=&quot;(select t.id from &quot;&amp;[.H$2]&amp;&quot; t where t.&quot;&amp;[.H$3]&amp;&quot; = '&quot;&amp;[.H2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97]&amp;&quot;,&quot;&amp;[.C297]&amp;&quot;,&quot;&amp;IF(ISBLANK([.D297]);0;[.D297])&amp;&quot;,&quot;&amp;IF(ISBLANK([.E297]);0;[.E297])&amp;&quot;,&quot;&amp;[.I297]&amp;&quot;,&quot;&amp;[.J297]&amp;&quot;,&quot;&amp;[.K297]&amp;&quot;,&quot;&amp;[.L297]&amp;&quot;,&quot;&amp;[.M297]&amp;&quot;,&quot;&amp;[.N297]&amp;&quot;,&quot;&amp;[.S297]&amp;&quot;,&quot;&amp;[.T297]&amp;&quot;,&quot;&amp;[.U297]&amp;&quot;,&quot;&amp;[.V297]&amp;&quot;,&quot;&amp;[.W297]&amp;&quot;,&quot;&amp;[.X297]&amp;&quot;,&quot;&amp;[.Y297]&amp;&quot;,0,CURDATE(),CURDATE())&quot;&amp;IF(AND([.B297]&lt;&gt;INDIRECT(ADDRESS(ROW([.B297]) + 1;2));INDIRECT(ADDRESS(ROW([.A297]) + 1;1)) &gt; 0); &quot;;&quot;&amp;CHAR(13)&amp;CHAR(10)&amp;CHAR(13)&amp;CHAR(10)&amp;[.AA$3];IF(INDIRECT(ADDRESS(ROW([.A297]) + 1;1)) &gt; 0;&quot;,&quot;;&quot;;&quot;))" office:value-type="string" office:string-value="(294,18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4,18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98])-3" office:value-type="float" office:value="295" calcext:value-type="float">
            <text:p>295</text:p>
          </table:table-cell>
          <table:table-cell table:style-name="ce13" office:value-type="string" calcext:value-type="string">
            <text:p>MC1 Set 02.2 quasi soglia con gambe</text:p>
          </table:table-cell>
          <table:table-cell table:style-name="ce13" table:formula="of:=IF([.B298]=[.B297];[.C297]+1;1)" office:value-type="float" office:value="19" calcext:value-type="float">
            <text:p>1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B1DOCM</text:p>
          </table:table-cell>
          <table:table-cell table:style-name="ce17" table:formula="of:=VLOOKUP([.F298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98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13" table:formula="of:=&quot;(select t.id from &quot;&amp;[.F$2]&amp;&quot; t where t.&quot;&amp;[.F$3]&amp;&quot; = '&quot;&amp;[.F298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13" table:formula="of:=&quot;(select t.id from &quot;&amp;[.H$2]&amp;&quot; t where t.&quot;&amp;[.H$3]&amp;&quot; = '&quot;&amp;[.H2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98]&amp;&quot;,&quot;&amp;[.C298]&amp;&quot;,&quot;&amp;IF(ISBLANK([.D298]);0;[.D298])&amp;&quot;,&quot;&amp;IF(ISBLANK([.E298]);0;[.E298])&amp;&quot;,&quot;&amp;[.I298]&amp;&quot;,&quot;&amp;[.J298]&amp;&quot;,&quot;&amp;[.K298]&amp;&quot;,&quot;&amp;[.L298]&amp;&quot;,&quot;&amp;[.M298]&amp;&quot;,&quot;&amp;[.N298]&amp;&quot;,&quot;&amp;[.S298]&amp;&quot;,&quot;&amp;[.T298]&amp;&quot;,&quot;&amp;[.U298]&amp;&quot;,&quot;&amp;[.V298]&amp;&quot;,&quot;&amp;[.W298]&amp;&quot;,&quot;&amp;[.X298]&amp;&quot;,&quot;&amp;[.Y298]&amp;&quot;,0,CURDATE(),CURDATE())&quot;&amp;IF(AND([.B298]&lt;&gt;INDIRECT(ADDRESS(ROW([.B298]) + 1;2));INDIRECT(ADDRESS(ROW([.A298]) + 1;1)) &gt; 0); &quot;;&quot;&amp;CHAR(13)&amp;CHAR(10)&amp;CHAR(13)&amp;CHAR(10)&amp;[.AA$3];IF(INDIRECT(ADDRESS(ROW([.A298]) + 1;1)) &gt; 0;&quot;,&quot;;&quot;;&quot;))" office:value-type="string" office:string-value="(295,19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5,19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299])-3" office:value-type="float" office:value="296" calcext:value-type="float">
            <text:p>296</text:p>
          </table:table-cell>
          <table:table-cell table:style-name="ce13" office:value-type="string" calcext:value-type="string">
            <text:p>MC1 Set 02.2 quasi soglia con gambe</text:p>
          </table:table-cell>
          <table:table-cell table:style-name="ce13" table:formula="of:=IF([.B299]=[.B298];[.C298]+1;1)" office:value-type="float" office:value="20" calcext:value-type="float">
            <text:p>2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B1GASL</text:p>
          </table:table-cell>
          <table:table-cell table:style-name="ce17" table:formula="of:=VLOOKUP([.F299];['file:///C:/Sites/goggles/db/seed_generators/training/Dati_Training.ods'#$exercises.$B$4:.$C$250];2;0)" office:value-type="string" office:string-value="Gambe SL soglia" calcext:value-type="string">
            <text:p>Gambe SL sogli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29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13" table:formula="of:=&quot;(select t.id from &quot;&amp;[.F$2]&amp;&quot; t where t.&quot;&amp;[.F$3]&amp;&quot; = '&quot;&amp;[.F299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13" table:formula="of:=&quot;(select t.id from &quot;&amp;[.H$2]&amp;&quot; t where t.&quot;&amp;[.H$3]&amp;&quot; = '&quot;&amp;[.H2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2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2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2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2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299]&amp;&quot;,&quot;&amp;[.C299]&amp;&quot;,&quot;&amp;IF(ISBLANK([.D299]);0;[.D299])&amp;&quot;,&quot;&amp;IF(ISBLANK([.E299]);0;[.E299])&amp;&quot;,&quot;&amp;[.I299]&amp;&quot;,&quot;&amp;[.J299]&amp;&quot;,&quot;&amp;[.K299]&amp;&quot;,&quot;&amp;[.L299]&amp;&quot;,&quot;&amp;[.M299]&amp;&quot;,&quot;&amp;[.N299]&amp;&quot;,&quot;&amp;[.S299]&amp;&quot;,&quot;&amp;[.T299]&amp;&quot;,&quot;&amp;[.U299]&amp;&quot;,&quot;&amp;[.V299]&amp;&quot;,&quot;&amp;[.W299]&amp;&quot;,&quot;&amp;[.X299]&amp;&quot;,&quot;&amp;[.Y299]&amp;&quot;,0,CURDATE(),CURDATE())&quot;&amp;IF(AND([.B299]&lt;&gt;INDIRECT(ADDRESS(ROW([.B299]) + 1;2));INDIRECT(ADDRESS(ROW([.A299]) + 1;1)) &gt; 0); &quot;;&quot;&amp;CHAR(13)&amp;CHAR(10)&amp;CHAR(13)&amp;CHAR(10)&amp;[.AA$3];IF(INDIRECT(ADDRESS(ROW([.A299]) + 1;1)) &gt; 0;&quot;,&quot;;&quot;;&quot;))" office:value-type="string" office:string-value="(296,20,3,100,150,0,0,0,0,0,(select t.id from user_trainings t where t.description = 'MC1 Set 02.2 quasi sogl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6,20,3,100,150,0,0,0,0,0,(select t.id from user_trainings t where t.description = 'MC1 Set 02.2 quasi sogl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300])-3" office:value-type="float" office:value="297" calcext:value-type="float">
            <text:p>297</text:p>
          </table:table-cell>
          <table:table-cell table:style-name="ce13" office:value-type="string" calcext:value-type="string">
            <text:p>MC1 Set 02.2 quasi soglia con gambe</text:p>
          </table:table-cell>
          <table:table-cell table:style-name="ce13" table:formula="of:=IF([.B300]=[.B299];[.C299]+1;1)" office:value-type="float" office:value="21" calcext:value-type="float">
            <text:p>21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GFADO</text:p>
          </table:table-cell>
          <table:table-cell table:style-name="ce17" table:formula="of:=VLOOKUP([.F300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30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13" table:formula="of:=&quot;(select t.id from &quot;&amp;[.F$2]&amp;&quot; t where t.&quot;&amp;[.F$3]&amp;&quot; = '&quot;&amp;[.F300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13" table:formula="of:=&quot;(select t.id from &quot;&amp;[.H$2]&amp;&quot; t where t.&quot;&amp;[.H$3]&amp;&quot; = '&quot;&amp;[.H3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3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3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3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3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300]&amp;&quot;,&quot;&amp;[.C300]&amp;&quot;,&quot;&amp;IF(ISBLANK([.D300]);0;[.D300])&amp;&quot;,&quot;&amp;IF(ISBLANK([.E300]);0;[.E300])&amp;&quot;,&quot;&amp;[.I300]&amp;&quot;,&quot;&amp;[.J300]&amp;&quot;,&quot;&amp;[.K300]&amp;&quot;,&quot;&amp;[.L300]&amp;&quot;,&quot;&amp;[.M300]&amp;&quot;,&quot;&amp;[.N300]&amp;&quot;,&quot;&amp;[.S300]&amp;&quot;,&quot;&amp;[.T300]&amp;&quot;,&quot;&amp;[.U300]&amp;&quot;,&quot;&amp;[.V300]&amp;&quot;,&quot;&amp;[.W300]&amp;&quot;,&quot;&amp;[.X300]&amp;&quot;,&quot;&amp;[.Y300]&amp;&quot;,0,CURDATE(),CURDATE())&quot;&amp;IF(AND([.B300]&lt;&gt;INDIRECT(ADDRESS(ROW([.B300]) + 1;2));INDIRECT(ADDRESS(ROW([.A300]) + 1;1)) &gt; 0); &quot;;&quot;&amp;CHAR(13)&amp;CHAR(10)&amp;CHAR(13)&amp;CHAR(10)&amp;[.AA$3];IF(INDIRECT(ADDRESS(ROW([.A300]) + 1;1)) &gt; 0;&quot;,&quot;;&quot;;&quot;))" office:value-type="string" office:string-value="(297,21,6,50,70,0,0,0,0,0,(select t.id from user_trainings t where t.description = 'MC1 Set 02.2 quasi sogl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7,21,6,50,70,0,0,0,0,0,(select t.id from user_trainings t where t.description = 'MC1 Set 02.2 quasi sogl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301])-3" office:value-type="float" office:value="298" calcext:value-type="float">
            <text:p>298</text:p>
          </table:table-cell>
          <table:table-cell table:style-name="ce13" office:value-type="string" calcext:value-type="string">
            <text:p>MC1 Set 02.2 quasi soglia con gambe</text:p>
          </table:table-cell>
          <table:table-cell table:style-name="ce13" table:formula="of:=IF([.B301]=[.B300];[.C300]+1;1)" office:value-type="float" office:value="22" calcext:value-type="float">
            <text:p>22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CGSLRA</text:p>
          </table:table-cell>
          <table:table-cell table:style-name="ce17" table:formula="of:=VLOOKUP([.F301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70" calcext:value-type="float">
            <text:p>7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string" calcext:value-type="string">
            <text:p>T</text:p>
          </table:table-cell>
          <table:table-cell table:style-name="ce13"/>
          <table:table-cell table:style-name="ce13" table:formula="of:=&quot;(select t.id from &quot;&amp;[.B$2]&amp;&quot; t where t.&quot;&amp;[.B$3]&amp;&quot; = '&quot;&amp;[.B30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13" table:formula="of:=&quot;(select t.id from &quot;&amp;[.F$2]&amp;&quot; t where t.&quot;&amp;[.F$3]&amp;&quot; = '&quot;&amp;[.F301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13" table:formula="of:=&quot;(select t.id from &quot;&amp;[.H$2]&amp;&quot; t where t.&quot;&amp;[.H$3]&amp;&quot; = '&quot;&amp;[.H3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13" table:formula="of:=&quot;(select t.id from &quot;&amp;[.O$2]&amp;&quot; t where t.&quot;&amp;[.O$3]&amp;&quot; = '&quot;&amp;[.O3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3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30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13" table:formula="of:=&quot;(select t.id from &quot;&amp;[.R$2]&amp;&quot; t where t.&quot;&amp;[.R$3]&amp;&quot; = '&quot;&amp;[.R3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301]&amp;&quot;,&quot;&amp;[.C301]&amp;&quot;,&quot;&amp;IF(ISBLANK([.D301]);0;[.D301])&amp;&quot;,&quot;&amp;IF(ISBLANK([.E301]);0;[.E301])&amp;&quot;,&quot;&amp;[.I301]&amp;&quot;,&quot;&amp;[.J301]&amp;&quot;,&quot;&amp;[.K301]&amp;&quot;,&quot;&amp;[.L301]&amp;&quot;,&quot;&amp;[.M301]&amp;&quot;,&quot;&amp;[.N301]&amp;&quot;,&quot;&amp;[.S301]&amp;&quot;,&quot;&amp;[.T301]&amp;&quot;,&quot;&amp;[.U301]&amp;&quot;,&quot;&amp;[.V301]&amp;&quot;,&quot;&amp;[.W301]&amp;&quot;,&quot;&amp;[.X301]&amp;&quot;,&quot;&amp;[.Y301]&amp;&quot;,0,CURDATE(),CURDATE())&quot;&amp;IF(AND([.B301]&lt;&gt;INDIRECT(ADDRESS(ROW([.B301]) + 1;2));INDIRECT(ADDRESS(ROW([.A301]) + 1;1)) &gt; 0); &quot;;&quot;&amp;CHAR(13)&amp;CHAR(10)&amp;CHAR(13)&amp;CHAR(10)&amp;[.AA$3];IF(INDIRECT(ADDRESS(ROW([.A301]) + 1;1)) &gt; 0;&quot;,&quot;;&quot;;&quot;))" office:value-type="string" office:string-value="(298,22,8,50,70,0,0,0,0,0,(select t.id from user_trainings t where t.description = 'MC1 Set 02.2 quasi sogl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98,22,8,50,70,0,0,0,0,0,(select t.id from user_trainings t where t.description = 'MC1 Set 02.2 quasi sogl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13" table:formula="of:=ROW([.A302])-3" office:value-type="float" office:value="299" calcext:value-type="float">
            <text:p>299</text:p>
          </table:table-cell>
          <table:table-cell table:style-name="ce13" office:value-type="string" calcext:value-type="string">
            <text:p>MC1 Set 02.2 quasi soglia con gambe</text:p>
          </table:table-cell>
          <table:table-cell table:style-name="ce13" table:formula="of:=IF([.B302]=[.B301];[.C301]+1;1)" office:value-type="float" office:value="23" calcext:value-type="float">
            <text:p>2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A1PIAC</text:p>
          </table:table-cell>
          <table:table-cell table:style-name="ce17" table:formula="of:=VLOOKUP([.F30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13" office:value-type="string" calcext:value-type="string">
            <text:p>D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table:formula="of:=&quot;(select t.id from &quot;&amp;[.B$2]&amp;&quot; t where t.&quot;&amp;[.B$3]&amp;&quot; = '&quot;&amp;[.B30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13" table:formula="of:=&quot;(select t.id from &quot;&amp;[.F$2]&amp;&quot; t where t.&quot;&amp;[.F$3]&amp;&quot; = '&quot;&amp;[.F30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13" table:formula="of:=&quot;(select t.id from &quot;&amp;[.H$2]&amp;&quot; t where t.&quot;&amp;[.H$3]&amp;&quot; = '&quot;&amp;[.H30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13" table:formula="of:=&quot;(select t.id from &quot;&amp;[.O$2]&amp;&quot; t where t.&quot;&amp;[.O$3]&amp;&quot; = '&quot;&amp;[.O3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13" table:formula="of:=&quot;(select t.id from &quot;&amp;[.P$2]&amp;&quot; t where t.&quot;&amp;[.P$3]&amp;&quot; = '&quot;&amp;[.P3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13" table:formula="of:=&quot;(select t.id from &quot;&amp;[.Q$2]&amp;&quot; t where t.&quot;&amp;[.Q$3]&amp;&quot; = '&quot;&amp;[.Q3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13" table:formula="of:=&quot;(select t.id from &quot;&amp;[.R$2]&amp;&quot; t where t.&quot;&amp;[.R$3]&amp;&quot; = '&quot;&amp;[.R3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13"/>
          <table:table-cell table:formula="of:=&quot;(&quot;&amp;[.A302]&amp;&quot;,&quot;&amp;[.C302]&amp;&quot;,&quot;&amp;IF(ISBLANK([.D302]);0;[.D302])&amp;&quot;,&quot;&amp;IF(ISBLANK([.E302]);0;[.E302])&amp;&quot;,&quot;&amp;[.I302]&amp;&quot;,&quot;&amp;[.J302]&amp;&quot;,&quot;&amp;[.K302]&amp;&quot;,&quot;&amp;[.L302]&amp;&quot;,&quot;&amp;[.M302]&amp;&quot;,&quot;&amp;[.N302]&amp;&quot;,&quot;&amp;[.S302]&amp;&quot;,&quot;&amp;[.T302]&amp;&quot;,&quot;&amp;[.U302]&amp;&quot;,&quot;&amp;[.V302]&amp;&quot;,&quot;&amp;[.W302]&amp;&quot;,&quot;&amp;[.X302]&amp;&quot;,&quot;&amp;[.Y302]&amp;&quot;,0,CURDATE(),CURDATE())&quot;&amp;IF(AND([.B302]&lt;&gt;INDIRECT(ADDRESS(ROW([.B302]) + 1;2));INDIRECT(ADDRESS(ROW([.A302]) + 1;1)) &gt; 0); &quot;;&quot;&amp;CHAR(13)&amp;CHAR(10)&amp;CHAR(13)&amp;CHAR(10)&amp;[.AA$3];IF(INDIRECT(ADDRESS(ROW([.A302]) + 1;1)) &gt; 0;&quot;,&quot;;&quot;;&quot;))" office:value-type="string" office:string-value="(299,23,1,100,0,0,0,0,0,0,(select t.id from user_trainings t where t.description = 'MC1 Set 02.2 quasi sogl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" calcext:value-type="string">
            <text:p>(299,23,1,100,0,0,0,0,0,0,(select t.id from user_trainings t where t.description = 'MC1 Set 02.2 quasi sogl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</text:p>
          </table:table-cell>
          <table:table-cell table:number-columns-repeated="997"/>
        </table:table-row>
        <table:table-row table:style-name="ro3" table:number-rows-repeated="1048269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ser_training_stories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20" table:default-cell-style-name="ce18"/>
        <table:table-column table:style-name="co21" table:default-cell-style-name="ce20"/>
        <table:table-column table:style-name="co22" table:default-cell-style-name="ce20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8" table:default-cell-style-name="Default"/>
        <table:table-row table:style-name="ro6">
          <table:table-cell table:style-name="ce8" office:value-type="string" calcext:value-type="string">
            <text:p>user_training_stories</text:p>
          </table:table-cell>
          <table:table-cell table:number-columns-repeated="13"/>
          <table:table-cell table:style-name="ce9" office:value-type="string" calcext:value-type="string">
            <text:p>SQL</text:p>
          </table:table-cell>
          <table:table-cell table:number-columns-repeated="998"/>
        </table:table-row>
        <table:table-row table:style-name="ro2">
          <table:table-cell/>
          <table:table-cell table:style-name="ce14" office:value-type="string" calcext:value-type="string">
            <text:p>user_trainings</text:p>
          </table:table-cell>
          <table:table-cell table:number-columns-repeated="6"/>
          <table:table-cell table:style-name="ce14" office:value-type="string" calcext:value-type="string">
            <text:p>swimming_pools</text:p>
          </table:table-cell>
          <table:table-cell table:style-name="ce14" office:value-type="string" calcext:value-type="string">
            <text:p>swimmer_level_types</text:p>
          </table:table-cell>
          <table:table-cell table:number-columns-repeated="4"/>
          <table:table-cell table:style-name="ce11" table:formula="of:=&quot;--&quot;&amp;CHAR(13)&amp;CHAR(10)&amp;&quot;-- Dump dei dati per la tabella &quot;&amp;[.$A$1]&amp;CHAR(13)&amp;CHAR(10)&amp;&quot;-- &quot;" office:value-type="string" office:string-value="--&#13;&#10;-- Dump dei dati per la tabella user_training_stories&#13;&#10;-- " calcext:value-type="string">
            <text:p>--</text:p>
            <text:p>-- Dump dei dati per la tabella user_training_stories</text:p>
            <text:p>-- </text:p>
          </table:table-cell>
          <table:table-cell table:number-columns-repeated="998"/>
        </table:table-row>
        <table:table-row table:style-name="ro5">
          <table:table-cell table:style-name="ce9" office:value-type="string" calcext:value-type="string">
            <text:p>id</text:p>
          </table:table-cell>
          <table:table-cell table:style-name="ce14" office:value-type="string" calcext:value-type="string">
            <text:p>description</text:p>
          </table:table-cell>
          <table:table-cell table:style-name="ce19" office:value-type="string" calcext:value-type="string">
            <text:p>swam_date</text:p>
          </table:table-cell>
          <table:table-cell table:style-name="ce21" office:value-type="string" calcext:value-type="string">
            <text:p>ore</text:p>
          </table:table-cell>
          <table:table-cell table:style-name="ce21" office:value-type="string" calcext:value-type="string">
            <text:p>minuti</text:p>
          </table:table-cell>
          <table:table-cell table:style-name="ce9" office:value-type="string" calcext:value-type="string">
            <text:p>total_training_time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user_id</text:p>
          </table:table-cell>
          <table:table-cell table:style-name="ce14" office:value-type="string" calcext:value-type="string">
            <text:p>nick_name</text:p>
          </table:table-cell>
          <table:table-cell table:style-name="ce14" office:value-type="string" calcext:value-type="string">
            <text:p>code</text:p>
          </table:table-cell>
          <table:table-cell table:style-name="ce9" office:value-type="string" calcext:value-type="string">
            <text:p>user_training_id</text:p>
          </table:table-cell>
          <table:table-cell table:style-name="ce9" office:value-type="string" calcext:value-type="string">
            <text:p>swimming_pool_id</text:p>
          </table:table-cell>
          <table:table-cell table:style-name="ce9" office:value-type="string" calcext:value-type="string">
            <text:p>swimmer_level_type_id</text:p>
          </table:table-cell>
          <table:table-cell table:style-name="ce9"/>
          <table:table-cell table:formula="of:=&quot;INSERT INTO &quot;&amp;[.$A$1]&amp;&quot; (&quot;&amp;[.$A$3]&amp;&quot;,&quot;&amp;[.$C$3]&amp;&quot;,&quot;&amp;[.$F$3]&amp;&quot;,&quot;&amp;[.$G$3]&amp;&quot;,&quot;&amp;[.$H$3]&amp;&quot;,&quot;&amp;[.$K$3]&amp;&quot;,&quot;&amp;[.$L$3]&amp;&quot;,&quot;&amp;[.$M$3]&amp;&quot;,lock_version,created_at,updated_at) VALUES &quot;" office:value-type="string" office:string-value="INSERT INTO user_training_stories (id,swam_date,total_training_time,notes,user_id,user_training_id,swimming_pool_id,swimmer_level_type_id,lock_version,created_at,updated_at) VALUES " calcext:value-type="string">
            <text:p>INSERT INTO user_training_stories (id,swam_date,total_training_time,notes,user_id,user_training_id,swimming_pool_id,swimmer_level_type_id,lock_version,created_at,updated_at) VALUES </text:p>
          </table:table-cell>
          <table:table-cell table:style-name="ce9" table:number-columns-repeated="998"/>
        </table:table-row>
        <table:table-row table:style-name="ro5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string" calcext:value-type="string">
            <text:p>2014-02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4]*60 + [.D4]*3600" office:value-type="float" office:value="5400" calcext:value-type="float">
            <text:p>5400</text:p>
          </table:table-cell>
          <table:table-cell office:value-type="string" calcext:value-type="string">
            <text:p>Fatic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4]&amp;&quot;,'&quot;&amp;[.C4]&amp;&quot;',&quot;&amp;[.F4]&amp;&quot;,'&quot;&amp;SUBSTITUTE([.G4];&quot;'&quot;;&quot;''&quot;)&amp;&quot;',&quot;&amp;[.H4]&amp;&quot;,&quot;&amp;[.K4]&amp;&quot;,&quot;&amp;[.L4]&amp;&quot;,&quot;&amp;[.M4]&amp;&quot;,0,CURDATE(),CURDATE())&quot;&amp;IF(INDIRECT(ADDRESS(ROW([.A4])+1;1))&gt;0;&quot;,&quot;;&quot;;&quot;)" office:value-type="string" office:string-value="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" calcext:value-type="string">
            <text:p>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string" calcext:value-type="string">
            <text:p>2014-02-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formula="of:=[.E5]*60 + [.D5]*3600" office:value-type="float" office:value="5520" calcext:value-type="float">
            <text:p>5520</text:p>
          </table:table-cell>
          <table:table-cell office:value-type="string" calcext:value-type="string">
            <text:p>Vasca in sal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5]&amp;&quot;,'&quot;&amp;[.C5]&amp;&quot;',&quot;&amp;[.F5]&amp;&quot;,'&quot;&amp;SUBSTITUTE([.G5];&quot;'&quot;;&quot;''&quot;)&amp;&quot;',&quot;&amp;[.H5]&amp;&quot;,&quot;&amp;[.K5]&amp;&quot;,&quot;&amp;[.L5]&amp;&quot;,&quot;&amp;[.M5]&amp;&quot;,0,CURDATE(),CURDATE())&quot;&amp;IF(INDIRECT(ADDRESS(ROW([.A5])+1;1))&gt;0;&quot;,&quot;;&quot;;&quot;)" office:value-type="string" office:string-value="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" calcext:value-type="string">
            <text:p>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string" calcext:value-type="string">
            <text:p>2014-02-12</text:p>
          </table:table-cell>
          <table:table-cell/>
          <table:table-cell office:value-type="string" calcext:value-type="string">
            <text:p>50</text:p>
          </table:table-cell>
          <table:table-cell table:formula="of:=[.E6]*60 + [.D6]*3600" office:value-type="float" office:value="3000" calcext:value-type="float">
            <text:p>3000</text:p>
          </table:table-cell>
          <table:table-cell office:value-type="string" calcext:value-type="string">
            <text:p>Fatto non bene, Simone non tirava i 100 MX e finivo per fare la seconda parte aerob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6]&amp;&quot;,'&quot;&amp;[.C6]&amp;&quot;',&quot;&amp;[.F6]&amp;&quot;,'&quot;&amp;SUBSTITUTE([.G6];&quot;'&quot;;&quot;''&quot;)&amp;&quot;',&quot;&amp;[.H6]&amp;&quot;,&quot;&amp;[.K6]&amp;&quot;,&quot;&amp;[.L6]&amp;&quot;,&quot;&amp;[.M6]&amp;&quot;,0,CURDATE(),CURDATE())&quot;&amp;IF(INDIRECT(ADDRESS(ROW([.A6])+1;1))&gt;0;&quot;,&quot;;&quot;;&quot;)" office:value-type="string" office:string-value="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" calcext:value-type="string">
            <text:p>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string" calcext:value-type="string">
            <text:p>2014-02-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7]*60 + [.D7]*3600" office:value-type="float" office:value="5400" calcext:value-type="float">
            <text:p>5400</text:p>
          </table:table-cell>
          <table:table-cell office:value-type="string" calcext:value-type="string">
            <text:p>Oggi non ne ave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7]&amp;&quot;,'&quot;&amp;[.C7]&amp;&quot;',&quot;&amp;[.F7]&amp;&quot;,'&quot;&amp;SUBSTITUTE([.G7];&quot;'&quot;;&quot;''&quot;)&amp;&quot;',&quot;&amp;[.H7]&amp;&quot;,&quot;&amp;[.K7]&amp;&quot;,&quot;&amp;[.L7]&amp;&quot;,&quot;&amp;[.M7]&amp;&quot;,0,CURDATE(),CURDATE())&quot;&amp;IF(INDIRECT(ADDRESS(ROW([.A7])+1;1))&gt;0;&quot;,&quot;;&quot;;&quot;)" office:value-type="string" office:string-value="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" calcext:value-type="string">
            <text:p>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string" calcext:value-type="string">
            <text:p>2014-02-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8]*60 + [.D8]*3600" office:value-type="float" office:value="5280" calcext:value-type="float">
            <text:p>5280</text:p>
          </table:table-cell>
          <table:table-cell office:value-type="string" calcext:value-type="string">
            <text:p>Faticoso, nonostante tu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8]&amp;&quot;,'&quot;&amp;[.C8]&amp;&quot;',&quot;&amp;[.F8]&amp;&quot;,'&quot;&amp;SUBSTITUTE([.G8];&quot;'&quot;;&quot;''&quot;)&amp;&quot;',&quot;&amp;[.H8]&amp;&quot;,&quot;&amp;[.K8]&amp;&quot;,&quot;&amp;[.L8]&amp;&quot;,&quot;&amp;[.M8]&amp;&quot;,0,CURDATE(),CURDATE())&quot;&amp;IF(INDIRECT(ADDRESS(ROW([.A8])+1;1))&gt;0;&quot;,&quot;;&quot;;&quot;)" office:value-type="string" office:string-value="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" calcext:value-type="string">
            <text:p>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string" calcext:value-type="string">
            <text:p>2014-02-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9]*60 + [.D9]*3600" office:value-type="float" office:value="5280" calcext:value-type="float">
            <text:p>5280</text:p>
          </table:table-cell>
          <table:table-cell office:value-type="string" calcext:value-type="string">
            <text:p>Legg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9]&amp;&quot;,'&quot;&amp;[.C9]&amp;&quot;',&quot;&amp;[.F9]&amp;&quot;,'&quot;&amp;SUBSTITUTE([.G9];&quot;'&quot;;&quot;''&quot;)&amp;&quot;',&quot;&amp;[.H9]&amp;&quot;,&quot;&amp;[.K9]&amp;&quot;,&quot;&amp;[.L9]&amp;&quot;,&quot;&amp;[.M9]&amp;&quot;,0,CURDATE(),CURDATE())&quot;&amp;IF(INDIRECT(ADDRESS(ROW([.A9])+1;1))&gt;0;&quot;,&quot;;&quot;;&quot;)" office:value-type="string" office:string-value="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" calcext:value-type="string">
            <text:p>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string" calcext:value-type="string">
            <text:p>2014-02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0]*60 + [.D10]*3600" office:value-type="float" office:value="5400" calcext:value-type="float">
            <text:p>5400</text:p>
          </table:table-cell>
          <table:table-cell office:value-type="string" calcext:value-type="string">
            <text:p>Decisamente dura la parte con parten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modorubiera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wimming_pools t where t.nick_name = 'komodorubiera')" calcext:value-type="string">
            <text:p>(select t.id from swimming_pools t where t.nick_name = 'komodorubiera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0]&amp;&quot;,'&quot;&amp;[.C10]&amp;&quot;',&quot;&amp;[.F10]&amp;&quot;,'&quot;&amp;SUBSTITUTE([.G10];&quot;'&quot;;&quot;''&quot;)&amp;&quot;',&quot;&amp;[.H10]&amp;&quot;,&quot;&amp;[.K10]&amp;&quot;,&quot;&amp;[.L10]&amp;&quot;,&quot;&amp;[.M10]&amp;&quot;,0,CURDATE(),CURDATE())&quot;&amp;IF(INDIRECT(ADDRESS(ROW([.A10])+1;1))&gt;0;&quot;,&quot;;&quot;;&quot;)" office:value-type="string" office:string-value="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" calcext:value-type="string">
            <text:p>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.1 aerobico molte gambe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1]*60 + [.D11]*3600" office:value-type="float" office:value="5400" calcext:value-type="float">
            <text:p>5400</text:p>
          </table:table-cell>
          <table:table-cell office:value-type="string" calcext:value-type="string">
            <text:p>Uno spererebbe sempre anche megli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1]&amp;&quot;,'&quot;&amp;[.C11]&amp;&quot;',&quot;&amp;[.F11]&amp;&quot;,'&quot;&amp;SUBSTITUTE([.G11];&quot;'&quot;;&quot;''&quot;)&amp;&quot;',&quot;&amp;[.H11]&amp;&quot;,&quot;&amp;[.K11]&amp;&quot;,&quot;&amp;[.L11]&amp;&quot;,&quot;&amp;[.M11]&amp;&quot;,0,CURDATE(),CURDATE())&quot;&amp;IF(INDIRECT(ADDRESS(ROW([.A11])+1;1))&gt;0;&quot;,&quot;;&quot;;&quot;)" office:value-type="string" office:string-value="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" calcext:value-type="string">
            <text:p>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.2 misti e molte gambe</text:p>
          </table:table-cell>
          <table:table-cell office:value-type="string" calcext:value-type="string">
            <text:p>2014-09-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2]*60 + [.D12]*3600" office:value-type="float" office:value="5400" calcext:value-type="float">
            <text:p>5400</text:p>
          </table:table-cell>
          <table:table-cell office:value-type="string" calcext:value-type="string">
            <text:p>Gambe dors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2]&amp;&quot;,'&quot;&amp;[.C12]&amp;&quot;',&quot;&amp;[.F12]&amp;&quot;,'&quot;&amp;SUBSTITUTE([.G12];&quot;'&quot;;&quot;''&quot;)&amp;&quot;',&quot;&amp;[.H12]&amp;&quot;,&quot;&amp;[.K12]&amp;&quot;,&quot;&amp;[.L12]&amp;&quot;,&quot;&amp;[.M12]&amp;&quot;,0,CURDATE(),CURDATE())&quot;&amp;IF(INDIRECT(ADDRESS(ROW([.A12])+1;1))&gt;0;&quot;,&quot;;&quot;;&quot;)" office:value-type="string" office:string-value="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" calcext:value-type="string">
            <text:p>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.3 fartlek gambe ed aerobico</text:p>
          </table:table-cell>
          <table:table-cell office:value-type="string" calcext:value-type="string">
            <text:p>2014-09-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3]*60 + [.D13]*3600" office:value-type="float" office:value="5400" calcext:value-type="float">
            <text:p>5400</text:p>
          </table:table-cell>
          <table:table-cell office:value-type="string" calcext:value-type="string">
            <text:p>Messo gambe all'inizio per troppa g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3]&amp;&quot;,'&quot;&amp;[.C13]&amp;&quot;',&quot;&amp;[.F13]&amp;&quot;,'&quot;&amp;SUBSTITUTE([.G13];&quot;'&quot;;&quot;''&quot;)&amp;&quot;',&quot;&amp;[.H13]&amp;&quot;,&quot;&amp;[.K13]&amp;&quot;,&quot;&amp;[.L13]&amp;&quot;,&quot;&amp;[.M13]&amp;&quot;,0,CURDATE(),CURDATE())&quot;&amp;IF(INDIRECT(ADDRESS(ROW([.A13])+1;1))&gt;0;&quot;,&quot;;&quot;;&quot;)" office:value-type="string" office:string-value="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" calcext:value-type="string">
            <text:p>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.4 fartlek completo e gambe</text:p>
          </table:table-cell>
          <table:table-cell office:value-type="string" calcext:value-type="string">
            <text:p>2014-09-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4]*60 + [.D14]*3600" office:value-type="float" office:value="5700" calcext:value-type="float">
            <text:p>5700</text:p>
          </table:table-cell>
          <table:table-cell office:value-type="string" calcext:value-type="string">
            <text:p>Una tonnara praticam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4]&amp;&quot;,'&quot;&amp;[.C14]&amp;&quot;',&quot;&amp;[.F14]&amp;&quot;,'&quot;&amp;SUBSTITUTE([.G14];&quot;'&quot;;&quot;''&quot;)&amp;&quot;',&quot;&amp;[.H14]&amp;&quot;,&quot;&amp;[.K14]&amp;&quot;,&quot;&amp;[.L14]&amp;&quot;,&quot;&amp;[.M14]&amp;&quot;,0,CURDATE(),CURDATE())&quot;&amp;IF(INDIRECT(ADDRESS(ROW([.A14])+1;1))&gt;0;&quot;,&quot;;&quot;;&quot;)" office:value-type="string" office:string-value="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" calcext:value-type="string">
            <text:p>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MC1 Set 01.1 aerobico molte gambe</text:p>
          </table:table-cell>
          <table:table-cell office:value-type="string" calcext:value-type="string">
            <text:p>2014-09-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5]*60 + [.D15]*3600" office:value-type="float" office:value="5400" calcext:value-type="float">
            <text:p>5400</text:p>
          </table:table-cell>
          <table:table-cell office:value-type="string" calcext:value-type="string">
            <text:p>Nemmeno troppo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5]&amp;&quot;,'&quot;&amp;[.C15]&amp;&quot;',&quot;&amp;[.F15]&amp;&quot;,'&quot;&amp;SUBSTITUTE([.G15];&quot;'&quot;;&quot;''&quot;)&amp;&quot;',&quot;&amp;[.H15]&amp;&quot;,&quot;&amp;[.K15]&amp;&quot;,&quot;&amp;[.L15]&amp;&quot;,&quot;&amp;[.M15]&amp;&quot;,0,CURDATE(),CURDATE())&quot;&amp;IF(INDIRECT(ADDRESS(ROW([.A15])+1;1))&gt;0;&quot;,&quot;;&quot;;&quot;)" office:value-type="string" office:string-value="(12,'2014-09-08',5400,'Nemmeno troppo faticoso',2,(select t.id from user_trainings t where t.description = 'MC1 Set 01.1 aerobico molte gambe'),(select t.id from swimming_pools t where t.nick_name = 'reggiocomunale25'),(select t.id from swimmer_level_types t where t.code = 'MX'),0,CURDATE(),CURDATE())," calcext:value-type="string">
            <text:p>(12,'2014-09-08',5400,'Nemmeno troppo faticoso',2,(select t.id from user_trainings t where t.description = 'MC1 Set 01.1 aerobico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MC1 Set 01.2 timida soglia con molte gambe</text:p>
          </table:table-cell>
          <table:table-cell office:value-type="string" calcext:value-type="string">
            <text:p>2014-09-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6]*60 + [.D16]*3600" office:value-type="float" office:value="5880" calcext:value-type="float">
            <text:p>5880</text:p>
          </table:table-cell>
          <table:table-cell office:value-type="string" calcext:value-type="string">
            <text:p>Fatta abbastanza b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6]&amp;&quot;,'&quot;&amp;[.C16]&amp;&quot;',&quot;&amp;[.F16]&amp;&quot;,'&quot;&amp;SUBSTITUTE([.G16];&quot;'&quot;;&quot;''&quot;)&amp;&quot;',&quot;&amp;[.H16]&amp;&quot;,&quot;&amp;[.K16]&amp;&quot;,&quot;&amp;[.L16]&amp;&quot;,&quot;&amp;[.M16]&amp;&quot;,0,CURDATE(),CURDATE())&quot;&amp;IF(INDIRECT(ADDRESS(ROW([.A16])+1;1))&gt;0;&quot;,&quot;;&quot;;&quot;)" office:value-type="string" office:string-value="(13,'2014-09-09',5880,'Fatta abbastanza bene',2,(select t.id from user_trainings t where t.description = 'MC1 Set 01.2 timida soglia con molte gambe'),(select t.id from swimming_pools t where t.nick_name = 'reggiocomunale25'),(select t.id from swimmer_level_types t where t.code = 'MX'),0,CURDATE(),CURDATE())," calcext:value-type="string">
            <text:p>(13,'2014-09-09',5880,'Fatta abbastanza bene',2,(select t.id from user_trainings t where t.description = 'MC1 Set 01.2 timida soglia con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MC1 Set 01.3 fartlek completo e gambe</text:p>
          </table:table-cell>
          <table:table-cell office:value-type="string" calcext:value-type="string">
            <text:p>2014-09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formula="of:=[.E17]*60 + [.D17]*3600" office:value-type="float" office:value="6000" calcext:value-type="float">
            <text:p>6000</text:p>
          </table:table-cell>
          <table:table-cell office:value-type="string" calcext:value-type="string">
            <text:p>Lungo e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7]&amp;&quot;,'&quot;&amp;[.C17]&amp;&quot;',&quot;&amp;[.F17]&amp;&quot;,'&quot;&amp;SUBSTITUTE([.G17];&quot;'&quot;;&quot;''&quot;)&amp;&quot;',&quot;&amp;[.H17]&amp;&quot;,&quot;&amp;[.K17]&amp;&quot;,&quot;&amp;[.L17]&amp;&quot;,&quot;&amp;[.M17]&amp;&quot;,0,CURDATE(),CURDATE())&quot;&amp;IF(INDIRECT(ADDRESS(ROW([.A17])+1;1))&gt;0;&quot;,&quot;;&quot;;&quot;)" office:value-type="string" office:string-value="(14,'2014-09-10',6000,'Lungo e faticoso',2,(select t.id from user_trainings t where t.description = 'MC1 Set 01.3 fartlek completo e gambe'),(select t.id from swimming_pools t where t.nick_name = 'reggiocomunale25'),(select t.id from swimmer_level_types t where t.code = 'MX'),0,CURDATE(),CURDATE())," calcext:value-type="string">
            <text:p>(14,'2014-09-10',6000,'Lungo e faticoso',2,(select t.id from user_trainings t where t.description = 'MC1 Set 01.3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MC1 Set 02.1 aerobico con misti</text:p>
          </table:table-cell>
          <table:table-cell office:value-type="string" calcext:value-type="string">
            <text:p>2014-09-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8]*60 + [.D18]*3600" office:value-type="float" office:value="5880" calcext:value-type="float">
            <text:p>5880</text:p>
          </table:table-cell>
          <table:table-cell office:value-type="string" calcext:value-type="string">
            <text:p>Sensazioni discrete. Taica a delf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8]&amp;&quot;,'&quot;&amp;[.C18]&amp;&quot;',&quot;&amp;[.F18]&amp;&quot;,'&quot;&amp;SUBSTITUTE([.G18];&quot;'&quot;;&quot;''&quot;)&amp;&quot;',&quot;&amp;[.H18]&amp;&quot;,&quot;&amp;[.K18]&amp;&quot;,&quot;&amp;[.L18]&amp;&quot;,&quot;&amp;[.M18]&amp;&quot;,0,CURDATE(),CURDATE())&quot;&amp;IF(INDIRECT(ADDRESS(ROW([.A18])+1;1))&gt;0;&quot;,&quot;;&quot;;&quot;)" office:value-type="string" office:string-value="(15,'2014-09-15',5880,'Sensazioni discrete. Taica a delfo',2,(select t.id from user_trainings t where t.description = 'MC1 Set 02.1 aerobico con misti'),(select t.id from swimming_pools t where t.nick_name = 'reggiocomunale25'),(select t.id from swimmer_level_types t where t.code = 'MX'),0,CURDATE(),CURDATE())," calcext:value-type="string">
            <text:p>(15,'2014-09-15',5880,'Sensazioni discrete. Taica a delfo',2,(select t.id from user_trainings t where t.description = 'MC1 Set 02.1 aerobico con misti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MC1 Set 02.2 quasi soglia con gambe</text:p>
          </table:table-cell>
          <table:table-cell office:value-type="string" calcext:value-type="string">
            <text:p>2014-09-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9]*60 + [.D19]*3600" office:value-type="float" office:value="5700" calcext:value-type="float">
            <text:p>5700</text:p>
          </table:table-cell>
          <table:table-cell office:value-type="string" calcext:value-type="string">
            <text:p>Abbastanza bene, ma purtroppo senza cro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9]&amp;&quot;,'&quot;&amp;[.C19]&amp;&quot;',&quot;&amp;[.F19]&amp;&quot;,'&quot;&amp;SUBSTITUTE([.G19];&quot;'&quot;;&quot;''&quot;)&amp;&quot;',&quot;&amp;[.H19]&amp;&quot;,&quot;&amp;[.K19]&amp;&quot;,&quot;&amp;[.L19]&amp;&quot;,&quot;&amp;[.M19]&amp;&quot;,0,CURDATE(),CURDATE())&quot;&amp;IF(INDIRECT(ADDRESS(ROW([.A19])+1;1))&gt;0;&quot;,&quot;;&quot;;&quot;)" office:value-type="string" office:string-value="(16,'2014-09-16',5700,'Abbastanza bene, ma purtroppo senza crono',2,(select t.id from user_trainings t where t.description = 'MC1 Set 02.2 quasi soglia con gambe'),(select t.id from swimming_pools t where t.nick_name = 'reggiocomunale25'),(select t.id from swimmer_level_types t where t.code = 'MX'),0,CURDATE(),CURDATE());" calcext:value-type="string">
            <text:p>(16,'2014-09-16',5700,'Abbastanza bene, ma purtroppo senza crono',2,(select t.id from user_trainings t where t.description = 'MC1 Set 02.2 quasi soglia con gambe'),(select t.id from swimming_pools t where t.nick_name = 'reggiocomunale25'),(select t.id from swimmer_level_types t where t.code = 'MX'),0,CURDATE(),CURDATE());</text:p>
          </table:table-cell>
          <table:table-cell table:number-columns-repeated="998"/>
        </table:table-row>
        <table:table-row table:style-name="ro4" table:number-rows-repeated="45">
          <table:table-cell table:number-columns-repeated="1013"/>
        </table:table-row>
        <table:table-row table:style-name="ro4">
          <table:table-cell table:number-columns-repeated="5"/>
          <table:table-cell table:style-name="ce22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>
          <table:table-cell table:number-columns-repeated="5"/>
          <table:table-cell table:style-name="ce22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 table:number-rows-repeated="12">
          <table:table-cell table:number-columns-repeated="5"/>
          <table:table-cell table:style-name="ce22" table:number-columns-repeated="2"/>
          <table:table-cell table:number-columns-repeated="1006"/>
        </table:table-row>
        <table:table-row table:style-name="ro4" table:number-rows-repeated="77">
          <table:table-cell table:number-columns-repeated="1013"/>
        </table:table-row>
        <table:table-row table:style-name="ro5" table:number-rows-repeated="8">
          <table:table-cell table:number-columns-repeated="1013"/>
        </table:table-row>
        <table:table-row table:style-name="ro4" table:number-rows-repeated="39">
          <table:table-cell table:number-columns-repeated="1013"/>
        </table:table-row>
        <table:table-row table:style-name="ro5" table:number-rows-repeated="4">
          <table:table-cell table:number-columns-repeated="1013"/>
        </table:table-row>
        <table:table-row table:style-name="ro4" table:number-rows-repeated="2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32">
          <table:table-cell table:number-columns-repeated="1013"/>
        </table:table-row>
        <table:table-row table:style-name="ro5" table:number-rows-repeated="29">
          <table:table-cell table:number-columns-repeated="1013"/>
        </table:table-row>
        <table:table-row table:style-name="ro4" table:number-rows-repeated="18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1048276">
          <table:table-cell table:number-columns-repeated="1013"/>
        </table:table-row>
        <table:table-row table:style-name="ro5">
          <table:table-cell table:number-columns-repeated="1013"/>
        </table:table-row>
      </table:table>
      <table:table table:name="'file:///C:/Sites/goggles/db/seed_generators/training/Dati_Training.ods'#exercises" table:print="false" table:style-name="ta_extref">
        <table:table-source xlink:type="simple" xlink:href="../Dati_Training.ods" table:table-name="exercises" table:filter-name="calc8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/>
          <table:table-cell table:style-name="ce7" office:value-type="string">
            <text:p>A1PIAC</text:p>
          </table:table-cell>
          <table:table-cell table:style-name="ce7" office:value-type="string">
            <text:p>Sciolto a piacere</text:p>
          </table:table-cell>
        </table:table-row>
        <table:table-row>
          <table:table-cell/>
          <table:table-cell table:style-name="ce7" office:value-type="string">
            <text:p>A1SLCM</text:p>
          </table:table-cell>
          <table:table-cell table:style-name="ce7" office:value-type="string">
            <text:p>SL completo sciolto</text:p>
          </table:table-cell>
        </table:table-row>
        <table:table-row>
          <table:table-cell/>
          <table:table-cell table:style-name="ce7" office:value-type="string">
            <text:p>A1DOCM</text:p>
          </table:table-cell>
          <table:table-cell table:style-name="ce7" office:value-type="string">
            <text:p>DO completo sciolto</text:p>
          </table:table-cell>
        </table:table-row>
        <table:table-row>
          <table:table-cell/>
          <table:table-cell table:style-name="ce7" office:value-type="string">
            <text:p>A1SLDO</text:p>
          </table:table-cell>
          <table:table-cell table:style-name="ce7" office:value-type="string">
            <text:p>SL/DO sciolto</text:p>
          </table:table-cell>
        </table:table-row>
        <table:table-row>
          <table:table-cell/>
          <table:table-cell table:style-name="ce7" office:value-type="string">
            <text:p>A2SLCM</text:p>
          </table:table-cell>
          <table:table-cell table:style-name="ce7" office:value-type="string">
            <text:p>SL completo resistenza</text:p>
          </table:table-cell>
        </table:table-row>
        <table:table-row>
          <table:table-cell/>
          <table:table-cell table:style-name="ce7" office:value-type="string">
            <text:p>A2DOCM</text:p>
          </table:table-cell>
          <table:table-cell table:style-name="ce7" office:value-type="string">
            <text:p>DO completo resistenza</text:p>
          </table:table-cell>
        </table:table-row>
        <table:table-row>
          <table:table-cell/>
          <table:table-cell table:style-name="ce7" office:value-type="string">
            <text:p>A2FACM</text:p>
          </table:table-cell>
          <table:table-cell table:style-name="ce7" office:value-type="string">
            <text:p>FA completo resistenza</text:p>
          </table:table-cell>
        </table:table-row>
        <table:table-row>
          <table:table-cell/>
          <table:table-cell table:style-name="ce7" office:value-type="string">
            <text:p>A2RACM</text:p>
          </table:table-cell>
          <table:table-cell table:style-name="ce7" office:value-type="string">
            <text:p>RA completo resistenza</text:p>
          </table:table-cell>
        </table:table-row>
        <table:table-row>
          <table:table-cell/>
          <table:table-cell table:style-name="ce7" office:value-type="string">
            <text:p>A2MICM</text:p>
          </table:table-cell>
          <table:table-cell table:style-name="ce7" office:value-type="string">
            <text:p>MX completo resistenza</text:p>
          </table:table-cell>
        </table:table-row>
        <table:table-row>
          <table:table-cell/>
          <table:table-cell table:style-name="ce7" office:value-type="string">
            <text:p>A2MIIM</text:p>
          </table:table-cell>
          <table:table-cell table:style-name="ce7" office:value-type="string">
            <text:p>MX a rovescio resistenza</text:p>
          </table:table-cell>
        </table:table-row>
        <table:table-row>
          <table:table-cell/>
          <table:table-cell table:style-name="ce7" office:value-type="string">
            <text:p>ACSLPR</text:p>
          </table:table-cell>
          <table:table-cell table:style-name="ce7" office:value-type="string">
            <text:p>SL progressione interna</text:p>
          </table:table-cell>
        </table:table-row>
        <table:table-row>
          <table:table-cell/>
          <table:table-cell table:style-name="ce7" office:value-type="string">
            <text:p>ACDOPR</text:p>
          </table:table-cell>
          <table:table-cell table:style-name="ce7" office:value-type="string">
            <text:p>DO progressione interna</text:p>
          </table:table-cell>
        </table:table-row>
        <table:table-row>
          <table:table-cell/>
          <table:table-cell table:style-name="ce7" office:value-type="string">
            <text:p>ACFAPR</text:p>
          </table:table-cell>
          <table:table-cell table:style-name="ce7" office:value-type="string">
            <text:p>FA progressione interna</text:p>
          </table:table-cell>
        </table:table-row>
        <table:table-row>
          <table:table-cell/>
          <table:table-cell table:style-name="ce7" office:value-type="string">
            <text:p>ACRAPR</text:p>
          </table:table-cell>
          <table:table-cell table:style-name="ce7" office:value-type="string">
            <text:p>RA progressione interna</text:p>
          </table:table-cell>
        </table:table-row>
        <table:table-row>
          <table:table-cell/>
          <table:table-cell table:style-name="ce7" office:value-type="string">
            <text:p>ACMIPR</text:p>
          </table:table-cell>
          <table:table-cell table:style-name="ce7" office:value-type="string">
            <text:p>MX progressione interna</text:p>
          </table:table-cell>
        </table:table-row>
        <table:table-row>
          <table:table-cell/>
          <table:table-cell table:style-name="ce7" office:value-type="string">
            <text:p>ACSLCP</text:p>
          </table:table-cell>
          <table:table-cell table:style-name="ce7" office:value-type="string">
            <text:p>SL completo/progressione</text:p>
          </table:table-cell>
        </table:table-row>
        <table:table-row>
          <table:table-cell/>
          <table:table-cell table:style-name="ce7" office:value-type="string">
            <text:p>ACDOCP</text:p>
          </table:table-cell>
          <table:table-cell table:style-name="ce7" office:value-type="string">
            <text:p>DO completo/progressione</text:p>
          </table:table-cell>
        </table:table-row>
        <table:table-row>
          <table:table-cell/>
          <table:table-cell table:style-name="ce7" office:value-type="string">
            <text:p>ACFACP</text:p>
          </table:table-cell>
          <table:table-cell table:style-name="ce7" office:value-type="string">
            <text:p>FA completo/progressione</text:p>
          </table:table-cell>
        </table:table-row>
        <table:table-row>
          <table:table-cell/>
          <table:table-cell table:style-name="ce7" office:value-type="string">
            <text:p>ACRACP</text:p>
          </table:table-cell>
          <table:table-cell table:style-name="ce7" office:value-type="string">
            <text:p>RA completo/progressione</text:p>
          </table:table-cell>
        </table:table-row>
        <table:table-row>
          <table:table-cell/>
          <table:table-cell table:style-name="ce7" office:value-type="string">
            <text:p>ACSLDA</text:p>
          </table:table-cell>
          <table:table-cell table:style-name="ce7" office:value-type="string">
            <text:p>SL decelerazione/accelerazione</text:p>
          </table:table-cell>
        </table:table-row>
        <table:table-row>
          <table:table-cell/>
          <table:table-cell table:style-name="ce7" office:value-type="string">
            <text:p>ACDODA</text:p>
          </table:table-cell>
          <table:table-cell table:style-name="ce7" office:value-type="string">
            <text:p>DO decelerazione/accelerazione</text:p>
          </table:table-cell>
        </table:table-row>
        <table:table-row>
          <table:table-cell/>
          <table:table-cell table:style-name="ce7" office:value-type="string">
            <text:p>ACFADA</text:p>
          </table:table-cell>
          <table:table-cell table:style-name="ce7" office:value-type="string">
            <text:p>FA decelerazione/accelerazione</text:p>
          </table:table-cell>
        </table:table-row>
        <table:table-row>
          <table:table-cell/>
          <table:table-cell table:style-name="ce7" office:value-type="string">
            <text:p>ACRADA</text:p>
          </table:table-cell>
          <table:table-cell table:style-name="ce7" office:value-type="string">
            <text:p>RA decelerazione/accelerazione</text:p>
          </table:table-cell>
        </table:table-row>
        <table:table-row>
          <table:table-cell/>
          <table:table-cell table:style-name="ce7" office:value-type="string">
            <text:p>B1SLCM</text:p>
          </table:table-cell>
          <table:table-cell table:style-name="ce7" office:value-type="string">
            <text:p>SL soglia</text:p>
          </table:table-cell>
        </table:table-row>
        <table:table-row>
          <table:table-cell/>
          <table:table-cell table:style-name="ce7" office:value-type="string">
            <text:p>B1DOCM</text:p>
          </table:table-cell>
          <table:table-cell table:style-name="ce7" office:value-type="string">
            <text:p>DO soglia</text:p>
          </table:table-cell>
        </table:table-row>
        <table:table-row>
          <table:table-cell/>
          <table:table-cell table:style-name="ce7" office:value-type="string">
            <text:p>B1MICM</text:p>
          </table:table-cell>
          <table:table-cell table:style-name="ce7" office:value-type="string">
            <text:p>MI soglia</text:p>
          </table:table-cell>
        </table:table-row>
        <table:table-row>
          <table:table-cell/>
          <table:table-cell table:style-name="ce7" office:value-type="string">
            <text:p>B2SLCM</text:p>
          </table:table-cell>
          <table:table-cell table:style-name="ce7" office:value-type="string">
            <text:p>SL VO2Max</text:p>
          </table:table-cell>
        </table:table-row>
        <table:table-row>
          <table:table-cell/>
          <table:table-cell table:style-name="ce7" office:value-type="string">
            <text:p>B2DOCM</text:p>
          </table:table-cell>
          <table:table-cell table:style-name="ce7" office:value-type="string">
            <text:p>DO VO2Max</text:p>
          </table:table-cell>
        </table:table-row>
        <table:table-row>
          <table:table-cell/>
          <table:table-cell table:style-name="ce7" office:value-type="string">
            <text:p>B2MICM</text:p>
          </table:table-cell>
          <table:table-cell table:style-name="ce7" office:value-type="string">
            <text:p>MI VO2Max</text:p>
          </table:table-cell>
        </table:table-row>
        <table:table-row>
          <table:table-cell/>
          <table:table-cell table:style-name="ce7" office:value-type="string">
            <text:p>C1SLCM</text:p>
          </table:table-cell>
          <table:table-cell table:style-name="ce7" office:value-type="string">
            <text:p>SL forte</text:p>
          </table:table-cell>
        </table:table-row>
        <table:table-row>
          <table:table-cell/>
          <table:table-cell table:style-name="ce7" office:value-type="string">
            <text:p>C1DOCM</text:p>
          </table:table-cell>
          <table:table-cell table:style-name="ce7" office:value-type="string">
            <text:p>DO forte</text:p>
          </table:table-cell>
        </table:table-row>
        <table:table-row>
          <table:table-cell/>
          <table:table-cell table:style-name="ce7" office:value-type="string">
            <text:p>C1FACM</text:p>
          </table:table-cell>
          <table:table-cell table:style-name="ce7" office:value-type="string">
            <text:p>FA forte</text:p>
          </table:table-cell>
        </table:table-row>
        <table:table-row>
          <table:table-cell/>
          <table:table-cell table:style-name="ce7" office:value-type="string">
            <text:p>C1RACM</text:p>
          </table:table-cell>
          <table:table-cell table:style-name="ce7" office:value-type="string">
            <text:p>RA forte</text:p>
          </table:table-cell>
        </table:table-row>
        <table:table-row>
          <table:table-cell/>
          <table:table-cell table:style-name="ce7" office:value-type="string">
            <text:p>C1MICM</text:p>
          </table:table-cell>
          <table:table-cell table:style-name="ce7" office:value-type="string">
            <text:p>MX forte</text:p>
          </table:table-cell>
        </table:table-row>
        <table:table-row>
          <table:table-cell/>
          <table:table-cell table:style-name="ce7" office:value-type="string">
            <text:p>C1SLCT</text:p>
          </table:table-cell>
          <table:table-cell table:style-name="ce7" office:value-type="string">
            <text:p>SL forte con partenza</text:p>
          </table:table-cell>
        </table:table-row>
        <table:table-row>
          <table:table-cell/>
          <table:table-cell table:style-name="ce7" office:value-type="string">
            <text:p>C1DOCT</text:p>
          </table:table-cell>
          <table:table-cell table:style-name="ce7" office:value-type="string">
            <text:p>DO forte con partenza</text:p>
          </table:table-cell>
        </table:table-row>
        <table:table-row>
          <table:table-cell/>
          <table:table-cell table:style-name="ce7" office:value-type="string">
            <text:p>C1FACT</text:p>
          </table:table-cell>
          <table:table-cell table:style-name="ce7" office:value-type="string">
            <text:p>FA forte con partenza</text:p>
          </table:table-cell>
        </table:table-row>
        <table:table-row>
          <table:table-cell/>
          <table:table-cell table:style-name="ce7" office:value-type="string">
            <text:p>C1RACT</text:p>
          </table:table-cell>
          <table:table-cell table:style-name="ce7" office:value-type="string">
            <text:p>RA forte con partenza</text:p>
          </table:table-cell>
        </table:table-row>
        <table:table-row>
          <table:table-cell/>
          <table:table-cell table:style-name="ce7" office:value-type="string">
            <text:p>C1MICT</text:p>
          </table:table-cell>
          <table:table-cell table:style-name="ce7" office:value-type="string">
            <text:p>MX forte con partenza</text:p>
          </table:table-cell>
        </table:table-row>
        <table:table-row>
          <table:table-cell/>
          <table:table-cell table:style-name="ce7" office:value-type="string">
            <text:p>A2GAGE</text:p>
          </table:table-cell>
          <table:table-cell table:style-name="ce7" office:value-type="string">
            <text:p>Gambe a piacere</text:p>
          </table:table-cell>
        </table:table-row>
        <table:table-row>
          <table:table-cell/>
          <table:table-cell table:style-name="ce7" office:value-type="string">
            <text:p>A1GASL</text:p>
          </table:table-cell>
          <table:table-cell table:style-name="ce7" office:value-type="string">
            <text:p>Gambe SL sciolto</text:p>
          </table:table-cell>
        </table:table-row>
        <table:table-row>
          <table:table-cell/>
          <table:table-cell table:style-name="ce7" office:value-type="string">
            <text:p>A1GADO</text:p>
          </table:table-cell>
          <table:table-cell table:style-name="ce7" office:value-type="string">
            <text:p>Gambe DO sciolto</text:p>
          </table:table-cell>
        </table:table-row>
        <table:table-row>
          <table:table-cell/>
          <table:table-cell table:style-name="ce7" office:value-type="string">
            <text:p>A1GAFA</text:p>
          </table:table-cell>
          <table:table-cell table:style-name="ce7" office:value-type="string">
            <text:p>Gambe FA sciolto</text:p>
          </table:table-cell>
        </table:table-row>
        <table:table-row>
          <table:table-cell/>
          <table:table-cell table:style-name="ce7" office:value-type="string">
            <text:p>A1GARA</text:p>
          </table:table-cell>
          <table:table-cell table:style-name="ce7" office:value-type="string">
            <text:p>Gambe RA sciolto</text:p>
          </table:table-cell>
        </table:table-row>
        <table:table-row>
          <table:table-cell/>
          <table:table-cell table:style-name="ce7" office:value-type="string">
            <text:p>A2GASL</text:p>
          </table:table-cell>
          <table:table-cell table:style-name="ce7" office:value-type="string">
            <text:p>Gambe SL braccia su</text:p>
          </table:table-cell>
        </table:table-row>
        <table:table-row>
          <table:table-cell/>
          <table:table-cell table:style-name="ce7" office:value-type="string">
            <text:p>A2GADO</text:p>
          </table:table-cell>
          <table:table-cell table:style-name="ce7" office:value-type="string">
            <text:p>Gambe DO braccia su</text:p>
          </table:table-cell>
        </table:table-row>
        <table:table-row>
          <table:table-cell/>
          <table:table-cell table:style-name="ce7" office:value-type="string">
            <text:p>A2GAFA</text:p>
          </table:table-cell>
          <table:table-cell table:style-name="ce7" office:value-type="string">
            <text:p>Gambe FA braccia su</text:p>
          </table:table-cell>
        </table:table-row>
        <table:table-row>
          <table:table-cell/>
          <table:table-cell table:style-name="ce7" office:value-type="string">
            <text:p>A2GARA</text:p>
          </table:table-cell>
          <table:table-cell table:style-name="ce7" office:value-type="string">
            <text:p>Gambe RA braccia su</text:p>
          </table:table-cell>
        </table:table-row>
        <table:table-row>
          <table:table-cell/>
          <table:table-cell table:style-name="ce7" office:value-type="string">
            <text:p>A2GAMI</text:p>
          </table:table-cell>
          <table:table-cell table:style-name="ce7" office:value-type="string">
            <text:p>Gambe MI braccia su</text:p>
          </table:table-cell>
        </table:table-row>
        <table:table-row>
          <table:table-cell/>
          <table:table-cell table:style-name="ce7" office:value-type="string">
            <text:p>A2GGSL</text:p>
          </table:table-cell>
          <table:table-cell table:style-name="ce7" office:value-type="string">
            <text:p>Gambe SL braccia giù</text:p>
          </table:table-cell>
        </table:table-row>
        <table:table-row>
          <table:table-cell/>
          <table:table-cell table:style-name="ce7" office:value-type="string">
            <text:p>A2GGDO</text:p>
          </table:table-cell>
          <table:table-cell table:style-name="ce7" office:value-type="string">
            <text:p>Gambe DO braccia giù</text:p>
          </table:table-cell>
        </table:table-row>
        <table:table-row>
          <table:table-cell/>
          <table:table-cell table:style-name="ce7" office:value-type="string">
            <text:p>A2GGFA</text:p>
          </table:table-cell>
          <table:table-cell table:style-name="ce7" office:value-type="string">
            <text:p>Gambe FA braccia giù</text:p>
          </table:table-cell>
        </table:table-row>
        <table:table-row>
          <table:table-cell/>
          <table:table-cell table:style-name="ce7" office:value-type="string">
            <text:p>A2GGRA</text:p>
          </table:table-cell>
          <table:table-cell table:style-name="ce7" office:value-type="string">
            <text:p>Gambe RA braccia giù</text:p>
          </table:table-cell>
        </table:table-row>
        <table:table-row>
          <table:table-cell/>
          <table:table-cell table:style-name="ce7" office:value-type="string">
            <text:p>A2GGMI</text:p>
          </table:table-cell>
          <table:table-cell table:style-name="ce7" office:value-type="string">
            <text:p>Gambe MI braccia giù</text:p>
          </table:table-cell>
        </table:table-row>
        <table:table-row>
          <table:table-cell/>
          <table:table-cell table:style-name="ce7" office:value-type="string">
            <text:p>A2GUSL</text:p>
          </table:table-cell>
          <table:table-cell table:style-name="ce7" office:value-type="string">
            <text:p>Gambe SL subacquea</text:p>
          </table:table-cell>
        </table:table-row>
        <table:table-row>
          <table:table-cell/>
          <table:table-cell table:style-name="ce7" office:value-type="string">
            <text:p>A2GUDO</text:p>
          </table:table-cell>
          <table:table-cell table:style-name="ce7" office:value-type="string">
            <text:p>Gambe DO subacquea</text:p>
          </table:table-cell>
        </table:table-row>
        <table:table-row>
          <table:table-cell/>
          <table:table-cell table:style-name="ce7" office:value-type="string">
            <text:p>A2GUFA</text:p>
          </table:table-cell>
          <table:table-cell table:style-name="ce7" office:value-type="string">
            <text:p>Gambe FA subacquea</text:p>
          </table:table-cell>
        </table:table-row>
        <table:table-row>
          <table:table-cell/>
          <table:table-cell table:style-name="ce7" office:value-type="string">
            <text:p>A2GURA</text:p>
          </table:table-cell>
          <table:table-cell table:style-name="ce7" office:value-type="string">
            <text:p>Gambe RA subacquea</text:p>
          </table:table-cell>
        </table:table-row>
        <table:table-row>
          <table:table-cell/>
          <table:table-cell table:style-name="ce7" office:value-type="string">
            <text:p>A2GFSL</text:p>
          </table:table-cell>
          <table:table-cell table:style-name="ce7" office:value-type="string">
            <text:p>Gambe SL sul fianco</text:p>
          </table:table-cell>
        </table:table-row>
        <table:table-row>
          <table:table-cell/>
          <table:table-cell table:style-name="ce7" office:value-type="string">
            <text:p>A2GFFA</text:p>
          </table:table-cell>
          <table:table-cell table:style-name="ce7" office:value-type="string">
            <text:p>Gambe FA sul fianco</text:p>
          </table:table-cell>
        </table:table-row>
        <table:table-row>
          <table:table-cell/>
          <table:table-cell table:style-name="ce7" office:value-type="string">
            <text:p>A2GDFA</text:p>
          </table:table-cell>
          <table:table-cell table:style-name="ce7" office:value-type="string">
            <text:p>Gambe FA sul dorso</text:p>
          </table:table-cell>
        </table:table-row>
        <table:table-row>
          <table:table-cell/>
          <table:table-cell table:style-name="ce7" office:value-type="string">
            <text:p>A2GDRA</text:p>
          </table:table-cell>
          <table:table-cell table:style-name="ce7" office:value-type="string">
            <text:p>Gambe RA sul dorso</text:p>
          </table:table-cell>
        </table:table-row>
        <table:table-row>
          <table:table-cell/>
          <table:table-cell table:style-name="ce7" office:value-type="string">
            <text:p>B1GASL</text:p>
          </table:table-cell>
          <table:table-cell table:style-name="ce7" office:value-type="string">
            <text:p>Gambe SL soglia</text:p>
          </table:table-cell>
        </table:table-row>
        <table:table-row>
          <table:table-cell/>
          <table:table-cell table:style-name="ce7" office:value-type="string">
            <text:p>B1GADO</text:p>
          </table:table-cell>
          <table:table-cell table:style-name="ce7" office:value-type="string">
            <text:p>Gambe DO soglia</text:p>
          </table:table-cell>
        </table:table-row>
        <table:table-row>
          <table:table-cell/>
          <table:table-cell table:style-name="ce7" office:value-type="string">
            <text:p>B1GAFA</text:p>
          </table:table-cell>
          <table:table-cell table:style-name="ce7" office:value-type="string">
            <text:p>Gambe FA soglia</text:p>
          </table:table-cell>
        </table:table-row>
        <table:table-row>
          <table:table-cell/>
          <table:table-cell table:style-name="ce7" office:value-type="string">
            <text:p>B1GARA</text:p>
          </table:table-cell>
          <table:table-cell table:style-name="ce7" office:value-type="string">
            <text:p>Gambe RA soglia</text:p>
          </table:table-cell>
        </table:table-row>
        <table:table-row>
          <table:table-cell/>
          <table:table-cell table:style-name="ce7" office:value-type="string">
            <text:p>B2GASL</text:p>
          </table:table-cell>
          <table:table-cell table:style-name="ce7" office:value-type="string">
            <text:p>Gambe SL VO2Max</text:p>
          </table:table-cell>
        </table:table-row>
        <table:table-row>
          <table:table-cell/>
          <table:table-cell table:style-name="ce7" office:value-type="string">
            <text:p>B2GADO</text:p>
          </table:table-cell>
          <table:table-cell table:style-name="ce7" office:value-type="string">
            <text:p>Gambe DO VO2Max</text:p>
          </table:table-cell>
        </table:table-row>
        <table:table-row>
          <table:table-cell/>
          <table:table-cell table:style-name="ce7" office:value-type="string">
            <text:p>B2GAFA</text:p>
          </table:table-cell>
          <table:table-cell table:style-name="ce7" office:value-type="string">
            <text:p>Gambe FA VO2Max</text:p>
          </table:table-cell>
        </table:table-row>
        <table:table-row>
          <table:table-cell/>
          <table:table-cell table:style-name="ce7" office:value-type="string">
            <text:p>B2GARA</text:p>
          </table:table-cell>
          <table:table-cell table:style-name="ce7" office:value-type="string">
            <text:p>Gambe RA VO2Max</text:p>
          </table:table-cell>
        </table:table-row>
        <table:table-row>
          <table:table-cell/>
          <table:table-cell table:style-name="ce7" office:value-type="string">
            <text:p>C1GASL</text:p>
          </table:table-cell>
          <table:table-cell table:style-name="ce7" office:value-type="string">
            <text:p>Gambe SL forte</text:p>
          </table:table-cell>
        </table:table-row>
        <table:table-row>
          <table:table-cell/>
          <table:table-cell table:style-name="ce7" office:value-type="string">
            <text:p>C1GADO</text:p>
          </table:table-cell>
          <table:table-cell table:style-name="ce7" office:value-type="string">
            <text:p>Gambe DO forte</text:p>
          </table:table-cell>
        </table:table-row>
        <table:table-row>
          <table:table-cell/>
          <table:table-cell table:style-name="ce7" office:value-type="string">
            <text:p>C1GAFA</text:p>
          </table:table-cell>
          <table:table-cell table:style-name="ce7" office:value-type="string">
            <text:p>Gambe FA forte</text:p>
          </table:table-cell>
        </table:table-row>
        <table:table-row>
          <table:table-cell/>
          <table:table-cell table:style-name="ce7" office:value-type="string">
            <text:p>C1GARA</text:p>
          </table:table-cell>
          <table:table-cell table:style-name="ce7" office:value-type="string">
            <text:p>Gambe RA forte</text:p>
          </table:table-cell>
        </table:table-row>
        <table:table-row>
          <table:table-cell/>
          <table:table-cell table:style-name="ce7" office:value-type="string">
            <text:p>CGSLRA</text:p>
          </table:table-cell>
          <table:table-cell table:style-name="ce7" office:value-type="string">
            <text:p>Gambe SL/RA</text:p>
          </table:table-cell>
        </table:table-row>
        <table:table-row>
          <table:table-cell/>
          <table:table-cell table:style-name="ce7" office:value-type="string">
            <text:p>CGFADO</text:p>
          </table:table-cell>
          <table:table-cell table:style-name="ce7" office:value-type="string">
            <text:p>Gambe FA/DO</text:p>
          </table:table-cell>
        </table:table-row>
        <table:table-row>
          <table:table-cell/>
          <table:table-cell table:style-name="ce7" office:value-type="string">
            <text:p>CGDORA</text:p>
          </table:table-cell>
          <table:table-cell table:style-name="ce7" office:value-type="string">
            <text:p>Gambe DO/RA sul dorso</text:p>
          </table:table-cell>
        </table:table-row>
        <table:table-row>
          <table:table-cell/>
          <table:table-cell table:style-name="ce7" office:value-type="string">
            <text:p>CGSFDO</text:p>
          </table:table-cell>
          <table:table-cell table:style-name="ce7" office:value-type="string">
            <text:p>Gambe SL sul fianco/DO</text:p>
          </table:table-cell>
        </table:table-row>
        <table:table-row>
          <table:table-cell/>
          <table:table-cell table:style-name="ce7" office:value-type="string">
            <text:p>CGFFRD</text:p>
          </table:table-cell>
          <table:table-cell table:style-name="ce7" office:value-type="string">
            <text:p>Gambe FA sul fianco/RA sul dorso</text:p>
          </table:table-cell>
        </table:table-row>
        <table:table-row>
          <table:table-cell/>
          <table:table-cell table:style-name="ce7" office:value-type="string">
            <text:p>CGSLR3</text:p>
          </table:table-cell>
          <table:table-cell table:style-name="ce7" office:value-type="string">
            <text:p>Gambe SL forte/RA sciolto</text:p>
          </table:table-cell>
        </table:table-row>
        <table:table-row>
          <table:table-cell/>
          <table:table-cell table:style-name="ce7" office:value-type="string">
            <text:p>C1GSFP</text:p>
          </table:table-cell>
          <table:table-cell table:style-name="ce7" office:value-type="string">
            <text:p>Gambe SL forte/sciolto</text:p>
          </table:table-cell>
        </table:table-row>
        <table:table-row>
          <table:table-cell/>
          <table:table-cell table:style-name="ce7" office:value-type="string">
            <text:p>C1GSPF</text:p>
          </table:table-cell>
          <table:table-cell table:style-name="ce7" office:value-type="string">
            <text:p>Gambe SL sciolto/forte</text:p>
          </table:table-cell>
        </table:table-row>
        <table:table-row>
          <table:table-cell/>
          <table:table-cell table:style-name="ce7" office:value-type="string">
            <text:p>C3SFPR</text:p>
          </table:table-cell>
          <table:table-cell table:style-name="ce7" office:value-type="string">
            <text:p>Gambe SL 15 forte/sciolto/25 RA sciolto</text:p>
          </table:table-cell>
        </table:table-row>
        <table:table-row>
          <table:table-cell/>
          <table:table-cell table:style-name="ce7" office:value-type="string">
            <text:p>C1GSFL</text:p>
          </table:table-cell>
          <table:table-cell table:style-name="ce7" office:value-type="string">
            <text:p>Gambe SL fartlek 25</text:p>
          </table:table-cell>
        </table:table-row>
        <table:table-row>
          <table:table-cell/>
          <table:table-cell table:style-name="ce7" office:value-type="string">
            <text:p>C1GSF1</text:p>
          </table:table-cell>
          <table:table-cell table:style-name="ce7" office:value-type="string">
            <text:p>Gambe SL fartlek 25 a scalare</text:p>
          </table:table-cell>
        </table:table-row>
        <table:table-row>
          <table:table-cell/>
          <table:table-cell table:style-name="ce7" office:value-type="string">
            <text:p>ECSLST</text:p>
          </table:table-cell>
          <table:table-cell table:style-name="ce7" office:value-type="string">
            <text:p>Esercizi SL strisciato</text:p>
          </table:table-cell>
        </table:table-row>
        <table:table-row>
          <table:table-cell/>
          <table:table-cell table:style-name="ce7" office:value-type="string">
            <text:p>ECSLPG</text:p>
          </table:table-cell>
          <table:table-cell table:style-name="ce7" office:value-type="string">
            <text:p>Esercizi SL pugni chiusi</text:p>
          </table:table-cell>
        </table:table-row>
        <table:table-row>
          <table:table-cell/>
          <table:table-cell table:style-name="ce7" office:value-type="string">
            <text:p>ECSLAA</text:p>
          </table:table-cell>
          <table:table-cell table:style-name="ce7" office:value-type="string">
            <text:p>Esercizi SL alternato alto</text:p>
          </table:table-cell>
        </table:table-row>
        <table:table-row>
          <table:table-cell/>
          <table:table-cell table:style-name="ce7" office:value-type="string">
            <text:p>ECSLBG</text:p>
          </table:table-cell>
          <table:table-cell table:style-name="ce7" office:value-type="string">
            <text:p>Esercizi SL 1 braccio giù</text:p>
          </table:table-cell>
        </table:table-row>
        <table:table-row>
          <table:table-cell/>
          <table:table-cell table:style-name="ce7" office:value-type="string">
            <text:p>ECSLGG</text:p>
          </table:table-cell>
          <table:table-cell table:style-name="ce7" office:value-type="string">
            <text:p>Esercizi SL 1 braccio giù resp giù</text:p>
          </table:table-cell>
        </table:table-row>
        <table:table-row>
          <table:table-cell/>
          <table:table-cell table:style-name="ce7" office:value-type="string">
            <text:p>ECSLBS</text:p>
          </table:table-cell>
          <table:table-cell table:style-name="ce7" office:value-type="string">
            <text:p>Esercizi SL 1 braccio su</text:p>
          </table:table-cell>
        </table:table-row>
        <table:table-row>
          <table:table-cell/>
          <table:table-cell table:style-name="ce7" office:value-type="string">
            <text:p>ECSLTA</text:p>
          </table:table-cell>
          <table:table-cell table:style-name="ce7" office:value-type="string">
            <text:p>Esercizi SL testa alta</text:p>
          </table:table-cell>
        </table:table-row>
        <table:table-row>
          <table:table-cell/>
          <table:table-cell table:style-name="ce7" office:value-type="string">
            <text:p>ECSLSO</text:p>
          </table:table-cell>
          <table:table-cell table:style-name="ce7" office:value-type="string">
            <text:p>Esercizi SL sovrapposto/opposto</text:p>
          </table:table-cell>
        </table:table-row>
        <table:table-row>
          <table:table-cell/>
          <table:table-cell table:style-name="ce7" office:value-type="string">
            <text:p>ECSLLS</text:p>
          </table:table-cell>
          <table:table-cell table:style-name="ce7" office:value-type="string">
            <text:p>Esercizi SL largo/stretto</text:p>
          </table:table-cell>
        </table:table-row>
        <table:table-row>
          <table:table-cell/>
          <table:table-cell table:style-name="ce7" office:value-type="string">
            <text:p>ECSLBT</text:p>
          </table:table-cell>
          <table:table-cell table:style-name="ce7" office:value-type="string">
            <text:p>Esercizi SL braccia tese</text:p>
          </table:table-cell>
        </table:table-row>
        <table:table-row>
          <table:table-cell/>
          <table:table-cell table:style-name="ce7" office:value-type="string">
            <text:p>ECSLB3</text:p>
          </table:table-cell>
          <table:table-cell table:style-name="ce7" office:value-type="string">
            <text:p>Esercizi SL 3DX 3SX</text:p>
          </table:table-cell>
        </table:table-row>
        <table:table-row>
          <table:table-cell/>
          <table:table-cell table:style-name="ce7" office:value-type="string">
            <text:p>ECSLCN</text:p>
          </table:table-cell>
          <table:table-cell table:style-name="ce7" office:value-type="string">
            <text:p>Esercizi SL al contrario</text:p>
          </table:table-cell>
        </table:table-row>
        <table:table-row>
          <table:table-cell/>
          <table:table-cell table:style-name="ce7" office:value-type="string">
            <text:p>ECSLEG</text:p>
          </table:table-cell>
          <table:table-cell table:style-name="ce7" office:value-type="string">
            <text:p>Esercizi SL egiziano</text:p>
          </table:table-cell>
        </table:table-row>
        <table:table-row>
          <table:table-cell/>
          <table:table-cell table:style-name="ce7" office:value-type="string">
            <text:p>ECSLGF</text:p>
          </table:table-cell>
          <table:table-cell table:style-name="ce7" office:value-type="string">
            <text:p>Esercizi SL gambe ferme</text:p>
          </table:table-cell>
        </table:table-row>
        <table:table-row>
          <table:table-cell/>
          <table:table-cell table:style-name="ce7" office:value-type="string">
            <text:p>ECSLTO</text:p>
          </table:table-cell>
          <table:table-cell table:style-name="ce7" office:value-type="string">
            <text:p>Esercizi SL toccando lato opposto</text:p>
          </table:table-cell>
        </table:table-row>
        <table:table-row>
          <table:table-cell/>
          <table:table-cell table:style-name="ce7" office:value-type="string">
            <text:p>ECSL3P</text:p>
          </table:table-cell>
          <table:table-cell table:style-name="ce7" office:value-type="string">
            <text:p>Esercizi SL toccando in 3 punti</text:p>
          </table:table-cell>
        </table:table-row>
        <table:table-row>
          <table:table-cell/>
          <table:table-cell table:style-name="ce7" office:value-type="string">
            <text:p>ESSLST</text:p>
          </table:table-cell>
          <table:table-cell table:style-name="ce7" office:value-type="string">
            <text:p>SL strisciato</text:p>
          </table:table-cell>
        </table:table-row>
        <table:table-row>
          <table:table-cell/>
          <table:table-cell table:style-name="ce7" office:value-type="string">
            <text:p>ESSLPG</text:p>
          </table:table-cell>
          <table:table-cell table:style-name="ce7" office:value-type="string">
            <text:p>SL pugni chiusi</text:p>
          </table:table-cell>
        </table:table-row>
        <table:table-row>
          <table:table-cell/>
          <table:table-cell table:style-name="ce7" office:value-type="string">
            <text:p>ESSLAA</text:p>
          </table:table-cell>
          <table:table-cell table:style-name="ce7" office:value-type="string">
            <text:p>SL alternato alto</text:p>
          </table:table-cell>
        </table:table-row>
        <table:table-row>
          <table:table-cell/>
          <table:table-cell table:style-name="ce7" office:value-type="string">
            <text:p>ESSLBG</text:p>
          </table:table-cell>
          <table:table-cell table:style-name="ce7" office:value-type="string">
            <text:p>SL 1 braccio giù</text:p>
          </table:table-cell>
        </table:table-row>
        <table:table-row>
          <table:table-cell/>
          <table:table-cell table:style-name="ce7" office:value-type="string">
            <text:p>ESSLGG</text:p>
          </table:table-cell>
          <table:table-cell table:style-name="ce7" office:value-type="string">
            <text:p>SL 1 braccio giù resp giù</text:p>
          </table:table-cell>
        </table:table-row>
        <table:table-row>
          <table:table-cell/>
          <table:table-cell table:style-name="ce7" office:value-type="string">
            <text:p>ESSLBS</text:p>
          </table:table-cell>
          <table:table-cell table:style-name="ce7" office:value-type="string">
            <text:p>SL 1 braccio su</text:p>
          </table:table-cell>
        </table:table-row>
        <table:table-row>
          <table:table-cell/>
          <table:table-cell table:style-name="ce7" office:value-type="string">
            <text:p>ESSLTA</text:p>
          </table:table-cell>
          <table:table-cell table:style-name="ce7" office:value-type="string">
            <text:p>SL testa alta</text:p>
          </table:table-cell>
        </table:table-row>
        <table:table-row>
          <table:table-cell/>
          <table:table-cell table:style-name="ce7" office:value-type="string">
            <text:p>ESSLSV</text:p>
          </table:table-cell>
          <table:table-cell table:style-name="ce7" office:value-type="string">
            <text:p>SL sovrapposto</text:p>
          </table:table-cell>
        </table:table-row>
        <table:table-row>
          <table:table-cell/>
          <table:table-cell table:style-name="ce7" office:value-type="string">
            <text:p>ESSLOP</text:p>
          </table:table-cell>
          <table:table-cell table:style-name="ce7" office:value-type="string">
            <text:p>SL opposto</text:p>
          </table:table-cell>
        </table:table-row>
        <table:table-row>
          <table:table-cell/>
          <table:table-cell table:style-name="ce7" office:value-type="string">
            <text:p>ESSLLA</text:p>
          </table:table-cell>
          <table:table-cell table:style-name="ce7" office:value-type="string">
            <text:p>SL largo</text:p>
          </table:table-cell>
        </table:table-row>
        <table:table-row>
          <table:table-cell/>
          <table:table-cell table:style-name="ce7" office:value-type="string">
            <text:p>ESSLSR</text:p>
          </table:table-cell>
          <table:table-cell table:style-name="ce7" office:value-type="string">
            <text:p>SL stretto</text:p>
          </table:table-cell>
        </table:table-row>
        <table:table-row>
          <table:table-cell/>
          <table:table-cell table:style-name="ce7" office:value-type="string">
            <text:p>ESSLBT</text:p>
          </table:table-cell>
          <table:table-cell table:style-name="ce7" office:value-type="string">
            <text:p>SL braccia tese</text:p>
          </table:table-cell>
        </table:table-row>
        <table:table-row>
          <table:table-cell/>
          <table:table-cell table:style-name="ce7" office:value-type="string">
            <text:p>ESSLB3</text:p>
          </table:table-cell>
          <table:table-cell table:style-name="ce7" office:value-type="string">
            <text:p>SL 3DX 3SX</text:p>
          </table:table-cell>
        </table:table-row>
        <table:table-row>
          <table:table-cell/>
          <table:table-cell table:style-name="ce7" office:value-type="string">
            <text:p>ESSLCN</text:p>
          </table:table-cell>
          <table:table-cell table:style-name="ce7" office:value-type="string">
            <text:p>SL al contrario</text:p>
          </table:table-cell>
        </table:table-row>
        <table:table-row>
          <table:table-cell/>
          <table:table-cell table:style-name="ce7" office:value-type="string">
            <text:p>ESSLEG</text:p>
          </table:table-cell>
          <table:table-cell table:style-name="ce7" office:value-type="string">
            <text:p>SL egiziano</text:p>
          </table:table-cell>
        </table:table-row>
        <table:table-row>
          <table:table-cell/>
          <table:table-cell table:style-name="ce7" office:value-type="string">
            <text:p>ESSLGF</text:p>
          </table:table-cell>
          <table:table-cell table:style-name="ce7" office:value-type="string">
            <text:p>SL gambe ferme</text:p>
          </table:table-cell>
        </table:table-row>
        <table:table-row>
          <table:table-cell/>
          <table:table-cell table:style-name="ce7" office:value-type="string">
            <text:p>ESSLTO</text:p>
          </table:table-cell>
          <table:table-cell table:style-name="ce7" office:value-type="string">
            <text:p>SL toccando lato opposto</text:p>
          </table:table-cell>
        </table:table-row>
        <table:table-row>
          <table:table-cell/>
          <table:table-cell table:style-name="ce7" office:value-type="string">
            <text:p>ESSL3P</text:p>
          </table:table-cell>
          <table:table-cell table:style-name="ce7" office:value-type="string">
            <text:p>SL toccando in 3 punti</text:p>
          </table:table-cell>
        </table:table-row>
        <table:table-row>
          <table:table-cell/>
          <table:table-cell table:style-name="ce7" office:value-type="string">
            <text:p>ESSLPR</text:p>
          </table:table-cell>
          <table:table-cell table:style-name="ce7" office:value-type="string">
            <text:p>SL pausa max rollio</text:p>
          </table:table-cell>
        </table:table-row>
        <table:table-row>
          <table:table-cell/>
          <table:table-cell table:style-name="ce7" office:value-type="string">
            <text:p>ESSLBA</text:p>
          </table:table-cell>
          <table:table-cell table:style-name="ce7" office:value-type="string">
            <text:p>SL bastone</text:p>
          </table:table-cell>
        </table:table-row>
        <table:table-row>
          <table:table-cell/>
          <table:table-cell table:style-name="ce7" office:value-type="string">
            <text:p>ESSLBV</text:p>
          </table:table-cell>
          <table:table-cell table:style-name="ce7" office:value-type="string">
            <text:p>SL braccia veloci gambe lente</text:p>
          </table:table-cell>
        </table:table-row>
        <table:table-row>
          <table:table-cell/>
          <table:table-cell table:style-name="ce7" office:value-type="string">
            <text:p>ESSLGV</text:p>
          </table:table-cell>
          <table:table-cell table:style-name="ce7" office:value-type="string">
            <text:p>SL braccia lente gambe veloci</text:p>
          </table:table-cell>
        </table:table-row>
        <table:table-row>
          <table:table-cell/>
          <table:table-cell table:style-name="ce7" office:value-type="string">
            <text:p>C1SLC6</text:p>
          </table:table-cell>
          <table:table-cell table:style-name="ce7" office:value-type="string">
            <text:p>SL capriola ogni 6 bracciate</text:p>
          </table:table-cell>
        </table:table-row>
        <table:table-row>
          <table:table-cell/>
          <table:table-cell table:style-name="ce7" office:value-type="string">
            <text:p>C1SLGF</text:p>
          </table:table-cell>
          <table:table-cell table:style-name="ce7" office:value-type="string">
            <text:p>SL gambe delfino</text:p>
          </table:table-cell>
        </table:table-row>
        <table:table-row>
          <table:table-cell/>
          <table:table-cell table:style-name="ce7" office:value-type="string">
            <text:p>C1SLGR</text:p>
          </table:table-cell>
          <table:table-cell table:style-name="ce7" office:value-type="string">
            <text:p>SL gambe rana</text:p>
          </table:table-cell>
        </table:table-row>
        <table:table-row>
          <table:table-cell/>
          <table:table-cell table:style-name="ce7" office:value-type="string">
            <text:p>C1SLCA</text:p>
          </table:table-cell>
          <table:table-cell table:style-name="ce7" office:value-type="string">
            <text:p>SL cagnolino</text:p>
          </table:table-cell>
        </table:table-row>
        <table:table-row>
          <table:table-cell/>
          <table:table-cell table:style-name="ce7" office:value-type="string">
            <text:p>A2SLR1</text:p>
          </table:table-cell>
          <table:table-cell table:style-name="ce7" office:value-type="string">
            <text:p>SL resp ogni bracciata</text:p>
          </table:table-cell>
        </table:table-row>
        <table:table-row>
          <table:table-cell/>
          <table:table-cell table:style-name="ce7" office:value-type="string">
            <text:p>A2SLR3</text:p>
          </table:table-cell>
          <table:table-cell table:style-name="ce7" office:value-type="string">
            <text:p>SL resp 3</text:p>
          </table:table-cell>
        </table:table-row>
        <table:table-row>
          <table:table-cell/>
          <table:table-cell table:style-name="ce7" office:value-type="string">
            <text:p>A2SLR5</text:p>
          </table:table-cell>
          <table:table-cell table:style-name="ce7" office:value-type="string">
            <text:p>SL resp 5</text:p>
          </table:table-cell>
        </table:table-row>
        <table:table-row>
          <table:table-cell/>
          <table:table-cell table:style-name="ce7" office:value-type="string">
            <text:p>A2SLR7</text:p>
          </table:table-cell>
          <table:table-cell table:style-name="ce7" office:value-type="string">
            <text:p>SL resp 7</text:p>
          </table:table-cell>
        </table:table-row>
        <table:table-row>
          <table:table-cell/>
          <table:table-cell table:style-name="ce7" office:value-type="string">
            <text:p>A2SLR9</text:p>
          </table:table-cell>
          <table:table-cell table:style-name="ce7" office:value-type="string">
            <text:p>SL resp 9</text:p>
          </table:table-cell>
        </table:table-row>
        <table:table-row>
          <table:table-cell/>
          <table:table-cell table:style-name="ce7" office:value-type="string">
            <text:p>A2SLR2</text:p>
          </table:table-cell>
          <table:table-cell table:style-name="ce7" office:value-type="string">
            <text:p>SL resp 2</text:p>
          </table:table-cell>
        </table:table-row>
        <table:table-row>
          <table:table-cell/>
          <table:table-cell table:style-name="ce7" office:value-type="string">
            <text:p>A2SLR4</text:p>
          </table:table-cell>
          <table:table-cell table:style-name="ce7" office:value-type="string">
            <text:p>SL resp 4</text:p>
          </table:table-cell>
        </table:table-row>
        <table:table-row>
          <table:table-cell/>
          <table:table-cell table:style-name="ce7" office:value-type="string">
            <text:p>C1SLFP</text:p>
          </table:table-cell>
          <table:table-cell table:style-name="ce7" office:value-type="string">
            <text:p>SL forte/piano</text:p>
          </table:table-cell>
        </table:table-row>
        <table:table-row>
          <table:table-cell/>
          <table:table-cell table:style-name="ce7" office:value-type="string">
            <text:p>C1SLPF</text:p>
          </table:table-cell>
          <table:table-cell table:style-name="ce7" office:value-type="string">
            <text:p>SL piano/forte</text:p>
          </table:table-cell>
        </table:table-row>
        <table:table-row>
          <table:table-cell/>
          <table:table-cell table:style-name="ce7" office:value-type="string">
            <text:p>ECFAPG</text:p>
          </table:table-cell>
          <table:table-cell table:style-name="ce7" office:value-type="string">
            <text:p>Esercizi FA pugni chiusi</text:p>
          </table:table-cell>
        </table:table-row>
        <table:table-row>
          <table:table-cell/>
          <table:table-cell table:style-name="ce7" office:value-type="string">
            <text:p>ECFABS</text:p>
          </table:table-cell>
          <table:table-cell table:style-name="ce7" office:value-type="string">
            <text:p>Esercizi FA 1 braccio su</text:p>
          </table:table-cell>
        </table:table-row>
        <table:table-row>
          <table:table-cell/>
          <table:table-cell table:style-name="ce7" office:value-type="string">
            <text:p>ECFABG</text:p>
          </table:table-cell>
          <table:table-cell table:style-name="ce7" office:value-type="string">
            <text:p>Esercizi FA 1 braccio giù</text:p>
          </table:table-cell>
        </table:table-row>
        <table:table-row>
          <table:table-cell/>
          <table:table-cell table:style-name="ce7" office:value-type="string">
            <text:p>ECFAAA</text:p>
          </table:table-cell>
          <table:table-cell table:style-name="ce7" office:value-type="string">
            <text:p>Esercizi FA alternto alto</text:p>
          </table:table-cell>
        </table:table-row>
        <table:table-row>
          <table:table-cell/>
          <table:table-cell table:style-name="ce7" office:value-type="string">
            <text:p>ECFAA2</text:p>
          </table:table-cell>
          <table:table-cell table:style-name="ce7" office:value-type="string">
            <text:p>Esercizi FA alternto alto 2 bracciate</text:p>
          </table:table-cell>
        </table:table-row>
        <table:table-row>
          <table:table-cell/>
          <table:table-cell table:style-name="ce7" office:value-type="string">
            <text:p>ECFAC1</text:p>
          </table:table-cell>
          <table:table-cell table:style-name="ce7" office:value-type="string">
            <text:p>Esercizi FA composto 1 bracciata</text:p>
          </table:table-cell>
        </table:table-row>
        <table:table-row>
          <table:table-cell/>
          <table:table-cell table:style-name="ce7" office:value-type="string">
            <text:p>ECFAC2</text:p>
          </table:table-cell>
          <table:table-cell table:style-name="ce7" office:value-type="string">
            <text:p>Esercizi FA composto 2 bracciate</text:p>
          </table:table-cell>
        </table:table-row>
        <table:table-row>
          <table:table-cell/>
          <table:table-cell table:style-name="ce7" office:value-type="string">
            <text:p>ECFAC3</text:p>
          </table:table-cell>
          <table:table-cell table:style-name="ce7" office:value-type="string">
            <text:p>Esercizi FA composto 3 bracciate</text:p>
          </table:table-cell>
        </table:table-row>
        <table:table-row>
          <table:table-cell/>
          <table:table-cell table:style-name="ce7" office:value-type="string">
            <text:p>ECFAG4</text:p>
          </table:table-cell>
          <table:table-cell table:style-name="ce7" office:value-type="string">
            <text:p>Esercizi FA 4 gambate 1 bracciata</text:p>
          </table:table-cell>
        </table:table-row>
        <table:table-row>
          <table:table-cell/>
          <table:table-cell table:style-name="ce7" office:value-type="string">
            <text:p>ECFASB</text:p>
          </table:table-cell>
          <table:table-cell table:style-name="ce7" office:value-type="string">
            <text:p>Esercizi FA solo braccia</text:p>
          </table:table-cell>
        </table:table-row>
        <table:table-row>
          <table:table-cell/>
          <table:table-cell table:style-name="ce7" office:value-type="string">
            <text:p>ECFARA</text:p>
          </table:table-cell>
          <table:table-cell table:style-name="ce7" office:value-type="string">
            <text:p>Esercizi FA recupero alto</text:p>
          </table:table-cell>
        </table:table-row>
        <table:table-row>
          <table:table-cell/>
          <table:table-cell table:style-name="ce7" office:value-type="string">
            <text:p>ECFASS</text:p>
          </table:table-cell>
          <table:table-cell table:style-name="ce7" office:value-type="string">
            <text:p>Esercizi FA passata sub</text:p>
          </table:table-cell>
        </table:table-row>
        <table:table-row>
          <table:table-cell/>
          <table:table-cell table:style-name="ce7" office:value-type="string">
            <text:p>ECFAIL</text:p>
          </table:table-cell>
          <table:table-cell table:style-name="ce7" office:value-type="string">
            <text:p>Esercizi FA ingresso largo</text:p>
          </table:table-cell>
        </table:table-row>
        <table:table-row>
          <table:table-cell/>
          <table:table-cell table:style-name="ce7" office:value-type="string">
            <text:p>ECFAIS</text:p>
          </table:table-cell>
          <table:table-cell table:style-name="ce7" office:value-type="string">
            <text:p>Esercizi FA ingresso stretto</text:p>
          </table:table-cell>
        </table:table-row>
        <table:table-row>
          <table:table-cell/>
          <table:table-cell table:style-name="ce7" office:value-type="string">
            <text:p>ECFAGS</text:p>
          </table:table-cell>
          <table:table-cell table:style-name="ce7" office:value-type="string">
            <text:p>Esercizi FA gambe SL</text:p>
          </table:table-cell>
        </table:table-row>
        <table:table-row>
          <table:table-cell/>
          <table:table-cell table:style-name="ce7" office:value-type="string">
            <text:p>ESFAPG</text:p>
          </table:table-cell>
          <table:table-cell table:style-name="ce7" office:value-type="string">
            <text:p>FA pugni chiusi</text:p>
          </table:table-cell>
        </table:table-row>
        <table:table-row>
          <table:table-cell/>
          <table:table-cell table:style-name="ce7" office:value-type="string">
            <text:p>ESFABS</text:p>
          </table:table-cell>
          <table:table-cell table:style-name="ce7" office:value-type="string">
            <text:p>FA 1 braccio su</text:p>
          </table:table-cell>
        </table:table-row>
        <table:table-row>
          <table:table-cell/>
          <table:table-cell table:style-name="ce7" office:value-type="string">
            <text:p>ESFABG</text:p>
          </table:table-cell>
          <table:table-cell table:style-name="ce7" office:value-type="string">
            <text:p>FA 1 braccio giù</text:p>
          </table:table-cell>
        </table:table-row>
        <table:table-row>
          <table:table-cell/>
          <table:table-cell table:style-name="ce7" office:value-type="string">
            <text:p>ESFAAA</text:p>
          </table:table-cell>
          <table:table-cell table:style-name="ce7" office:value-type="string">
            <text:p>FA alternto alto</text:p>
          </table:table-cell>
        </table:table-row>
        <table:table-row>
          <table:table-cell/>
          <table:table-cell table:style-name="ce7" office:value-type="string">
            <text:p>ESFAA2</text:p>
          </table:table-cell>
          <table:table-cell table:style-name="ce7" office:value-type="string">
            <text:p>FA alternto alto 2 bracciate</text:p>
          </table:table-cell>
        </table:table-row>
        <table:table-row>
          <table:table-cell/>
          <table:table-cell table:style-name="ce7" office:value-type="string">
            <text:p>ESFAC1</text:p>
          </table:table-cell>
          <table:table-cell table:style-name="ce7" office:value-type="string">
            <text:p>FA composto 1 bracciata</text:p>
          </table:table-cell>
        </table:table-row>
        <table:table-row>
          <table:table-cell/>
          <table:table-cell table:style-name="ce7" office:value-type="string">
            <text:p>ESFAC2</text:p>
          </table:table-cell>
          <table:table-cell table:style-name="ce7" office:value-type="string">
            <text:p>FA composto 2 bracciate</text:p>
          </table:table-cell>
        </table:table-row>
        <table:table-row>
          <table:table-cell/>
          <table:table-cell table:style-name="ce7" office:value-type="string">
            <text:p>ESFAC3</text:p>
          </table:table-cell>
          <table:table-cell table:style-name="ce7" office:value-type="string">
            <text:p>FA composto 3 bracciate</text:p>
          </table:table-cell>
        </table:table-row>
        <table:table-row>
          <table:table-cell/>
          <table:table-cell table:style-name="ce7" office:value-type="string">
            <text:p>ESFAG4</text:p>
          </table:table-cell>
          <table:table-cell table:style-name="ce7" office:value-type="string">
            <text:p>FA 4 gambate 1 bracciata</text:p>
          </table:table-cell>
        </table:table-row>
        <table:table-row>
          <table:table-cell/>
          <table:table-cell table:style-name="ce7" office:value-type="string">
            <text:p>ESFASB</text:p>
          </table:table-cell>
          <table:table-cell table:style-name="ce7" office:value-type="string">
            <text:p>FA solo braccia</text:p>
          </table:table-cell>
        </table:table-row>
        <table:table-row>
          <table:table-cell/>
          <table:table-cell table:style-name="ce7" office:value-type="string">
            <text:p>ESFARA</text:p>
          </table:table-cell>
          <table:table-cell table:style-name="ce7" office:value-type="string">
            <text:p>FA recupero alto</text:p>
          </table:table-cell>
        </table:table-row>
        <table:table-row>
          <table:table-cell/>
          <table:table-cell table:style-name="ce7" office:value-type="string">
            <text:p>ESFASS</text:p>
          </table:table-cell>
          <table:table-cell table:style-name="ce7" office:value-type="string">
            <text:p>FA passata sub</text:p>
          </table:table-cell>
        </table:table-row>
        <table:table-row>
          <table:table-cell/>
          <table:table-cell table:style-name="ce7" office:value-type="string">
            <text:p>ESFAIL</text:p>
          </table:table-cell>
          <table:table-cell table:style-name="ce7" office:value-type="string">
            <text:p>FA ingresso largo</text:p>
          </table:table-cell>
        </table:table-row>
        <table:table-row>
          <table:table-cell/>
          <table:table-cell table:style-name="ce7" office:value-type="string">
            <text:p>ESFAIS</text:p>
          </table:table-cell>
          <table:table-cell table:style-name="ce7" office:value-type="string">
            <text:p>FA ingresso stretto</text:p>
          </table:table-cell>
        </table:table-row>
        <table:table-row>
          <table:table-cell/>
          <table:table-cell table:style-name="ce7" office:value-type="string">
            <text:p>ESFAGS</text:p>
          </table:table-cell>
          <table:table-cell table:style-name="ce7" office:value-type="string">
            <text:p>FA gambe SL</text:p>
          </table:table-cell>
        </table:table-row>
        <table:table-row>
          <table:table-cell/>
          <table:table-cell table:style-name="ce7" office:value-type="string">
            <text:p>C1FAFP</text:p>
          </table:table-cell>
          <table:table-cell table:style-name="ce7" office:value-type="string">
            <text:p>FA forte/SL piano</text:p>
          </table:table-cell>
        </table:table-row>
        <table:table-row>
          <table:table-cell/>
          <table:table-cell table:style-name="ce7" office:value-type="string">
            <text:p>C1FAPF</text:p>
          </table:table-cell>
          <table:table-cell table:style-name="ce7" office:value-type="string">
            <text:p>SL piano/FA forte</text:p>
          </table:table-cell>
        </table:table-row>
        <table:table-row>
          <table:table-cell/>
          <table:table-cell table:style-name="ce7" office:value-type="string">
            <text:p>ECDOPG</text:p>
          </table:table-cell>
          <table:table-cell table:style-name="ce7" office:value-type="string">
            <text:p>Esercizi DO pugni chiusi</text:p>
          </table:table-cell>
        </table:table-row>
        <table:table-row>
          <table:table-cell/>
          <table:table-cell table:style-name="ce7" office:value-type="string">
            <text:p>ECDOBA</text:p>
          </table:table-cell>
          <table:table-cell table:style-name="ce7" office:value-type="string">
            <text:p>Esercizi DO bastone</text:p>
          </table:table-cell>
        </table:table-row>
        <table:table-row>
          <table:table-cell/>
          <table:table-cell table:style-name="ce7" office:value-type="string">
            <text:p>ECDOBG</text:p>
          </table:table-cell>
          <table:table-cell table:style-name="ce7" office:value-type="string">
            <text:p>Esercizi DO 1 braccio giù</text:p>
          </table:table-cell>
        </table:table-row>
        <table:table-row>
          <table:table-cell/>
          <table:table-cell table:style-name="ce7" office:value-type="string">
            <text:p>ECDOBS</text:p>
          </table:table-cell>
          <table:table-cell table:style-name="ce7" office:value-type="string">
            <text:p>Esercizi DO 1 braccio avanti</text:p>
          </table:table-cell>
        </table:table-row>
        <table:table-row>
          <table:table-cell/>
          <table:table-cell table:style-name="ce7" office:value-type="string">
            <text:p>ESDOPG</text:p>
          </table:table-cell>
          <table:table-cell table:style-name="ce7" office:value-type="string">
            <text:p>DO pugni chiusi</text:p>
          </table:table-cell>
        </table:table-row>
        <table:table-row>
          <table:table-cell/>
          <table:table-cell table:style-name="ce7" office:value-type="string">
            <text:p>ESDOBS</text:p>
          </table:table-cell>
          <table:table-cell table:style-name="ce7" office:value-type="string">
            <text:p>DO 1 braccio su</text:p>
          </table:table-cell>
        </table:table-row>
        <table:table-row>
          <table:table-cell/>
          <table:table-cell table:style-name="ce7" office:value-type="string">
            <text:p>ESDOBG</text:p>
          </table:table-cell>
          <table:table-cell table:style-name="ce7" office:value-type="string">
            <text:p>DO 1 braccio giù</text:p>
          </table:table-cell>
        </table:table-row>
        <table:table-row>
          <table:table-cell/>
          <table:table-cell table:style-name="ce7" office:value-type="string">
            <text:p>ESDOAA</text:p>
          </table:table-cell>
          <table:table-cell table:style-name="ce7" office:value-type="string">
            <text:p>DO alternato alto</text:p>
          </table:table-cell>
        </table:table-row>
        <table:table-row>
          <table:table-cell/>
          <table:table-cell table:style-name="ce7" office:value-type="string">
            <text:p>ESDOGE</text:p>
          </table:table-cell>
          <table:table-cell table:style-name="ce7" office:value-type="string">
            <text:p>DO germanico</text:p>
          </table:table-cell>
        </table:table-row>
        <table:table-row>
          <table:table-cell/>
          <table:table-cell table:style-name="ce7" office:value-type="string">
            <text:p>ESDOSF</text:p>
          </table:table-cell>
          <table:table-cell table:style-name="ce7" office:value-type="string">
            <text:p>DO 1 braccio al soffitto</text:p>
          </table:table-cell>
        </table:table-row>
        <table:table-row>
          <table:table-cell/>
          <table:table-cell table:style-name="ce7" office:value-type="string">
            <text:p>ESDOPR</text:p>
          </table:table-cell>
          <table:table-cell table:style-name="ce7" office:value-type="string">
            <text:p>DO pausa su massimo rollio</text:p>
          </table:table-cell>
        </table:table-row>
        <table:table-row>
          <table:table-cell/>
          <table:table-cell table:style-name="ce7" office:value-type="string">
            <text:p>ESDOBI</text:p>
          </table:table-cell>
          <table:table-cell table:style-name="ce7" office:value-type="string">
            <text:p>DO bicchiere sulla fronte</text:p>
          </table:table-cell>
        </table:table-row>
        <table:table-row>
          <table:table-cell/>
          <table:table-cell table:style-name="ce7" office:value-type="string">
            <text:p>ESDOSV</text:p>
          </table:table-cell>
          <table:table-cell table:style-name="ce7" office:value-type="string">
            <text:p>DO bracciata sovrapposta</text:p>
          </table:table-cell>
        </table:table-row>
        <table:table-row>
          <table:table-cell/>
          <table:table-cell table:style-name="ce7" office:value-type="string">
            <text:p>ESDOFR</text:p>
          </table:table-cell>
          <table:table-cell table:style-name="ce7" office:value-type="string">
            <text:p>DO seduto max freq braccia</text:p>
          </table:table-cell>
        </table:table-row>
        <table:table-row>
          <table:table-cell/>
          <table:table-cell table:style-name="ce7" office:value-type="string">
            <text:p>ESDOBT</text:p>
          </table:table-cell>
          <table:table-cell table:style-name="ce7" office:value-type="string">
            <text:p>DO braccia tese</text:p>
          </table:table-cell>
        </table:table-row>
        <table:table-row>
          <table:table-cell/>
          <table:table-cell table:style-name="ce7" office:value-type="string">
            <text:p>ESDOBA</text:p>
          </table:table-cell>
          <table:table-cell table:style-name="ce7" office:value-type="string">
            <text:p>DO bastone</text:p>
          </table:table-cell>
        </table:table-row>
        <table:table-row>
          <table:table-cell/>
          <table:table-cell table:style-name="ce7" office:value-type="string">
            <text:p>ESDOSB</text:p>
          </table:table-cell>
          <table:table-cell table:style-name="ce7" office:value-type="string">
            <text:p>DO solo braccia, gambe ferme</text:p>
          </table:table-cell>
        </table:table-row>
        <table:table-row>
          <table:table-cell/>
          <table:table-cell table:style-name="ce7" office:value-type="string">
            <text:p>C1DOFP</text:p>
          </table:table-cell>
          <table:table-cell table:style-name="ce7" office:value-type="string">
            <text:p>DO forte/piano</text:p>
          </table:table-cell>
        </table:table-row>
        <table:table-row>
          <table:table-cell/>
          <table:table-cell table:style-name="ce7" office:value-type="string">
            <text:p>C1DOPF</text:p>
          </table:table-cell>
          <table:table-cell table:style-name="ce7" office:value-type="string">
            <text:p>DO piano/forte</text:p>
          </table:table-cell>
        </table:table-row>
        <table:table-row>
          <table:table-cell/>
          <table:table-cell table:style-name="ce7" office:value-type="string">
            <text:p>ECRASC</text:p>
          </table:table-cell>
          <table:table-cell table:style-name="ce7" office:value-type="string">
            <text:p>Esercizi RA scivolata</text:p>
          </table:table-cell>
        </table:table-row>
        <table:table-row>
          <table:table-cell/>
          <table:table-cell table:style-name="ce7" office:value-type="string">
            <text:p>ECRAMP</text:p>
          </table:table-cell>
          <table:table-cell table:style-name="ce7" office:value-type="string">
            <text:p>Esercizi RA calciata dietro</text:p>
          </table:table-cell>
        </table:table-row>
        <table:table-row>
          <table:table-cell/>
          <table:table-cell table:style-name="ce7" office:value-type="string">
            <text:p>ECRA2G</text:p>
          </table:table-cell>
          <table:table-cell table:style-name="ce7" office:value-type="string">
            <text:p>Esercizi RA doppia gambata</text:p>
          </table:table-cell>
        </table:table-row>
        <table:table-row>
          <table:table-cell/>
          <table:table-cell table:style-name="ce7" office:value-type="string">
            <text:p>ECRAAA</text:p>
          </table:table-cell>
          <table:table-cell table:style-name="ce7" office:value-type="string">
            <text:p>Esercizi RA alternato alto</text:p>
          </table:table-cell>
        </table:table-row>
        <table:table-row>
          <table:table-cell/>
          <table:table-cell table:style-name="ce7" office:value-type="string">
            <text:p>ESRAPG</text:p>
          </table:table-cell>
          <table:table-cell table:style-name="ce7" office:value-type="string">
            <text:p>RA pugni</text:p>
          </table:table-cell>
        </table:table-row>
        <table:table-row>
          <table:table-cell/>
          <table:table-cell table:style-name="ce7" office:value-type="string">
            <text:p>ESRABS</text:p>
          </table:table-cell>
          <table:table-cell table:style-name="ce7" office:value-type="string">
            <text:p>RA 1 braccio su</text:p>
          </table:table-cell>
        </table:table-row>
        <table:table-row>
          <table:table-cell/>
          <table:table-cell table:style-name="ce7" office:value-type="string">
            <text:p>ESRABG</text:p>
          </table:table-cell>
          <table:table-cell table:style-name="ce7" office:value-type="string">
            <text:p>RA 1 braccio giù</text:p>
          </table:table-cell>
        </table:table-row>
        <table:table-row>
          <table:table-cell/>
          <table:table-cell table:style-name="ce7" office:value-type="string">
            <text:p>ESRAAA</text:p>
          </table:table-cell>
          <table:table-cell table:style-name="ce7" office:value-type="string">
            <text:p>RA alternato alto</text:p>
          </table:table-cell>
        </table:table-row>
        <table:table-row>
          <table:table-cell/>
          <table:table-cell table:style-name="ce7" office:value-type="string">
            <text:p>ESRASC</text:p>
          </table:table-cell>
          <table:table-cell table:style-name="ce7" office:value-type="string">
            <text:p>RA scivolata</text:p>
          </table:table-cell>
        </table:table-row>
        <table:table-row>
          <table:table-cell/>
          <table:table-cell table:style-name="ce7" office:value-type="string">
            <text:p>ESRA2G</text:p>
          </table:table-cell>
          <table:table-cell table:style-name="ce7" office:value-type="string">
            <text:p>RA due gambate per ogni ciclo</text:p>
          </table:table-cell>
        </table:table-row>
        <table:table-row>
          <table:table-cell/>
          <table:table-cell table:style-name="ce7" office:value-type="string">
            <text:p>ESRASB</text:p>
          </table:table-cell>
          <table:table-cell table:style-name="ce7" office:value-type="string">
            <text:p>RA solo braccia, gambe ferme</text:p>
          </table:table-cell>
        </table:table-row>
        <table:table-row>
          <table:table-cell/>
          <table:table-cell table:style-name="ce7" office:value-type="string">
            <text:p>ESRASV</text:p>
          </table:table-cell>
          <table:table-cell table:style-name="ce7" office:value-type="string">
            <text:p>RA sovrapposta</text:p>
          </table:table-cell>
        </table:table-row>
        <table:table-row>
          <table:table-cell/>
          <table:table-cell table:style-name="ce7" office:value-type="string">
            <text:p>ESRANS</text:p>
          </table:table-cell>
          <table:table-cell table:style-name="ce7" office:value-type="string">
            <text:p>RA non sovrapposta</text:p>
          </table:table-cell>
        </table:table-row>
        <table:table-row>
          <table:table-cell/>
          <table:table-cell table:style-name="ce7" office:value-type="string">
            <text:p>ESRAGU</text:p>
          </table:table-cell>
          <table:table-cell table:style-name="ce7" office:value-type="string">
            <text:p>RA ginocchia unite</text:p>
          </table:table-cell>
        </table:table-row>
        <table:table-row>
          <table:table-cell/>
          <table:table-cell table:style-name="ce7" office:value-type="string">
            <text:p>ESRAMP</text:p>
          </table:table-cell>
          <table:table-cell table:style-name="ce7" office:value-type="string">
            <text:p>RA toccando mani con piedi sul sedere</text:p>
          </table:table-cell>
        </table:table-row>
        <table:table-row>
          <table:table-cell/>
          <table:table-cell table:style-name="ce7" office:value-type="string">
            <text:p>ESRAOP</text:p>
          </table:table-cell>
          <table:table-cell table:style-name="ce7" office:value-type="string">
            <text:p>RA alternata braccio e gamba opposti</text:p>
          </table:table-cell>
        </table:table-row>
        <table:table-row>
          <table:table-cell/>
          <table:table-cell table:style-name="ce7" office:value-type="string">
            <text:p>ESRATF</text:p>
          </table:table-cell>
          <table:table-cell table:style-name="ce7" office:value-type="string">
            <text:p>RA testa alta fuori dall'acqua</text:p>
          </table:table-cell>
        </table:table-row>
        <table:table-row>
          <table:table-cell/>
          <table:table-cell table:style-name="ce7" office:value-type="string">
            <text:p>ESRASA</text:p>
          </table:table-cell>
          <table:table-cell table:style-name="ce7" office:value-type="string">
            <text:p>RA subacquea</text:p>
          </table:table-cell>
        </table:table-row>
        <table:table-row>
          <table:table-cell/>
          <table:table-cell table:style-name="ce7" office:value-type="string">
            <text:p>C1RAFP</text:p>
          </table:table-cell>
          <table:table-cell table:style-name="ce7" office:value-type="string">
            <text:p>RA forte/SL piano</text:p>
          </table:table-cell>
        </table:table-row>
        <table:table-row>
          <table:table-cell/>
          <table:table-cell table:style-name="ce7" office:value-type="string">
            <text:p>C1RAPF</text:p>
          </table:table-cell>
          <table:table-cell table:style-name="ce7" office:value-type="string">
            <text:p>SL piano/RA forte</text:p>
          </table:table-cell>
        </table:table-row>
        <table:table-row>
          <table:table-cell/>
          <table:table-cell table:style-name="ce7" office:value-type="string">
            <text:p>ESMIPU</text:p>
          </table:table-cell>
          <table:table-cell table:style-name="ce7" office:value-type="string">
            <text:p>MI pugni</text:p>
          </table:table-cell>
        </table:table-row>
        <table:table-row>
          <table:table-cell/>
          <table:table-cell table:style-name="ce7" office:value-type="string">
            <text:p>ESMIBS</text:p>
          </table:table-cell>
          <table:table-cell table:style-name="ce7" office:value-type="string">
            <text:p>MI un braccio fermo in alto</text:p>
          </table:table-cell>
        </table:table-row>
        <table:table-row>
          <table:table-cell/>
          <table:table-cell table:style-name="ce7" office:value-type="string">
            <text:p>ESMIBG</text:p>
          </table:table-cell>
          <table:table-cell table:style-name="ce7" office:value-type="string">
            <text:p>MI un braccio fermo in basso</text:p>
          </table:table-cell>
        </table:table-row>
        <table:table-row>
          <table:table-cell/>
          <table:table-cell table:style-name="ce7" office:value-type="string">
            <text:p>ESMIAA</text:p>
          </table:table-cell>
          <table:table-cell table:style-name="ce7" office:value-type="string">
            <text:p>MI alternato alto</text:p>
          </table:table-cell>
        </table:table-row>
        <table:table-row>
          <table:table-cell/>
          <table:table-cell table:style-name="ce7" office:value-type="string">
            <text:p>ESMI1C</text:p>
          </table:table-cell>
          <table:table-cell table:style-name="ce7" office:value-type="string">
            <text:p>MI un ciclo per ogni stile</text:p>
          </table:table-cell>
        </table:table-row>
        <table:table-row>
          <table:table-cell/>
          <table:table-cell table:style-name="ce7" office:value-type="string">
            <text:p>ESMIIM</text:p>
          </table:table-cell>
          <table:table-cell table:style-name="ce7" office:value-type="string">
            <text:p>MI a rovescio</text:p>
          </table:table-cell>
        </table:table-row>
        <table:table-row>
          <table:table-cell/>
          <table:table-cell table:style-name="ce7" office:value-type="string">
            <text:p>COSLFA</text:p>
          </table:table-cell>
          <table:table-cell table:style-name="ce7" office:value-type="string">
            <text:p>FA/SL completo</text:p>
          </table:table-cell>
        </table:table-row>
        <table:table-row>
          <table:table-cell/>
          <table:table-cell table:style-name="ce7" office:value-type="string">
            <text:p>C1SLL3</text:p>
          </table:table-cell>
          <table:table-cell table:style-name="ce7" office:value-type="string">
            <text:p>Locomotive 300 piano/forte</text:p>
          </table:table-cell>
        </table:table-row>
        <table:table-row>
          <table:table-cell/>
          <table:table-cell table:style-name="ce7" office:value-type="string">
            <text:p>C1SL3L</text:p>
          </table:table-cell>
          <table:table-cell table:style-name="ce7" office:value-type="string">
            <text:p>Locomotive 300 forte/piano</text:p>
          </table:table-cell>
        </table:table-row>
        <table:table-row>
          <table:table-cell/>
          <table:table-cell table:style-name="ce7" office:value-type="string">
            <text:p>C1SLP3</text:p>
          </table:table-cell>
          <table:table-cell table:style-name="ce7" office:value-type="string">
            <text:p>SL progressione esterna 1-3</text:p>
          </table:table-cell>
        </table:table-row>
        <table:table-row>
          <table:table-cell/>
          <table:table-cell table:style-name="ce7" office:value-type="string">
            <text:p>C1SLP4</text:p>
          </table:table-cell>
          <table:table-cell table:style-name="ce7" office:value-type="string">
            <text:p>SL progressione esterna 1-4</text:p>
          </table:table-cell>
        </table:table-row>
        <table:table-row>
          <table:table-cell/>
          <table:table-cell table:style-name="ce7" office:value-type="string">
            <text:p>C1SLF1</text:p>
          </table:table-cell>
          <table:table-cell table:style-name="ce7" office:value-type="string">
            <text:p>SL fartlek 25 a scalare</text:p>
          </table:table-cell>
        </table:table-row>
        <table:table-row>
          <table:table-cell/>
          <table:table-cell table:style-name="ce7" office:value-type="string">
            <text:p>C1DOF1</text:p>
          </table:table-cell>
          <table:table-cell table:style-name="ce7" office:value-type="string">
            <text:p>DO fartlek 25 a scalare</text:p>
          </table:table-cell>
        </table:table-row>
        <table:table-row>
          <table:table-cell/>
          <table:table-cell table:style-name="ce7" office:value-type="string">
            <text:p>C1MIF1</text:p>
          </table:table-cell>
          <table:table-cell table:style-name="ce7" office:value-type="string">
            <text:p>MI fartlek 25 a scalare</text:p>
          </table:table-cell>
        </table:table-row>
        <table:table-row>
          <table:table-cell/>
          <table:table-cell table:style-name="ce7" office:value-type="string">
            <text:p>C1SLF2</text:p>
          </table:table-cell>
          <table:table-cell table:style-name="ce7" office:value-type="string">
            <text:p>SL fartlek 25 a salire</text:p>
          </table:table-cell>
        </table:table-row>
        <table:table-row>
          <table:table-cell/>
          <table:table-cell table:style-name="ce7" office:value-type="string">
            <text:p>C1DOF2</text:p>
          </table:table-cell>
          <table:table-cell table:style-name="ce7" office:value-type="string">
            <text:p>DO fartlek 25 a salire</text:p>
          </table:table-cell>
        </table:table-row>
        <table:table-row>
          <table:table-cell/>
          <table:table-cell table:style-name="ce7" office:value-type="string">
            <text:p>C1MIF2</text:p>
          </table:table-cell>
          <table:table-cell table:style-name="ce7" office:value-type="string">
            <text:p>MI fartlek 25 a salire</text:p>
          </table:table-cell>
        </table:table-row>
      </table:table>
      <table:named-expressions/>
      <table:database-ranges>
        <table:database-range table:name="__Anonymous_Sheet_DB__0" table:target-range-address="user_trainings.B5:user_trainings.B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 style:data-style-name="N2" text:time-value="19:04:58.424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24M34S</meta:editing-duration>
    <meta:editing-cycles>262</meta:editing-cycles>
    <meta:generator>LibreOffice/4.2.6.3$Windows_x86 LibreOffice_project/3fd416d4c6db7d3204c17ce57a1d70f6e531ee21</meta:generator>
    <dc:date>2014-09-16T19:11:11.065000000</dc:date>
    <dc:creator>Marco Ligabue</dc:creator>
    <meta:document-statistic meta:table-count="3" meta:cell-count="6970" meta:object-count="0"/>
    <meta:user-defined meta:name="Info 1"/>
    <meta:user-defined meta:name="Info 2"/>
    <meta:user-defined meta:name="Info 3"/>
    <meta:user-defined meta:name="Info 4"/>
  </office:meta>
</office:document-meta>
</file>